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4.39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0.54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7.45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2pt"/>
    </style:style>
    <style:style style:name="co22" style:family="table-column">
      <style:table-column-properties fo:break-before="auto" style:column-width="61.2pt"/>
    </style:style>
    <style:style style:name="co23" style:family="table-column">
      <style:table-column-properties fo:break-before="auto" style:column-width="55.81pt"/>
    </style:style>
    <style:style style:name="co24" style:family="table-column">
      <style:table-column-properties fo:break-before="auto" style:column-width="101.34pt"/>
    </style:style>
    <style:style style:name="co25" style:family="table-column">
      <style:table-column-properties fo:break-before="auto" style:column-width="98.25pt"/>
    </style:style>
    <style:style style:name="co26" style:family="table-column">
      <style:table-column-properties fo:break-before="auto" style:column-width="92.86pt"/>
    </style:style>
    <style:style style:name="co27" style:family="table-column">
      <style:table-column-properties fo:break-before="auto" style:column-width="89.74pt"/>
    </style:style>
    <style:style style:name="co28" style:family="table-column">
      <style:table-column-properties fo:break-before="auto" style:column-width="128.35pt"/>
    </style:style>
    <style:style style:name="co29" style:family="table-column">
      <style:table-column-properties fo:break-before="auto" style:column-width="125.29pt"/>
    </style:style>
    <style:style style:name="co30" style:family="table-column">
      <style:table-column-properties fo:break-before="auto" style:column-width="122.94pt"/>
    </style:style>
    <style:style style:name="co31" style:family="table-column">
      <style:table-column-properties fo:break-before="auto" style:column-width="120.64pt"/>
    </style:style>
    <style:style style:name="co32" style:family="table-column">
      <style:table-column-properties fo:break-before="auto" style:column-width="117.55pt"/>
    </style:style>
    <style:style style:name="co33" style:family="table-column">
      <style:table-column-properties fo:break-before="auto" style:column-width="115.26pt"/>
    </style:style>
    <style:style style:name="co34" style:family="table-column">
      <style:table-column-properties fo:break-before="auto" style:column-width="73.56pt"/>
    </style:style>
    <style:style style:name="co35" style:family="table-column">
      <style:table-column-properties fo:break-before="auto" style:column-width="70.44pt"/>
    </style:style>
    <style:style style:name="co36" style:family="table-column">
      <style:table-column-properties fo:break-before="auto" style:column-width="68.14pt"/>
    </style:style>
    <style:style style:name="co37" style:family="table-column">
      <style:table-column-properties fo:break-before="auto" style:column-width="82.06pt"/>
    </style:style>
    <style:style style:name="co38" style:family="table-column">
      <style:table-column-properties fo:break-before="auto" style:column-width="76.65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52.7pt"/>
    </style:style>
    <style:style style:name="co41" style:family="table-column">
      <style:table-column-properties fo:break-before="auto" style:column-width="18.74pt"/>
    </style:style>
    <style:style style:name="co42" style:family="table-column">
      <style:table-column-properties fo:break-before="auto" style:column-width="60.46pt"/>
    </style:style>
    <style:style style:name="co43" style:family="table-column">
      <style:table-column-properties fo:break-before="auto" style:column-width="64.29pt"/>
    </style:style>
    <style:style style:name="co44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52295" calcext:value-type="float">
            <text:p>0.01522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295" calcext:value-type="float">
            <text:p>1.52295E-05</text:p>
          </table:table-cell>
          <table:table-cell office:value-type="float" office:value="0.000013972" calcext:value-type="float">
            <text:p>1.3972E-05</text:p>
          </table:table-cell>
          <table:table-cell office:value-type="float" office:value="0.000044915" calcext:value-type="float">
            <text:p>4.4915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2];2)" office:value-type="float" office:value="1.58496250072116" calcext:value-type="float">
            <text:p>1.58496250072116</text:p>
          </table:table-cell>
          <table:table-cell table:formula="of:=LOG([.Q2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43" calcext:value-type="float">
            <text:p>1943</text:p>
          </table:table-cell>
          <table:table-cell office:value-type="float" office:value="1000" calcext:value-type="float">
            <text:p>1000</text:p>
          </table:table-cell>
          <table:table-cell office:value-type="float" office:value="1.943" calcext:value-type="float">
            <text:p>1.9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6015" calcext:value-type="float">
            <text:p>0.016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15" calcext:value-type="float">
            <text:p>1.6015E-05</text:p>
          </table:table-cell>
          <table:table-cell office:value-type="float" office:value="0.000014121" calcext:value-type="float">
            <text:p>1.4121E-05</text:p>
          </table:table-cell>
          <table:table-cell office:value-type="float" office:value="0.000153449" calcext:value-type="float">
            <text:p>0.000153449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float" office:value="1000" calcext:value-type="float">
            <text:p>1000</text:p>
          </table:table-cell>
          <table:table-cell office:value-type="float" office:value="1.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61164454337366" calcext:value-type="float">
            <text:p>1.61164454337366</text:p>
          </table:table-cell>
          <table:table-cell table:formula="of:=LOG([.Q3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96" calcext:value-type="float">
            <text:p>2996</text:p>
          </table:table-cell>
          <table:table-cell office:value-type="float" office:value="1000" calcext:value-type="float">
            <text:p>1000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70875" calcext:value-type="float">
            <text:p>0.01708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875" calcext:value-type="float">
            <text:p>1.70875E-05</text:p>
          </table:table-cell>
          <table:table-cell office:value-type="float" office:value="0.000014203" calcext:value-type="float">
            <text:p>1.4203E-05</text:p>
          </table:table-cell>
          <table:table-cell office:value-type="float" office:value="0.000120986" calcext:value-type="float">
            <text:p>0.000120986</text:p>
          </table:table-cell>
          <table:table-cell office:value-type="float" office:value="3168" calcext:value-type="float">
            <text:p>3168</text:p>
          </table:table-cell>
          <table:table-cell office:value-type="float" office:value="1000" calcext:value-type="float">
            <text:p>1000</text:p>
          </table:table-cell>
          <table:table-cell office:value-type="float" office:value="3.168" calcext:value-type="float">
            <text:p>3.16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000" calcext:value-type="float">
            <text:p>1000</text:p>
          </table:table-cell>
          <table:table-cell office:value-type="float" office:value="2.189" calcext:value-type="float">
            <text:p>2.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1000" calcext:value-type="float">
            <text:p>1000</text:p>
          </table:table-cell>
          <table:table-cell office:value-type="float" office:value="2.195" calcext:value-type="float">
            <text:p>2.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1000" calcext:value-type="float">
            <text:p>1000</text:p>
          </table:table-cell>
          <table:table-cell office:value-type="float" office:value="2.195" calcext:value-type="float">
            <text:p>2.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99.4" calcext:value-type="float">
            <text:p>9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4];2)" office:value-type="float" office:value="1.66357233541752" calcext:value-type="float">
            <text:p>1.66357233541752</text:p>
          </table:table-cell>
          <table:table-cell table:formula="of:=LOG([.Q4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011" calcext:value-type="float">
            <text:p>4011</text:p>
          </table:table-cell>
          <table:table-cell office:value-type="float" office:value="1000" calcext:value-type="float">
            <text:p>1000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82" calcext:value-type="float">
            <text:p>1.8182E-05</text:p>
          </table:table-cell>
          <table:table-cell office:value-type="float" office:value="0.000014402" calcext:value-type="float">
            <text:p>1.4402E-05</text:p>
          </table:table-cell>
          <table:table-cell office:value-type="float" office:value="0.00012171" calcext:value-type="float">
            <text:p>0.00012171</text:p>
          </table:table-cell>
          <table:table-cell office:value-type="float" office:value="3252" calcext:value-type="float">
            <text:p>3252</text:p>
          </table:table-cell>
          <table:table-cell office:value-type="float" office:value="1000" calcext:value-type="float">
            <text:p>1000</text:p>
          </table:table-cell>
          <table:table-cell office:value-type="float" office:value="3.252" calcext:value-type="float">
            <text:p>3.25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4" calcext:value-type="float">
            <text:p>2414</text:p>
          </table:table-cell>
          <table:table-cell office:value-type="float" office:value="1000" calcext:value-type="float">
            <text:p>1000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4" calcext:value-type="float">
            <text:p>2414</text:p>
          </table:table-cell>
          <table:table-cell office:value-type="float" office:value="1000" calcext:value-type="float">
            <text:p>1000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99.1" calcext:value-type="float">
            <text:p>99.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5];2)" office:value-type="float" office:value="1.70132725741294" calcext:value-type="float">
            <text:p>1.70132725741294</text:p>
          </table:table-cell>
          <table:table-cell table:formula="of:=LOG([.Q5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96" calcext:value-type="float">
            <text:p>4996</text:p>
          </table:table-cell>
          <table:table-cell office:value-type="float" office:value="1000" calcext:value-type="float">
            <text:p>1000</text:p>
          </table:table-cell>
          <table:table-cell office:value-type="float" office:value="4.996" calcext:value-type="float">
            <text:p>4.9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96666" calcext:value-type="float">
            <text:p>0.019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666" calcext:value-type="float">
            <text:p>1.96666E-05</text:p>
          </table:table-cell>
          <table:table-cell office:value-type="float" office:value="0.00001456" calcext:value-type="float">
            <text:p>1.456E-05</text:p>
          </table:table-cell>
          <table:table-cell office:value-type="float" office:value="0.000121483" calcext:value-type="float">
            <text:p>0.000121483</text:p>
          </table:table-cell>
          <table:table-cell office:value-type="float" office:value="3420" calcext:value-type="float">
            <text:p>3420</text:p>
          </table:table-cell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15" calcext:value-type="float">
            <text:p>2715</text:p>
          </table:table-cell>
          <table:table-cell office:value-type="float" office:value="1000" calcext:value-type="float">
            <text:p>1000</text:p>
          </table:table-cell>
          <table:table-cell office:value-type="float" office:value="2.715" calcext:value-type="float">
            <text:p>2.7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15" calcext:value-type="float">
            <text:p>2715</text:p>
          </table:table-cell>
          <table:table-cell office:value-type="float" office:value="1000" calcext:value-type="float">
            <text:p>1000</text:p>
          </table:table-cell>
          <table:table-cell office:value-type="float" office:value="2.715" calcext:value-type="float">
            <text:p>2.7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6];2)" office:value-type="float" office:value="1.77399632511117" calcext:value-type="float">
            <text:p>1.77399632511117</text:p>
          </table:table-cell>
          <table:table-cell table:formula="of:=LOG([.Q6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30" calcext:value-type="float">
            <text:p>6030</text:p>
          </table:table-cell>
          <table:table-cell office:value-type="float" office:value="1000" calcext:value-type="float">
            <text:p>1000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02044" calcext:value-type="float">
            <text:p>0.0202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044" calcext:value-type="float">
            <text:p>2.02044E-05</text:p>
          </table:table-cell>
          <table:table-cell office:value-type="float" office:value="0.000014915" calcext:value-type="float">
            <text:p>1.4915E-05</text:p>
          </table:table-cell>
          <table:table-cell office:value-type="float" office:value="0.000121141" calcext:value-type="float">
            <text:p>0.000121141</text:p>
          </table:table-cell>
          <table:table-cell office:value-type="float" office:value="3280" calcext:value-type="float">
            <text:p>3280</text:p>
          </table:table-cell>
          <table:table-cell office:value-type="float" office:value="1000" calcext:value-type="float">
            <text:p>100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3" calcext:value-type="float">
            <text:p>2993</text:p>
          </table:table-cell>
          <table:table-cell office:value-type="float" office:value="1000" calcext:value-type="float">
            <text:p>1000</text:p>
          </table:table-cell>
          <table:table-cell office:value-type="float" office:value="2.993" calcext:value-type="float">
            <text:p>2.9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3" calcext:value-type="float">
            <text:p>3003</text:p>
          </table:table-cell>
          <table:table-cell office:value-type="float" office:value="1000" calcext:value-type="float">
            <text:p>1000</text:p>
          </table:table-cell>
          <table:table-cell office:value-type="float" office:value="3.003" calcext:value-type="float">
            <text:p>3.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3" calcext:value-type="float">
            <text:p>3003</text:p>
          </table:table-cell>
          <table:table-cell office:value-type="float" office:value="1000" calcext:value-type="float">
            <text:p>1000</text:p>
          </table:table-cell>
          <table:table-cell office:value-type="float" office:value="3.003" calcext:value-type="float">
            <text:p>3.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7];2)" office:value-type="float" office:value="1.71369581484336" calcext:value-type="float">
            <text:p>1.71369581484336</text:p>
          </table:table-cell>
          <table:table-cell table:formula="of:=LOG([.Q7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78" calcext:value-type="float">
            <text:p>6978</text:p>
          </table:table-cell>
          <table:table-cell office:value-type="float" office:value="1000" calcext:value-type="float">
            <text:p>1000</text:p>
          </table:table-cell>
          <table:table-cell office:value-type="float" office:value="6.978" calcext:value-type="float">
            <text:p>6.9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562" calcext:value-type="float">
            <text:p>2.03562E-05</text:p>
          </table:table-cell>
          <table:table-cell office:value-type="float" office:value="0.000015547" calcext:value-type="float">
            <text:p>1.5547E-05</text:p>
          </table:table-cell>
          <table:table-cell office:value-type="float" office:value="0.000121015" calcext:value-type="float">
            <text:p>0.000121015</text:p>
          </table:table-cell>
          <table:table-cell office:value-type="float" office:value="3112" calcext:value-type="float">
            <text:p>3112</text:p>
          </table:table-cell>
          <table:table-cell office:value-type="float" office:value="1000" calcext:value-type="float">
            <text:p>1000</text:p>
          </table:table-cell>
          <table:table-cell office:value-type="float" office:value="3.112" calcext:value-type="float">
            <text:p>3.1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1" calcext:value-type="float">
            <text:p>3301</text:p>
          </table:table-cell>
          <table:table-cell office:value-type="float" office:value="1000" calcext:value-type="float">
            <text:p>1000</text:p>
          </table:table-cell>
          <table:table-cell office:value-type="float" office:value="3.301" calcext:value-type="float">
            <text:p>3.3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5" calcext:value-type="float">
            <text:p>3305</text:p>
          </table:table-cell>
          <table:table-cell office:value-type="float" office:value="1000" calcext:value-type="float">
            <text:p>1000</text:p>
          </table:table-cell>
          <table:table-cell office:value-type="float" office:value="3.305" calcext:value-type="float">
            <text:p>3.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5" calcext:value-type="float">
            <text:p>3305</text:p>
          </table:table-cell>
          <table:table-cell office:value-type="float" office:value="1000" calcext:value-type="float">
            <text:p>1000</text:p>
          </table:table-cell>
          <table:table-cell office:value-type="float" office:value="3.305" calcext:value-type="float">
            <text:p>3.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8];2)" office:value-type="float" office:value="1.63784206032411" calcext:value-type="float">
            <text:p>1.63784206032411</text:p>
          </table:table-cell>
          <table:table-cell table:formula="of:=LOG([.Q8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40" calcext:value-type="float">
            <text:p>7940</text:p>
          </table:table-cell>
          <table:table-cell office:value-type="float" office:value="1000" calcext:value-type="float">
            <text:p>1000</text:p>
          </table:table-cell>
          <table:table-cell office:value-type="float" office:value="7.94" calcext:value-type="float">
            <text:p>7.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17859" calcext:value-type="float">
            <text:p>0.0217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859" calcext:value-type="float">
            <text:p>2.17859E-05</text:p>
          </table:table-cell>
          <table:table-cell office:value-type="float" office:value="0.000016202" calcext:value-type="float">
            <text:p>1.6202E-05</text:p>
          </table:table-cell>
          <table:table-cell office:value-type="float" office:value="0.000056893" calcext:value-type="float">
            <text:p>5.6893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9];2)" office:value-type="float" office:value="1.58496250072116" calcext:value-type="float">
            <text:p>1.58496250072116</text:p>
          </table:table-cell>
          <table:table-cell table:formula="of:=LOG([.Q9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5" calcext:value-type="float">
            <text:p>9025</text:p>
          </table:table-cell>
          <table:table-cell office:value-type="float" office:value="1000" calcext:value-type="float">
            <text:p>1000</text:p>
          </table:table-cell>
          <table:table-cell office:value-type="float" office:value="9.025" calcext:value-type="float">
            <text:p>9.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78816" calcext:value-type="float">
            <text:p>0.0278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816" calcext:value-type="float">
            <text:p>2.78816E-05</text:p>
          </table:table-cell>
          <table:table-cell office:value-type="float" office:value="0.000017293" calcext:value-type="float">
            <text:p>1.7293E-05</text:p>
          </table:table-cell>
          <table:table-cell office:value-type="float" office:value="0.000082821" calcext:value-type="float">
            <text:p>8.2821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83" calcext:value-type="float">
            <text:p>1483</text:p>
          </table:table-cell>
          <table:table-cell office:value-type="float" office:value="1000" calcext:value-type="float">
            <text:p>1000</text:p>
          </table:table-cell>
          <table:table-cell office:value-type="float" office:value="1.483" calcext:value-type="float">
            <text:p>1.4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82745" calcext:value-type="float">
            <text:p>0.0182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2745" calcext:value-type="float">
            <text:p>1.82745E-05</text:p>
          </table:table-cell>
          <table:table-cell office:value-type="float" office:value="0.00001701" calcext:value-type="float">
            <text:p>1.701E-05</text:p>
          </table:table-cell>
          <table:table-cell office:value-type="float" office:value="0.000038549" calcext:value-type="float">
            <text:p>3.8549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2];2)" office:value-type="float" office:value="1.58496250072116" calcext:value-type="float">
            <text:p>1.58496250072116</text:p>
          </table:table-cell>
          <table:table-cell table:formula="of:=LOG([.Q2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96" calcext:value-type="float">
            <text:p>2996</text:p>
          </table:table-cell>
          <table:table-cell office:value-type="float" office:value="1000" calcext:value-type="float">
            <text:p>1000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04586" calcext:value-type="float">
            <text:p>0.0204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586" calcext:value-type="float">
            <text:p>2.04586E-05</text:p>
          </table:table-cell>
          <table:table-cell office:value-type="float" office:value="0.000017147" calcext:value-type="float">
            <text:p>1.7147E-05</text:p>
          </table:table-cell>
          <table:table-cell office:value-type="float" office:value="0.000143771" calcext:value-type="float">
            <text:p>0.000143771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9" calcext:value-type="float">
            <text:p>2109</text:p>
          </table:table-cell>
          <table:table-cell office:value-type="float" office:value="1000" calcext:value-type="float">
            <text:p>1000</text:p>
          </table:table-cell>
          <table:table-cell office:value-type="float" office:value="2.109" calcext:value-type="float">
            <text:p>2.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7" calcext:value-type="float">
            <text:p>2107</text:p>
          </table:table-cell>
          <table:table-cell office:value-type="float" office:value="1000" calcext:value-type="float">
            <text:p>1000</text:p>
          </table:table-cell>
          <table:table-cell office:value-type="float" office:value="2.107" calcext:value-type="float">
            <text:p>2.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99.2" calcext:value-type="float">
            <text:p>99.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67807190511264" calcext:value-type="float">
            <text:p>1.67807190511264</text:p>
          </table:table-cell>
          <table:table-cell table:formula="of:=LOG([.Q3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491" calcext:value-type="float">
            <text:p>4491</text:p>
          </table:table-cell>
          <table:table-cell office:value-type="float" office:value="1000" calcext:value-type="float">
            <text:p>1000</text:p>
          </table:table-cell>
          <table:table-cell office:value-type="float" office:value="4.491" calcext:value-type="float">
            <text:p>4.4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43134" calcext:value-type="float">
            <text:p>0.02431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134" calcext:value-type="float">
            <text:p>2.43134E-05</text:p>
          </table:table-cell>
          <table:table-cell office:value-type="float" office:value="0.000017532" calcext:value-type="float">
            <text:p>1.7532E-05</text:p>
          </table:table-cell>
          <table:table-cell office:value-type="float" office:value="0.000218756" calcext:value-type="float">
            <text:p>0.000218756</text:p>
          </table:table-cell>
          <table:table-cell office:value-type="float" office:value="3657" calcext:value-type="float">
            <text:p>3657</text:p>
          </table:table-cell>
          <table:table-cell office:value-type="float" office:value="1000" calcext:value-type="float">
            <text:p>1000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1000" calcext:value-type="float">
            <text:p>1000</text:p>
          </table:table-cell>
          <table:table-cell office:value-type="float" office:value="2.362" calcext:value-type="float">
            <text:p>2.3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6" calcext:value-type="float">
            <text:p>2386</text:p>
          </table:table-cell>
          <table:table-cell office:value-type="float" office:value="1000" calcext:value-type="float">
            <text:p>1000</text:p>
          </table:table-cell>
          <table:table-cell office:value-type="float" office:value="2.386" calcext:value-type="float">
            <text:p>2.3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1" calcext:value-type="float">
            <text:p>2381</text:p>
          </table:table-cell>
          <table:table-cell office:value-type="float" office:value="1000" calcext:value-type="float">
            <text:p>1000</text:p>
          </table:table-cell>
          <table:table-cell office:value-type="float" office:value="2.381" calcext:value-type="float">
            <text:p>2.3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office:value-type="float" office:value="97.6" calcext:value-type="float">
            <text:p>97.6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7.3" calcext:value-type="float">
            <text:p>47.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4];2)" office:value-type="float" office:value="1.87066062667928" calcext:value-type="float">
            <text:p>1.87066062667928</text:p>
          </table:table-cell>
          <table:table-cell table:formula="of:=LOG([.Q4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164" calcext:value-type="float">
            <text:p>6164</text:p>
          </table:table-cell>
          <table:table-cell office:value-type="float" office:value="1000" calcext:value-type="float">
            <text:p>1000</text:p>
          </table:table-cell>
          <table:table-cell office:value-type="float" office:value="6.164" calcext:value-type="float">
            <text:p>6.1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07" calcext:value-type="float">
            <text:p>2.7907E-05</text:p>
          </table:table-cell>
          <table:table-cell office:value-type="float" office:value="0.000018029" calcext:value-type="float">
            <text:p>1.8029E-05</text:p>
          </table:table-cell>
          <table:table-cell office:value-type="float" office:value="0.000218929" calcext:value-type="float">
            <text:p>0.000218929</text:p>
          </table:table-cell>
          <table:table-cell office:value-type="float" office:value="3878" calcext:value-type="float">
            <text:p>3878</text:p>
          </table:table-cell>
          <table:table-cell office:value-type="float" office:value="1000" calcext:value-type="float">
            <text:p>1000</text:p>
          </table:table-cell>
          <table:table-cell office:value-type="float" office:value="3.878" calcext:value-type="float">
            <text:p>3.87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7" calcext:value-type="float">
            <text:p>2707</text:p>
          </table:table-cell>
          <table:table-cell office:value-type="float" office:value="1000" calcext:value-type="float">
            <text:p>1000</text:p>
          </table:table-cell>
          <table:table-cell office:value-type="float" office:value="2.707" calcext:value-type="float">
            <text:p>2.7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39" calcext:value-type="float">
            <text:p>2739</text:p>
          </table:table-cell>
          <table:table-cell office:value-type="float" office:value="1000" calcext:value-type="float">
            <text:p>1000</text:p>
          </table:table-cell>
          <table:table-cell office:value-type="float" office:value="2.739" calcext:value-type="float">
            <text:p>2.7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6.8" calcext:value-type="float">
            <text:p>96.8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8.8" calcext:value-type="float">
            <text:p>48.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5];2)" office:value-type="float" office:value="1.95531280344471" calcext:value-type="float">
            <text:p>1.95531280344471</text:p>
          </table:table-cell>
          <table:table-cell table:formula="of:=LOG([.Q5]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634" calcext:value-type="float">
            <text:p>7634</text:p>
          </table:table-cell>
          <table:table-cell office:value-type="float" office:value="1000" calcext:value-type="float">
            <text:p>1000</text:p>
          </table:table-cell>
          <table:table-cell office:value-type="float" office:value="7.634" calcext:value-type="float">
            <text:p>7.6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898" calcext:value-type="float">
            <text:p>1.898E-05</text:p>
          </table:table-cell>
          <table:table-cell office:value-type="float" office:value="0.000184377" calcext:value-type="float">
            <text:p>0.000184377</text:p>
          </table:table-cell>
          <table:table-cell office:value-type="float" office:value="3475" calcext:value-type="float">
            <text:p>3475</text:p>
          </table:table-cell>
          <table:table-cell office:value-type="float" office:value="1000" calcext:value-type="float">
            <text:p>1000</text:p>
          </table:table-cell>
          <table:table-cell office:value-type="float" office:value="3.475" calcext:value-type="float">
            <text:p>3.47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3" calcext:value-type="float">
            <text:p>3013</text:p>
          </table:table-cell>
          <table:table-cell office:value-type="float" office:value="1000" calcext:value-type="float">
            <text:p>1000</text:p>
          </table:table-cell>
          <table:table-cell office:value-type="float" office:value="3.013" calcext:value-type="float">
            <text:p>3.0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32" calcext:value-type="float">
            <text:p>3032</text:p>
          </table:table-cell>
          <table:table-cell office:value-type="float" office:value="1000" calcext:value-type="float">
            <text:p>1000</text:p>
          </table:table-cell>
          <table:table-cell office:value-type="float" office:value="3.032" calcext:value-type="float">
            <text:p>3.0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25" calcext:value-type="float">
            <text:p>3025</text:p>
          </table:table-cell>
          <table:table-cell office:value-type="float" office:value="1000" calcext:value-type="float">
            <text:p>1000</text:p>
          </table:table-cell>
          <table:table-cell office:value-type="float" office:value="3.025" calcext:value-type="float">
            <text:p>3.0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8.1" calcext:value-type="float">
            <text:p>98.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4.3" calcext:value-type="float">
            <text:p>44.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6];2)" office:value-type="float" office:value="1.79701297783615" calcext:value-type="float">
            <text:p>1.79701297783615</text:p>
          </table:table-cell>
          <table:table-cell table:formula="of:=LOG([.Q6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18" calcext:value-type="float">
            <text:p>9018</text:p>
          </table:table-cell>
          <table:table-cell office:value-type="float" office:value="1000" calcext:value-type="float">
            <text:p>1000</text:p>
          </table:table-cell>
          <table:table-cell office:value-type="float" office:value="9.018" calcext:value-type="float">
            <text:p>9.0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305293" calcext:value-type="float">
            <text:p>0.03052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293" calcext:value-type="float">
            <text:p>3.05293E-05</text:p>
          </table:table-cell>
          <table:table-cell office:value-type="float" office:value="0.000019638" calcext:value-type="float">
            <text:p>1.9638E-05</text:p>
          </table:table-cell>
          <table:table-cell office:value-type="float" office:value="0.00023636" calcext:value-type="float">
            <text:p>0.00023636</text:p>
          </table:table-cell>
          <table:table-cell office:value-type="float" office:value="3508" calcext:value-type="float">
            <text:p>3508</text:p>
          </table:table-cell>
          <table:table-cell office:value-type="float" office:value="1000" calcext:value-type="float">
            <text:p>1000</text:p>
          </table:table-cell>
          <table:table-cell office:value-type="float" office:value="3.508" calcext:value-type="float">
            <text:p>3.50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11" calcext:value-type="float">
            <text:p>3311</text:p>
          </table:table-cell>
          <table:table-cell office:value-type="float" office:value="1000" calcext:value-type="float">
            <text:p>1000</text:p>
          </table:table-cell>
          <table:table-cell office:value-type="float" office:value="3.311" calcext:value-type="float">
            <text:p>3.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0" calcext:value-type="float">
            <text:p>3330</text:p>
          </table:table-cell>
          <table:table-cell office:value-type="float" office:value="1000" calcext:value-type="float">
            <text:p>1000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2" calcext:value-type="float">
            <text:p>3322</text:p>
          </table:table-cell>
          <table:table-cell office:value-type="float" office:value="1000" calcext:value-type="float">
            <text:p>1000</text:p>
          </table:table-cell>
          <table:table-cell office:value-type="float" office:value="3.322" calcext:value-type="float">
            <text:p>3.3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8.1" calcext:value-type="float">
            <text:p>98.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.1" calcext:value-type="float">
            <text:p>44.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7];2)" office:value-type="float" office:value="1.81064874778265" calcext:value-type="float">
            <text:p>1.81064874778265</text:p>
          </table:table-cell>
          <table:table-cell table:formula="of:=LOG([.Q7]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63" calcext:value-type="float">
            <text:p>10563</text:p>
          </table:table-cell>
          <table:table-cell office:value-type="float" office:value="1000" calcext:value-type="float">
            <text:p>1000</text:p>
          </table:table-cell>
          <table:table-cell office:value-type="float" office:value="10.563" calcext:value-type="float">
            <text:p>10.5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46392" calcext:value-type="float">
            <text:p>0.0346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392" calcext:value-type="float">
            <text:p>3.46392E-05</text:p>
          </table:table-cell>
          <table:table-cell office:value-type="float" office:value="0.000020668" calcext:value-type="float">
            <text:p>2.0668E-05</text:p>
          </table:table-cell>
          <table:table-cell office:value-type="float" office:value="0.000362624" calcext:value-type="float">
            <text:p>0.000362624</text:p>
          </table:table-cell>
          <table:table-cell office:value-type="float" office:value="3306" calcext:value-type="float">
            <text:p>3306</text:p>
          </table:table-cell>
          <table:table-cell office:value-type="float" office:value="1000" calcext:value-type="float">
            <text:p>1000</text:p>
          </table:table-cell>
          <table:table-cell office:value-type="float" office:value="3.306" calcext:value-type="float">
            <text:p>3.30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9" calcext:value-type="float">
            <text:p>3749</text:p>
          </table:table-cell>
          <table:table-cell office:value-type="float" office:value="1000" calcext:value-type="float">
            <text:p>1000</text:p>
          </table:table-cell>
          <table:table-cell office:value-type="float" office:value="3.749" calcext:value-type="float">
            <text:p>3.7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61" calcext:value-type="float">
            <text:p>3761</text:p>
          </table:table-cell>
          <table:table-cell office:value-type="float" office:value="1000" calcext:value-type="float">
            <text:p>1000</text:p>
          </table:table-cell>
          <table:table-cell office:value-type="float" office:value="3.761" calcext:value-type="float">
            <text:p>3.7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98.8" calcext:value-type="float">
            <text:p>98.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.1" calcext:value-type="float">
            <text:p>36.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" calcext:value-type="float">
            <text:p>91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8];2)" office:value-type="float" office:value="1.72508672463023" calcext:value-type="float">
            <text:p>1.72508672463023</text:p>
          </table:table-cell>
          <table:table-cell table:formula="of:=LOG([.Q8];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51" calcext:value-type="float">
            <text:p>12051</text:p>
          </table:table-cell>
          <table:table-cell office:value-type="float" office:value="1000" calcext:value-type="float">
            <text:p>1000</text:p>
          </table:table-cell>
          <table:table-cell office:value-type="float" office:value="12.051" calcext:value-type="float">
            <text:p>12.0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84465" calcext:value-type="float">
            <text:p>0.0384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465" calcext:value-type="float">
            <text:p>3.84465E-05</text:p>
          </table:table-cell>
          <table:table-cell office:value-type="float" office:value="0.000022567" calcext:value-type="float">
            <text:p>2.2567E-05</text:p>
          </table:table-cell>
          <table:table-cell office:value-type="float" office:value="0.000160814" calcext:value-type="float">
            <text:p>0.000160814</text:p>
          </table:table-cell>
          <table:table-cell office:value-type="float" office:value="3050" calcext:value-type="float">
            <text:p>3050</text:p>
          </table:table-cell>
          <table:table-cell office:value-type="float" office:value="1000" calcext:value-type="float">
            <text:p>1000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54" calcext:value-type="float">
            <text:p>4254</text:p>
          </table:table-cell>
          <table:table-cell office:value-type="float" office:value="1000" calcext:value-type="float">
            <text:p>1000</text:p>
          </table:table-cell>
          <table:table-cell office:value-type="float" office:value="4.254" calcext:value-type="float">
            <text:p>4.2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6" calcext:value-type="float">
            <text:p>4256</text:p>
          </table:table-cell>
          <table:table-cell office:value-type="float" office:value="1000" calcext:value-type="float">
            <text:p>1000</text:p>
          </table:table-cell>
          <table:table-cell office:value-type="float" office:value="4.256" calcext:value-type="float">
            <text:p>4.2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4" calcext:value-type="float">
            <text:p>4254</text:p>
          </table:table-cell>
          <table:table-cell office:value-type="float" office:value="1000" calcext:value-type="float">
            <text:p>1000</text:p>
          </table:table-cell>
          <table:table-cell office:value-type="float" office:value="4.254" calcext:value-type="float">
            <text:p>4.2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9];2)" office:value-type="float" office:value="1.60880924267552" calcext:value-type="float">
            <text:p>1.60880924267552</text:p>
          </table:table-cell>
          <table:table-cell table:formula="of:=LOG([.Q9];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520" calcext:value-type="float">
            <text:p>13520</text:p>
          </table:table-cell>
          <table:table-cell office:value-type="float" office:value="1000" calcext:value-type="float">
            <text:p>1000</text:p>
          </table:table-cell>
          <table:table-cell office:value-type="float" office:value="13.52" calcext:value-type="float">
            <text:p>13.5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511719" calcext:value-type="float">
            <text:p>0.0511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719" calcext:value-type="float">
            <text:p>5.11719E-05</text:p>
          </table:table-cell>
          <table:table-cell office:value-type="float" office:value="0.000022892" calcext:value-type="float">
            <text:p>2.2892E-05</text:p>
          </table:table-cell>
          <table:table-cell office:value-type="float" office:value="0.000128242" calcext:value-type="float">
            <text:p>0.000128242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16" calcext:value-type="float">
            <text:p>2116</text:p>
          </table:table-cell>
          <table:table-cell office:value-type="float" office:value="1000" calcext:value-type="float">
            <text:p>1000</text:p>
          </table:table-cell>
          <table:table-cell office:value-type="float" office:value="2.116" calcext:value-type="float">
            <text:p>2.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8529" calcext:value-type="float">
            <text:p>0.0228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529" calcext:value-type="float">
            <text:p>2.28529E-05</text:p>
          </table:table-cell>
          <table:table-cell office:value-type="float" office:value="0.000020595" calcext:value-type="float">
            <text:p>2.0595E-05</text:p>
          </table:table-cell>
          <table:table-cell office:value-type="float" office:value="0.000196767" calcext:value-type="float">
            <text:p>0.000196767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00" calcext:value-type="float">
            <text:p>1000</text:p>
          </table:table-cell>
          <table:table-cell office:value-type="float" office:value="1.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1000" calcext:value-type="float">
            <text:p>1000</text:p>
          </table:table-cell>
          <table:table-cell office:value-type="float" office:value="1.933" calcext:value-type="float">
            <text:p>1.9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office:value-type="float" office:value="1000" calcext:value-type="float">
            <text:p>1000</text:p>
          </table:table-cell>
          <table:table-cell office:value-type="float" office:value="1.932" calcext:value-type="float">
            <text:p>1.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2];2)" office:value-type="float" office:value="1.60786290283124" calcext:value-type="float">
            <text:p>1.60786290283124</text:p>
          </table:table-cell>
          <table:table-cell table:formula="of:=LOG([.Q2];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70" calcext:value-type="float">
            <text:p>4170</text:p>
          </table:table-cell>
          <table:table-cell office:value-type="float" office:value="1000" calcext:value-type="float">
            <text:p>100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8879" calcext:value-type="float">
            <text:p>0.028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79" calcext:value-type="float">
            <text:p>2.8879E-05</text:p>
          </table:table-cell>
          <table:table-cell office:value-type="float" office:value="0.000020895" calcext:value-type="float">
            <text:p>2.0895E-05</text:p>
          </table:table-cell>
          <table:table-cell office:value-type="float" office:value="0.000253661" calcext:value-type="float">
            <text:p>0.000253661</text:p>
          </table:table-cell>
          <table:table-cell office:value-type="float" office:value="3797" calcext:value-type="float">
            <text:p>3797</text:p>
          </table:table-cell>
          <table:table-cell office:value-type="float" office:value="1000" calcext:value-type="float">
            <text:p>1000</text:p>
          </table:table-cell>
          <table:table-cell office:value-type="float" office:value="3.797" calcext:value-type="float">
            <text:p>3.79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9" calcext:value-type="float">
            <text:p>2209</text:p>
          </table:table-cell>
          <table:table-cell office:value-type="float" office:value="1000" calcext:value-type="float">
            <text:p>1000</text:p>
          </table:table-cell>
          <table:table-cell office:value-type="float" office:value="2.209" calcext:value-type="float">
            <text:p>2.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2.237" calcext:value-type="float">
            <text:p>2.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28" calcext:value-type="float">
            <text:p>2228</text:p>
          </table:table-cell>
          <table:table-cell office:value-type="float" office:value="1000" calcext:value-type="float">
            <text:p>1000</text:p>
          </table:table-cell>
          <table:table-cell office:value-type="float" office:value="2.228" calcext:value-type="float">
            <text:p>2.2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72" calcext:value-type="float">
            <text:p>972</text:p>
          </table:table-cell>
          <table:table-cell office:value-type="float" office:value="97.2" calcext:value-type="float">
            <text:p>97.2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924859998957" calcext:value-type="float">
            <text:p>1.924859998957</text:p>
          </table:table-cell>
          <table:table-cell table:formula="of:=LOG([.Q3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32" calcext:value-type="float">
            <text:p>6232</text:p>
          </table:table-cell>
          <table:table-cell office:value-type="float" office:value="1000" calcext:value-type="float">
            <text:p>1000</text:p>
          </table:table-cell>
          <table:table-cell office:value-type="float" office:value="6.232" calcext:value-type="float">
            <text:p>6.2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341002" calcext:value-type="float">
            <text:p>0.0341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002" calcext:value-type="float">
            <text:p>3.41002E-05</text:p>
          </table:table-cell>
          <table:table-cell office:value-type="float" office:value="0.000021227" calcext:value-type="float">
            <text:p>2.1227E-05</text:p>
          </table:table-cell>
          <table:table-cell office:value-type="float" office:value="0.000275231" calcext:value-type="float">
            <text:p>0.000275231</text:p>
          </table:table-cell>
          <table:table-cell office:value-type="float" office:value="4143" calcext:value-type="float">
            <text:p>4143</text:p>
          </table:table-cell>
          <table:table-cell office:value-type="float" office:value="1000" calcext:value-type="float">
            <text:p>1000</text:p>
          </table:table-cell>
          <table:table-cell office:value-type="float" office:value="4.143" calcext:value-type="float">
            <text:p>4.14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float" office:value="1000" calcext:value-type="float">
            <text:p>1000</text:p>
          </table:table-cell>
          <table:table-cell office:value-type="float" office:value="2.513" calcext:value-type="float">
            <text:p>2.5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43" calcext:value-type="float">
            <text:p>2543</text:p>
          </table:table-cell>
          <table:table-cell office:value-type="float" office:value="1000" calcext:value-type="float">
            <text:p>1000</text:p>
          </table:table-cell>
          <table:table-cell office:value-type="float" office:value="2.543" calcext:value-type="float">
            <text:p>2.5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  <table:table-cell office:value-type="float" office:value="96.2" calcext:value-type="float">
            <text:p>96.2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47.9" calcext:value-type="float">
            <text:p>47.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6.5" calcext:value-type="float">
            <text:p>96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;2)" office:value-type="float" office:value="2.05067582031712" calcext:value-type="float">
            <text:p>2.05067582031712</text:p>
          </table:table-cell>
          <table:table-cell table:formula="of:=LOG([.Q4];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30" calcext:value-type="float">
            <text:p>8330</text:p>
          </table:table-cell>
          <table:table-cell office:value-type="float" office:value="1000" calcext:value-type="float">
            <text:p>1000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370464" calcext:value-type="float">
            <text:p>0.0370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464" calcext:value-type="float">
            <text:p>3.70464E-05</text:p>
          </table:table-cell>
          <table:table-cell office:value-type="float" office:value="0.000022043" calcext:value-type="float">
            <text:p>2.2043E-05</text:p>
          </table:table-cell>
          <table:table-cell office:value-type="float" office:value="0.000304615" calcext:value-type="float">
            <text:p>0.000304615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1000" calcext:value-type="float">
            <text:p>1000</text:p>
          </table:table-cell>
          <table:table-cell office:value-type="float" office:value="2.883" calcext:value-type="float">
            <text:p>2.8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18" calcext:value-type="float">
            <text:p>2918</text:p>
          </table:table-cell>
          <table:table-cell office:value-type="float" office:value="1000" calcext:value-type="float">
            <text:p>1000</text:p>
          </table:table-cell>
          <table:table-cell office:value-type="float" office:value="2.918" calcext:value-type="float">
            <text:p>2.9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3" calcext:value-type="float">
            <text:p>2903</text:p>
          </table:table-cell>
          <table:table-cell office:value-type="float" office:value="1000" calcext:value-type="float">
            <text:p>1000</text:p>
          </table:table-cell>
          <table:table-cell office:value-type="float" office:value="2.903" calcext:value-type="float">
            <text:p>2.9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float" office:value="96.5" calcext:value-type="float">
            <text:p>96.5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40.1" calcext:value-type="float">
            <text:p>40.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0.2" calcext:value-type="float">
            <text:p>90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;2)" office:value-type="float" office:value="2.01113778318899" calcext:value-type="float">
            <text:p>2.01113778318899</text:p>
          </table:table-cell>
          <table:table-cell table:formula="of:=LOG([.Q5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92" calcext:value-type="float">
            <text:p>10592</text:p>
          </table:table-cell>
          <table:table-cell office:value-type="float" office:value="1000" calcext:value-type="float">
            <text:p>1000</text:p>
          </table:table-cell>
          <table:table-cell office:value-type="float" office:value="10.592" calcext:value-type="float">
            <text:p>10.5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469961" calcext:value-type="float">
            <text:p>0.0469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961" calcext:value-type="float">
            <text:p>4.69961E-05</text:p>
          </table:table-cell>
          <table:table-cell office:value-type="float" office:value="0.000023285" calcext:value-type="float">
            <text:p>2.3285E-05</text:p>
          </table:table-cell>
          <table:table-cell office:value-type="float" office:value="0.000465991" calcext:value-type="float">
            <text:p>0.000465991</text:p>
          </table:table-cell>
          <table:table-cell office:value-type="float" office:value="4935" calcext:value-type="float">
            <text:p>4935</text:p>
          </table:table-cell>
          <table:table-cell office:value-type="float" office:value="1000" calcext:value-type="float">
            <text:p>1000</text:p>
          </table:table-cell>
          <table:table-cell office:value-type="float" office:value="4.935" calcext:value-type="float">
            <text:p>4.93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51" calcext:value-type="float">
            <text:p>3251</text:p>
          </table:table-cell>
          <table:table-cell office:value-type="float" office:value="1000" calcext:value-type="float">
            <text:p>1000</text:p>
          </table:table-cell>
          <table:table-cell office:value-type="float" office:value="3.251" calcext:value-type="float">
            <text:p>3.2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2" calcext:value-type="float">
            <text:p>3312</text:p>
          </table:table-cell>
          <table:table-cell office:value-type="float" office:value="1000" calcext:value-type="float">
            <text:p>1000</text:p>
          </table:table-cell>
          <table:table-cell office:value-type="float" office:value="3.312" calcext:value-type="float">
            <text:p>3.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82" calcext:value-type="float">
            <text:p>3282</text:p>
          </table:table-cell>
          <table:table-cell office:value-type="float" office:value="1000" calcext:value-type="float">
            <text:p>1000</text:p>
          </table:table-cell>
          <table:table-cell office:value-type="float" office:value="3.282" calcext:value-type="float">
            <text:p>3.2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office:value-type="float" office:value="93.9" calcext:value-type="float">
            <text:p>93.9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36.4" calcext:value-type="float">
            <text:p>36.4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77.1" calcext:value-type="float">
            <text:p>77.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6.7" calcext:value-type="float">
            <text:p>66.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6];2)" office:value-type="float" office:value="2.30305008468167" calcext:value-type="float">
            <text:p>2.30305008468167</text:p>
          </table:table-cell>
          <table:table-cell table:formula="of:=LOG([.Q6];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18" calcext:value-type="float">
            <text:p>12518</text:p>
          </table:table-cell>
          <table:table-cell office:value-type="float" office:value="1000" calcext:value-type="float">
            <text:p>1000</text:p>
          </table:table-cell>
          <table:table-cell office:value-type="float" office:value="12.518" calcext:value-type="float">
            <text:p>12.5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483974" calcext:value-type="float">
            <text:p>0.04839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974" calcext:value-type="float">
            <text:p>4.83974E-05</text:p>
          </table:table-cell>
          <table:table-cell office:value-type="float" office:value="0.000024649" calcext:value-type="float">
            <text:p>2.4649E-05</text:p>
          </table:table-cell>
          <table:table-cell office:value-type="float" office:value="0.000381516" calcext:value-type="float">
            <text:p>0.000381516</text:p>
          </table:table-cell>
          <table:table-cell office:value-type="float" office:value="4304" calcext:value-type="float">
            <text:p>4304</text:p>
          </table:table-cell>
          <table:table-cell office:value-type="float" office:value="1000" calcext:value-type="float">
            <text:p>1000</text:p>
          </table:table-cell>
          <table:table-cell office:value-type="float" office:value="4.304" calcext:value-type="float">
            <text:p>4.3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4" calcext:value-type="float">
            <text:p>3654</text:p>
          </table:table-cell>
          <table:table-cell office:value-type="float" office:value="1000" calcext:value-type="float">
            <text:p>1000</text:p>
          </table:table-cell>
          <table:table-cell office:value-type="float" office:value="3.654" calcext:value-type="float">
            <text:p>3.6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95" calcext:value-type="float">
            <text:p>3695</text:p>
          </table:table-cell>
          <table:table-cell office:value-type="float" office:value="1000" calcext:value-type="float">
            <text:p>1000</text:p>
          </table:table-cell>
          <table:table-cell office:value-type="float" office:value="3.695" calcext:value-type="float">
            <text:p>3.6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9" calcext:value-type="float">
            <text:p>3679</text:p>
          </table:table-cell>
          <table:table-cell office:value-type="float" office:value="1000" calcext:value-type="float">
            <text:p>1000</text:p>
          </table:table-cell>
          <table:table-cell office:value-type="float" office:value="3.679" calcext:value-type="float">
            <text:p>3.6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9" calcext:value-type="float">
            <text:p>959</text:p>
          </table:table-cell>
          <table:table-cell office:value-type="float" office:value="95.9" calcext:value-type="float">
            <text:p>95.9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37.6" calcext:value-type="float">
            <text:p>37.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84.7" calcext:value-type="float">
            <text:p>84.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2.4" calcext:value-type="float">
            <text:p>82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7];2)" office:value-type="float" office:value="2.10567807789454" calcext:value-type="float">
            <text:p>2.10567807789454</text:p>
          </table:table-cell>
          <table:table-cell table:formula="of:=LOG([.Q7];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692" calcext:value-type="float">
            <text:p>14692</text:p>
          </table:table-cell>
          <table:table-cell office:value-type="float" office:value="1000" calcext:value-type="float">
            <text:p>1000</text:p>
          </table:table-cell>
          <table:table-cell office:value-type="float" office:value="14.692" calcext:value-type="float">
            <text:p>14.6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533508" calcext:value-type="float">
            <text:p>0.0533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508" calcext:value-type="float">
            <text:p>5.33508E-05</text:p>
          </table:table-cell>
          <table:table-cell office:value-type="float" office:value="0.000026952" calcext:value-type="float">
            <text:p>2.6952E-05</text:p>
          </table:table-cell>
          <table:table-cell office:value-type="float" office:value="0.000381945" calcext:value-type="float">
            <text:p>0.000381945</text:p>
          </table:table-cell>
          <table:table-cell office:value-type="float" office:value="4030" calcext:value-type="float">
            <text:p>4030</text:p>
          </table:table-cell>
          <table:table-cell office:value-type="float" office:value="1000" calcext:value-type="float">
            <text:p>10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45" calcext:value-type="float">
            <text:p>4145</text:p>
          </table:table-cell>
          <table:table-cell office:value-type="float" office:value="1000" calcext:value-type="float">
            <text:p>1000</text:p>
          </table:table-cell>
          <table:table-cell office:value-type="float" office:value="4.145" calcext:value-type="float">
            <text:p>4.1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35" calcext:value-type="float">
            <text:p>4135</text:p>
          </table:table-cell>
          <table:table-cell office:value-type="float" office:value="1000" calcext:value-type="float">
            <text:p>1000</text:p>
          </table:table-cell>
          <table:table-cell office:value-type="float" office:value="4.135" calcext:value-type="float">
            <text:p>4.1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97.3" calcext:value-type="float">
            <text:p>97.3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32.4" calcext:value-type="float">
            <text:p>32.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9.1" calcext:value-type="float">
            <text:p>69.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9.3" calcext:value-type="float">
            <text:p>79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8];2)" office:value-type="float" office:value="2.01077983875324" calcext:value-type="float">
            <text:p>2.01077983875324</text:p>
          </table:table-cell>
          <table:table-cell table:formula="of:=LOG([.Q8];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755" calcext:value-type="float">
            <text:p>16755</text:p>
          </table:table-cell>
          <table:table-cell office:value-type="float" office:value="1000" calcext:value-type="float">
            <text:p>1000</text:p>
          </table:table-cell>
          <table:table-cell office:value-type="float" office:value="16.755" calcext:value-type="float">
            <text:p>16.75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586688" calcext:value-type="float">
            <text:p>0.0586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6688" calcext:value-type="float">
            <text:p>5.86688E-05</text:p>
          </table:table-cell>
          <table:table-cell office:value-type="float" office:value="0.000030293" calcext:value-type="float">
            <text:p>3.0293E-05</text:p>
          </table:table-cell>
          <table:table-cell office:value-type="float" office:value="0.000315854" calcext:value-type="float">
            <text:p>0.000315854</text:p>
          </table:table-cell>
          <table:table-cell office:value-type="float" office:value="3151" calcext:value-type="float">
            <text:p>3151</text:p>
          </table:table-cell>
          <table:table-cell office:value-type="float" office:value="1000" calcext:value-type="float">
            <text:p>1000</text:p>
          </table:table-cell>
          <table:table-cell office:value-type="float" office:value="3.151" calcext:value-type="float">
            <text:p>3.15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16" calcext:value-type="float">
            <text:p>4716</text:p>
          </table:table-cell>
          <table:table-cell office:value-type="float" office:value="1000" calcext:value-type="float">
            <text:p>1000</text:p>
          </table:table-cell>
          <table:table-cell office:value-type="float" office:value="4.716" calcext:value-type="float">
            <text:p>4.7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20" calcext:value-type="float">
            <text:p>4720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19" calcext:value-type="float">
            <text:p>4719</text:p>
          </table:table-cell>
          <table:table-cell office:value-type="float" office:value="1000" calcext:value-type="float">
            <text:p>1000</text:p>
          </table:table-cell>
          <table:table-cell office:value-type="float" office:value="4.719" calcext:value-type="float">
            <text:p>4.7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7" calcext:value-type="float">
            <text:p>66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1.65580975435545" calcext:value-type="float">
            <text:p>1.65580975435545</text:p>
          </table:table-cell>
          <table:table-cell table:formula="of:=LOG([.Q9];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75" calcext:value-type="float">
            <text:p>18875</text:p>
          </table:table-cell>
          <table:table-cell office:value-type="float" office:value="1000" calcext:value-type="float">
            <text:p>1000</text:p>
          </table:table-cell>
          <table:table-cell office:value-type="float" office:value="18.875" calcext:value-type="float">
            <text:p>18.87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783501" calcext:value-type="float">
            <text:p>0.07835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3501" calcext:value-type="float">
            <text:p>7.83501E-05</text:p>
          </table:table-cell>
          <table:table-cell office:value-type="float" office:value="0.000033017" calcext:value-type="float">
            <text:p>3.3017E-05</text:p>
          </table:table-cell>
          <table:table-cell office:value-type="float" office:value="0.000177283" calcext:value-type="float">
            <text:p>0.000177283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01" calcext:value-type="float">
            <text:p>2901</text:p>
          </table:table-cell>
          <table:table-cell office:value-type="float" office:value="1000" calcext:value-type="float">
            <text:p>1000</text:p>
          </table:table-cell>
          <table:table-cell office:value-type="float" office:value="2.901" calcext:value-type="float">
            <text:p>2.9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82038" calcext:value-type="float">
            <text:p>0.02820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038" calcext:value-type="float">
            <text:p>2.82038E-05</text:p>
          </table:table-cell>
          <table:table-cell office:value-type="float" office:value="0.000024448" calcext:value-type="float">
            <text:p>2.4448E-05</text:p>
          </table:table-cell>
          <table:table-cell office:value-type="float" office:value="0.000401327" calcext:value-type="float">
            <text:p>0.000401327</text:p>
          </table:table-cell>
          <table:table-cell office:value-type="float" office:value="3138" calcext:value-type="float">
            <text:p>3138</text:p>
          </table:table-cell>
          <table:table-cell office:value-type="float" office:value="1000" calcext:value-type="float">
            <text:p>1000</text:p>
          </table:table-cell>
          <table:table-cell office:value-type="float" office:value="3.138" calcext:value-type="float">
            <text:p>3.13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1000" calcext:value-type="float">
            <text:p>1000</text:p>
          </table:table-cell>
          <table:table-cell office:value-type="float" office:value="2.026" calcext:value-type="float">
            <text:p>2.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0" calcext:value-type="float">
            <text:p>2030</text:p>
          </table:table-cell>
          <table:table-cell office:value-type="float" office:value="1000" calcext:value-type="float">
            <text:p>1000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8" calcext:value-type="float">
            <text:p>2028</text:p>
          </table:table-cell>
          <table:table-cell office:value-type="float" office:value="1000" calcext:value-type="float">
            <text:p>1000</text:p>
          </table:table-cell>
          <table:table-cell office:value-type="float" office:value="2.028" calcext:value-type="float">
            <text:p>2.0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" calcext:value-type="float">
            <text:p>83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1.64984535230601" calcext:value-type="float">
            <text:p>1.64984535230601</text:p>
          </table:table-cell>
          <table:table-cell table:formula="of:=LOG([.Q2];2)" office:value-type="float" office:value="6.16992500144231" calcext:value-type="float">
            <text:p>6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28" calcext:value-type="float">
            <text:p>5528</text:p>
          </table:table-cell>
          <table:table-cell office:value-type="float" office:value="1000" calcext:value-type="float">
            <text:p>1000</text:p>
          </table:table-cell>
          <table:table-cell office:value-type="float" office:value="5.528" calcext:value-type="float">
            <text:p>5.5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403717" calcext:value-type="float">
            <text:p>0.04037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717" calcext:value-type="float">
            <text:p>4.03717E-05</text:p>
          </table:table-cell>
          <table:table-cell office:value-type="float" office:value="0.000024886" calcext:value-type="float">
            <text:p>2.4886E-05</text:p>
          </table:table-cell>
          <table:table-cell office:value-type="float" office:value="0.000406373" calcext:value-type="float">
            <text:p>0.000406373</text:p>
          </table:table-cell>
          <table:table-cell office:value-type="float" office:value="4533" calcext:value-type="float">
            <text:p>4533</text:p>
          </table:table-cell>
          <table:table-cell office:value-type="float" office:value="1000" calcext:value-type="float">
            <text:p>1000</text:p>
          </table:table-cell>
          <table:table-cell office:value-type="float" office:value="4.533" calcext:value-type="float">
            <text:p>4.53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1000" calcext:value-type="float">
            <text:p>1000</text:p>
          </table:table-cell>
          <table:table-cell office:value-type="float" office:value="2.326" calcext:value-type="float">
            <text:p>2.3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office:value-type="float" office:value="1000" calcext:value-type="float">
            <text:p>1000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56" calcext:value-type="float">
            <text:p>2356</text:p>
          </table:table-cell>
          <table:table-cell office:value-type="float" office:value="1000" calcext:value-type="float">
            <text:p>1000</text:p>
          </table:table-cell>
          <table:table-cell office:value-type="float" office:value="2.356" calcext:value-type="float">
            <text:p>2.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95.6" calcext:value-type="float">
            <text:p>95.6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47.4" calcext:value-type="float">
            <text:p>47.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96.7" calcext:value-type="float">
            <text:p>96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;2)" office:value-type="float" office:value="2.1804661612239" calcext:value-type="float">
            <text:p>2.1804661612239</text:p>
          </table:table-cell>
          <table:table-cell table:formula="of:=LOG([.Q3];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41" calcext:value-type="float">
            <text:p>8441</text:p>
          </table:table-cell>
          <table:table-cell office:value-type="float" office:value="1000" calcext:value-type="float">
            <text:p>1000</text:p>
          </table:table-cell>
          <table:table-cell office:value-type="float" office:value="8.441" calcext:value-type="float">
            <text:p>8.4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241" calcext:value-type="float">
            <text:p>5.2241E-05</text:p>
          </table:table-cell>
          <table:table-cell office:value-type="float" office:value="0.000026345" calcext:value-type="float">
            <text:p>2.6345E-05</text:p>
          </table:table-cell>
          <table:table-cell office:value-type="float" office:value="0.000371889" calcext:value-type="float">
            <text:p>0.000371889</text:p>
          </table:table-cell>
          <table:table-cell office:value-type="float" office:value="5626" calcext:value-type="float">
            <text:p>5626</text:p>
          </table:table-cell>
          <table:table-cell office:value-type="float" office:value="1000" calcext:value-type="float">
            <text:p>1000</text:p>
          </table:table-cell>
          <table:table-cell office:value-type="float" office:value="5.626" calcext:value-type="float">
            <text:p>5.62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1000" calcext:value-type="float">
            <text:p>1000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03" calcext:value-type="float">
            <text:p>2803</text:p>
          </table:table-cell>
          <table:table-cell office:value-type="float" office:value="1000" calcext:value-type="float">
            <text:p>1000</text:p>
          </table:table-cell>
          <table:table-cell office:value-type="float" office:value="2.803" calcext:value-type="float">
            <text:p>2.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7" calcext:value-type="float">
            <text:p>2787</text:p>
          </table:table-cell>
          <table:table-cell office:value-type="float" office:value="1000" calcext:value-type="float">
            <text:p>1000</text:p>
          </table:table-cell>
          <table:table-cell office:value-type="float" office:value="2.787" calcext:value-type="float">
            <text:p>2.7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27" calcext:value-type="float">
            <text:p>927</text:p>
          </table:table-cell>
          <table:table-cell office:value-type="float" office:value="92.7" calcext:value-type="float">
            <text:p>92.7</text:p>
          </table:table-cell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  <table:table-cell office:value-type="float" office:value="45.1" calcext:value-type="float">
            <text:p>45.1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88.7" calcext:value-type="float">
            <text:p>88.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;2)" office:value-type="float" office:value="2.49210955265261" calcext:value-type="float">
            <text:p>2.49210955265261</text:p>
          </table:table-cell>
          <table:table-cell table:formula="of:=LOG([.Q4];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94951" calcext:value-type="float">
            <text:p>0.0594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4951" calcext:value-type="float">
            <text:p>5.94951E-05</text:p>
          </table:table-cell>
          <table:table-cell office:value-type="float" office:value="0.000028344" calcext:value-type="float">
            <text:p>2.8344E-05</text:p>
          </table:table-cell>
          <table:table-cell office:value-type="float" office:value="0.000587606" calcext:value-type="float">
            <text:p>0.000587606</text:p>
          </table:table-cell>
          <table:table-cell office:value-type="float" office:value="5765" calcext:value-type="float">
            <text:p>5765</text:p>
          </table:table-cell>
          <table:table-cell office:value-type="float" office:value="1000" calcext:value-type="float">
            <text:p>1000</text:p>
          </table:table-cell>
          <table:table-cell office:value-type="float" office:value="5.765" calcext:value-type="float">
            <text:p>5.765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21" calcext:value-type="float">
            <text:p>3121</text:p>
          </table:table-cell>
          <table:table-cell office:value-type="float" office:value="1000" calcext:value-type="float">
            <text:p>1000</text:p>
          </table:table-cell>
          <table:table-cell office:value-type="float" office:value="3.121" calcext:value-type="float">
            <text:p>3.1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24" calcext:value-type="float">
            <text:p>924</text:p>
          </table:table-cell>
          <table:table-cell office:value-type="float" office:value="92.4" calcext:value-type="float">
            <text:p>92.4</text:p>
          </table:table-cell>
          <table:table-cell office:value-type="float" office:value="388" calcext:value-type="float">
            <text:p>388</text:p>
          </table:table-cell>
          <table:table-cell office:value-type="float" office:value="148" calcext:value-type="float">
            <text:p>148</text:p>
          </table:table-cell>
          <table:table-cell office:value-type="float" office:value="38.1" calcext:value-type="float">
            <text:p>38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6.7" calcext:value-type="float">
            <text:p>66.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3" calcext:value-type="float">
            <text:p>56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formula="of:=LOG([.O5];2)" office:value-type="float" office:value="2.52732060787705" calcext:value-type="float">
            <text:p>2.52732060787705</text:p>
          </table:table-cell>
          <table:table-cell table:formula="of:=LOG([.Q5];2)" office:value-type="float" office:value="6.85798099512757" calcext:value-type="float">
            <text:p>6.85798099512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968" calcext:value-type="float">
            <text:p>13968</text:p>
          </table:table-cell>
          <table:table-cell office:value-type="float" office:value="1000" calcext:value-type="float">
            <text:p>1000</text:p>
          </table:table-cell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696315" calcext:value-type="float">
            <text:p>0.06963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6315" calcext:value-type="float">
            <text:p>6.96315E-05</text:p>
          </table:table-cell>
          <table:table-cell office:value-type="float" office:value="0.000030446" calcext:value-type="float">
            <text:p>3.0446E-05</text:p>
          </table:table-cell>
          <table:table-cell office:value-type="float" office:value="0.000505496" calcext:value-type="float">
            <text:p>0.000505496</text:p>
          </table:table-cell>
          <table:table-cell office:value-type="float" office:value="6368" calcext:value-type="float">
            <text:p>6368</text:p>
          </table:table-cell>
          <table:table-cell office:value-type="float" office:value="1000" calcext:value-type="float">
            <text:p>1000</text:p>
          </table:table-cell>
          <table:table-cell office:value-type="float" office:value="6.368" calcext:value-type="float">
            <text:p>6.36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1000" calcext:value-type="float">
            <text:p>1000</text:p>
          </table:table-cell>
          <table:table-cell office:value-type="float" office:value="3.48" calcext:value-type="float">
            <text:p>3.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8" calcext:value-type="float">
            <text:p>3568</text:p>
          </table:table-cell>
          <table:table-cell office:value-type="float" office:value="1000" calcext:value-type="float">
            <text:p>1000</text:p>
          </table:table-cell>
          <table:table-cell office:value-type="float" office:value="3.568" calcext:value-type="float">
            <text:p>3.5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21" calcext:value-type="float">
            <text:p>3521</text:p>
          </table:table-cell>
          <table:table-cell office:value-type="float" office:value="1000" calcext:value-type="float">
            <text:p>1000</text:p>
          </table:table-cell>
          <table:table-cell office:value-type="float" office:value="3.521" calcext:value-type="float">
            <text:p>3.5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29.4" calcext:value-type="float">
            <text:p>29.4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float" office:value="67.2" calcext:value-type="float">
            <text:p>67.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84.8" calcext:value-type="float">
            <text:p>84.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LOG([.O6];2)" office:value-type="float" office:value="2.67084033588156" calcext:value-type="float">
            <text:p>2.67084033588156</text:p>
          </table:table-cell>
          <table:table-cell table:formula="of:=LOG([.Q6];2)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44" calcext:value-type="float">
            <text:p>16844</text:p>
          </table:table-cell>
          <table:table-cell office:value-type="float" office:value="1000" calcext:value-type="float">
            <text:p>1000</text:p>
          </table:table-cell>
          <table:table-cell office:value-type="float" office:value="16.844" calcext:value-type="float">
            <text:p>16.84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771486" calcext:value-type="float">
            <text:p>0.0771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1486" calcext:value-type="float">
            <text:p>7.71486E-05</text:p>
          </table:table-cell>
          <table:table-cell office:value-type="float" office:value="0.000031337" calcext:value-type="float">
            <text:p>3.1337E-05</text:p>
          </table:table-cell>
          <table:table-cell office:value-type="float" office:value="0.000477669" calcext:value-type="float">
            <text:p>0.000477669</text:p>
          </table:table-cell>
          <table:table-cell office:value-type="float" office:value="6313" calcext:value-type="float">
            <text:p>6313</text:p>
          </table:table-cell>
          <table:table-cell office:value-type="float" office:value="1000" calcext:value-type="float">
            <text:p>1000</text:p>
          </table:table-cell>
          <table:table-cell office:value-type="float" office:value="6.313" calcext:value-type="float">
            <text:p>6.313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000" calcext:value-type="float">
            <text:p>1000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59" calcext:value-type="float">
            <text:p>3959</text:p>
          </table:table-cell>
          <table:table-cell office:value-type="float" office:value="1000" calcext:value-type="float">
            <text:p>1000</text:p>
          </table:table-cell>
          <table:table-cell office:value-type="float" office:value="3.959" calcext:value-type="float">
            <text:p>3.9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03" calcext:value-type="float">
            <text:p>4003</text:p>
          </table:table-cell>
          <table:table-cell office:value-type="float" office:value="1000" calcext:value-type="float">
            <text:p>1000</text:p>
          </table:table-cell>
          <table:table-cell office:value-type="float" office:value="4.003" calcext:value-type="float">
            <text:p>4.0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1" calcext:value-type="float">
            <text:p>921</text:p>
          </table:table-cell>
          <table:table-cell office:value-type="float" office:value="92.1" calcext:value-type="float">
            <text:p>92.1</text:p>
          </table:table-cell>
          <table:table-cell office:value-type="float" office:value="457" calcext:value-type="float">
            <text:p>457</text:p>
          </table:table-cell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.4</text:p>
          </table:table-cell>
          <table:table-cell office:value-type="float" office:value="318" calcext:value-type="float">
            <text:p>318</text:p>
          </table:table-cell>
          <table:table-cell office:value-type="float" office:value="203" calcext:value-type="float">
            <text:p>203</text:p>
          </table:table-cell>
          <table:table-cell office:value-type="float" office:value="63.8" calcext:value-type="float">
            <text:p>63.8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5.2" calcext:value-type="float">
            <text:p>85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table:formula="of:=LOG([.O7];2)" office:value-type="float" office:value="2.6583257511009" calcext:value-type="float">
            <text:p>2.6583257511009</text:p>
          </table:table-cell>
          <table:table-cell table:formula="of:=LOG([.Q7];2)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51" calcext:value-type="float">
            <text:p>19551</text:p>
          </table:table-cell>
          <table:table-cell office:value-type="float" office:value="1000" calcext:value-type="float">
            <text:p>1000</text:p>
          </table:table-cell>
          <table:table-cell office:value-type="float" office:value="19.551" calcext:value-type="float">
            <text:p>19.55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0758893" calcext:value-type="float">
            <text:p>0.0758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8893" calcext:value-type="float">
            <text:p>7.58893E-05</text:p>
          </table:table-cell>
          <table:table-cell office:value-type="float" office:value="0.000034671" calcext:value-type="float">
            <text:p>3.4671E-05</text:p>
          </table:table-cell>
          <table:table-cell office:value-type="float" office:value="0.00047364" calcext:value-type="float">
            <text:p>0.00047364</text:p>
          </table:table-cell>
          <table:table-cell office:value-type="float" office:value="4426" calcext:value-type="float">
            <text:p>4426</text:p>
          </table:table-cell>
          <table:table-cell office:value-type="float" office:value="1000" calcext:value-type="float">
            <text:p>1000</text:p>
          </table:table-cell>
          <table:table-cell office:value-type="float" office:value="4.426" calcext:value-type="float">
            <text:p>4.42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95" calcext:value-type="float">
            <text:p>4495</text:p>
          </table:table-cell>
          <table:table-cell office:value-type="float" office:value="1000" calcext:value-type="float">
            <text:p>1000</text:p>
          </table:table-cell>
          <table:table-cell office:value-type="float" office:value="4.495" calcext:value-type="float">
            <text:p>4.4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32" calcext:value-type="float">
            <text:p>4532</text:p>
          </table:table-cell>
          <table:table-cell office:value-type="float" office:value="1000" calcext:value-type="float">
            <text:p>1000</text:p>
          </table:table-cell>
          <table:table-cell office:value-type="float" office:value="4.532" calcext:value-type="float">
            <text:p>4.5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15" calcext:value-type="float">
            <text:p>4515</text:p>
          </table:table-cell>
          <table:table-cell office:value-type="float" office:value="1000" calcext:value-type="float">
            <text:p>1000</text:p>
          </table:table-cell>
          <table:table-cell office:value-type="float" office:value="4.515" calcext:value-type="float">
            <text:p>4.5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63" calcext:value-type="float">
            <text:p>963</text:p>
          </table:table-cell>
          <table:table-cell office:value-type="float" office:value="96.3" calcext:value-type="float">
            <text:p>96.3</text:p>
          </table:table-cell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27.7" calcext:value-type="float">
            <text:p>27.7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59.4" calcext:value-type="float">
            <text:p>59.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3.3" calcext:value-type="float">
            <text:p>83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table:formula="of:=LOG([.O8];2)" office:value-type="float" office:value="2.14600345113892" calcext:value-type="float">
            <text:p>2.14600345113892</text:p>
          </table:table-cell>
          <table:table-cell table:formula="of:=LOG([.Q8];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319" calcext:value-type="float">
            <text:p>22319</text:p>
          </table:table-cell>
          <table:table-cell office:value-type="float" office:value="1000" calcext:value-type="float">
            <text:p>1000</text:p>
          </table:table-cell>
          <table:table-cell office:value-type="float" office:value="22.319" calcext:value-type="float">
            <text:p>22.3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088077" calcext:value-type="float">
            <text:p>0.088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077" calcext:value-type="float">
            <text:p>8.8077E-05</text:p>
          </table:table-cell>
          <table:table-cell office:value-type="float" office:value="0.000039447" calcext:value-type="float">
            <text:p>3.9447E-05</text:p>
          </table:table-cell>
          <table:table-cell office:value-type="float" office:value="0.000463621" calcext:value-type="float">
            <text:p>0.000463621</text:p>
          </table:table-cell>
          <table:table-cell office:value-type="float" office:value="3758" calcext:value-type="float">
            <text:p>3758</text:p>
          </table:table-cell>
          <table:table-cell office:value-type="float" office:value="1000" calcext:value-type="float">
            <text:p>1000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79" calcext:value-type="float">
            <text:p>5179</text:p>
          </table:table-cell>
          <table:table-cell office:value-type="float" office:value="1000" calcext:value-type="float">
            <text:p>1000</text:p>
          </table:table-cell>
          <table:table-cell office:value-type="float" office:value="5.179" calcext:value-type="float">
            <text:p>5.1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000" calcext:value-type="float">
            <text:p>1000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88" calcext:value-type="float">
            <text:p>5188</text:p>
          </table:table-cell>
          <table:table-cell office:value-type="float" office:value="1000" calcext:value-type="float">
            <text:p>1000</text:p>
          </table:table-cell>
          <table:table-cell office:value-type="float" office:value="5.188" calcext:value-type="float">
            <text:p>5.1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79" calcext:value-type="float">
            <text:p>979</text:p>
          </table:table-cell>
          <table:table-cell office:value-type="float" office:value="97.9" calcext:value-type="float">
            <text:p>97.9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59.7" calcext:value-type="float">
            <text:p>59.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5" calcext:value-type="float">
            <text:p>8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1.90996506675797" calcext:value-type="float">
            <text:p>1.90996506675797</text:p>
          </table:table-cell>
          <table:table-cell table:formula="of:=LOG([.Q9];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128" calcext:value-type="float">
            <text:p>25128</text:p>
          </table:table-cell>
          <table:table-cell office:value-type="float" office:value="1000" calcext:value-type="float">
            <text:p>1000</text:p>
          </table:table-cell>
          <table:table-cell office:value-type="float" office:value="25.128" calcext:value-type="float">
            <text:p>25.1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114705" calcext:value-type="float">
            <text:p>0.1147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705" calcext:value-type="float">
            <text:p>0.000114705</text:p>
          </table:table-cell>
          <table:table-cell office:value-type="float" office:value="0.000051503" calcext:value-type="float">
            <text:p>5.1503E-05</text:p>
          </table:table-cell>
          <table:table-cell office:value-type="float" office:value="0.000434242" calcext:value-type="float">
            <text:p>0.000434242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7" calcext:value-type="float">
            <text:p>6147</text:p>
          </table:table-cell>
          <table:table-cell office:value-type="float" office:value="1000" calcext:value-type="float">
            <text:p>1000</text:p>
          </table:table-cell>
          <table:table-cell office:value-type="float" office:value="6.147" calcext:value-type="float">
            <text:p>6.1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9.7" calcext:value-type="float">
            <text:p>99.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" calcext:value-type="float">
            <text:p>83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4754476970897" calcext:value-type="float">
            <text:p>1.64754476970897</text:p>
          </table:table-cell>
          <table:table-cell table:formula="of:=LOG([.Q10];2)" office:value-type="float" office:value="5.88264304936184" calcext:value-type="float">
            <text:p>5.88264304936184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24" calcext:value-type="float">
            <text:p>3624</text:p>
          </table:table-cell>
          <table:table-cell office:value-type="float" office:value="1000" calcext:value-type="float">
            <text:p>1000</text:p>
          </table:table-cell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64278" calcext:value-type="float">
            <text:p>0.03642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4278" calcext:value-type="float">
            <text:p>3.64278E-05</text:p>
          </table:table-cell>
          <table:table-cell office:value-type="float" office:value="0.000028775" calcext:value-type="float">
            <text:p>2.8775E-05</text:p>
          </table:table-cell>
          <table:table-cell office:value-type="float" office:value="0.000405223" calcext:value-type="float">
            <text:p>0.000405223</text:p>
          </table:table-cell>
          <table:table-cell office:value-type="float" office:value="3406" calcext:value-type="float">
            <text:p>3406</text:p>
          </table:table-cell>
          <table:table-cell office:value-type="float" office:value="1000" calcext:value-type="float">
            <text:p>1000</text:p>
          </table:table-cell>
          <table:table-cell office:value-type="float" office:value="3.406" calcext:value-type="float">
            <text:p>3.40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00" calcext:value-type="float">
            <text:p>1000</text:p>
          </table:table-cell>
          <table:table-cell office:value-type="float" office:value="2.053" calcext:value-type="float">
            <text:p>2.0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68" calcext:value-type="float">
            <text:p>2068</text:p>
          </table:table-cell>
          <table:table-cell office:value-type="float" office:value="1000" calcext:value-type="float">
            <text:p>1000</text:p>
          </table:table-cell>
          <table:table-cell office:value-type="float" office:value="2.068" calcext:value-type="float">
            <text:p>2.0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1000" calcext:value-type="float">
            <text:p>1000</text:p>
          </table:table-cell>
          <table:table-cell office:value-type="float" office:value="2.059" calcext:value-type="float">
            <text:p>2.0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.6" calcext:value-type="float">
            <text:p>42.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2];2)" office:value-type="float" office:value="1.76807843501646" calcext:value-type="float">
            <text:p>1.76807843501646</text:p>
          </table:table-cell>
          <table:table-cell table:formula="of:=LOG([.Q2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41" calcext:value-type="float">
            <text:p>7241</text:p>
          </table:table-cell>
          <table:table-cell office:value-type="float" office:value="1000" calcext:value-type="float">
            <text:p>1000</text:p>
          </table:table-cell>
          <table:table-cell office:value-type="float" office:value="7.241" calcext:value-type="float">
            <text:p>7.2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24786" calcext:value-type="float">
            <text:p>0.0624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786" calcext:value-type="float">
            <text:p>6.24786E-05</text:p>
          </table:table-cell>
          <table:table-cell office:value-type="float" office:value="0.000029491" calcext:value-type="float">
            <text:p>2.9491E-05</text:p>
          </table:table-cell>
          <table:table-cell office:value-type="float" office:value="0.000460625" calcext:value-type="float">
            <text:p>0.000460625</text:p>
          </table:table-cell>
          <table:table-cell office:value-type="float" office:value="6457" calcext:value-type="float">
            <text:p>6457</text:p>
          </table:table-cell>
          <table:table-cell office:value-type="float" office:value="1000" calcext:value-type="float">
            <text:p>1000</text:p>
          </table:table-cell>
          <table:table-cell office:value-type="float" office:value="6.457" calcext:value-type="float">
            <text:p>6.45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2" calcext:value-type="float">
            <text:p>2422</text:p>
          </table:table-cell>
          <table:table-cell office:value-type="float" office:value="1000" calcext:value-type="float">
            <text:p>1000</text:p>
          </table:table-cell>
          <table:table-cell office:value-type="float" office:value="2.422" calcext:value-type="float">
            <text:p>2.4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" calcext:value-type="float">
            <text:p>2489</text:p>
          </table:table-cell>
          <table:table-cell office:value-type="float" office:value="1000" calcext:value-type="float">
            <text:p>1000</text:p>
          </table:table-cell>
          <table:table-cell office:value-type="float" office:value="2.489" calcext:value-type="float">
            <text:p>2.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525" calcext:value-type="float">
            <text:p>525</text:p>
          </table:table-cell>
          <table:table-cell office:value-type="float" office:value="235" calcext:value-type="float">
            <text:p>235</text:p>
          </table:table-cell>
          <table:table-cell office:value-type="float" office:value="44.8" calcext:value-type="float">
            <text:p>44.8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87.9" calcext:value-type="float">
            <text:p>87.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.4" calcext:value-type="float">
            <text:p>31.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;2)" office:value-type="float" office:value="2.69086402708526" calcext:value-type="float">
            <text:p>2.69086402708526</text:p>
          </table:table-cell>
          <table:table-cell table:formula="of:=LOG([.Q3];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72" calcext:value-type="float">
            <text:p>10772</text:p>
          </table:table-cell>
          <table:table-cell office:value-type="float" office:value="1000" calcext:value-type="float">
            <text:p>1000</text:p>
          </table:table-cell>
          <table:table-cell office:value-type="float" office:value="10.772" calcext:value-type="float">
            <text:p>10.77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718722" calcext:value-type="float">
            <text:p>0.0718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722" calcext:value-type="float">
            <text:p>7.18722E-05</text:p>
          </table:table-cell>
          <table:table-cell office:value-type="float" office:value="0.000030623" calcext:value-type="float">
            <text:p>3.0623E-05</text:p>
          </table:table-cell>
          <table:table-cell office:value-type="float" office:value="0.000603556" calcext:value-type="float">
            <text:p>0.000603556</text:p>
          </table:table-cell>
          <table:table-cell office:value-type="float" office:value="6665" calcext:value-type="float">
            <text:p>6665</text:p>
          </table:table-cell>
          <table:table-cell office:value-type="float" office:value="1000" calcext:value-type="float">
            <text:p>1000</text:p>
          </table:table-cell>
          <table:table-cell office:value-type="float" office:value="6.665" calcext:value-type="float">
            <text:p>6.66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74" calcext:value-type="float">
            <text:p>274</text:p>
          </table:table-cell>
          <table:table-cell office:value-type="float" office:value="1000" calcext:value-type="float">
            <text:p>1000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61" calcext:value-type="float">
            <text:p>2861</text:p>
          </table:table-cell>
          <table:table-cell office:value-type="float" office:value="1000" calcext:value-type="float">
            <text:p>1000</text:p>
          </table:table-cell>
          <table:table-cell office:value-type="float" office:value="2.861" calcext:value-type="float">
            <text:p>2.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9" calcext:value-type="float">
            <text:p>2949</text:p>
          </table:table-cell>
          <table:table-cell office:value-type="float" office:value="1000" calcext:value-type="float">
            <text:p>1000</text:p>
          </table:table-cell>
          <table:table-cell office:value-type="float" office:value="2.949" calcext:value-type="float">
            <text:p>2.9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1" calcext:value-type="float">
            <text:p>2921</text:p>
          </table:table-cell>
          <table:table-cell office:value-type="float" office:value="1000" calcext:value-type="float">
            <text:p>1000</text:p>
          </table:table-cell>
          <table:table-cell office:value-type="float" office:value="2.921" calcext:value-type="float">
            <text:p>2.9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552" calcext:value-type="float">
            <text:p>552</text:p>
          </table:table-cell>
          <table:table-cell office:value-type="float" office:value="224" calcext:value-type="float">
            <text:p>224</text:p>
          </table:table-cell>
          <table:table-cell office:value-type="float" office:value="40.6" calcext:value-type="float">
            <text:p>40.6</text:p>
          </table:table-cell>
          <table:table-cell office:value-type="float" office:value="328" calcext:value-type="float">
            <text:p>328</text:p>
          </table:table-cell>
          <table:table-cell office:value-type="float" office:value="270" calcext:value-type="float">
            <text:p>270</text:p>
          </table:table-cell>
          <table:table-cell office:value-type="float" office:value="82.3" calcext:value-type="float">
            <text:p>82.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2.1" calcext:value-type="float">
            <text:p>62.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" calcext:value-type="float">
            <text:p>72.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table:formula="of:=LOG([.O4];2)" office:value-type="float" office:value="2.73660487531425" calcext:value-type="float">
            <text:p>2.73660487531425</text:p>
          </table:table-cell>
          <table:table-cell table:formula="of:=LOG([.Q4];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370" calcext:value-type="float">
            <text:p>14370</text:p>
          </table:table-cell>
          <table:table-cell office:value-type="float" office:value="1000" calcext:value-type="float">
            <text:p>1000</text:p>
          </table:table-cell>
          <table:table-cell office:value-type="float" office:value="14.37" calcext:value-type="float">
            <text:p>14.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944381" calcext:value-type="float">
            <text:p>0.0944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4381" calcext:value-type="float">
            <text:p>9.44381E-05</text:p>
          </table:table-cell>
          <table:table-cell office:value-type="float" office:value="0.00003413" calcext:value-type="float">
            <text:p>3.413E-05</text:p>
          </table:table-cell>
          <table:table-cell office:value-type="float" office:value="0.000968694" calcext:value-type="float">
            <text:p>0.000968694</text:p>
          </table:table-cell>
          <table:table-cell office:value-type="float" office:value="8792" calcext:value-type="float">
            <text:p>8792</text:p>
          </table:table-cell>
          <table:table-cell office:value-type="float" office:value="1000" calcext:value-type="float">
            <text:p>1000</text:p>
          </table:table-cell>
          <table:table-cell office:value-type="float" office:value="8.792" calcext:value-type="float">
            <text:p>8.79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4" calcext:value-type="float">
            <text:p>3244</text:p>
          </table:table-cell>
          <table:table-cell office:value-type="float" office:value="1000" calcext:value-type="float">
            <text:p>1000</text:p>
          </table:table-cell>
          <table:table-cell office:value-type="float" office:value="3.244" calcext:value-type="float">
            <text:p>3.2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66" calcext:value-type="float">
            <text:p>3366</text:p>
          </table:table-cell>
          <table:table-cell office:value-type="float" office:value="1000" calcext:value-type="float">
            <text:p>1000</text:p>
          </table:table-cell>
          <table:table-cell office:value-type="float" office:value="3.366" calcext:value-type="float">
            <text:p>3.3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93" calcext:value-type="float">
            <text:p>3293</text:p>
          </table:table-cell>
          <table:table-cell office:value-type="float" office:value="1000" calcext:value-type="float">
            <text:p>1000</text:p>
          </table:table-cell>
          <table:table-cell office:value-type="float" office:value="3.293" calcext:value-type="float">
            <text:p>3.2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88" calcext:value-type="float">
            <text:p>88</text:p>
          </table:table-cell>
          <table:table-cell office:value-type="float" office:value="806" calcext:value-type="float">
            <text:p>806</text:p>
          </table:table-cell>
          <table:table-cell office:value-type="float" office:value="220" calcext:value-type="float">
            <text:p>220</text:p>
          </table:table-cell>
          <table:table-cell office:value-type="float" office:value="27.3" calcext:value-type="float">
            <text:p>27.3</text:p>
          </table:table-cell>
          <table:table-cell office:value-type="float" office:value="586" calcext:value-type="float">
            <text:p>586</text:p>
          </table:table-cell>
          <table:table-cell office:value-type="float" office:value="391" calcext:value-type="float">
            <text:p>391</text:p>
          </table:table-cell>
          <table:table-cell office:value-type="float" office:value="66.7" calcext:value-type="float">
            <text:p>66.7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72.8" calcext:value-type="float">
            <text:p>72.8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.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.3</text:p>
          </table:table-cell>
          <table:table-cell table:formula="of:=LOG([.O5];2)" office:value-type="float" office:value="3.13619138628714" calcext:value-type="float">
            <text:p>3.13619138628714</text:p>
          </table:table-cell>
          <table:table-cell table:formula="of:=LOG([.Q5];2)" office:value-type="float" office:value="7.4178525148859" calcext:value-type="float">
            <text:p>7.4178525148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8003" calcext:value-type="float">
            <text:p>18003</text:p>
          </table:table-cell>
          <table:table-cell office:value-type="float" office:value="1000" calcext:value-type="float">
            <text:p>1000</text:p>
          </table:table-cell>
          <table:table-cell office:value-type="float" office:value="18.003" calcext:value-type="float">
            <text:p>18.00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115619" calcext:value-type="float">
            <text:p>0.115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19" calcext:value-type="float">
            <text:p>0.000115619</text:p>
          </table:table-cell>
          <table:table-cell office:value-type="float" office:value="0.000037249" calcext:value-type="float">
            <text:p>3.7249E-05</text:p>
          </table:table-cell>
          <table:table-cell office:value-type="float" office:value="0.000843834" calcext:value-type="float">
            <text:p>0.000843834</text:p>
          </table:table-cell>
          <table:table-cell office:value-type="float" office:value="10519" calcext:value-type="float">
            <text:p>10519</text:p>
          </table:table-cell>
          <table:table-cell office:value-type="float" office:value="1000" calcext:value-type="float">
            <text:p>1000</text:p>
          </table:table-cell>
          <table:table-cell office:value-type="float" office:value="10.519" calcext:value-type="float">
            <text:p>10.519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31" calcext:value-type="float">
            <text:p>3831</text:p>
          </table:table-cell>
          <table:table-cell office:value-type="float" office:value="1000" calcext:value-type="float">
            <text:p>1000</text:p>
          </table:table-cell>
          <table:table-cell office:value-type="float" office:value="3.831" calcext:value-type="float">
            <text:p>3.8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1000" calcext:value-type="float">
            <text:p>1000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4" calcext:value-type="float">
            <text:p>854</text:p>
          </table:table-cell>
          <table:table-cell office:value-type="float" office:value="85.4" calcext:value-type="float">
            <text:p>85.4</text:p>
          </table:table-cell>
          <table:table-cell office:value-type="float" office:value="1046" calcext:value-type="float">
            <text:p>1046</text:p>
          </table:table-cell>
          <table:table-cell office:value-type="float" office:value="263" calcext:value-type="float">
            <text:p>263</text:p>
          </table:table-cell>
          <table:table-cell office:value-type="float" office:value="25.1" calcext:value-type="float">
            <text:p>25.1</text:p>
          </table:table-cell>
          <table:table-cell office:value-type="float" office:value="783" calcext:value-type="float">
            <text:p>783</text:p>
          </table:table-cell>
          <table:table-cell office:value-type="float" office:value="489" calcext:value-type="float">
            <text:p>489</text:p>
          </table:table-cell>
          <table:table-cell office:value-type="float" office:value="62.5" calcext:value-type="float">
            <text:p>62.5</text:p>
          </table:table-cell>
          <table:table-cell office:value-type="float" office:value="294" calcext:value-type="float">
            <text:p>294</text:p>
          </table:table-cell>
          <table:table-cell office:value-type="float" office:value="224" calcext:value-type="float">
            <text:p>224</text:p>
          </table:table-cell>
          <table:table-cell office:value-type="float" office:value="76.2" calcext:value-type="float">
            <text:p>76.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table:formula="of:=LOG([.O6];2)" office:value-type="float" office:value="3.39492565468731" calcext:value-type="float">
            <text:p>3.39492565468731</text:p>
          </table:table-cell>
          <table:table-cell table:formula="of:=LOG([.Q6];2)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743" calcext:value-type="float">
            <text:p>21743</text:p>
          </table:table-cell>
          <table:table-cell office:value-type="float" office:value="1000" calcext:value-type="float">
            <text:p>1000</text:p>
          </table:table-cell>
          <table:table-cell office:value-type="float" office:value="21.743" calcext:value-type="float">
            <text:p>21.74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117969" calcext:value-type="float">
            <text:p>0.117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969" calcext:value-type="float">
            <text:p>0.000117969</text:p>
          </table:table-cell>
          <table:table-cell office:value-type="float" office:value="0.000038819" calcext:value-type="float">
            <text:p>3.8819E-05</text:p>
          </table:table-cell>
          <table:table-cell office:value-type="float" office:value="0.00100084" calcext:value-type="float">
            <text:p>0.00100084</text:p>
          </table:table-cell>
          <table:table-cell office:value-type="float" office:value="8864" calcext:value-type="float">
            <text:p>8864</text:p>
          </table:table-cell>
          <table:table-cell office:value-type="float" office:value="1000" calcext:value-type="float">
            <text:p>1000</text:p>
          </table:table-cell>
          <table:table-cell office:value-type="float" office:value="8.864" calcext:value-type="float">
            <text:p>8.864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20" calcext:value-type="float">
            <text:p>4220</text:p>
          </table:table-cell>
          <table:table-cell office:value-type="float" office:value="1000" calcext:value-type="float">
            <text:p>1000</text:p>
          </table:table-cell>
          <table:table-cell office:value-type="float" office:value="4.22" calcext:value-type="float">
            <text:p>4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29" calcext:value-type="float">
            <text:p>4329</text:p>
          </table:table-cell>
          <table:table-cell office:value-type="float" office:value="1000" calcext:value-type="float">
            <text:p>1000</text:p>
          </table:table-cell>
          <table:table-cell office:value-type="float" office:value="4.329" calcext:value-type="float">
            <text:p>4.3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  <table:table-cell office:value-type="float" office:value="89.2" calcext:value-type="float">
            <text:p>89.2</text:p>
          </table:table-cell>
          <table:table-cell office:value-type="float" office:value="811" calcext:value-type="float">
            <text:p>811</text:p>
          </table:table-cell>
          <table:table-cell office:value-type="float" office:value="202" calcext:value-type="float">
            <text:p>202</text:p>
          </table:table-cell>
          <table:table-cell office:value-type="float" office:value="24.9" calcext:value-type="float">
            <text:p>24.9</text:p>
          </table:table-cell>
          <table:table-cell office:value-type="float" office:value="609" calcext:value-type="float">
            <text:p>609</text:p>
          </table:table-cell>
          <table:table-cell office:value-type="float" office:value="328" calcext:value-type="float">
            <text:p>328</text:p>
          </table:table-cell>
          <table:table-cell office:value-type="float" office:value="53.9" calcext:value-type="float">
            <text:p>53.9</text:p>
          </table:table-cell>
          <table:table-cell office:value-type="float" office:value="281" calcext:value-type="float">
            <text:p>281</text:p>
          </table:table-cell>
          <table:table-cell office:value-type="float" office:value="232" calcext:value-type="float">
            <text:p>232</text:p>
          </table:table-cell>
          <table:table-cell office:value-type="float" office:value="82.6" calcext:value-type="float">
            <text:p>82.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.2</text:p>
          </table:table-cell>
          <table:table-cell table:formula="of:=LOG([.O7];2)" office:value-type="float" office:value="3.1479578813871" calcext:value-type="float">
            <text:p>3.1479578813871</text:p>
          </table:table-cell>
          <table:table-cell table:formula="of:=LOG([.Q7];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149" calcext:value-type="float">
            <text:p>25149</text:p>
          </table:table-cell>
          <table:table-cell office:value-type="float" office:value="1000" calcext:value-type="float">
            <text:p>1000</text:p>
          </table:table-cell>
          <table:table-cell office:value-type="float" office:value="25.149" calcext:value-type="float">
            <text:p>25.14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11928" calcext:value-type="float">
            <text:p>0.11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28" calcext:value-type="float">
            <text:p>0.00011928</text:p>
          </table:table-cell>
          <table:table-cell office:value-type="float" office:value="0.000046785" calcext:value-type="float">
            <text:p>4.6785E-05</text:p>
          </table:table-cell>
          <table:table-cell office:value-type="float" office:value="0.00115875" calcext:value-type="float">
            <text:p>0.00115875</text:p>
          </table:table-cell>
          <table:table-cell office:value-type="float" office:value="6710" calcext:value-type="float">
            <text:p>6710</text:p>
          </table:table-cell>
          <table:table-cell office:value-type="float" office:value="1000" calcext:value-type="float">
            <text:p>1000</text:p>
          </table:table-cell>
          <table:table-cell office:value-type="float" office:value="6.71" calcext:value-type="float">
            <text:p>6.7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15" calcext:value-type="float">
            <text:p>4815</text:p>
          </table:table-cell>
          <table:table-cell office:value-type="float" office:value="1000" calcext:value-type="float">
            <text:p>1000</text:p>
          </table:table-cell>
          <table:table-cell office:value-type="float" office:value="4.815" calcext:value-type="float">
            <text:p>4.8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92" calcext:value-type="float">
            <text:p>4892</text:p>
          </table:table-cell>
          <table:table-cell office:value-type="float" office:value="1000" calcext:value-type="float">
            <text:p>1000</text:p>
          </table:table-cell>
          <table:table-cell office:value-type="float" office:value="4.892" calcext:value-type="float">
            <text:p>4.8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60" calcext:value-type="float">
            <text:p>4860</text:p>
          </table:table-cell>
          <table:table-cell office:value-type="float" office:value="1000" calcext:value-type="float">
            <text:p>1000</text:p>
          </table:table-cell>
          <table:table-cell office:value-type="float" office:value="4.86" calcext:value-type="float">
            <text:p>4.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23" calcext:value-type="float">
            <text:p>923</text:p>
          </table:table-cell>
          <table:table-cell office:value-type="float" office:value="92.3" calcext:value-type="float">
            <text:p>92.3</text:p>
          </table:table-cell>
          <table:table-cell office:value-type="float" office:value="499" calcext:value-type="float">
            <text:p>499</text:p>
          </table:table-cell>
          <table:table-cell office:value-type="float" office:value="122" calcext:value-type="float">
            <text:p>122</text:p>
          </table:table-cell>
          <table:table-cell office:value-type="float" office:value="24.4" calcext:value-type="float">
            <text:p>24.4</text:p>
          </table:table-cell>
          <table:table-cell office:value-type="float" office:value="377" calcext:value-type="float">
            <text:p>377</text:p>
          </table:table-cell>
          <table:table-cell office:value-type="float" office:value="194" calcext:value-type="float">
            <text:p>194</text:p>
          </table:table-cell>
          <table:table-cell office:value-type="float" office:value="51.5" calcext:value-type="float">
            <text:p>51.5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86.3" calcext:value-type="float">
            <text:p>86.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OG([.O8];2)" office:value-type="float" office:value="2.74631276642546" calcext:value-type="float">
            <text:p>2.74631276642546</text:p>
          </table:table-cell>
          <table:table-cell table:formula="of:=LOG([.Q8];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845" calcext:value-type="float">
            <text:p>28845</text:p>
          </table:table-cell>
          <table:table-cell office:value-type="float" office:value="1000" calcext:value-type="float">
            <text:p>1000</text:p>
          </table:table-cell>
          <table:table-cell office:value-type="float" office:value="28.845" calcext:value-type="float">
            <text:p>28.8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125174" calcext:value-type="float">
            <text:p>0.1251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174" calcext:value-type="float">
            <text:p>0.000125174</text:p>
          </table:table-cell>
          <table:table-cell office:value-type="float" office:value="0.000051236" calcext:value-type="float">
            <text:p>5.1236E-05</text:p>
          </table:table-cell>
          <table:table-cell office:value-type="float" office:value="0.000645976" calcext:value-type="float">
            <text:p>0.000645976</text:p>
          </table:table-cell>
          <table:table-cell office:value-type="float" office:value="4480" calcext:value-type="float">
            <text:p>4480</text:p>
          </table:table-cell>
          <table:table-cell office:value-type="float" office:value="1000" calcext:value-type="float">
            <text:p>1000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05" calcext:value-type="float">
            <text:p>5605</text:p>
          </table:table-cell>
          <table:table-cell office:value-type="float" office:value="1000" calcext:value-type="float">
            <text:p>1000</text:p>
          </table:table-cell>
          <table:table-cell office:value-type="float" office:value="5.605" calcext:value-type="float">
            <text:p>5.6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39" calcext:value-type="float">
            <text:p>5639</text:p>
          </table:table-cell>
          <table:table-cell office:value-type="float" office:value="1000" calcext:value-type="float">
            <text:p>1000</text:p>
          </table:table-cell>
          <table:table-cell office:value-type="float" office:value="5.639" calcext:value-type="float">
            <text:p>5.6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24" calcext:value-type="float">
            <text:p>5624</text:p>
          </table:table-cell>
          <table:table-cell office:value-type="float" office:value="1000" calcext:value-type="float">
            <text:p>1000</text:p>
          </table:table-cell>
          <table:table-cell office:value-type="float" office:value="5.624" calcext:value-type="float">
            <text:p>5.6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66" calcext:value-type="float">
            <text:p>966</text:p>
          </table:table-cell>
          <table:table-cell office:value-type="float" office:value="96.6" calcext:value-type="float">
            <text:p>96.6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25.8" calcext:value-type="float">
            <text:p>25.8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50.7" calcext:value-type="float">
            <text:p>50.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7.3" calcext:value-type="float">
            <text:p>87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2.16349873228288" calcext:value-type="float">
            <text:p>2.16349873228288</text:p>
          </table:table-cell>
          <table:table-cell table:formula="of:=LOG([.Q9];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496" calcext:value-type="float">
            <text:p>32496</text:p>
          </table:table-cell>
          <table:table-cell office:value-type="float" office:value="1000" calcext:value-type="float">
            <text:p>1000</text:p>
          </table:table-cell>
          <table:table-cell office:value-type="float" office:value="32.496" calcext:value-type="float">
            <text:p>32.49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153989" calcext:value-type="float">
            <text:p>0.153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989" calcext:value-type="float">
            <text:p>0.000153989</text:p>
          </table:table-cell>
          <table:table-cell office:value-type="float" office:value="0.00007741" calcext:value-type="float">
            <text:p>7.741E-05</text:p>
          </table:table-cell>
          <table:table-cell office:value-type="float" office:value="0.000473501" calcext:value-type="float">
            <text:p>0.000473501</text:p>
          </table:table-cell>
          <table:table-cell office:value-type="float" office:value="3049" calcext:value-type="float">
            <text:p>3049</text:p>
          </table:table-cell>
          <table:table-cell office:value-type="float" office:value="1000" calcext:value-type="float">
            <text:p>1000</text:p>
          </table:table-cell>
          <table:table-cell office:value-type="float" office:value="3.049" calcext:value-type="float">
            <text:p>3.04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79" calcext:value-type="float">
            <text:p>6779</text:p>
          </table:table-cell>
          <table:table-cell office:value-type="float" office:value="1000" calcext:value-type="float">
            <text:p>1000</text:p>
          </table:table-cell>
          <table:table-cell office:value-type="float" office:value="6.779" calcext:value-type="float">
            <text:p>6.7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office:value-type="float" office:value="1000" calcext:value-type="float">
            <text:p>10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office:value-type="float" office:value="1000" calcext:value-type="float">
            <text:p>10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0833615034766" calcext:value-type="float">
            <text:p>1.60833615034766</text:p>
          </table:table-cell>
          <table:table-cell table:formula="of:=LOG([.Q10];2)" office:value-type="float" office:value="5.70043971814109" calcext:value-type="float">
            <text:p>5.70043971814109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648" calcext:value-type="float">
            <text:p>4648</text:p>
          </table:table-cell>
          <table:table-cell office:value-type="float" office:value="1000" calcext:value-type="float">
            <text:p>1000</text:p>
          </table:table-cell>
          <table:table-cell office:value-type="float" office:value="4.648" calcext:value-type="float">
            <text:p>4.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455552" calcext:value-type="float">
            <text:p>0.0455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552" calcext:value-type="float">
            <text:p>4.55552E-05</text:p>
          </table:table-cell>
          <table:table-cell office:value-type="float" office:value="0.000033333" calcext:value-type="float">
            <text:p>3.3333E-05</text:p>
          </table:table-cell>
          <table:table-cell office:value-type="float" office:value="0.000590411" calcext:value-type="float">
            <text:p>0.000590411</text:p>
          </table:table-cell>
          <table:table-cell office:value-type="float" office:value="3948" calcext:value-type="float">
            <text:p>3948</text:p>
          </table:table-cell>
          <table:table-cell office:value-type="float" office:value="1000" calcext:value-type="float">
            <text:p>1000</text:p>
          </table:table-cell>
          <table:table-cell office:value-type="float" office:value="3.948" calcext:value-type="float">
            <text:p>3.948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1000" calcext:value-type="float">
            <text:p>1000</text:p>
          </table:table-cell>
          <table:table-cell office:value-type="float" office:value="2.129" calcext:value-type="float">
            <text:p>2.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2" calcext:value-type="float">
            <text:p>2152</text:p>
          </table:table-cell>
          <table:table-cell office:value-type="float" office:value="1000" calcext:value-type="float">
            <text:p>1000</text:p>
          </table:table-cell>
          <table:table-cell office:value-type="float" office:value="2.152" calcext:value-type="float">
            <text:p>2.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42" calcext:value-type="float">
            <text:p>2142</text:p>
          </table:table-cell>
          <table:table-cell office:value-type="float" office:value="1000" calcext:value-type="float">
            <text:p>1000</text:p>
          </table:table-cell>
          <table:table-cell office:value-type="float" office:value="2.142" calcext:value-type="float">
            <text:p>2.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77" calcext:value-type="float">
            <text:p>977</text:p>
          </table:table-cell>
          <table:table-cell office:value-type="float" office:value="97.7" calcext:value-type="float">
            <text:p>97.7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45.7" calcext:value-type="float">
            <text:p>45.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3.9" calcext:value-type="float">
            <text:p>93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1.98112198979431" calcext:value-type="float">
            <text:p>1.98112198979431</text:p>
          </table:table-cell>
          <table:table-cell table:formula="of:=LOG([.Q2];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28" calcext:value-type="float">
            <text:p>9028</text:p>
          </table:table-cell>
          <table:table-cell office:value-type="float" office:value="1000" calcext:value-type="float">
            <text:p>1000</text:p>
          </table:table-cell>
          <table:table-cell office:value-type="float" office:value="9.028" calcext:value-type="float">
            <text:p>9.02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85301" calcext:value-type="float">
            <text:p>0.085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301" calcext:value-type="float">
            <text:p>8.5301E-05</text:p>
          </table:table-cell>
          <table:table-cell office:value-type="float" office:value="0.000034374" calcext:value-type="float">
            <text:p>3.4374E-05</text:p>
          </table:table-cell>
          <table:table-cell office:value-type="float" office:value="0.000900036" calcext:value-type="float">
            <text:p>0.000900036</text:p>
          </table:table-cell>
          <table:table-cell office:value-type="float" office:value="8513" calcext:value-type="float">
            <text:p>8513</text:p>
          </table:table-cell>
          <table:table-cell office:value-type="float" office:value="1000" calcext:value-type="float">
            <text:p>1000</text:p>
          </table:table-cell>
          <table:table-cell office:value-type="float" office:value="8.513" calcext:value-type="float">
            <text:p>8.51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21" calcext:value-type="float">
            <text:p>2521</text:p>
          </table:table-cell>
          <table:table-cell office:value-type="float" office:value="1000" calcext:value-type="float">
            <text:p>1000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000" calcext:value-type="float">
            <text:p>1000</text:p>
          </table:table-cell>
          <table:table-cell office:value-type="float" office:value="2.625" calcext:value-type="float">
            <text:p>2.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 office:value-type="float" office:value="89.6" calcext:value-type="float">
            <text:p>89.6</text:p>
          </table:table-cell>
          <table:table-cell office:value-type="float" office:value="858" calcext:value-type="float">
            <text:p>858</text:p>
          </table:table-cell>
          <table:table-cell office:value-type="float" office:value="336" calcext:value-type="float">
            <text:p>336</text:p>
          </table:table-cell>
          <table:table-cell office:value-type="float" office:value="39.2" calcext:value-type="float">
            <text:p>39.2</text:p>
          </table:table-cell>
          <table:table-cell office:value-type="float" office:value="522" calcext:value-type="float">
            <text:p>522</text:p>
          </table:table-cell>
          <table:table-cell office:value-type="float" office:value="414" calcext:value-type="float">
            <text:p>414</text:p>
          </table:table-cell>
          <table:table-cell office:value-type="float" office:value="79.3" calcext:value-type="float">
            <text:p>79.3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7.1" calcext:value-type="float">
            <text:p>9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3];2)" office:value-type="float" office:value="3.08966763043294" calcext:value-type="float">
            <text:p>3.08966763043294</text:p>
          </table:table-cell>
          <table:table-cell table:formula="of:=LOG([.Q3];2)" office:value-type="float" office:value="7.59245703726808" calcext:value-type="float">
            <text:p>7.59245703726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642" calcext:value-type="float">
            <text:p>13642</text:p>
          </table:table-cell>
          <table:table-cell office:value-type="float" office:value="1000" calcext:value-type="float">
            <text:p>1000</text:p>
          </table:table-cell>
          <table:table-cell office:value-type="float" office:value="13.642" calcext:value-type="float">
            <text:p>13.64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29" calcext:value-type="float">
            <text:p>0.000105329</text:p>
          </table:table-cell>
          <table:table-cell office:value-type="float" office:value="0.000037868" calcext:value-type="float">
            <text:p>3.7868E-05</text:p>
          </table:table-cell>
          <table:table-cell office:value-type="float" office:value="0.00102186" calcext:value-type="float">
            <text:p>0.00102186</text:p>
          </table:table-cell>
          <table:table-cell office:value-type="float" office:value="8938" calcext:value-type="float">
            <text:p>8938</text:p>
          </table:table-cell>
          <table:table-cell office:value-type="float" office:value="1000" calcext:value-type="float">
            <text:p>1000</text:p>
          </table:table-cell>
          <table:table-cell office:value-type="float" office:value="8.938" calcext:value-type="float">
            <text:p>8.938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6" calcext:value-type="float">
            <text:p>3016</text:p>
          </table:table-cell>
          <table:table-cell office:value-type="float" office:value="1000" calcext:value-type="float">
            <text:p>1000</text:p>
          </table:table-cell>
          <table:table-cell office:value-type="float" office:value="3.016" calcext:value-type="float">
            <text:p>3.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4" calcext:value-type="float">
            <text:p>3074</text:p>
          </table:table-cell>
          <table:table-cell office:value-type="float" office:value="1000" calcext:value-type="float">
            <text:p>1000</text:p>
          </table:table-cell>
          <table:table-cell office:value-type="float" office:value="3.074" calcext:value-type="float">
            <text:p>3.0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  <table:table-cell office:value-type="float" office:value="88.3" calcext:value-type="float">
            <text:p>88.3</text:p>
          </table:table-cell>
          <table:table-cell office:value-type="float" office:value="848" calcext:value-type="float">
            <text:p>848</text:p>
          </table:table-cell>
          <table:table-cell office:value-type="float" office:value="248" calcext:value-type="float">
            <text:p>248</text:p>
          </table:table-cell>
          <table:table-cell office:value-type="float" office:value="29.2" calcext:value-type="float">
            <text:p>29.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68.3" calcext:value-type="float">
            <text:p>68.3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63.2" calcext:value-type="float">
            <text:p>63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1.4" calcext:value-type="float">
            <text:p>71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LOG([.O4];2)" office:value-type="float" office:value="3.15995204473292" calcext:value-type="float">
            <text:p>3.15995204473292</text:p>
          </table:table-cell>
          <table:table-cell table:formula="of:=LOG([.Q4];2)" office:value-type="float" office:value="7.53915881110803" calcext:value-type="float">
            <text:p>7.53915881110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41" calcext:value-type="float">
            <text:p>17741</text:p>
          </table:table-cell>
          <table:table-cell office:value-type="float" office:value="1000" calcext:value-type="float">
            <text:p>1000</text:p>
          </table:table-cell>
          <table:table-cell office:value-type="float" office:value="17.741" calcext:value-type="float">
            <text:p>17.7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153425" calcext:value-type="float">
            <text:p>0.153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425" calcext:value-type="float">
            <text:p>0.000153425</text:p>
          </table:table-cell>
          <table:table-cell office:value-type="float" office:value="0.000041223" calcext:value-type="float">
            <text:p>4.1223E-05</text:p>
          </table:table-cell>
          <table:table-cell office:value-type="float" office:value="0.00145155" calcext:value-type="float">
            <text:p>0.00145155</text:p>
          </table:table-cell>
          <table:table-cell office:value-type="float" office:value="14398" calcext:value-type="float">
            <text:p>14398</text:p>
          </table:table-cell>
          <table:table-cell office:value-type="float" office:value="1000" calcext:value-type="float">
            <text:p>1000</text:p>
          </table:table-cell>
          <table:table-cell office:value-type="float" office:value="14.398" calcext:value-type="float">
            <text:p>14.398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85" calcext:value-type="float">
            <text:p>3385</text:p>
          </table:table-cell>
          <table:table-cell office:value-type="float" office:value="1000" calcext:value-type="float">
            <text:p>1000</text:p>
          </table:table-cell>
          <table:table-cell office:value-type="float" office:value="3.385" calcext:value-type="float">
            <text:p>3.3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1" calcext:value-type="float">
            <text:p>3571</text:p>
          </table:table-cell>
          <table:table-cell office:value-type="float" office:value="1000" calcext:value-type="float">
            <text:p>1000</text:p>
          </table:table-cell>
          <table:table-cell office:value-type="float" office:value="3.571" calcext:value-type="float">
            <text:p>3.5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61" calcext:value-type="float">
            <text:p>3461</text:p>
          </table:table-cell>
          <table:table-cell office:value-type="float" office:value="1000" calcext:value-type="float">
            <text:p>1000</text:p>
          </table:table-cell>
          <table:table-cell office:value-type="float" office:value="3.461" calcext:value-type="float">
            <text:p>3.4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office:value-type="float" office:value="81.6" calcext:value-type="float">
            <text:p>81.6</text:p>
          </table:table-cell>
          <table:table-cell office:value-type="float" office:value="1615" calcext:value-type="float">
            <text:p>1615</text:p>
          </table:table-cell>
          <table:table-cell office:value-type="float" office:value="370" calcext:value-type="float">
            <text:p>370</text:p>
          </table:table-cell>
          <table:table-cell office:value-type="float" office:value="22.9" calcext:value-type="float">
            <text:p>22.9</text:p>
          </table:table-cell>
          <table:table-cell office:value-type="float" office:value="1245" calcext:value-type="float">
            <text:p>1245</text:p>
          </table:table-cell>
          <table:table-cell office:value-type="float" office:value="747" calcext:value-type="float">
            <text:p>747</text:p>
          </table:table-cell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377" calcext:value-type="float">
            <text:p>377</text:p>
          </table:table-cell>
          <table:table-cell office:value-type="float" office:value="75.7" calcext:value-type="float">
            <text:p>75.7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.2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6.4" calcext:value-type="float">
            <text:p>36.4</text:p>
          </table:table-cell>
          <table:table-cell table:formula="of:=LOG([.O5];2)" office:value-type="float" office:value="3.84779651832754" calcext:value-type="float">
            <text:p>3.84779651832754</text:p>
          </table:table-cell>
          <table:table-cell table:formula="of:=LOG([.Q5];2)" office:value-type="float" office:value="8.13442632022093" calcext:value-type="float">
            <text:p>8.13442632022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466" calcext:value-type="float">
            <text:p>22466</text:p>
          </table:table-cell>
          <table:table-cell office:value-type="float" office:value="1000" calcext:value-type="float">
            <text:p>1000</text:p>
          </table:table-cell>
          <table:table-cell office:value-type="float" office:value="22.466" calcext:value-type="float">
            <text:p>22.46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173769" calcext:value-type="float">
            <text:p>0.173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69" calcext:value-type="float">
            <text:p>0.000173769</text:p>
          </table:table-cell>
          <table:table-cell office:value-type="float" office:value="0.000046047" calcext:value-type="float">
            <text:p>4.6047E-05</text:p>
          </table:table-cell>
          <table:table-cell office:value-type="float" office:value="0.00136045" calcext:value-type="float">
            <text:p>0.00136045</text:p>
          </table:table-cell>
          <table:table-cell office:value-type="float" office:value="14801" calcext:value-type="float">
            <text:p>14801</text:p>
          </table:table-cell>
          <table:table-cell office:value-type="float" office:value="1000" calcext:value-type="float">
            <text:p>1000</text:p>
          </table:table-cell>
          <table:table-cell office:value-type="float" office:value="14.801" calcext:value-type="float">
            <text:p>14.80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float" office:value="1000" calcext:value-type="float">
            <text:p>100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86" calcext:value-type="float">
            <text:p>4086</text:p>
          </table:table-cell>
          <table:table-cell office:value-type="float" office:value="1000" calcext:value-type="float">
            <text:p>1000</text:p>
          </table:table-cell>
          <table:table-cell office:value-type="float" office:value="4.086" calcext:value-type="float">
            <text:p>4.0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96" calcext:value-type="float">
            <text:p>3996</text:p>
          </table:table-cell>
          <table:table-cell office:value-type="float" office:value="1000" calcext:value-type="float">
            <text:p>1000</text:p>
          </table:table-cell>
          <table:table-cell office:value-type="float" office:value="3.996" calcext:value-type="float">
            <text:p>3.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office:value-type="float" office:value="81.6" calcext:value-type="float">
            <text:p>81.6</text:p>
          </table:table-cell>
          <table:table-cell office:value-type="float" office:value="1668" calcext:value-type="float">
            <text:p>1668</text:p>
          </table:table-cell>
          <table:table-cell office:value-type="float" office:value="346" calcext:value-type="float">
            <text:p>346</text:p>
          </table:table-cell>
          <table:table-cell office:value-type="float" office:value="20.7" calcext:value-type="float">
            <text:p>20.7</text:p>
          </table:table-cell>
          <table:table-cell office:value-type="float" office:value="1322" calcext:value-type="float">
            <text:p>1322</text:p>
          </table:table-cell>
          <table:table-cell office:value-type="float" office:value="681" calcext:value-type="float">
            <text:p>681</text:p>
          </table:table-cell>
          <table:table-cell office:value-type="float" office:value="51.5" calcext:value-type="float">
            <text:p>51.5</text:p>
          </table:table-cell>
          <table:table-cell office:value-type="float" office:value="641" calcext:value-type="float">
            <text:p>641</text:p>
          </table:table-cell>
          <table:table-cell office:value-type="float" office:value="542" calcext:value-type="float">
            <text:p>542</text:p>
          </table:table-cell>
          <table:table-cell office:value-type="float" office:value="84.6" calcext:value-type="float">
            <text:p>84.6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LOG([.O6];2)" office:value-type="float" office:value="3.88762274684317" calcext:value-type="float">
            <text:p>3.88762274684317</text:p>
          </table:table-cell>
          <table:table-cell table:formula="of:=LOG([.Q6];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47" calcext:value-type="float">
            <text:p>26947</text:p>
          </table:table-cell>
          <table:table-cell office:value-type="float" office:value="1000" calcext:value-type="float">
            <text:p>1000</text:p>
          </table:table-cell>
          <table:table-cell office:value-type="float" office:value="26.947" calcext:value-type="float">
            <text:p>26.94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175877" calcext:value-type="float">
            <text:p>0.175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877" calcext:value-type="float">
            <text:p>0.000175877</text:p>
          </table:table-cell>
          <table:table-cell office:value-type="float" office:value="0.00005123" calcext:value-type="float">
            <text:p>5.123E-05</text:p>
          </table:table-cell>
          <table:table-cell office:value-type="float" office:value="0.00210059" calcext:value-type="float">
            <text:p>0.00210059</text:p>
          </table:table-cell>
          <table:table-cell office:value-type="float" office:value="12545" calcext:value-type="float">
            <text:p>12545</text:p>
          </table:table-cell>
          <table:table-cell office:value-type="float" office:value="1000" calcext:value-type="float">
            <text:p>1000</text:p>
          </table:table-cell>
          <table:table-cell office:value-type="float" office:value="12.545" calcext:value-type="float">
            <text:p>12.5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54" calcext:value-type="float">
            <text:p>4454</text:p>
          </table:table-cell>
          <table:table-cell office:value-type="float" office:value="1000" calcext:value-type="float">
            <text:p>1000</text:p>
          </table:table-cell>
          <table:table-cell office:value-type="float" office:value="4.454" calcext:value-type="float">
            <text:p>4.4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00" calcext:value-type="float">
            <text:p>4600</text:p>
          </table:table-cell>
          <table:table-cell office:value-type="float" office:value="1000" calcext:value-type="float">
            <text:p>100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21" calcext:value-type="float">
            <text:p>4521</text:p>
          </table:table-cell>
          <table:table-cell office:value-type="float" office:value="1000" calcext:value-type="float">
            <text:p>1000</text:p>
          </table:table-cell>
          <table:table-cell office:value-type="float" office:value="4.521" calcext:value-type="float">
            <text:p>4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85.5" calcext:value-type="float">
            <text:p>85.5</text:p>
          </table:table-cell>
          <table:table-cell office:value-type="float" office:value="1318" calcext:value-type="float">
            <text:p>1318</text:p>
          </table:table-cell>
          <table:table-cell office:value-type="float" office:value="280" calcext:value-type="float">
            <text:p>280</text:p>
          </table:table-cell>
          <table:table-cell office:value-type="float" office:value="21.2" calcext:value-type="float">
            <text:p>21.2</text:p>
          </table:table-cell>
          <table:table-cell office:value-type="float" office:value="1038" calcext:value-type="float">
            <text:p>1038</text:p>
          </table:table-cell>
          <table:table-cell office:value-type="float" office:value="523" calcext:value-type="float">
            <text:p>523</text:p>
          </table:table-cell>
          <table:table-cell office:value-type="float" office:value="50.4" calcext:value-type="float">
            <text:p>50.4</text:p>
          </table:table-cell>
          <table:table-cell office:value-type="float" office:value="515" calcext:value-type="float">
            <text:p>515</text:p>
          </table:table-cell>
          <table:table-cell office:value-type="float" office:value="414" calcext:value-type="float">
            <text:p>414</text:p>
          </table:table-cell>
          <table:table-cell office:value-type="float" office:value="80.4" calcext:value-type="float">
            <text:p>80.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LOG([.O7];2)" office:value-type="float" office:value="3.64904056563445" calcext:value-type="float">
            <text:p>3.64904056563445</text:p>
          </table:table-cell>
          <table:table-cell table:formula="of:=LOG([.Q7];2)" office:value-type="float" office:value="8.33985000288462" calcext:value-type="float">
            <text:p>8.33985000288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55" calcext:value-type="float">
            <text:p>31455</text:p>
          </table:table-cell>
          <table:table-cell office:value-type="float" office:value="1000" calcext:value-type="float">
            <text:p>1000</text:p>
          </table:table-cell>
          <table:table-cell office:value-type="float" office:value="31.455" calcext:value-type="float">
            <text:p>31.45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180569" calcext:value-type="float">
            <text:p>0.1805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569" calcext:value-type="float">
            <text:p>0.000180569</text:p>
          </table:table-cell>
          <table:table-cell office:value-type="float" office:value="0.000058152" calcext:value-type="float">
            <text:p>5.8152E-05</text:p>
          </table:table-cell>
          <table:table-cell office:value-type="float" office:value="0.00152926" calcext:value-type="float">
            <text:p>0.00152926</text:p>
          </table:table-cell>
          <table:table-cell office:value-type="float" office:value="9940" calcext:value-type="float">
            <text:p>9940</text:p>
          </table:table-cell>
          <table:table-cell office:value-type="float" office:value="1000" calcext:value-type="float">
            <text:p>1000</text:p>
          </table:table-cell>
          <table:table-cell office:value-type="float" office:value="9.94" calcext:value-type="float">
            <text:p>9.94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37" calcext:value-type="float">
            <text:p>5137</text:p>
          </table:table-cell>
          <table:table-cell office:value-type="float" office:value="1000" calcext:value-type="float">
            <text:p>1000</text:p>
          </table:table-cell>
          <table:table-cell office:value-type="float" office:value="5.137" calcext:value-type="float">
            <text:p>5.1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61" calcext:value-type="float">
            <text:p>5261</text:p>
          </table:table-cell>
          <table:table-cell office:value-type="float" office:value="1000" calcext:value-type="float">
            <text:p>1000</text:p>
          </table:table-cell>
          <table:table-cell office:value-type="float" office:value="5.261" calcext:value-type="float">
            <text:p>5.2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91" calcext:value-type="float">
            <text:p>5191</text:p>
          </table:table-cell>
          <table:table-cell office:value-type="float" office:value="1000" calcext:value-type="float">
            <text:p>1000</text:p>
          </table:table-cell>
          <table:table-cell office:value-type="float" office:value="5.191" calcext:value-type="float">
            <text:p>5.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76" calcext:value-type="float">
            <text:p>876</text:p>
          </table:table-cell>
          <table:table-cell office:value-type="float" office:value="87.6" calcext:value-type="float">
            <text:p>87.6</text:p>
          </table:table-cell>
          <table:table-cell office:value-type="float" office:value="921" calcext:value-type="float">
            <text:p>921</text:p>
          </table:table-cell>
          <table:table-cell office:value-type="float" office:value="185" calcext:value-type="float">
            <text:p>185</text:p>
          </table:table-cell>
          <table:table-cell office:value-type="float" office:value="20.1" calcext:value-type="float">
            <text:p>20.1</text:p>
          </table:table-cell>
          <table:table-cell office:value-type="float" office:value="736" calcext:value-type="float">
            <text:p>736</text:p>
          </table:table-cell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float" office:value="346" calcext:value-type="float">
            <text:p>346</text:p>
          </table:table-cell>
          <table:table-cell office:value-type="float" office:value="85.4" calcext:value-type="float">
            <text:p>85.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  <table:table-cell table:formula="of:=LOG([.O8];2)" office:value-type="float" office:value="3.31324585178756" calcext:value-type="float">
            <text:p>3.31324585178756</text:p>
          </table:table-cell>
          <table:table-cell table:formula="of:=LOG([.Q8];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27" calcext:value-type="float">
            <text:p>35927</text:p>
          </table:table-cell>
          <table:table-cell office:value-type="float" office:value="1000" calcext:value-type="float">
            <text:p>1000</text:p>
          </table:table-cell>
          <table:table-cell office:value-type="float" office:value="35.927" calcext:value-type="float">
            <text:p>35.92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16836" calcext:value-type="float">
            <text:p>0.16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36" calcext:value-type="float">
            <text:p>0.00016836</text:p>
          </table:table-cell>
          <table:table-cell office:value-type="float" office:value="0.000076982" calcext:value-type="float">
            <text:p>7.6982E-05</text:p>
          </table:table-cell>
          <table:table-cell office:value-type="float" office:value="0.00160627" calcext:value-type="float">
            <text:p>0.00160627</text:p>
          </table:table-cell>
          <table:table-cell office:value-type="float" office:value="5105" calcext:value-type="float">
            <text:p>5105</text:p>
          </table:table-cell>
          <table:table-cell office:value-type="float" office:value="1000" calcext:value-type="float">
            <text:p>1000</text:p>
          </table:table-cell>
          <table:table-cell office:value-type="float" office:value="5.105" calcext:value-type="float">
            <text:p>5.10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35" calcext:value-type="float">
            <text:p>6035</text:p>
          </table:table-cell>
          <table:table-cell office:value-type="float" office:value="1000" calcext:value-type="float">
            <text:p>1000</text:p>
          </table:table-cell>
          <table:table-cell office:value-type="float" office:value="6.035" calcext:value-type="float">
            <text:p>6.0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80" calcext:value-type="float">
            <text:p>6080</text:p>
          </table:table-cell>
          <table:table-cell office:value-type="float" office:value="1000" calcext:value-type="float">
            <text:p>1000</text:p>
          </table:table-cell>
          <table:table-cell office:value-type="float" office:value="6.08" calcext:value-type="float">
            <text:p>6.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51" calcext:value-type="float">
            <text:p>6051</text:p>
          </table:table-cell>
          <table:table-cell office:value-type="float" office:value="1000" calcext:value-type="float">
            <text:p>1000</text:p>
          </table:table-cell>
          <table:table-cell office:value-type="float" office:value="6.051" calcext:value-type="float">
            <text:p>6.0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5.5" calcext:value-type="float">
            <text:p>95.5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20.8" calcext:value-type="float">
            <text:p>20.8</text:p>
          </table:table-cell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4.3" calcext:value-type="float">
            <text:p>84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table:formula="of:=LOG([.O9];2)" office:value-type="float" office:value="2.35191096110308" calcext:value-type="float">
            <text:p>2.35191096110308</text:p>
          </table:table-cell>
          <table:table-cell table:formula="of:=LOG([.Q9];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42" calcext:value-type="float">
            <text:p>40442</text:p>
          </table:table-cell>
          <table:table-cell office:value-type="float" office:value="1000" calcext:value-type="float">
            <text:p>1000</text:p>
          </table:table-cell>
          <table:table-cell office:value-type="float" office:value="40.442" calcext:value-type="float">
            <text:p>40.44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200504" calcext:value-type="float">
            <text:p>0.2005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504" calcext:value-type="float">
            <text:p>0.000200504</text:p>
          </table:table-cell>
          <table:table-cell office:value-type="float" office:value="0.000112679" calcext:value-type="float">
            <text:p>0.000112679</text:p>
          </table:table-cell>
          <table:table-cell office:value-type="float" office:value="0.00075114" calcext:value-type="float">
            <text:p>0.00075114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96" calcext:value-type="float">
            <text:p>7296</text:p>
          </table:table-cell>
          <table:table-cell office:value-type="float" office:value="1000" calcext:value-type="float">
            <text:p>1000</text:p>
          </table:table-cell>
          <table:table-cell office:value-type="float" office:value="7.296" calcext:value-type="float">
            <text:p>7.2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2900683342718" calcext:value-type="float">
            <text:p>1.62900683342718</text:p>
          </table:table-cell>
          <table:table-cell table:formula="of:=LOG([.Q10];2)" office:value-type="float" office:value="5.70043971814109" calcext:value-type="float">
            <text:p>5.70043971814109</text:p>
          </table:table-cell>
        </table:table-row>
      </table:table>
      <table:table table:name="summary_11" table:style-name="ta1">
        <table:table-column table:style-name="co4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456" calcext:value-type="float">
            <text:p>5456</text:p>
          </table:table-cell>
          <table:table-cell office:value-type="float" office:value="1000" calcext:value-type="float">
            <text:p>1000</text:p>
          </table:table-cell>
          <table:table-cell office:value-type="float" office:value="5.456" calcext:value-type="float">
            <text:p>5.4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1" calcext:value-type="float">
            <text:p>5.911E-05</text:p>
          </table:table-cell>
          <table:table-cell office:value-type="float" office:value="0.000038055" calcext:value-type="float">
            <text:p>3.8055E-05</text:p>
          </table:table-cell>
          <table:table-cell office:value-type="float" office:value="0.00117238" calcext:value-type="float">
            <text:p>0.00117238</text:p>
          </table:table-cell>
          <table:table-cell office:value-type="float" office:value="4755" calcext:value-type="float">
            <text:p>4755</text:p>
          </table:table-cell>
          <table:table-cell office:value-type="float" office:value="1000" calcext:value-type="float">
            <text:p>1000</text:p>
          </table:table-cell>
          <table:table-cell office:value-type="float" office:value="4.755" calcext:value-type="float">
            <text:p>4.755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office:value-type="float" office:value="1000" calcext:value-type="float">
            <text:p>1000</text:p>
          </table:table-cell>
          <table:table-cell office:value-type="float" office:value="2.135" calcext:value-type="float">
            <text:p>2.1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7" calcext:value-type="float">
            <text:p>2167</text:p>
          </table:table-cell>
          <table:table-cell office:value-type="float" office:value="1000" calcext:value-type="float">
            <text:p>1000</text:p>
          </table:table-cell>
          <table:table-cell office:value-type="float" office:value="2.167" calcext:value-type="float">
            <text:p>2.1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6" calcext:value-type="float">
            <text:p>2156</text:p>
          </table:table-cell>
          <table:table-cell office:value-type="float" office:value="1000" calcext:value-type="float">
            <text:p>1000</text:p>
          </table:table-cell>
          <table:table-cell office:value-type="float" office:value="2.156" calcext:value-type="float">
            <text:p>2.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6.8" calcext:value-type="float">
            <text:p>96.8</text:p>
          </table:table-cell>
          <table:table-cell office:value-type="float" office:value="290" calcext:value-type="float">
            <text:p>290</text:p>
          </table:table-cell>
          <table:table-cell office:value-type="float" office:value="126" calcext:value-type="float">
            <text:p>126</text:p>
          </table:table-cell>
          <table:table-cell office:value-type="float" office:value="43.4" calcext:value-type="float">
            <text:p>43.4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85.4" calcext:value-type="float">
            <text:p>85.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2.24944534108584" calcext:value-type="float">
            <text:p>2.24944534108584</text:p>
          </table:table-cell>
          <table:table-cell table:formula="of:=LOG([.Q2];2)" office:value-type="float" office:value="7.56224242422107" calcext:value-type="float">
            <text:p>7.56224242422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049" calcext:value-type="float">
            <text:p>11049</text:p>
          </table:table-cell>
          <table:table-cell office:value-type="float" office:value="1000" calcext:value-type="float">
            <text:p>1000</text:p>
          </table:table-cell>
          <table:table-cell office:value-type="float" office:value="11.049" calcext:value-type="float">
            <text:p>11.04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118203" calcext:value-type="float">
            <text:p>0.1182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203" calcext:value-type="float">
            <text:p>0.000118203</text:p>
          </table:table-cell>
          <table:table-cell office:value-type="float" office:value="0.000041542" calcext:value-type="float">
            <text:p>4.1542E-05</text:p>
          </table:table-cell>
          <table:table-cell office:value-type="float" office:value="0.00117391" calcext:value-type="float">
            <text:p>0.00117391</text:p>
          </table:table-cell>
          <table:table-cell office:value-type="float" office:value="10862" calcext:value-type="float">
            <text:p>10862</text:p>
          </table:table-cell>
          <table:table-cell office:value-type="float" office:value="1000" calcext:value-type="float">
            <text:p>1000</text:p>
          </table:table-cell>
          <table:table-cell office:value-type="float" office:value="10.862" calcext:value-type="float">
            <text:p>10.86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000" calcext:value-type="float">
            <text:p>100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7" calcext:value-type="float">
            <text:p>2767</text:p>
          </table:table-cell>
          <table:table-cell office:value-type="float" office:value="1000" calcext:value-type="float">
            <text:p>1000</text:p>
          </table:table-cell>
          <table:table-cell office:value-type="float" office:value="2.767" calcext:value-type="float">
            <text:p>2.7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46" calcext:value-type="float">
            <text:p>2746</text:p>
          </table:table-cell>
          <table:table-cell office:value-type="float" office:value="1000" calcext:value-type="float">
            <text:p>1000</text:p>
          </table:table-cell>
          <table:table-cell office:value-type="float" office:value="2.746" calcext:value-type="float">
            <text:p>2.7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8.5" calcext:value-type="float">
            <text:p>88.5</text:p>
          </table:table-cell>
          <table:table-cell office:value-type="float" office:value="1259" calcext:value-type="float">
            <text:p>1259</text:p>
          </table:table-cell>
          <table:table-cell office:value-type="float" office:value="471" calcext:value-type="float">
            <text:p>471</text:p>
          </table:table-cell>
          <table:table-cell office:value-type="float" office:value="37.4" calcext:value-type="float">
            <text:p>37.4</text:p>
          </table:table-cell>
          <table:table-cell office:value-type="float" office:value="788" calcext:value-type="float">
            <text:p>788</text:p>
          </table:table-cell>
          <table:table-cell office:value-type="float" office:value="583" calcext:value-type="float">
            <text:p>583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46.3" calcext:value-type="float">
            <text:p>46.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4.5" calcext:value-type="float">
            <text:p>9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table:formula="of:=LOG([.O3];2)" office:value-type="float" office:value="3.44121786326211" calcext:value-type="float">
            <text:p>3.44121786326211</text:p>
          </table:table-cell>
          <table:table-cell table:formula="of:=LOG([.Q3];2)" office:value-type="float" office:value="7.4178525148859" calcext:value-type="float">
            <text:p>7.41785251488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40" calcext:value-type="float">
            <text:p>16440</text:p>
          </table:table-cell>
          <table:table-cell office:value-type="float" office:value="1000" calcext:value-type="float">
            <text:p>1000</text:p>
          </table:table-cell>
          <table:table-cell office:value-type="float" office:value="16.44" calcext:value-type="float">
            <text:p>16.4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62912" calcext:value-type="float">
            <text:p>0.162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912" calcext:value-type="float">
            <text:p>0.000162912</text:p>
          </table:table-cell>
          <table:table-cell office:value-type="float" office:value="0.000042886" calcext:value-type="float">
            <text:p>4.2886E-0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14140" calcext:value-type="float">
            <text:p>14140</text:p>
          </table:table-cell>
          <table:table-cell office:value-type="float" office:value="1000" calcext:value-type="float">
            <text:p>1000</text:p>
          </table:table-cell>
          <table:table-cell office:value-type="float" office:value="14.14" calcext:value-type="float">
            <text:p>14.14</text:p>
          </table:table-cell>
          <table:table-cell office:value-type="float" office:value="3" calcext:value-type="float">
            <text:p>3</text:p>
          </table:table-cell>
          <table:table-cell office:value-type="float" office:value="414" calcext:value-type="float">
            <text:p>414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95" calcext:value-type="float">
            <text:p>3095</text:p>
          </table:table-cell>
          <table:table-cell office:value-type="float" office:value="1000" calcext:value-type="float">
            <text:p>1000</text:p>
          </table:table-cell>
          <table:table-cell office:value-type="float" office:value="3.095" calcext:value-type="float">
            <text:p>3.0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61" calcext:value-type="float">
            <text:p>3261</text:p>
          </table:table-cell>
          <table:table-cell office:value-type="float" office:value="1000" calcext:value-type="float">
            <text:p>1000</text:p>
          </table:table-cell>
          <table:table-cell office:value-type="float" office:value="3.261" calcext:value-type="float">
            <text:p>3.2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35" calcext:value-type="float">
            <text:p>835</text:p>
          </table:table-cell>
          <table:table-cell office:value-type="float" office:value="83.5" calcext:value-type="float">
            <text:p>83.5</text:p>
          </table:table-cell>
          <table:table-cell office:value-type="float" office:value="1601" calcext:value-type="float">
            <text:p>1601</text:p>
          </table:table-cell>
          <table:table-cell office:value-type="float" office:value="367" calcext:value-type="float">
            <text:p>367</text:p>
          </table:table-cell>
          <table:table-cell office:value-type="float" office:value="22.9" calcext:value-type="float">
            <text:p>22.9</text:p>
          </table:table-cell>
          <table:table-cell office:value-type="float" office:value="1234" calcext:value-type="float">
            <text:p>1234</text:p>
          </table:table-cell>
          <table:table-cell office:value-type="float" office:value="788" calcext:value-type="float">
            <text:p>788</text:p>
          </table:table-cell>
          <table:table-cell office:value-type="float" office:value="63.9" calcext:value-type="float">
            <text:p>63.9</text:p>
          </table:table-cell>
          <table:table-cell office:value-type="float" office:value="446" calcext:value-type="float">
            <text:p>446</text:p>
          </table:table-cell>
          <table:table-cell office:value-type="float" office:value="292" calcext:value-type="float">
            <text:p>292</text:p>
          </table:table-cell>
          <table:table-cell office:value-type="float" office:value="65.5" calcext:value-type="float">
            <text:p>65.5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40.3" calcext:value-type="float">
            <text:p>40.3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40.2" calcext:value-type="float">
            <text:p>40.2</text:p>
          </table:table-cell>
          <table:table-cell table:formula="of:=LOG([.O4];2)" office:value-type="float" office:value="3.82171021503467" calcext:value-type="float">
            <text:p>3.82171021503467</text:p>
          </table:table-cell>
          <table:table-cell table:formula="of:=LOG([.Q4];2)" office:value-type="float" office:value="8.69348695749933" calcext:value-type="float">
            <text:p>8.69348695749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865" calcext:value-type="float">
            <text:p>21865</text:p>
          </table:table-cell>
          <table:table-cell office:value-type="float" office:value="1000" calcext:value-type="float">
            <text:p>1000</text:p>
          </table:table-cell>
          <table:table-cell office:value-type="float" office:value="21.865" calcext:value-type="float">
            <text:p>21.86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4065" calcext:value-type="float">
            <text:p>0.240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65" calcext:value-type="float">
            <text:p>0.00024065</text:p>
          </table:table-cell>
          <table:table-cell office:value-type="float" office:value="0.000049329" calcext:value-type="float">
            <text:p>4.9329E-05</text:p>
          </table:table-cell>
          <table:table-cell office:value-type="float" office:value="0.00191489" calcext:value-type="float">
            <text:p>0.00191489</text:p>
          </table:table-cell>
          <table:table-cell office:value-type="float" office:value="22870" calcext:value-type="float">
            <text:p>22870</text:p>
          </table:table-cell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88" calcext:value-type="float">
            <text:p>3788</text:p>
          </table:table-cell>
          <table:table-cell office:value-type="float" office:value="1000" calcext:value-type="float">
            <text:p>1000</text:p>
          </table:table-cell>
          <table:table-cell office:value-type="float" office:value="3.788" calcext:value-type="float">
            <text:p>3.7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5" calcext:value-type="float">
            <text:p>3665</text:p>
          </table:table-cell>
          <table:table-cell office:value-type="float" office:value="1000" calcext:value-type="float">
            <text:p>1000</text:p>
          </table:table-cell>
          <table:table-cell office:value-type="float" office:value="3.665" calcext:value-type="float">
            <text:p>3.6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68" calcext:value-type="float">
            <text:p>768</text:p>
          </table:table-cell>
          <table:table-cell office:value-type="float" office:value="76.8" calcext:value-type="float">
            <text:p>76.8</text:p>
          </table:table-cell>
          <table:table-cell office:value-type="float" office:value="2826" calcext:value-type="float">
            <text:p>2826</text:p>
          </table:table-cell>
          <table:table-cell office:value-type="float" office:value="549" calcext:value-type="float">
            <text:p>549</text:p>
          </table:table-cell>
          <table:table-cell office:value-type="float" office:value="19.4" calcext:value-type="float">
            <text:p>19.4</text:p>
          </table:table-cell>
          <table:table-cell office:value-type="float" office:value="2277" calcext:value-type="float">
            <text:p>2277</text:p>
          </table:table-cell>
          <table:table-cell office:value-type="float" office:value="1151" calcext:value-type="float">
            <text:p>1151</text:p>
          </table:table-cell>
          <table:table-cell office:value-type="float" office:value="50.5" calcext:value-type="float">
            <text:p>50.5</text:p>
          </table:table-cell>
          <table:table-cell office:value-type="float" office:value="1126" calcext:value-type="float">
            <text:p>1126</text:p>
          </table:table-cell>
          <table:table-cell office:value-type="float" office:value="859" calcext:value-type="float">
            <text:p>859</text:p>
          </table:table-cell>
          <table:table-cell office:value-type="float" office:value="76.3" calcext:value-type="float">
            <text:p>76.3</text:p>
          </table:table-cell>
          <table:table-cell office:value-type="float" office:value="267" calcext:value-type="float">
            <text:p>267</text:p>
          </table:table-cell>
          <table:table-cell office:value-type="float" office:value="57" calcext:value-type="float">
            <text:p>57</text:p>
          </table:table-cell>
          <table:table-cell office:value-type="float" office:value="21.3" calcext:value-type="float">
            <text:p>21.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45.7" calcext:value-type="float">
            <text:p>45.7</text:p>
          </table:table-cell>
          <table:table-cell table:formula="of:=LOG([.O5];2)" office:value-type="float" office:value="4.51538446063695" calcext:value-type="float">
            <text:p>4.51538446063695</text:p>
          </table:table-cell>
          <table:table-cell table:formula="of:=LOG([.Q5];2)" office:value-type="float" office:value="8.28540221886225" calcext:value-type="float">
            <text:p>8.28540221886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428" calcext:value-type="float">
            <text:p>27428</text:p>
          </table:table-cell>
          <table:table-cell office:value-type="float" office:value="1000" calcext:value-type="float">
            <text:p>1000</text:p>
          </table:table-cell>
          <table:table-cell office:value-type="float" office:value="27.428" calcext:value-type="float">
            <text:p>27.4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283269" calcext:value-type="float">
            <text:p>0.283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269" calcext:value-type="float">
            <text:p>0.000283269</text:p>
          </table:table-cell>
          <table:table-cell office:value-type="float" office:value="0.00005963" calcext:value-type="float">
            <text:p>5.963E-05</text:p>
          </table:table-cell>
          <table:table-cell office:value-type="float" office:value="0.00293843" calcext:value-type="float">
            <text:p>0.00293843</text:p>
          </table:table-cell>
          <table:table-cell office:value-type="float" office:value="24195" calcext:value-type="float">
            <text:p>24195</text:p>
          </table:table-cell>
          <table:table-cell office:value-type="float" office:value="1000" calcext:value-type="float">
            <text:p>1000</text:p>
          </table:table-cell>
          <table:table-cell office:value-type="float" office:value="24.195" calcext:value-type="float">
            <text:p>24.195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29" calcext:value-type="float">
            <text:p>4329</text:p>
          </table:table-cell>
          <table:table-cell office:value-type="float" office:value="1000" calcext:value-type="float">
            <text:p>1000</text:p>
          </table:table-cell>
          <table:table-cell office:value-type="float" office:value="4.329" calcext:value-type="float">
            <text:p>4.3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56" calcext:value-type="float">
            <text:p>756</text:p>
          </table:table-cell>
          <table:table-cell office:value-type="float" office:value="75.6" calcext:value-type="float">
            <text:p>75.6</text:p>
          </table:table-cell>
          <table:table-cell office:value-type="float" office:value="2977" calcext:value-type="float">
            <text:p>2977</text:p>
          </table:table-cell>
          <table:table-cell office:value-type="float" office:value="558" calcext:value-type="float">
            <text:p>558</text:p>
          </table:table-cell>
          <table:table-cell office:value-type="float" office:value="18.7" calcext:value-type="float">
            <text:p>18.7</text:p>
          </table:table-cell>
          <table:table-cell office:value-type="float" office:value="2419" calcext:value-type="float">
            <text:p>2419</text:p>
          </table:table-cell>
          <table:table-cell office:value-type="float" office:value="1099" calcext:value-type="float">
            <text:p>1099</text:p>
          </table:table-cell>
          <table:table-cell office:value-type="float" office:value="45.4" calcext:value-type="float">
            <text:p>45.4</text:p>
          </table:table-cell>
          <table:table-cell office:value-type="float" office:value="1320" calcext:value-type="float">
            <text:p>1320</text:p>
          </table:table-cell>
          <table:table-cell office:value-type="float" office:value="1057" calcext:value-type="float">
            <text:p>1057</text:p>
          </table:table-cell>
          <table:table-cell office:value-type="float" office:value="80.1" calcext:value-type="float">
            <text:p>80.1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  <table:table-cell office:value-type="float" office:value="39.3" calcext:value-type="float">
            <text:p>39.3</text:p>
          </table:table-cell>
          <table:table-cell table:formula="of:=LOG([.O6];2)" office:value-type="float" office:value="4.59663703410207" calcext:value-type="float">
            <text:p>4.59663703410207</text:p>
          </table:table-cell>
          <table:table-cell table:formula="of:=LOG([.Q6];2)" office:value-type="float" office:value="8.57364718749332" calcext:value-type="float">
            <text:p>8.57364718749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3084" calcext:value-type="float">
            <text:p>33084</text:p>
          </table:table-cell>
          <table:table-cell office:value-type="float" office:value="1000" calcext:value-type="float">
            <text:p>1000</text:p>
          </table:table-cell>
          <table:table-cell office:value-type="float" office:value="33.084" calcext:value-type="float">
            <text:p>33.08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357" calcext:value-type="float">
            <text:p>0.000292357</text:p>
          </table:table-cell>
          <table:table-cell office:value-type="float" office:value="0.000065601" calcext:value-type="float">
            <text:p>6.5601E-05</text:p>
          </table:table-cell>
          <table:table-cell office:value-type="float" office:value="0.00231993" calcext:value-type="float">
            <text:p>0.00231993</text:p>
          </table:table-cell>
          <table:table-cell office:value-type="float" office:value="21323" calcext:value-type="float">
            <text:p>21323</text:p>
          </table:table-cell>
          <table:table-cell office:value-type="float" office:value="1000" calcext:value-type="float">
            <text:p>1000</text:p>
          </table:table-cell>
          <table:table-cell office:value-type="float" office:value="21.323" calcext:value-type="float">
            <text:p>21.323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804" calcext:value-type="float">
            <text:p>804</text:p>
          </table:table-cell>
          <table:table-cell office:value-type="float" office:value="1000" calcext:value-type="float">
            <text:p>1000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04" calcext:value-type="float">
            <text:p>4704</text:p>
          </table:table-cell>
          <table:table-cell office:value-type="float" office:value="1000" calcext:value-type="float">
            <text:p>1000</text:p>
          </table:table-cell>
          <table:table-cell office:value-type="float" office:value="4.704" calcext:value-type="float">
            <text:p>4.7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24" calcext:value-type="float">
            <text:p>4924</text:p>
          </table:table-cell>
          <table:table-cell office:value-type="float" office:value="1000" calcext:value-type="float">
            <text:p>1000</text:p>
          </table:table-cell>
          <table:table-cell office:value-type="float" office:value="4.924" calcext:value-type="float">
            <text:p>4.9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01" calcext:value-type="float">
            <text:p>4801</text:p>
          </table:table-cell>
          <table:table-cell office:value-type="float" office:value="1000" calcext:value-type="float">
            <text:p>1000</text:p>
          </table:table-cell>
          <table:table-cell office:value-type="float" office:value="4.801" calcext:value-type="float">
            <text:p>4.8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83" calcext:value-type="float">
            <text:p>783</text:p>
          </table:table-cell>
          <table:table-cell office:value-type="float" office:value="78.3" calcext:value-type="float">
            <text:p>78.3</text:p>
          </table:table-cell>
          <table:table-cell office:value-type="float" office:value="2496" calcext:value-type="float">
            <text:p>2496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2046" calcext:value-type="float">
            <text:p>2046</text:p>
          </table:table-cell>
          <table:table-cell office:value-type="float" office:value="806" calcext:value-type="float">
            <text:p>806</text:p>
          </table:table-cell>
          <table:table-cell office:value-type="float" office:value="39.4" calcext:value-type="float">
            <text:p>39.4</text:p>
          </table:table-cell>
          <table:table-cell office:value-type="float" office:value="1240" calcext:value-type="float">
            <text:p>1240</text:p>
          </table:table-cell>
          <table:table-cell office:value-type="float" office:value="1009" calcext:value-type="float">
            <text:p>1009</text:p>
          </table:table-cell>
          <table:table-cell office:value-type="float" office:value="81.4" calcext:value-type="float">
            <text:p>81.4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26" calcext:value-type="float">
            <text:p>226</text:p>
          </table:table-cell>
          <table:table-cell office:value-type="float" office:value="68" calcext:value-type="float">
            <text:p>68</text:p>
          </table:table-cell>
          <table:table-cell office:value-type="float" office:value="30.1" calcext:value-type="float">
            <text:p>30.1</text:p>
          </table:table-cell>
          <table:table-cell table:formula="of:=LOG([.O7];2)" office:value-type="float" office:value="4.41433852457181" calcext:value-type="float">
            <text:p>4.41433852457181</text:p>
          </table:table-cell>
          <table:table-cell table:formula="of:=LOG([.Q7];2)" office:value-type="float" office:value="8.28540221886225" calcext:value-type="float">
            <text:p>8.28540221886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87" calcext:value-type="float">
            <text:p>38587</text:p>
          </table:table-cell>
          <table:table-cell office:value-type="float" office:value="1000" calcext:value-type="float">
            <text:p>1000</text:p>
          </table:table-cell>
          <table:table-cell office:value-type="float" office:value="38.587" calcext:value-type="float">
            <text:p>38.58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.275573" calcext:value-type="float">
            <text:p>0.275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573" calcext:value-type="float">
            <text:p>0.000275573</text:p>
          </table:table-cell>
          <table:table-cell office:value-type="float" office:value="0.000073877" calcext:value-type="float">
            <text:p>7.3877E-05</text:p>
          </table:table-cell>
          <table:table-cell office:value-type="float" office:value="0.00302233" calcext:value-type="float">
            <text:p>0.00302233</text:p>
          </table:table-cell>
          <table:table-cell office:value-type="float" office:value="15051" calcext:value-type="float">
            <text:p>15051</text:p>
          </table:table-cell>
          <table:table-cell office:value-type="float" office:value="1000" calcext:value-type="float">
            <text:p>1000</text:p>
          </table:table-cell>
          <table:table-cell office:value-type="float" office:value="15.051" calcext:value-type="float">
            <text:p>15.051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33" calcext:value-type="float">
            <text:p>5433</text:p>
          </table:table-cell>
          <table:table-cell office:value-type="float" office:value="1000" calcext:value-type="float">
            <text:p>1000</text:p>
          </table:table-cell>
          <table:table-cell office:value-type="float" office:value="5.433" calcext:value-type="float">
            <text:p>5.4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09" calcext:value-type="float">
            <text:p>5609</text:p>
          </table:table-cell>
          <table:table-cell office:value-type="float" office:value="1000" calcext:value-type="float">
            <text:p>1000</text:p>
          </table:table-cell>
          <table:table-cell office:value-type="float" office:value="5.609" calcext:value-type="float">
            <text:p>5.6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01" calcext:value-type="float">
            <text:p>5501</text:p>
          </table:table-cell>
          <table:table-cell office:value-type="float" office:value="1000" calcext:value-type="float">
            <text:p>1000</text:p>
          </table:table-cell>
          <table:table-cell office:value-type="float" office:value="5.501" calcext:value-type="float">
            <text:p>5.5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25" calcext:value-type="float">
            <text:p>825</text:p>
          </table:table-cell>
          <table:table-cell office:value-type="float" office:value="82.5" calcext:value-type="float">
            <text:p>82.5</text:p>
          </table:table-cell>
          <table:table-cell office:value-type="float" office:value="1612" calcext:value-type="float">
            <text:p>1612</text:p>
          </table:table-cell>
          <table:table-cell office:value-type="float" office:value="288" calcext:value-type="float">
            <text:p>288</text:p>
          </table:table-cell>
          <table:table-cell office:value-type="float" office:value="17.9" calcext:value-type="float">
            <text:p>17.9</text:p>
          </table:table-cell>
          <table:table-cell office:value-type="float" office:value="1324" calcext:value-type="float">
            <text:p>1324</text:p>
          </table:table-cell>
          <table:table-cell office:value-type="float" office:value="505" calcext:value-type="float">
            <text:p>505</text:p>
          </table:table-cell>
          <table:table-cell office:value-type="float" office:value="38.1" calcext:value-type="float">
            <text:p>38.1</text:p>
          </table:table-cell>
          <table:table-cell office:value-type="float" office:value="819" calcext:value-type="float">
            <text:p>819</text:p>
          </table:table-cell>
          <table:table-cell office:value-type="float" office:value="701" calcext:value-type="float">
            <text:p>701</text:p>
          </table:table-cell>
          <table:table-cell office:value-type="float" office:value="85.6" calcext:value-type="float">
            <text:p>85.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21.2" calcext:value-type="float">
            <text:p>21.2</text:p>
          </table:table-cell>
          <table:table-cell table:formula="of:=LOG([.O8];2)" office:value-type="float" office:value="3.91178743882337" calcext:value-type="float">
            <text:p>3.91178743882337</text:p>
          </table:table-cell>
          <table:table-cell table:formula="of:=LOG([.Q8];2)" office:value-type="float" office:value="8.43879185257826" calcext:value-type="float">
            <text:p>8.43879185257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83" calcext:value-type="float">
            <text:p>43983</text:p>
          </table:table-cell>
          <table:table-cell office:value-type="float" office:value="1000" calcext:value-type="float">
            <text:p>1000</text:p>
          </table:table-cell>
          <table:table-cell office:value-type="float" office:value="43.983" calcext:value-type="float">
            <text:p>43.98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249193" calcext:value-type="float">
            <text:p>0.249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193" calcext:value-type="float">
            <text:p>0.000249193</text:p>
          </table:table-cell>
          <table:table-cell office:value-type="float" office:value="0.000109628" calcext:value-type="float">
            <text:p>0.000109628</text:p>
          </table:table-cell>
          <table:table-cell office:value-type="float" office:value="0.00271815" calcext:value-type="float">
            <text:p>0.00271815</text:p>
          </table:table-cell>
          <table:table-cell office:value-type="float" office:value="8726" calcext:value-type="float">
            <text:p>8726</text:p>
          </table:table-cell>
          <table:table-cell office:value-type="float" office:value="1000" calcext:value-type="float">
            <text:p>1000</text:p>
          </table:table-cell>
          <table:table-cell office:value-type="float" office:value="8.726" calcext:value-type="float">
            <text:p>8.726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82" calcext:value-type="float">
            <text:p>6382</text:p>
          </table:table-cell>
          <table:table-cell office:value-type="float" office:value="1000" calcext:value-type="float">
            <text:p>1000</text:p>
          </table:table-cell>
          <table:table-cell office:value-type="float" office:value="6.382" calcext:value-type="float">
            <text:p>6.3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0" calcext:value-type="float">
            <text:p>6470</text:p>
          </table:table-cell>
          <table:table-cell office:value-type="float" office:value="1000" calcext:value-type="float">
            <text:p>1000</text:p>
          </table:table-cell>
          <table:table-cell office:value-type="float" office:value="6.47" calcext:value-type="float">
            <text:p>6.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763" calcext:value-type="float">
            <text:p>763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18" calcext:value-type="float">
            <text:p>618</text:p>
          </table:table-cell>
          <table:table-cell office:value-type="float" office:value="225" calcext:value-type="float">
            <text:p>225</text:p>
          </table:table-cell>
          <table:table-cell office:value-type="float" office:value="36.4" calcext:value-type="float">
            <text:p>36.4</text:p>
          </table:table-cell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office:value-type="float" office:value="87.3" calcext:value-type="float">
            <text:p>87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G([.O9];2)" office:value-type="float" office:value="3.12532047371441" calcext:value-type="float">
            <text:p>3.12532047371441</text:p>
          </table:table-cell>
          <table:table-cell table:formula="of:=LOG([.Q9];2)" office:value-type="float" office:value="8.14465824283188" calcext:value-type="float">
            <text:p>8.14465824283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8" calcext:value-type="float">
            <text:p>49538</text:p>
          </table:table-cell>
          <table:table-cell office:value-type="float" office:value="1000" calcext:value-type="float">
            <text:p>1000</text:p>
          </table:table-cell>
          <table:table-cell office:value-type="float" office:value="49.538" calcext:value-type="float">
            <text:p>49.53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0.257592" calcext:value-type="float">
            <text:p>0.2575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592" calcext:value-type="float">
            <text:p>0.000257592</text:p>
          </table:table-cell>
          <table:table-cell office:value-type="float" office:value="0.00014384" calcext:value-type="float">
            <text:p>0.00014384</text:p>
          </table:table-cell>
          <table:table-cell office:value-type="float" office:value="0.000983117" calcext:value-type="float">
            <text:p>0.000983117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43" calcext:value-type="float">
            <text:p>7843</text:p>
          </table:table-cell>
          <table:table-cell office:value-type="float" office:value="1000" calcext:value-type="float">
            <text:p>1000</text:p>
          </table:table-cell>
          <table:table-cell office:value-type="float" office:value="7.843" calcext:value-type="float">
            <text:p>7.84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53" calcext:value-type="float">
            <text:p>7853</text:p>
          </table:table-cell>
          <table:table-cell office:value-type="float" office:value="1000" calcext:value-type="float">
            <text:p>1000</text:p>
          </table:table-cell>
          <table:table-cell office:value-type="float" office:value="7.853" calcext:value-type="float">
            <text:p>7.85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49" calcext:value-type="float">
            <text:p>7849</text:p>
          </table:table-cell>
          <table:table-cell office:value-type="float" office:value="1000" calcext:value-type="float">
            <text:p>1000</text:p>
          </table:table-cell>
          <table:table-cell office:value-type="float" office:value="7.849" calcext:value-type="float">
            <text:p>7.8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6.2" calcext:value-type="float">
            <text:p>26.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5.6" calcext:value-type="float">
            <text:p>35.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6.2" calcext:value-type="float">
            <text:p>86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7986726789578" calcext:value-type="float">
            <text:p>1.7986726789578</text:p>
          </table:table-cell>
          <table:table-cell table:formula="of:=LOG([.Q10];2)" office:value-type="float" office:value="6.22881869049588" calcext:value-type="float">
            <text:p>6.22881869049588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12" calcext:value-type="float">
            <text:p>6512</text:p>
          </table:table-cell>
          <table:table-cell office:value-type="float" office:value="1000" calcext:value-type="float">
            <text:p>1000</text:p>
          </table:table-cell>
          <table:table-cell office:value-type="float" office:value="6.512" calcext:value-type="float">
            <text:p>6.5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763862" calcext:value-type="float">
            <text:p>0.0763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3862" calcext:value-type="float">
            <text:p>7.63862E-05</text:p>
          </table:table-cell>
          <table:table-cell office:value-type="float" office:value="0.000043586" calcext:value-type="float">
            <text:p>4.3586E-05</text:p>
          </table:table-cell>
          <table:table-cell office:value-type="float" office:value="0.00126074" calcext:value-type="float">
            <text:p>0.00126074</text:p>
          </table:table-cell>
          <table:table-cell office:value-type="float" office:value="5851" calcext:value-type="float">
            <text:p>5851</text:p>
          </table:table-cell>
          <table:table-cell office:value-type="float" office:value="1000" calcext:value-type="float">
            <text:p>1000</text:p>
          </table:table-cell>
          <table:table-cell office:value-type="float" office:value="5.851" calcext:value-type="float">
            <text:p>5.85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1000" calcext:value-type="float">
            <text:p>1000</text:p>
          </table:table-cell>
          <table:table-cell office:value-type="float" office:value="2.224" calcext:value-type="float">
            <text:p>2.2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5" calcext:value-type="float">
            <text:p>2205</text:p>
          </table:table-cell>
          <table:table-cell office:value-type="float" office:value="1000" calcext:value-type="float">
            <text:p>1000</text:p>
          </table:table-cell>
          <table:table-cell office:value-type="float" office:value="2.205" calcext:value-type="float">
            <text:p>2.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5" calcext:value-type="float">
            <text:p>95</text:p>
          </table:table-cell>
          <table:table-cell office:value-type="float" office:value="445" calcext:value-type="float">
            <text:p>445</text:p>
          </table:table-cell>
          <table:table-cell office:value-type="float" office:value="165" calcext:value-type="float">
            <text:p>165</text:p>
          </table:table-cell>
          <table:table-cell office:value-type="float" office:value="37.1" calcext:value-type="float">
            <text:p>37.1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77.1" calcext:value-type="float">
            <text:p>77.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2.54868321815718" calcext:value-type="float">
            <text:p>2.54868321815718</text:p>
          </table:table-cell>
          <table:table-cell table:formula="of:=LOG([.Q2];2)" office:value-type="float" office:value="7.53915881110803" calcext:value-type="float">
            <text:p>7.53915881110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348" calcext:value-type="float">
            <text:p>13348</text:p>
          </table:table-cell>
          <table:table-cell office:value-type="float" office:value="1000" calcext:value-type="float">
            <text:p>1000</text:p>
          </table:table-cell>
          <table:table-cell office:value-type="float" office:value="13.348" calcext:value-type="float">
            <text:p>13.34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148284" calcext:value-type="float">
            <text:p>0.148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284" calcext:value-type="float">
            <text:p>0.000148284</text:p>
          </table:table-cell>
          <table:table-cell office:value-type="float" office:value="0.000047759" calcext:value-type="float">
            <text:p>4.7759E-05</text:p>
          </table:table-cell>
          <table:table-cell office:value-type="float" office:value="0.00188531" calcext:value-type="float">
            <text:p>0.00188531</text:p>
          </table:table-cell>
          <table:table-cell office:value-type="float" office:value="13279" calcext:value-type="float">
            <text:p>13279</text:p>
          </table:table-cell>
          <table:table-cell office:value-type="float" office:value="1000" calcext:value-type="float">
            <text:p>1000</text:p>
          </table:table-cell>
          <table:table-cell office:value-type="float" office:value="13.279" calcext:value-type="float">
            <text:p>13.279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5" calcext:value-type="float">
            <text:p>2805</text:p>
          </table:table-cell>
          <table:table-cell office:value-type="float" office:value="1000" calcext:value-type="float">
            <text:p>1000</text:p>
          </table:table-cell>
          <table:table-cell office:value-type="float" office:value="2.805" calcext:value-type="float">
            <text:p>2.8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3" calcext:value-type="float">
            <text:p>2923</text:p>
          </table:table-cell>
          <table:table-cell office:value-type="float" office:value="1000" calcext:value-type="float">
            <text:p>1000</text:p>
          </table:table-cell>
          <table:table-cell office:value-type="float" office:value="2.923" calcext:value-type="float">
            <text:p>2.9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1" calcext:value-type="float">
            <text:p>2881</text:p>
          </table:table-cell>
          <table:table-cell office:value-type="float" office:value="1000" calcext:value-type="float">
            <text:p>1000</text:p>
          </table:table-cell>
          <table:table-cell office:value-type="float" office:value="2.881" calcext:value-type="float">
            <text:p>2.8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2" calcext:value-type="float">
            <text:p>882</text:p>
          </table:table-cell>
          <table:table-cell office:value-type="float" office:value="88.2" calcext:value-type="float">
            <text:p>88.2</text:p>
          </table:table-cell>
          <table:table-cell office:value-type="float" office:value="1540" calcext:value-type="float">
            <text:p>1540</text:p>
          </table:table-cell>
          <table:table-cell office:value-type="float" office:value="403" calcext:value-type="float">
            <text:p>403</text:p>
          </table:table-cell>
          <table:table-cell office:value-type="float" office:value="26.2" calcext:value-type="float">
            <text:p>26.2</text:p>
          </table:table-cell>
          <table:table-cell office:value-type="float" office:value="1137" calcext:value-type="float">
            <text:p>1137</text:p>
          </table:table-cell>
          <table:table-cell office:value-type="float" office:value="653" calcext:value-type="float">
            <text:p>653</text:p>
          </table:table-cell>
          <table:table-cell office:value-type="float" office:value="57.4" calcext:value-type="float">
            <text:p>57.4</text:p>
          </table:table-cell>
          <table:table-cell office:value-type="float" office:value="484" calcext:value-type="float">
            <text:p>484</text:p>
          </table:table-cell>
          <table:table-cell office:value-type="float" office:value="294" calcext:value-type="float">
            <text:p>294</text:p>
          </table:table-cell>
          <table:table-cell office:value-type="float" office:value="60.7" calcext:value-type="float">
            <text:p>60.7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93.2" calcext:value-type="float">
            <text:p>93.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2" calcext:value-type="float">
            <text:p>46.2</text:p>
          </table:table-cell>
          <table:table-cell table:formula="of:=LOG([.O3];2)" office:value-type="float" office:value="3.73107460080699" calcext:value-type="float">
            <text:p>3.73107460080699</text:p>
          </table:table-cell>
          <table:table-cell table:formula="of:=LOG([.Q3];2)" office:value-type="float" office:value="8.5352753766208" calcext:value-type="float">
            <text:p>8.5352753766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79" calcext:value-type="float">
            <text:p>19879</text:p>
          </table:table-cell>
          <table:table-cell office:value-type="float" office:value="1000" calcext:value-type="float">
            <text:p>1000</text:p>
          </table:table-cell>
          <table:table-cell office:value-type="float" office:value="19.879" calcext:value-type="float">
            <text:p>19.87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260398" calcext:value-type="float">
            <text:p>0.2603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398" calcext:value-type="float">
            <text:p>0.000260398</text:p>
          </table:table-cell>
          <table:table-cell office:value-type="float" office:value="0.000050986" calcext:value-type="float">
            <text:p>5.0986E-05</text:p>
          </table:table-cell>
          <table:table-cell office:value-type="float" office:value="0.00252773" calcext:value-type="float">
            <text:p>0.00252773</text:p>
          </table:table-cell>
          <table:table-cell office:value-type="float" office:value="22919" calcext:value-type="float">
            <text:p>22919</text:p>
          </table:table-cell>
          <table:table-cell office:value-type="float" office:value="1000" calcext:value-type="float">
            <text:p>1000</text:p>
          </table:table-cell>
          <table:table-cell office:value-type="float" office:value="22.919" calcext:value-type="float">
            <text:p>22.919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90" calcext:value-type="float">
            <text:p>3190</text:p>
          </table:table-cell>
          <table:table-cell office:value-type="float" office:value="1000" calcext:value-type="float">
            <text:p>1000</text:p>
          </table:table-cell>
          <table:table-cell office:value-type="float" office:value="3.19" calcext:value-type="float">
            <text:p>3.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21" calcext:value-type="float">
            <text:p>3421</text:p>
          </table:table-cell>
          <table:table-cell office:value-type="float" office:value="1000" calcext:value-type="float">
            <text:p>1000</text:p>
          </table:table-cell>
          <table:table-cell office:value-type="float" office:value="3.421" calcext:value-type="float">
            <text:p>3.4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77" calcext:value-type="float">
            <text:p>3277</text:p>
          </table:table-cell>
          <table:table-cell office:value-type="float" office:value="1000" calcext:value-type="float">
            <text:p>1000</text:p>
          </table:table-cell>
          <table:table-cell office:value-type="float" office:value="3.277" calcext:value-type="float">
            <text:p>3.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70" calcext:value-type="float">
            <text:p>770</text:p>
          </table:table-cell>
          <table:table-cell office:value-type="float" office:value="77" calcext:value-type="float">
            <text:p>77</text:p>
          </table:table-cell>
          <table:table-cell office:value-type="float" office:value="2898" calcext:value-type="float">
            <text:p>2898</text:p>
          </table:table-cell>
          <table:table-cell office:value-type="float" office:value="582" calcext:value-type="float">
            <text:p>582</text:p>
          </table:table-cell>
          <table:table-cell office:value-type="float" office:value="20.1" calcext:value-type="float">
            <text:p>20.1</text:p>
          </table:table-cell>
          <table:table-cell office:value-type="float" office:value="2316" calcext:value-type="float">
            <text:p>2316</text:p>
          </table:table-cell>
          <table:table-cell office:value-type="float" office:value="1340" calcext:value-type="float">
            <text:p>1340</text:p>
          </table:table-cell>
          <table:table-cell office:value-type="float" office:value="57.9" calcext:value-type="float">
            <text:p>57.9</text:p>
          </table:table-cell>
          <table:table-cell office:value-type="float" office:value="976" calcext:value-type="float">
            <text:p>976</text:p>
          </table:table-cell>
          <table:table-cell office:value-type="float" office:value="702" calcext:value-type="float">
            <text:p>702</text:p>
          </table:table-cell>
          <table:table-cell office:value-type="float" office:value="71.9" calcext:value-type="float">
            <text:p>71.9</text:p>
          </table:table-cell>
          <table:table-cell office:value-type="float" office:value="274" calcext:value-type="float">
            <text:p>274</text:p>
          </table:table-cell>
          <table:table-cell office:value-type="float" office:value="66" calcext:value-type="float">
            <text:p>66</text:p>
          </table:table-cell>
          <table:table-cell office:value-type="float" office:value="24.1" calcext:value-type="float">
            <text:p>24.1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table:formula="of:=LOG([.O4];2)" office:value-type="float" office:value="4.51847219279919" calcext:value-type="float">
            <text:p>4.51847219279919</text:p>
          </table:table-cell>
          <table:table-cell table:formula="of:=LOG([.Q4];2)" office:value-type="float" office:value="8.7515440590891" calcext:value-type="float">
            <text:p>8.7515440590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274" calcext:value-type="float">
            <text:p>26274</text:p>
          </table:table-cell>
          <table:table-cell office:value-type="float" office:value="1000" calcext:value-type="float">
            <text:p>1000</text:p>
          </table:table-cell>
          <table:table-cell office:value-type="float" office:value="26.274" calcext:value-type="float">
            <text:p>26.27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372044" calcext:value-type="float">
            <text:p>0.372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2044" calcext:value-type="float">
            <text:p>0.000372044</text:p>
          </table:table-cell>
          <table:table-cell office:value-type="float" office:value="0.000061439" calcext:value-type="float">
            <text:p>6.1439E-05</text:p>
          </table:table-cell>
          <table:table-cell office:value-type="float" office:value="0.00325949" calcext:value-type="float">
            <text:p>0.00325949</text:p>
          </table:table-cell>
          <table:table-cell office:value-type="float" office:value="36625" calcext:value-type="float">
            <text:p>36625</text:p>
          </table:table-cell>
          <table:table-cell office:value-type="float" office:value="1000" calcext:value-type="float">
            <text:p>1000</text:p>
          </table:table-cell>
          <table:table-cell office:value-type="float" office:value="36.625" calcext:value-type="float">
            <text:p>36.625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1435" calcext:value-type="float">
            <text:p>1435</text:p>
          </table:table-cell>
          <table:table-cell office:value-type="float" office:value="1000" calcext:value-type="float">
            <text:p>1000</text:p>
          </table:table-cell>
          <table:table-cell office:value-type="float" office:value="1.435" calcext:value-type="float">
            <text:p>1.4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47" calcext:value-type="float">
            <text:p>3847</text:p>
          </table:table-cell>
          <table:table-cell office:value-type="float" office:value="1000" calcext:value-type="float">
            <text:p>1000</text:p>
          </table:table-cell>
          <table:table-cell office:value-type="float" office:value="3.847" calcext:value-type="float">
            <text:p>3.8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21" calcext:value-type="float">
            <text:p>721</text:p>
          </table:table-cell>
          <table:table-cell office:value-type="float" office:value="72.1" calcext:value-type="float">
            <text:p>72.1</text:p>
          </table:table-cell>
          <table:table-cell office:value-type="float" office:value="4819" calcext:value-type="float">
            <text:p>4819</text:p>
          </table:table-cell>
          <table:table-cell office:value-type="float" office:value="806" calcext:value-type="float">
            <text:p>806</text:p>
          </table:table-cell>
          <table:table-cell office:value-type="float" office:value="16.7" calcext:value-type="float">
            <text:p>16.7</text:p>
          </table:table-cell>
          <table:table-cell office:value-type="float" office:value="4013" calcext:value-type="float">
            <text:p>4013</text:p>
          </table:table-cell>
          <table:table-cell office:value-type="float" office:value="1782" calcext:value-type="float">
            <text:p>1782</text:p>
          </table:table-cell>
          <table:table-cell office:value-type="float" office:value="44.4" calcext:value-type="float">
            <text:p>44.4</text:p>
          </table:table-cell>
          <table:table-cell office:value-type="float" office:value="2231" calcext:value-type="float">
            <text:p>2231</text:p>
          </table:table-cell>
          <table:table-cell office:value-type="float" office:value="1738" calcext:value-type="float">
            <text:p>1738</text:p>
          </table:table-cell>
          <table:table-cell office:value-type="float" office:value="77.9" calcext:value-type="float">
            <text:p>77.9</text:p>
          </table:table-cell>
          <table:table-cell office:value-type="float" office:value="493" calcext:value-type="float">
            <text:p>493</text:p>
          </table:table-cell>
          <table:table-cell office:value-type="float" office:value="97" calcext:value-type="float">
            <text:p>97</text:p>
          </table:table-cell>
          <table:table-cell office:value-type="float" office:value="19.7" calcext:value-type="float">
            <text:p>19.7</text:p>
          </table:table-cell>
          <table:table-cell office:value-type="float" office:value="396" calcext:value-type="float">
            <text:p>39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table:formula="of:=LOG([.O5];2)" office:value-type="float" office:value="5.19475685442225" calcext:value-type="float">
            <text:p>5.19475685442225</text:p>
          </table:table-cell>
          <table:table-cell table:formula="of:=LOG([.Q5];2)" office:value-type="float" office:value="8.90388184573618" calcext:value-type="float">
            <text:p>8.903881845736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42" calcext:value-type="float">
            <text:p>33042</text:p>
          </table:table-cell>
          <table:table-cell office:value-type="float" office:value="1000" calcext:value-type="float">
            <text:p>1000</text:p>
          </table:table-cell>
          <table:table-cell office:value-type="float" office:value="33.042" calcext:value-type="float">
            <text:p>33.04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445167" calcext:value-type="float">
            <text:p>0.445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167" calcext:value-type="float">
            <text:p>0.000445167</text:p>
          </table:table-cell>
          <table:table-cell office:value-type="float" office:value="0.00006907" calcext:value-type="float">
            <text:p>6.907E-05</text:p>
          </table:table-cell>
          <table:table-cell office:value-type="float" office:value="0.00337244" calcext:value-type="float">
            <text:p>0.00337244</text:p>
          </table:table-cell>
          <table:table-cell office:value-type="float" office:value="36688" calcext:value-type="float">
            <text:p>36688</text:p>
          </table:table-cell>
          <table:table-cell office:value-type="float" office:value="1000" calcext:value-type="float">
            <text:p>1000</text:p>
          </table:table-cell>
          <table:table-cell office:value-type="float" office:value="36.688" calcext:value-type="float">
            <text:p>36.688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1464" calcext:value-type="float">
            <text:p>1464</text:p>
          </table:table-cell>
          <table:table-cell office:value-type="float" office:value="1000" calcext:value-type="float">
            <text:p>1000</text:p>
          </table:table-cell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49" calcext:value-type="float">
            <text:p>4249</text:p>
          </table:table-cell>
          <table:table-cell office:value-type="float" office:value="1000" calcext:value-type="float">
            <text:p>1000</text:p>
          </table:table-cell>
          <table:table-cell office:value-type="float" office:value="4.249" calcext:value-type="float">
            <text:p>4.2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78" calcext:value-type="float">
            <text:p>4578</text:p>
          </table:table-cell>
          <table:table-cell office:value-type="float" office:value="1000" calcext:value-type="float">
            <text:p>1000</text:p>
          </table:table-cell>
          <table:table-cell office:value-type="float" office:value="4.578" calcext:value-type="float">
            <text:p>4.5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76" calcext:value-type="float">
            <text:p>4376</text:p>
          </table:table-cell>
          <table:table-cell office:value-type="float" office:value="1000" calcext:value-type="float">
            <text:p>1000</text:p>
          </table:table-cell>
          <table:table-cell office:value-type="float" office:value="4.376" calcext:value-type="float">
            <text:p>4.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78" calcext:value-type="float">
            <text:p>678</text:p>
          </table:table-cell>
          <table:table-cell office:value-type="float" office:value="67.8" calcext:value-type="float">
            <text:p>67.8</text:p>
          </table:table-cell>
          <table:table-cell office:value-type="float" office:value="4651" calcext:value-type="float">
            <text:p>4651</text:p>
          </table:table-cell>
          <table:table-cell office:value-type="float" office:value="755" calcext:value-type="float">
            <text:p>755</text:p>
          </table:table-cell>
          <table:table-cell office:value-type="float" office:value="16.2" calcext:value-type="float">
            <text:p>16.2</text:p>
          </table:table-cell>
          <table:table-cell office:value-type="float" office:value="3896" calcext:value-type="float">
            <text:p>3896</text:p>
          </table:table-cell>
          <table:table-cell office:value-type="float" office:value="1651" calcext:value-type="float">
            <text:p>1651</text:p>
          </table:table-cell>
          <table:table-cell office:value-type="float" office:value="42.4" calcext:value-type="float">
            <text:p>42.4</text:p>
          </table:table-cell>
          <table:table-cell office:value-type="float" office:value="2245" calcext:value-type="float">
            <text:p>2245</text:p>
          </table:table-cell>
          <table:table-cell office:value-type="float" office:value="1737" calcext:value-type="float">
            <text:p>1737</text:p>
          </table:table-cell>
          <table:table-cell office:value-type="float" office:value="77.4" calcext:value-type="float">
            <text:p>77.4</text:p>
          </table:table-cell>
          <table:table-cell office:value-type="float" office:value="508" calcext:value-type="float">
            <text:p>508</text:p>
          </table:table-cell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.3</text:p>
          </table:table-cell>
          <table:table-cell office:value-type="float" office:value="481" calcext:value-type="float">
            <text:p>481</text:p>
          </table:table-cell>
          <table:table-cell office:value-type="float" office:value="181" calcext:value-type="float">
            <text:p>181</text:p>
          </table:table-cell>
          <table:table-cell office:value-type="float" office:value="37.6" calcext:value-type="float">
            <text:p>37.6</text:p>
          </table:table-cell>
          <table:table-cell table:formula="of:=LOG([.O6];2)" office:value-type="float" office:value="5.19723635491871" calcext:value-type="float">
            <text:p>5.19723635491871</text:p>
          </table:table-cell>
          <table:table-cell table:formula="of:=LOG([.Q6];2)" office:value-type="float" office:value="8.65463602852797" calcext:value-type="float">
            <text:p>8.654636028527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45" calcext:value-type="float">
            <text:p>39645</text:p>
          </table:table-cell>
          <table:table-cell office:value-type="float" office:value="1000" calcext:value-type="float">
            <text:p>1000</text:p>
          </table:table-cell>
          <table:table-cell office:value-type="float" office:value="39.645" calcext:value-type="float">
            <text:p>39.64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0.465648" calcext:value-type="float">
            <text:p>0.465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5648" calcext:value-type="float">
            <text:p>0.000465648</text:p>
          </table:table-cell>
          <table:table-cell office:value-type="float" office:value="0.000085054" calcext:value-type="float">
            <text:p>8.5054E-05</text:p>
          </table:table-cell>
          <table:table-cell office:value-type="float" office:value="0.00753226" calcext:value-type="float">
            <text:p>0.00753226</text:p>
          </table:table-cell>
          <table:table-cell office:value-type="float" office:value="33639" calcext:value-type="float">
            <text:p>33639</text:p>
          </table:table-cell>
          <table:table-cell office:value-type="float" office:value="1000" calcext:value-type="float">
            <text:p>1000</text:p>
          </table:table-cell>
          <table:table-cell office:value-type="float" office:value="33.639" calcext:value-type="float">
            <text:p>33.639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.271" calcext:value-type="float">
            <text:p>1.2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30" calcext:value-type="float">
            <text:p>4930</text:p>
          </table:table-cell>
          <table:table-cell office:value-type="float" office:value="1000" calcext:value-type="float">
            <text:p>1000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33" calcext:value-type="float">
            <text:p>5233</text:p>
          </table:table-cell>
          <table:table-cell office:value-type="float" office:value="1000" calcext:value-type="float">
            <text:p>1000</text:p>
          </table:table-cell>
          <table:table-cell office:value-type="float" office:value="5.233" calcext:value-type="float">
            <text:p>5.2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51" calcext:value-type="float">
            <text:p>5051</text:p>
          </table:table-cell>
          <table:table-cell office:value-type="float" office:value="1000" calcext:value-type="float">
            <text:p>1000</text:p>
          </table:table-cell>
          <table:table-cell office:value-type="float" office:value="5.051" calcext:value-type="float">
            <text:p>5.0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02" calcext:value-type="float">
            <text:p>702</text:p>
          </table:table-cell>
          <table:table-cell office:value-type="float" office:value="70.2" calcext:value-type="float">
            <text:p>70.2</text:p>
          </table:table-cell>
          <table:table-cell office:value-type="float" office:value="4178" calcext:value-type="float">
            <text:p>4178</text:p>
          </table:table-cell>
          <table:table-cell office:value-type="float" office:value="662" calcext:value-type="float">
            <text:p>662</text:p>
          </table:table-cell>
          <table:table-cell office:value-type="float" office:value="15.8" calcext:value-type="float">
            <text:p>15.8</text:p>
          </table:table-cell>
          <table:table-cell office:value-type="float" office:value="3516" calcext:value-type="float">
            <text:p>3516</text:p>
          </table:table-cell>
          <table:table-cell office:value-type="float" office:value="1296" calcext:value-type="float">
            <text:p>1296</text:p>
          </table:table-cell>
          <table:table-cell office:value-type="float" office:value="36.9" calcext:value-type="float">
            <text:p>36.9</text:p>
          </table:table-cell>
          <table:table-cell office:value-type="float" office:value="2220" calcext:value-type="float">
            <text:p>2220</text:p>
          </table:table-cell>
          <table:table-cell office:value-type="float" office:value="1793" calcext:value-type="float">
            <text:p>1793</text:p>
          </table:table-cell>
          <table:table-cell office:value-type="float" office:value="80.8" calcext:value-type="float">
            <text:p>80.8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25" calcext:value-type="float">
            <text:p>425</text:p>
          </table:table-cell>
          <table:table-cell office:value-type="float" office:value="145" calcext:value-type="float">
            <text:p>145</text:p>
          </table:table-cell>
          <table:table-cell office:value-type="float" office:value="34.1" calcext:value-type="float">
            <text:p>34.1</text:p>
          </table:table-cell>
          <table:table-cell table:formula="of:=LOG([.O7];2)" office:value-type="float" office:value="5.07206291354569" calcext:value-type="float">
            <text:p>5.07206291354569</text:p>
          </table:table-cell>
          <table:table-cell table:formula="of:=LOG([.Q7];2)" office:value-type="float" office:value="9.65105169117893" calcext:value-type="float">
            <text:p>9.65105169117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223" calcext:value-type="float">
            <text:p>46223</text:p>
          </table:table-cell>
          <table:table-cell office:value-type="float" office:value="1000" calcext:value-type="float">
            <text:p>1000</text:p>
          </table:table-cell>
          <table:table-cell office:value-type="float" office:value="46.223" calcext:value-type="float">
            <text:p>46.22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0.425374" calcext:value-type="float">
            <text:p>0.425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374" calcext:value-type="float">
            <text:p>0.000425374</text:p>
          </table:table-cell>
          <table:table-cell office:value-type="float" office:value="0.000102593" calcext:value-type="float">
            <text:p>0.000102593</text:p>
          </table:table-cell>
          <table:table-cell office:value-type="float" office:value="0.00436099" calcext:value-type="float">
            <text:p>0.00436099</text:p>
          </table:table-cell>
          <table:table-cell office:value-type="float" office:value="23708" calcext:value-type="float">
            <text:p>23708</text:p>
          </table:table-cell>
          <table:table-cell office:value-type="float" office:value="1000" calcext:value-type="float">
            <text:p>1000</text:p>
          </table:table-cell>
          <table:table-cell office:value-type="float" office:value="23.708" calcext:value-type="float">
            <text:p>23.708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0.891" calcext:value-type="float">
            <text:p>0.89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90" calcext:value-type="float">
            <text:p>5690</text:p>
          </table:table-cell>
          <table:table-cell office:value-type="float" office:value="1000" calcext:value-type="float">
            <text:p>1000</text:p>
          </table:table-cell>
          <table:table-cell office:value-type="float" office:value="5.69" calcext:value-type="float">
            <text:p>5.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04" calcext:value-type="float">
            <text:p>5904</text:p>
          </table:table-cell>
          <table:table-cell office:value-type="float" office:value="1000" calcext:value-type="float">
            <text:p>1000</text:p>
          </table:table-cell>
          <table:table-cell office:value-type="float" office:value="5.904" calcext:value-type="float">
            <text:p>5.9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87" calcext:value-type="float">
            <text:p>5787</text:p>
          </table:table-cell>
          <table:table-cell office:value-type="float" office:value="1000" calcext:value-type="float">
            <text:p>1000</text:p>
          </table:table-cell>
          <table:table-cell office:value-type="float" office:value="5.787" calcext:value-type="float">
            <text:p>5.7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78.6" calcext:value-type="float">
            <text:p>78.6</text:p>
          </table:table-cell>
          <table:table-cell office:value-type="float" office:value="2785" calcext:value-type="float">
            <text:p>2785</text:p>
          </table:table-cell>
          <table:table-cell office:value-type="float" office:value="484" calcext:value-type="float">
            <text:p>484</text:p>
          </table:table-cell>
          <table:table-cell office:value-type="float" office:value="17.4" calcext:value-type="float">
            <text:p>17.4</text:p>
          </table:table-cell>
          <table:table-cell office:value-type="float" office:value="2301" calcext:value-type="float">
            <text:p>2301</text:p>
          </table:table-cell>
          <table:table-cell office:value-type="float" office:value="768" calcext:value-type="float">
            <text:p>768</text:p>
          </table:table-cell>
          <table:table-cell office:value-type="float" office:value="33.4" calcext:value-type="float">
            <text:p>33.4</text:p>
          </table:table-cell>
          <table:table-cell office:value-type="float" office:value="1533" calcext:value-type="float">
            <text:p>1533</text:p>
          </table:table-cell>
          <table:table-cell office:value-type="float" office:value="1243" calcext:value-type="float">
            <text:p>1243</text:p>
          </table:table-cell>
          <table:table-cell office:value-type="float" office:value="81.1" calcext:value-type="float">
            <text:p>81.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LOG([.O8];2)" office:value-type="float" office:value="4.56730205750552" calcext:value-type="float">
            <text:p>4.56730205750552</text:p>
          </table:table-cell>
          <table:table-cell table:formula="of:=LOG([.Q8];2)" office:value-type="float" office:value="8.62570884306447" calcext:value-type="float">
            <text:p>8.62570884306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766" calcext:value-type="float">
            <text:p>52766</text:p>
          </table:table-cell>
          <table:table-cell office:value-type="float" office:value="1000" calcext:value-type="float">
            <text:p>1000</text:p>
          </table:table-cell>
          <table:table-cell office:value-type="float" office:value="52.766" calcext:value-type="float">
            <text:p>52.76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0.341143" calcext:value-type="float">
            <text:p>0.3411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143" calcext:value-type="float">
            <text:p>0.000341143</text:p>
          </table:table-cell>
          <table:table-cell office:value-type="float" office:value="0.000132647" calcext:value-type="float">
            <text:p>0.000132647</text:p>
          </table:table-cell>
          <table:table-cell office:value-type="float" office:value="0.0036962" calcext:value-type="float">
            <text:p>0.0036962</text:p>
          </table:table-cell>
          <table:table-cell office:value-type="float" office:value="11218" calcext:value-type="float">
            <text:p>11218</text:p>
          </table:table-cell>
          <table:table-cell office:value-type="float" office:value="1000" calcext:value-type="float">
            <text:p>1000</text:p>
          </table:table-cell>
          <table:table-cell office:value-type="float" office:value="11.218" calcext:value-type="float">
            <text:p>11.21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38" calcext:value-type="float">
            <text:p>6738</text:p>
          </table:table-cell>
          <table:table-cell office:value-type="float" office:value="1000" calcext:value-type="float">
            <text:p>1000</text:p>
          </table:table-cell>
          <table:table-cell office:value-type="float" office:value="6.738" calcext:value-type="float">
            <text:p>6.7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54" calcext:value-type="float">
            <text:p>6854</text:p>
          </table:table-cell>
          <table:table-cell office:value-type="float" office:value="1000" calcext:value-type="float">
            <text:p>1000</text:p>
          </table:table-cell>
          <table:table-cell office:value-type="float" office:value="6.854" calcext:value-type="float">
            <text:p>6.8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85" calcext:value-type="float">
            <text:p>6785</text:p>
          </table:table-cell>
          <table:table-cell office:value-type="float" office:value="1000" calcext:value-type="float">
            <text:p>1000</text:p>
          </table:table-cell>
          <table:table-cell office:value-type="float" office:value="6.785" calcext:value-type="float">
            <text:p>6.7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8.5" calcext:value-type="float">
            <text:p>88.5</text:p>
          </table:table-cell>
          <table:table-cell office:value-type="float" office:value="1072" calcext:value-type="float">
            <text:p>1072</text:p>
          </table:table-cell>
          <table:table-cell office:value-type="float" office:value="178" calcext:value-type="float">
            <text:p>178</text:p>
          </table:table-cell>
          <table:table-cell office:value-type="float" office:value="16.6" calcext:value-type="float">
            <text:p>16.6</text:p>
          </table:table-cell>
          <table:table-cell office:value-type="float" office:value="894" calcext:value-type="float">
            <text:p>894</text:p>
          </table:table-cell>
          <table:table-cell office:value-type="float" office:value="280" calcext:value-type="float">
            <text:p>280</text:p>
          </table:table-cell>
          <table:table-cell office:value-type="float" office:value="31.3" calcext:value-type="float">
            <text:p>31.3</text:p>
          </table:table-cell>
          <table:table-cell office:value-type="float" office:value="614" calcext:value-type="float">
            <text:p>614</text:p>
          </table:table-cell>
          <table:table-cell office:value-type="float" office:value="527" calcext:value-type="float">
            <text:p>527</text:p>
          </table:table-cell>
          <table:table-cell office:value-type="float" office:value="85.8" calcext:value-type="float">
            <text:p>85.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LOG([.O9];2)" office:value-type="float" office:value="3.4877435830197" calcext:value-type="float">
            <text:p>3.4877435830197</text:p>
          </table:table-cell>
          <table:table-cell table:formula="of:=LOG([.Q9];2)" office:value-type="float" office:value="8.47167521439205" calcext:value-type="float">
            <text:p>8.47167521439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81" calcext:value-type="float">
            <text:p>59481</text:p>
          </table:table-cell>
          <table:table-cell office:value-type="float" office:value="1000" calcext:value-type="float">
            <text:p>1000</text:p>
          </table:table-cell>
          <table:table-cell office:value-type="float" office:value="59.481" calcext:value-type="float">
            <text:p>59.48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0.333907" calcext:value-type="float">
            <text:p>0.333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907" calcext:value-type="float">
            <text:p>0.000333907</text:p>
          </table:table-cell>
          <table:table-cell office:value-type="float" office:value="0.000187928" calcext:value-type="float">
            <text:p>0.000187928</text:p>
          </table:table-cell>
          <table:table-cell office:value-type="float" office:value="0.0024941" calcext:value-type="float">
            <text:p>0.0024941</text:p>
          </table:table-cell>
          <table:table-cell office:value-type="float" office:value="3989" calcext:value-type="float">
            <text:p>3989</text:p>
          </table:table-cell>
          <table:table-cell office:value-type="float" office:value="1000" calcext:value-type="float">
            <text:p>1000</text:p>
          </table:table-cell>
          <table:table-cell office:value-type="float" office:value="3.989" calcext:value-type="float">
            <text:p>3.989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14" calcext:value-type="float">
            <text:p>8414</text:p>
          </table:table-cell>
          <table:table-cell office:value-type="float" office:value="1000" calcext:value-type="float">
            <text:p>1000</text:p>
          </table:table-cell>
          <table:table-cell office:value-type="float" office:value="8.414" calcext:value-type="float">
            <text:p>8.4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29" calcext:value-type="float">
            <text:p>8429</text:p>
          </table:table-cell>
          <table:table-cell office:value-type="float" office:value="1000" calcext:value-type="float">
            <text:p>1000</text:p>
          </table:table-cell>
          <table:table-cell office:value-type="float" office:value="8.429" calcext:value-type="float">
            <text:p>8.4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423" calcext:value-type="float">
            <text:p>8423</text:p>
          </table:table-cell>
          <table:table-cell office:value-type="float" office:value="1000" calcext:value-type="float">
            <text:p>1000</text:p>
          </table:table-cell>
          <table:table-cell office:value-type="float" office:value="8.423" calcext:value-type="float">
            <text:p>8.4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21.6" calcext:value-type="float">
            <text:p>21.6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8.6" calcext:value-type="float">
            <text:p>28.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99602712342508" calcext:value-type="float">
            <text:p>1.99602712342508</text:p>
          </table:table-cell>
          <table:table-cell table:formula="of:=LOG([.Q10];2)" office:value-type="float" office:value="7.38370429247405" calcext:value-type="float">
            <text:p>7.38370429247405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3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95" calcext:value-type="float">
            <text:p>7795</text:p>
          </table:table-cell>
          <table:table-cell office:value-type="float" office:value="1000" calcext:value-type="float">
            <text:p>1000</text:p>
          </table:table-cell>
          <table:table-cell office:value-type="float" office:value="7.795" calcext:value-type="float">
            <text:p>7.7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11552" calcext:value-type="float">
            <text:p>0.111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552" calcext:value-type="float">
            <text:p>0.000111552</text:p>
          </table:table-cell>
          <table:table-cell office:value-type="float" office:value="0.000049365" calcext:value-type="float">
            <text:p>4.9365E-05</text:p>
          </table:table-cell>
          <table:table-cell office:value-type="float" office:value="0.00217651" calcext:value-type="float">
            <text:p>0.00217651</text:p>
          </table:table-cell>
          <table:table-cell office:value-type="float" office:value="9337" calcext:value-type="float">
            <text:p>9337</text:p>
          </table:table-cell>
          <table:table-cell office:value-type="float" office:value="1000" calcext:value-type="float">
            <text:p>1000</text:p>
          </table:table-cell>
          <table:table-cell office:value-type="float" office:value="9.337" calcext:value-type="float">
            <text:p>9.337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0.503" calcext:value-type="float">
            <text:p>0.5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000" calcext:value-type="float">
            <text:p>1000</text:p>
          </table:table-cell>
          <table:table-cell office:value-type="float" office:value="2.218" calcext:value-type="float">
            <text:p>2.2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7" calcext:value-type="float">
            <text:p>2287</text:p>
          </table:table-cell>
          <table:table-cell office:value-type="float" office:value="1000" calcext:value-type="float">
            <text:p>1000</text:p>
          </table:table-cell>
          <table:table-cell office:value-type="float" office:value="2.287" calcext:value-type="float">
            <text:p>2.2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" calcext:value-type="float">
            <text:p>2264</text:p>
          </table:table-cell>
          <table:table-cell office:value-type="float" office:value="1000" calcext:value-type="float">
            <text:p>1000</text:p>
          </table:table-cell>
          <table:table-cell office:value-type="float" office:value="2.264" calcext:value-type="float">
            <text:p>2.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1" calcext:value-type="float">
            <text:p>931</text:p>
          </table:table-cell>
          <table:table-cell office:value-type="float" office:value="93.1" calcext:value-type="float">
            <text:p>93.1</text:p>
          </table:table-cell>
          <table:table-cell office:value-type="float" office:value="1055" calcext:value-type="float">
            <text:p>1055</text:p>
          </table:table-cell>
          <table:table-cell office:value-type="float" office:value="387" calcext:value-type="float">
            <text:p>387</text:p>
          </table:table-cell>
          <table:table-cell office:value-type="float" office:value="36.7" calcext:value-type="float">
            <text:p>36.7</text:p>
          </table:table-cell>
          <table:table-cell office:value-type="float" office:value="668" calcext:value-type="float">
            <text:p>668</text:p>
          </table:table-cell>
          <table:table-cell office:value-type="float" office:value="486" calcext:value-type="float">
            <text:p>486</text:p>
          </table:table-cell>
          <table:table-cell office:value-type="float" office:value="72.8" calcext:value-type="float">
            <text:p>72.8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3.22295908308695" calcext:value-type="float">
            <text:p>3.22295908308695</text:p>
          </table:table-cell>
          <table:table-cell table:formula="of:=LOG([.Q2];2)" office:value-type="float" office:value="8.37937836707126" calcext:value-type="float">
            <text:p>8.37937836707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655" calcext:value-type="float">
            <text:p>15655</text:p>
          </table:table-cell>
          <table:table-cell office:value-type="float" office:value="1000" calcext:value-type="float">
            <text:p>1000</text:p>
          </table:table-cell>
          <table:table-cell office:value-type="float" office:value="15.655" calcext:value-type="float">
            <text:p>15.65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35019" calcext:value-type="float">
            <text:p>0.235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019" calcext:value-type="float">
            <text:p>0.000235019</text:p>
          </table:table-cell>
          <table:table-cell office:value-type="float" office:value="0.000052505" calcext:value-type="float">
            <text:p>5.2505E-05</text:p>
          </table:table-cell>
          <table:table-cell office:value-type="float" office:value="0.00357068" calcext:value-type="float">
            <text:p>0.00357068</text:p>
          </table:table-cell>
          <table:table-cell office:value-type="float" office:value="22569" calcext:value-type="float">
            <text:p>22569</text:p>
          </table:table-cell>
          <table:table-cell office:value-type="float" office:value="1000" calcext:value-type="float">
            <text:p>1000</text:p>
          </table:table-cell>
          <table:table-cell office:value-type="float" office:value="22.569" calcext:value-type="float">
            <text:p>22.569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44" calcext:value-type="float">
            <text:p>2944</text:p>
          </table:table-cell>
          <table:table-cell office:value-type="float" office:value="1000" calcext:value-type="float">
            <text:p>1000</text:p>
          </table:table-cell>
          <table:table-cell office:value-type="float" office:value="2.944" calcext:value-type="float">
            <text:p>2.9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39" calcext:value-type="float">
            <text:p>839</text:p>
          </table:table-cell>
          <table:table-cell office:value-type="float" office:value="83.9" calcext:value-type="float">
            <text:p>83.9</text:p>
          </table:table-cell>
          <table:table-cell office:value-type="float" office:value="2948" calcext:value-type="float">
            <text:p>2948</text:p>
          </table:table-cell>
          <table:table-cell office:value-type="float" office:value="689" calcext:value-type="float">
            <text:p>689</text:p>
          </table:table-cell>
          <table:table-cell office:value-type="float" office:value="23.4" calcext:value-type="float">
            <text:p>23.4</text:p>
          </table:table-cell>
          <table:table-cell office:value-type="float" office:value="2259" calcext:value-type="float">
            <text:p>2259</text:p>
          </table:table-cell>
          <table:table-cell office:value-type="float" office:value="1190" calcext:value-type="float">
            <text:p>1190</text:p>
          </table:table-cell>
          <table:table-cell office:value-type="float" office:value="52.7" calcext:value-type="float">
            <text:p>52.7</text:p>
          </table:table-cell>
          <table:table-cell office:value-type="float" office:value="1069" calcext:value-type="float">
            <text:p>1069</text:p>
          </table:table-cell>
          <table:table-cell office:value-type="float" office:value="681" calcext:value-type="float">
            <text:p>681</text:p>
          </table:table-cell>
          <table:table-cell office:value-type="float" office:value="63.7" calcext:value-type="float">
            <text:p>63.7</text:p>
          </table:table-cell>
          <table:table-cell office:value-type="float" office:value="388" calcext:value-type="float">
            <text:p>388</text:p>
          </table:table-cell>
          <table:table-cell office:value-type="float" office:value="324" calcext:value-type="float">
            <text:p>324</text:p>
          </table:table-cell>
          <table:table-cell office:value-type="float" office:value="83.5" calcext:value-type="float">
            <text:p>83.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1.6" calcext:value-type="float">
            <text:p>51.6</text:p>
          </table:table-cell>
          <table:table-cell table:formula="of:=LOG([.O3];2)" office:value-type="float" office:value="4.49627059108648" calcext:value-type="float">
            <text:p>4.49627059108648</text:p>
          </table:table-cell>
          <table:table-cell table:formula="of:=LOG([.Q3];2)" office:value-type="float" office:value="9.07414146275251" calcext:value-type="float">
            <text:p>9.07414146275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323" calcext:value-type="float">
            <text:p>23323</text:p>
          </table:table-cell>
          <table:table-cell office:value-type="float" office:value="1000" calcext:value-type="float">
            <text:p>1000</text:p>
          </table:table-cell>
          <table:table-cell office:value-type="float" office:value="23.323" calcext:value-type="float">
            <text:p>23.3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63457" calcext:value-type="float">
            <text:p>0.46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457" calcext:value-type="float">
            <text:p>0.000463457</text:p>
          </table:table-cell>
          <table:table-cell office:value-type="float" office:value="0.00006047" calcext:value-type="float">
            <text:p>6.047E-05</text:p>
          </table:table-cell>
          <table:table-cell office:value-type="float" office:value="0.00457241" calcext:value-type="float">
            <text:p>0.00457241</text:p>
          </table:table-cell>
          <table:table-cell office:value-type="float" office:value="43690" calcext:value-type="float">
            <text:p>43690</text:p>
          </table:table-cell>
          <table:table-cell office:value-type="float" office:value="1000" calcext:value-type="float">
            <text:p>1000</text:p>
          </table:table-cell>
          <table:table-cell office:value-type="float" office:value="43.69" calcext:value-type="float">
            <text:p>43.69</text:p>
          </table:table-cell>
          <table:table-cell office:value-type="float" office:value="3" calcext:value-type="float">
            <text:p>3</text:p>
          </table:table-cell>
          <table:table-cell office:value-type="float" office:value="695" calcext:value-type="float">
            <text:p>695</text:p>
          </table:table-cell>
          <table:table-cell office:value-type="float" office:value="1821" calcext:value-type="float">
            <text:p>1821</text:p>
          </table:table-cell>
          <table:table-cell office:value-type="float" office:value="1000" calcext:value-type="float">
            <text:p>1000</text:p>
          </table:table-cell>
          <table:table-cell office:value-type="float" office:value="1.821" calcext:value-type="float">
            <text:p>1.8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6" calcext:value-type="float">
            <text:p>3246</text:p>
          </table:table-cell>
          <table:table-cell office:value-type="float" office:value="1000" calcext:value-type="float">
            <text:p>1000</text:p>
          </table:table-cell>
          <table:table-cell office:value-type="float" office:value="3.246" calcext:value-type="float">
            <text:p>3.2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53" calcext:value-type="float">
            <text:p>3553</text:p>
          </table:table-cell>
          <table:table-cell office:value-type="float" office:value="1000" calcext:value-type="float">
            <text:p>1000</text:p>
          </table:table-cell>
          <table:table-cell office:value-type="float" office:value="3.553" calcext:value-type="float">
            <text:p>3.5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71" calcext:value-type="float">
            <text:p>3371</text:p>
          </table:table-cell>
          <table:table-cell office:value-type="float" office:value="1000" calcext:value-type="float">
            <text:p>1000</text:p>
          </table:table-cell>
          <table:table-cell office:value-type="float" office:value="3.371" calcext:value-type="float">
            <text:p>3.3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96" calcext:value-type="float">
            <text:p>696</text:p>
          </table:table-cell>
          <table:table-cell office:value-type="float" office:value="69.6" calcext:value-type="float">
            <text:p>69.6</text:p>
          </table:table-cell>
          <table:table-cell office:value-type="float" office:value="5788" calcext:value-type="float">
            <text:p>5788</text:p>
          </table:table-cell>
          <table:table-cell office:value-type="float" office:value="912" calcext:value-type="float">
            <text:p>912</text:p>
          </table:table-cell>
          <table:table-cell office:value-type="float" office:value="15.8" calcext:value-type="float">
            <text:p>15.8</text:p>
          </table:table-cell>
          <table:table-cell office:value-type="float" office:value="4876" calcext:value-type="float">
            <text:p>4876</text:p>
          </table:table-cell>
          <table:table-cell office:value-type="float" office:value="2308" calcext:value-type="float">
            <text:p>2308</text:p>
          </table:table-cell>
          <table:table-cell office:value-type="float" office:value="47.3" calcext:value-type="float">
            <text:p>47.3</text:p>
          </table:table-cell>
          <table:table-cell office:value-type="float" office:value="2568" calcext:value-type="float">
            <text:p>2568</text:p>
          </table:table-cell>
          <table:table-cell office:value-type="float" office:value="1841" calcext:value-type="float">
            <text:p>1841</text:p>
          </table:table-cell>
          <table:table-cell office:value-type="float" office:value="71.7" calcext:value-type="float">
            <text:p>71.7</text:p>
          </table:table-cell>
          <table:table-cell office:value-type="float" office:value="727" calcext:value-type="float">
            <text:p>727</text:p>
          </table:table-cell>
          <table:table-cell office:value-type="float" office:value="146" calcext:value-type="float">
            <text:p>146</text:p>
          </table:table-cell>
          <table:table-cell office:value-type="float" office:value="20.1" calcext:value-type="float">
            <text:p>20.1</text:p>
          </table:table-cell>
          <table:table-cell office:value-type="float" office:value="581" calcext:value-type="float">
            <text:p>581</text:p>
          </table:table-cell>
          <table:table-cell office:value-type="float" office:value="341" calcext:value-type="float">
            <text:p>341</text:p>
          </table:table-cell>
          <table:table-cell office:value-type="float" office:value="58.7" calcext:value-type="float">
            <text:p>58.7</text:p>
          </table:table-cell>
          <table:table-cell table:formula="of:=LOG([.O4];2)" office:value-type="float" office:value="5.44923120066949" calcext:value-type="float">
            <text:p>5.44923120066949</text:p>
          </table:table-cell>
          <table:table-cell table:formula="of:=LOG([.Q4];2)" office:value-type="float" office:value="9.44086916761087" calcext:value-type="float">
            <text:p>9.44086916761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969" calcext:value-type="float">
            <text:p>30969</text:p>
          </table:table-cell>
          <table:table-cell office:value-type="float" office:value="1000" calcext:value-type="float">
            <text:p>1000</text:p>
          </table:table-cell>
          <table:table-cell office:value-type="float" office:value="30.969" calcext:value-type="float">
            <text:p>30.96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.601164" calcext:value-type="float">
            <text:p>0.601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1164" calcext:value-type="float">
            <text:p>0.000601164</text:p>
          </table:table-cell>
          <table:table-cell office:value-type="float" office:value="0.000072732" calcext:value-type="float">
            <text:p>7.2732E-05</text:p>
          </table:table-cell>
          <table:table-cell office:value-type="float" office:value="0.00698899" calcext:value-type="float">
            <text:p>0.00698899</text:p>
          </table:table-cell>
          <table:table-cell office:value-type="float" office:value="56939" calcext:value-type="float">
            <text:p>56939</text:p>
          </table:table-cell>
          <table:table-cell office:value-type="float" office:value="1000" calcext:value-type="float">
            <text:p>1000</text:p>
          </table:table-cell>
          <table:table-cell office:value-type="float" office:value="56.939" calcext:value-type="float">
            <text:p>56.939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0.586" calcext:value-type="float">
            <text:p>0.5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04" calcext:value-type="float">
            <text:p>3804</text:p>
          </table:table-cell>
          <table:table-cell office:value-type="float" office:value="1000" calcext:value-type="float">
            <text:p>1000</text:p>
          </table:table-cell>
          <table:table-cell office:value-type="float" office:value="3.804" calcext:value-type="float">
            <text:p>3.8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75" calcext:value-type="float">
            <text:p>3975</text:p>
          </table:table-cell>
          <table:table-cell office:value-type="float" office:value="1000" calcext:value-type="float">
            <text:p>1000</text:p>
          </table:table-cell>
          <table:table-cell office:value-type="float" office:value="3.975" calcext:value-type="float">
            <text:p>3.9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55" calcext:value-type="float">
            <text:p>655</text:p>
          </table:table-cell>
          <table:table-cell office:value-type="float" office:value="65.5" calcext:value-type="float">
            <text:p>65.5</text:p>
          </table:table-cell>
          <table:table-cell office:value-type="float" office:value="7468" calcext:value-type="float">
            <text:p>7468</text:p>
          </table:table-cell>
          <table:table-cell office:value-type="float" office:value="1023" calcext:value-type="float">
            <text:p>1023</text:p>
          </table:table-cell>
          <table:table-cell office:value-type="float" office:value="13.7" calcext:value-type="float">
            <text:p>13.7</text:p>
          </table:table-cell>
          <table:table-cell office:value-type="float" office:value="6445" calcext:value-type="float">
            <text:p>6445</text:p>
          </table:table-cell>
          <table:table-cell office:value-type="float" office:value="2363" calcext:value-type="float">
            <text:p>2363</text:p>
          </table:table-cell>
          <table:table-cell office:value-type="float" office:value="36.7" calcext:value-type="float">
            <text:p>36.7</text:p>
          </table:table-cell>
          <table:table-cell office:value-type="float" office:value="4082" calcext:value-type="float">
            <text:p>4082</text:p>
          </table:table-cell>
          <table:table-cell office:value-type="float" office:value="3109" calcext:value-type="float">
            <text:p>3109</text:p>
          </table:table-cell>
          <table:table-cell office:value-type="float" office:value="76.2" calcext:value-type="float">
            <text:p>76.2</text:p>
          </table:table-cell>
          <table:table-cell office:value-type="float" office:value="973" calcext:value-type="float">
            <text:p>973</text:p>
          </table:table-cell>
          <table:table-cell office:value-type="float" office:value="183" calcext:value-type="float">
            <text:p>183</text:p>
          </table:table-cell>
          <table:table-cell office:value-type="float" office:value="18.8" calcext:value-type="float">
            <text:p>18.8</text:p>
          </table:table-cell>
          <table:table-cell office:value-type="float" office:value="790" calcext:value-type="float">
            <text:p>790</text:p>
          </table:table-cell>
          <table:table-cell office:value-type="float" office:value="416" calcext:value-type="float">
            <text:p>416</text:p>
          </table:table-cell>
          <table:table-cell office:value-type="float" office:value="52.7" calcext:value-type="float">
            <text:p>52.7</text:p>
          </table:table-cell>
          <table:table-cell table:formula="of:=LOG([.O5];2)" office:value-type="float" office:value="5.83134525063509" calcext:value-type="float">
            <text:p>5.83134525063509</text:p>
          </table:table-cell>
          <table:table-cell table:formula="of:=LOG([.Q5];2)" office:value-type="float" office:value="9.63299519714296" calcext:value-type="float">
            <text:p>9.63299519714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919" calcext:value-type="float">
            <text:p>38919</text:p>
          </table:table-cell>
          <table:table-cell office:value-type="float" office:value="1000" calcext:value-type="float">
            <text:p>1000</text:p>
          </table:table-cell>
          <table:table-cell office:value-type="float" office:value="38.919" calcext:value-type="float">
            <text:p>38.91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711688" calcext:value-type="float">
            <text:p>0.711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1688" calcext:value-type="float">
            <text:p>0.000711688</text:p>
          </table:table-cell>
          <table:table-cell office:value-type="float" office:value="0.000079874" calcext:value-type="float">
            <text:p>7.9874E-05</text:p>
          </table:table-cell>
          <table:table-cell office:value-type="float" office:value="0.00997008" calcext:value-type="float">
            <text:p>0.00997008</text:p>
          </table:table-cell>
          <table:table-cell office:value-type="float" office:value="56231" calcext:value-type="float">
            <text:p>56231</text:p>
          </table:table-cell>
          <table:table-cell office:value-type="float" office:value="1000" calcext:value-type="float">
            <text:p>1000</text:p>
          </table:table-cell>
          <table:table-cell office:value-type="float" office:value="56.231" calcext:value-type="float">
            <text:p>56.231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2193" calcext:value-type="float">
            <text:p>2193</text:p>
          </table:table-cell>
          <table:table-cell office:value-type="float" office:value="1000" calcext:value-type="float">
            <text:p>1000</text:p>
          </table:table-cell>
          <table:table-cell office:value-type="float" office:value="2.193" calcext:value-type="float">
            <text:p>2.1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94" calcext:value-type="float">
            <text:p>4394</text:p>
          </table:table-cell>
          <table:table-cell office:value-type="float" office:value="1000" calcext:value-type="float">
            <text:p>1000</text:p>
          </table:table-cell>
          <table:table-cell office:value-type="float" office:value="4.394" calcext:value-type="float">
            <text:p>4.3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82" calcext:value-type="float">
            <text:p>4782</text:p>
          </table:table-cell>
          <table:table-cell office:value-type="float" office:value="1000" calcext:value-type="float">
            <text:p>1000</text:p>
          </table:table-cell>
          <table:table-cell office:value-type="float" office:value="4.782" calcext:value-type="float">
            <text:p>4.7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7" calcext:value-type="float">
            <text:p>627</text:p>
          </table:table-cell>
          <table:table-cell office:value-type="float" office:value="62.7" calcext:value-type="float">
            <text:p>62.7</text:p>
          </table:table-cell>
          <table:table-cell office:value-type="float" office:value="7103" calcext:value-type="float">
            <text:p>7103</text:p>
          </table:table-cell>
          <table:table-cell office:value-type="float" office:value="960" calcext:value-type="float">
            <text:p>960</text:p>
          </table:table-cell>
          <table:table-cell office:value-type="float" office:value="13.5" calcext:value-type="float">
            <text:p>13.5</text:p>
          </table:table-cell>
          <table:table-cell office:value-type="float" office:value="6143" calcext:value-type="float">
            <text:p>6143</text:p>
          </table:table-cell>
          <table:table-cell office:value-type="float" office:value="2013" calcext:value-type="float">
            <text:p>2013</text:p>
          </table:table-cell>
          <table:table-cell office:value-type="float" office:value="32.8" calcext:value-type="float">
            <text:p>32.8</text:p>
          </table:table-cell>
          <table:table-cell office:value-type="float" office:value="4130" calcext:value-type="float">
            <text:p>4130</text:p>
          </table:table-cell>
          <table:table-cell office:value-type="float" office:value="3134" calcext:value-type="float">
            <text:p>3134</text:p>
          </table:table-cell>
          <table:table-cell office:value-type="float" office:value="75.9" calcext:value-type="float">
            <text:p>75.9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425" calcext:value-type="float">
            <text:p>425</text:p>
          </table:table-cell>
          <table:table-cell office:value-type="float" office:value="43.5" calcext:value-type="float">
            <text:p>43.5</text:p>
          </table:table-cell>
          <table:table-cell table:formula="of:=LOG([.O6];2)" office:value-type="float" office:value="5.81329379857228" calcext:value-type="float">
            <text:p>5.81329379857228</text:p>
          </table:table-cell>
          <table:table-cell table:formula="of:=LOG([.Q6];2)" office:value-type="float" office:value="10.0209799389042" calcext:value-type="float">
            <text:p>10.0209799389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781" calcext:value-type="float">
            <text:p>46781</text:p>
          </table:table-cell>
          <table:table-cell office:value-type="float" office:value="1000" calcext:value-type="float">
            <text:p>1000</text:p>
          </table:table-cell>
          <table:table-cell office:value-type="float" office:value="46.781" calcext:value-type="float">
            <text:p>46.78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0.751001" calcext:value-type="float">
            <text:p>0.7510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001" calcext:value-type="float">
            <text:p>0.000751001</text:p>
          </table:table-cell>
          <table:table-cell office:value-type="float" office:value="0.000094824" calcext:value-type="float">
            <text:p>9.4824E-05</text:p>
          </table:table-cell>
          <table:table-cell office:value-type="float" office:value="0.00841567" calcext:value-type="float">
            <text:p>0.00841567</text:p>
          </table:table-cell>
          <table:table-cell office:value-type="float" office:value="54071" calcext:value-type="float">
            <text:p>54071</text:p>
          </table:table-cell>
          <table:table-cell office:value-type="float" office:value="1000" calcext:value-type="float">
            <text:p>1000</text:p>
          </table:table-cell>
          <table:table-cell office:value-type="float" office:value="54.071" calcext:value-type="float">
            <text:p>54.071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2132" calcext:value-type="float">
            <text:p>2132</text:p>
          </table:table-cell>
          <table:table-cell office:value-type="float" office:value="1000" calcext:value-type="float">
            <text:p>1000</text:p>
          </table:table-cell>
          <table:table-cell office:value-type="float" office:value="2.132" calcext:value-type="float">
            <text:p>2.13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87" calcext:value-type="float">
            <text:p>5087</text:p>
          </table:table-cell>
          <table:table-cell office:value-type="float" office:value="1000" calcext:value-type="float">
            <text:p>1000</text:p>
          </table:table-cell>
          <table:table-cell office:value-type="float" office:value="5.087" calcext:value-type="float">
            <text:p>5.0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office:value-type="float" office:value="1000" calcext:value-type="float">
            <text:p>1000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36" calcext:value-type="float">
            <text:p>5236</text:p>
          </table:table-cell>
          <table:table-cell office:value-type="float" office:value="1000" calcext:value-type="float">
            <text:p>1000</text:p>
          </table:table-cell>
          <table:table-cell office:value-type="float" office:value="5.236" calcext:value-type="float">
            <text:p>5.2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61" calcext:value-type="float">
            <text:p>661</text:p>
          </table:table-cell>
          <table:table-cell office:value-type="float" office:value="66.1" calcext:value-type="float">
            <text:p>66.1</text:p>
          </table:table-cell>
          <table:table-cell office:value-type="float" office:value="6869" calcext:value-type="float">
            <text:p>6869</text:p>
          </table:table-cell>
          <table:table-cell office:value-type="float" office:value="1028" calcext:value-type="float">
            <text:p>1028</text:p>
          </table:table-cell>
          <table:table-cell office:value-type="float" office:value="15" calcext:value-type="float">
            <text:p>15</text:p>
          </table:table-cell>
          <table:table-cell office:value-type="float" office:value="5841" calcext:value-type="float">
            <text:p>5841</text:p>
          </table:table-cell>
          <table:table-cell office:value-type="float" office:value="1740" calcext:value-type="float">
            <text:p>1740</text:p>
          </table:table-cell>
          <table:table-cell office:value-type="float" office:value="29.8" calcext:value-type="float">
            <text:p>29.8</text:p>
          </table:table-cell>
          <table:table-cell office:value-type="float" office:value="4101" calcext:value-type="float">
            <text:p>4101</text:p>
          </table:table-cell>
          <table:table-cell office:value-type="float" office:value="3200" calcext:value-type="float">
            <text:p>3200</text:p>
          </table:table-cell>
          <table:table-cell office:value-type="float" office:value="78" calcext:value-type="float">
            <text:p>7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290" calcext:value-type="float">
            <text:p>290</text:p>
          </table:table-cell>
          <table:table-cell office:value-type="float" office:value="32.2" calcext:value-type="float">
            <text:p>32.2</text:p>
          </table:table-cell>
          <table:table-cell table:formula="of:=LOG([.O7];2)" office:value-type="float" office:value="5.75678313304761" calcext:value-type="float">
            <text:p>5.75678313304761</text:p>
          </table:table-cell>
          <table:table-cell table:formula="of:=LOG([.Q7];2)" office:value-type="float" office:value="9.63299519714296" calcext:value-type="float">
            <text:p>9.63299519714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704" calcext:value-type="float">
            <text:p>54704</text:p>
          </table:table-cell>
          <table:table-cell office:value-type="float" office:value="1000" calcext:value-type="float">
            <text:p>1000</text:p>
          </table:table-cell>
          <table:table-cell office:value-type="float" office:value="54.704" calcext:value-type="float">
            <text:p>54.70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.652067" calcext:value-type="float">
            <text:p>0.652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2067" calcext:value-type="float">
            <text:p>0.000652067</text:p>
          </table:table-cell>
          <table:table-cell office:value-type="float" office:value="0.000145043" calcext:value-type="float">
            <text:p>0.000145043</text:p>
          </table:table-cell>
          <table:table-cell office:value-type="float" office:value="0.0139666" calcext:value-type="float">
            <text:p>0.0139666</text:p>
          </table:table-cell>
          <table:table-cell office:value-type="float" office:value="35883" calcext:value-type="float">
            <text:p>35883</text:p>
          </table:table-cell>
          <table:table-cell office:value-type="float" office:value="1000" calcext:value-type="float">
            <text:p>1000</text:p>
          </table:table-cell>
          <table:table-cell office:value-type="float" office:value="35.883" calcext:value-type="float">
            <text:p>35.883</text:p>
          </table:table-cell>
          <table:table-cell office:value-type="float" office:value="3" calcext:value-type="float">
            <text:p>3</text:p>
          </table:table-cell>
          <table:table-cell office:value-type="float" office:value="1083" calcext:value-type="float">
            <text:p>1083</text:p>
          </table:table-cell>
          <table:table-cell office:value-type="float" office:value="1321" calcext:value-type="float">
            <text:p>1321</text:p>
          </table:table-cell>
          <table:table-cell office:value-type="float" office:value="1000" calcext:value-type="float">
            <text:p>1000</text:p>
          </table:table-cell>
          <table:table-cell office:value-type="float" office:value="1.321" calcext:value-type="float">
            <text:p>1.3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284" calcext:value-type="float">
            <text:p>6284</text:p>
          </table:table-cell>
          <table:table-cell office:value-type="float" office:value="1000" calcext:value-type="float">
            <text:p>1000</text:p>
          </table:table-cell>
          <table:table-cell office:value-type="float" office:value="6.284" calcext:value-type="float">
            <text:p>6.2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30" calcext:value-type="float">
            <text:p>6130</text:p>
          </table:table-cell>
          <table:table-cell office:value-type="float" office:value="1000" calcext:value-type="float">
            <text:p>1000</text:p>
          </table:table-cell>
          <table:table-cell office:value-type="float" office:value="6.13" calcext:value-type="float">
            <text:p>6.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732" calcext:value-type="float">
            <text:p>732</text:p>
          </table:table-cell>
          <table:table-cell office:value-type="float" office:value="73.2" calcext:value-type="float">
            <text:p>73.2</text:p>
          </table:table-cell>
          <table:table-cell office:value-type="float" office:value="4366" calcext:value-type="float">
            <text:p>4366</text:p>
          </table:table-cell>
          <table:table-cell office:value-type="float" office:value="660" calcext:value-type="float">
            <text:p>660</text:p>
          </table:table-cell>
          <table:table-cell office:value-type="float" office:value="15.1" calcext:value-type="float">
            <text:p>15.1</text:p>
          </table:table-cell>
          <table:table-cell office:value-type="float" office:value="3706" calcext:value-type="float">
            <text:p>3706</text:p>
          </table:table-cell>
          <table:table-cell office:value-type="float" office:value="970" calcext:value-type="float">
            <text:p>970</text:p>
          </table:table-cell>
          <table:table-cell office:value-type="float" office:value="26.2" calcext:value-type="float">
            <text:p>26.2</text:p>
          </table:table-cell>
          <table:table-cell office:value-type="float" office:value="2736" calcext:value-type="float">
            <text:p>2736</text:p>
          </table:table-cell>
          <table:table-cell office:value-type="float" office:value="2228" calcext:value-type="float">
            <text:p>2228</text:p>
          </table:table-cell>
          <table:table-cell office:value-type="float" office:value="81.4" calcext:value-type="float">
            <text:p>81.4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35" calcext:value-type="float">
            <text:p>135</text:p>
          </table:table-cell>
          <table:table-cell office:value-type="float" office:value="26.6" calcext:value-type="float">
            <text:p>26.6</text:p>
          </table:table-cell>
          <table:table-cell table:formula="of:=LOG([.O8];2)" office:value-type="float" office:value="5.16522860677756" calcext:value-type="float">
            <text:p>5.16522860677756</text:p>
          </table:table-cell>
          <table:table-cell table:formula="of:=LOG([.Q8];2)" office:value-type="float" office:value="10.0808175276083" calcext:value-type="float">
            <text:p>10.0808175276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188" calcext:value-type="float">
            <text:p>62188</text:p>
          </table:table-cell>
          <table:table-cell office:value-type="float" office:value="1000" calcext:value-type="float">
            <text:p>1000</text:p>
          </table:table-cell>
          <table:table-cell office:value-type="float" office:value="62.188" calcext:value-type="float">
            <text:p>62.1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0.465483" calcext:value-type="float">
            <text:p>0.465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5483" calcext:value-type="float">
            <text:p>0.000465483</text:p>
          </table:table-cell>
          <table:table-cell office:value-type="float" office:value="0.000165512" calcext:value-type="float">
            <text:p>0.000165512</text:p>
          </table:table-cell>
          <table:table-cell office:value-type="float" office:value="0.00479375" calcext:value-type="float">
            <text:p>0.00479375</text:p>
          </table:table-cell>
          <table:table-cell office:value-type="float" office:value="15373" calcext:value-type="float">
            <text:p>15373</text:p>
          </table:table-cell>
          <table:table-cell office:value-type="float" office:value="1000" calcext:value-type="float">
            <text:p>1000</text:p>
          </table:table-cell>
          <table:table-cell office:value-type="float" office:value="15.373" calcext:value-type="float">
            <text:p>15.373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474" calcext:value-type="float">
            <text:p>474</text:p>
          </table:table-cell>
          <table:table-cell office:value-type="float" office:value="1000" calcext:value-type="float">
            <text:p>100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77" calcext:value-type="float">
            <text:p>7077</text:p>
          </table:table-cell>
          <table:table-cell office:value-type="float" office:value="1000" calcext:value-type="float">
            <text:p>1000</text:p>
          </table:table-cell>
          <table:table-cell office:value-type="float" office:value="7.077" calcext:value-type="float">
            <text:p>7.07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26" calcext:value-type="float">
            <text:p>7226</text:p>
          </table:table-cell>
          <table:table-cell office:value-type="float" office:value="1000" calcext:value-type="float">
            <text:p>1000</text:p>
          </table:table-cell>
          <table:table-cell office:value-type="float" office:value="7.226" calcext:value-type="float">
            <text:p>7.2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45" calcext:value-type="float">
            <text:p>7145</text:p>
          </table:table-cell>
          <table:table-cell office:value-type="float" office:value="1000" calcext:value-type="float">
            <text:p>1000</text:p>
          </table:table-cell>
          <table:table-cell office:value-type="float" office:value="7.145" calcext:value-type="float">
            <text:p>7.1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85.5" calcext:value-type="float">
            <text:p>85.5</text:p>
          </table:table-cell>
          <table:table-cell office:value-type="float" office:value="1644" calcext:value-type="float">
            <text:p>1644</text:p>
          </table:table-cell>
          <table:table-cell office:value-type="float" office:value="262" calcext:value-type="float">
            <text:p>262</text:p>
          </table:table-cell>
          <table:table-cell office:value-type="float" office:value="15.9" calcext:value-type="float">
            <text:p>15.9</text:p>
          </table:table-cell>
          <table:table-cell office:value-type="float" office:value="1382" calcext:value-type="float">
            <text:p>1382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float" office:value="995" calcext:value-type="float">
            <text:p>995</text:p>
          </table:table-cell>
          <table:table-cell office:value-type="float" office:value="863" calcext:value-type="float">
            <text:p>863</text:p>
          </table:table-cell>
          <table:table-cell office:value-type="float" office:value="86.7" calcext:value-type="float">
            <text:p>86.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18.9" calcext:value-type="float">
            <text:p>18.9</text:p>
          </table:table-cell>
          <table:table-cell table:formula="of:=LOG([.O9];2)" office:value-type="float" office:value="3.94232682548456" calcext:value-type="float">
            <text:p>3.94232682548456</text:p>
          </table:table-cell>
          <table:table-cell table:formula="of:=LOG([.Q9];2)" office:value-type="float" office:value="8.37937836707126" calcext:value-type="float">
            <text:p>8.37937836707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279" calcext:value-type="float">
            <text:p>70279</text:p>
          </table:table-cell>
          <table:table-cell office:value-type="float" office:value="1000" calcext:value-type="float">
            <text:p>1000</text:p>
          </table:table-cell>
          <table:table-cell office:value-type="float" office:value="70.279" calcext:value-type="float">
            <text:p>70.27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419212" calcext:value-type="float">
            <text:p>0.419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9212" calcext:value-type="float">
            <text:p>0.000419212</text:p>
          </table:table-cell>
          <table:table-cell office:value-type="float" office:value="0.000247519" calcext:value-type="float">
            <text:p>0.000247519</text:p>
          </table:table-cell>
          <table:table-cell office:value-type="float" office:value="0.00190838" calcext:value-type="float">
            <text:p>0.00190838</text:p>
          </table:table-cell>
          <table:table-cell office:value-type="float" office:value="4226" calcext:value-type="float">
            <text:p>4226</text:p>
          </table:table-cell>
          <table:table-cell office:value-type="float" office:value="1000" calcext:value-type="float">
            <text:p>1000</text:p>
          </table:table-cell>
          <table:table-cell office:value-type="float" office:value="4.226" calcext:value-type="float">
            <text:p>4.226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96" calcext:value-type="float">
            <text:p>8996</text:p>
          </table:table-cell>
          <table:table-cell office:value-type="float" office:value="1000" calcext:value-type="float">
            <text:p>1000</text:p>
          </table:table-cell>
          <table:table-cell office:value-type="float" office:value="8.996" calcext:value-type="float">
            <text:p>8.9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018" calcext:value-type="float">
            <text:p>9018</text:p>
          </table:table-cell>
          <table:table-cell office:value-type="float" office:value="1000" calcext:value-type="float">
            <text:p>1000</text:p>
          </table:table-cell>
          <table:table-cell office:value-type="float" office:value="9.018" calcext:value-type="float">
            <text:p>9.0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009" calcext:value-type="float">
            <text:p>9009</text:p>
          </table:table-cell>
          <table:table-cell office:value-type="float" office:value="1000" calcext:value-type="float">
            <text:p>1000</text:p>
          </table:table-cell>
          <table:table-cell office:value-type="float" office:value="9.009" calcext:value-type="float">
            <text:p>9.00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78" calcext:value-type="float">
            <text:p>978</text:p>
          </table:table-cell>
          <table:table-cell office:value-type="float" office:value="97.8" calcext:value-type="float">
            <text:p>97.8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.5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39.8" calcext:value-type="float">
            <text:p>39.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8.3" calcext:value-type="float">
            <text:p>88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07929276727285" calcext:value-type="float">
            <text:p>2.07929276727285</text:p>
          </table:table-cell>
          <table:table-cell table:formula="of:=LOG([.Q10];2)" office:value-type="float" office:value="6.8073549220576" calcext:value-type="float">
            <text:p>6.8073549220576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37" calcext:value-type="float">
            <text:p>9137</text:p>
          </table:table-cell>
          <table:table-cell office:value-type="float" office:value="1000" calcext:value-type="float">
            <text:p>1000</text:p>
          </table:table-cell>
          <table:table-cell office:value-type="float" office:value="9.137" calcext:value-type="float">
            <text:p>9.1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141594" calcext:value-type="float">
            <text:p>0.141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594" calcext:value-type="float">
            <text:p>0.000141594</text:p>
          </table:table-cell>
          <table:table-cell office:value-type="float" office:value="0.000055688" calcext:value-type="float">
            <text:p>5.5688E-05</text:p>
          </table:table-cell>
          <table:table-cell office:value-type="float" office:value="0.00258321" calcext:value-type="float">
            <text:p>0.00258321</text:p>
          </table:table-cell>
          <table:table-cell office:value-type="float" office:value="11759" calcext:value-type="float">
            <text:p>11759</text:p>
          </table:table-cell>
          <table:table-cell office:value-type="float" office:value="1000" calcext:value-type="float">
            <text:p>1000</text:p>
          </table:table-cell>
          <table:table-cell office:value-type="float" office:value="11.759" calcext:value-type="float">
            <text:p>11.759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5" calcext:value-type="float">
            <text:p>2275</text:p>
          </table:table-cell>
          <table:table-cell office:value-type="float" office:value="1000" calcext:value-type="float">
            <text:p>1000</text:p>
          </table:table-cell>
          <table:table-cell office:value-type="float" office:value="2.275" calcext:value-type="float">
            <text:p>2.2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53" calcext:value-type="float">
            <text:p>2353</text:p>
          </table:table-cell>
          <table:table-cell office:value-type="float" office:value="1000" calcext:value-type="float">
            <text:p>1000</text:p>
          </table:table-cell>
          <table:table-cell office:value-type="float" office:value="2.353" calcext:value-type="float">
            <text:p>2.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34" calcext:value-type="float">
            <text:p>2334</text:p>
          </table:table-cell>
          <table:table-cell office:value-type="float" office:value="1000" calcext:value-type="float">
            <text:p>1000</text:p>
          </table:table-cell>
          <table:table-cell office:value-type="float" office:value="2.334" calcext:value-type="float">
            <text:p>2.3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22" calcext:value-type="float">
            <text:p>922</text:p>
          </table:table-cell>
          <table:table-cell office:value-type="float" office:value="92.2" calcext:value-type="float">
            <text:p>92.2</text:p>
          </table:table-cell>
          <table:table-cell office:value-type="float" office:value="1409" calcext:value-type="float">
            <text:p>1409</text:p>
          </table:table-cell>
          <table:table-cell office:value-type="float" office:value="447" calcext:value-type="float">
            <text:p>447</text:p>
          </table:table-cell>
          <table:table-cell office:value-type="float" office:value="31.7" calcext:value-type="float">
            <text:p>31.7</text:p>
          </table:table-cell>
          <table:table-cell office:value-type="float" office:value="962" calcext:value-type="float">
            <text:p>962</text:p>
          </table:table-cell>
          <table:table-cell office:value-type="float" office:value="601" calcext:value-type="float">
            <text:p>601</text:p>
          </table:table-cell>
          <table:table-cell office:value-type="float" office:value="62.5" calcext:value-type="float">
            <text:p>62.5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office:value-type="float" office:value="55.7" calcext:value-type="float">
            <text:p>55.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3.5556934716957" calcext:value-type="float">
            <text:p>3.5556934716957</text:p>
          </table:table-cell>
          <table:table-cell table:formula="of:=LOG([.Q2];2)" office:value-type="float" office:value="8.61102479730735" calcext:value-type="float">
            <text:p>8.611024797307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067" calcext:value-type="float">
            <text:p>18067</text:p>
          </table:table-cell>
          <table:table-cell office:value-type="float" office:value="1000" calcext:value-type="float">
            <text:p>1000</text:p>
          </table:table-cell>
          <table:table-cell office:value-type="float" office:value="18.067" calcext:value-type="float">
            <text:p>18.06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342279" calcext:value-type="float">
            <text:p>0.342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279" calcext:value-type="float">
            <text:p>0.000342279</text:p>
          </table:table-cell>
          <table:table-cell office:value-type="float" office:value="0.000063628" calcext:value-type="float">
            <text:p>6.3628E-05</text:p>
          </table:table-cell>
          <table:table-cell office:value-type="float" office:value="0.00841743" calcext:value-type="float">
            <text:p>0.00841743</text:p>
          </table:table-cell>
          <table:table-cell office:value-type="float" office:value="30844" calcext:value-type="float">
            <text:p>30844</text:p>
          </table:table-cell>
          <table:table-cell office:value-type="float" office:value="1000" calcext:value-type="float">
            <text:p>1000</text:p>
          </table:table-cell>
          <table:table-cell office:value-type="float" office:value="30.844" calcext:value-type="float">
            <text:p>30.844</text:p>
          </table:table-cell>
          <table:table-cell office:value-type="float" office:value="3" calcext:value-type="float">
            <text:p>3</text:p>
          </table:table-cell>
          <table:table-cell office:value-type="float" office:value="1401" calcext:value-type="float">
            <text:p>1401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30" calcext:value-type="float">
            <text:p>2930</text:p>
          </table:table-cell>
          <table:table-cell office:value-type="float" office:value="1000" calcext:value-type="float">
            <text:p>1000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9" calcext:value-type="float">
            <text:p>3119</text:p>
          </table:table-cell>
          <table:table-cell office:value-type="float" office:value="1000" calcext:value-type="float">
            <text:p>1000</text:p>
          </table:table-cell>
          <table:table-cell office:value-type="float" office:value="3.119" calcext:value-type="float">
            <text:p>3.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0" calcext:value-type="float">
            <text:p>3020</text:p>
          </table:table-cell>
          <table:table-cell office:value-type="float" office:value="1000" calcext:value-type="float">
            <text:p>1000</text:p>
          </table:table-cell>
          <table:table-cell office:value-type="float" office:value="3.02" calcext:value-type="float">
            <text:p>3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1" calcext:value-type="float">
            <text:p>811</text:p>
          </table:table-cell>
          <table:table-cell office:value-type="float" office:value="81.1" calcext:value-type="float">
            <text:p>81.1</text:p>
          </table:table-cell>
          <table:table-cell office:value-type="float" office:value="4134" calcext:value-type="float">
            <text:p>4134</text:p>
          </table:table-cell>
          <table:table-cell office:value-type="float" office:value="796" calcext:value-type="float">
            <text:p>796</text:p>
          </table:table-cell>
          <table:table-cell office:value-type="float" office:value="19.3" calcext:value-type="float">
            <text:p>19.3</text:p>
          </table:table-cell>
          <table:table-cell office:value-type="float" office:value="3338" calcext:value-type="float">
            <text:p>3338</text:p>
          </table:table-cell>
          <table:table-cell office:value-type="float" office:value="1645" calcext:value-type="float">
            <text:p>1645</text:p>
          </table:table-cell>
          <table:table-cell office:value-type="float" office:value="49.3" calcext:value-type="float">
            <text:p>49.3</text:p>
          </table:table-cell>
          <table:table-cell office:value-type="float" office:value="1693" calcext:value-type="float">
            <text:p>1693</text:p>
          </table:table-cell>
          <table:table-cell office:value-type="float" office:value="1138" calcext:value-type="float">
            <text:p>1138</text:p>
          </table:table-cell>
          <table:table-cell office:value-type="float" office:value="67.2" calcext:value-type="float">
            <text:p>67.2</text:p>
          </table:table-cell>
          <table:table-cell office:value-type="float" office:value="555" calcext:value-type="float">
            <text:p>555</text:p>
          </table:table-cell>
          <table:table-cell office:value-type="float" office:value="409" calcext:value-type="float">
            <text:p>409</text:p>
          </table:table-cell>
          <table:table-cell office:value-type="float" office:value="73.7" calcext:value-type="float">
            <text:p>73.7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42.5" calcext:value-type="float">
            <text:p>42.5</text:p>
          </table:table-cell>
          <table:table-cell table:formula="of:=LOG([.O3];2)" office:value-type="float" office:value="4.94691796798583" calcext:value-type="float">
            <text:p>4.94691796798583</text:p>
          </table:table-cell>
          <table:table-cell table:formula="of:=LOG([.Q3];2)" office:value-type="float" office:value="10.4522412404308" calcext:value-type="float">
            <text:p>10.4522412404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498" calcext:value-type="float">
            <text:p>27498</text:p>
          </table:table-cell>
          <table:table-cell office:value-type="float" office:value="1000" calcext:value-type="float">
            <text:p>1000</text:p>
          </table:table-cell>
          <table:table-cell office:value-type="float" office:value="27.498" calcext:value-type="float">
            <text:p>27.49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774085" calcext:value-type="float">
            <text:p>0.774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4085" calcext:value-type="float">
            <text:p>0.000774085</text:p>
          </table:table-cell>
          <table:table-cell office:value-type="float" office:value="0.000068008" calcext:value-type="float">
            <text:p>6.8008E-05</text:p>
          </table:table-cell>
          <table:table-cell office:value-type="float" office:value="0.00636002" calcext:value-type="float">
            <text:p>0.00636002</text:p>
          </table:table-cell>
          <table:table-cell office:value-type="float" office:value="76880" calcext:value-type="float">
            <text:p>76880</text:p>
          </table:table-cell>
          <table:table-cell office:value-type="float" office:value="1000" calcext:value-type="float">
            <text:p>1000</text:p>
          </table:table-cell>
          <table:table-cell office:value-type="float" office:value="76.88" calcext:value-type="float">
            <text:p>76.88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96" calcext:value-type="float">
            <text:p>3396</text:p>
          </table:table-cell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71" calcext:value-type="float">
            <text:p>3771</text:p>
          </table:table-cell>
          <table:table-cell office:value-type="float" office:value="1000" calcext:value-type="float">
            <text:p>1000</text:p>
          </table:table-cell>
          <table:table-cell office:value-type="float" office:value="3.771" calcext:value-type="float">
            <text:p>3.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4" calcext:value-type="float">
            <text:p>3574</text:p>
          </table:table-cell>
          <table:table-cell office:value-type="float" office:value="1000" calcext:value-type="float">
            <text:p>1000</text:p>
          </table:table-cell>
          <table:table-cell office:value-type="float" office:value="3.574" calcext:value-type="float">
            <text:p>3.5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36" calcext:value-type="float">
            <text:p>636</text:p>
          </table:table-cell>
          <table:table-cell office:value-type="float" office:value="63.6" calcext:value-type="float">
            <text:p>63.6</text:p>
          </table:table-cell>
          <table:table-cell office:value-type="float" office:value="10390" calcext:value-type="float">
            <text:p>10390</text:p>
          </table:table-cell>
          <table:table-cell office:value-type="float" office:value="1392" calcext:value-type="float">
            <text:p>1392</text:p>
          </table:table-cell>
          <table:table-cell office:value-type="float" office:value="13.4" calcext:value-type="float">
            <text:p>13.4</text:p>
          </table:table-cell>
          <table:table-cell office:value-type="float" office:value="8998" calcext:value-type="float">
            <text:p>8998</text:p>
          </table:table-cell>
          <table:table-cell office:value-type="float" office:value="3649" calcext:value-type="float">
            <text:p>3649</text:p>
          </table:table-cell>
          <table:table-cell office:value-type="float" office:value="40.6" calcext:value-type="float">
            <text:p>40.6</text:p>
          </table:table-cell>
          <table:table-cell office:value-type="float" office:value="5349" calcext:value-type="float">
            <text:p>5349</text:p>
          </table:table-cell>
          <table:table-cell office:value-type="float" office:value="3880" calcext:value-type="float">
            <text:p>3880</text:p>
          </table:table-cell>
          <table:table-cell office:value-type="float" office:value="72.5" calcext:value-type="float">
            <text:p>72.5</text:p>
          </table:table-cell>
          <table:table-cell office:value-type="float" office:value="1469" calcext:value-type="float">
            <text:p>1469</text:p>
          </table:table-cell>
          <table:table-cell office:value-type="float" office:value="266" calcext:value-type="float">
            <text:p>266</text:p>
          </table:table-cell>
          <table:table-cell office:value-type="float" office:value="18.1" calcext:value-type="float">
            <text:p>18.1</text:p>
          </table:table-cell>
          <table:table-cell office:value-type="float" office:value="1203" calcext:value-type="float">
            <text:p>1203</text:p>
          </table:table-cell>
          <table:table-cell office:value-type="float" office:value="696" calcext:value-type="float">
            <text:p>696</text:p>
          </table:table-cell>
          <table:table-cell office:value-type="float" office:value="57.9" calcext:value-type="float">
            <text:p>57.9</text:p>
          </table:table-cell>
          <table:table-cell table:formula="of:=LOG([.O4];2)" office:value-type="float" office:value="6.26453643099903" calcext:value-type="float">
            <text:p>6.26453643099903</text:p>
          </table:table-cell>
          <table:table-cell table:formula="of:=LOG([.Q4];2)" office:value-type="float" office:value="9.85018683764577" calcext:value-type="float">
            <text:p>9.85018683764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644" calcext:value-type="float">
            <text:p>36644</text:p>
          </table:table-cell>
          <table:table-cell office:value-type="float" office:value="1000" calcext:value-type="float">
            <text:p>1000</text:p>
          </table:table-cell>
          <table:table-cell office:value-type="float" office:value="36.644" calcext:value-type="float">
            <text:p>36.64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0.923142" calcext:value-type="float">
            <text:p>0.9231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3142" calcext:value-type="float">
            <text:p>0.000923142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0.0142505" calcext:value-type="float">
            <text:p>0.0142505</text:p>
          </table:table-cell>
          <table:table-cell office:value-type="float" office:value="79333" calcext:value-type="float">
            <text:p>79333</text:p>
          </table:table-cell>
          <table:table-cell office:value-type="float" office:value="1000" calcext:value-type="float">
            <text:p>1000</text:p>
          </table:table-cell>
          <table:table-cell office:value-type="float" office:value="79.333" calcext:value-type="float">
            <text:p>79.333</text:p>
          </table:table-cell>
          <table:table-cell office:value-type="float" office:value="3" calcext:value-type="float">
            <text:p>3</text:p>
          </table:table-cell>
          <table:table-cell office:value-type="float" office:value="1491" calcext:value-type="float">
            <text:p>1491</text:p>
          </table:table-cell>
          <table:table-cell office:value-type="float" office:value="3146" calcext:value-type="float">
            <text:p>3146</text:p>
          </table:table-cell>
          <table:table-cell office:value-type="float" office:value="1000" calcext:value-type="float">
            <text:p>1000</text:p>
          </table:table-cell>
          <table:table-cell office:value-type="float" office:value="3.146" calcext:value-type="float">
            <text:p>3.14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81" calcext:value-type="float">
            <text:p>4381</text:p>
          </table:table-cell>
          <table:table-cell office:value-type="float" office:value="1000" calcext:value-type="float">
            <text:p>1000</text:p>
          </table:table-cell>
          <table:table-cell office:value-type="float" office:value="4.381" calcext:value-type="float">
            <text:p>4.3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42" calcext:value-type="float">
            <text:p>4142</text:p>
          </table:table-cell>
          <table:table-cell office:value-type="float" office:value="1000" calcext:value-type="float">
            <text:p>1000</text:p>
          </table:table-cell>
          <table:table-cell office:value-type="float" office:value="4.142" calcext:value-type="float">
            <text:p>4.1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11" calcext:value-type="float">
            <text:p>611</text:p>
          </table:table-cell>
          <table:table-cell office:value-type="float" office:value="61.1" calcext:value-type="float">
            <text:p>61.1</text:p>
          </table:table-cell>
          <table:table-cell office:value-type="float" office:value="10305" calcext:value-type="float">
            <text:p>10305</text:p>
          </table:table-cell>
          <table:table-cell office:value-type="float" office:value="1314" calcext:value-type="float">
            <text:p>1314</text:p>
          </table:table-cell>
          <table:table-cell office:value-type="float" office:value="12.8" calcext:value-type="float">
            <text:p>12.8</text:p>
          </table:table-cell>
          <table:table-cell office:value-type="float" office:value="8991" calcext:value-type="float">
            <text:p>8991</text:p>
          </table:table-cell>
          <table:table-cell office:value-type="float" office:value="3032" calcext:value-type="float">
            <text:p>3032</text:p>
          </table:table-cell>
          <table:table-cell office:value-type="float" office:value="33.7" calcext:value-type="float">
            <text:p>33.7</text:p>
          </table:table-cell>
          <table:table-cell office:value-type="float" office:value="5959" calcext:value-type="float">
            <text:p>5959</text:p>
          </table:table-cell>
          <table:table-cell office:value-type="float" office:value="4364" calcext:value-type="float">
            <text:p>4364</text:p>
          </table:table-cell>
          <table:table-cell office:value-type="float" office:value="73.2" calcext:value-type="float">
            <text:p>73.2</text:p>
          </table:table-cell>
          <table:table-cell office:value-type="float" office:value="1595" calcext:value-type="float">
            <text:p>1595</text:p>
          </table:table-cell>
          <table:table-cell office:value-type="float" office:value="92" calcext:value-type="float">
            <text:p>92</text:p>
          </table:table-cell>
          <table:table-cell office:value-type="float" office:value="5.8" calcext:value-type="float">
            <text:p>5.8</text:p>
          </table:table-cell>
          <table:table-cell office:value-type="float" office:value="1503" calcext:value-type="float">
            <text:p>1503</text:p>
          </table:table-cell>
          <table:table-cell office:value-type="float" office:value="749" calcext:value-type="float">
            <text:p>749</text:p>
          </table:table-cell>
          <table:table-cell office:value-type="float" office:value="49.8" calcext:value-type="float">
            <text:p>49.8</text:p>
          </table:table-cell>
          <table:table-cell table:formula="of:=LOG([.O5];2)" office:value-type="float" office:value="6.30984920083018" calcext:value-type="float">
            <text:p>6.30984920083018</text:p>
          </table:table-cell>
          <table:table-cell table:formula="of:=LOG([.Q5];2)" office:value-type="float" office:value="10.5420645422834" calcext:value-type="float">
            <text:p>10.5420645422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592" calcext:value-type="float">
            <text:p>45592</text:p>
          </table:table-cell>
          <table:table-cell office:value-type="float" office:value="1000" calcext:value-type="float">
            <text:p>1000</text:p>
          </table:table-cell>
          <table:table-cell office:value-type="float" office:value="45.592" calcext:value-type="float">
            <text:p>45.59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.23284" calcext:value-type="float">
            <text:p>1.23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284" calcext:value-type="float">
            <text:p>0.00123284</text:p>
          </table:table-cell>
          <table:table-cell office:value-type="float" office:value="0.000103892" calcext:value-type="float">
            <text:p>0.000103892</text:p>
          </table:table-cell>
          <table:table-cell office:value-type="float" office:value="0.0144031" calcext:value-type="float">
            <text:p>0.0144031</text:p>
          </table:table-cell>
          <table:table-cell office:value-type="float" office:value="97020" calcext:value-type="float">
            <text:p>97020</text:p>
          </table:table-cell>
          <table:table-cell office:value-type="float" office:value="1000" calcext:value-type="float">
            <text:p>1000</text:p>
          </table:table-cell>
          <table:table-cell office:value-type="float" office:value="97.02" calcext:value-type="float">
            <text:p>97.02</text:p>
          </table:table-cell>
          <table:table-cell office:value-type="float" office:value="3" calcext:value-type="float">
            <text:p>3</text:p>
          </table:table-cell>
          <table:table-cell office:value-type="float" office:value="1554" calcext:value-type="float">
            <text:p>1554</text:p>
          </table:table-cell>
          <table:table-cell office:value-type="float" office:value="3850" calcext:value-type="float">
            <text:p>3850</text:p>
          </table:table-cell>
          <table:table-cell office:value-type="float" office:value="1000" calcext:value-type="float">
            <text:p>10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27" calcext:value-type="float">
            <text:p>1127</text:p>
          </table:table-cell>
          <table:table-cell office:value-type="float" office:value="1000" calcext:value-type="float">
            <text:p>1000</text:p>
          </table:table-cell>
          <table:table-cell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65" calcext:value-type="float">
            <text:p>4565</text:p>
          </table:table-cell>
          <table:table-cell office:value-type="float" office:value="1000" calcext:value-type="float">
            <text:p>1000</text:p>
          </table:table-cell>
          <table:table-cell office:value-type="float" office:value="4.565" calcext:value-type="float">
            <text:p>4.5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27" calcext:value-type="float">
            <text:p>5027</text:p>
          </table:table-cell>
          <table:table-cell office:value-type="float" office:value="1000" calcext:value-type="float">
            <text:p>1000</text:p>
          </table:table-cell>
          <table:table-cell office:value-type="float" office:value="5.027" calcext:value-type="float">
            <text:p>5.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59" calcext:value-type="float">
            <text:p>4759</text:p>
          </table:table-cell>
          <table:table-cell office:value-type="float" office:value="1000" calcext:value-type="float">
            <text:p>1000</text:p>
          </table:table-cell>
          <table:table-cell office:value-type="float" office:value="4.759" calcext:value-type="float">
            <text:p>4.7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float" office:value="12292" calcext:value-type="float">
            <text:p>12292</text:p>
          </table:table-cell>
          <table:table-cell office:value-type="float" office:value="1514" calcext:value-type="float">
            <text:p>1514</text:p>
          </table:table-cell>
          <table:table-cell office:value-type="float" office:value="12.3" calcext:value-type="float">
            <text:p>12.3</text:p>
          </table:table-cell>
          <table:table-cell office:value-type="float" office:value="10778" calcext:value-type="float">
            <text:p>10778</text:p>
          </table:table-cell>
          <table:table-cell office:value-type="float" office:value="2800" calcext:value-type="float">
            <text:p>2800</text:p>
          </table:table-cell>
          <table:table-cell office:value-type="float" office:value="26" calcext:value-type="float">
            <text:p>26</text:p>
          </table:table-cell>
          <table:table-cell office:value-type="float" office:value="7978" calcext:value-type="float">
            <text:p>7978</text:p>
          </table:table-cell>
          <table:table-cell office:value-type="float" office:value="5906" calcext:value-type="float">
            <text:p>5906</text:p>
          </table:table-cell>
          <table:table-cell office:value-type="float" office:value="74" calcext:value-type="float">
            <text:p>74</text:p>
          </table:table-cell>
          <table:table-cell office:value-type="float" office:value="2072" calcext:value-type="float">
            <text:p>2072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2061" calcext:value-type="float">
            <text:p>2061</text:p>
          </table:table-cell>
          <table:table-cell office:value-type="float" office:value="901" calcext:value-type="float">
            <text:p>901</text:p>
          </table:table-cell>
          <table:table-cell office:value-type="float" office:value="43.7" calcext:value-type="float">
            <text:p>43.7</text:p>
          </table:table-cell>
          <table:table-cell table:formula="of:=LOG([.O6];2)" office:value-type="float" office:value="6.60021027442009" calcext:value-type="float">
            <text:p>6.60021027442009</text:p>
          </table:table-cell>
          <table:table-cell table:formula="of:=LOG([.Q6];2)" office:value-type="float" office:value="10.6017707884077" calcext:value-type="float">
            <text:p>10.6017707884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46" calcext:value-type="float">
            <text:p>54646</text:p>
          </table:table-cell>
          <table:table-cell office:value-type="float" office:value="1000" calcext:value-type="float">
            <text:p>1000</text:p>
          </table:table-cell>
          <table:table-cell office:value-type="float" office:value="54.646" calcext:value-type="float">
            <text:p>54.64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612" calcext:value-type="float">
            <text:p>0.00121612</text:p>
          </table:table-cell>
          <table:table-cell office:value-type="float" office:value="0.000121835" calcext:value-type="float">
            <text:p>0.000121835</text:p>
          </table:table-cell>
          <table:table-cell office:value-type="float" office:value="0.0176101" calcext:value-type="float">
            <text:p>0.0176101</text:p>
          </table:table-cell>
          <table:table-cell office:value-type="float" office:value="80232" calcext:value-type="float">
            <text:p>80232</text:p>
          </table:table-cell>
          <table:table-cell office:value-type="float" office:value="1000" calcext:value-type="float">
            <text:p>1000</text:p>
          </table:table-cell>
          <table:table-cell office:value-type="float" office:value="80.232" calcext:value-type="float">
            <text:p>80.232</text:p>
          </table:table-cell>
          <table:table-cell office:value-type="float" office:value="3" calcext:value-type="float">
            <text:p>3</text:p>
          </table:table-cell>
          <table:table-cell office:value-type="float" office:value="1342" calcext:value-type="float">
            <text:p>1342</text:p>
          </table:table-cell>
          <table:table-cell office:value-type="float" office:value="3131" calcext:value-type="float">
            <text:p>3131</text:p>
          </table:table-cell>
          <table:table-cell office:value-type="float" office:value="1000" calcext:value-type="float">
            <text:p>1000</text:p>
          </table:table-cell>
          <table:table-cell office:value-type="float" office:value="3.131" calcext:value-type="float">
            <text:p>3.13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85" calcext:value-type="float">
            <text:p>1085</text:p>
          </table:table-cell>
          <table:table-cell office:value-type="float" office:value="1000" calcext:value-type="float">
            <text:p>100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84" calcext:value-type="float">
            <text:p>5284</text:p>
          </table:table-cell>
          <table:table-cell office:value-type="float" office:value="1000" calcext:value-type="float">
            <text:p>1000</text:p>
          </table:table-cell>
          <table:table-cell office:value-type="float" office:value="5.284" calcext:value-type="float">
            <text:p>5.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30" calcext:value-type="float">
            <text:p>5730</text:p>
          </table:table-cell>
          <table:table-cell office:value-type="float" office:value="1000" calcext:value-type="float">
            <text:p>1000</text:p>
          </table:table-cell>
          <table:table-cell office:value-type="float" office:value="5.73" calcext:value-type="float">
            <text:p>5.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65" calcext:value-type="float">
            <text:p>5465</text:p>
          </table:table-cell>
          <table:table-cell office:value-type="float" office:value="1000" calcext:value-type="float">
            <text:p>1000</text:p>
          </table:table-cell>
          <table:table-cell office:value-type="float" office:value="5.465" calcext:value-type="float">
            <text:p>5.4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83" calcext:value-type="float">
            <text:p>583</text:p>
          </table:table-cell>
          <table:table-cell office:value-type="float" office:value="58.3" calcext:value-type="float">
            <text:p>58.3</text:p>
          </table:table-cell>
          <table:table-cell office:value-type="float" office:value="10134" calcext:value-type="float">
            <text:p>10134</text:p>
          </table:table-cell>
          <table:table-cell office:value-type="float" office:value="1317" calcext:value-type="float">
            <text:p>1317</text:p>
          </table:table-cell>
          <table:table-cell office:value-type="float" office:value="13" calcext:value-type="float">
            <text:p>13</text:p>
          </table:table-cell>
          <table:table-cell office:value-type="float" office:value="8817" calcext:value-type="float">
            <text:p>8817</text:p>
          </table:table-cell>
          <table:table-cell office:value-type="float" office:value="2201" calcext:value-type="float">
            <text:p>2201</text:p>
          </table:table-cell>
          <table:table-cell office:value-type="float" office:value="25" calcext:value-type="float">
            <text:p>25</text:p>
          </table:table-cell>
          <table:table-cell office:value-type="float" office:value="6616" calcext:value-type="float">
            <text:p>6616</text:p>
          </table:table-cell>
          <table:table-cell office:value-type="float" office:value="5060" calcext:value-type="float">
            <text:p>5060</text:p>
          </table:table-cell>
          <table:table-cell office:value-type="float" office:value="76.5" calcext:value-type="float">
            <text:p>76.5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553" calcext:value-type="float">
            <text:p>553</text:p>
          </table:table-cell>
          <table:table-cell office:value-type="float" office:value="35.5" calcext:value-type="float">
            <text:p>35.5</text:p>
          </table:table-cell>
          <table:table-cell table:formula="of:=LOG([.O7];2)" office:value-type="float" office:value="6.32610585567647" calcext:value-type="float">
            <text:p>6.32610585567647</text:p>
          </table:table-cell>
          <table:table-cell table:formula="of:=LOG([.Q7];2)" office:value-type="float" office:value="10.3901689562002" calcext:value-type="float">
            <text:p>10.3901689562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665" calcext:value-type="float">
            <text:p>63665</text:p>
          </table:table-cell>
          <table:table-cell office:value-type="float" office:value="1000" calcext:value-type="float">
            <text:p>1000</text:p>
          </table:table-cell>
          <table:table-cell office:value-type="float" office:value="63.665" calcext:value-type="float">
            <text:p>63.66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.05609" calcext:value-type="float">
            <text:p>1.05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609" calcext:value-type="float">
            <text:p>0.00105609</text:p>
          </table:table-cell>
          <table:table-cell office:value-type="float" office:value="0.000165901" calcext:value-type="float">
            <text:p>0.000165901</text:p>
          </table:table-cell>
          <table:table-cell office:value-type="float" office:value="0.0156609" calcext:value-type="float">
            <text:p>0.0156609</text:p>
          </table:table-cell>
          <table:table-cell office:value-type="float" office:value="55323" calcext:value-type="float">
            <text:p>55323</text:p>
          </table:table-cell>
          <table:table-cell office:value-type="float" office:value="1000" calcext:value-type="float">
            <text:p>1000</text:p>
          </table:table-cell>
          <table:table-cell office:value-type="float" office:value="55.323" calcext:value-type="float">
            <text:p>55.323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987" calcext:value-type="float">
            <text:p>1987</text:p>
          </table:table-cell>
          <table:table-cell office:value-type="float" office:value="1000" calcext:value-type="float">
            <text:p>1000</text:p>
          </table:table-cell>
          <table:table-cell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06" calcext:value-type="float">
            <text:p>6206</text:p>
          </table:table-cell>
          <table:table-cell office:value-type="float" office:value="1000" calcext:value-type="float">
            <text:p>1000</text:p>
          </table:table-cell>
          <table:table-cell office:value-type="float" office:value="6.206" calcext:value-type="float">
            <text:p>6.2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94" calcext:value-type="float">
            <text:p>6594</text:p>
          </table:table-cell>
          <table:table-cell office:value-type="float" office:value="1000" calcext:value-type="float">
            <text:p>1000</text:p>
          </table:table-cell>
          <table:table-cell office:value-type="float" office:value="6.594" calcext:value-type="float">
            <text:p>6.5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55" calcext:value-type="float">
            <text:p>6355</text:p>
          </table:table-cell>
          <table:table-cell office:value-type="float" office:value="1000" calcext:value-type="float">
            <text:p>1000</text:p>
          </table:table-cell>
          <table:table-cell office:value-type="float" office:value="6.355" calcext:value-type="float">
            <text:p>6.3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office:value-type="float" office:value="63.2" calcext:value-type="float">
            <text:p>63.2</text:p>
          </table:table-cell>
          <table:table-cell office:value-type="float" office:value="6889" calcext:value-type="float">
            <text:p>6889</text:p>
          </table:table-cell>
          <table:table-cell office:value-type="float" office:value="892" calcext:value-type="float">
            <text:p>892</text:p>
          </table:table-cell>
          <table:table-cell office:value-type="float" office:value="12.9" calcext:value-type="float">
            <text:p>12.9</text:p>
          </table:table-cell>
          <table:table-cell office:value-type="float" office:value="5997" calcext:value-type="float">
            <text:p>5997</text:p>
          </table:table-cell>
          <table:table-cell office:value-type="float" office:value="1401" calcext:value-type="float">
            <text:p>1401</text:p>
          </table:table-cell>
          <table:table-cell office:value-type="float" office:value="23.4" calcext:value-type="float">
            <text:p>23.4</text:p>
          </table:table-cell>
          <table:table-cell office:value-type="float" office:value="4596" calcext:value-type="float">
            <text:p>4596</text:p>
          </table:table-cell>
          <table:table-cell office:value-type="float" office:value="3736" calcext:value-type="float">
            <text:p>3736</text:p>
          </table:table-cell>
          <table:table-cell office:value-type="float" office:value="81.3" calcext:value-type="float">
            <text:p>81.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268" calcext:value-type="float">
            <text:p>268</text:p>
          </table:table-cell>
          <table:table-cell office:value-type="float" office:value="31.2" calcext:value-type="float">
            <text:p>31.2</text:p>
          </table:table-cell>
          <table:table-cell table:formula="of:=LOG([.O8];2)" office:value-type="float" office:value="5.78980748651263" calcext:value-type="float">
            <text:p>5.78980748651263</text:p>
          </table:table-cell>
          <table:table-cell table:formula="of:=LOG([.Q8];2)" office:value-type="float" office:value="9.98726401207254" calcext:value-type="float">
            <text:p>9.98726401207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3013" calcext:value-type="float">
            <text:p>73013</text:p>
          </table:table-cell>
          <table:table-cell office:value-type="float" office:value="1000" calcext:value-type="float">
            <text:p>1000</text:p>
          </table:table-cell>
          <table:table-cell office:value-type="float" office:value="73.013" calcext:value-type="float">
            <text:p>73.01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0.681218" calcext:value-type="float">
            <text:p>0.681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1218" calcext:value-type="float">
            <text:p>0.000681218</text:p>
          </table:table-cell>
          <table:table-cell office:value-type="float" office:value="0.000234928" calcext:value-type="float">
            <text:p>0.000234928</text:p>
          </table:table-cell>
          <table:table-cell office:value-type="float" office:value="0.00622244" calcext:value-type="float">
            <text:p>0.00622244</text:p>
          </table:table-cell>
          <table:table-cell office:value-type="float" office:value="21999" calcext:value-type="float">
            <text:p>21999</text:p>
          </table:table-cell>
          <table:table-cell office:value-type="float" office:value="1000" calcext:value-type="float">
            <text:p>1000</text:p>
          </table:table-cell>
          <table:table-cell office:value-type="float" office:value="21.999" calcext:value-type="float">
            <text:p>21.999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1000" calcext:value-type="float">
            <text:p>100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14" calcext:value-type="float">
            <text:p>7514</text:p>
          </table:table-cell>
          <table:table-cell office:value-type="float" office:value="1000" calcext:value-type="float">
            <text:p>1000</text:p>
          </table:table-cell>
          <table:table-cell office:value-type="float" office:value="7.514" calcext:value-type="float">
            <text:p>7.5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01" calcext:value-type="float">
            <text:p>7701</text:p>
          </table:table-cell>
          <table:table-cell office:value-type="float" office:value="1000" calcext:value-type="float">
            <text:p>1000</text:p>
          </table:table-cell>
          <table:table-cell office:value-type="float" office:value="7.701" calcext:value-type="float">
            <text:p>7.7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597" calcext:value-type="float">
            <text:p>7597</text:p>
          </table:table-cell>
          <table:table-cell office:value-type="float" office:value="1000" calcext:value-type="float">
            <text:p>1000</text:p>
          </table:table-cell>
          <table:table-cell office:value-type="float" office:value="7.597" calcext:value-type="float">
            <text:p>7.5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817" calcext:value-type="float">
            <text:p>817</text:p>
          </table:table-cell>
          <table:table-cell office:value-type="float" office:value="81.7" calcext:value-type="float">
            <text:p>81.7</text:p>
          </table:table-cell>
          <table:table-cell office:value-type="float" office:value="2547" calcext:value-type="float">
            <text:p>2547</text:p>
          </table:table-cell>
          <table:table-cell office:value-type="float" office:value="391" calcext:value-type="float">
            <text:p>391</text:p>
          </table:table-cell>
          <table:table-cell office:value-type="float" office:value="15.4" calcext:value-type="float">
            <text:p>15.4</text:p>
          </table:table-cell>
          <table:table-cell office:value-type="float" office:value="2156" calcext:value-type="float">
            <text:p>2156</text:p>
          </table:table-cell>
          <table:table-cell office:value-type="float" office:value="525" calcext:value-type="float">
            <text:p>525</text:p>
          </table:table-cell>
          <table:table-cell office:value-type="float" office:value="24.4" calcext:value-type="float">
            <text:p>24.4</text:p>
          </table:table-cell>
          <table:table-cell office:value-type="float" office:value="1631" calcext:value-type="float">
            <text:p>1631</text:p>
          </table:table-cell>
          <table:table-cell office:value-type="float" office:value="1415" calcext:value-type="float">
            <text:p>1415</text:p>
          </table:table-cell>
          <table:table-cell office:value-type="float" office:value="86.8" calcext:value-type="float">
            <text:p>86.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16.7" calcext:value-type="float">
            <text:p>16.7</text:p>
          </table:table-cell>
          <table:table-cell table:formula="of:=LOG([.O9];2)" office:value-type="float" office:value="4.45936604009955" calcext:value-type="float">
            <text:p>4.45936604009955</text:p>
          </table:table-cell>
          <table:table-cell table:formula="of:=LOG([.Q9];2)" office:value-type="float" office:value="8.63662462054365" calcext:value-type="float">
            <text:p>8.63662462054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2054" calcext:value-type="float">
            <text:p>82054</text:p>
          </table:table-cell>
          <table:table-cell office:value-type="float" office:value="1000" calcext:value-type="float">
            <text:p>1000</text:p>
          </table:table-cell>
          <table:table-cell office:value-type="float" office:value="82.054" calcext:value-type="float">
            <text:p>82.05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0.520994" calcext:value-type="float">
            <text:p>0.520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0994" calcext:value-type="float">
            <text:p>0.000520994</text:p>
          </table:table-cell>
          <table:table-cell office:value-type="float" office:value="0.00031167" calcext:value-type="float">
            <text:p>0.00031167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5133" calcext:value-type="float">
            <text:p>5133</text:p>
          </table:table-cell>
          <table:table-cell office:value-type="float" office:value="1000" calcext:value-type="float">
            <text:p>1000</text:p>
          </table:table-cell>
          <table:table-cell office:value-type="float" office:value="5.133" calcext:value-type="float">
            <text:p>5.133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36" calcext:value-type="float">
            <text:p>9436</text:p>
          </table:table-cell>
          <table:table-cell office:value-type="float" office:value="1000" calcext:value-type="float">
            <text:p>1000</text:p>
          </table:table-cell>
          <table:table-cell office:value-type="float" office:value="9.436" calcext:value-type="float">
            <text:p>9.4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70" calcext:value-type="float">
            <text:p>9470</text:p>
          </table:table-cell>
          <table:table-cell office:value-type="float" office:value="1000" calcext:value-type="float">
            <text:p>1000</text:p>
          </table:table-cell>
          <table:table-cell office:value-type="float" office:value="9.47" calcext:value-type="float">
            <text:p>9.4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48" calcext:value-type="float">
            <text:p>9448</text:p>
          </table:table-cell>
          <table:table-cell office:value-type="float" office:value="1000" calcext:value-type="float">
            <text:p>1000</text:p>
          </table:table-cell>
          <table:table-cell office:value-type="float" office:value="9.448" calcext:value-type="float">
            <text:p>9.4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966" calcext:value-type="float">
            <text:p>966</text:p>
          </table:table-cell>
          <table:table-cell office:value-type="float" office:value="96.6" calcext:value-type="float">
            <text:p>96.6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float" office:value="15.7" calcext:value-type="float">
            <text:p>15.7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office:value-type="float" office:value="32.5" calcext:value-type="float">
            <text:p>32.5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91.9" calcext:value-type="float">
            <text:p>91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35980226054848" calcext:value-type="float">
            <text:p>2.35980226054848</text:p>
          </table:table-cell>
          <table:table-cell table:formula="of:=LOG([.Q10];2)" office:value-type="float" office:value="7.16992500144231" calcext:value-type="float">
            <text:p>7.1699250014423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319" calcext:value-type="float">
            <text:p>10319</text:p>
          </table:table-cell>
          <table:table-cell office:value-type="float" office:value="1000" calcext:value-type="float">
            <text:p>1000</text:p>
          </table:table-cell>
          <table:table-cell office:value-type="float" office:value="10.319" calcext:value-type="float">
            <text:p>10.3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786" calcext:value-type="float">
            <text:p>0.000207786</text:p>
          </table:table-cell>
          <table:table-cell office:value-type="float" office:value="0.000062379" calcext:value-type="float">
            <text:p>6.2379E-05</text:p>
          </table:table-cell>
          <table:table-cell office:value-type="float" office:value="0.00442278" calcext:value-type="float">
            <text:p>0.00442278</text:p>
          </table:table-cell>
          <table:table-cell office:value-type="float" office:value="19418" calcext:value-type="float">
            <text:p>19418</text:p>
          </table:table-cell>
          <table:table-cell office:value-type="float" office:value="1000" calcext:value-type="float">
            <text:p>1000</text:p>
          </table:table-cell>
          <table:table-cell office:value-type="float" office:value="19.418" calcext:value-type="float">
            <text:p>19.418</text:p>
          </table:table-cell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office:value-type="float" office:value="1110" calcext:value-type="float">
            <text:p>1110</text:p>
          </table:table-cell>
          <table:table-cell office:value-type="float" office:value="1000" calcext:value-type="float">
            <text:p>1000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office:value-type="float" office:value="1000" calcext:value-type="float">
            <text:p>1000</text:p>
          </table:table-cell>
          <table:table-cell office:value-type="float" office:value="2.322" calcext:value-type="float">
            <text:p>2.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26" calcext:value-type="float">
            <text:p>2426</text:p>
          </table:table-cell>
          <table:table-cell office:value-type="float" office:value="1000" calcext:value-type="float">
            <text:p>1000</text:p>
          </table:table-cell>
          <table:table-cell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3" calcext:value-type="float">
            <text:p>2403</text:p>
          </table:table-cell>
          <table:table-cell office:value-type="float" office:value="1000" calcext:value-type="float">
            <text:p>1000</text:p>
          </table:table-cell>
          <table:table-cell office:value-type="float" office:value="2.403" calcext:value-type="float">
            <text:p>2.4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 office:value-type="float" office:value="89.6" calcext:value-type="float">
            <text:p>89.6</text:p>
          </table:table-cell>
          <table:table-cell office:value-type="float" office:value="2572" calcext:value-type="float">
            <text:p>2572</text:p>
          </table:table-cell>
          <table:table-cell office:value-type="float" office:value="687" calcext:value-type="float">
            <text:p>687</text:p>
          </table:table-cell>
          <table:table-cell office:value-type="float" office:value="26.7" calcext:value-type="float">
            <text:p>26.7</text:p>
          </table:table-cell>
          <table:table-cell office:value-type="float" office:value="1885" calcext:value-type="float">
            <text:p>1885</text:p>
          </table:table-cell>
          <table:table-cell office:value-type="float" office:value="1094" calcext:value-type="float">
            <text:p>1094</text:p>
          </table:table-cell>
          <table:table-cell office:value-type="float" office:value="58" calcext:value-type="float">
            <text:p>58</text:p>
          </table:table-cell>
          <table:table-cell office:value-type="float" office:value="791" calcext:value-type="float">
            <text:p>791</text:p>
          </table:table-cell>
          <table:table-cell office:value-type="float" office:value="391" calcext:value-type="float">
            <text:p>391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4.27932270971912" calcext:value-type="float">
            <text:p>4.27932270971912</text:p>
          </table:table-cell>
          <table:table-cell table:formula="of:=LOG([.Q2];2)" office:value-type="float" office:value="9.61102479730735" calcext:value-type="float">
            <text:p>9.611024797307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104" calcext:value-type="float">
            <text:p>21104</text:p>
          </table:table-cell>
          <table:table-cell office:value-type="float" office:value="1000" calcext:value-type="float">
            <text:p>1000</text:p>
          </table:table-cell>
          <table:table-cell office:value-type="float" office:value="21.104" calcext:value-type="float">
            <text:p>21.10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497639" calcext:value-type="float">
            <text:p>0.497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7639" calcext:value-type="float">
            <text:p>0.000497639</text:p>
          </table:table-cell>
          <table:table-cell office:value-type="float" office:value="0.000073432" calcext:value-type="float">
            <text:p>7.3432E-05</text:p>
          </table:table-cell>
          <table:table-cell office:value-type="float" office:value="0.00807022" calcext:value-type="float">
            <text:p>0.00807022</text:p>
          </table:table-cell>
          <table:table-cell office:value-type="float" office:value="42986" calcext:value-type="float">
            <text:p>42986</text:p>
          </table:table-cell>
          <table:table-cell office:value-type="float" office:value="1000" calcext:value-type="float">
            <text:p>1000</text:p>
          </table:table-cell>
          <table:table-cell office:value-type="float" office:value="42.986" calcext:value-type="float">
            <text:p>42.986</text:p>
          </table:table-cell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  <table:table-cell office:value-type="float" office:value="1826" calcext:value-type="float">
            <text:p>1826</text:p>
          </table:table-cell>
          <table:table-cell office:value-type="float" office:value="1000" calcext:value-type="float">
            <text:p>1000</text:p>
          </table:table-cell>
          <table:table-cell office:value-type="float" office:value="1.826" calcext:value-type="float">
            <text:p>1.8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76" calcext:value-type="float">
            <text:p>2976</text:p>
          </table:table-cell>
          <table:table-cell office:value-type="float" office:value="1000" calcext:value-type="float">
            <text:p>1000</text:p>
          </table:table-cell>
          <table:table-cell office:value-type="float" office:value="2.976" calcext:value-type="float">
            <text:p>2.9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3" calcext:value-type="float">
            <text:p>3073</text:p>
          </table:table-cell>
          <table:table-cell office:value-type="float" office:value="1000" calcext:value-type="float">
            <text:p>1000</text:p>
          </table:table-cell>
          <table:table-cell office:value-type="float" office:value="3.073" calcext:value-type="float">
            <text:p>3.0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74" calcext:value-type="float">
            <text:p>774</text:p>
          </table:table-cell>
          <table:table-cell office:value-type="float" office:value="77.4" calcext:value-type="float">
            <text:p>77.4</text:p>
          </table:table-cell>
          <table:table-cell office:value-type="float" office:value="5818" calcext:value-type="float">
            <text:p>5818</text:p>
          </table:table-cell>
          <table:table-cell office:value-type="float" office:value="897" calcext:value-type="float">
            <text:p>897</text:p>
          </table:table-cell>
          <table:table-cell office:value-type="float" office:value="15.4" calcext:value-type="float">
            <text:p>15.4</text:p>
          </table:table-cell>
          <table:table-cell office:value-type="float" office:value="4921" calcext:value-type="float">
            <text:p>4921</text:p>
          </table:table-cell>
          <table:table-cell office:value-type="float" office:value="2231" calcext:value-type="float">
            <text:p>2231</text:p>
          </table:table-cell>
          <table:table-cell office:value-type="float" office:value="45.3" calcext:value-type="float">
            <text:p>45.3</text:p>
          </table:table-cell>
          <table:table-cell office:value-type="float" office:value="2690" calcext:value-type="float">
            <text:p>2690</text:p>
          </table:table-cell>
          <table:table-cell office:value-type="float" office:value="1891" calcext:value-type="float">
            <text:p>1891</text:p>
          </table:table-cell>
          <table:table-cell office:value-type="float" office:value="70.3" calcext:value-type="float">
            <text:p>70.3</text:p>
          </table:table-cell>
          <table:table-cell office:value-type="float" office:value="799" calcext:value-type="float">
            <text:p>799</text:p>
          </table:table-cell>
          <table:table-cell office:value-type="float" office:value="462" calcext:value-type="float">
            <text:p>462</text:p>
          </table:table-cell>
          <table:table-cell office:value-type="float" office:value="57.8" calcext:value-type="float">
            <text:p>57.8</text:p>
          </table:table-cell>
          <table:table-cell office:value-type="float" office:value="337" calcext:value-type="float">
            <text:p>337</text:p>
          </table:table-cell>
          <table:table-cell office:value-type="float" office:value="181" calcext:value-type="float">
            <text:p>181</text:p>
          </table:table-cell>
          <table:table-cell office:value-type="float" office:value="53.7" calcext:value-type="float">
            <text:p>53.7</text:p>
          </table:table-cell>
          <table:table-cell table:formula="of:=LOG([.O3];2)" office:value-type="float" office:value="5.42579496355584" calcext:value-type="float">
            <text:p>5.42579496355584</text:p>
          </table:table-cell>
          <table:table-cell table:formula="of:=LOG([.Q3];2)" office:value-type="float" office:value="10.0579917227592" calcext:value-type="float">
            <text:p>10.0579917227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479" calcext:value-type="float">
            <text:p>31479</text:p>
          </table:table-cell>
          <table:table-cell office:value-type="float" office:value="1000" calcext:value-type="float">
            <text:p>1000</text:p>
          </table:table-cell>
          <table:table-cell office:value-type="float" office:value="31.479" calcext:value-type="float">
            <text:p>31.47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.13788" calcext:value-type="float">
            <text:p>1.137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788" calcext:value-type="float">
            <text:p>0.00113788</text:p>
          </table:table-cell>
          <table:table-cell office:value-type="float" office:value="0.000082301" calcext:value-type="float">
            <text:p>8.2301E-05</text:p>
          </table:table-cell>
          <table:table-cell office:value-type="float" office:value="0.0122105" calcext:value-type="float">
            <text:p>0.012210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000" calcext:value-type="float">
            <text:p>1000</text:p>
          </table:table-cell>
          <table:table-cell office:value-type="float" office:value="112.432" calcext:value-type="float">
            <text:p>112.432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4399" calcext:value-type="float">
            <text:p>4399</text:p>
          </table:table-cell>
          <table:table-cell office:value-type="float" office:value="1000" calcext:value-type="float">
            <text:p>1000</text:p>
          </table:table-cell>
          <table:table-cell office:value-type="float" office:value="4.399" calcext:value-type="float">
            <text:p>4.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72" calcext:value-type="float">
            <text:p>3872</text:p>
          </table:table-cell>
          <table:table-cell office:value-type="float" office:value="1000" calcext:value-type="float">
            <text:p>1000</text:p>
          </table:table-cell>
          <table:table-cell office:value-type="float" office:value="3.872" calcext:value-type="float">
            <text:p>3.8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1000" calcext:value-type="float">
            <text:p>1000</text:p>
          </table:table-cell>
          <table:table-cell office:value-type="float" office:value="3.677" calcext:value-type="float">
            <text:p>3.6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4" calcext:value-type="float">
            <text:p>624</text:p>
          </table:table-cell>
          <table:table-cell office:value-type="float" office:value="62.4" calcext:value-type="float">
            <text:p>62.4</text:p>
          </table:table-cell>
          <table:table-cell office:value-type="float" office:value="15021" calcext:value-type="float">
            <text:p>15021</text:p>
          </table:table-cell>
          <table:table-cell office:value-type="float" office:value="1740" calcext:value-type="float">
            <text:p>1740</text:p>
          </table:table-cell>
          <table:table-cell office:value-type="float" office:value="11.6" calcext:value-type="float">
            <text:p>11.6</text:p>
          </table:table-cell>
          <table:table-cell office:value-type="float" office:value="13281" calcext:value-type="float">
            <text:p>13281</text:p>
          </table:table-cell>
          <table:table-cell office:value-type="float" office:value="4672" calcext:value-type="float">
            <text:p>4672</text:p>
          </table:table-cell>
          <table:table-cell office:value-type="float" office:value="35.2" calcext:value-type="float">
            <text:p>35.2</text:p>
          </table:table-cell>
          <table:table-cell office:value-type="float" office:value="8609" calcext:value-type="float">
            <text:p>8609</text:p>
          </table:table-cell>
          <table:table-cell office:value-type="float" office:value="6142" calcext:value-type="float">
            <text:p>6142</text:p>
          </table:table-cell>
          <table:table-cell office:value-type="float" office:value="71.3" calcext:value-type="float">
            <text:p>71.3</text:p>
          </table:table-cell>
          <table:table-cell office:value-type="float" office:value="2467" calcext:value-type="float">
            <text:p>2467</text:p>
          </table:table-cell>
          <table:table-cell office:value-type="float" office:value="364" calcext:value-type="float">
            <text:p>364</text:p>
          </table:table-cell>
          <table:table-cell office:value-type="float" office:value="14.8" calcext:value-type="float">
            <text:p>14.8</text:p>
          </table:table-cell>
          <table:table-cell office:value-type="float" office:value="2103" calcext:value-type="float">
            <text:p>2103</text:p>
          </table:table-cell>
          <table:table-cell office:value-type="float" office:value="1271" calcext:value-type="float">
            <text:p>1271</text:p>
          </table:table-cell>
          <table:table-cell office:value-type="float" office:value="60.4" calcext:value-type="float">
            <text:p>60.4</text:p>
          </table:table-cell>
          <table:table-cell table:formula="of:=LOG([.O4];2)" office:value-type="float" office:value="6.81290889856175" calcext:value-type="float">
            <text:p>6.81290889856175</text:p>
          </table:table-cell>
          <table:table-cell table:formula="of:=LOG([.Q4];2)" office:value-type="float" office:value="10.5018371849023" calcext:value-type="float">
            <text:p>10.5018371849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092" calcext:value-type="float">
            <text:p>42092</text:p>
          </table:table-cell>
          <table:table-cell office:value-type="float" office:value="1000" calcext:value-type="float">
            <text:p>1000</text:p>
          </table:table-cell>
          <table:table-cell office:value-type="float" office:value="42.092" calcext:value-type="float">
            <text:p>42.09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.53767" calcext:value-type="float">
            <text:p>1.537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767" calcext:value-type="float">
            <text:p>0.00153767</text:p>
          </table:table-cell>
          <table:table-cell office:value-type="float" office:value="0.000098875" calcext:value-type="float">
            <text:p>9.8875E-05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125695" calcext:value-type="float">
            <text:p>125695</text:p>
          </table:table-cell>
          <table:table-cell office:value-type="float" office:value="1000" calcext:value-type="float">
            <text:p>1000</text:p>
          </table:table-cell>
          <table:table-cell office:value-type="float" office:value="125.695" calcext:value-type="float">
            <text:p>125.695</text:p>
          </table:table-cell>
          <table:table-cell office:value-type="float" office:value="3" calcext:value-type="float">
            <text:p>3</text:p>
          </table:table-cell>
          <table:table-cell office:value-type="float" office:value="2259" calcext:value-type="float">
            <text:p>2259</text:p>
          </table:table-cell>
          <table:table-cell office:value-type="float" office:value="4906" calcext:value-type="float">
            <text:p>4906</text:p>
          </table:table-cell>
          <table:table-cell office:value-type="float" office:value="1000" calcext:value-type="float">
            <text:p>1000</text:p>
          </table:table-cell>
          <table:table-cell office:value-type="float" office:value="4.906" calcext:value-type="float">
            <text:p>4.9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51" calcext:value-type="float">
            <text:p>4051</text:p>
          </table:table-cell>
          <table:table-cell office:value-type="float" office:value="1000" calcext:value-type="float">
            <text:p>1000</text:p>
          </table:table-cell>
          <table:table-cell office:value-type="float" office:value="4.051" calcext:value-type="float">
            <text:p>4.0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39" calcext:value-type="float">
            <text:p>4539</text:p>
          </table:table-cell>
          <table:table-cell office:value-type="float" office:value="1000" calcext:value-type="float">
            <text:p>1000</text:p>
          </table:table-cell>
          <table:table-cell office:value-type="float" office:value="4.539" calcext:value-type="float">
            <text:p>4.5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30" calcext:value-type="float">
            <text:p>4230</text:p>
          </table:table-cell>
          <table:table-cell office:value-type="float" office:value="1000" calcext:value-type="float">
            <text:p>1000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34" calcext:value-type="float">
            <text:p>534</text:p>
          </table:table-cell>
          <table:table-cell office:value-type="float" office:value="53.4" calcext:value-type="float">
            <text:p>53.4</text:p>
          </table:table-cell>
          <table:table-cell office:value-type="float" office:value="16161" calcext:value-type="float">
            <text:p>16161</text:p>
          </table:table-cell>
          <table:table-cell office:value-type="float" office:value="1785" calcext:value-type="float">
            <text:p>1785</text:p>
          </table:table-cell>
          <table:table-cell office:value-type="float" office:value="11" calcext:value-type="float">
            <text:p>11</text:p>
          </table:table-cell>
          <table:table-cell office:value-type="float" office:value="14376" calcext:value-type="float">
            <text:p>14376</text:p>
          </table:table-cell>
          <table:table-cell office:value-type="float" office:value="4020" calcext:value-type="float">
            <text:p>4020</text:p>
          </table:table-cell>
          <table:table-cell office:value-type="float" office:value="28" calcext:value-type="float">
            <text:p>28</text:p>
          </table:table-cell>
          <table:table-cell office:value-type="float" office:value="10356" calcext:value-type="float">
            <text:p>10356</text:p>
          </table:table-cell>
          <table:table-cell office:value-type="float" office:value="7542" calcext:value-type="float">
            <text:p>7542</text:p>
          </table:table-cell>
          <table:table-cell office:value-type="float" office:value="72.8" calcext:value-type="float">
            <text:p>72.8</text:p>
          </table:table-cell>
          <table:table-cell office:value-type="float" office:value="2814" calcext:value-type="float">
            <text:p>2814</text:p>
          </table:table-cell>
          <table:table-cell office:value-type="float" office:value="106" calcext:value-type="float">
            <text:p>106</text:p>
          </table:table-cell>
          <table:table-cell office:value-type="float" office:value="3.8" calcext:value-type="float">
            <text:p>3.8</text:p>
          </table:table-cell>
          <table:table-cell office:value-type="float" office:value="2708" calcext:value-type="float">
            <text:p>2708</text:p>
          </table:table-cell>
          <table:table-cell office:value-type="float" office:value="1289" calcext:value-type="float">
            <text:p>1289</text:p>
          </table:table-cell>
          <table:table-cell office:value-type="float" office:value="47.6" calcext:value-type="float">
            <text:p>47.6</text:p>
          </table:table-cell>
          <table:table-cell table:formula="of:=LOG([.O5];2)" office:value-type="float" office:value="6.97378345195419" calcext:value-type="float">
            <text:p>6.97378345195419</text:p>
          </table:table-cell>
          <table:table-cell table:formula="of:=LOG([.Q5];2)" office:value-type="float" office:value="11.1414685553931" calcext:value-type="float">
            <text:p>11.14146855539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646" calcext:value-type="float">
            <text:p>52646</text:p>
          </table:table-cell>
          <table:table-cell office:value-type="float" office:value="1000" calcext:value-type="float">
            <text:p>1000</text:p>
          </table:table-cell>
          <table:table-cell office:value-type="float" office:value="52.646" calcext:value-type="float">
            <text:p>52.64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.98753" calcext:value-type="float">
            <text:p>1.98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753" calcext:value-type="float">
            <text:p>0.00198753</text:p>
          </table:table-cell>
          <table:table-cell office:value-type="float" office:value="0.00011635" calcext:value-type="float">
            <text:p>0.00011635</text:p>
          </table:table-cell>
          <table:table-cell office:value-type="float" office:value="0.0218054" calcext:value-type="float">
            <text:p>0.0218054</text:p>
          </table:table-cell>
          <table:table-cell office:value-type="float" office:value="148607" calcext:value-type="float">
            <text:p>148607</text:p>
          </table:table-cell>
          <table:table-cell office:value-type="float" office:value="1000" calcext:value-type="float">
            <text:p>1000</text:p>
          </table:table-cell>
          <table:table-cell office:value-type="float" office:value="148.607" calcext:value-type="float">
            <text:p>148.607</text:p>
          </table:table-cell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221</text:p>
          </table:table-cell>
          <table:table-cell office:value-type="float" office:value="5877" calcext:value-type="float">
            <text:p>5877</text:p>
          </table:table-cell>
          <table:table-cell office:value-type="float" office:value="1000" calcext:value-type="float">
            <text:p>1000</text:p>
          </table:table-cell>
          <table:table-cell office:value-type="float" office:value="5.877" calcext:value-type="float">
            <text:p>5.87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77" calcext:value-type="float">
            <text:p>1577</text:p>
          </table:table-cell>
          <table:table-cell office:value-type="float" office:value="1000" calcext:value-type="float">
            <text:p>1000</text:p>
          </table:table-cell>
          <table:table-cell office:value-type="float" office:value="1.577" calcext:value-type="float">
            <text:p>1.5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12" calcext:value-type="float">
            <text:p>4712</text:p>
          </table:table-cell>
          <table:table-cell office:value-type="float" office:value="1000" calcext:value-type="float">
            <text:p>1000</text:p>
          </table:table-cell>
          <table:table-cell office:value-type="float" office:value="4.712" calcext:value-type="float">
            <text:p>4.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41" calcext:value-type="float">
            <text:p>5241</text:p>
          </table:table-cell>
          <table:table-cell office:value-type="float" office:value="1000" calcext:value-type="float">
            <text:p>1000</text:p>
          </table:table-cell>
          <table:table-cell office:value-type="float" office:value="5.241" calcext:value-type="float">
            <text:p>5.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  <table:table-cell office:value-type="float" office:value="1000" calcext:value-type="float">
            <text:p>1000</text:p>
          </table:table-cell>
          <table:table-cell office:value-type="float" office:value="4.938" calcext:value-type="float">
            <text:p>4.9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50.1" calcext:value-type="float">
            <text:p>50.1</text:p>
          </table:table-cell>
          <table:table-cell office:value-type="float" office:value="18829" calcext:value-type="float">
            <text:p>18829</text:p>
          </table:table-cell>
          <table:table-cell office:value-type="float" office:value="2167" calcext:value-type="float">
            <text:p>2167</text:p>
          </table:table-cell>
          <table:table-cell office:value-type="float" office:value="11.5" calcext:value-type="float">
            <text:p>11.5</text:p>
          </table:table-cell>
          <table:table-cell office:value-type="float" office:value="16662" calcext:value-type="float">
            <text:p>16662</text:p>
          </table:table-cell>
          <table:table-cell office:value-type="float" office:value="3621" calcext:value-type="float">
            <text:p>3621</text:p>
          </table:table-cell>
          <table:table-cell office:value-type="float" office:value="21.7" calcext:value-type="float">
            <text:p>21.7</text:p>
          </table:table-cell>
          <table:table-cell office:value-type="float" office:value="13041" calcext:value-type="float">
            <text:p>13041</text:p>
          </table:table-cell>
          <table:table-cell office:value-type="float" office:value="9627" calcext:value-type="float">
            <text:p>9627</text:p>
          </table:table-cell>
          <table:table-cell office:value-type="float" office:value="73.8" calcext:value-type="float">
            <text:p>73.8</text:p>
          </table:table-cell>
          <table:table-cell office:value-type="float" office:value="3414" calcext:value-type="float">
            <text:p>341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409" calcext:value-type="float">
            <text:p>3409</text:p>
          </table:table-cell>
          <table:table-cell office:value-type="float" office:value="1443" calcext:value-type="float">
            <text:p>1443</text:p>
          </table:table-cell>
          <table:table-cell office:value-type="float" office:value="42.3" calcext:value-type="float">
            <text:p>42.3</text:p>
          </table:table-cell>
          <table:table-cell table:formula="of:=LOG([.O6];2)" office:value-type="float" office:value="7.2153582641131" calcext:value-type="float">
            <text:p>7.2153582641131</text:p>
          </table:table-cell>
          <table:table-cell table:formula="of:=LOG([.Q6];2)" office:value-type="float" office:value="11.116993677547" calcext:value-type="float">
            <text:p>11.116993677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84" calcext:value-type="float">
            <text:p>62984</text:p>
          </table:table-cell>
          <table:table-cell office:value-type="float" office:value="1000" calcext:value-type="float">
            <text:p>1000</text:p>
          </table:table-cell>
          <table:table-cell office:value-type="float" office:value="62.984" calcext:value-type="float">
            <text:p>62.984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785" calcext:value-type="float">
            <text:p>0.00197785</text:p>
          </table:table-cell>
          <table:table-cell office:value-type="float" office:value="0.000170399" calcext:value-type="float">
            <text:p>0.000170399</text:p>
          </table:table-cell>
          <table:table-cell office:value-type="float" office:value="0.0228992" calcext:value-type="float">
            <text:p>0.0228992</text:p>
          </table:table-cell>
          <table:table-cell office:value-type="float" office:value="123622" calcext:value-type="float">
            <text:p>123622</text:p>
          </table:table-cell>
          <table:table-cell office:value-type="float" office:value="1000" calcext:value-type="float">
            <text:p>1000</text:p>
          </table:table-cell>
          <table:table-cell office:value-type="float" office:value="123.622" calcext:value-type="float">
            <text:p>123.622</text:p>
          </table:table-cell>
          <table:table-cell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4856" calcext:value-type="float">
            <text:p>4856</text:p>
          </table:table-cell>
          <table:table-cell office:value-type="float" office:value="1000" calcext:value-type="float">
            <text:p>1000</text:p>
          </table:table-cell>
          <table:table-cell office:value-type="float" office:value="4.856" calcext:value-type="float">
            <text:p>4.85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33" calcext:value-type="float">
            <text:p>1533</text:p>
          </table:table-cell>
          <table:table-cell office:value-type="float" office:value="1000" calcext:value-type="float">
            <text:p>1000</text:p>
          </table:table-cell>
          <table:table-cell office:value-type="float" office:value="1.533" calcext:value-type="float">
            <text:p>1.5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75" calcext:value-type="float">
            <text:p>5475</text:p>
          </table:table-cell>
          <table:table-cell office:value-type="float" office:value="1000" calcext:value-type="float">
            <text:p>1000</text:p>
          </table:table-cell>
          <table:table-cell office:value-type="float" office:value="5.475" calcext:value-type="float">
            <text:p>5.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79" calcext:value-type="float">
            <text:p>5679</text:p>
          </table:table-cell>
          <table:table-cell office:value-type="float" office:value="1000" calcext:value-type="float">
            <text:p>1000</text:p>
          </table:table-cell>
          <table:table-cell office:value-type="float" office:value="5.679" calcext:value-type="float">
            <text:p>5.6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office:value-type="float" office:value="51.4" calcext:value-type="float">
            <text:p>51.4</text:p>
          </table:table-cell>
          <table:table-cell office:value-type="float" office:value="15538" calcext:value-type="float">
            <text:p>15538</text:p>
          </table:table-cell>
          <table:table-cell office:value-type="float" office:value="1860" calcext:value-type="float">
            <text:p>1860</text:p>
          </table:table-cell>
          <table:table-cell office:value-type="float" office:value="12" calcext:value-type="float">
            <text:p>12</text:p>
          </table:table-cell>
          <table:table-cell office:value-type="float" office:value="13678" calcext:value-type="float">
            <text:p>13678</text:p>
          </table:table-cell>
          <table:table-cell office:value-type="float" office:value="2676" calcext:value-type="float">
            <text:p>2676</text:p>
          </table:table-cell>
          <table:table-cell office:value-type="float" office:value="19.6" calcext:value-type="float">
            <text:p>19.6</text:p>
          </table:table-cell>
          <table:table-cell office:value-type="float" office:value="11002" calcext:value-type="float">
            <text:p>11002</text:p>
          </table:table-cell>
          <table:table-cell office:value-type="float" office:value="8322" calcext:value-type="float">
            <text:p>8322</text:p>
          </table:table-cell>
          <table:table-cell office:value-type="float" office:value="75.6" calcext:value-type="float">
            <text:p>75.6</text:p>
          </table:table-cell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951" calcext:value-type="float">
            <text:p>951</text:p>
          </table:table-cell>
          <table:table-cell office:value-type="float" office:value="35.5" calcext:value-type="float">
            <text:p>35.5</text:p>
          </table:table-cell>
          <table:table-cell table:formula="of:=LOG([.O7];2)" office:value-type="float" office:value="6.94979170054566" calcext:value-type="float">
            <text:p>6.94979170054566</text:p>
          </table:table-cell>
          <table:table-cell table:formula="of:=LOG([.Q7];2)" office:value-type="float" office:value="10.635718120331" calcext:value-type="float">
            <text:p>10.6357181203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439" calcext:value-type="float">
            <text:p>73439</text:p>
          </table:table-cell>
          <table:table-cell office:value-type="float" office:value="1000" calcext:value-type="float">
            <text:p>1000</text:p>
          </table:table-cell>
          <table:table-cell office:value-type="float" office:value="73.439" calcext:value-type="float">
            <text:p>73.439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.70552" calcext:value-type="float">
            <text:p>1.70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552" calcext:value-type="float">
            <text:p>0.00170552</text:p>
          </table:table-cell>
          <table:table-cell office:value-type="float" office:value="0.000190834" calcext:value-type="float">
            <text:p>0.000190834</text:p>
          </table:table-cell>
          <table:table-cell office:value-type="float" office:value="0.0227858" calcext:value-type="float">
            <text:p>0.0227858</text:p>
          </table:table-cell>
          <table:table-cell office:value-type="float" office:value="86716" calcext:value-type="float">
            <text:p>86716</text:p>
          </table:table-cell>
          <table:table-cell office:value-type="float" office:value="1000" calcext:value-type="float">
            <text:p>1000</text:p>
          </table:table-cell>
          <table:table-cell office:value-type="float" office:value="86.716" calcext:value-type="float">
            <text:p>86.716</text:p>
          </table:table-cell>
          <table:table-cell office:value-type="float" office:value="3" calcext:value-type="float">
            <text:p>3</text:p>
          </table:table-cell>
          <table:table-cell office:value-type="float" office:value="1358" calcext:value-type="float">
            <text:p>1358</text:p>
          </table:table-cell>
          <table:table-cell office:value-type="float" office:value="3317" calcext:value-type="float">
            <text:p>3317</text:p>
          </table:table-cell>
          <table:table-cell office:value-type="float" office:value="1000" calcext:value-type="float">
            <text:p>1000</text:p>
          </table:table-cell>
          <table:table-cell office:value-type="float" office:value="3.317" calcext:value-type="float">
            <text:p>3.3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53" calcext:value-type="float">
            <text:p>6453</text:p>
          </table:table-cell>
          <table:table-cell office:value-type="float" office:value="1000" calcext:value-type="float">
            <text:p>1000</text:p>
          </table:table-cell>
          <table:table-cell office:value-type="float" office:value="6.453" calcext:value-type="float">
            <text:p>6.4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96" calcext:value-type="float">
            <text:p>6896</text:p>
          </table:table-cell>
          <table:table-cell office:value-type="float" office:value="1000" calcext:value-type="float">
            <text:p>1000</text:p>
          </table:table-cell>
          <table:table-cell office:value-type="float" office:value="6.896" calcext:value-type="float">
            <text:p>6.8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21" calcext:value-type="float">
            <text:p>6621</text:p>
          </table:table-cell>
          <table:table-cell office:value-type="float" office:value="1000" calcext:value-type="float">
            <text:p>1000</text:p>
          </table:table-cell>
          <table:table-cell office:value-type="float" office:value="6.621" calcext:value-type="float">
            <text:p>6.6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0874" calcext:value-type="float">
            <text:p>10874</text:p>
          </table:table-cell>
          <table:table-cell office:value-type="float" office:value="1395" calcext:value-type="float">
            <text:p>1395</text:p>
          </table:table-cell>
          <table:table-cell office:value-type="float" office:value="12.8" calcext:value-type="float">
            <text:p>12.8</text:p>
          </table:table-cell>
          <table:table-cell office:value-type="float" office:value="9479" calcext:value-type="float">
            <text:p>9479</text:p>
          </table:table-cell>
          <table:table-cell office:value-type="float" office:value="1771" calcext:value-type="float">
            <text:p>1771</text:p>
          </table:table-cell>
          <table:table-cell office:value-type="float" office:value="18.7" calcext:value-type="float">
            <text:p>18.7</text:p>
          </table:table-cell>
          <table:table-cell office:value-type="float" office:value="7708" calcext:value-type="float">
            <text:p>7708</text:p>
          </table:table-cell>
          <table:table-cell office:value-type="float" office:value="6055" calcext:value-type="float">
            <text:p>6055</text:p>
          </table:table-cell>
          <table:table-cell office:value-type="float" office:value="78.6" calcext:value-type="float">
            <text:p>78.6</text:p>
          </table:table-cell>
          <table:table-cell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459" calcext:value-type="float">
            <text:p>459</text:p>
          </table:table-cell>
          <table:table-cell office:value-type="float" office:value="27.8" calcext:value-type="float">
            <text:p>27.8</text:p>
          </table:table-cell>
          <table:table-cell table:formula="of:=LOG([.O8];2)" office:value-type="float" office:value="6.43822630507018" calcext:value-type="float">
            <text:p>6.43822630507018</text:p>
          </table:table-cell>
          <table:table-cell table:formula="of:=LOG([.Q8];2)" office:value-type="float" office:value="10.4072677642447" calcext:value-type="float">
            <text:p>10.4072677642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007" calcext:value-type="float">
            <text:p>84007</text:p>
          </table:table-cell>
          <table:table-cell office:value-type="float" office:value="1000" calcext:value-type="float">
            <text:p>1000</text:p>
          </table:table-cell>
          <table:table-cell office:value-type="float" office:value="84.007" calcext:value-type="float">
            <text:p>84.007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.04432" calcext:value-type="float">
            <text:p>1.044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432" calcext:value-type="float">
            <text:p>0.00104432</text:p>
          </table:table-cell>
          <table:table-cell office:value-type="float" office:value="0.000271387" calcext:value-type="float">
            <text:p>0.000271387</text:p>
          </table:table-cell>
          <table:table-cell office:value-type="float" office:value="0.0182165" calcext:value-type="float">
            <text:p>0.0182165</text:p>
          </table:table-cell>
          <table:table-cell office:value-type="float" office:value="35106" calcext:value-type="float">
            <text:p>35106</text:p>
          </table:table-cell>
          <table:table-cell office:value-type="float" office:value="1000" calcext:value-type="float">
            <text:p>1000</text:p>
          </table:table-cell>
          <table:table-cell office:value-type="float" office:value="35.106" calcext:value-type="float">
            <text:p>35.106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office:value-type="float" office:value="1153" calcext:value-type="float">
            <text:p>1153</text:p>
          </table:table-cell>
          <table:table-cell office:value-type="float" office:value="1000" calcext:value-type="float">
            <text:p>1000</text:p>
          </table:table-cell>
          <table:table-cell office:value-type="float" office:value="1.153" calcext:value-type="float">
            <text:p>1.1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7.81" calcext:value-type="float">
            <text:p>7.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80" calcext:value-type="float">
            <text:p>8080</text:p>
          </table:table-cell>
          <table:table-cell office:value-type="float" office:value="1000" calcext:value-type="float">
            <text:p>1000</text:p>
          </table:table-cell>
          <table:table-cell office:value-type="float" office:value="8.08" calcext:value-type="float">
            <text:p>8.0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42" calcext:value-type="float">
            <text:p>742</text:p>
          </table:table-cell>
          <table:table-cell office:value-type="float" office:value="74.2" calcext:value-type="float">
            <text:p>74.2</text:p>
          </table:table-cell>
          <table:table-cell office:value-type="float" office:value="4237" calcext:value-type="float">
            <text:p>4237</text:p>
          </table:table-cell>
          <table:table-cell office:value-type="float" office:value="560" calcext:value-type="float">
            <text:p>560</text:p>
          </table:table-cell>
          <table:table-cell office:value-type="float" office:value="13.2" calcext:value-type="float">
            <text:p>13.2</text:p>
          </table:table-cell>
          <table:table-cell office:value-type="float" office:value="3677" calcext:value-type="float">
            <text:p>3677</text:p>
          </table:table-cell>
          <table:table-cell office:value-type="float" office:value="766" calcext:value-type="float">
            <text:p>766</text:p>
          </table:table-cell>
          <table:table-cell office:value-type="float" office:value="20.8" calcext:value-type="float">
            <text:p>20.8</text:p>
          </table:table-cell>
          <table:table-cell office:value-type="float" office:value="2911" calcext:value-type="float">
            <text:p>2911</text:p>
          </table:table-cell>
          <table:table-cell office:value-type="float" office:value="2477" calcext:value-type="float">
            <text:p>2477</text:p>
          </table:table-cell>
          <table:table-cell office:value-type="float" office:value="85.1" calcext:value-type="float">
            <text:p>85.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23.7" calcext:value-type="float">
            <text:p>23.7</text:p>
          </table:table-cell>
          <table:table-cell table:formula="of:=LOG([.O9];2)" office:value-type="float" office:value="5.13364571887834" calcext:value-type="float">
            <text:p>5.13364571887834</text:p>
          </table:table-cell>
          <table:table-cell table:formula="of:=LOG([.Q9];2)" office:value-type="float" office:value="9.8811139606751" calcext:value-type="float">
            <text:p>9.8811139606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289" calcext:value-type="float">
            <text:p>94289</text:p>
          </table:table-cell>
          <table:table-cell office:value-type="float" office:value="1000" calcext:value-type="float">
            <text:p>1000</text:p>
          </table:table-cell>
          <table:table-cell office:value-type="float" office:value="94.289" calcext:value-type="float">
            <text:p>94.289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661821" calcext:value-type="float">
            <text:p>0.661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821" calcext:value-type="float">
            <text:p>0.000661821</text:p>
          </table:table-cell>
          <table:table-cell office:value-type="float" office:value="0.000379724" calcext:value-type="float">
            <text:p>0.000379724</text:p>
          </table:table-cell>
          <table:table-cell office:value-type="float" office:value="0.0041048" calcext:value-type="float">
            <text:p>0.0041048</text:p>
          </table:table-cell>
          <table:table-cell office:value-type="float" office:value="6978" calcext:value-type="float">
            <text:p>6978</text:p>
          </table:table-cell>
          <table:table-cell office:value-type="float" office:value="1000" calcext:value-type="float">
            <text:p>1000</text:p>
          </table:table-cell>
          <table:table-cell office:value-type="float" office:value="6.978" calcext:value-type="float">
            <text:p>6.97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11" calcext:value-type="float">
            <text:p>9811</text:p>
          </table:table-cell>
          <table:table-cell office:value-type="float" office:value="1000" calcext:value-type="float">
            <text:p>1000</text:p>
          </table:table-cell>
          <table:table-cell office:value-type="float" office:value="9.811" calcext:value-type="float">
            <text:p>9.8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66" calcext:value-type="float">
            <text:p>9866</text:p>
          </table:table-cell>
          <table:table-cell office:value-type="float" office:value="1000" calcext:value-type="float">
            <text:p>1000</text:p>
          </table:table-cell>
          <table:table-cell office:value-type="float" office:value="9.866" calcext:value-type="float">
            <text:p>9.86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34" calcext:value-type="float">
            <text:p>9834</text:p>
          </table:table-cell>
          <table:table-cell office:value-type="float" office:value="1000" calcext:value-type="float">
            <text:p>1000</text:p>
          </table:table-cell>
          <table:table-cell office:value-type="float" office:value="9.834" calcext:value-type="float">
            <text:p>9.8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46" calcext:value-type="float">
            <text:p>946</text:p>
          </table:table-cell>
          <table:table-cell office:value-type="float" office:value="94.6" calcext:value-type="float">
            <text:p>94.6</text:p>
          </table:table-cell>
          <table:table-cell office:value-type="float" office:value="526" calcext:value-type="float">
            <text:p>526</text:p>
          </table:table-cell>
          <table:table-cell office:value-type="float" office:value="78" calcext:value-type="float">
            <text:p>78</text:p>
          </table:table-cell>
          <table:table-cell office:value-type="float" office:value="14.8" calcext:value-type="float">
            <text:p>14.8</text:p>
          </table:table-cell>
          <table:table-cell office:value-type="float" office:value="448" calcext:value-type="float">
            <text:p>44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.7" calcext:value-type="float">
            <text:p>16.7</text:p>
          </table:table-cell>
          <table:table-cell table:formula="of:=LOG([.O10];2)" office:value-type="float" office:value="2.80281359753229" calcext:value-type="float">
            <text:p>2.80281359753229</text:p>
          </table:table-cell>
          <table:table-cell table:formula="of:=LOG([.Q10];2)" office:value-type="float" office:value="7.4093909361377" calcext:value-type="float">
            <text:p>7.4093909361377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942" calcext:value-type="float">
            <text:p>11942</text:p>
          </table:table-cell>
          <table:table-cell office:value-type="float" office:value="1000" calcext:value-type="float">
            <text:p>1000</text:p>
          </table:table-cell>
          <table:table-cell office:value-type="float" office:value="11.942" calcext:value-type="float">
            <text:p>11.9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286847" calcext:value-type="float">
            <text:p>0.2868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847" calcext:value-type="float">
            <text:p>0.000286847</text:p>
          </table:table-cell>
          <table:table-cell office:value-type="float" office:value="0.000068237" calcext:value-type="float">
            <text:p>6.8237E-05</text:p>
          </table:table-cell>
          <table:table-cell office:value-type="float" office:value="0.0055209" calcext:value-type="float">
            <text:p>0.0055209</text:p>
          </table:table-cell>
          <table:table-cell office:value-type="float" office:value="28540" calcext:value-type="float">
            <text:p>28540</text:p>
          </table:table-cell>
          <table:table-cell office:value-type="float" office:value="1000" calcext:value-type="float">
            <text:p>1000</text:p>
          </table:table-cell>
          <table:table-cell office:value-type="float" office:value="28.54" calcext:value-type="float">
            <text:p>28.54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office:value-type="float" office:value="1594" calcext:value-type="float">
            <text:p>1594</text:p>
          </table:table-cell>
          <table:table-cell office:value-type="float" office:value="1000" calcext:value-type="float">
            <text:p>1000</text:p>
          </table:table-cell>
          <table:table-cell office:value-type="float" office:value="1.594" calcext:value-type="float">
            <text:p>1.5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1" calcext:value-type="float">
            <text:p>2401</text:p>
          </table:table-cell>
          <table:table-cell office:value-type="float" office:value="1000" calcext:value-type="float">
            <text:p>1000</text:p>
          </table:table-cell>
          <table:table-cell office:value-type="float" office:value="2.401" calcext:value-type="float">
            <text:p>2.4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9" calcext:value-type="float">
            <text:p>2519</text:p>
          </table:table-cell>
          <table:table-cell office:value-type="float" office:value="1000" calcext:value-type="float">
            <text:p>1000</text:p>
          </table:table-cell>
          <table:table-cell office:value-type="float" office:value="2.519" calcext:value-type="float">
            <text:p>2.5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1000" calcext:value-type="float">
            <text:p>1000</text:p>
          </table:table-cell>
          <table:table-cell office:value-type="float" office:value="2.504" calcext:value-type="float">
            <text:p>2.5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2" calcext:value-type="float">
            <text:p>882</text:p>
          </table:table-cell>
          <table:table-cell office:value-type="float" office:value="88.2" calcext:value-type="float">
            <text:p>88.2</text:p>
          </table:table-cell>
          <table:table-cell office:value-type="float" office:value="3992" calcext:value-type="float">
            <text:p>3992</text:p>
          </table:table-cell>
          <table:table-cell office:value-type="float" office:value="967" calcext:value-type="float">
            <text:p>967</text:p>
          </table:table-cell>
          <table:table-cell office:value-type="float" office:value="24.2" calcext:value-type="float">
            <text:p>24.2</text:p>
          </table:table-cell>
          <table:table-cell office:value-type="float" office:value="3025" calcext:value-type="float">
            <text:p>3025</text:p>
          </table:table-cell>
          <table:table-cell office:value-type="float" office:value="1573" calcext:value-type="float">
            <text:p>1573</text:p>
          </table:table-cell>
          <table:table-cell office:value-type="float" office:value="52" calcext:value-type="float">
            <text:p>52</text:p>
          </table:table-cell>
          <table:table-cell office:value-type="float" office:value="1452" calcext:value-type="float">
            <text:p>1452</text:p>
          </table:table-cell>
          <table:table-cell office:value-type="float" office:value="840" calcext:value-type="float">
            <text:p>840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4.83491342970104" calcext:value-type="float">
            <text:p>4.83491342970104</text:p>
          </table:table-cell>
          <table:table-cell table:formula="of:=LOG([.Q2];2)" office:value-type="float" office:value="9.74483383749955" calcext:value-type="float">
            <text:p>9.74483383749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813" calcext:value-type="float">
            <text:p>23813</text:p>
          </table:table-cell>
          <table:table-cell office:value-type="float" office:value="1000" calcext:value-type="float">
            <text:p>1000</text:p>
          </table:table-cell>
          <table:table-cell office:value-type="float" office:value="23.813" calcext:value-type="float">
            <text:p>23.81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669181" calcext:value-type="float">
            <text:p>0.669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181" calcext:value-type="float">
            <text:p>0.000669181</text:p>
          </table:table-cell>
          <table:table-cell office:value-type="float" office:value="0.000081227" calcext:value-type="float">
            <text:p>8.1227E-05</text:p>
          </table:table-cell>
          <table:table-cell office:value-type="float" office:value="0.00955274" calcext:value-type="float">
            <text:p>0.00955274</text:p>
          </table:table-cell>
          <table:table-cell office:value-type="float" office:value="54209" calcext:value-type="float">
            <text:p>54209</text:p>
          </table:table-cell>
          <table:table-cell office:value-type="float" office:value="1000" calcext:value-type="float">
            <text:p>1000</text:p>
          </table:table-cell>
          <table:table-cell office:value-type="float" office:value="54.209" calcext:value-type="float">
            <text:p>54.209</text:p>
          </table:table-cell>
          <table:table-cell office:value-type="float" office:value="3" calcext:value-type="float">
            <text:p>3</text:p>
          </table:table-cell>
          <table:table-cell office:value-type="float" office:value="1189" calcext:value-type="float">
            <text:p>1189</text:p>
          </table:table-cell>
          <table:table-cell office:value-type="float" office:value="2312" calcext:value-type="float">
            <text:p>2312</text:p>
          </table:table-cell>
          <table:table-cell office:value-type="float" office:value="1000" calcext:value-type="float">
            <text:p>1000</text:p>
          </table:table-cell>
          <table:table-cell office:value-type="float" office:value="2.312" calcext:value-type="float">
            <text:p>2.3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4" calcext:value-type="float">
            <text:p>3274</text:p>
          </table:table-cell>
          <table:table-cell office:value-type="float" office:value="1000" calcext:value-type="float">
            <text:p>1000</text:p>
          </table:table-cell>
          <table:table-cell office:value-type="float" office:value="3.274" calcext:value-type="float">
            <text:p>3.2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5" calcext:value-type="float">
            <text:p>3115</text:p>
          </table:table-cell>
          <table:table-cell office:value-type="float" office:value="1000" calcext:value-type="float">
            <text:p>1000</text:p>
          </table:table-cell>
          <table:table-cell office:value-type="float" office:value="3.115" calcext:value-type="float">
            <text:p>3.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76.7" calcext:value-type="float">
            <text:p>76.7</text:p>
          </table:table-cell>
          <table:table-cell office:value-type="float" office:value="7378" calcext:value-type="float">
            <text:p>7378</text:p>
          </table:table-cell>
          <table:table-cell office:value-type="float" office:value="1048" calcext:value-type="float">
            <text:p>1048</text:p>
          </table:table-cell>
          <table:table-cell office:value-type="float" office:value="14.2" calcext:value-type="float">
            <text:p>14.2</text:p>
          </table:table-cell>
          <table:table-cell office:value-type="float" office:value="6330" calcext:value-type="float">
            <text:p>6330</text:p>
          </table:table-cell>
          <table:table-cell office:value-type="float" office:value="2908" calcext:value-type="float">
            <text:p>2908</text:p>
          </table:table-cell>
          <table:table-cell office:value-type="float" office:value="45.9" calcext:value-type="float">
            <text:p>45.9</text:p>
          </table:table-cell>
          <table:table-cell office:value-type="float" office:value="3422" calcext:value-type="float">
            <text:p>3422</text:p>
          </table:table-cell>
          <table:table-cell office:value-type="float" office:value="2317" calcext:value-type="float">
            <text:p>2317</text:p>
          </table:table-cell>
          <table:table-cell office:value-type="float" office:value="67.7" calcext:value-type="float">
            <text:p>67.7</text:p>
          </table:table-cell>
          <table:table-cell office:value-type="float" office:value="1105" calcext:value-type="float">
            <text:p>1105</text:p>
          </table:table-cell>
          <table:table-cell office:value-type="float" office:value="444" calcext:value-type="float">
            <text:p>444</text:p>
          </table:table-cell>
          <table:table-cell office:value-type="float" office:value="40.2" calcext:value-type="float">
            <text:p>40.2</text:p>
          </table:table-cell>
          <table:table-cell office:value-type="float" office:value="661" calcext:value-type="float">
            <text:p>661</text:p>
          </table:table-cell>
          <table:table-cell office:value-type="float" office:value="356" calcext:value-type="float">
            <text:p>356</text:p>
          </table:table-cell>
          <table:table-cell office:value-type="float" office:value="53.9" calcext:value-type="float">
            <text:p>53.9</text:p>
          </table:table-cell>
          <table:table-cell table:formula="of:=LOG([.O3];2)" office:value-type="float" office:value="5.76046048848604" calcext:value-type="float">
            <text:p>5.76046048848604</text:p>
          </table:table-cell>
          <table:table-cell table:formula="of:=LOG([.Q3];2)" office:value-type="float" office:value="10.2155329997457" calcext:value-type="float">
            <text:p>10.21553299974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857" calcext:value-type="float">
            <text:p>35857</text:p>
          </table:table-cell>
          <table:table-cell office:value-type="float" office:value="1000" calcext:value-type="float">
            <text:p>1000</text:p>
          </table:table-cell>
          <table:table-cell office:value-type="float" office:value="35.857" calcext:value-type="float">
            <text:p>35.85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.77822" calcext:value-type="float">
            <text:p>1.7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822" calcext:value-type="float">
            <text:p>0.00177822</text:p>
          </table:table-cell>
          <table:table-cell office:value-type="float" office:value="0.000095333" calcext:value-type="float">
            <text:p>9.5333E-05</text:p>
          </table:table-cell>
          <table:table-cell office:value-type="float" office:value="0.0206784" calcext:value-type="float">
            <text:p>0.0206784</text:p>
          </table:table-cell>
          <table:table-cell office:value-type="float" office:value="160213" calcext:value-type="float">
            <text:p>160213</text:p>
          </table:table-cell>
          <table:table-cell office:value-type="float" office:value="1000" calcext:value-type="float">
            <text:p>1000</text:p>
          </table:table-cell>
          <table:table-cell office:value-type="float" office:value="160.213" calcext:value-type="float">
            <text:p>160.213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5841" calcext:value-type="float">
            <text:p>5841</text:p>
          </table:table-cell>
          <table:table-cell office:value-type="float" office:value="1000" calcext:value-type="float">
            <text:p>1000</text:p>
          </table:table-cell>
          <table:table-cell office:value-type="float" office:value="5.841" calcext:value-type="float">
            <text:p>5.84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32" calcext:value-type="float">
            <text:p>1032</text:p>
          </table:table-cell>
          <table:table-cell office:value-type="float" office:value="1000" calcext:value-type="float">
            <text:p>1000</text:p>
          </table:table-cell>
          <table:table-cell office:value-type="float" office:value="1.032" calcext:value-type="float">
            <text:p>1.0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37" calcext:value-type="float">
            <text:p>3537</text:p>
          </table:table-cell>
          <table:table-cell office:value-type="float" office:value="1000" calcext:value-type="float">
            <text:p>1000</text:p>
          </table:table-cell>
          <table:table-cell office:value-type="float" office:value="3.537" calcext:value-type="float">
            <text:p>3.5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69" calcext:value-type="float">
            <text:p>3769</text:p>
          </table:table-cell>
          <table:table-cell office:value-type="float" office:value="1000" calcext:value-type="float">
            <text:p>1000</text:p>
          </table:table-cell>
          <table:table-cell office:value-type="float" office:value="3.769" calcext:value-type="float">
            <text:p>3.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52.5" calcext:value-type="float">
            <text:p>52.5</text:p>
          </table:table-cell>
          <table:table-cell office:value-type="float" office:value="21305" calcext:value-type="float">
            <text:p>21305</text:p>
          </table:table-cell>
          <table:table-cell office:value-type="float" office:value="2026" calcext:value-type="float">
            <text:p>2026</text:p>
          </table:table-cell>
          <table:table-cell office:value-type="float" office:value="9.5" calcext:value-type="float">
            <text:p>9.5</text:p>
          </table:table-cell>
          <table:table-cell office:value-type="float" office:value="19279" calcext:value-type="float">
            <text:p>19279</text:p>
          </table:table-cell>
          <table:table-cell office:value-type="float" office:value="6147" calcext:value-type="float">
            <text:p>6147</text:p>
          </table:table-cell>
          <table:table-cell office:value-type="float" office:value="31.9" calcext:value-type="float">
            <text:p>31.9</text:p>
          </table:table-cell>
          <table:table-cell office:value-type="float" office:value="13132" calcext:value-type="float">
            <text:p>13132</text:p>
          </table:table-cell>
          <table:table-cell office:value-type="float" office:value="9579" calcext:value-type="float">
            <text:p>9579</text:p>
          </table:table-cell>
          <table:table-cell office:value-type="float" office:value="72.9" calcext:value-type="float">
            <text:p>72.9</text:p>
          </table:table-cell>
          <table:table-cell office:value-type="float" office:value="3553" calcext:value-type="float">
            <text:p>3553</text:p>
          </table:table-cell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3054" calcext:value-type="float">
            <text:p>3054</text:p>
          </table:table-cell>
          <table:table-cell office:value-type="float" office:value="1915" calcext:value-type="float">
            <text:p>1915</text:p>
          </table:table-cell>
          <table:table-cell office:value-type="float" office:value="62.7" calcext:value-type="float">
            <text:p>62.7</text:p>
          </table:table-cell>
          <table:table-cell table:formula="of:=LOG([.O4];2)" office:value-type="float" office:value="7.32384740540275" calcext:value-type="float">
            <text:p>7.32384740540275</text:p>
          </table:table-cell>
          <table:table-cell table:formula="of:=LOG([.Q4];2)" office:value-type="float" office:value="11.1189410727235" calcext:value-type="float">
            <text:p>11.1189410727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121" calcext:value-type="float">
            <text:p>48121</text:p>
          </table:table-cell>
          <table:table-cell office:value-type="float" office:value="1000" calcext:value-type="float">
            <text:p>1000</text:p>
          </table:table-cell>
          <table:table-cell office:value-type="float" office:value="48.121" calcext:value-type="float">
            <text:p>48.12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2.74574" calcext:value-type="float">
            <text:p>2.74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4574" calcext:value-type="float">
            <text:p>0.00274574</text:p>
          </table:table-cell>
          <table:table-cell office:value-type="float" office:value="0.000113923" calcext:value-type="float">
            <text:p>0.000113923</text:p>
          </table:table-cell>
          <table:table-cell office:value-type="float" office:value="0.0638376" calcext:value-type="float">
            <text:p>0.0638376</text:p>
          </table:table-cell>
          <table:table-cell office:value-type="float" office:value="218101" calcext:value-type="float">
            <text:p>218101</text:p>
          </table:table-cell>
          <table:table-cell office:value-type="float" office:value="1000" calcext:value-type="float">
            <text:p>1000</text:p>
          </table:table-cell>
          <table:table-cell office:value-type="float" office:value="218.101" calcext:value-type="float">
            <text:p>218.101</text:p>
          </table:table-cell>
          <table:table-cell office:value-type="float" office:value="3" calcext:value-type="float">
            <text:p>3</text:p>
          </table:table-cell>
          <table:table-cell office:value-type="float" office:value="5741" calcext:value-type="float">
            <text:p>5741</text:p>
          </table:table-cell>
          <table:table-cell office:value-type="float" office:value="8829" calcext:value-type="float">
            <text:p>8829</text:p>
          </table:table-cell>
          <table:table-cell office:value-type="float" office:value="1000" calcext:value-type="float">
            <text:p>1000</text:p>
          </table:table-cell>
          <table:table-cell office:value-type="float" office:value="8.829" calcext:value-type="float">
            <text:p>8.82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float" office:value="1.748" calcext:value-type="float">
            <text:p>1.7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93" calcext:value-type="float">
            <text:p>4193</text:p>
          </table:table-cell>
          <table:table-cell office:value-type="float" office:value="1000" calcext:value-type="float">
            <text:p>1000</text:p>
          </table:table-cell>
          <table:table-cell office:value-type="float" office:value="4.193" calcext:value-type="float">
            <text:p>4.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4.751" calcext:value-type="float">
            <text:p>4.7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0" calcext:value-type="float">
            <text:p>4410</text:p>
          </table:table-cell>
          <table:table-cell office:value-type="float" office:value="1000" calcext:value-type="float">
            <text:p>1000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7" calcext:value-type="float">
            <text:p>477</text:p>
          </table:table-cell>
          <table:table-cell office:value-type="float" office:value="47.7" calcext:value-type="float">
            <text:p>47.7</text:p>
          </table:table-cell>
          <table:table-cell office:value-type="float" office:value="27416" calcext:value-type="float">
            <text:p>27416</text:p>
          </table:table-cell>
          <table:table-cell office:value-type="float" office:value="2793" calcext:value-type="float">
            <text:p>2793</text:p>
          </table:table-cell>
          <table:table-cell office:value-type="float" office:value="10.2" calcext:value-type="float">
            <text:p>10.2</text:p>
          </table:table-cell>
          <table:table-cell office:value-type="float" office:value="24623" calcext:value-type="float">
            <text:p>24623</text:p>
          </table:table-cell>
          <table:table-cell office:value-type="float" office:value="5469" calcext:value-type="float">
            <text:p>5469</text:p>
          </table:table-cell>
          <table:table-cell office:value-type="float" office:value="22.2" calcext:value-type="float">
            <text:p>22.2</text:p>
          </table:table-cell>
          <table:table-cell office:value-type="float" office:value="19154" calcext:value-type="float">
            <text:p>19154</text:p>
          </table:table-cell>
          <table:table-cell office:value-type="float" office:value="13454" calcext:value-type="float">
            <text:p>13454</text:p>
          </table:table-cell>
          <table:table-cell office:value-type="float" office:value="70.2" calcext:value-type="float">
            <text:p>70.2</text:p>
          </table:table-cell>
          <table:table-cell office:value-type="float" office:value="5700" calcext:value-type="float">
            <text:p>57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5636" calcext:value-type="float">
            <text:p>5636</text:p>
          </table:table-cell>
          <table:table-cell office:value-type="float" office:value="2573" calcext:value-type="float">
            <text:p>2573</text:p>
          </table:table-cell>
          <table:table-cell office:value-type="float" office:value="45.7" calcext:value-type="float">
            <text:p>45.7</text:p>
          </table:table-cell>
          <table:table-cell table:formula="of:=LOG([.O5];2)" office:value-type="float" office:value="7.76885257457106" calcext:value-type="float">
            <text:p>7.76885257457106</text:p>
          </table:table-cell>
          <table:table-cell table:formula="of:=LOG([.Q5];2)" office:value-type="float" office:value="12.4870863402713" calcext:value-type="float">
            <text:p>12.4870863402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557" calcext:value-type="float">
            <text:p>59557</text:p>
          </table:table-cell>
          <table:table-cell office:value-type="float" office:value="1000" calcext:value-type="float">
            <text:p>1000</text:p>
          </table:table-cell>
          <table:table-cell office:value-type="float" office:value="59.557" calcext:value-type="float">
            <text:p>59.557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.47266" calcext:value-type="float">
            <text:p>3.47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266" calcext:value-type="float">
            <text:p>0.00347266</text:p>
          </table:table-cell>
          <table:table-cell office:value-type="float" office:value="0.000140199" calcext:value-type="float">
            <text:p>0.000140199</text:p>
          </table:table-cell>
          <table:table-cell office:value-type="float" office:value="0.051091" calcext:value-type="float">
            <text:p>0.051091</text:p>
          </table:table-cell>
          <table:table-cell office:value-type="float" office:value="242977" calcext:value-type="float">
            <text:p>242977</text:p>
          </table:table-cell>
          <table:table-cell office:value-type="float" office:value="1000" calcext:value-type="float">
            <text:p>1000</text:p>
          </table:table-cell>
          <table:table-cell office:value-type="float" office:value="242.977" calcext:value-type="float">
            <text:p>242.977</text:p>
          </table:table-cell>
          <table:table-cell office:value-type="float" office:value="3" calcext:value-type="float">
            <text:p>3</text:p>
          </table:table-cell>
          <table:table-cell office:value-type="float" office:value="3180" calcext:value-type="float">
            <text:p>3180</text:p>
          </table:table-cell>
          <table:table-cell office:value-type="float" office:value="10155" calcext:value-type="float">
            <text:p>10155</text:p>
          </table:table-cell>
          <table:table-cell office:value-type="float" office:value="1000" calcext:value-type="float">
            <text:p>1000</text:p>
          </table:table-cell>
          <table:table-cell office:value-type="float" office:value="10.155" calcext:value-type="float">
            <text:p>10.15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294" calcext:value-type="float">
            <text:p>2294</text:p>
          </table:table-cell>
          <table:table-cell office:value-type="float" office:value="1000" calcext:value-type="float">
            <text:p>1000</text:p>
          </table:table-cell>
          <table:table-cell office:value-type="float" office:value="2.294" calcext:value-type="float">
            <text:p>2.2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13" calcext:value-type="float">
            <text:p>4813</text:p>
          </table:table-cell>
          <table:table-cell office:value-type="float" office:value="1000" calcext:value-type="float">
            <text:p>1000</text:p>
          </table:table-cell>
          <table:table-cell office:value-type="float" office:value="4.813" calcext:value-type="float">
            <text:p>4.8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27" calcext:value-type="float">
            <text:p>5427</text:p>
          </table:table-cell>
          <table:table-cell office:value-type="float" office:value="1000" calcext:value-type="float">
            <text:p>1000</text:p>
          </table:table-cell>
          <table:table-cell office:value-type="float" office:value="5.427" calcext:value-type="float">
            <text:p>5.4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71" calcext:value-type="float">
            <text:p>5071</text:p>
          </table:table-cell>
          <table:table-cell office:value-type="float" office:value="1000" calcext:value-type="float">
            <text:p>1000</text:p>
          </table:table-cell>
          <table:table-cell office:value-type="float" office:value="5.071" calcext:value-type="float">
            <text:p>5.0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456" calcext:value-type="float">
            <text:p>456</text:p>
          </table:table-cell>
          <table:table-cell office:value-type="float" office:value="45.6" calcext:value-type="float">
            <text:p>45.6</text:p>
          </table:table-cell>
          <table:table-cell office:value-type="float" office:value="29713" calcext:value-type="float">
            <text:p>29713</text:p>
          </table:table-cell>
          <table:table-cell office:value-type="float" office:value="3068" calcext:value-type="float">
            <text:p>3068</text:p>
          </table:table-cell>
          <table:table-cell office:value-type="float" office:value="10.3" calcext:value-type="float">
            <text:p>10.3</text:p>
          </table:table-cell>
          <table:table-cell office:value-type="float" office:value="26645" calcext:value-type="float">
            <text:p>26645</text:p>
          </table:table-cell>
          <table:table-cell office:value-type="float" office:value="4337" calcext:value-type="float">
            <text:p>4337</text:p>
          </table:table-cell>
          <table:table-cell office:value-type="float" office:value="16.3" calcext:value-type="float">
            <text:p>16.3</text:p>
          </table:table-cell>
          <table:table-cell office:value-type="float" office:value="22308" calcext:value-type="float">
            <text:p>22308</text:p>
          </table:table-cell>
          <table:table-cell office:value-type="float" office:value="15568" calcext:value-type="float">
            <text:p>15568</text:p>
          </table:table-cell>
          <table:table-cell office:value-type="float" office:value="69.8" calcext:value-type="float">
            <text:p>69.8</text:p>
          </table:table-cell>
          <table:table-cell office:value-type="float" office:value="6740" calcext:value-type="float">
            <text:p>67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float" office:value="2797" calcext:value-type="float">
            <text:p>2797</text:p>
          </table:table-cell>
          <table:table-cell office:value-type="float" office:value="41.5" calcext:value-type="float">
            <text:p>41.5</text:p>
          </table:table-cell>
          <table:table-cell table:formula="of:=LOG([.O6];2)" office:value-type="float" office:value="7.9246759457606" calcext:value-type="float">
            <text:p>7.9246759457606</text:p>
          </table:table-cell>
          <table:table-cell table:formula="of:=LOG([.Q6];2)" office:value-type="float" office:value="11.6348110501717" calcext:value-type="float">
            <text:p>11.6348110501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952" calcext:value-type="float">
            <text:p>71952</text:p>
          </table:table-cell>
          <table:table-cell office:value-type="float" office:value="1000" calcext:value-type="float">
            <text:p>1000</text:p>
          </table:table-cell>
          <table:table-cell office:value-type="float" office:value="71.952" calcext:value-type="float">
            <text:p>71.95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.13497" calcext:value-type="float">
            <text:p>4.134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3497" calcext:value-type="float">
            <text:p>0.00413497</text:p>
          </table:table-cell>
          <table:table-cell office:value-type="float" office:value="0.000192299" calcext:value-type="float">
            <text:p>0.000192299</text:p>
          </table:table-cell>
          <table:table-cell office:value-type="float" office:value="0.0634827" calcext:value-type="float">
            <text:p>0.0634827</text:p>
          </table:table-cell>
          <table:table-cell office:value-type="float" office:value="245793" calcext:value-type="float">
            <text:p>2457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793" calcext:value-type="float">
            <text:p>245.793</text:p>
          </table:table-cell>
          <table:table-cell office:value-type="float" office:value="3" calcext:value-type="float">
            <text:p>3</text:p>
          </table:table-cell>
          <table:table-cell office:value-type="float" office:value="4053" calcext:value-type="float">
            <text:p>4053</text:p>
          </table:table-cell>
          <table:table-cell office:value-type="float" office:value="10391" calcext:value-type="float">
            <text:p>10391</text:p>
          </table:table-cell>
          <table:table-cell office:value-type="float" office:value="1000" calcext:value-type="float">
            <text:p>1000</text:p>
          </table:table-cell>
          <table:table-cell office:value-type="float" office:value="10.391" calcext:value-type="float">
            <text:p>10.39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1" calcext:value-type="float">
            <text:p>2531</text:p>
          </table:table-cell>
          <table:table-cell office:value-type="float" office:value="1000" calcext:value-type="float">
            <text:p>1000</text:p>
          </table:table-cell>
          <table:table-cell office:value-type="float" office:value="2.531" calcext:value-type="float">
            <text:p>2.5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47" calcext:value-type="float">
            <text:p>5647</text:p>
          </table:table-cell>
          <table:table-cell office:value-type="float" office:value="1000" calcext:value-type="float">
            <text:p>1000</text:p>
          </table:table-cell>
          <table:table-cell office:value-type="float" office:value="5.647" calcext:value-type="float">
            <text:p>5.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05" calcext:value-type="float">
            <text:p>6305</text:p>
          </table:table-cell>
          <table:table-cell office:value-type="float" office:value="1000" calcext:value-type="float">
            <text:p>1000</text:p>
          </table:table-cell>
          <table:table-cell office:value-type="float" office:value="6.305" calcext:value-type="float">
            <text:p>6.3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00" calcext:value-type="float">
            <text:p>5900</text:p>
          </table:table-cell>
          <table:table-cell office:value-type="float" office:value="1000" calcext:value-type="float">
            <text:p>1000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9" calcext:value-type="float">
            <text:p>429</text:p>
          </table:table-cell>
          <table:table-cell office:value-type="float" office:value="42.9" calcext:value-type="float">
            <text:p>42.9</text:p>
          </table:table-cell>
          <table:table-cell office:value-type="float" office:value="30054" calcext:value-type="float">
            <text:p>30054</text:p>
          </table:table-cell>
          <table:table-cell office:value-type="float" office:value="3366" calcext:value-type="float">
            <text:p>3366</text:p>
          </table:table-cell>
          <table:table-cell office:value-type="float" office:value="11.2" calcext:value-type="float">
            <text:p>11.2</text:p>
          </table:table-cell>
          <table:table-cell office:value-type="float" office:value="26688" calcext:value-type="float">
            <text:p>26688</text:p>
          </table:table-cell>
          <table:table-cell office:value-type="float" office:value="3630" calcext:value-type="float">
            <text:p>3630</text:p>
          </table:table-cell>
          <table:table-cell office:value-type="float" office:value="13.6" calcext:value-type="float">
            <text:p>13.6</text:p>
          </table:table-cell>
          <table:table-cell office:value-type="float" office:value="23058" calcext:value-type="float">
            <text:p>23058</text:p>
          </table:table-cell>
          <table:table-cell office:value-type="float" office:value="16417" calcext:value-type="float">
            <text:p>16417</text:p>
          </table:table-cell>
          <table:table-cell office:value-type="float" office:value="71.2" calcext:value-type="float">
            <text:p>71.2</text:p>
          </table:table-cell>
          <table:table-cell office:value-type="float" office:value="6641" calcext:value-type="float">
            <text:p>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1" calcext:value-type="float">
            <text:p>6641</text:p>
          </table:table-cell>
          <table:table-cell office:value-type="float" office:value="2328" calcext:value-type="float">
            <text:p>2328</text:p>
          </table:table-cell>
          <table:table-cell office:value-type="float" office:value="35.1" calcext:value-type="float">
            <text:p>35.1</text:p>
          </table:table-cell>
          <table:table-cell table:formula="of:=LOG([.O7];2)" office:value-type="float" office:value="7.94130001919934" calcext:value-type="float">
            <text:p>7.94130001919934</text:p>
          </table:table-cell>
          <table:table-cell table:formula="of:=LOG([.Q7];2)" office:value-type="float" office:value="11.9847744600468" calcext:value-type="float">
            <text:p>11.9847744600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4078" calcext:value-type="float">
            <text:p>84078</text:p>
          </table:table-cell>
          <table:table-cell office:value-type="float" office:value="1000" calcext:value-type="float">
            <text:p>1000</text:p>
          </table:table-cell>
          <table:table-cell office:value-type="float" office:value="84.078" calcext:value-type="float">
            <text:p>84.078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.65709" calcext:value-type="float">
            <text:p>2.65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5709" calcext:value-type="float">
            <text:p>0.00265709</text:p>
          </table:table-cell>
          <table:table-cell office:value-type="float" office:value="0.000284953" calcext:value-type="float">
            <text:p>0.000284953</text:p>
          </table:table-cell>
          <table:table-cell office:value-type="float" office:value="0.0364993" calcext:value-type="float">
            <text:p>0.0364993</text:p>
          </table:table-cell>
          <table:table-cell office:value-type="float" office:value="125612" calcext:value-type="float">
            <text:p>125612</text:p>
          </table:table-cell>
          <table:table-cell office:value-type="float" office:value="1000" calcext:value-type="float">
            <text:p>1000</text:p>
          </table:table-cell>
          <table:table-cell office:value-type="float" office:value="125.612" calcext:value-type="float">
            <text:p>125.612</text:p>
          </table:table-cell>
          <table:table-cell office:value-type="float" office:value="3" calcext:value-type="float">
            <text:p>3</text:p>
          </table:table-cell>
          <table:table-cell office:value-type="float" office:value="2227" calcext:value-type="float">
            <text:p>2227</text:p>
          </table:table-cell>
          <table:table-cell office:value-type="float" office:value="4928" calcext:value-type="float">
            <text:p>4928</text:p>
          </table:table-cell>
          <table:table-cell office:value-type="float" office:value="1000" calcext:value-type="float">
            <text:p>1000</text:p>
          </table:table-cell>
          <table:table-cell office:value-type="float" office:value="4.928" calcext:value-type="float">
            <text:p>4.92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93" calcext:value-type="float">
            <text:p>1593</text:p>
          </table:table-cell>
          <table:table-cell office:value-type="float" office:value="1000" calcext:value-type="float">
            <text:p>1000</text:p>
          </table:table-cell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11" calcext:value-type="float">
            <text:p>6711</text:p>
          </table:table-cell>
          <table:table-cell office:value-type="float" office:value="1000" calcext:value-type="float">
            <text:p>1000</text:p>
          </table:table-cell>
          <table:table-cell office:value-type="float" office:value="6.711" calcext:value-type="float">
            <text:p>6.7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24" calcext:value-type="float">
            <text:p>7224</text:p>
          </table:table-cell>
          <table:table-cell office:value-type="float" office:value="1000" calcext:value-type="float">
            <text:p>1000</text:p>
          </table:table-cell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98" calcext:value-type="float">
            <text:p>6898</text:p>
          </table:table-cell>
          <table:table-cell office:value-type="float" office:value="1000" calcext:value-type="float">
            <text:p>1000</text:p>
          </table:table-cell>
          <table:table-cell office:value-type="float" office:value="6.898" calcext:value-type="float">
            <text:p>6.89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543" calcext:value-type="float">
            <text:p>543</text:p>
          </table:table-cell>
          <table:table-cell office:value-type="float" office:value="54.3" calcext:value-type="float">
            <text:p>54.3</text:p>
          </table:table-cell>
          <table:table-cell office:value-type="float" office:value="15614" calcext:value-type="float">
            <text:p>15614</text:p>
          </table:table-cell>
          <table:table-cell office:value-type="float" office:value="1841" calcext:value-type="float">
            <text:p>1841</text:p>
          </table:table-cell>
          <table:table-cell office:value-type="float" office:value="11.8" calcext:value-type="float">
            <text:p>11.8</text:p>
          </table:table-cell>
          <table:table-cell office:value-type="float" office:value="13773" calcext:value-type="float">
            <text:p>13773</text:p>
          </table:table-cell>
          <table:table-cell office:value-type="float" office:value="2178" calcext:value-type="float">
            <text:p>2178</text:p>
          </table:table-cell>
          <table:table-cell office:value-type="float" office:value="15.8" calcext:value-type="float">
            <text:p>15.8</text:p>
          </table:table-cell>
          <table:table-cell office:value-type="float" office:value="11595" calcext:value-type="float">
            <text:p>11595</text:p>
          </table:table-cell>
          <table:table-cell office:value-type="float" office:value="8818" calcext:value-type="float">
            <text:p>8818</text:p>
          </table:table-cell>
          <table:table-cell office:value-type="float" office:value="76.1" calcext:value-type="float">
            <text:p>76.1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858" calcext:value-type="float">
            <text:p>858</text:p>
          </table:table-cell>
          <table:table-cell office:value-type="float" office:value="30.9" calcext:value-type="float">
            <text:p>30.9</text:p>
          </table:table-cell>
          <table:table-cell table:formula="of:=LOG([.O8];2)" office:value-type="float" office:value="6.97283048452593" calcext:value-type="float">
            <text:p>6.97283048452593</text:p>
          </table:table-cell>
          <table:table-cell table:formula="of:=LOG([.Q8];2)" office:value-type="float" office:value="11.1208858427878" calcext:value-type="float">
            <text:p>11.1208858427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635" calcext:value-type="float">
            <text:p>95635</text:p>
          </table:table-cell>
          <table:table-cell office:value-type="float" office:value="1000" calcext:value-type="float">
            <text:p>1000</text:p>
          </table:table-cell>
          <table:table-cell office:value-type="float" office:value="95.635" calcext:value-type="float">
            <text:p>95.63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.41312" calcext:value-type="float">
            <text:p>1.41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1312" calcext:value-type="float">
            <text:p>0.00141312</text:p>
          </table:table-cell>
          <table:table-cell office:value-type="float" office:value="0.00036412" calcext:value-type="float">
            <text:p>0.00036412</text:p>
          </table:table-cell>
          <table:table-cell office:value-type="float" office:value="0.0240055" calcext:value-type="float">
            <text:p>0.0240055</text:p>
          </table:table-cell>
          <table:table-cell office:value-type="float" office:value="45089" calcext:value-type="float">
            <text:p>45089</text:p>
          </table:table-cell>
          <table:table-cell office:value-type="float" office:value="1000" calcext:value-type="float">
            <text:p>1000</text:p>
          </table:table-cell>
          <table:table-cell office:value-type="float" office:value="45.089" calcext:value-type="float">
            <text:p>45.089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1511" calcext:value-type="float">
            <text:p>1511</text:p>
          </table:table-cell>
          <table:table-cell office:value-type="float" office:value="1000" calcext:value-type="float">
            <text:p>1000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25" calcext:value-type="float">
            <text:p>8325</text:p>
          </table:table-cell>
          <table:table-cell office:value-type="float" office:value="1000" calcext:value-type="float">
            <text:p>1000</text:p>
          </table:table-cell>
          <table:table-cell office:value-type="float" office:value="8.325" calcext:value-type="float">
            <text:p>8.3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141" calcext:value-type="float">
            <text:p>8141</text:p>
          </table:table-cell>
          <table:table-cell office:value-type="float" office:value="1000" calcext:value-type="float">
            <text:p>1000</text:p>
          </table:table-cell>
          <table:table-cell office:value-type="float" office:value="8.141" calcext:value-type="float">
            <text:p>8.1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72.3" calcext:value-type="float">
            <text:p>72.3</text:p>
          </table:table-cell>
          <table:table-cell office:value-type="float" office:value="5564" calcext:value-type="float">
            <text:p>5564</text:p>
          </table:table-cell>
          <table:table-cell office:value-type="float" office:value="716" calcext:value-type="float">
            <text:p>716</text:p>
          </table:table-cell>
          <table:table-cell office:value-type="float" office:value="12.9" calcext:value-type="float">
            <text:p>12.9</text:p>
          </table:table-cell>
          <table:table-cell office:value-type="float" office:value="4848" calcext:value-type="float">
            <text:p>4848</text:p>
          </table:table-cell>
          <table:table-cell office:value-type="float" office:value="888" calcext:value-type="float">
            <text:p>888</text:p>
          </table:table-cell>
          <table:table-cell office:value-type="float" office:value="18.3" calcext:value-type="float">
            <text:p>18.3</text:p>
          </table:table-cell>
          <table:table-cell office:value-type="float" office:value="3960" calcext:value-type="float">
            <text:p>3960</text:p>
          </table:table-cell>
          <table:table-cell office:value-type="float" office:value="3342" calcext:value-type="float">
            <text:p>3342</text:p>
          </table:table-cell>
          <table:table-cell office:value-type="float" office:value="84.4" calcext:value-type="float">
            <text:p>84.4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26" calcext:value-type="float">
            <text:p>126</text:p>
          </table:table-cell>
          <table:table-cell office:value-type="float" office:value="20.4" calcext:value-type="float">
            <text:p>20.4</text:p>
          </table:table-cell>
          <table:table-cell table:formula="of:=LOG([.O9];2)" office:value-type="float" office:value="5.49470360860999" calcext:value-type="float">
            <text:p>5.49470360860999</text:p>
          </table:table-cell>
          <table:table-cell table:formula="of:=LOG([.Q9];2)" office:value-type="float" office:value="10.2360141919001" calcext:value-type="float">
            <text:p>10.2360141919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18" calcext:value-type="float">
            <text:p>108018</text:p>
          </table:table-cell>
          <table:table-cell office:value-type="float" office:value="1000" calcext:value-type="float">
            <text:p>1000</text:p>
          </table:table-cell>
          <table:table-cell office:value-type="float" office:value="108.018" calcext:value-type="float">
            <text:p>108.018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0.780539" calcext:value-type="float">
            <text:p>0.780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0539" calcext:value-type="float">
            <text:p>0.000780539</text:p>
          </table:table-cell>
          <table:table-cell office:value-type="float" office:value="0.000474933" calcext:value-type="float">
            <text:p>0.000474933</text:p>
          </table:table-cell>
          <table:table-cell office:value-type="float" office:value="0.00433455" calcext:value-type="float">
            <text:p>0.00433455</text:p>
          </table:table-cell>
          <table:table-cell office:value-type="float" office:value="6245" calcext:value-type="float">
            <text:p>6245</text:p>
          </table:table-cell>
          <table:table-cell office:value-type="float" office:value="1000" calcext:value-type="float">
            <text:p>1000</text:p>
          </table:table-cell>
          <table:table-cell office:value-type="float" office:value="6.245" calcext:value-type="float">
            <text:p>6.24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43" calcext:value-type="float">
            <text:p>10343</text:p>
          </table:table-cell>
          <table:table-cell office:value-type="float" office:value="1000" calcext:value-type="float">
            <text:p>1000</text:p>
          </table:table-cell>
          <table:table-cell office:value-type="float" office:value="10.343" calcext:value-type="float">
            <text:p>10.34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401" calcext:value-type="float">
            <text:p>10401</text:p>
          </table:table-cell>
          <table:table-cell office:value-type="float" office:value="1000" calcext:value-type="float">
            <text:p>1000</text:p>
          </table:table-cell>
          <table:table-cell office:value-type="float" office:value="10.401" calcext:value-type="float">
            <text:p>10.40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356" calcext:value-type="float">
            <text:p>10356</text:p>
          </table:table-cell>
          <table:table-cell office:value-type="float" office:value="1000" calcext:value-type="float">
            <text:p>1000</text:p>
          </table:table-cell>
          <table:table-cell office:value-type="float" office:value="10.356" calcext:value-type="float">
            <text:p>10.35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office:value-type="float" office:value="94.3" calcext:value-type="float">
            <text:p>94.3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.7</text:p>
          </table:table-cell>
          <table:table-cell office:value-type="float" office:value="372" calcext:value-type="float">
            <text:p>372</text:p>
          </table:table-cell>
          <table:table-cell office:value-type="float" office:value="98" calcext:value-type="float">
            <text:p>98</text:p>
          </table:table-cell>
          <table:table-cell office:value-type="float" office:value="26.3" calcext:value-type="float">
            <text:p>26.3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96.7" calcext:value-type="float">
            <text:p>96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64270157183323" calcext:value-type="float">
            <text:p>2.64270157183323</text:p>
          </table:table-cell>
          <table:table-cell table:formula="of:=LOG([.Q10];2)" office:value-type="float" office:value="7.18982455888002" calcext:value-type="float">
            <text:p>7.18982455888002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37" calcext:value-type="float">
            <text:p>13537</text:p>
          </table:table-cell>
          <table:table-cell office:value-type="float" office:value="1000" calcext:value-type="float">
            <text:p>1000</text:p>
          </table:table-cell>
          <table:table-cell office:value-type="float" office:value="13.537" calcext:value-type="float">
            <text:p>13.5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470728" calcext:value-type="float">
            <text:p>0.470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0728" calcext:value-type="float">
            <text:p>0.000470728</text:p>
          </table:table-cell>
          <table:table-cell office:value-type="float" office:value="0.000078137" calcext:value-type="float">
            <text:p>7.8137E-05</text:p>
          </table:table-cell>
          <table:table-cell office:value-type="float" office:value="0.0115587" calcext:value-type="float">
            <text:p>0.0115587</text:p>
          </table:table-cell>
          <table:table-cell office:value-type="float" office:value="51212" calcext:value-type="float">
            <text:p>51212</text:p>
          </table:table-cell>
          <table:table-cell office:value-type="float" office:value="1000" calcext:value-type="float">
            <text:p>1000</text:p>
          </table:table-cell>
          <table:table-cell office:value-type="float" office:value="51.212" calcext:value-type="float">
            <text:p>51.212</text:p>
          </table:table-cell>
          <table:table-cell office:value-type="float" office:value="3" calcext:value-type="float">
            <text:p>3</text:p>
          </table:table-cell>
          <table:table-cell office:value-type="float" office:value="1864" calcext:value-type="float">
            <text:p>1864</text:p>
          </table:table-cell>
          <table:table-cell office:value-type="float" office:value="2716" calcext:value-type="float">
            <text:p>2716</text:p>
          </table:table-cell>
          <table:table-cell office:value-type="float" office:value="1000" calcext:value-type="float">
            <text:p>1000</text:p>
          </table:table-cell>
          <table:table-cell office:value-type="float" office:value="2.716" calcext:value-type="float">
            <text:p>2.71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1000" calcext:value-type="float">
            <text:p>1000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3" calcext:value-type="float">
            <text:p>2443</text:p>
          </table:table-cell>
          <table:table-cell office:value-type="float" office:value="1000" calcext:value-type="float">
            <text:p>1000</text:p>
          </table:table-cell>
          <table:table-cell office:value-type="float" office:value="2.443" calcext:value-type="float">
            <text:p>2.4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4" calcext:value-type="float">
            <text:p>2604</text:p>
          </table:table-cell>
          <table:table-cell office:value-type="float" office:value="1000" calcext:value-type="float">
            <text:p>1000</text:p>
          </table:table-cell>
          <table:table-cell office:value-type="float" office:value="2.604" calcext:value-type="float">
            <text:p>2.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 office:value-type="float" office:value="1000" calcext:value-type="float">
            <text:p>1000</text:p>
          </table:table-cell>
          <table:table-cell office:value-type="float" office:value="2.58" calcext:value-type="float">
            <text:p>2.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39" calcext:value-type="float">
            <text:p>839</text:p>
          </table:table-cell>
          <table:table-cell office:value-type="float" office:value="83.9" calcext:value-type="float">
            <text:p>83.9</text:p>
          </table:table-cell>
          <table:table-cell office:value-type="float" office:value="7332" calcext:value-type="float">
            <text:p>7332</text:p>
          </table:table-cell>
          <table:table-cell office:value-type="float" office:value="1457" calcext:value-type="float">
            <text:p>1457</text:p>
          </table:table-cell>
          <table:table-cell office:value-type="float" office:value="19.9" calcext:value-type="float">
            <text:p>19.9</text:p>
          </table:table-cell>
          <table:table-cell office:value-type="float" office:value="5875" calcext:value-type="float">
            <text:p>5875</text:p>
          </table:table-cell>
          <table:table-cell office:value-type="float" office:value="2659" calcext:value-type="float">
            <text:p>2659</text:p>
          </table:table-cell>
          <table:table-cell office:value-type="float" office:value="45.3" calcext:value-type="float">
            <text:p>45.3</text:p>
          </table:table-cell>
          <table:table-cell office:value-type="float" office:value="3216" calcext:value-type="float">
            <text:p>3216</text:p>
          </table:table-cell>
          <table:table-cell office:value-type="float" office:value="1981" calcext:value-type="float">
            <text:p>1981</text:p>
          </table:table-cell>
          <table:table-cell office:value-type="float" office:value="61.6" calcext:value-type="float">
            <text:p>61.6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2];2)" office:value-type="float" office:value="5.67840999714423" calcext:value-type="float">
            <text:p>5.67840999714423</text:p>
          </table:table-cell>
          <table:table-cell table:formula="of:=LOG([.Q2];2)" office:value-type="float" office:value="10.8641861446543" calcext:value-type="float">
            <text:p>10.8641861446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357" calcext:value-type="float">
            <text:p>27357</text:p>
          </table:table-cell>
          <table:table-cell office:value-type="float" office:value="1000" calcext:value-type="float">
            <text:p>1000</text:p>
          </table:table-cell>
          <table:table-cell office:value-type="float" office:value="27.357" calcext:value-type="float">
            <text:p>27.35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392" calcext:value-type="float">
            <text:p>0.00120392</text:p>
          </table:table-cell>
          <table:table-cell office:value-type="float" office:value="0.000087956" calcext:value-type="float">
            <text:p>8.7956E-05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92038" calcext:value-type="float">
            <text:p>92038</text:p>
          </table:table-cell>
          <table:table-cell office:value-type="float" office:value="1000" calcext:value-type="float">
            <text:p>1000</text:p>
          </table:table-cell>
          <table:table-cell office:value-type="float" office:value="92.038" calcext:value-type="float">
            <text:p>92.038</text:p>
          </table:table-cell>
          <table:table-cell office:value-type="float" office:value="3" calcext:value-type="float">
            <text:p>3</text:p>
          </table:table-cell>
          <table:table-cell office:value-type="float" office:value="2782" calcext:value-type="float">
            <text:p>2782</text:p>
          </table:table-cell>
          <table:table-cell office:value-type="float" office:value="3615" calcext:value-type="float">
            <text:p>3615</text:p>
          </table:table-cell>
          <table:table-cell office:value-type="float" office:value="1000" calcext:value-type="float">
            <text:p>1000</text:p>
          </table:table-cell>
          <table:table-cell office:value-type="float" office:value="3.615" calcext:value-type="float">
            <text:p>3.6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7" calcext:value-type="float">
            <text:p>3437</text:p>
          </table:table-cell>
          <table:table-cell office:value-type="float" office:value="1000" calcext:value-type="float">
            <text:p>1000</text:p>
          </table:table-cell>
          <table:table-cell office:value-type="float" office:value="3.437" calcext:value-type="float">
            <text:p>3.4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97" calcext:value-type="float">
            <text:p>3197</text:p>
          </table:table-cell>
          <table:table-cell office:value-type="float" office:value="1000" calcext:value-type="float">
            <text:p>1000</text:p>
          </table:table-cell>
          <table:table-cell office:value-type="float" office:value="3.197" calcext:value-type="float">
            <text:p>3.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72" calcext:value-type="float">
            <text:p>672</text:p>
          </table:table-cell>
          <table:table-cell office:value-type="float" office:value="67.2" calcext:value-type="float">
            <text:p>67.2</text:p>
          </table:table-cell>
          <table:table-cell office:value-type="float" office:value="12518" calcext:value-type="float">
            <text:p>12518</text:p>
          </table:table-cell>
          <table:table-cell office:value-type="float" office:value="1434" calcext:value-type="float">
            <text:p>1434</text:p>
          </table:table-cell>
          <table:table-cell office:value-type="float" office:value="11.5" calcext:value-type="float">
            <text:p>11.5</text:p>
          </table:table-cell>
          <table:table-cell office:value-type="float" office:value="11084" calcext:value-type="float">
            <text:p>11084</text:p>
          </table:table-cell>
          <table:table-cell office:value-type="float" office:value="4584" calcext:value-type="float">
            <text:p>4584</text:p>
          </table:table-cell>
          <table:table-cell office:value-type="float" office:value="41.4" calcext:value-type="float">
            <text:p>41.4</text:p>
          </table:table-cell>
          <table:table-cell office:value-type="float" office:value="6500" calcext:value-type="float">
            <text:p>6500</text:p>
          </table:table-cell>
          <table:table-cell office:value-type="float" office:value="4559" calcext:value-type="float">
            <text:p>4559</text:p>
          </table:table-cell>
          <table:table-cell office:value-type="float" office:value="70.1" calcext:value-type="float">
            <text:p>70.1</text:p>
          </table:table-cell>
          <table:table-cell office:value-type="float" office:value="1941" calcext:value-type="float">
            <text:p>1941</text:p>
          </table:table-cell>
          <table:table-cell office:value-type="float" office:value="439" calcext:value-type="float">
            <text:p>439</text:p>
          </table:table-cell>
          <table:table-cell office:value-type="float" office:value="22.6" calcext:value-type="float">
            <text:p>22.6</text:p>
          </table:table-cell>
          <table:table-cell office:value-type="float" office:value="1502" calcext:value-type="float">
            <text:p>1502</text:p>
          </table:table-cell>
          <table:table-cell office:value-type="float" office:value="895" calcext:value-type="float">
            <text:p>895</text:p>
          </table:table-cell>
          <table:table-cell office:value-type="float" office:value="59.6" calcext:value-type="float">
            <text:p>59.6</text:p>
          </table:table-cell>
          <table:table-cell table:formula="of:=LOG([.O3];2)" office:value-type="float" office:value="6.52415772880322" calcext:value-type="float">
            <text:p>6.52415772880322</text:p>
          </table:table-cell>
          <table:table-cell table:formula="of:=LOG([.Q3];2)" office:value-type="float" office:value="11.4419067045422" calcext:value-type="float">
            <text:p>11.44190670454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875" calcext:value-type="float">
            <text:p>40875</text:p>
          </table:table-cell>
          <table:table-cell office:value-type="float" office:value="1000" calcext:value-type="float">
            <text:p>1000</text:p>
          </table:table-cell>
          <table:table-cell office:value-type="float" office:value="40.875" calcext:value-type="float">
            <text:p>40.87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.62723" calcext:value-type="float">
            <text:p>2.62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2723" calcext:value-type="float">
            <text:p>0.00262723</text:p>
          </table:table-cell>
          <table:table-cell office:value-type="float" office:value="0.000100201" calcext:value-type="float">
            <text:p>0.000100201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230893" calcext:value-type="float">
            <text:p>230893</text:p>
          </table:table-cell>
          <table:table-cell office:value-type="float" office:value="1000" calcext:value-type="float">
            <text:p>1000</text:p>
          </table:table-cell>
          <table:table-cell office:value-type="float" office:value="230.893" calcext:value-type="float">
            <text:p>230.893</text:p>
          </table:table-cell>
          <table:table-cell office:value-type="float" office:value="3" calcext:value-type="float">
            <text:p>3</text:p>
          </table:table-cell>
          <table:table-cell office:value-type="float" office:value="2968" calcext:value-type="float">
            <text:p>2968</text:p>
          </table:table-cell>
          <table:table-cell office:value-type="float" office:value="8450" calcext:value-type="float">
            <text:p>8450</text:p>
          </table:table-cell>
          <table:table-cell office:value-type="float" office:value="1000" calcext:value-type="float">
            <text:p>1000</text:p>
          </table:table-cell>
          <table:table-cell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69" calcext:value-type="float">
            <text:p>1269</text:p>
          </table:table-cell>
          <table:table-cell office:value-type="float" office:value="1000" calcext:value-type="float">
            <text:p>1000</text:p>
          </table:table-cell>
          <table:table-cell office:value-type="float" office:value="1.269" calcext:value-type="float">
            <text:p>1.2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1000" calcext:value-type="float">
            <text:p>1000</text:p>
          </table:table-cell>
          <table:table-cell office:value-type="float" office:value="3.646" calcext:value-type="float">
            <text:p>3.6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53" calcext:value-type="float">
            <text:p>4153</text:p>
          </table:table-cell>
          <table:table-cell office:value-type="float" office:value="1000" calcext:value-type="float">
            <text:p>1000</text:p>
          </table:table-cell>
          <table:table-cell office:value-type="float" office:value="4.153" calcext:value-type="float">
            <text:p>4.1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84" calcext:value-type="float">
            <text:p>3884</text:p>
          </table:table-cell>
          <table:table-cell office:value-type="float" office:value="1000" calcext:value-type="float">
            <text:p>1000</text:p>
          </table:table-cell>
          <table:table-cell office:value-type="float" office:value="3.884" calcext:value-type="float">
            <text:p>3.8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26" calcext:value-type="float">
            <text:p>526</text:p>
          </table:table-cell>
          <table:table-cell office:value-type="float" office:value="52.6" calcext:value-type="float">
            <text:p>52.6</text:p>
          </table:table-cell>
          <table:table-cell office:value-type="float" office:value="30017" calcext:value-type="float">
            <text:p>30017</text:p>
          </table:table-cell>
          <table:table-cell office:value-type="float" office:value="2408" calcext:value-type="float">
            <text:p>2408</text:p>
          </table:table-cell>
          <table:table-cell office:value-type="float" office:value="8" calcext:value-type="float">
            <text:p>8</text:p>
          </table:table-cell>
          <table:table-cell office:value-type="float" office:value="27609" calcext:value-type="float">
            <text:p>27609</text:p>
          </table:table-cell>
          <table:table-cell office:value-type="float" office:value="7762" calcext:value-type="float">
            <text:p>7762</text:p>
          </table:table-cell>
          <table:table-cell office:value-type="float" office:value="28.1" calcext:value-type="float">
            <text:p>28.1</text:p>
          </table:table-cell>
          <table:table-cell office:value-type="float" office:value="19847" calcext:value-type="float">
            <text:p>19847</text:p>
          </table:table-cell>
          <table:table-cell office:value-type="float" office:value="14070" calcext:value-type="float">
            <text:p>14070</text:p>
          </table:table-cell>
          <table:table-cell office:value-type="float" office:value="70.9" calcext:value-type="float">
            <text:p>70.9</text:p>
          </table:table-cell>
          <table:table-cell office:value-type="float" office:value="5777" calcext:value-type="float">
            <text:p>5777</text:p>
          </table:table-cell>
          <table:table-cell office:value-type="float" office:value="544" calcext:value-type="float">
            <text:p>544</text:p>
          </table:table-cell>
          <table:table-cell office:value-type="float" office:value="9.4" calcext:value-type="float">
            <text:p>9.4</text:p>
          </table:table-cell>
          <table:table-cell office:value-type="float" office:value="5233" calcext:value-type="float">
            <text:p>5233</text:p>
          </table:table-cell>
          <table:table-cell office:value-type="float" office:value="3248" calcext:value-type="float">
            <text:p>3248</text:p>
          </table:table-cell>
          <table:table-cell office:value-type="float" office:value="62.1" calcext:value-type="float">
            <text:p>62.1</text:p>
          </table:table-cell>
          <table:table-cell table:formula="of:=LOG([.O4];2)" office:value-type="float" office:value="7.85108062525848" calcext:value-type="float">
            <text:p>7.85108062525848</text:p>
          </table:table-cell>
          <table:table-cell table:formula="of:=LOG([.Q4];2)" office:value-type="float" office:value="11.5352753766208" calcext:value-type="float">
            <text:p>11.5352753766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278" calcext:value-type="float">
            <text:p>54278</text:p>
          </table:table-cell>
          <table:table-cell office:value-type="float" office:value="1000" calcext:value-type="float">
            <text:p>1000</text:p>
          </table:table-cell>
          <table:table-cell office:value-type="float" office:value="54.278" calcext:value-type="float">
            <text:p>54.27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.26117" calcext:value-type="float">
            <text:p>5.261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6117" calcext:value-type="float">
            <text:p>0.00526117</text:p>
          </table:table-cell>
          <table:table-cell office:value-type="float" office:value="0.00013035" calcext:value-type="float">
            <text:p>0.00013035</text:p>
          </table:table-cell>
          <table:table-cell office:value-type="float" office:value="0.1378" calcext:value-type="float">
            <text:p>0.1378</text:p>
          </table:table-cell>
          <table:table-cell office:value-type="float" office:value="396297" calcext:value-type="float">
            <text:p>396297</text:p>
          </table:table-cell>
          <table:table-cell office:value-type="float" office:value="1000" calcext:value-type="float">
            <text:p>1000</text:p>
          </table:table-cell>
          <table:table-cell office:value-type="float" office:value="396.297" calcext:value-type="float">
            <text:p>396.297</text:p>
          </table:table-cell>
          <table:table-cell office:value-type="float" office:value="3" calcext:value-type="float">
            <text:p>3</text:p>
          </table:table-cell>
          <table:table-cell office:value-type="float" office:value="10357" calcext:value-type="float">
            <text:p>10357</text:p>
          </table:table-cell>
          <table:table-cell office:value-type="float" office:value="16600" calcext:value-type="float">
            <text:p>16600</text:p>
          </table:table-cell>
          <table:table-cell office:value-type="float" office:value="1000" calcext:value-type="float">
            <text:p>100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721" calcext:value-type="float">
            <text:p>2721</text:p>
          </table:table-cell>
          <table:table-cell office:value-type="float" office:value="1000" calcext:value-type="float">
            <text:p>1000</text:p>
          </table:table-cell>
          <table:table-cell office:value-type="float" office:value="2.721" calcext:value-type="float">
            <text:p>2.7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269" calcext:value-type="float">
            <text:p>4269</text:p>
          </table:table-cell>
          <table:table-cell office:value-type="float" office:value="1000" calcext:value-type="float">
            <text:p>1000</text:p>
          </table:table-cell>
          <table:table-cell office:value-type="float" office:value="4.269" calcext:value-type="float">
            <text:p>4.2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16" calcext:value-type="float">
            <text:p>4516</text:p>
          </table:table-cell>
          <table:table-cell office:value-type="float" office:value="1000" calcext:value-type="float">
            <text:p>1000</text:p>
          </table:table-cell>
          <table:table-cell office:value-type="float" office:value="4.516" calcext:value-type="float">
            <text:p>4.5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17" calcext:value-type="float">
            <text:p>417</text:p>
          </table:table-cell>
          <table:table-cell office:value-type="float" office:value="41.7" calcext:value-type="float">
            <text:p>41.7</text:p>
          </table:table-cell>
          <table:table-cell office:value-type="float" office:value="48166" calcext:value-type="float">
            <text:p>48166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43820" calcext:value-type="float">
            <text:p>43820</text:p>
          </table:table-cell>
          <table:table-cell office:value-type="float" office:value="7233" calcext:value-type="float">
            <text:p>7233</text:p>
          </table:table-cell>
          <table:table-cell office:value-type="float" office:value="16.5" calcext:value-type="float">
            <text:p>16.5</text:p>
          </table:table-cell>
          <table:table-cell office:value-type="float" office:value="36587" calcext:value-type="float">
            <text:p>36587</text:p>
          </table:table-cell>
          <table:table-cell office:value-type="float" office:value="24703" calcext:value-type="float">
            <text:p>24703</text:p>
          </table:table-cell>
          <table:table-cell office:value-type="float" office:value="67.5" calcext:value-type="float">
            <text:p>67.5</text:p>
          </table:table-cell>
          <table:table-cell office:value-type="float" office:value="11884" calcext:value-type="float">
            <text:p>11884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1849" calcext:value-type="float">
            <text:p>11849</text:p>
          </table:table-cell>
          <table:table-cell office:value-type="float" office:value="5314" calcext:value-type="float">
            <text:p>5314</text:p>
          </table:table-cell>
          <table:table-cell office:value-type="float" office:value="44.8" calcext:value-type="float">
            <text:p>44.8</text:p>
          </table:table-cell>
          <table:table-cell table:formula="of:=LOG([.O5];2)" office:value-type="float" office:value="8.63043823580506" calcext:value-type="float">
            <text:p>8.63043823580506</text:p>
          </table:table-cell>
          <table:table-cell table:formula="of:=LOG([.Q5];2)" office:value-type="float" office:value="13.3383185532402" calcext:value-type="float">
            <text:p>13.3383185532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293" calcext:value-type="float">
            <text:p>68293</text:p>
          </table:table-cell>
          <table:table-cell office:value-type="float" office:value="1000" calcext:value-type="float">
            <text:p>1000</text:p>
          </table:table-cell>
          <table:table-cell office:value-type="float" office:value="68.293" calcext:value-type="float">
            <text:p>68.29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6.54438" calcext:value-type="float">
            <text:p>6.54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4438" calcext:value-type="float">
            <text:p>0.00654438</text:p>
          </table:table-cell>
          <table:table-cell office:value-type="float" office:value="0.000190898" calcext:value-type="float">
            <text:p>0.000190898</text:p>
          </table:table-cell>
          <table:table-cell office:value-type="float" office:value="0.166874" calcext:value-type="float">
            <text:p>0.166874</text:p>
          </table:table-cell>
          <table:table-cell office:value-type="float" office:value="419232" calcext:value-type="float">
            <text:p>419232</text:p>
          </table:table-cell>
          <table:table-cell office:value-type="float" office:value="1000" calcext:value-type="float">
            <text:p>1000</text:p>
          </table:table-cell>
          <table:table-cell office:value-type="float" office:value="419.232" calcext:value-type="float">
            <text:p>419.232</text:p>
          </table:table-cell>
          <table:table-cell office:value-type="float" office:value="3" calcext:value-type="float">
            <text:p>3</text:p>
          </table:table-cell>
          <table:table-cell office:value-type="float" office:value="10739" calcext:value-type="float">
            <text:p>10739</text:p>
          </table:table-cell>
          <table:table-cell office:value-type="float" office:value="17651" calcext:value-type="float">
            <text:p>17651</text:p>
          </table:table-cell>
          <table:table-cell office:value-type="float" office:value="1000" calcext:value-type="float">
            <text:p>1000</text:p>
          </table:table-cell>
          <table:table-cell office:value-type="float" office:value="17.651" calcext:value-type="float">
            <text:p>17.651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3446" calcext:value-type="float">
            <text:p>3446</text:p>
          </table:table-cell>
          <table:table-cell office:value-type="float" office:value="1000" calcext:value-type="float">
            <text:p>1000</text:p>
          </table:table-cell>
          <table:table-cell office:value-type="float" office:value="3.446" calcext:value-type="float">
            <text:p>3.4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27" calcext:value-type="float">
            <text:p>5727</text:p>
          </table:table-cell>
          <table:table-cell office:value-type="float" office:value="1000" calcext:value-type="float">
            <text:p>1000</text:p>
          </table:table-cell>
          <table:table-cell office:value-type="float" office:value="5.727" calcext:value-type="float">
            <text:p>5.7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70" calcext:value-type="float">
            <text:p>5270</text:p>
          </table:table-cell>
          <table:table-cell office:value-type="float" office:value="1000" calcext:value-type="float">
            <text:p>1000</text:p>
          </table:table-cell>
          <table:table-cell office:value-type="float" office:value="5.27" calcext:value-type="float">
            <text:p>5.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39" calcext:value-type="float">
            <text:p>339</text:p>
          </table:table-cell>
          <table:table-cell office:value-type="float" office:value="33.9" calcext:value-type="float">
            <text:p>33.9</text:p>
          </table:table-cell>
          <table:table-cell office:value-type="float" office:value="50426" calcext:value-type="float">
            <text:p>50426</text:p>
          </table:table-cell>
          <table:table-cell office:value-type="float" office:value="4710" calcext:value-type="float">
            <text:p>4710</text:p>
          </table:table-cell>
          <table:table-cell office:value-type="float" office:value="9.3" calcext:value-type="float">
            <text:p>9.3</text:p>
          </table:table-cell>
          <table:table-cell office:value-type="float" office:value="45716" calcext:value-type="float">
            <text:p>45716</text:p>
          </table:table-cell>
          <table:table-cell office:value-type="float" office:value="5671" calcext:value-type="float">
            <text:p>5671</text:p>
          </table:table-cell>
          <table:table-cell office:value-type="float" office:value="12.4" calcext:value-type="float">
            <text:p>12.4</text:p>
          </table:table-cell>
          <table:table-cell office:value-type="float" office:value="40045" calcext:value-type="float">
            <text:p>40045</text:p>
          </table:table-cell>
          <table:table-cell office:value-type="float" office:value="27542" calcext:value-type="float">
            <text:p>27542</text:p>
          </table:table-cell>
          <table:table-cell office:value-type="float" office:value="68.8" calcext:value-type="float">
            <text:p>68.8</text:p>
          </table:table-cell>
          <table:table-cell office:value-type="float" office:value="12503" calcext:value-type="float">
            <text:p>12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1" calcext:value-type="float">
            <text:p>12501</text:p>
          </table:table-cell>
          <table:table-cell office:value-type="float" office:value="5188" calcext:value-type="float">
            <text:p>5188</text:p>
          </table:table-cell>
          <table:table-cell office:value-type="float" office:value="41.5" calcext:value-type="float">
            <text:p>41.5</text:p>
          </table:table-cell>
          <table:table-cell table:formula="of:=LOG([.O6];2)" office:value-type="float" office:value="8.71160503183932" calcext:value-type="float">
            <text:p>8.71160503183932</text:p>
          </table:table-cell>
          <table:table-cell table:formula="of:=LOG([.Q6];2)" office:value-type="float" office:value="13.3905720374715" calcext:value-type="float">
            <text:p>13.3905720374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573" calcext:value-type="float">
            <text:p>81573</text:p>
          </table:table-cell>
          <table:table-cell office:value-type="float" office:value="1000" calcext:value-type="float">
            <text:p>1000</text:p>
          </table:table-cell>
          <table:table-cell office:value-type="float" office:value="81.573" calcext:value-type="float">
            <text:p>81.573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.75599" calcext:value-type="float">
            <text:p>6.75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5599" calcext:value-type="float">
            <text:p>0.00675599</text:p>
          </table:table-cell>
          <table:table-cell office:value-type="float" office:value="0.000210242" calcext:value-type="float">
            <text:p>0.000210242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362702" calcext:value-type="float">
            <text:p>362702</text:p>
          </table:table-cell>
          <table:table-cell office:value-type="float" office:value="1000" calcext:value-type="float">
            <text:p>1000</text:p>
          </table:table-cell>
          <table:table-cell office:value-type="float" office:value="362.702" calcext:value-type="float">
            <text:p>362.702</text:p>
          </table:table-cell>
          <table:table-cell office:value-type="float" office:value="3" calcext:value-type="float">
            <text:p>3</text:p>
          </table:table-cell>
          <table:table-cell office:value-type="float" office:value="7274" calcext:value-type="float">
            <text:p>7274</text:p>
          </table:table-cell>
          <table:table-cell office:value-type="float" office:value="15510" calcext:value-type="float">
            <text:p>15510</text:p>
          </table:table-cell>
          <table:table-cell office:value-type="float" office:value="1000" calcext:value-type="float">
            <text:p>1000</text:p>
          </table:table-cell>
          <table:table-cell office:value-type="float" office:value="15.51" calcext:value-type="float">
            <text:p>15.5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295" calcext:value-type="float">
            <text:p>3295</text:p>
          </table:table-cell>
          <table:table-cell office:value-type="float" office:value="1000" calcext:value-type="float">
            <text:p>1000</text:p>
          </table:table-cell>
          <table:table-cell office:value-type="float" office:value="3.295" calcext:value-type="float">
            <text:p>3.29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44" calcext:value-type="float">
            <text:p>5844</text:p>
          </table:table-cell>
          <table:table-cell office:value-type="float" office:value="1000" calcext:value-type="float">
            <text:p>1000</text:p>
          </table:table-cell>
          <table:table-cell office:value-type="float" office:value="5.844" calcext:value-type="float">
            <text:p>5.8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22" calcext:value-type="float">
            <text:p>6522</text:p>
          </table:table-cell>
          <table:table-cell office:value-type="float" office:value="1000" calcext:value-type="float">
            <text:p>1000</text:p>
          </table:table-cell>
          <table:table-cell office:value-type="float" office:value="6.522" calcext:value-type="float">
            <text:p>6.5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05" calcext:value-type="float">
            <text:p>6105</text:p>
          </table:table-cell>
          <table:table-cell office:value-type="float" office:value="1000" calcext:value-type="float">
            <text:p>1000</text:p>
          </table:table-cell>
          <table:table-cell office:value-type="float" office:value="6.105" calcext:value-type="float">
            <text:p>6.1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13" calcext:value-type="float">
            <text:p>413</text:p>
          </table:table-cell>
          <table:table-cell office:value-type="float" office:value="41.3" calcext:value-type="float">
            <text:p>41.3</text:p>
          </table:table-cell>
          <table:table-cell office:value-type="float" office:value="43305" calcext:value-type="float">
            <text:p>43305</text:p>
          </table:table-cell>
          <table:table-cell office:value-type="float" office:value="4253" calcext:value-type="float">
            <text:p>4253</text:p>
          </table:table-cell>
          <table:table-cell office:value-type="float" office:value="9.8" calcext:value-type="float">
            <text:p>9.8</text:p>
          </table:table-cell>
          <table:table-cell office:value-type="float" office:value="39052" calcext:value-type="float">
            <text:p>39052</text:p>
          </table:table-cell>
          <table:table-cell office:value-type="float" office:value="4122" calcext:value-type="float">
            <text:p>4122</text:p>
          </table:table-cell>
          <table:table-cell office:value-type="float" office:value="10.6" calcext:value-type="float">
            <text:p>10.6</text:p>
          </table:table-cell>
          <table:table-cell office:value-type="float" office:value="34930" calcext:value-type="float">
            <text:p>34930</text:p>
          </table:table-cell>
          <table:table-cell office:value-type="float" office:value="24068" calcext:value-type="float">
            <text:p>24068</text:p>
          </table:table-cell>
          <table:table-cell office:value-type="float" office:value="68.9" calcext:value-type="float">
            <text:p>68.9</text:p>
          </table:table-cell>
          <table:table-cell office:value-type="float" office:value="10862" calcext:value-type="float">
            <text:p>1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2" calcext:value-type="float">
            <text:p>10862</text:p>
          </table:table-cell>
          <table:table-cell office:value-type="float" office:value="4093" calcext:value-type="float">
            <text:p>4093</text:p>
          </table:table-cell>
          <table:table-cell office:value-type="float" office:value="37.7" calcext:value-type="float">
            <text:p>37.7</text:p>
          </table:table-cell>
          <table:table-cell table:formula="of:=LOG([.O7];2)" office:value-type="float" office:value="8.50264089036863" calcext:value-type="float">
            <text:p>8.50264089036863</text:p>
          </table:table-cell>
          <table:table-cell table:formula="of:=LOG([.Q7];2)" office:value-type="float" office:value="12.8285332104556" calcext:value-type="float">
            <text:p>12.8285332104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4847" calcext:value-type="float">
            <text:p>94847</text:p>
          </table:table-cell>
          <table:table-cell office:value-type="float" office:value="1000" calcext:value-type="float">
            <text:p>1000</text:p>
          </table:table-cell>
          <table:table-cell office:value-type="float" office:value="94.847" calcext:value-type="float">
            <text:p>94.847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4.9236" calcext:value-type="float">
            <text:p>4.9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236" calcext:value-type="float">
            <text:p>0.0049236</text:p>
          </table:table-cell>
          <table:table-cell office:value-type="float" office:value="0.000272762" calcext:value-type="float">
            <text:p>0.000272762</text:p>
          </table:table-cell>
          <table:table-cell office:value-type="float" office:value="0.0727203" calcext:value-type="float">
            <text:p>0.0727203</text:p>
          </table:table-cell>
          <table:table-cell office:value-type="float" office:value="221619" calcext:value-type="float">
            <text:p>221619</text:p>
          </table:table-cell>
          <table:table-cell office:value-type="float" office:value="1000" calcext:value-type="float">
            <text:p>1000</text:p>
          </table:table-cell>
          <table:table-cell office:value-type="float" office:value="221.619" calcext:value-type="float">
            <text:p>221.619</text:p>
          </table:table-cell>
          <table:table-cell office:value-type="float" office:value="3" calcext:value-type="float">
            <text:p>3</text:p>
          </table:table-cell>
          <table:table-cell office:value-type="float" office:value="4292" calcext:value-type="float">
            <text:p>4292</text:p>
          </table:table-cell>
          <table:table-cell office:value-type="float" office:value="8882" calcext:value-type="float">
            <text:p>8882</text:p>
          </table:table-cell>
          <table:table-cell office:value-type="float" office:value="1000" calcext:value-type="float">
            <text:p>1000</text:p>
          </table:table-cell>
          <table:table-cell office:value-type="float" office:value="8.882" calcext:value-type="float">
            <text:p>8.88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89" calcext:value-type="float">
            <text:p>2389</text:p>
          </table:table-cell>
          <table:table-cell office:value-type="float" office:value="1000" calcext:value-type="float">
            <text:p>1000</text:p>
          </table:table-cell>
          <table:table-cell office:value-type="float" office:value="2.389" calcext:value-type="float">
            <text:p>2.3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884" calcext:value-type="float">
            <text:p>6884</text:p>
          </table:table-cell>
          <table:table-cell office:value-type="float" office:value="1000" calcext:value-type="float">
            <text:p>1000</text:p>
          </table:table-cell>
          <table:table-cell office:value-type="float" office:value="6.884" calcext:value-type="float">
            <text:p>6.8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89" calcext:value-type="float">
            <text:p>7489</text:p>
          </table:table-cell>
          <table:table-cell office:value-type="float" office:value="1000" calcext:value-type="float">
            <text:p>1000</text:p>
          </table:table-cell>
          <table:table-cell office:value-type="float" office:value="7.489" calcext:value-type="float">
            <text:p>7.48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32" calcext:value-type="float">
            <text:p>7132</text:p>
          </table:table-cell>
          <table:table-cell office:value-type="float" office:value="1000" calcext:value-type="float">
            <text:p>1000</text:p>
          </table:table-cell>
          <table:table-cell office:value-type="float" office:value="7.132" calcext:value-type="float">
            <text:p>7.1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66" calcext:value-type="float">
            <text:p>466</text:p>
          </table:table-cell>
          <table:table-cell office:value-type="float" office:value="46.6" calcext:value-type="float">
            <text:p>46.6</text:p>
          </table:table-cell>
          <table:table-cell office:value-type="float" office:value="27287" calcext:value-type="float">
            <text:p>27287</text:p>
          </table:table-cell>
          <table:table-cell office:value-type="float" office:value="3016" calcext:value-type="float">
            <text:p>3016</text:p>
          </table:table-cell>
          <table:table-cell office:value-type="float" office:value="11.1" calcext:value-type="float">
            <text:p>11.1</text:p>
          </table:table-cell>
          <table:table-cell office:value-type="float" office:value="24271" calcext:value-type="float">
            <text:p>24271</text:p>
          </table:table-cell>
          <table:table-cell office:value-type="float" office:value="2717" calcext:value-type="float">
            <text:p>2717</text:p>
          </table:table-cell>
          <table:table-cell office:value-type="float" office:value="11.2" calcext:value-type="float">
            <text:p>11.2</text:p>
          </table:table-cell>
          <table:table-cell office:value-type="float" office:value="21554" calcext:value-type="float">
            <text:p>21554</text:p>
          </table:table-cell>
          <table:table-cell office:value-type="float" office:value="16033" calcext:value-type="float">
            <text:p>16033</text:p>
          </table:table-cell>
          <table:table-cell office:value-type="float" office:value="74.4" calcext:value-type="float">
            <text:p>74.4</text:p>
          </table:table-cell>
          <table:table-cell office:value-type="float" office:value="5521" calcext:value-type="float">
            <text:p>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" calcext:value-type="float">
            <text:p>5521</text:p>
          </table:table-cell>
          <table:table-cell office:value-type="float" office:value="1791" calcext:value-type="float">
            <text:p>1791</text:p>
          </table:table-cell>
          <table:table-cell office:value-type="float" office:value="32.4" calcext:value-type="float">
            <text:p>32.4</text:p>
          </table:table-cell>
          <table:table-cell table:formula="of:=LOG([.O8];2)" office:value-type="float" office:value="7.79193776263622" calcext:value-type="float">
            <text:p>7.79193776263622</text:p>
          </table:table-cell>
          <table:table-cell table:formula="of:=LOG([.Q8];2)" office:value-type="float" office:value="12.0674343607565" calcext:value-type="float">
            <text:p>12.06743436075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623" calcext:value-type="float">
            <text:p>1086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623" calcext:value-type="float">
            <text:p>108.623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2.19883" calcext:value-type="float">
            <text:p>2.19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883" calcext:value-type="float">
            <text:p>0.00219883</text:p>
          </table:table-cell>
          <table:table-cell office:value-type="float" office:value="0.000427458" calcext:value-type="float">
            <text:p>0.000427458</text:p>
          </table:table-cell>
          <table:table-cell office:value-type="float" office:value="0.0339947" calcext:value-type="float">
            <text:p>0.0339947</text:p>
          </table:table-cell>
          <table:table-cell office:value-type="float" office:value="68416" calcext:value-type="float">
            <text:p>68416</text:p>
          </table:table-cell>
          <table:table-cell office:value-type="float" office:value="1000" calcext:value-type="float">
            <text:p>1000</text:p>
          </table:table-cell>
          <table:table-cell office:value-type="float" office:value="68.416" calcext:value-type="float">
            <text:p>68.416</text:p>
          </table:table-cell>
          <table:table-cell office:value-type="float" office:value="3" calcext:value-type="float">
            <text:p>3</text:p>
          </table:table-cell>
          <table:table-cell office:value-type="float" office:value="1551" calcext:value-type="float">
            <text:p>1551</text:p>
          </table:table-cell>
          <table:table-cell office:value-type="float" office:value="2345" calcext:value-type="float">
            <text:p>2345</text:p>
          </table:table-cell>
          <table:table-cell office:value-type="float" office:value="1000" calcext:value-type="float">
            <text:p>1000</text:p>
          </table:table-cell>
          <table:table-cell office:value-type="float" office:value="2.345" calcext:value-type="float">
            <text:p>2.34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02" calcext:value-type="float">
            <text:p>8402</text:p>
          </table:table-cell>
          <table:table-cell office:value-type="float" office:value="1000" calcext:value-type="float">
            <text:p>1000</text:p>
          </table:table-cell>
          <table:table-cell office:value-type="float" office:value="8.402" calcext:value-type="float">
            <text:p>8.4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80" calcext:value-type="float">
            <text:p>8780</text:p>
          </table:table-cell>
          <table:table-cell office:value-type="float" office:value="1000" calcext:value-type="float">
            <text:p>10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530" calcext:value-type="float">
            <text:p>8530</text:p>
          </table:table-cell>
          <table:table-cell office:value-type="float" office:value="1000" calcext:value-type="float">
            <text:p>1000</text:p>
          </table:table-cell>
          <table:table-cell office:value-type="float" office:value="8.53" calcext:value-type="float">
            <text:p>8.5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651" calcext:value-type="float">
            <text:p>651</text:p>
          </table:table-cell>
          <table:table-cell office:value-type="float" office:value="65.1" calcext:value-type="float">
            <text:p>65.1</text:p>
          </table:table-cell>
          <table:table-cell office:value-type="float" office:value="8546" calcext:value-type="float">
            <text:p>8546</text:p>
          </table:table-cell>
          <table:table-cell office:value-type="float" office:value="1004" calcext:value-type="float">
            <text:p>1004</text:p>
          </table:table-cell>
          <table:table-cell office:value-type="float" office:value="11.7" calcext:value-type="float">
            <text:p>11.7</text:p>
          </table:table-cell>
          <table:table-cell office:value-type="float" office:value="7542" calcext:value-type="float">
            <text:p>7542</text:p>
          </table:table-cell>
          <table:table-cell office:value-type="float" office:value="1222" calcext:value-type="float">
            <text:p>1222</text:p>
          </table:table-cell>
          <table:table-cell office:value-type="float" office:value="16.2" calcext:value-type="float">
            <text:p>16.2</text:p>
          </table:table-cell>
          <table:table-cell office:value-type="float" office:value="6320" calcext:value-type="float">
            <text:p>6320</text:p>
          </table:table-cell>
          <table:table-cell office:value-type="float" office:value="5221" calcext:value-type="float">
            <text:p>5221</text:p>
          </table:table-cell>
          <table:table-cell office:value-type="float" office:value="82.6" calcext:value-type="float">
            <text:p>82.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49" calcext:value-type="float">
            <text:p>249</text:p>
          </table:table-cell>
          <table:table-cell office:value-type="float" office:value="22.7" calcext:value-type="float">
            <text:p>22.7</text:p>
          </table:table-cell>
          <table:table-cell table:formula="of:=LOG([.O9];2)" office:value-type="float" office:value="6.0962618530584" calcext:value-type="float">
            <text:p>6.0962618530584</text:p>
          </table:table-cell>
          <table:table-cell table:formula="of:=LOG([.Q9];2)" office:value-type="float" office:value="10.5989829710361" calcext:value-type="float">
            <text:p>10.59898297103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485" calcext:value-type="float">
            <text:p>122485</text:p>
          </table:table-cell>
          <table:table-cell office:value-type="float" office:value="1000" calcext:value-type="float">
            <text:p>1000</text:p>
          </table:table-cell>
          <table:table-cell office:value-type="float" office:value="122.485" calcext:value-type="float">
            <text:p>122.48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0.99155" calcext:value-type="float">
            <text:p>0.99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9155" calcext:value-type="float">
            <text:p>0.00099155</text:p>
          </table:table-cell>
          <table:table-cell office:value-type="float" office:value="0.000531564" calcext:value-type="float">
            <text:p>0.000531564</text:p>
          </table:table-cell>
          <table:table-cell office:value-type="float" office:value="0.00818355" calcext:value-type="float">
            <text:p>0.00818355</text:p>
          </table:table-cell>
          <table:table-cell office:value-type="float" office:value="8793" calcext:value-type="float">
            <text:p>8793</text:p>
          </table:table-cell>
          <table:table-cell office:value-type="float" office:value="1000" calcext:value-type="float">
            <text:p>1000</text:p>
          </table:table-cell>
          <table:table-cell office:value-type="float" office:value="8.793" calcext:value-type="float">
            <text:p>8.793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818" calcext:value-type="float">
            <text:p>10818</text:p>
          </table:table-cell>
          <table:table-cell office:value-type="float" office:value="1000" calcext:value-type="float">
            <text:p>1000</text:p>
          </table:table-cell>
          <table:table-cell office:value-type="float" office:value="10.818" calcext:value-type="float">
            <text:p>10.8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89" calcext:value-type="float">
            <text:p>10889</text:p>
          </table:table-cell>
          <table:table-cell office:value-type="float" office:value="1000" calcext:value-type="float">
            <text:p>1000</text:p>
          </table:table-cell>
          <table:table-cell office:value-type="float" office:value="10.889" calcext:value-type="float">
            <text:p>10.8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41" calcext:value-type="float">
            <text:p>10841</text:p>
          </table:table-cell>
          <table:table-cell office:value-type="float" office:value="1000" calcext:value-type="float">
            <text:p>1000</text:p>
          </table:table-cell>
          <table:table-cell office:value-type="float" office:value="10.841" calcext:value-type="float">
            <text:p>10.8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92.9" calcext:value-type="float">
            <text:p>92.9</text:p>
          </table:table-cell>
          <table:table-cell office:value-type="float" office:value="756" calcext:value-type="float">
            <text:p>756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.9</text:p>
          </table:table-cell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office:value-type="float" office:value="21.6" calcext:value-type="float">
            <text:p>21.6</text:p>
          </table:table-cell>
          <table:table-cell office:value-type="float" office:value="522" calcext:value-type="float">
            <text:p>522</text:p>
          </table:table-cell>
          <table:table-cell office:value-type="float" office:value="478" calcext:value-type="float">
            <text:p>478</text:p>
          </table:table-cell>
          <table:table-cell office:value-type="float" office:value="91.6" calcext:value-type="float">
            <text:p>91.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table:formula="of:=LOG([.O10];2)" office:value-type="float" office:value="3.13635546874861" calcext:value-type="float">
            <text:p>3.13635546874861</text:p>
          </table:table-cell>
          <table:table-cell table:formula="of:=LOG([.Q10];2)" office:value-type="float" office:value="8.33539035469392" calcext:value-type="float">
            <text:p>8.33539035469392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15" calcext:value-type="float">
            <text:p>15415</text:p>
          </table:table-cell>
          <table:table-cell office:value-type="float" office:value="1000" calcext:value-type="float">
            <text:p>1000</text:p>
          </table:table-cell>
          <table:table-cell office:value-type="float" office:value="15.415" calcext:value-type="float">
            <text:p>15.4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1666" calcext:value-type="float">
            <text:p>0.75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666" calcext:value-type="float">
            <text:p>0.000751666</text:p>
          </table:table-cell>
          <table:table-cell office:value-type="float" office:value="0.000086964" calcext:value-type="float">
            <text:p>8.6964E-05</text:p>
          </table:table-cell>
          <table:table-cell office:value-type="float" office:value="0.0146188" calcext:value-type="float">
            <text:p>0.0146188</text:p>
          </table:table-cell>
          <table:table-cell office:value-type="float" office:value="86338" calcext:value-type="float">
            <text:p>86338</text:p>
          </table:table-cell>
          <table:table-cell office:value-type="float" office:value="1000" calcext:value-type="float">
            <text:p>1000</text:p>
          </table:table-cell>
          <table:table-cell office:value-type="float" office:value="86.338" calcext:value-type="float">
            <text:p>86.338</text:p>
          </table:table-cell>
          <table:table-cell office:value-type="float" office:value="3" calcext:value-type="float">
            <text:p>3</text:p>
          </table:table-cell>
          <table:table-cell office:value-type="float" office:value="2293" calcext:value-type="float">
            <text:p>2293</text:p>
          </table:table-cell>
          <table:table-cell office:value-type="float" office:value="4293" calcext:value-type="float">
            <text:p>4293</text:p>
          </table:table-cell>
          <table:table-cell office:value-type="float" office:value="1000" calcext:value-type="float">
            <text:p>1000</text:p>
          </table:table-cell>
          <table:table-cell office:value-type="float" office:value="4.293" calcext:value-type="float">
            <text:p>4.29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9" calcext:value-type="float">
            <text:p>2499</text:p>
          </table:table-cell>
          <table:table-cell office:value-type="float" office:value="1000" calcext:value-type="float">
            <text:p>1000</text:p>
          </table:table-cell>
          <table:table-cell office:value-type="float" office:value="2.499" calcext:value-type="float">
            <text:p>2.4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6" calcext:value-type="float">
            <text:p>2686</text:p>
          </table:table-cell>
          <table:table-cell office:value-type="float" office:value="1000" calcext:value-type="float">
            <text:p>1000</text:p>
          </table:table-cell>
          <table:table-cell office:value-type="float" office:value="2.686" calcext:value-type="float">
            <text:p>2.6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2" calcext:value-type="float">
            <text:p>2662</text:p>
          </table:table-cell>
          <table:table-cell office:value-type="float" office:value="1000" calcext:value-type="float">
            <text:p>1000</text:p>
          </table:table-cell>
          <table:table-cell office:value-type="float" office:value="2.662" calcext:value-type="float">
            <text:p>2.6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3" calcext:value-type="float">
            <text:p>813</text:p>
          </table:table-cell>
          <table:table-cell office:value-type="float" office:value="81.3" calcext:value-type="float">
            <text:p>81.3</text:p>
          </table:table-cell>
          <table:table-cell office:value-type="float" office:value="12489" calcext:value-type="float">
            <text:p>12489</text:p>
          </table:table-cell>
          <table:table-cell office:value-type="float" office:value="2080" calcext:value-type="float">
            <text:p>2080</text:p>
          </table:table-cell>
          <table:table-cell office:value-type="float" office:value="16.7" calcext:value-type="float">
            <text:p>16.7</text:p>
          </table:table-cell>
          <table:table-cell office:value-type="float" office:value="10409" calcext:value-type="float">
            <text:p>10409</text:p>
          </table:table-cell>
          <table:table-cell office:value-type="float" office:value="4252" calcext:value-type="float">
            <text:p>4252</text:p>
          </table:table-cell>
          <table:table-cell office:value-type="float" office:value="40.8" calcext:value-type="float">
            <text:p>40.8</text:p>
          </table:table-cell>
          <table:table-cell office:value-type="float" office:value="6157" calcext:value-type="float">
            <text:p>6157</text:p>
          </table:table-cell>
          <table:table-cell office:value-type="float" office:value="3968" calcext:value-type="float">
            <text:p>3968</text:p>
          </table:table-cell>
          <table:table-cell office:value-type="float" office:value="64.4" calcext:value-type="float">
            <text:p>64.4</text:p>
          </table:table-cell>
          <table:table-cell office:value-type="float" office:value="2189" calcext:value-type="float">
            <text:p>2189</text:p>
          </table:table-cell>
          <table:table-cell office:value-type="float" office:value="2186" calcext:value-type="float">
            <text:p>218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2];2)" office:value-type="float" office:value="6.43192376837354" calcext:value-type="float">
            <text:p>6.43192376837354</text:p>
          </table:table-cell>
          <table:table-cell table:formula="of:=LOG([.Q2];2)" office:value-type="float" office:value="11.1630206395808" calcext:value-type="float">
            <text:p>11.16302063958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473" calcext:value-type="float">
            <text:p>30473</text:p>
          </table:table-cell>
          <table:table-cell office:value-type="float" office:value="1000" calcext:value-type="float">
            <text:p>1000</text:p>
          </table:table-cell>
          <table:table-cell office:value-type="float" office:value="30.473" calcext:value-type="float">
            <text:p>30.47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21" calcext:value-type="float">
            <text:p>1.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.000101657" calcext:value-type="float">
            <text:p>0.000101657</text:p>
          </table:table-cell>
          <table:table-cell office:value-type="float" office:value="0.0253163" calcext:value-type="float">
            <text:p>0.0253163</text:p>
          </table:table-cell>
          <table:table-cell office:value-type="float" office:value="141289" calcext:value-type="float">
            <text:p>141289</text:p>
          </table:table-cell>
          <table:table-cell office:value-type="float" office:value="1000" calcext:value-type="float">
            <text:p>1000</text:p>
          </table:table-cell>
          <table:table-cell office:value-type="float" office:value="141.289" calcext:value-type="float">
            <text:p>141.289</text:p>
          </table:table-cell>
          <table:table-cell office:value-type="float" office:value="3" calcext:value-type="float">
            <text:p>3</text:p>
          </table:table-cell>
          <table:table-cell office:value-type="float" office:value="3580" calcext:value-type="float">
            <text:p>3580</text:p>
          </table:table-cell>
          <table:table-cell office:value-type="float" office:value="5608" calcext:value-type="float">
            <text:p>5608</text:p>
          </table:table-cell>
          <table:table-cell office:value-type="float" office:value="1000" calcext:value-type="float">
            <text:p>1000</text:p>
          </table:table-cell>
          <table:table-cell office:value-type="float" office:value="5.608" calcext:value-type="float">
            <text:p>5.60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34" calcext:value-type="float">
            <text:p>3134</text:p>
          </table:table-cell>
          <table:table-cell office:value-type="float" office:value="1000" calcext:value-type="float">
            <text:p>1000</text:p>
          </table:table-cell>
          <table:table-cell office:value-type="float" office:value="3.134" calcext:value-type="float">
            <text:p>3.1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92" calcext:value-type="float">
            <text:p>3492</text:p>
          </table:table-cell>
          <table:table-cell office:value-type="float" office:value="1000" calcext:value-type="float">
            <text:p>1000</text:p>
          </table:table-cell>
          <table:table-cell office:value-type="float" office:value="3.492" calcext:value-type="float">
            <text:p>3.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7" calcext:value-type="float">
            <text:p>3217</text:p>
          </table:table-cell>
          <table:table-cell office:value-type="float" office:value="1000" calcext:value-type="float">
            <text:p>1000</text:p>
          </table:table-cell>
          <table:table-cell office:value-type="float" office:value="3.217" calcext:value-type="float">
            <text:p>3.2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47" calcext:value-type="float">
            <text:p>647</text:p>
          </table:table-cell>
          <table:table-cell office:value-type="float" office:value="64.7" calcext:value-type="float">
            <text:p>64.7</text:p>
          </table:table-cell>
          <table:table-cell office:value-type="float" office:value="19201" calcext:value-type="float">
            <text:p>19201</text:p>
          </table:table-cell>
          <table:table-cell office:value-type="float" office:value="2063" calcext:value-type="float">
            <text:p>2063</text:p>
          </table:table-cell>
          <table:table-cell office:value-type="float" office:value="10.7" calcext:value-type="float">
            <text:p>10.7</text:p>
          </table:table-cell>
          <table:table-cell office:value-type="float" office:value="17138" calcext:value-type="float">
            <text:p>17138</text:p>
          </table:table-cell>
          <table:table-cell office:value-type="float" office:value="6632" calcext:value-type="float">
            <text:p>6632</text:p>
          </table:table-cell>
          <table:table-cell office:value-type="float" office:value="38.7" calcext:value-type="float">
            <text:p>38.7</text:p>
          </table:table-cell>
          <table:table-cell office:value-type="float" office:value="10506" calcext:value-type="float">
            <text:p>10506</text:p>
          </table:table-cell>
          <table:table-cell office:value-type="float" office:value="7236" calcext:value-type="float">
            <text:p>7236</text:p>
          </table:table-cell>
          <table:table-cell office:value-type="float" office:value="68.9" calcext:value-type="float">
            <text:p>68.9</text:p>
          </table:table-cell>
          <table:table-cell office:value-type="float" office:value="3270" calcext:value-type="float">
            <text:p>3270</text:p>
          </table:table-cell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2649" calcext:value-type="float">
            <text:p>2649</text:p>
          </table:table-cell>
          <table:table-cell office:value-type="float" office:value="1466" calcext:value-type="float">
            <text:p>1466</text:p>
          </table:table-cell>
          <table:table-cell office:value-type="float" office:value="55.3" calcext:value-type="float">
            <text:p>55.3</text:p>
          </table:table-cell>
          <table:table-cell table:formula="of:=LOG([.O3];2)" office:value-type="float" office:value="7.14250533935885" calcext:value-type="float">
            <text:p>7.14250533935885</text:p>
          </table:table-cell>
          <table:table-cell table:formula="of:=LOG([.Q3];2)" office:value-type="float" office:value="11.8057438721516" calcext:value-type="float">
            <text:p>11.8057438721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607" calcext:value-type="float">
            <text:p>45607</text:p>
          </table:table-cell>
          <table:table-cell office:value-type="float" office:value="1000" calcext:value-type="float">
            <text:p>1000</text:p>
          </table:table-cell>
          <table:table-cell office:value-type="float" office:value="45.607" calcext:value-type="float">
            <text:p>45.60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4.10212" calcext:value-type="float">
            <text:p>4.10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0212" calcext:value-type="float">
            <text:p>0.00410212</text:p>
          </table:table-cell>
          <table:table-cell office:value-type="float" office:value="0.000123394" calcext:value-type="float">
            <text:p>0.000123394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329780" calcext:value-type="float">
            <text:p>329780</text:p>
          </table:table-cell>
          <table:table-cell office:value-type="float" office:value="1000" calcext:value-type="float">
            <text:p>1000</text:p>
          </table:table-cell>
          <table:table-cell office:value-type="float" office:value="329.78" calcext:value-type="float">
            <text:p>329.78</text:p>
          </table:table-cell>
          <table:table-cell office:value-type="float" office:value="3" calcext:value-type="float">
            <text:p>3</text:p>
          </table:table-cell>
          <table:table-cell office:value-type="float" office:value="11297" calcext:value-type="float">
            <text:p>11297</text:p>
          </table:table-cell>
          <table:table-cell office:value-type="float" office:value="12013" calcext:value-type="float">
            <text:p>12013</text:p>
          </table:table-cell>
          <table:table-cell office:value-type="float" office:value="1000" calcext:value-type="float">
            <text:p>1000</text:p>
          </table:table-cell>
          <table:table-cell office:value-type="float" office:value="12.013" calcext:value-type="float">
            <text:p>12.01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731" calcext:value-type="float">
            <text:p>1731</text:p>
          </table:table-cell>
          <table:table-cell office:value-type="float" office:value="1000" calcext:value-type="float">
            <text:p>1000</text:p>
          </table:table-cell>
          <table:table-cell office:value-type="float" office:value="1.731" calcext:value-type="float">
            <text:p>1.7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19" calcext:value-type="float">
            <text:p>3719</text:p>
          </table:table-cell>
          <table:table-cell office:value-type="float" office:value="1000" calcext:value-type="float">
            <text:p>1000</text:p>
          </table:table-cell>
          <table:table-cell office:value-type="float" office:value="3.719" calcext:value-type="float">
            <text:p>3.7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01" calcext:value-type="float">
            <text:p>4301</text:p>
          </table:table-cell>
          <table:table-cell office:value-type="float" office:value="1000" calcext:value-type="float">
            <text:p>1000</text:p>
          </table:table-cell>
          <table:table-cell office:value-type="float" office:value="4.301" calcext:value-type="float">
            <text:p>4.3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71" calcext:value-type="float">
            <text:p>3971</text:p>
          </table:table-cell>
          <table:table-cell office:value-type="float" office:value="1000" calcext:value-type="float">
            <text:p>1000</text:p>
          </table:table-cell>
          <table:table-cell office:value-type="float" office:value="3.971" calcext:value-type="float">
            <text:p>3.9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45.7" calcext:value-type="float">
            <text:p>45.7</text:p>
          </table:table-cell>
          <table:table-cell office:value-type="float" office:value="41872" calcext:value-type="float">
            <text:p>41872</text:p>
          </table:table-cell>
          <table:table-cell office:value-type="float" office:value="2832" calcext:value-type="float">
            <text:p>2832</text:p>
          </table:table-cell>
          <table:table-cell office:value-type="float" office:value="6.8" calcext:value-type="float">
            <text:p>6.8</text:p>
          </table:table-cell>
          <table:table-cell office:value-type="float" office:value="39040" calcext:value-type="float">
            <text:p>39040</text:p>
          </table:table-cell>
          <table:table-cell office:value-type="float" office:value="9313" calcext:value-type="float">
            <text:p>9313</text:p>
          </table:table-cell>
          <table:table-cell office:value-type="float" office:value="23.9" calcext:value-type="float">
            <text:p>23.9</text:p>
          </table:table-cell>
          <table:table-cell office:value-type="float" office:value="29727" calcext:value-type="float">
            <text:p>29727</text:p>
          </table:table-cell>
          <table:table-cell office:value-type="float" office:value="20873" calcext:value-type="float">
            <text:p>20873</text:p>
          </table:table-cell>
          <table:table-cell office:value-type="float" office:value="70.2" calcext:value-type="float">
            <text:p>70.2</text:p>
          </table:table-cell>
          <table:table-cell office:value-type="float" office:value="8854" calcext:value-type="float">
            <text:p>8854</text:p>
          </table:table-cell>
          <table:table-cell office:value-type="float" office:value="576" calcext:value-type="float">
            <text:p>576</text:p>
          </table:table-cell>
          <table:table-cell office:value-type="float" office:value="6.5" calcext:value-type="float">
            <text:p>6.5</text:p>
          </table:table-cell>
          <table:table-cell office:value-type="float" office:value="8278" calcext:value-type="float">
            <text:p>8278</text:p>
          </table:table-cell>
          <table:table-cell office:value-type="float" office:value="5069" calcext:value-type="float">
            <text:p>5069</text:p>
          </table:table-cell>
          <table:table-cell office:value-type="float" office:value="61.2" calcext:value-type="float">
            <text:p>61.2</text:p>
          </table:table-cell>
          <table:table-cell table:formula="of:=LOG([.O4];2)" office:value-type="float" office:value="8.36536009681043" calcext:value-type="float">
            <text:p>8.36536009681043</text:p>
          </table:table-cell>
          <table:table-cell table:formula="of:=LOG([.Q4];2)" office:value-type="float" office:value="13.4636520849555" calcext:value-type="float">
            <text:p>13.4636520849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893" calcext:value-type="float">
            <text:p>61893</text:p>
          </table:table-cell>
          <table:table-cell office:value-type="float" office:value="1000" calcext:value-type="float">
            <text:p>1000</text:p>
          </table:table-cell>
          <table:table-cell office:value-type="float" office:value="61.893" calcext:value-type="float">
            <text:p>61.893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8.26586" calcext:value-type="float">
            <text:p>8.26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6586" calcext:value-type="float">
            <text:p>0.00826586</text:p>
          </table:table-cell>
          <table:table-cell office:value-type="float" office:value="0.000172191" calcext:value-type="float">
            <text:p>0.000172191</text:p>
          </table:table-cell>
          <table:table-cell office:value-type="float" office:value="0.150254" calcext:value-type="float">
            <text:p>0.150254</text:p>
          </table:table-cell>
          <table:table-cell office:value-type="float" office:value="578400" calcext:value-type="float">
            <text:p>578400</text:p>
          </table:table-cell>
          <table:table-cell office:value-type="float" office:value="1000" calcext:value-type="float">
            <text:p>1000</text:p>
          </table:table-cell>
          <table:table-cell office:value-type="float" office:value="578.4" calcext:value-type="float">
            <text:p>578.4</text:p>
          </table:table-cell>
          <table:table-cell office:value-type="float" office:value="3" calcext:value-type="float">
            <text:p>3</text:p>
          </table:table-cell>
          <table:table-cell office:value-type="float" office:value="10800" calcext:value-type="float">
            <text:p>10800</text:p>
          </table:table-cell>
          <table:table-cell office:value-type="float" office:value="24664" calcext:value-type="float">
            <text:p>24664</text:p>
          </table:table-cell>
          <table:table-cell office:value-type="float" office:value="1000" calcext:value-type="float">
            <text:p>1000</text:p>
          </table:table-cell>
          <table:table-cell office:value-type="float" office:value="24.664" calcext:value-type="float">
            <text:p>24.664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3722" calcext:value-type="float">
            <text:p>3722</text:p>
          </table:table-cell>
          <table:table-cell office:value-type="float" office:value="1000" calcext:value-type="float">
            <text:p>1000</text:p>
          </table:table-cell>
          <table:table-cell office:value-type="float" office:value="3.722" calcext:value-type="float">
            <text:p>3.7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12" calcext:value-type="float">
            <text:p>4412</text:p>
          </table:table-cell>
          <table:table-cell office:value-type="float" office:value="1000" calcext:value-type="float">
            <text:p>1000</text:p>
          </table:table-cell>
          <table:table-cell office:value-type="float" office:value="4.412" calcext:value-type="float">
            <text:p>4.4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14" calcext:value-type="float">
            <text:p>5114</text:p>
          </table:table-cell>
          <table:table-cell office:value-type="float" office:value="1000" calcext:value-type="float">
            <text:p>1000</text:p>
          </table:table-cell>
          <table:table-cell office:value-type="float" office:value="5.114" calcext:value-type="float">
            <text:p>5.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94" calcext:value-type="float">
            <text:p>4694</text:p>
          </table:table-cell>
          <table:table-cell office:value-type="float" office:value="1000" calcext:value-type="float">
            <text:p>1000</text:p>
          </table:table-cell>
          <table:table-cell office:value-type="float" office:value="4.694" calcext:value-type="float">
            <text:p>4.6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68" calcext:value-type="float">
            <text:p>368</text:p>
          </table:table-cell>
          <table:table-cell office:value-type="float" office:value="36.8" calcext:value-type="float">
            <text:p>36.8</text:p>
          </table:table-cell>
          <table:table-cell office:value-type="float" office:value="68301" calcext:value-type="float">
            <text:p>68301</text:p>
          </table:table-cell>
          <table:table-cell office:value-type="float" office:value="5446" calcext:value-type="float">
            <text:p>5446</text:p>
          </table:table-cell>
          <table:table-cell office:value-type="float" office:value="8" calcext:value-type="float">
            <text:p>8</text:p>
          </table:table-cell>
          <table:table-cell office:value-type="float" office:value="62855" calcext:value-type="float">
            <text:p>62855</text:p>
          </table:table-cell>
          <table:table-cell office:value-type="float" office:value="7887" calcext:value-type="float">
            <text:p>7887</text:p>
          </table:table-cell>
          <table:table-cell office:value-type="float" office:value="12.5" calcext:value-type="float">
            <text:p>12.5</text:p>
          </table:table-cell>
          <table:table-cell office:value-type="float" office:value="54968" calcext:value-type="float">
            <text:p>54968</text:p>
          </table:table-cell>
          <table:table-cell office:value-type="float" office:value="36158" calcext:value-type="float">
            <text:p>36158</text:p>
          </table:table-cell>
          <table:table-cell office:value-type="float" office:value="65.8" calcext:value-type="float">
            <text:p>65.8</text:p>
          </table:table-cell>
          <table:table-cell office:value-type="float" office:value="18810" calcext:value-type="float">
            <text:p>1881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795" calcext:value-type="float">
            <text:p>18795</text:p>
          </table:table-cell>
          <table:table-cell office:value-type="float" office:value="8452" calcext:value-type="float">
            <text:p>8452</text:p>
          </table:table-cell>
          <table:table-cell office:value-type="float" office:value="45" calcext:value-type="float">
            <text:p>45</text:p>
          </table:table-cell>
          <table:table-cell table:formula="of:=LOG([.O5];2)" office:value-type="float" office:value="9.17592374206376" calcext:value-type="float">
            <text:p>9.17592374206376</text:p>
          </table:table-cell>
          <table:table-cell table:formula="of:=LOG([.Q5];2)" office:value-type="float" office:value="13.3987436919382" calcext:value-type="float">
            <text:p>13.39874369193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576" calcext:value-type="float">
            <text:p>76576</text:p>
          </table:table-cell>
          <table:table-cell office:value-type="float" office:value="1000" calcext:value-type="float">
            <text:p>1000</text:p>
          </table:table-cell>
          <table:table-cell office:value-type="float" office:value="76.576" calcext:value-type="float">
            <text:p>76.57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3.6141" calcext:value-type="float">
            <text:p>13.6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136141" calcext:value-type="float">
            <text:p>0.0136141</text:p>
          </table:table-cell>
          <table:table-cell office:value-type="float" office:value="0.000233367" calcext:value-type="float">
            <text:p>0.000233367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789135" calcext:value-type="float">
            <text:p>789135</text:p>
          </table:table-cell>
          <table:table-cell office:value-type="float" office:value="1000" calcext:value-type="float">
            <text:p>1000</text:p>
          </table:table-cell>
          <table:table-cell office:value-type="float" office:value="789.135" calcext:value-type="float">
            <text:p>789.135</text:p>
          </table:table-cell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 office:value-type="float" office:value="34506" calcext:value-type="float">
            <text:p>34506</text:p>
          </table:table-cell>
          <table:table-cell office:value-type="float" office:value="1000" calcext:value-type="float">
            <text:p>1000</text:p>
          </table:table-cell>
          <table:table-cell office:value-type="float" office:value="34.506" calcext:value-type="float">
            <text:p>34.506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140" calcext:value-type="float">
            <text:p>5140</text:p>
          </table:table-cell>
          <table:table-cell office:value-type="float" office:value="1000" calcext:value-type="float">
            <text:p>1000</text:p>
          </table:table-cell>
          <table:table-cell office:value-type="float" office:value="5.14" calcext:value-type="float">
            <text:p>5.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04" calcext:value-type="float">
            <text:p>5104</text:p>
          </table:table-cell>
          <table:table-cell office:value-type="float" office:value="1000" calcext:value-type="float">
            <text:p>1000</text:p>
          </table:table-cell>
          <table:table-cell office:value-type="float" office:value="5.104" calcext:value-type="float">
            <text:p>5.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13" calcext:value-type="float">
            <text:p>5913</text:p>
          </table:table-cell>
          <table:table-cell office:value-type="float" office:value="1000" calcext:value-type="float">
            <text:p>1000</text:p>
          </table:table-cell>
          <table:table-cell office:value-type="float" office:value="5.913" calcext:value-type="float">
            <text:p>5.9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2" calcext:value-type="float">
            <text:p>5432</text:p>
          </table:table-cell>
          <table:table-cell office:value-type="float" office:value="1000" calcext:value-type="float">
            <text:p>1000</text:p>
          </table:table-cell>
          <table:table-cell office:value-type="float" office:value="5.432" calcext:value-type="float">
            <text:p>5.4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float" office:value="92243" calcext:value-type="float">
            <text:p>92243</text:p>
          </table:table-cell>
          <table:table-cell office:value-type="float" office:value="7993" calcext:value-type="float">
            <text:p>7993</text:p>
          </table:table-cell>
          <table:table-cell office:value-type="float" office:value="8.7" calcext:value-type="float">
            <text:p>8.7</text:p>
          </table:table-cell>
          <table:table-cell office:value-type="float" office:value="84250" calcext:value-type="float">
            <text:p>84250</text:p>
          </table:table-cell>
          <table:table-cell office:value-type="float" office:value="6905" calcext:value-type="float">
            <text:p>6905</text:p>
          </table:table-cell>
          <table:table-cell office:value-type="float" office:value="8.2" calcext:value-type="float">
            <text:p>8.2</text:p>
          </table:table-cell>
          <table:table-cell office:value-type="float" office:value="77345" calcext:value-type="float">
            <text:p>77345</text:p>
          </table:table-cell>
          <table:table-cell office:value-type="float" office:value="51291" calcext:value-type="float">
            <text:p>51291</text:p>
          </table:table-cell>
          <table:table-cell office:value-type="float" office:value="66.3" calcext:value-type="float">
            <text:p>66.3</text:p>
          </table:table-cell>
          <table:table-cell office:value-type="float" office:value="26054" calcext:value-type="float">
            <text:p>2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54" calcext:value-type="float">
            <text:p>26054</text:p>
          </table:table-cell>
          <table:table-cell office:value-type="float" office:value="10540" calcext:value-type="float">
            <text:p>10540</text:p>
          </table:table-cell>
          <table:table-cell office:value-type="float" office:value="40.5" calcext:value-type="float">
            <text:p>40.5</text:p>
          </table:table-cell>
          <table:table-cell table:formula="of:=LOG([.O6];2)" office:value-type="float" office:value="9.62412831785898" calcext:value-type="float">
            <text:p>9.62412831785898</text:p>
          </table:table-cell>
          <table:table-cell table:formula="of:=LOG([.Q6];2)" office:value-type="float" office:value="13.1199137854523" calcext:value-type="float">
            <text:p>13.1199137854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775" calcext:value-type="float">
            <text:p>91775</text:p>
          </table:table-cell>
          <table:table-cell office:value-type="float" office:value="1000" calcext:value-type="float">
            <text:p>1000</text:p>
          </table:table-cell>
          <table:table-cell office:value-type="float" office:value="91.775" calcext:value-type="float">
            <text:p>91.77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2.9392" calcext:value-type="float">
            <text:p>12.9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392" calcext:value-type="float">
            <text:p>0.0129392</text:p>
          </table:table-cell>
          <table:table-cell office:value-type="float" office:value="0.000318378" calcext:value-type="float">
            <text:p>0.000318378</text:p>
          </table:table-cell>
          <table:table-cell office:value-type="float" office:value="0.202778" calcext:value-type="float">
            <text:p>0.202778</text:p>
          </table:table-cell>
          <table:table-cell office:value-type="float" office:value="634699" calcext:value-type="float">
            <text:p>634699</text:p>
          </table:table-cell>
          <table:table-cell office:value-type="float" office:value="1000" calcext:value-type="float">
            <text:p>1000</text:p>
          </table:table-cell>
          <table:table-cell office:value-type="float" office:value="634.699" calcext:value-type="float">
            <text:p>634.699</text:p>
          </table:table-cell>
          <table:table-cell office:value-type="float" office:value="3" calcext:value-type="float">
            <text:p>3</text:p>
          </table:table-cell>
          <table:table-cell office:value-type="float" office:value="11372" calcext:value-type="float">
            <text:p>11372</text:p>
          </table:table-cell>
          <table:table-cell office:value-type="float" office:value="27667" calcext:value-type="float">
            <text:p>27667</text:p>
          </table:table-cell>
          <table:table-cell office:value-type="float" office:value="1000" calcext:value-type="float">
            <text:p>1000</text:p>
          </table:table-cell>
          <table:table-cell office:value-type="float" office:value="27.667" calcext:value-type="float">
            <text:p>27.667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601" calcext:value-type="float">
            <text:p>4601</text:p>
          </table:table-cell>
          <table:table-cell office:value-type="float" office:value="1000" calcext:value-type="float">
            <text:p>1000</text:p>
          </table:table-cell>
          <table:table-cell office:value-type="float" office:value="4.601" calcext:value-type="float">
            <text:p>4.6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86" calcext:value-type="float">
            <text:p>5986</text:p>
          </table:table-cell>
          <table:table-cell office:value-type="float" office:value="1000" calcext:value-type="float">
            <text:p>1000</text:p>
          </table:table-cell>
          <table:table-cell office:value-type="float" office:value="5.986" calcext:value-type="float">
            <text:p>5.9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96" calcext:value-type="float">
            <text:p>6796</text:p>
          </table:table-cell>
          <table:table-cell office:value-type="float" office:value="1000" calcext:value-type="float">
            <text:p>1000</text:p>
          </table:table-cell>
          <table:table-cell office:value-type="float" office:value="6.796" calcext:value-type="float">
            <text:p>6.7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94" calcext:value-type="float">
            <text:p>6294</text:p>
          </table:table-cell>
          <table:table-cell office:value-type="float" office:value="1000" calcext:value-type="float">
            <text:p>1000</text:p>
          </table:table-cell>
          <table:table-cell office:value-type="float" office:value="6.294" calcext:value-type="float">
            <text:p>6.2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32.5" calcext:value-type="float">
            <text:p>32.5</text:p>
          </table:table-cell>
          <table:table-cell office:value-type="float" office:value="74688" calcext:value-type="float">
            <text:p>74688</text:p>
          </table:table-cell>
          <table:table-cell office:value-type="float" office:value="6964" calcext:value-type="float">
            <text:p>6964</text:p>
          </table:table-cell>
          <table:table-cell office:value-type="float" office:value="9.3" calcext:value-type="float">
            <text:p>9.3</text:p>
          </table:table-cell>
          <table:table-cell office:value-type="float" office:value="67724" calcext:value-type="float">
            <text:p>67724</text:p>
          </table:table-cell>
          <table:table-cell office:value-type="float" office:value="5142" calcext:value-type="float">
            <text:p>5142</text:p>
          </table:table-cell>
          <table:table-cell office:value-type="float" office:value="7.6" calcext:value-type="float">
            <text:p>7.6</text:p>
          </table:table-cell>
          <table:table-cell office:value-type="float" office:value="62582" calcext:value-type="float">
            <text:p>62582</text:p>
          </table:table-cell>
          <table:table-cell office:value-type="float" office:value="42355" calcext:value-type="float">
            <text:p>42355</text:p>
          </table:table-cell>
          <table:table-cell office:value-type="float" office:value="67.7" calcext:value-type="float">
            <text:p>67.7</text:p>
          </table:table-cell>
          <table:table-cell office:value-type="float" office:value="20227" calcext:value-type="float">
            <text:p>2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7" calcext:value-type="float">
            <text:p>20227</text:p>
          </table:table-cell>
          <table:table-cell office:value-type="float" office:value="7573" calcext:value-type="float">
            <text:p>7573</text:p>
          </table:table-cell>
          <table:table-cell office:value-type="float" office:value="37.4" calcext:value-type="float">
            <text:p>37.4</text:p>
          </table:table-cell>
          <table:table-cell table:formula="of:=LOG([.O7];2)" office:value-type="float" office:value="9.30992875935906" calcext:value-type="float">
            <text:p>9.30992875935906</text:p>
          </table:table-cell>
          <table:table-cell table:formula="of:=LOG([.Q7];2)" office:value-type="float" office:value="13.4731983836775" calcext:value-type="float">
            <text:p>13.47319838367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00" calcext:value-type="float">
            <text:p>1000</text:p>
          </table:table-cell>
          <table:table-cell office:value-type="float" office:value="107.038" calcext:value-type="float">
            <text:p>107.038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7.84814" calcext:value-type="float">
            <text:p>7.84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4814" calcext:value-type="float">
            <text:p>0.00784814</text:p>
          </table:table-cell>
          <table:table-cell office:value-type="float" office:value="0.000376267" calcext:value-type="float">
            <text:p>0.000376267</text:p>
          </table:table-cell>
          <table:table-cell office:value-type="float" office:value="0.0889326" calcext:value-type="float">
            <text:p>0.0889326</text:p>
          </table:table-cell>
          <table:table-cell office:value-type="float" office:value="319292" calcext:value-type="float">
            <text:p>319292</text:p>
          </table:table-cell>
          <table:table-cell office:value-type="float" office:value="1000" calcext:value-type="float">
            <text:p>1000</text:p>
          </table:table-cell>
          <table:table-cell office:value-type="float" office:value="319.292" calcext:value-type="float">
            <text:p>319.292</text:p>
          </table:table-cell>
          <table:table-cell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12993" calcext:value-type="float">
            <text:p>12993</text:p>
          </table:table-cell>
          <table:table-cell office:value-type="float" office:value="1000" calcext:value-type="float">
            <text:p>1000</text:p>
          </table:table-cell>
          <table:table-cell office:value-type="float" office:value="12.993" calcext:value-type="float">
            <text:p>12.9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68" calcext:value-type="float">
            <text:p>3068</text:p>
          </table:table-cell>
          <table:table-cell office:value-type="float" office:value="1000" calcext:value-type="float">
            <text:p>1000</text:p>
          </table:table-cell>
          <table:table-cell office:value-type="float" office:value="3.068" calcext:value-type="float">
            <text:p>3.06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12" calcext:value-type="float">
            <text:p>7112</text:p>
          </table:table-cell>
          <table:table-cell office:value-type="float" office:value="1000" calcext:value-type="float">
            <text:p>1000</text:p>
          </table:table-cell>
          <table:table-cell office:value-type="float" office:value="7.112" calcext:value-type="float">
            <text:p>7.1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11" calcext:value-type="float">
            <text:p>7811</text:p>
          </table:table-cell>
          <table:table-cell office:value-type="float" office:value="1000" calcext:value-type="float">
            <text:p>1000</text:p>
          </table:table-cell>
          <table:table-cell office:value-type="float" office:value="7.811" calcext:value-type="float">
            <text:p>7.8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382" calcext:value-type="float">
            <text:p>7382</text:p>
          </table:table-cell>
          <table:table-cell office:value-type="float" office:value="1000" calcext:value-type="float">
            <text:p>1000</text:p>
          </table:table-cell>
          <table:table-cell office:value-type="float" office:value="7.382" calcext:value-type="float">
            <text:p>7.3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40.2" calcext:value-type="float">
            <text:p>40.2</text:p>
          </table:table-cell>
          <table:table-cell office:value-type="float" office:value="38928" calcext:value-type="float">
            <text:p>38928</text:p>
          </table:table-cell>
          <table:table-cell office:value-type="float" office:value="4083" calcext:value-type="float">
            <text:p>4083</text:p>
          </table:table-cell>
          <table:table-cell office:value-type="float" office:value="10.5" calcext:value-type="float">
            <text:p>10.5</text:p>
          </table:table-cell>
          <table:table-cell office:value-type="float" office:value="34845" calcext:value-type="float">
            <text:p>34845</text:p>
          </table:table-cell>
          <table:table-cell office:value-type="float" office:value="3255" calcext:value-type="float">
            <text:p>3255</text:p>
          </table:table-cell>
          <table:table-cell office:value-type="float" office:value="9.3" calcext:value-type="float">
            <text:p>9.3</text:p>
          </table:table-cell>
          <table:table-cell office:value-type="float" office:value="31590" calcext:value-type="float">
            <text:p>31590</text:p>
          </table:table-cell>
          <table:table-cell office:value-type="float" office:value="23088" calcext:value-type="float">
            <text:p>23088</text:p>
          </table:table-cell>
          <table:table-cell office:value-type="float" office:value="73.1" calcext:value-type="float">
            <text:p>73.1</text:p>
          </table:table-cell>
          <table:table-cell office:value-type="float" office:value="8502" calcext:value-type="float">
            <text:p>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2" calcext:value-type="float">
            <text:p>8502</text:p>
          </table:table-cell>
          <table:table-cell office:value-type="float" office:value="2787" calcext:value-type="float">
            <text:p>2787</text:p>
          </table:table-cell>
          <table:table-cell office:value-type="float" office:value="32.8" calcext:value-type="float">
            <text:p>32.8</text:p>
          </table:table-cell>
          <table:table-cell table:formula="of:=LOG([.O8];2)" office:value-type="float" office:value="8.31873259578353" calcext:value-type="float">
            <text:p>8.31873259578353</text:p>
          </table:table-cell>
          <table:table-cell table:formula="of:=LOG([.Q8];2)" office:value-type="float" office:value="11.9762060901486" calcext:value-type="float">
            <text:p>11.97620609014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194" calcext:value-type="float">
            <text:p>122194</text:p>
          </table:table-cell>
          <table:table-cell office:value-type="float" office:value="1000" calcext:value-type="float">
            <text:p>1000</text:p>
          </table:table-cell>
          <table:table-cell office:value-type="float" office:value="122.194" calcext:value-type="float">
            <text:p>122.194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3.48475" calcext:value-type="float">
            <text:p>3.48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8475" calcext:value-type="float">
            <text:p>0.00348475</text:p>
          </table:table-cell>
          <table:table-cell office:value-type="float" office:value="0.000516082" calcext:value-type="float">
            <text:p>0.000516082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106364" calcext:value-type="float">
            <text:p>106364</text:p>
          </table:table-cell>
          <table:table-cell office:value-type="float" office:value="1000" calcext:value-type="float">
            <text:p>1000</text:p>
          </table:table-cell>
          <table:table-cell office:value-type="float" office:value="106.364" calcext:value-type="float">
            <text:p>106.364</text:p>
          </table:table-cell>
          <table:table-cell office:value-type="float" office:value="3" calcext:value-type="float">
            <text:p>3</text:p>
          </table:table-cell>
          <table:table-cell office:value-type="float" office:value="4073" calcext:value-type="float">
            <text:p>4073</text:p>
          </table:table-cell>
          <table:table-cell office:value-type="float" office:value="3772" calcext:value-type="float">
            <text:p>3772</text:p>
          </table:table-cell>
          <table:table-cell office:value-type="float" office:value="1000" calcext:value-type="float">
            <text:p>1000</text:p>
          </table:table-cell>
          <table:table-cell office:value-type="float" office:value="3.772" calcext:value-type="float">
            <text:p>3.77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1.263" calcext:value-type="float">
            <text:p>1.2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86" calcext:value-type="float">
            <text:p>8686</text:p>
          </table:table-cell>
          <table:table-cell office:value-type="float" office:value="1000" calcext:value-type="float">
            <text:p>1000</text:p>
          </table:table-cell>
          <table:table-cell office:value-type="float" office:value="8.686" calcext:value-type="float">
            <text:p>8.68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135" calcext:value-type="float">
            <text:p>9135</text:p>
          </table:table-cell>
          <table:table-cell office:value-type="float" office:value="1000" calcext:value-type="float">
            <text:p>1000</text:p>
          </table:table-cell>
          <table:table-cell office:value-type="float" office:value="9.135" calcext:value-type="float">
            <text:p>9.1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48" calcext:value-type="float">
            <text:p>8848</text:p>
          </table:table-cell>
          <table:table-cell office:value-type="float" office:value="1000" calcext:value-type="float">
            <text:p>1000</text:p>
          </table:table-cell>
          <table:table-cell office:value-type="float" office:value="8.848" calcext:value-type="float">
            <text:p>8.8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93" calcext:value-type="float">
            <text:p>593</text:p>
          </table:table-cell>
          <table:table-cell office:value-type="float" office:value="59.3" calcext:value-type="float">
            <text:p>59.3</text:p>
          </table:table-cell>
          <table:table-cell office:value-type="float" office:value="13368" calcext:value-type="float">
            <text:p>13368</text:p>
          </table:table-cell>
          <table:table-cell office:value-type="float" office:value="1522" calcext:value-type="float">
            <text:p>1522</text:p>
          </table:table-cell>
          <table:table-cell office:value-type="float" office:value="11.4" calcext:value-type="float">
            <text:p>11.4</text:p>
          </table:table-cell>
          <table:table-cell office:value-type="float" office:value="11846" calcext:value-type="float">
            <text:p>11846</text:p>
          </table:table-cell>
          <table:table-cell office:value-type="float" office:value="1584" calcext:value-type="float">
            <text:p>1584</text:p>
          </table:table-cell>
          <table:table-cell office:value-type="float" office:value="13.4" calcext:value-type="float">
            <text:p>13.4</text:p>
          </table:table-cell>
          <table:table-cell office:value-type="float" office:value="10262" calcext:value-type="float">
            <text:p>10262</text:p>
          </table:table-cell>
          <table:table-cell office:value-type="float" office:value="8292" calcext:value-type="float">
            <text:p>8292</text:p>
          </table:table-cell>
          <table:table-cell office:value-type="float" office:value="80.8" calcext:value-type="float">
            <text:p>80.8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469" calcext:value-type="float">
            <text:p>469</text:p>
          </table:table-cell>
          <table:table-cell office:value-type="float" office:value="23.8" calcext:value-type="float">
            <text:p>23.8</text:p>
          </table:table-cell>
          <table:table-cell table:formula="of:=LOG([.O9];2)" office:value-type="float" office:value="6.73286612811578" calcext:value-type="float">
            <text:p>6.73286612811578</text:p>
          </table:table-cell>
          <table:table-cell table:formula="of:=LOG([.Q9];2)" office:value-type="float" office:value="11.9918760990034" calcext:value-type="float">
            <text:p>11.9918760990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693" calcext:value-type="float">
            <text:p>137693</text:p>
          </table:table-cell>
          <table:table-cell office:value-type="float" office:value="1000" calcext:value-type="float">
            <text:p>1000</text:p>
          </table:table-cell>
          <table:table-cell office:value-type="float" office:value="137.693" calcext:value-type="float">
            <text:p>137.693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.28149" calcext:value-type="float">
            <text:p>1.281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149" calcext:value-type="float">
            <text:p>0.00128149</text:p>
          </table:table-cell>
          <table:table-cell office:value-type="float" office:value="0.000722535" calcext:value-type="float">
            <text:p>0.000722535</text:p>
          </table:table-cell>
          <table:table-cell office:value-type="float" office:value="0.0136075" calcext:value-type="float">
            <text:p>0.0136075</text:p>
          </table:table-cell>
          <table:table-cell office:value-type="float" office:value="12065" calcext:value-type="float">
            <text:p>12065</text:p>
          </table:table-cell>
          <table:table-cell office:value-type="float" office:value="1000" calcext:value-type="float">
            <text:p>1000</text:p>
          </table:table-cell>
          <table:table-cell office:value-type="float" office:value="12.065" calcext:value-type="float">
            <text:p>12.065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28" calcext:value-type="float">
            <text:p>11228</text:p>
          </table:table-cell>
          <table:table-cell office:value-type="float" office:value="1000" calcext:value-type="float">
            <text:p>1000</text:p>
          </table:table-cell>
          <table:table-cell office:value-type="float" office:value="11.228" calcext:value-type="float">
            <text:p>11.2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330" calcext:value-type="float">
            <text:p>11330</text:p>
          </table:table-cell>
          <table:table-cell office:value-type="float" office:value="1000" calcext:value-type="float">
            <text:p>1000</text:p>
          </table:table-cell>
          <table:table-cell office:value-type="float" office:value="11.33" calcext:value-type="float">
            <text:p>11.3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261" calcext:value-type="float">
            <text:p>11261</text:p>
          </table:table-cell>
          <table:table-cell office:value-type="float" office:value="1000" calcext:value-type="float">
            <text:p>1000</text:p>
          </table:table-cell>
          <table:table-cell office:value-type="float" office:value="11.261" calcext:value-type="float">
            <text:p>11.26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11.4" calcext:value-type="float">
            <text:p>11.4</text:p>
          </table:table-cell>
          <table:table-cell office:value-type="float" office:value="1063" calcext:value-type="float">
            <text:p>1063</text:p>
          </table:table-cell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.3</text:p>
          </table:table-cell>
          <table:table-cell office:value-type="float" office:value="847" calcext:value-type="float">
            <text:p>847</text:p>
          </table:table-cell>
          <table:table-cell office:value-type="float" office:value="782" calcext:value-type="float">
            <text:p>782</text:p>
          </table:table-cell>
          <table:table-cell office:value-type="float" office:value="92.3" calcext:value-type="float">
            <text:p>92.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table:formula="of:=LOG([.O10];2)" office:value-type="float" office:value="3.59275601044103" calcext:value-type="float">
            <text:p>3.59275601044103</text:p>
          </table:table-cell>
          <table:table-cell table:formula="of:=LOG([.Q10];2)" office:value-type="float" office:value="8.80413102118332" calcext:value-type="float">
            <text:p>8.80413102118332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51" calcext:value-type="float">
            <text:p>17151</text:p>
          </table:table-cell>
          <table:table-cell office:value-type="float" office:value="1000" calcext:value-type="float">
            <text:p>1000</text:p>
          </table:table-cell>
          <table:table-cell office:value-type="float" office:value="17.151" calcext:value-type="float">
            <text:p>17.15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83664" calcext:value-type="float">
            <text:p>0.983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3664" calcext:value-type="float">
            <text:p>0.000983664</text:p>
          </table:table-cell>
          <table:table-cell office:value-type="float" office:value="0.000093089" calcext:value-type="float">
            <text:p>9.3089E-05</text:p>
          </table:table-cell>
          <table:table-cell office:value-type="float" office:value="0.0184342" calcext:value-type="float">
            <text:p>0.0184342</text:p>
          </table:table-cell>
          <table:table-cell office:value-type="float" office:value="113137" calcext:value-type="float">
            <text:p>113137</text:p>
          </table:table-cell>
          <table:table-cell office:value-type="float" office:value="1000" calcext:value-type="float">
            <text:p>1000</text:p>
          </table:table-cell>
          <table:table-cell office:value-type="float" office:value="113.137" calcext:value-type="float">
            <text:p>113.137</text:p>
          </table:table-cell>
          <table:table-cell office:value-type="float" office:value="3" calcext:value-type="float">
            <text:p>3</text:p>
          </table:table-cell>
          <table:table-cell office:value-type="float" office:value="2698" calcext:value-type="float">
            <text:p>2698</text:p>
          </table:table-cell>
          <table:table-cell office:value-type="float" office:value="5147" calcext:value-type="float">
            <text:p>5147</text:p>
          </table:table-cell>
          <table:table-cell office:value-type="float" office:value="1000" calcext:value-type="float">
            <text:p>1000</text:p>
          </table:table-cell>
          <table:table-cell office:value-type="float" office:value="5.147" calcext:value-type="float">
            <text:p>5.14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1" calcext:value-type="float">
            <text:p>2561</text:p>
          </table:table-cell>
          <table:table-cell office:value-type="float" office:value="1000" calcext:value-type="float">
            <text:p>1000</text:p>
          </table:table-cell>
          <table:table-cell office:value-type="float" office:value="2.561" calcext:value-type="float">
            <text:p>2.5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0" calcext:value-type="float">
            <text:p>2750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1000" calcext:value-type="float">
            <text:p>1000</text:p>
          </table:table-cell>
          <table:table-cell office:value-type="float" office:value="2.725" calcext:value-type="float">
            <text:p>2.7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1" calcext:value-type="float">
            <text:p>811</text:p>
          </table:table-cell>
          <table:table-cell office:value-type="float" office:value="81.1" calcext:value-type="float">
            <text:p>81.1</text:p>
          </table:table-cell>
          <table:table-cell office:value-type="float" office:value="16228" calcext:value-type="float">
            <text:p>16228</text:p>
          </table:table-cell>
          <table:table-cell office:value-type="float" office:value="2236" calcext:value-type="float">
            <text:p>2236</text:p>
          </table:table-cell>
          <table:table-cell office:value-type="float" office:value="13.8" calcext:value-type="float">
            <text:p>13.8</text:p>
          </table:table-cell>
          <table:table-cell office:value-type="float" office:value="13992" calcext:value-type="float">
            <text:p>13992</text:p>
          </table:table-cell>
          <table:table-cell office:value-type="float" office:value="5112" calcext:value-type="float">
            <text:p>5112</text:p>
          </table:table-cell>
          <table:table-cell office:value-type="float" office:value="36.5" calcext:value-type="float">
            <text:p>36.5</text:p>
          </table:table-cell>
          <table:table-cell office:value-type="float" office:value="8880" calcext:value-type="float">
            <text:p>8880</text:p>
          </table:table-cell>
          <table:table-cell office:value-type="float" office:value="5994" calcext:value-type="float">
            <text:p>5994</text:p>
          </table:table-cell>
          <table:table-cell office:value-type="float" office:value="67.5" calcext:value-type="float">
            <text:p>67.5</text:p>
          </table:table-cell>
          <table:table-cell office:value-type="float" office:value="2886" calcext:value-type="float">
            <text:p>2886</text:p>
          </table:table-cell>
          <table:table-cell office:value-type="float" office:value="2880" calcext:value-type="float">
            <text:p>2880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7" calcext:value-type="float">
            <text:p>66.7</text:p>
          </table:table-cell>
          <table:table-cell table:formula="of:=LOG([.O2];2)" office:value-type="float" office:value="6.82192701111825" calcext:value-type="float">
            <text:p>6.82192701111825</text:p>
          </table:table-cell>
          <table:table-cell table:formula="of:=LOG([.Q2];2)" office:value-type="float" office:value="11.3976746329483" calcext:value-type="float">
            <text:p>11.39767463294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191" calcext:value-type="float">
            <text:p>34191</text:p>
          </table:table-cell>
          <table:table-cell office:value-type="float" office:value="1000" calcext:value-type="float">
            <text:p>1000</text:p>
          </table:table-cell>
          <table:table-cell office:value-type="float" office:value="34.191" calcext:value-type="float">
            <text:p>34.19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.33274" calcext:value-type="float">
            <text:p>3.33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274" calcext:value-type="float">
            <text:p>0.00333274</text:p>
          </table:table-cell>
          <table:table-cell office:value-type="float" office:value="0.000118385" calcext:value-type="float">
            <text:p>0.000118385</text:p>
          </table:table-cell>
          <table:table-cell office:value-type="float" office:value="0.0345931" calcext:value-type="float">
            <text:p>0.0345931</text:p>
          </table:table-cell>
          <table:table-cell office:value-type="float" office:value="281557" calcext:value-type="float">
            <text:p>281557</text:p>
          </table:table-cell>
          <table:table-cell office:value-type="float" office:value="1000" calcext:value-type="float">
            <text:p>1000</text:p>
          </table:table-cell>
          <table:table-cell office:value-type="float" office:value="281.557" calcext:value-type="float">
            <text:p>281.557</text:p>
          </table:table-cell>
          <table:table-cell office:value-type="float" office:value="3" calcext:value-type="float">
            <text:p>3</text:p>
          </table:table-cell>
          <table:table-cell office:value-type="float" office:value="4317" calcext:value-type="float">
            <text:p>4317</text:p>
          </table:table-cell>
          <table:table-cell office:value-type="float" office:value="10690" calcext:value-type="float">
            <text:p>10690</text:p>
          </table:table-cell>
          <table:table-cell office:value-type="float" office:value="1000" calcext:value-type="float">
            <text:p>1000</text:p>
          </table:table-cell>
          <table:table-cell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71" calcext:value-type="float">
            <text:p>3171</text:p>
          </table:table-cell>
          <table:table-cell office:value-type="float" office:value="1000" calcext:value-type="float">
            <text:p>1000</text:p>
          </table:table-cell>
          <table:table-cell office:value-type="float" office:value="3.171" calcext:value-type="float">
            <text:p>3.1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31" calcext:value-type="float">
            <text:p>3631</text:p>
          </table:table-cell>
          <table:table-cell office:value-type="float" office:value="1000" calcext:value-type="float">
            <text:p>1000</text:p>
          </table:table-cell>
          <table:table-cell office:value-type="float" office:value="3.631" calcext:value-type="float">
            <text:p>3.6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1" calcext:value-type="float">
            <text:p>3321</text:p>
          </table:table-cell>
          <table:table-cell office:value-type="float" office:value="1000" calcext:value-type="float">
            <text:p>1000</text:p>
          </table:table-cell>
          <table:table-cell office:value-type="float" office:value="3.321" calcext:value-type="float">
            <text:p>3.3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office:value-type="float" office:value="54.7" calcext:value-type="float">
            <text:p>54.7</text:p>
          </table:table-cell>
          <table:table-cell office:value-type="float" office:value="37750" calcext:value-type="float">
            <text:p>37750</text:p>
          </table:table-cell>
          <table:table-cell office:value-type="float" office:value="3290" calcext:value-type="float">
            <text:p>3290</text:p>
          </table:table-cell>
          <table:table-cell office:value-type="float" office:value="8.7" calcext:value-type="float">
            <text:p>8.7</text:p>
          </table:table-cell>
          <table:table-cell office:value-type="float" office:value="34460" calcext:value-type="float">
            <text:p>34460</text:p>
          </table:table-cell>
          <table:table-cell office:value-type="float" office:value="11841" calcext:value-type="float">
            <text:p>11841</text:p>
          </table:table-cell>
          <table:table-cell office:value-type="float" office:value="34.4" calcext:value-type="float">
            <text:p>34.4</text:p>
          </table:table-cell>
          <table:table-cell office:value-type="float" office:value="22619" calcext:value-type="float">
            <text:p>22619</text:p>
          </table:table-cell>
          <table:table-cell office:value-type="float" office:value="15525" calcext:value-type="float">
            <text:p>15525</text:p>
          </table:table-cell>
          <table:table-cell office:value-type="float" office:value="68.6" calcext:value-type="float">
            <text:p>68.6</text:p>
          </table:table-cell>
          <table:table-cell office:value-type="float" office:value="7094" calcext:value-type="float">
            <text:p>7094</text:p>
          </table:table-cell>
          <table:table-cell office:value-type="float" office:value="957" calcext:value-type="float">
            <text:p>957</text:p>
          </table:table-cell>
          <table:table-cell office:value-type="float" office:value="13.5" calcext:value-type="float">
            <text:p>13.5</text:p>
          </table:table-cell>
          <table:table-cell office:value-type="float" office:value="6137" calcext:value-type="float">
            <text:p>6137</text:p>
          </table:table-cell>
          <table:table-cell office:value-type="float" office:value="3706" calcext:value-type="float">
            <text:p>3706</text:p>
          </table:table-cell>
          <table:table-cell office:value-type="float" office:value="60.4" calcext:value-type="float">
            <text:p>60.4</text:p>
          </table:table-cell>
          <table:table-cell table:formula="of:=LOG([.O3];2)" office:value-type="float" office:value="8.13728320903529" calcext:value-type="float">
            <text:p>8.13728320903529</text:p>
          </table:table-cell>
          <table:table-cell table:formula="of:=LOG([.Q3];2)" office:value-type="float" office:value="12.0758133774615" calcext:value-type="float">
            <text:p>12.0758133774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274" calcext:value-type="float">
            <text:p>51274</text:p>
          </table:table-cell>
          <table:table-cell office:value-type="float" office:value="1000" calcext:value-type="float">
            <text:p>1000</text:p>
          </table:table-cell>
          <table:table-cell office:value-type="float" office:value="51.274" calcext:value-type="float">
            <text:p>51.274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6.89922" calcext:value-type="float">
            <text:p>6.89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89922" calcext:value-type="float">
            <text:p>0.00689922</text:p>
          </table:table-cell>
          <table:table-cell office:value-type="float" office:value="0.000147553" calcext:value-type="float">
            <text:p>0.000147553</text:p>
          </table:table-cell>
          <table:table-cell office:value-type="float" office:value="0.388005" calcext:value-type="float">
            <text:p>0.388005</text:p>
          </table:table-cell>
          <table:table-cell office:value-type="float" office:value="508832" calcext:value-type="float">
            <text:p>508832</text:p>
          </table:table-cell>
          <table:table-cell office:value-type="float" office:value="1000" calcext:value-type="float">
            <text:p>1000</text:p>
          </table:table-cell>
          <table:table-cell office:value-type="float" office:value="508.832" calcext:value-type="float">
            <text:p>508.832</text:p>
          </table:table-cell>
          <table:table-cell office:value-type="float" office:value="3" calcext:value-type="float">
            <text:p>3</text:p>
          </table:table-cell>
          <table:table-cell office:value-type="float" office:value="28541" calcext:value-type="float">
            <text:p>28541</text:p>
          </table:table-cell>
          <table:table-cell office:value-type="float" office:value="19739" calcext:value-type="float">
            <text:p>19739</text:p>
          </table:table-cell>
          <table:table-cell office:value-type="float" office:value="1000" calcext:value-type="float">
            <text:p>1000</text:p>
          </table:table-cell>
          <table:table-cell office:value-type="float" office:value="19.739" calcext:value-type="float">
            <text:p>19.739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2395" calcext:value-type="float">
            <text:p>2395</text:p>
          </table:table-cell>
          <table:table-cell office:value-type="float" office:value="1000" calcext:value-type="float">
            <text:p>1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18" calcext:value-type="float">
            <text:p>3818</text:p>
          </table:table-cell>
          <table:table-cell office:value-type="float" office:value="1000" calcext:value-type="float">
            <text:p>1000</text:p>
          </table:table-cell>
          <table:table-cell office:value-type="float" office:value="3.818" calcext:value-type="float">
            <text:p>3.8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64" calcext:value-type="float">
            <text:p>4464</text:p>
          </table:table-cell>
          <table:table-cell office:value-type="float" office:value="1000" calcext:value-type="float">
            <text:p>1000</text:p>
          </table:table-cell>
          <table:table-cell office:value-type="float" office:value="4.464" calcext:value-type="float">
            <text:p>4.4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71" calcext:value-type="float">
            <text:p>4071</text:p>
          </table:table-cell>
          <table:table-cell office:value-type="float" office:value="1000" calcext:value-type="float">
            <text:p>1000</text:p>
          </table:table-cell>
          <table:table-cell office:value-type="float" office:value="4.071" calcext:value-type="float">
            <text:p>4.0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40.2" calcext:value-type="float">
            <text:p>40.2</text:p>
          </table:table-cell>
          <table:table-cell office:value-type="float" office:value="62458" calcext:value-type="float">
            <text:p>62458</text:p>
          </table:table-cell>
          <table:table-cell office:value-type="float" office:value="4135" calcext:value-type="float">
            <text:p>4135</text:p>
          </table:table-cell>
          <table:table-cell office:value-type="float" office:value="6.6" calcext:value-type="float">
            <text:p>6.6</text:p>
          </table:table-cell>
          <table:table-cell office:value-type="float" office:value="58323" calcext:value-type="float">
            <text:p>58323</text:p>
          </table:table-cell>
          <table:table-cell office:value-type="float" office:value="11073" calcext:value-type="float">
            <text:p>11073</text:p>
          </table:table-cell>
          <table:table-cell office:value-type="float" office:value="19" calcext:value-type="float">
            <text:p>19</text:p>
          </table:table-cell>
          <table:table-cell office:value-type="float" office:value="47250" calcext:value-type="float">
            <text:p>47250</text:p>
          </table:table-cell>
          <table:table-cell office:value-type="float" office:value="32031" calcext:value-type="float">
            <text:p>32031</text:p>
          </table:table-cell>
          <table:table-cell office:value-type="float" office:value="67.8" calcext:value-type="float">
            <text:p>67.8</text:p>
          </table:table-cell>
          <table:table-cell office:value-type="float" office:value="15219" calcext:value-type="float">
            <text:p>15219</text:p>
          </table:table-cell>
          <table:table-cell office:value-type="float" office:value="482" calcext:value-type="float">
            <text:p>482</text:p>
          </table:table-cell>
          <table:table-cell office:value-type="float" office:value="3.2" calcext:value-type="float">
            <text:p>3.2</text:p>
          </table:table-cell>
          <table:table-cell office:value-type="float" office:value="14737" calcext:value-type="float">
            <text:p>14737</text:p>
          </table:table-cell>
          <table:table-cell office:value-type="float" office:value="8019" calcext:value-type="float">
            <text:p>8019</text:p>
          </table:table-cell>
          <table:table-cell office:value-type="float" office:value="54.4" calcext:value-type="float">
            <text:p>54.4</text:p>
          </table:table-cell>
          <table:table-cell table:formula="of:=LOG([.O4];2)" office:value-type="float" office:value="8.99104559308096" calcext:value-type="float">
            <text:p>8.99104559308096</text:p>
          </table:table-cell>
          <table:table-cell table:formula="of:=LOG([.Q4];2)" office:value-type="float" office:value="14.8007482634089" calcext:value-type="float">
            <text:p>14.800748263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296" calcext:value-type="float">
            <text:p>68296</text:p>
          </table:table-cell>
          <table:table-cell office:value-type="float" office:value="1000" calcext:value-type="float">
            <text:p>1000</text:p>
          </table:table-cell>
          <table:table-cell office:value-type="float" office:value="68.296" calcext:value-type="float">
            <text:p>68.296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6.437" calcext:value-type="float">
            <text:p>16.437</text:p>
          </table:table-cell>
          <table:table-cell office:value-type="float" office:value="1000" calcext:value-type="float">
            <text:p>1000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0.000170666" calcext:value-type="float">
            <text:p>0.000170666</text:p>
          </table:table-cell>
          <table:table-cell office:value-type="float" office:value="0.336061" calcext:value-type="float">
            <text:p>0.336061</text:p>
          </table:table-cell>
          <table:table-cell office:value-type="float" office:value="1056185" calcext:value-type="float">
            <text:p>1056185</text:p>
          </table:table-cell>
          <table:table-cell office:value-type="float" office:value="1000" calcext:value-type="float">
            <text:p>1000</text:p>
          </table:table-cell>
          <table:table-cell office:value-type="float" office:value="1056.18" calcext:value-type="float">
            <text:p>1056.18</text:p>
          </table:table-cell>
          <table:table-cell office:value-type="float" office:value="3" calcext:value-type="float">
            <text:p>3</text:p>
          </table:table-cell>
          <table:table-cell office:value-type="float" office:value="17926" calcext:value-type="float">
            <text:p>17926</text:p>
          </table:table-cell>
          <table:table-cell office:value-type="float" office:value="45548" calcext:value-type="float">
            <text:p>45548</text:p>
          </table:table-cell>
          <table:table-cell office:value-type="float" office:value="1000" calcext:value-type="float">
            <text:p>1000</text:p>
          </table:table-cell>
          <table:table-cell office:value-type="float" office:value="45.548" calcext:value-type="float">
            <text:p>45.548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5346" calcext:value-type="float">
            <text:p>5346</text:p>
          </table:table-cell>
          <table:table-cell office:value-type="float" office:value="1000" calcext:value-type="float">
            <text:p>1000</text:p>
          </table:table-cell>
          <table:table-cell office:value-type="float" office:value="5.346" calcext:value-type="float">
            <text:p>5.3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57" calcext:value-type="float">
            <text:p>4457</text:p>
          </table:table-cell>
          <table:table-cell office:value-type="float" office:value="1000" calcext:value-type="float">
            <text:p>1000</text:p>
          </table:table-cell>
          <table:table-cell office:value-type="float" office:value="4.457" calcext:value-type="float">
            <text:p>4.4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29" calcext:value-type="float">
            <text:p>4829</text:p>
          </table:table-cell>
          <table:table-cell office:value-type="float" office:value="1000" calcext:value-type="float">
            <text:p>1000</text:p>
          </table:table-cell>
          <table:table-cell office:value-type="float" office:value="4.829" calcext:value-type="float">
            <text:p>4.8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4" calcext:value-type="float">
            <text:p>304</text:p>
          </table:table-cell>
          <table:table-cell office:value-type="float" office:value="30.4" calcext:value-type="float">
            <text:p>30.4</text:p>
          </table:table-cell>
          <table:table-cell office:value-type="float" office:value="121830" calcext:value-type="float">
            <text:p>121830</text:p>
          </table:table-cell>
          <table:table-cell office:value-type="float" office:value="8481" calcext:value-type="float">
            <text:p>8481</text:p>
          </table:table-cell>
          <table:table-cell office:value-type="float" office:value="7" calcext:value-type="float">
            <text:p>7</text:p>
          </table:table-cell>
          <table:table-cell office:value-type="float" office:value="113349" calcext:value-type="float">
            <text:p>113349</text:p>
          </table:table-cell>
          <table:table-cell office:value-type="float" office:value="10229" calcext:value-type="float">
            <text:p>10229</text:p>
          </table:table-cell>
          <table:table-cell office:value-type="float" office:value="9" calcext:value-type="float">
            <text:p>9</text:p>
          </table:table-cell>
          <table:table-cell office:value-type="float" office:value="103120" calcext:value-type="float">
            <text:p>103120</text:p>
          </table:table-cell>
          <table:table-cell office:value-type="float" office:value="66480" calcext:value-type="float">
            <text:p>66480</text:p>
          </table:table-cell>
          <table:table-cell office:value-type="float" office:value="64.5" calcext:value-type="float">
            <text:p>64.5</text:p>
          </table:table-cell>
          <table:table-cell office:value-type="float" office:value="36640" calcext:value-type="float">
            <text:p>366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622" calcext:value-type="float">
            <text:p>36622</text:p>
          </table:table-cell>
          <table:table-cell office:value-type="float" office:value="16864" calcext:value-type="float">
            <text:p>16864</text:p>
          </table:table-cell>
          <table:table-cell office:value-type="float" office:value="46" calcext:value-type="float">
            <text:p>46</text:p>
          </table:table-cell>
          <table:table-cell table:formula="of:=LOG([.O5];2)" office:value-type="float" office:value="10.0446400123297" calcext:value-type="float">
            <text:p>10.0446400123297</text:p>
          </table:table-cell>
          <table:table-cell table:formula="of:=LOG([.Q5];2)" office:value-type="float" office:value="14.1297659813107" calcext:value-type="float">
            <text:p>14.129765981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622" calcext:value-type="float">
            <text:p>85622</text:p>
          </table:table-cell>
          <table:table-cell office:value-type="float" office:value="1000" calcext:value-type="float">
            <text:p>1000</text:p>
          </table:table-cell>
          <table:table-cell office:value-type="float" office:value="85.622" calcext:value-type="float">
            <text:p>85.622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25.3733" calcext:value-type="float">
            <text:p>25.3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253733" calcext:value-type="float">
            <text:p>0.0253733</text:p>
          </table:table-cell>
          <table:table-cell office:value-type="float" office:value="0.000264949" calcext:value-type="float">
            <text:p>0.000264949</text:p>
          </table:table-cell>
          <table:table-cell office:value-type="float" office:value="0.349674" calcext:value-type="float">
            <text:p>0.349674</text:p>
          </table:table-cell>
          <table:table-cell office:value-type="float" office:value="1337962" calcext:value-type="float">
            <text:p>1337962</text:p>
          </table:table-cell>
          <table:table-cell office:value-type="float" office:value="1000" calcext:value-type="float">
            <text:p>1000</text:p>
          </table:table-cell>
          <table:table-cell office:value-type="float" office:value="1337.96" calcext:value-type="float">
            <text:p>1337.96</text:p>
          </table:table-cell>
          <table:table-cell office:value-type="float" office:value="3" calcext:value-type="float">
            <text:p>3</text:p>
          </table:table-cell>
          <table:table-cell office:value-type="float" office:value="15824" calcext:value-type="float">
            <text:p>15824</text:p>
          </table:table-cell>
          <table:table-cell office:value-type="float" office:value="59015" calcext:value-type="float">
            <text:p>59015</text:p>
          </table:table-cell>
          <table:table-cell office:value-type="float" office:value="1000" calcext:value-type="float">
            <text:p>1000</text:p>
          </table:table-cell>
          <table:table-cell office:value-type="float" office:value="59.015" calcext:value-type="float">
            <text:p>59.015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6800" calcext:value-type="float">
            <text:p>6800</text:p>
          </table:table-cell>
          <table:table-cell office:value-type="float" office:value="1000" calcext:value-type="float">
            <text:p>10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50" calcext:value-type="float">
            <text:p>5250</text:p>
          </table:table-cell>
          <table:table-cell office:value-type="float" office:value="1000" calcext:value-type="float">
            <text:p>1000</text:p>
          </table:table-cell>
          <table:table-cell office:value-type="float" office:value="5.25" calcext:value-type="float">
            <text:p>5.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99" calcext:value-type="float">
            <text:p>6099</text:p>
          </table:table-cell>
          <table:table-cell office:value-type="float" office:value="1000" calcext:value-type="float">
            <text:p>1000</text:p>
          </table:table-cell>
          <table:table-cell office:value-type="float" office:value="6.099" calcext:value-type="float">
            <text:p>6.0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82" calcext:value-type="float">
            <text:p>5582</text:p>
          </table:table-cell>
          <table:table-cell office:value-type="float" office:value="1000" calcext:value-type="float">
            <text:p>1000</text:p>
          </table:table-cell>
          <table:table-cell office:value-type="float" office:value="5.582" calcext:value-type="float">
            <text:p>5.5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81" calcext:value-type="float">
            <text:p>281</text:p>
          </table:table-cell>
          <table:table-cell office:value-type="float" office:value="28.1" calcext:value-type="float">
            <text:p>28.1</text:p>
          </table:table-cell>
          <table:table-cell office:value-type="float" office:value="152794" calcext:value-type="float">
            <text:p>152794</text:p>
          </table:table-cell>
          <table:table-cell office:value-type="float" office:value="11483" calcext:value-type="float">
            <text:p>11483</text:p>
          </table:table-cell>
          <table:table-cell office:value-type="float" office:value="7.5" calcext:value-type="float">
            <text:p>7.5</text:p>
          </table:table-cell>
          <table:table-cell office:value-type="float" office:value="141311" calcext:value-type="float">
            <text:p>141311</text:p>
          </table:table-cell>
          <table:table-cell office:value-type="float" office:value="8099" calcext:value-type="float">
            <text:p>8099</text:p>
          </table:table-cell>
          <table:table-cell office:value-type="float" office:value="5.7" calcext:value-type="float">
            <text:p>5.7</text:p>
          </table:table-cell>
          <table:table-cell office:value-type="float" office:value="133212" calcext:value-type="float">
            <text:p>133212</text:p>
          </table:table-cell>
          <table:table-cell office:value-type="float" office:value="86158" calcext:value-type="float">
            <text:p>86158</text:p>
          </table:table-cell>
          <table:table-cell office:value-type="float" office:value="64.7" calcext:value-type="float">
            <text:p>64.7</text:p>
          </table:table-cell>
          <table:table-cell office:value-type="float" office:value="47054" calcext:value-type="float">
            <text:p>470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50" calcext:value-type="float">
            <text:p>47050</text:p>
          </table:table-cell>
          <table:table-cell office:value-type="float" office:value="19422" calcext:value-type="float">
            <text:p>19422</text:p>
          </table:table-cell>
          <table:table-cell office:value-type="float" office:value="41.3" calcext:value-type="float">
            <text:p>41.3</text:p>
          </table:table-cell>
          <table:table-cell table:formula="of:=LOG([.O6];2)" office:value-type="float" office:value="10.3858192701002" calcext:value-type="float">
            <text:p>10.3858192701002</text:p>
          </table:table-cell>
          <table:table-cell table:formula="of:=LOG([.Q6];2)" office:value-type="float" office:value="13.9498267107591" calcext:value-type="float">
            <text:p>13.94982671075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235" calcext:value-type="float">
            <text:p>102235</text:p>
          </table:table-cell>
          <table:table-cell office:value-type="float" office:value="1000" calcext:value-type="float">
            <text:p>1000</text:p>
          </table:table-cell>
          <table:table-cell office:value-type="float" office:value="102.235" calcext:value-type="float">
            <text:p>102.23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22.8282" calcext:value-type="float">
            <text:p>22.8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282" calcext:value-type="float">
            <text:p>0.0228282</text:p>
          </table:table-cell>
          <table:table-cell office:value-type="float" office:value="0.000319337" calcext:value-type="float">
            <text:p>0.000319337</text:p>
          </table:table-cell>
          <table:table-cell office:value-type="float" office:value="0.320825" calcext:value-type="float">
            <text:p>0.320825</text:p>
          </table:table-cell>
          <table:table-cell office:value-type="float" office:value="1018367" calcext:value-type="float">
            <text:p>1018367</text:p>
          </table:table-cell>
          <table:table-cell office:value-type="float" office:value="1000" calcext:value-type="float">
            <text:p>1000</text:p>
          </table:table-cell>
          <table:table-cell office:value-type="float" office:value="1018.37" calcext:value-type="float">
            <text:p>1018.37</text:p>
          </table:table-cell>
          <table:table-cell office:value-type="float" office:value="3" calcext:value-type="float">
            <text:p>3</text:p>
          </table:table-cell>
          <table:table-cell office:value-type="float" office:value="12503" calcext:value-type="float">
            <text:p>12503</text:p>
          </table:table-cell>
          <table:table-cell office:value-type="float" office:value="44366" calcext:value-type="float">
            <text:p>44366</text:p>
          </table:table-cell>
          <table:table-cell office:value-type="float" office:value="1000" calcext:value-type="float">
            <text:p>1000</text:p>
          </table:table-cell>
          <table:table-cell office:value-type="float" office:value="44.366" calcext:value-type="float">
            <text:p>44.36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6351" calcext:value-type="float">
            <text:p>6351</text:p>
          </table:table-cell>
          <table:table-cell office:value-type="float" office:value="1000" calcext:value-type="float">
            <text:p>1000</text:p>
          </table:table-cell>
          <table:table-cell office:value-type="float" office:value="6.351" calcext:value-type="float">
            <text:p>6.3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26" calcext:value-type="float">
            <text:p>6126</text:p>
          </table:table-cell>
          <table:table-cell office:value-type="float" office:value="1000" calcext:value-type="float">
            <text:p>1000</text:p>
          </table:table-cell>
          <table:table-cell office:value-type="float" office:value="6.126" calcext:value-type="float">
            <text:p>6.1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30" calcext:value-type="float">
            <text:p>7030</text:p>
          </table:table-cell>
          <table:table-cell office:value-type="float" office:value="1000" calcext:value-type="float">
            <text:p>1000</text:p>
          </table:table-cell>
          <table:table-cell office:value-type="float" office:value="7.03" calcext:value-type="float">
            <text:p>7.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54" calcext:value-type="float">
            <text:p>6454</text:p>
          </table:table-cell>
          <table:table-cell office:value-type="float" office:value="1000" calcext:value-type="float">
            <text:p>1000</text:p>
          </table:table-cell>
          <table:table-cell office:value-type="float" office:value="6.454" calcext:value-type="float">
            <text:p>6.4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27.3" calcext:value-type="float">
            <text:p>27.3</text:p>
          </table:table-cell>
          <table:table-cell office:value-type="float" office:value="118106" calcext:value-type="float">
            <text:p>118106</text:p>
          </table:table-cell>
          <table:table-cell office:value-type="float" office:value="9892" calcext:value-type="float">
            <text:p>9892</text:p>
          </table:table-cell>
          <table:table-cell office:value-type="float" office:value="8.4" calcext:value-type="float">
            <text:p>8.4</text:p>
          </table:table-cell>
          <table:table-cell office:value-type="float" office:value="108214" calcext:value-type="float">
            <text:p>108214</text:p>
          </table:table-cell>
          <table:table-cell office:value-type="float" office:value="6196" calcext:value-type="float">
            <text:p>6196</text:p>
          </table:table-cell>
          <table:table-cell office:value-type="float" office:value="5.7" calcext:value-type="float">
            <text:p>5.7</text:p>
          </table:table-cell>
          <table:table-cell office:value-type="float" office:value="102018" calcext:value-type="float">
            <text:p>102018</text:p>
          </table:table-cell>
          <table:table-cell office:value-type="float" office:value="68079" calcext:value-type="float">
            <text:p>68079</text:p>
          </table:table-cell>
          <table:table-cell office:value-type="float" office:value="66.7" calcext:value-type="float">
            <text:p>66.7</text:p>
          </table:table-cell>
          <table:table-cell office:value-type="float" office:value="33939" calcext:value-type="float">
            <text:p>3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39" calcext:value-type="float">
            <text:p>33939</text:p>
          </table:table-cell>
          <table:table-cell office:value-type="float" office:value="13093" calcext:value-type="float">
            <text:p>13093</text:p>
          </table:table-cell>
          <table:table-cell office:value-type="float" office:value="38.6" calcext:value-type="float">
            <text:p>38.6</text:p>
          </table:table-cell>
          <table:table-cell table:formula="of:=LOG([.O7];2)" office:value-type="float" office:value="9.99204610951604" calcext:value-type="float">
            <text:p>9.99204610951604</text:p>
          </table:table-cell>
          <table:table-cell table:formula="of:=LOG([.Q7];2)" office:value-type="float" office:value="13.6099866797037" calcext:value-type="float">
            <text:p>13.60998667970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454" calcext:value-type="float">
            <text:p>119454</text:p>
          </table:table-cell>
          <table:table-cell office:value-type="float" office:value="1000" calcext:value-type="float">
            <text:p>1000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15.1115" calcext:value-type="float">
            <text:p>15.1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1115" calcext:value-type="float">
            <text:p>0.0151115</text:p>
          </table:table-cell>
          <table:table-cell office:value-type="float" office:value="0.000470825" calcext:value-type="float">
            <text:p>0.000470825</text:p>
          </table:table-cell>
          <table:table-cell office:value-type="float" office:value="0.417376" calcext:value-type="float">
            <text:p>0.417376</text:p>
          </table:table-cell>
          <table:table-cell office:value-type="float" office:value="570090" calcext:value-type="float">
            <text:p>570090</text:p>
          </table:table-cell>
          <table:table-cell office:value-type="float" office:value="1000" calcext:value-type="float">
            <text:p>1000</text:p>
          </table:table-cell>
          <table:table-cell office:value-type="float" office:value="570.09" calcext:value-type="float">
            <text:p>570.09</text:p>
          </table:table-cell>
          <table:table-cell office:value-type="float" office:value="3" calcext:value-type="float">
            <text:p>3</text:p>
          </table:table-cell>
          <table:table-cell office:value-type="float" office:value="15201" calcext:value-type="float">
            <text:p>15201</text:p>
          </table:table-cell>
          <table:table-cell office:value-type="float" office:value="23764" calcext:value-type="float">
            <text:p>23764</text:p>
          </table:table-cell>
          <table:table-cell office:value-type="float" office:value="1000" calcext:value-type="float">
            <text:p>1000</text:p>
          </table:table-cell>
          <table:table-cell office:value-type="float" office:value="23.764" calcext:value-type="float">
            <text:p>23.764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4391" calcext:value-type="float">
            <text:p>4391</text:p>
          </table:table-cell>
          <table:table-cell office:value-type="float" office:value="1000" calcext:value-type="float">
            <text:p>1000</text:p>
          </table:table-cell>
          <table:table-cell office:value-type="float" office:value="4.391" calcext:value-type="float">
            <text:p>4.39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47" calcext:value-type="float">
            <text:p>7347</text:p>
          </table:table-cell>
          <table:table-cell office:value-type="float" office:value="1000" calcext:value-type="float">
            <text:p>1000</text:p>
          </table:table-cell>
          <table:table-cell office:value-type="float" office:value="7.347" calcext:value-type="float">
            <text:p>7.3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42" calcext:value-type="float">
            <text:p>8142</text:p>
          </table:table-cell>
          <table:table-cell office:value-type="float" office:value="1000" calcext:value-type="float">
            <text:p>1000</text:p>
          </table:table-cell>
          <table:table-cell office:value-type="float" office:value="8.142" calcext:value-type="float">
            <text:p>8.1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643" calcext:value-type="float">
            <text:p>7643</text:p>
          </table:table-cell>
          <table:table-cell office:value-type="float" office:value="1000" calcext:value-type="float">
            <text:p>1000</text:p>
          </table:table-cell>
          <table:table-cell office:value-type="float" office:value="7.643" calcext:value-type="float">
            <text:p>7.6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9" calcext:value-type="float">
            <text:p>349</text:p>
          </table:table-cell>
          <table:table-cell office:value-type="float" office:value="34.9" calcext:value-type="float">
            <text:p>34.9</text:p>
          </table:table-cell>
          <table:table-cell office:value-type="float" office:value="68178" calcext:value-type="float">
            <text:p>68178</text:p>
          </table:table-cell>
          <table:table-cell office:value-type="float" office:value="6498" calcext:value-type="float">
            <text:p>6498</text:p>
          </table:table-cell>
          <table:table-cell office:value-type="float" office:value="9.5" calcext:value-type="float">
            <text:p>9.5</text:p>
          </table:table-cell>
          <table:table-cell office:value-type="float" office:value="61680" calcext:value-type="float">
            <text:p>61680</text:p>
          </table:table-cell>
          <table:table-cell office:value-type="float" office:value="4244" calcext:value-type="float">
            <text:p>4244</text:p>
          </table:table-cell>
          <table:table-cell office:value-type="float" office:value="6.9" calcext:value-type="float">
            <text:p>6.9</text:p>
          </table:table-cell>
          <table:table-cell office:value-type="float" office:value="57436" calcext:value-type="float">
            <text:p>57436</text:p>
          </table:table-cell>
          <table:table-cell office:value-type="float" office:value="40627" calcext:value-type="float">
            <text:p>40627</text:p>
          </table:table-cell>
          <table:table-cell office:value-type="float" office:value="70.7" calcext:value-type="float">
            <text:p>70.7</text:p>
          </table:table-cell>
          <table:table-cell office:value-type="float" office:value="16809" calcext:value-type="float">
            <text:p>1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9" calcext:value-type="float">
            <text:p>16809</text:p>
          </table:table-cell>
          <table:table-cell office:value-type="float" office:value="5813" calcext:value-type="float">
            <text:p>5813</text:p>
          </table:table-cell>
          <table:table-cell office:value-type="float" office:value="34.6" calcext:value-type="float">
            <text:p>34.6</text:p>
          </table:table-cell>
          <table:table-cell table:formula="of:=LOG([.O8];2)" office:value-type="float" office:value="9.15504588502409" calcext:value-type="float">
            <text:p>9.15504588502409</text:p>
          </table:table-cell>
          <table:table-cell table:formula="of:=LOG([.Q8];2)" office:value-type="float" office:value="13.8918786142437" calcext:value-type="float">
            <text:p>13.89187861424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758" calcext:value-type="float">
            <text:p>136758</text:p>
          </table:table-cell>
          <table:table-cell office:value-type="float" office:value="1000" calcext:value-type="float">
            <text:p>1000</text:p>
          </table:table-cell>
          <table:table-cell office:value-type="float" office:value="136.758" calcext:value-type="float">
            <text:p>136.758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5.81402" calcext:value-type="float">
            <text:p>5.81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1402" calcext:value-type="float">
            <text:p>0.00581402</text:p>
          </table:table-cell>
          <table:table-cell office:value-type="float" office:value="0.000616866" calcext:value-type="float">
            <text:p>0.00061686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171280" calcext:value-type="float">
            <text:p>171280</text:p>
          </table:table-cell>
          <table:table-cell office:value-type="float" office:value="1000" calcext:value-type="float">
            <text:p>1000</text:p>
          </table:table-cell>
          <table:table-cell office:value-type="float" office:value="171.28" calcext:value-type="float">
            <text:p>171.28</text:p>
          </table:table-cell>
          <table:table-cell office:value-type="float" office:value="3" calcext:value-type="float">
            <text:p>3</text:p>
          </table:table-cell>
          <table:table-cell office:value-type="float" office:value="4138" calcext:value-type="float">
            <text:p>4138</text:p>
          </table:table-cell>
          <table:table-cell office:value-type="float" office:value="6093" calcext:value-type="float">
            <text:p>6093</text:p>
          </table:table-cell>
          <table:table-cell office:value-type="float" office:value="1000" calcext:value-type="float">
            <text:p>1000</text:p>
          </table:table-cell>
          <table:table-cell office:value-type="float" office:value="6.093" calcext:value-type="float">
            <text:p>6.09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14" calcext:value-type="float">
            <text:p>1814</text:p>
          </table:table-cell>
          <table:table-cell office:value-type="float" office:value="1000" calcext:value-type="float">
            <text:p>1000</text:p>
          </table:table-cell>
          <table:table-cell office:value-type="float" office:value="1.814" calcext:value-type="float">
            <text:p>1.8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972" calcext:value-type="float">
            <text:p>8972</text:p>
          </table:table-cell>
          <table:table-cell office:value-type="float" office:value="1000" calcext:value-type="float">
            <text:p>1000</text:p>
          </table:table-cell>
          <table:table-cell office:value-type="float" office:value="8.972" calcext:value-type="float">
            <text:p>8.9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541" calcext:value-type="float">
            <text:p>9541</text:p>
          </table:table-cell>
          <table:table-cell office:value-type="float" office:value="1000" calcext:value-type="float">
            <text:p>1000</text:p>
          </table:table-cell>
          <table:table-cell office:value-type="float" office:value="9.541" calcext:value-type="float">
            <text:p>9.5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183" calcext:value-type="float">
            <text:p>9183</text:p>
          </table:table-cell>
          <table:table-cell office:value-type="float" office:value="1000" calcext:value-type="float">
            <text:p>1000</text:p>
          </table:table-cell>
          <table:table-cell office:value-type="float" office:value="9.183" calcext:value-type="float">
            <text:p>9.18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95" calcext:value-type="float">
            <text:p>495</text:p>
          </table:table-cell>
          <table:table-cell office:value-type="float" office:value="49.5" calcext:value-type="float">
            <text:p>49.5</text:p>
          </table:table-cell>
          <table:table-cell office:value-type="float" office:value="21511" calcext:value-type="float">
            <text:p>21511</text:p>
          </table:table-cell>
          <table:table-cell office:value-type="float" office:value="2256" calcext:value-type="float">
            <text:p>2256</text:p>
          </table:table-cell>
          <table:table-cell office:value-type="float" office:value="10.5" calcext:value-type="float">
            <text:p>10.5</text:p>
          </table:table-cell>
          <table:table-cell office:value-type="float" office:value="19255" calcext:value-type="float">
            <text:p>19255</text:p>
          </table:table-cell>
          <table:table-cell office:value-type="float" office:value="2066" calcext:value-type="float">
            <text:p>2066</text:p>
          </table:table-cell>
          <table:table-cell office:value-type="float" office:value="10.7" calcext:value-type="float">
            <text:p>10.7</text:p>
          </table:table-cell>
          <table:table-cell office:value-type="float" office:value="17189" calcext:value-type="float">
            <text:p>17189</text:p>
          </table:table-cell>
          <table:table-cell office:value-type="float" office:value="13695" calcext:value-type="float">
            <text:p>13695</text:p>
          </table:table-cell>
          <table:table-cell office:value-type="float" office:value="79.7" calcext:value-type="float">
            <text:p>79.7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998" calcext:value-type="float">
            <text:p>998</text:p>
          </table:table-cell>
          <table:table-cell office:value-type="float" office:value="28.6" calcext:value-type="float">
            <text:p>28.6</text:p>
          </table:table-cell>
          <table:table-cell table:formula="of:=LOG([.O9];2)" office:value-type="float" office:value="7.42021289061078" calcext:value-type="float">
            <text:p>7.42021289061078</text:p>
          </table:table-cell>
          <table:table-cell table:formula="of:=LOG([.Q9];2)" office:value-type="float" office:value="12.01471792986" calcext:value-type="float">
            <text:p>12.01471792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952" calcext:value-type="float">
            <text:p>153952</text:p>
          </table:table-cell>
          <table:table-cell office:value-type="float" office:value="1000" calcext:value-type="float">
            <text:p>1000</text:p>
          </table:table-cell>
          <table:table-cell office:value-type="float" office:value="153.952" calcext:value-type="float">
            <text:p>153.952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.60167" calcext:value-type="float">
            <text:p>1.60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0167" calcext:value-type="float">
            <text:p>0.00160167</text:p>
          </table:table-cell>
          <table:table-cell office:value-type="float" office:value="0.000854947" calcext:value-type="float">
            <text:p>0.000854947</text:p>
          </table:table-cell>
          <table:table-cell office:value-type="float" office:value="0.0152373" calcext:value-type="float">
            <text:p>0.0152373</text:p>
          </table:table-cell>
          <table:table-cell office:value-type="float" office:value="14078" calcext:value-type="float">
            <text:p>14078</text:p>
          </table:table-cell>
          <table:table-cell office:value-type="float" office:value="1000" calcext:value-type="float">
            <text:p>1000</text:p>
          </table:table-cell>
          <table:table-cell office:value-type="float" office:value="14.078" calcext:value-type="float">
            <text:p>14.078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695" calcext:value-type="float">
            <text:p>11695</text:p>
          </table:table-cell>
          <table:table-cell office:value-type="float" office:value="1000" calcext:value-type="float">
            <text:p>1000</text:p>
          </table:table-cell>
          <table:table-cell office:value-type="float" office:value="11.695" calcext:value-type="float">
            <text:p>11.69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820" calcext:value-type="float">
            <text:p>11820</text:p>
          </table:table-cell>
          <table:table-cell office:value-type="float" office:value="1000" calcext:value-type="float">
            <text:p>1000</text:p>
          </table:table-cell>
          <table:table-cell office:value-type="float" office:value="11.82" calcext:value-type="float">
            <text:p>11.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742" calcext:value-type="float">
            <text:p>11742</text:p>
          </table:table-cell>
          <table:table-cell office:value-type="float" office:value="1000" calcext:value-type="float">
            <text:p>1000</text:p>
          </table:table-cell>
          <table:table-cell office:value-type="float" office:value="11.742" calcext:value-type="float">
            <text:p>11.74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office:value-type="float" office:value="87.5" calcext:value-type="float">
            <text:p>87.5</text:p>
          </table:table-cell>
          <table:table-cell office:value-type="float" office:value="1437" calcext:value-type="float">
            <text:p>1437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1288" calcext:value-type="float">
            <text:p>1288</text:p>
          </table:table-cell>
          <table:table-cell office:value-type="float" office:value="250" calcext:value-type="float">
            <text:p>250</text:p>
          </table:table-cell>
          <table:table-cell office:value-type="float" office:value="19.4" calcext:value-type="float">
            <text:p>19.4</text:p>
          </table:table-cell>
          <table:table-cell office:value-type="float" office:value="1038" calcext:value-type="float">
            <text:p>1038</text:p>
          </table:table-cell>
          <table:table-cell office:value-type="float" office:value="943" calcext:value-type="float">
            <text:p>943</text:p>
          </table:table-cell>
          <table:table-cell office:value-type="float" office:value="90.8" calcext:value-type="float">
            <text:p>90.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table:formula="of:=LOG([.O10];2)" office:value-type="float" office:value="3.81537048603378" calcext:value-type="float">
            <text:p>3.81537048603378</text:p>
          </table:table-cell>
          <table:table-cell table:formula="of:=LOG([.Q10];2)" office:value-type="float" office:value="8.44294349584873" calcext:value-type="float">
            <text:p>8.44294349584873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8" calcext:value-type="float">
            <text:p>1918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58312" calcext:value-type="float">
            <text:p>0.15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158312" calcext:value-type="float">
            <text:p>0.00158312</text:p>
          </table:table-cell>
          <table:table-cell office:value-type="float" office:value="0.000107507" calcext:value-type="float">
            <text:p>0.000107507</text:p>
          </table:table-cell>
          <table:table-cell office:value-type="float" office:value="0.0152262" calcext:value-type="float">
            <text:p>0.0152262</text:p>
          </table:table-cell>
          <table:table-cell office:value-type="float" office:value="16745" calcext:value-type="float">
            <text:p>16745</text:p>
          </table:table-cell>
          <table:table-cell office:value-type="float" office:value="100" calcext:value-type="float">
            <text:p>100</text:p>
          </table:table-cell>
          <table:table-cell office:value-type="float" office:value="167.45" calcext:value-type="float">
            <text:p>167.45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.61" calcext:value-type="float">
            <text:p>2.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384" calcext:value-type="float">
            <text:p>2384</text:p>
          </table:table-cell>
          <table:table-cell office:value-type="float" office:value="279" calcext:value-type="float">
            <text:p>279</text:p>
          </table:table-cell>
          <table:table-cell office:value-type="float" office:value="11.7" calcext:value-type="float">
            <text:p>11.7</text:p>
          </table:table-cell>
          <table:table-cell office:value-type="float" office:value="2105" calcext:value-type="float">
            <text:p>2105</text:p>
          </table:table-cell>
          <table:table-cell office:value-type="float" office:value="723" calcext:value-type="float">
            <text:p>723</text:p>
          </table:table-cell>
          <table:table-cell office:value-type="float" office:value="34.3" calcext:value-type="float">
            <text:p>34.3</text:p>
          </table:table-cell>
          <table:table-cell office:value-type="float" office:value="1382" calcext:value-type="float">
            <text:p>1382</text:p>
          </table:table-cell>
          <table:table-cell office:value-type="float" office:value="931" calcext:value-type="float">
            <text:p>931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7.38758656581935" calcext:value-type="float">
            <text:p>7.38758656581935</text:p>
          </table:table-cell>
          <table:table-cell table:formula="of:=LOG([.Q2];2)" office:value-type="float" office:value="11.2720465243899" calcext:value-type="float">
            <text:p>11.272046524389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905" calcext:value-type="float">
            <text:p>3905</text:p>
          </table:table-cell>
          <table:table-cell office:value-type="float" office:value="100" calcext:value-type="float">
            <text:p>100</text:p>
          </table:table-cell>
          <table:table-cell office:value-type="float" office:value="39.05" calcext:value-type="float">
            <text:p>39.0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0.533486" calcext:value-type="float">
            <text:p>0.533486</text:p>
          </table:table-cell>
          <table:table-cell office:value-type="float" office:value="100" calcext:value-type="float">
            <text:p>100</text:p>
          </table:table-cell>
          <table:table-cell office:value-type="float" office:value="0.00533486" calcext:value-type="float">
            <text:p>0.00533486</text:p>
          </table:table-cell>
          <table:table-cell office:value-type="float" office:value="0.000137443" calcext:value-type="float">
            <text:p>0.000137443</text:p>
          </table:table-cell>
          <table:table-cell office:value-type="float" office:value="0.0354865" calcext:value-type="float">
            <text:p>0.0354865</text:p>
          </table:table-cell>
          <table:table-cell office:value-type="float" office:value="48698" calcext:value-type="float">
            <text:p>48698</text:p>
          </table:table-cell>
          <table:table-cell office:value-type="float" office:value="100" calcext:value-type="float">
            <text:p>100</text:p>
          </table:table-cell>
          <table:table-cell office:value-type="float" office:value="486.98" calcext:value-type="float">
            <text:p>486.98</text:p>
          </table:table-cell>
          <table:table-cell office:value-type="float" office:value="3" calcext:value-type="float">
            <text:p>3</text:p>
          </table:table-cell>
          <table:table-cell office:value-type="float" office:value="4140" calcext:value-type="float">
            <text:p>4140</text:p>
          </table:table-cell>
          <table:table-cell office:value-type="float" office:value="1793" calcext:value-type="float">
            <text:p>1793</text:p>
          </table:table-cell>
          <table:table-cell office:value-type="float" office:value="100" calcext:value-type="float">
            <text:p>100</text:p>
          </table:table-cell>
          <table:table-cell office:value-type="float" office:value="17.93" calcext:value-type="float">
            <text:p>17.9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531" calcext:value-type="float">
            <text:p>6531</text:p>
          </table:table-cell>
          <table:table-cell office:value-type="float" office:value="536" calcext:value-type="float">
            <text:p>536</text:p>
          </table:table-cell>
          <table:table-cell office:value-type="float" office:value="8.2" calcext:value-type="float">
            <text:p>8.2</text:p>
          </table:table-cell>
          <table:table-cell office:value-type="float" office:value="5995" calcext:value-type="float">
            <text:p>5995</text:p>
          </table:table-cell>
          <table:table-cell office:value-type="float" office:value="1881" calcext:value-type="float">
            <text:p>1881</text:p>
          </table:table-cell>
          <table:table-cell office:value-type="float" office:value="31.4" calcext:value-type="float">
            <text:p>31.4</text:p>
          </table:table-cell>
          <table:table-cell office:value-type="float" office:value="4114" calcext:value-type="float">
            <text:p>4114</text:p>
          </table:table-cell>
          <table:table-cell office:value-type="float" office:value="2883" calcext:value-type="float">
            <text:p>2883</text:p>
          </table:table-cell>
          <table:table-cell office:value-type="float" office:value="70.1" calcext:value-type="float">
            <text:p>70.1</text:p>
          </table:table-cell>
          <table:table-cell office:value-type="float" office:value="1231" calcext:value-type="float">
            <text:p>1231</text:p>
          </table:table-cell>
          <table:table-cell office:value-type="float" office:value="140" calcext:value-type="float">
            <text:p>140</text:p>
          </table:table-cell>
          <table:table-cell office:value-type="float" office:value="11.4" calcext:value-type="float">
            <text:p>11.4</text:p>
          </table:table-cell>
          <table:table-cell office:value-type="float" office:value="1091" calcext:value-type="float">
            <text:p>1091</text:p>
          </table:table-cell>
          <table:table-cell office:value-type="float" office:value="638" calcext:value-type="float">
            <text:p>638</text:p>
          </table:table-cell>
          <table:table-cell office:value-type="float" office:value="58.5" calcext:value-type="float">
            <text:p>58.5</text:p>
          </table:table-cell>
          <table:table-cell table:formula="of:=LOG([.O3];2)" office:value-type="float" office:value="8.92771871260941" calcext:value-type="float">
            <text:p>8.92771871260941</text:p>
          </table:table-cell>
          <table:table-cell table:formula="of:=LOG([.Q3];2)" office:value-type="float" office:value="12.0154150523867" calcext:value-type="float">
            <text:p>12.0154150523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4" calcext:value-type="float">
            <text:p>5724</text:p>
          </table:table-cell>
          <table:table-cell office:value-type="float" office:value="100" calcext:value-type="float">
            <text:p>100</text:p>
          </table:table-cell>
          <table:table-cell office:value-type="float" office:value="57.24" calcext:value-type="float">
            <text:p>57.2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.07544" calcext:value-type="float">
            <text:p>1.07544</text:p>
          </table:table-cell>
          <table:table-cell office:value-type="float" office:value="100" calcext:value-type="float">
            <text:p>100</text:p>
          </table:table-cell>
          <table:table-cell office:value-type="float" office:value="0.0107544" calcext:value-type="float">
            <text:p>0.0107544</text:p>
          </table:table-cell>
          <table:table-cell office:value-type="float" office:value="0.000187898" calcext:value-type="float">
            <text:p>0.000187898</text:p>
          </table:table-cell>
          <table:table-cell office:value-type="float" office:value="0.103344" calcext:value-type="float">
            <text:p>0.103344</text:p>
          </table:table-cell>
          <table:table-cell office:value-type="float" office:value="73927" calcext:value-type="float">
            <text:p>73927</text:p>
          </table:table-cell>
          <table:table-cell office:value-type="float" office:value="100" calcext:value-type="float">
            <text:p>100</text:p>
          </table:table-cell>
          <table:table-cell office:value-type="float" office:value="739.27" calcext:value-type="float">
            <text:p>739.27</text:p>
          </table:table-cell>
          <table:table-cell office:value-type="float" office:value="3" calcext:value-type="float">
            <text:p>3</text:p>
          </table:table-cell>
          <table:table-cell office:value-type="float" office:value="7893" calcext:value-type="float">
            <text:p>7893</text:p>
          </table:table-cell>
          <table:table-cell office:value-type="float" office:value="2968" calcext:value-type="float">
            <text:p>2968</text:p>
          </table:table-cell>
          <table:table-cell office:value-type="float" office:value="100" calcext:value-type="float">
            <text:p>100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028" calcext:value-type="float">
            <text:p>9028</text:p>
          </table:table-cell>
          <table:table-cell office:value-type="float" office:value="655" calcext:value-type="float">
            <text:p>655</text:p>
          </table:table-cell>
          <table:table-cell office:value-type="float" office:value="7.3" calcext:value-type="float">
            <text:p>7.3</text:p>
          </table:table-cell>
          <table:table-cell office:value-type="float" office:value="8373" calcext:value-type="float">
            <text:p>8373</text:p>
          </table:table-cell>
          <table:table-cell office:value-type="float" office:value="1460" calcext:value-type="float">
            <text:p>1460</text:p>
          </table:table-cell>
          <table:table-cell office:value-type="float" office:value="17.4" calcext:value-type="float">
            <text:p>17.4</text:p>
          </table:table-cell>
          <table:table-cell office:value-type="float" office:value="6913" calcext:value-type="float">
            <text:p>6913</text:p>
          </table:table-cell>
          <table:table-cell office:value-type="float" office:value="4647" calcext:value-type="float">
            <text:p>4647</text:p>
          </table:table-cell>
          <table:table-cell office:value-type="float" office:value="67.2" calcext:value-type="float">
            <text:p>67.2</text:p>
          </table:table-cell>
          <table:table-cell office:value-type="float" office:value="2266" calcext:value-type="float">
            <text:p>226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office:value-type="float" office:value="2228" calcext:value-type="float">
            <text:p>2228</text:p>
          </table:table-cell>
          <table:table-cell office:value-type="float" office:value="1074" calcext:value-type="float">
            <text:p>1074</text:p>
          </table:table-cell>
          <table:table-cell office:value-type="float" office:value="48.2" calcext:value-type="float">
            <text:p>48.2</text:p>
          </table:table-cell>
          <table:table-cell table:formula="of:=LOG([.O4];2)" office:value-type="float" office:value="9.52995755890898" calcext:value-type="float">
            <text:p>9.52995755890898</text:p>
          </table:table-cell>
          <table:table-cell table:formula="of:=LOG([.Q4];2)" office:value-type="float" office:value="12.946358033887" calcext:value-type="float">
            <text:p>12.9463580338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30" calcext:value-type="float">
            <text:p>7630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3.06712" calcext:value-type="float">
            <text:p>3.06712</text:p>
          </table:table-cell>
          <table:table-cell office:value-type="float" office:value="100" calcext:value-type="float">
            <text:p>100</text:p>
          </table:table-cell>
          <table:table-cell office:value-type="float" office:value="0.0306712" calcext:value-type="float">
            <text:p>0.0306712</text:p>
          </table:table-cell>
          <table:table-cell office:value-type="float" office:value="0.000232676" calcext:value-type="float">
            <text:p>0.000232676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171361" calcext:value-type="float">
            <text:p>171361</text:p>
          </table:table-cell>
          <table:table-cell office:value-type="float" office:value="100" calcext:value-type="float">
            <text:p>100</text:p>
          </table:table-cell>
          <table:table-cell office:value-type="float" office:value="1713.61" calcext:value-type="float">
            <text:p>1713.61</text:p>
          </table:table-cell>
          <table:table-cell office:value-type="float" office:value="3" calcext:value-type="float">
            <text:p>3</text:p>
          </table:table-cell>
          <table:table-cell office:value-type="float" office:value="16646" calcext:value-type="float">
            <text:p>16646</text:p>
          </table:table-cell>
          <table:table-cell office:value-type="float" office:value="7460" calcext:value-type="float">
            <text:p>7460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office:value-type="float" office:value="100" calcext:value-type="float">
            <text:p>100</text:p>
          </table:table-cell>
          <table:table-cell office:value-type="float" office:value="5.38" calcext:value-type="float">
            <text:p>5.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9428" calcext:value-type="float">
            <text:p>19428</text:p>
          </table:table-cell>
          <table:table-cell office:value-type="float" office:value="1224" calcext:value-type="float">
            <text:p>1224</text:p>
          </table:table-cell>
          <table:table-cell office:value-type="float" office:value="6.3" calcext:value-type="float">
            <text:p>6.3</text:p>
          </table:table-cell>
          <table:table-cell office:value-type="float" office:value="18204" calcext:value-type="float">
            <text:p>18204</text:p>
          </table:table-cell>
          <table:table-cell office:value-type="float" office:value="1200" calcext:value-type="float">
            <text:p>1200</text:p>
          </table:table-cell>
          <table:table-cell office:value-type="float" office:value="6.6" calcext:value-type="float">
            <text:p>6.6</text:p>
          </table:table-cell>
          <table:table-cell office:value-type="float" office:value="17004" calcext:value-type="float">
            <text:p>17004</text:p>
          </table:table-cell>
          <table:table-cell office:value-type="float" office:value="10812" calcext:value-type="float">
            <text:p>10812</text:p>
          </table:table-cell>
          <table:table-cell office:value-type="float" office:value="63.6" calcext:value-type="float">
            <text:p>63.6</text:p>
          </table:table-cell>
          <table:table-cell office:value-type="float" office:value="6192" calcext:value-type="float">
            <text:p>6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  <table:table-cell office:value-type="float" office:value="2824" calcext:value-type="float">
            <text:p>2824</text:p>
          </table:table-cell>
          <table:table-cell office:value-type="float" office:value="45.6" calcext:value-type="float">
            <text:p>45.6</text:p>
          </table:table-cell>
          <table:table-cell table:formula="of:=LOG([.O5];2)" office:value-type="float" office:value="10.742823088927" calcext:value-type="float">
            <text:p>10.742823088927</text:p>
          </table:table-cell>
          <table:table-cell table:formula="of:=LOG([.Q5];2)" office:value-type="float" office:value="14.0228879218033" calcext:value-type="float">
            <text:p>14.0228879218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637" calcext:value-type="float">
            <text:p>9637</text:p>
          </table:table-cell>
          <table:table-cell office:value-type="float" office:value="100" calcext:value-type="float">
            <text:p>100</text:p>
          </table:table-cell>
          <table:table-cell office:value-type="float" office:value="96.37" calcext:value-type="float">
            <text:p>96.37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4.28949" calcext:value-type="float">
            <text:p>4.28949</text:p>
          </table:table-cell>
          <table:table-cell office:value-type="float" office:value="100" calcext:value-type="float">
            <text:p>100</text:p>
          </table:table-cell>
          <table:table-cell office:value-type="float" office:value="0.0428949" calcext:value-type="float">
            <text:p>0.0428949</text:p>
          </table:table-cell>
          <table:table-cell office:value-type="float" office:value="0.000348969" calcext:value-type="float">
            <text:p>0.000348969</text:p>
          </table:table-cell>
          <table:table-cell office:value-type="float" office:value="0.290058" calcext:value-type="float">
            <text:p>0.290058</text:p>
          </table:table-cell>
          <table:table-cell office:value-type="float" office:value="201215" calcext:value-type="float">
            <text:p>201215</text:p>
          </table:table-cell>
          <table:table-cell office:value-type="float" office:value="100" calcext:value-type="float">
            <text:p>100</text:p>
          </table:table-cell>
          <table:table-cell office:value-type="float" office:value="2012.15" calcext:value-type="float">
            <text:p>2012.15</text:p>
          </table:table-cell>
          <table:table-cell office:value-type="float" office:value="3" calcext:value-type="float">
            <text:p>3</text:p>
          </table:table-cell>
          <table:table-cell office:value-type="float" office:value="13589" calcext:value-type="float">
            <text:p>13589</text:p>
          </table:table-cell>
          <table:table-cell office:value-type="float" office:value="8863" calcext:value-type="float">
            <text:p>8863</text:p>
          </table:table-cell>
          <table:table-cell office:value-type="float" office:value="100" calcext:value-type="float">
            <text:p>100</text:p>
          </table:table-cell>
          <table:table-cell office:value-type="float" office:value="88.63" calcext:value-type="float">
            <text:p>88.63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 office:value-type="float" office:value="6.34" calcext:value-type="float">
            <text:p>6.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639" calcext:value-type="float">
            <text:p>22639</text:p>
          </table:table-cell>
          <table:table-cell office:value-type="float" office:value="1515" calcext:value-type="float">
            <text:p>1515</text:p>
          </table:table-cell>
          <table:table-cell office:value-type="float" office:value="6.7" calcext:value-type="float">
            <text:p>6.7</text:p>
          </table:table-cell>
          <table:table-cell office:value-type="float" office:value="21124" calcext:value-type="float">
            <text:p>21124</text:p>
          </table:table-cell>
          <table:table-cell office:value-type="float" office:value="815" calcext:value-type="float">
            <text:p>815</text:p>
          </table:table-cell>
          <table:table-cell office:value-type="float" office:value="3.9" calcext:value-type="float">
            <text:p>3.9</text:p>
          </table:table-cell>
          <table:table-cell office:value-type="float" office:value="20309" calcext:value-type="float">
            <text:p>20309</text:p>
          </table:table-cell>
          <table:table-cell office:value-type="float" office:value="13013" calcext:value-type="float">
            <text:p>13013</text:p>
          </table:table-cell>
          <table:table-cell office:value-type="float" office:value="64.1" calcext:value-type="float">
            <text:p>64.1</text:p>
          </table:table-cell>
          <table:table-cell office:value-type="float" office:value="7296" calcext:value-type="float">
            <text:p>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3078" calcext:value-type="float">
            <text:p>3078</text:p>
          </table:table-cell>
          <table:table-cell office:value-type="float" office:value="42.2" calcext:value-type="float">
            <text:p>42.2</text:p>
          </table:table-cell>
          <table:table-cell table:formula="of:=LOG([.O6];2)" office:value-type="float" office:value="10.9745221425837" calcext:value-type="float">
            <text:p>10.9745221425837</text:p>
          </table:table-cell>
          <table:table-cell table:formula="of:=LOG([.Q6];2)" office:value-type="float" office:value="13.7301516731733" calcext:value-type="float">
            <text:p>13.7301516731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67" calcext:value-type="float">
            <text:p>11367</text:p>
          </table:table-cell>
          <table:table-cell office:value-type="float" office:value="100" calcext:value-type="float">
            <text:p>100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4.78025" calcext:value-type="float">
            <text:p>4.78025</text:p>
          </table:table-cell>
          <table:table-cell office:value-type="float" office:value="100" calcext:value-type="float">
            <text:p>100</text:p>
          </table:table-cell>
          <table:table-cell office:value-type="float" office:value="0.0478025" calcext:value-type="float">
            <text:p>0.0478025</text:p>
          </table:table-cell>
          <table:table-cell office:value-type="float" office:value="0.000460164" calcext:value-type="float">
            <text:p>0.000460164</text:p>
          </table:table-cell>
          <table:table-cell office:value-type="float" office:value="0.575419" calcext:value-type="float">
            <text:p>0.575419</text:p>
          </table:table-cell>
          <table:table-cell office:value-type="float" office:value="194192" calcext:value-type="float">
            <text:p>194192</text:p>
          </table:table-cell>
          <table:table-cell office:value-type="float" office:value="100" calcext:value-type="float">
            <text:p>100</text:p>
          </table:table-cell>
          <table:table-cell office:value-type="float" office:value="1941.92" calcext:value-type="float">
            <text:p>1941.92</text:p>
          </table:table-cell>
          <table:table-cell office:value-type="float" office:value="3" calcext:value-type="float">
            <text:p>3</text:p>
          </table:table-cell>
          <table:table-cell office:value-type="float" office:value="23376" calcext:value-type="float">
            <text:p>23376</text:p>
          </table:table-cell>
          <table:table-cell office:value-type="float" office:value="8470" calcext:value-type="float">
            <text:p>8470</text:p>
          </table:table-cell>
          <table:table-cell office:value-type="float" office:value="100" calcext:value-type="float">
            <text:p>100</text:p>
          </table:table-cell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6" calcext:value-type="float">
            <text:p>626</text:p>
          </table:table-cell>
          <table:table-cell office:value-type="float" office:value="100" calcext:value-type="float">
            <text:p>100</text:p>
          </table:table-cell>
          <table:table-cell office:value-type="float" office:value="6.26" calcext:value-type="float">
            <text:p>6.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2" calcext:value-type="float">
            <text:p>722</text:p>
          </table:table-cell>
          <table:table-cell office:value-type="float" office:value="100" calcext:value-type="float">
            <text:p>100</text:p>
          </table:table-cell>
          <table:table-cell office:value-type="float" office:value="7.22" calcext:value-type="float">
            <text:p>7.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6" calcext:value-type="float">
            <text:p>666</text:p>
          </table:table-cell>
          <table:table-cell office:value-type="float" office:value="100" calcext:value-type="float">
            <text:p>100</text:p>
          </table:table-cell>
          <table:table-cell office:value-type="float" office:value="6.66" calcext:value-type="float">
            <text:p>6.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145" calcext:value-type="float">
            <text:p>22145</text:p>
          </table:table-cell>
          <table:table-cell office:value-type="float" office:value="1639" calcext:value-type="float">
            <text:p>1639</text:p>
          </table:table-cell>
          <table:table-cell office:value-type="float" office:value="7.4" calcext:value-type="float">
            <text:p>7.4</text:p>
          </table:table-cell>
          <table:table-cell office:value-type="float" office:value="20506" calcext:value-type="float">
            <text:p>20506</text:p>
          </table:table-cell>
          <table:table-cell office:value-type="float" office:value="751" calcext:value-type="float">
            <text:p>751</text:p>
          </table:table-cell>
          <table:table-cell office:value-type="float" office:value="3.7" calcext:value-type="float">
            <text:p>3.7</text:p>
          </table:table-cell>
          <table:table-cell office:value-type="float" office:value="19755" calcext:value-type="float">
            <text:p>19755</text:p>
          </table:table-cell>
          <table:table-cell office:value-type="float" office:value="12973" calcext:value-type="float">
            <text:p>12973</text:p>
          </table:table-cell>
          <table:table-cell office:value-type="float" office:value="65.7" calcext:value-type="float">
            <text:p>65.7</text:p>
          </table:table-cell>
          <table:table-cell office:value-type="float" office:value="6782" calcext:value-type="float">
            <text:p>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2722" calcext:value-type="float">
            <text:p>2722</text:p>
          </table:table-cell>
          <table:table-cell office:value-type="float" office:value="40.1" calcext:value-type="float">
            <text:p>40.1</text:p>
          </table:table-cell>
          <table:table-cell table:formula="of:=LOG([.O7];2)" office:value-type="float" office:value="10.9232680528854" calcext:value-type="float">
            <text:p>10.9232680528854</text:p>
          </table:table-cell>
          <table:table-cell table:formula="of:=LOG([.Q7];2)" office:value-type="float" office:value="14.5127404628035" calcext:value-type="float">
            <text:p>14.5127404628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424" calcext:value-type="float">
            <text:p>13424</text:p>
          </table:table-cell>
          <table:table-cell office:value-type="float" office:value="100" calcext:value-type="float">
            <text:p>100</text:p>
          </table:table-cell>
          <table:table-cell office:value-type="float" office:value="134.24" calcext:value-type="float">
            <text:p>134.24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2.39895" calcext:value-type="float">
            <text:p>2.39895</text:p>
          </table:table-cell>
          <table:table-cell office:value-type="float" office:value="100" calcext:value-type="float">
            <text:p>100</text:p>
          </table:table-cell>
          <table:table-cell office:value-type="float" office:value="0.0239895" calcext:value-type="float">
            <text:p>0.0239895</text:p>
          </table:table-cell>
          <table:table-cell office:value-type="float" office:value="0.000638473" calcext:value-type="float">
            <text:p>0.000638473</text:p>
          </table:table-cell>
          <table:table-cell office:value-type="float" office:value="0.189979" calcext:value-type="float">
            <text:p>0.189979</text:p>
          </table:table-cell>
          <table:table-cell office:value-type="float" office:value="82835" calcext:value-type="float">
            <text:p>82835</text:p>
          </table:table-cell>
          <table:table-cell office:value-type="float" office:value="100" calcext:value-type="float">
            <text:p>100</text:p>
          </table:table-cell>
          <table:table-cell office:value-type="float" office:value="828.35" calcext:value-type="float">
            <text:p>828.35</text:p>
          </table:table-cell>
          <table:table-cell office:value-type="float" office:value="3" calcext:value-type="float">
            <text:p>3</text:p>
          </table:table-cell>
          <table:table-cell office:value-type="float" office:value="6025" calcext:value-type="float">
            <text:p>6025</text:p>
          </table:table-cell>
          <table:table-cell office:value-type="float" office:value="3403" calcext:value-type="float">
            <text:p>3403</text:p>
          </table:table-cell>
          <table:table-cell office:value-type="float" office:value="100" calcext:value-type="float">
            <text:p>100</text:p>
          </table:table-cell>
          <table:table-cell office:value-type="float" office:value="34.03" calcext:value-type="float">
            <text:p>34.03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7" calcext:value-type="float">
            <text:p>847</text:p>
          </table:table-cell>
          <table:table-cell office:value-type="float" office:value="100" calcext:value-type="float">
            <text:p>100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932" calcext:value-type="float">
            <text:p>9932</text:p>
          </table:table-cell>
          <table:table-cell office:value-type="float" office:value="919" calcext:value-type="float">
            <text:p>919</text:p>
          </table:table-cell>
          <table:table-cell office:value-type="float" office:value="9.3" calcext:value-type="float">
            <text:p>9.3</text:p>
          </table:table-cell>
          <table:table-cell office:value-type="float" office:value="9013" calcext:value-type="float">
            <text:p>9013</text:p>
          </table:table-cell>
          <table:table-cell office:value-type="float" office:value="508" calcext:value-type="float">
            <text:p>508</text:p>
          </table:table-cell>
          <table:table-cell office:value-type="float" office:value="5.6" calcext:value-type="float">
            <text:p>5.6</text:p>
          </table:table-cell>
          <table:table-cell office:value-type="float" office:value="8505" calcext:value-type="float">
            <text:p>8505</text:p>
          </table:table-cell>
          <table:table-cell office:value-type="float" office:value="6066" calcext:value-type="float">
            <text:p>6066</text:p>
          </table:table-cell>
          <table:table-cell office:value-type="float" office:value="71.3" calcext:value-type="float">
            <text:p>71.3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837" calcext:value-type="float">
            <text:p>837</text:p>
          </table:table-cell>
          <table:table-cell office:value-type="float" office:value="34.3" calcext:value-type="float">
            <text:p>34.3</text:p>
          </table:table-cell>
          <table:table-cell table:formula="of:=LOG([.O8];2)" office:value-type="float" office:value="9.6940966635057" calcext:value-type="float">
            <text:p>9.6940966635057</text:p>
          </table:table-cell>
          <table:table-cell table:formula="of:=LOG([.Q8];2)" office:value-type="float" office:value="12.5567455260047" calcext:value-type="float">
            <text:p>12.5567455260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26" calcext:value-type="float">
            <text:p>15226</text:p>
          </table:table-cell>
          <table:table-cell office:value-type="float" office:value="100" calcext:value-type="float">
            <text:p>100</text:p>
          </table:table-cell>
          <table:table-cell office:value-type="float" office:value="152.26" calcext:value-type="float">
            <text:p>152.26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0.857388" calcext:value-type="float">
            <text:p>0.857388</text:p>
          </table:table-cell>
          <table:table-cell office:value-type="float" office:value="100" calcext:value-type="float">
            <text:p>100</text:p>
          </table:table-cell>
          <table:table-cell office:value-type="float" office:value="0.00857388" calcext:value-type="float">
            <text:p>0.00857388</text:p>
          </table:table-cell>
          <table:table-cell office:value-type="float" office:value="0.000788975" calcext:value-type="float">
            <text:p>0.000788975</text:p>
          </table:table-cell>
          <table:table-cell office:value-type="float" office:value="0.142627" calcext:value-type="float">
            <text:p>0.142627</text:p>
          </table:table-cell>
          <table:table-cell office:value-type="float" office:value="23250" calcext:value-type="float">
            <text:p>23250</text:p>
          </table:table-cell>
          <table:table-cell office:value-type="float" office:value="100" calcext:value-type="float">
            <text:p>100</text:p>
          </table:table-cell>
          <table:table-cell office:value-type="float" office:value="232.5" calcext:value-type="float">
            <text:p>232.5</text:p>
          </table:table-cell>
          <table:table-cell office:value-type="float" office:value="3" calcext:value-type="float">
            <text:p>3</text:p>
          </table:table-cell>
          <table:table-cell office:value-type="float" office:value="4190" calcext:value-type="float">
            <text:p>4190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6" calcext:value-type="float">
            <text:p>936</text:p>
          </table:table-cell>
          <table:table-cell office:value-type="float" office:value="100" calcext:value-type="float">
            <text:p>100</text:p>
          </table:table-cell>
          <table:table-cell office:value-type="float" office:value="9.36" calcext:value-type="float">
            <text:p>9.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2" calcext:value-type="float">
            <text:p>962</text:p>
          </table:table-cell>
          <table:table-cell office:value-type="float" office:value="100" calcext:value-type="float">
            <text:p>100</text:p>
          </table:table-cell>
          <table:table-cell office:value-type="float" office:value="9.62" calcext:value-type="float">
            <text:p>9.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56" calcext:value-type="float">
            <text:p>2856</text:p>
          </table:table-cell>
          <table:table-cell office:value-type="float" office:value="269" calcext:value-type="float">
            <text:p>269</text:p>
          </table:table-cell>
          <table:table-cell office:value-type="float" office:value="9.4" calcext:value-type="float">
            <text:p>9.4</text:p>
          </table:table-cell>
          <table:table-cell office:value-type="float" office:value="2587" calcext:value-type="float">
            <text:p>2587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2329" calcext:value-type="float">
            <text:p>2329</text:p>
          </table:table-cell>
          <table:table-cell office:value-type="float" office:value="1769" calcext:value-type="float">
            <text:p>1769</text:p>
          </table:table-cell>
          <table:table-cell office:value-type="float" office:value="76" calcext:value-type="float">
            <text:p>7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float" office:value="34.3" calcext:value-type="float">
            <text:p>34.3</text:p>
          </table:table-cell>
          <table:table-cell table:formula="of:=LOG([.O9];2)" office:value-type="float" office:value="7.86108690599539" calcext:value-type="float">
            <text:p>7.86108690599539</text:p>
          </table:table-cell>
          <table:table-cell table:formula="of:=LOG([.Q9];2)" office:value-type="float" office:value="12.0327345285867" calcext:value-type="float">
            <text:p>12.0327345285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57" calcext:value-type="float">
            <text:p>17157</text:p>
          </table:table-cell>
          <table:table-cell office:value-type="float" office:value="100" calcext:value-type="float">
            <text:p>100</text:p>
          </table:table-cell>
          <table:table-cell office:value-type="float" office:value="171.57" calcext:value-type="float">
            <text:p>171.57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0.200775" calcext:value-type="float">
            <text:p>0.200775</text:p>
          </table:table-cell>
          <table:table-cell office:value-type="float" office:value="100" calcext:value-type="float">
            <text:p>100</text:p>
          </table:table-cell>
          <table:table-cell office:value-type="float" office:value="0.00200775" calcext:value-type="float">
            <text:p>0.00200775</text:p>
          </table:table-cell>
          <table:table-cell office:value-type="float" office:value="0.00101036" calcext:value-type="float">
            <text:p>0.00101036</text:p>
          </table:table-cell>
          <table:table-cell office:value-type="float" office:value="0.0153602" calcext:value-type="float">
            <text:p>0.0153602</text:p>
          </table:table-cell>
          <table:table-cell office:value-type="float" office:value="1778" calcext:value-type="float">
            <text:p>1778</text:p>
          </table:table-cell>
          <table:table-cell office:value-type="float" office:value="100" calcext:value-type="float">
            <text:p>100</text:p>
          </table:table-cell>
          <table:table-cell office:value-type="float" office:value="17.78" calcext:value-type="float">
            <text:p>17.78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100" calcext:value-type="float">
            <text:p>100</text:p>
          </table:table-cell>
          <table:table-cell office:value-type="float" office:value="12.14" calcext:value-type="float">
            <text:p>12.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23" calcext:value-type="float">
            <text:p>1223</text:p>
          </table:table-cell>
          <table:table-cell office:value-type="float" office:value="100" calcext:value-type="float">
            <text:p>100</text:p>
          </table:table-cell>
          <table:table-cell office:value-type="float" office:value="12.23" calcext:value-type="float">
            <text:p>12.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17" calcext:value-type="float">
            <text:p>1217</text:p>
          </table:table-cell>
          <table:table-cell office:value-type="float" office:value="100" calcext:value-type="float">
            <text:p>100</text:p>
          </table:table-cell>
          <table:table-cell office:value-type="float" office:value="12.17" calcext:value-type="float">
            <text:p>12.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13.9" calcext:value-type="float">
            <text:p>13.9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20.8" calcext:value-type="float">
            <text:p>20.8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86.1" calcext:value-type="float">
            <text:p>86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4.15218341905505" calcext:value-type="float">
            <text:p>4.15218341905505</text:p>
          </table:table-cell>
          <table:table-cell table:formula="of:=LOG([.Q10];2)" office:value-type="float" office:value="8.48381577726426" calcext:value-type="float">
            <text:p>8.4838157772642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75" calcext:value-type="float">
            <text:p>2075</text:p>
          </table:table-cell>
          <table:table-cell office:value-type="float" office:value="100" calcext:value-type="float">
            <text:p>100</text:p>
          </table:table-cell>
          <table:table-cell office:value-type="float" office:value="20.75" calcext:value-type="float">
            <text:p>20.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213348" calcext:value-type="float">
            <text:p>0.213348</text:p>
          </table:table-cell>
          <table:table-cell office:value-type="float" office:value="100" calcext:value-type="float">
            <text:p>100</text:p>
          </table:table-cell>
          <table:table-cell office:value-type="float" office:value="0.00213348" calcext:value-type="float">
            <text:p>0.00213348</text:p>
          </table:table-cell>
          <table:table-cell office:value-type="float" office:value="0.000118971" calcext:value-type="float">
            <text:p>0.000118971</text:p>
          </table:table-cell>
          <table:table-cell office:value-type="float" office:value="0.0285082" calcext:value-type="float">
            <text:p>0.0285082</text:p>
          </table:table-cell>
          <table:table-cell office:value-type="float" office:value="23660" calcext:value-type="float">
            <text:p>23660</text:p>
          </table:table-cell>
          <table:table-cell office:value-type="float" office:value="100" calcext:value-type="float">
            <text:p>100</text:p>
          </table:table-cell>
          <table:table-cell office:value-type="float" office:value="236.6" calcext:value-type="float">
            <text:p>236.6</text:p>
          </table:table-cell>
          <table:table-cell office:value-type="float" office:value="3" calcext:value-type="float">
            <text:p>3</text:p>
          </table:table-cell>
          <table:table-cell office:value-type="float" office:value="3589" calcext:value-type="float">
            <text:p>3589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18" calcext:value-type="float">
            <text:p>3318</text:p>
          </table:table-cell>
          <table:table-cell office:value-type="float" office:value="259" calcext:value-type="float">
            <text:p>259</text:p>
          </table:table-cell>
          <table:table-cell office:value-type="float" office:value="7.8" calcext:value-type="float">
            <text:p>7.8</text:p>
          </table:table-cell>
          <table:table-cell office:value-type="float" office:value="3059" calcext:value-type="float">
            <text:p>3059</text:p>
          </table:table-cell>
          <table:table-cell office:value-type="float" office:value="853" calcext:value-type="float">
            <text:p>853</text:p>
          </table:table-cell>
          <table:table-cell office:value-type="float" office:value="27.9" calcext:value-type="float">
            <text:p>27.9</text:p>
          </table:table-cell>
          <table:table-cell office:value-type="float" office:value="2206" calcext:value-type="float">
            <text:p>2206</text:p>
          </table:table-cell>
          <table:table-cell office:value-type="float" office:value="1608" calcext:value-type="float">
            <text:p>1608</text:p>
          </table:table-cell>
          <table:table-cell office:value-type="float" office:value="72.9" calcext:value-type="float">
            <text:p>72.9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7.88630626345243" calcext:value-type="float">
            <text:p>7.88630626345243</text:p>
          </table:table-cell>
          <table:table-cell table:formula="of:=LOG([.Q2];2)" office:value-type="float" office:value="11.8093662078161" calcext:value-type="float">
            <text:p>11.80936620781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25" calcext:value-type="float">
            <text:p>4125</text:p>
          </table:table-cell>
          <table:table-cell office:value-type="float" office:value="100" calcext:value-type="float">
            <text:p>100</text:p>
          </table:table-cell>
          <table:table-cell office:value-type="float" office:value="41.25" calcext:value-type="float">
            <text:p>41.2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0.970883" calcext:value-type="float">
            <text:p>0.970883</text:p>
          </table:table-cell>
          <table:table-cell office:value-type="float" office:value="100" calcext:value-type="float">
            <text:p>100</text:p>
          </table:table-cell>
          <table:table-cell office:value-type="float" office:value="0.00970883" calcext:value-type="float">
            <text:p>0.00970883</text:p>
          </table:table-cell>
          <table:table-cell office:value-type="float" office:value="0.000144993" calcext:value-type="float">
            <text:p>0.000144993</text:p>
          </table:table-cell>
          <table:table-cell office:value-type="float" office:value="0.0752673" calcext:value-type="float">
            <text:p>0.0752673</text:p>
          </table:table-cell>
          <table:table-cell office:value-type="float" office:value="80679" calcext:value-type="float">
            <text:p>80679</text:p>
          </table:table-cell>
          <table:table-cell office:value-type="float" office:value="100" calcext:value-type="float">
            <text:p>100</text:p>
          </table:table-cell>
          <table:table-cell office:value-type="float" office:value="806.79" calcext:value-type="float">
            <text:p>806.79</text:p>
          </table:table-cell>
          <table:table-cell office:value-type="float" office:value="3" calcext:value-type="float">
            <text:p>3</text:p>
          </table:table-cell>
          <table:table-cell office:value-type="float" office:value="7071" calcext:value-type="float">
            <text:p>7071</text:p>
          </table:table-cell>
          <table:table-cell office:value-type="float" office:value="2929" calcext:value-type="float">
            <text:p>2929</text:p>
          </table:table-cell>
          <table:table-cell office:value-type="float" office:value="100" calcext:value-type="float">
            <text:p>100</text:p>
          </table:table-cell>
          <table:table-cell office:value-type="float" office:value="29.29" calcext:value-type="float">
            <text:p>29.2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100" calcext:value-type="float">
            <text:p>100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427" calcext:value-type="float">
            <text:p>10427</text:p>
          </table:table-cell>
          <table:table-cell office:value-type="float" office:value="616" calcext:value-type="float">
            <text:p>616</text:p>
          </table:table-cell>
          <table:table-cell office:value-type="float" office:value="5.9" calcext:value-type="float">
            <text:p>5.9</text:p>
          </table:table-cell>
          <table:table-cell office:value-type="float" office:value="9811" calcext:value-type="float">
            <text:p>9811</text:p>
          </table:table-cell>
          <table:table-cell office:value-type="float" office:value="2761" calcext:value-type="float">
            <text:p>2761</text:p>
          </table:table-cell>
          <table:table-cell office:value-type="float" office:value="28.1" calcext:value-type="float">
            <text:p>28.1</text:p>
          </table:table-cell>
          <table:table-cell office:value-type="float" office:value="7050" calcext:value-type="float">
            <text:p>7050</text:p>
          </table:table-cell>
          <table:table-cell office:value-type="float" office:value="4775" calcext:value-type="float">
            <text:p>4775</text:p>
          </table:table-cell>
          <table:table-cell office:value-type="float" office:value="67.7" calcext:value-type="float">
            <text:p>67.7</text:p>
          </table:table-cell>
          <table:table-cell office:value-type="float" office:value="2275" calcext:value-type="float">
            <text:p>2275</text:p>
          </table:table-cell>
          <table:table-cell office:value-type="float" office:value="157" calcext:value-type="float">
            <text:p>157</text:p>
          </table:table-cell>
          <table:table-cell office:value-type="float" office:value="6.9" calcext:value-type="float">
            <text:p>6.9</text:p>
          </table:table-cell>
          <table:table-cell office:value-type="float" office:value="2118" calcext:value-type="float">
            <text:p>2118</text:p>
          </table:table-cell>
          <table:table-cell office:value-type="float" office:value="1352" calcext:value-type="float">
            <text:p>1352</text:p>
          </table:table-cell>
          <table:table-cell office:value-type="float" office:value="63.8" calcext:value-type="float">
            <text:p>63.8</text:p>
          </table:table-cell>
          <table:table-cell table:formula="of:=LOG([.O3];2)" office:value-type="float" office:value="9.65604939192117" calcext:value-type="float">
            <text:p>9.65604939192117</text:p>
          </table:table-cell>
          <table:table-cell table:formula="of:=LOG([.Q3];2)" office:value-type="float" office:value="12.7876985439713" calcext:value-type="float">
            <text:p>12.7876985439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24" calcext:value-type="float">
            <text:p>6324</text:p>
          </table:table-cell>
          <table:table-cell office:value-type="float" office:value="100" calcext:value-type="float">
            <text:p>100</text:p>
          </table:table-cell>
          <table:table-cell office:value-type="float" office:value="63.24" calcext:value-type="float">
            <text:p>63.2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.18025" calcext:value-type="float">
            <text:p>3.18025</text:p>
          </table:table-cell>
          <table:table-cell office:value-type="float" office:value="100" calcext:value-type="float">
            <text:p>100</text:p>
          </table:table-cell>
          <table:table-cell office:value-type="float" office:value="0.0318025" calcext:value-type="float">
            <text:p>0.0318025</text:p>
          </table:table-cell>
          <table:table-cell office:value-type="float" office:value="0.000163008" calcext:value-type="float">
            <text:p>0.000163008</text:p>
          </table:table-cell>
          <table:table-cell office:value-type="float" office:value="0.366933" calcext:value-type="float">
            <text:p>0.366933</text:p>
          </table:table-cell>
          <table:table-cell office:value-type="float" office:value="199549" calcext:value-type="float">
            <text:p>199549</text:p>
          </table:table-cell>
          <table:table-cell office:value-type="float" office:value="100" calcext:value-type="float">
            <text:p>100</text:p>
          </table:table-cell>
          <table:table-cell office:value-type="float" office:value="1995.49" calcext:value-type="float">
            <text:p>1995.49</text:p>
          </table:table-cell>
          <table:table-cell office:value-type="float" office:value="3" calcext:value-type="float">
            <text:p>3</text:p>
          </table:table-cell>
          <table:table-cell office:value-type="float" office:value="25867" calcext:value-type="float">
            <text:p>25867</text:p>
          </table:table-cell>
          <table:table-cell office:value-type="float" office:value="8686" calcext:value-type="float">
            <text:p>8686</text:p>
          </table:table-cell>
          <table:table-cell office:value-type="float" office:value="100" calcext:value-type="float">
            <text:p>100</text:p>
          </table:table-cell>
          <table:table-cell office:value-type="float" office:value="86.86" calcext:value-type="float">
            <text:p>86.86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float" office:value="100" calcext:value-type="float">
            <text:p>100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679" calcext:value-type="float">
            <text:p>22679</text:p>
          </table:table-cell>
          <table:table-cell office:value-type="float" office:value="1371" calcext:value-type="float">
            <text:p>1371</text:p>
          </table:table-cell>
          <table:table-cell office:value-type="float" office:value="6" calcext:value-type="float">
            <text:p>6</text:p>
          </table:table-cell>
          <table:table-cell office:value-type="float" office:value="21308" calcext:value-type="float">
            <text:p>21308</text:p>
          </table:table-cell>
          <table:table-cell office:value-type="float" office:value="1771" calcext:value-type="float">
            <text:p>1771</text:p>
          </table:table-cell>
          <table:table-cell office:value-type="float" office:value="8.3" calcext:value-type="float">
            <text:p>8.3</text:p>
          </table:table-cell>
          <table:table-cell office:value-type="float" office:value="19537" calcext:value-type="float">
            <text:p>19537</text:p>
          </table:table-cell>
          <table:table-cell office:value-type="float" office:value="12266" calcext:value-type="float">
            <text:p>12266</text:p>
          </table:table-cell>
          <table:table-cell office:value-type="float" office:value="62.8" calcext:value-type="float">
            <text:p>62.8</text:p>
          </table:table-cell>
          <table:table-cell office:value-type="float" office:value="7271" calcext:value-type="float">
            <text:p>727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7251" calcext:value-type="float">
            <text:p>7251</text:p>
          </table:table-cell>
          <table:table-cell office:value-type="float" office:value="3358" calcext:value-type="float">
            <text:p>3358</text:p>
          </table:table-cell>
          <table:table-cell office:value-type="float" office:value="46.3" calcext:value-type="float">
            <text:p>46.3</text:p>
          </table:table-cell>
          <table:table-cell table:formula="of:=LOG([.O4];2)" office:value-type="float" office:value="10.962527333751" calcext:value-type="float">
            <text:p>10.962527333751</text:p>
          </table:table-cell>
          <table:table-cell table:formula="of:=LOG([.Q4];2)" office:value-type="float" office:value="14.6588251225518" calcext:value-type="float">
            <text:p>14.65882512255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67" calcext:value-type="float">
            <text:p>8367</text:p>
          </table:table-cell>
          <table:table-cell office:value-type="float" office:value="100" calcext:value-type="float">
            <text:p>100</text:p>
          </table:table-cell>
          <table:table-cell office:value-type="float" office:value="83.67" calcext:value-type="float">
            <text:p>83.67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5.32716" calcext:value-type="float">
            <text:p>5.32716</text:p>
          </table:table-cell>
          <table:table-cell office:value-type="float" office:value="100" calcext:value-type="float">
            <text:p>100</text:p>
          </table:table-cell>
          <table:table-cell office:value-type="float" office:value="0.0532716" calcext:value-type="float">
            <text:p>0.0532716</text:p>
          </table:table-cell>
          <table:table-cell office:value-type="float" office:value="0.000267293" calcext:value-type="float">
            <text:p>0.000267293</text:p>
          </table:table-cell>
          <table:table-cell office:value-type="float" office:value="0.582375" calcext:value-type="float">
            <text:p>0.582375</text:p>
          </table:table-cell>
          <table:table-cell office:value-type="float" office:value="263579" calcext:value-type="float">
            <text:p>263579</text:p>
          </table:table-cell>
          <table:table-cell office:value-type="float" office:value="100" calcext:value-type="float">
            <text:p>100</text:p>
          </table:table-cell>
          <table:table-cell office:value-type="float" office:value="2635.79" calcext:value-type="float">
            <text:p>2635.79</text:p>
          </table:table-cell>
          <table:table-cell office:value-type="float" office:value="3" calcext:value-type="float">
            <text:p>3</text:p>
          </table:table-cell>
          <table:table-cell office:value-type="float" office:value="28660" calcext:value-type="float">
            <text:p>28660</text:p>
          </table:table-cell>
          <table:table-cell office:value-type="float" office:value="11921" calcext:value-type="float">
            <text:p>11921</text:p>
          </table:table-cell>
          <table:table-cell office:value-type="float" office:value="100" calcext:value-type="float">
            <text:p>100</text:p>
          </table:table-cell>
          <table:table-cell office:value-type="float" office:value="119.21" calcext:value-type="float">
            <text:p>119.21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928" calcext:value-type="float">
            <text:p>928</text:p>
          </table:table-cell>
          <table:table-cell office:value-type="float" office:value="100" calcext:value-type="float">
            <text:p>100</text:p>
          </table:table-cell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649" calcext:value-type="float">
            <text:p>28649</text:p>
          </table:table-cell>
          <table:table-cell office:value-type="float" office:value="1381" calcext:value-type="float">
            <text:p>1381</text:p>
          </table:table-cell>
          <table:table-cell office:value-type="float" office:value="4.8" calcext:value-type="float">
            <text:p>4.8</text:p>
          </table:table-cell>
          <table:table-cell office:value-type="float" office:value="27268" calcext:value-type="float">
            <text:p>27268</text:p>
          </table:table-cell>
          <table:table-cell office:value-type="float" office:value="1128" calcext:value-type="float">
            <text:p>1128</text:p>
          </table:table-cell>
          <table:table-cell office:value-type="float" office:value="4.1" calcext:value-type="float">
            <text:p>4.1</text:p>
          </table:table-cell>
          <table:table-cell office:value-type="float" office:value="26140" calcext:value-type="float">
            <text:p>26140</text:p>
          </table:table-cell>
          <table:table-cell office:value-type="float" office:value="15651" calcext:value-type="float">
            <text:p>15651</text:p>
          </table:table-cell>
          <table:table-cell office:value-type="float" office:value="59.9" calcext:value-type="float">
            <text:p>59.9</text:p>
          </table:table-cell>
          <table:table-cell office:value-type="float" office:value="10489" calcext:value-type="float">
            <text:p>10489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481" calcext:value-type="float">
            <text:p>10481</text:p>
          </table:table-cell>
          <table:table-cell office:value-type="float" office:value="4894" calcext:value-type="float">
            <text:p>4894</text:p>
          </table:table-cell>
          <table:table-cell office:value-type="float" office:value="46.7" calcext:value-type="float">
            <text:p>46.7</text:p>
          </table:table-cell>
          <table:table-cell table:formula="of:=LOG([.O5];2)" office:value-type="float" office:value="11.3640197164545" calcext:value-type="float">
            <text:p>11.3640197164545</text:p>
          </table:table-cell>
          <table:table-cell table:formula="of:=LOG([.Q5];2)" office:value-type="float" office:value="14.8067509891495" calcext:value-type="float">
            <text:p>14.80675098914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33" calcext:value-type="float">
            <text:p>10433</text:p>
          </table:table-cell>
          <table:table-cell office:value-type="float" office:value="100" calcext:value-type="float">
            <text:p>100</text:p>
          </table:table-cell>
          <table:table-cell office:value-type="float" office:value="104.33" calcext:value-type="float">
            <text:p>104.33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0.4956" calcext:value-type="float">
            <text:p>10.4956</text:p>
          </table:table-cell>
          <table:table-cell office:value-type="float" office:value="100" calcext:value-type="float">
            <text:p>100</text:p>
          </table:table-cell>
          <table:table-cell office:value-type="float" office:value="0.104956" calcext:value-type="float">
            <text:p>0.104956</text:p>
          </table:table-cell>
          <table:table-cell office:value-type="float" office:value="0.000340632" calcext:value-type="float">
            <text:p>0.000340632</text:p>
          </table:table-cell>
          <table:table-cell office:value-type="float" office:value="0.709591" calcext:value-type="float">
            <text:p>0.709591</text:p>
          </table:table-cell>
          <table:table-cell office:value-type="float" office:value="450726" calcext:value-type="float">
            <text:p>450726</text:p>
          </table:table-cell>
          <table:table-cell office:value-type="float" office:value="100" calcext:value-type="float">
            <text:p>100</text:p>
          </table:table-cell>
          <table:table-cell office:value-type="float" office:value="4507.26" calcext:value-type="float">
            <text:p>4507.26</text:p>
          </table:table-cell>
          <table:table-cell office:value-type="float" office:value="3" calcext:value-type="float">
            <text:p>3</text:p>
          </table:table-cell>
          <table:table-cell office:value-type="float" office:value="29120" calcext:value-type="float">
            <text:p>29120</text:p>
          </table:table-cell>
          <table:table-cell office:value-type="float" office:value="20127" calcext:value-type="float">
            <text:p>20127</text:p>
          </table:table-cell>
          <table:table-cell office:value-type="float" office:value="100" calcext:value-type="float">
            <text:p>100</text:p>
          </table:table-cell>
          <table:table-cell office:value-type="float" office:value="201.27" calcext:value-type="float">
            <text:p>201.27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198" calcext:value-type="float">
            <text:p>1198</text:p>
          </table:table-cell>
          <table:table-cell office:value-type="float" office:value="100" calcext:value-type="float">
            <text:p>100</text:p>
          </table:table-cell>
          <table:table-cell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6" calcext:value-type="float">
            <text:p>586</text:p>
          </table:table-cell>
          <table:table-cell office:value-type="float" office:value="100" calcext:value-type="float">
            <text:p>100</text:p>
          </table:table-cell>
          <table:table-cell office:value-type="float" office:value="5.86" calcext:value-type="float">
            <text:p>5.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9592" calcext:value-type="float">
            <text:p>49592</text:p>
          </table:table-cell>
          <table:table-cell office:value-type="float" office:value="2802" calcext:value-type="float">
            <text:p>2802</text:p>
          </table:table-cell>
          <table:table-cell office:value-type="float" office:value="5.7" calcext:value-type="float">
            <text:p>5.7</text:p>
          </table:table-cell>
          <table:table-cell office:value-type="float" office:value="46790" calcext:value-type="float">
            <text:p>46790</text:p>
          </table:table-cell>
          <table:table-cell office:value-type="float" office:value="1152" calcext:value-type="float">
            <text:p>1152</text:p>
          </table:table-cell>
          <table:table-cell office:value-type="float" office:value="2.5" calcext:value-type="float">
            <text:p>2.5</text:p>
          </table:table-cell>
          <table:table-cell office:value-type="float" office:value="45638" calcext:value-type="float">
            <text:p>45638</text:p>
          </table:table-cell>
          <table:table-cell office:value-type="float" office:value="28369" calcext:value-type="float">
            <text:p>28369</text:p>
          </table:table-cell>
          <table:table-cell office:value-type="float" office:value="62.2" calcext:value-type="float">
            <text:p>62.2</text:p>
          </table:table-cell>
          <table:table-cell office:value-type="float" office:value="17269" calcext:value-type="float">
            <text:p>17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69" calcext:value-type="float">
            <text:p>17269</text:p>
          </table:table-cell>
          <table:table-cell office:value-type="float" office:value="7475" calcext:value-type="float">
            <text:p>7475</text:p>
          </table:table-cell>
          <table:table-cell office:value-type="float" office:value="43.3" calcext:value-type="float">
            <text:p>43.3</text:p>
          </table:table-cell>
          <table:table-cell table:formula="of:=LOG([.O6];2)" office:value-type="float" office:value="12.1380349585653" calcext:value-type="float">
            <text:p>12.1380349585653</text:p>
          </table:table-cell>
          <table:table-cell table:formula="of:=LOG([.Q6];2)" office:value-type="float" office:value="14.8297227350861" calcext:value-type="float">
            <text:p>14.82972273508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95" calcext:value-type="float">
            <text:p>12595</text:p>
          </table:table-cell>
          <table:table-cell office:value-type="float" office:value="100" calcext:value-type="float">
            <text:p>100</text:p>
          </table:table-cell>
          <table:table-cell office:value-type="float" office:value="125.95" calcext:value-type="float">
            <text:p>125.95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7.88694" calcext:value-type="float">
            <text:p>7.88694</text:p>
          </table:table-cell>
          <table:table-cell office:value-type="float" office:value="100" calcext:value-type="float">
            <text:p>100</text:p>
          </table:table-cell>
          <table:table-cell office:value-type="float" office:value="0.0788694" calcext:value-type="float">
            <text:p>0.0788694</text:p>
          </table:table-cell>
          <table:table-cell office:value-type="float" office:value="0.000513955" calcext:value-type="float">
            <text:p>0.000513955</text:p>
          </table:table-cell>
          <table:table-cell office:value-type="float" office:value="0.643737" calcext:value-type="float">
            <text:p>0.643737</text:p>
          </table:table-cell>
          <table:table-cell office:value-type="float" office:value="284579" calcext:value-type="float">
            <text:p>284579</text:p>
          </table:table-cell>
          <table:table-cell office:value-type="float" office:value="100" calcext:value-type="float">
            <text:p>100</text:p>
          </table:table-cell>
          <table:table-cell office:value-type="float" office:value="2845.79" calcext:value-type="float">
            <text:p>2845.79</text:p>
          </table:table-cell>
          <table:table-cell office:value-type="float" office:value="3" calcext:value-type="float">
            <text:p>3</text:p>
          </table:table-cell>
          <table:table-cell office:value-type="float" office:value="24842" calcext:value-type="float">
            <text:p>24842</text:p>
          </table:table-cell>
          <table:table-cell office:value-type="float" office:value="12670" calcext:value-type="float">
            <text:p>12670</text:p>
          </table:table-cell>
          <table:table-cell office:value-type="float" office:value="100" calcext:value-type="float">
            <text:p>100</text:p>
          </table:table-cell>
          <table:table-cell office:value-type="float" office:value="126.7" calcext:value-type="float">
            <text:p>126.7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029" calcext:value-type="float">
            <text:p>1029</text:p>
          </table:table-cell>
          <table:table-cell office:value-type="float" office:value="100" calcext:value-type="float">
            <text:p>100</text:p>
          </table:table-cell>
          <table:table-cell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 office:value-type="float" office:value="7.61" calcext:value-type="float">
            <text:p>7.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727" calcext:value-type="float">
            <text:p>31727</text:p>
          </table:table-cell>
          <table:table-cell office:value-type="float" office:value="2061" calcext:value-type="float">
            <text:p>2061</text:p>
          </table:table-cell>
          <table:table-cell office:value-type="float" office:value="6.5" calcext:value-type="float">
            <text:p>6.5</text:p>
          </table:table-cell>
          <table:table-cell office:value-type="float" office:value="29666" calcext:value-type="float">
            <text:p>29666</text:p>
          </table:table-cell>
          <table:table-cell office:value-type="float" office:value="852" calcext:value-type="float">
            <text:p>852</text:p>
          </table:table-cell>
          <table:table-cell office:value-type="float" office:value="2.9" calcext:value-type="float">
            <text:p>2.9</text:p>
          </table:table-cell>
          <table:table-cell office:value-type="float" office:value="28814" calcext:value-type="float">
            <text:p>28814</text:p>
          </table:table-cell>
          <table:table-cell office:value-type="float" office:value="18263" calcext:value-type="float">
            <text:p>18263</text:p>
          </table:table-cell>
          <table:table-cell office:value-type="float" office:value="63.4" calcext:value-type="float">
            <text:p>63.4</text:p>
          </table:table-cell>
          <table:table-cell office:value-type="float" office:value="10551" calcext:value-type="float">
            <text:p>1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1" calcext:value-type="float">
            <text:p>10551</text:p>
          </table:table-cell>
          <table:table-cell office:value-type="float" office:value="4402" calcext:value-type="float">
            <text:p>4402</text:p>
          </table:table-cell>
          <table:table-cell office:value-type="float" office:value="41.7" calcext:value-type="float">
            <text:p>41.7</text:p>
          </table:table-cell>
          <table:table-cell table:formula="of:=LOG([.O7];2)" office:value-type="float" office:value="11.4746134893456" calcext:value-type="float">
            <text:p>11.4746134893456</text:p>
          </table:table-cell>
          <table:table-cell table:formula="of:=LOG([.Q7];2)" office:value-type="float" office:value="14.6004937074528" calcext:value-type="float">
            <text:p>14.6004937074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51" calcext:value-type="float">
            <text:p>14651</text:p>
          </table:table-cell>
          <table:table-cell office:value-type="float" office:value="100" calcext:value-type="float">
            <text:p>100</text:p>
          </table:table-cell>
          <table:table-cell office:value-type="float" office:value="146.51" calcext:value-type="float">
            <text:p>146.51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5.00852" calcext:value-type="float">
            <text:p>5.00852</text:p>
          </table:table-cell>
          <table:table-cell office:value-type="float" office:value="100" calcext:value-type="float">
            <text:p>100</text:p>
          </table:table-cell>
          <table:table-cell office:value-type="float" office:value="0.0500852" calcext:value-type="float">
            <text:p>0.0500852</text:p>
          </table:table-cell>
          <table:table-cell office:value-type="float" office:value="0.000732826" calcext:value-type="float">
            <text:p>0.000732826</text:p>
          </table:table-cell>
          <table:table-cell office:value-type="float" office:value="0.514498" calcext:value-type="float">
            <text:p>0.514498</text:p>
          </table:table-cell>
          <table:table-cell office:value-type="float" office:value="155692" calcext:value-type="float">
            <text:p>155692</text:p>
          </table:table-cell>
          <table:table-cell office:value-type="float" office:value="100" calcext:value-type="float">
            <text:p>100</text:p>
          </table:table-cell>
          <table:table-cell office:value-type="float" office:value="1556.92" calcext:value-type="float">
            <text:p>1556.92</text:p>
          </table:table-cell>
          <table:table-cell office:value-type="float" office:value="3" calcext:value-type="float">
            <text:p>3</text:p>
          </table:table-cell>
          <table:table-cell office:value-type="float" office:value="15360" calcext:value-type="float">
            <text:p>15360</text:p>
          </table:table-cell>
          <table:table-cell office:value-type="float" office:value="6487" calcext:value-type="float">
            <text:p>6487</text:p>
          </table:table-cell>
          <table:table-cell office:value-type="float" office:value="100" calcext:value-type="float">
            <text:p>100</text:p>
          </table:table-cell>
          <table:table-cell office:value-type="float" office:value="64.87" calcext:value-type="float">
            <text:p>64.8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 office:value-type="float" office:value="8.65" calcext:value-type="float">
            <text:p>8.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361" calcext:value-type="float">
            <text:p>18361</text:p>
          </table:table-cell>
          <table:table-cell office:value-type="float" office:value="1563" calcext:value-type="float">
            <text:p>1563</text:p>
          </table:table-cell>
          <table:table-cell office:value-type="float" office:value="8.5" calcext:value-type="float">
            <text:p>8.5</text:p>
          </table:table-cell>
          <table:table-cell office:value-type="float" office:value="16798" calcext:value-type="float">
            <text:p>16798</text:p>
          </table:table-cell>
          <table:table-cell office:value-type="float" office:value="693" calcext:value-type="float">
            <text:p>693</text:p>
          </table:table-cell>
          <table:table-cell office:value-type="float" office:value="4.1" calcext:value-type="float">
            <text:p>4.1</text:p>
          </table:table-cell>
          <table:table-cell office:value-type="float" office:value="16105" calcext:value-type="float">
            <text:p>16105</text:p>
          </table:table-cell>
          <table:table-cell office:value-type="float" office:value="11234" calcext:value-type="float">
            <text:p>11234</text:p>
          </table:table-cell>
          <table:table-cell office:value-type="float" office:value="69.8" calcext:value-type="float">
            <text:p>69.8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1" calcext:value-type="float">
            <text:p>4871</text:p>
          </table:table-cell>
          <table:table-cell office:value-type="float" office:value="1769" calcext:value-type="float">
            <text:p>1769</text:p>
          </table:table-cell>
          <table:table-cell office:value-type="float" office:value="36.3" calcext:value-type="float">
            <text:p>36.3</text:p>
          </table:table-cell>
          <table:table-cell table:formula="of:=LOG([.O8];2)" office:value-type="float" office:value="10.6044791002618" calcext:value-type="float">
            <text:p>10.6044791002618</text:p>
          </table:table-cell>
          <table:table-cell table:formula="of:=LOG([.Q8];2)" office:value-type="float" office:value="13.9068905956085" calcext:value-type="float">
            <text:p>13.9068905956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40" calcext:value-type="float">
            <text:p>16840</text:p>
          </table:table-cell>
          <table:table-cell office:value-type="float" office:value="100" calcext:value-type="float">
            <text:p>100</text:p>
          </table:table-cell>
          <table:table-cell office:value-type="float" office:value="168.4" calcext:value-type="float">
            <text:p>168.4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1.41333" calcext:value-type="float">
            <text:p>1.41333</text:p>
          </table:table-cell>
          <table:table-cell office:value-type="float" office:value="100" calcext:value-type="float">
            <text:p>100</text:p>
          </table:table-cell>
          <table:table-cell office:value-type="float" office:value="0.0141333" calcext:value-type="float">
            <text:p>0.0141333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259768" calcext:value-type="float">
            <text:p>0.259768</text:p>
          </table:table-cell>
          <table:table-cell office:value-type="float" office:value="35301" calcext:value-type="float">
            <text:p>35301</text:p>
          </table:table-cell>
          <table:table-cell office:value-type="float" office:value="100" calcext:value-type="float">
            <text:p>100</text:p>
          </table:table-cell>
          <table:table-cell office:value-type="float" office:value="353.01" calcext:value-type="float">
            <text:p>353.01</text:p>
          </table:table-cell>
          <table:table-cell office:value-type="float" office:value="3" calcext:value-type="float">
            <text:p>3</text:p>
          </table:table-cell>
          <table:table-cell office:value-type="float" office:value="6686" calcext:value-type="float">
            <text:p>6686</text:p>
          </table:table-cell>
          <table:table-cell office:value-type="float" office:value="1259" calcext:value-type="float">
            <text:p>1259</text:p>
          </table:table-cell>
          <table:table-cell office:value-type="float" office:value="100" calcext:value-type="float">
            <text:p>100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6" calcext:value-type="float">
            <text:p>946</text:p>
          </table:table-cell>
          <table:table-cell office:value-type="float" office:value="100" calcext:value-type="float">
            <text:p>100</text:p>
          </table:table-cell>
          <table:table-cell office:value-type="float" office:value="9.46" calcext:value-type="float">
            <text:p>9.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17" calcext:value-type="float">
            <text:p>1017</text:p>
          </table:table-cell>
          <table:table-cell office:value-type="float" office:value="100" calcext:value-type="float">
            <text:p>100</text:p>
          </table:table-cell>
          <table:table-cell office:value-type="float" office:value="10.17" calcext:value-type="float">
            <text:p>10.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100" calcext:value-type="float">
            <text:p>100</text:p>
          </table:table-cell>
          <table:table-cell office:value-type="float" office:value="9.75" calcext:value-type="float">
            <text:p>9.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50" calcext:value-type="float">
            <text:p>4350</text:p>
          </table:table-cell>
          <table:table-cell office:value-type="float" office:value="386" calcext:value-type="float">
            <text:p>386</text:p>
          </table:table-cell>
          <table:table-cell office:value-type="float" office:value="8.9" calcext:value-type="float">
            <text:p>8.9</text:p>
          </table:table-cell>
          <table:table-cell office:value-type="float" office:value="3964" calcext:value-type="float">
            <text:p>3964</text:p>
          </table:table-cell>
          <table:table-cell office:value-type="float" office:value="251" calcext:value-type="float">
            <text:p>251</text:p>
          </table:table-cell>
          <table:table-cell office:value-type="float" office:value="6.3" calcext:value-type="float">
            <text:p>6.3</text:p>
          </table:table-cell>
          <table:table-cell office:value-type="float" office:value="3713" calcext:value-type="float">
            <text:p>3713</text:p>
          </table:table-cell>
          <table:table-cell office:value-type="float" office:value="2881" calcext:value-type="float">
            <text:p>2881</text:p>
          </table:table-cell>
          <table:table-cell office:value-type="float" office:value="77.6" calcext:value-type="float">
            <text:p>77.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265" calcext:value-type="float">
            <text:p>265</text:p>
          </table:table-cell>
          <table:table-cell office:value-type="float" office:value="31.9" calcext:value-type="float">
            <text:p>31.9</text:p>
          </table:table-cell>
          <table:table-cell table:formula="of:=LOG([.O9];2)" office:value-type="float" office:value="8.4635652422402" calcext:value-type="float">
            <text:p>8.4635652422402</text:p>
          </table:table-cell>
          <table:table-cell table:formula="of:=LOG([.Q9];2)" office:value-type="float" office:value="12.7069276396174" calcext:value-type="float">
            <text:p>12.70692763961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865" calcext:value-type="float">
            <text:p>18865</text:p>
          </table:table-cell>
          <table:table-cell office:value-type="float" office:value="100" calcext:value-type="float">
            <text:p>100</text:p>
          </table:table-cell>
          <table:table-cell office:value-type="float" office:value="188.65" calcext:value-type="float">
            <text:p>188.65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0.275568" calcext:value-type="float">
            <text:p>0.275568</text:p>
          </table:table-cell>
          <table:table-cell office:value-type="float" office:value="100" calcext:value-type="float">
            <text:p>100</text:p>
          </table:table-cell>
          <table:table-cell office:value-type="float" office:value="0.00275568" calcext:value-type="float">
            <text:p>0.00275568</text:p>
          </table:table-cell>
          <table:table-cell office:value-type="float" office:value="0.00133488" calcext:value-type="float">
            <text:p>0.00133488</text:p>
          </table:table-cell>
          <table:table-cell office:value-type="float" office:value="0.0175721" calcext:value-type="float">
            <text:p>0.0175721</text:p>
          </table:table-cell>
          <table:table-cell office:value-type="float" office:value="2809" calcext:value-type="float">
            <text:p>2809</text:p>
          </table:table-cell>
          <table:table-cell office:value-type="float" office:value="100" calcext:value-type="float">
            <text:p>100</text:p>
          </table:table-cell>
          <table:table-cell office:value-type="float" office:value="28.09" calcext:value-type="float">
            <text:p>28.09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office:value-type="float" office:value="100" calcext:value-type="float">
            <text:p>100</text:p>
          </table:table-cell>
          <table:table-cell office:value-type="float" office:value="12.56" calcext:value-type="float">
            <text:p>12.5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79" calcext:value-type="float">
            <text:p>1279</text:p>
          </table:table-cell>
          <table:table-cell office:value-type="float" office:value="100" calcext:value-type="float">
            <text:p>100</text:p>
          </table:table-cell>
          <table:table-cell office:value-type="float" office:value="12.79" calcext:value-type="float">
            <text:p>12.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63" calcext:value-type="float">
            <text:p>1263</text:p>
          </table:table-cell>
          <table:table-cell office:value-type="float" office:value="100" calcext:value-type="float">
            <text:p>100</text:p>
          </table:table-cell>
          <table:table-cell office:value-type="float" office:value="12.63" calcext:value-type="float">
            <text:p>12.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float" office:value="8.9" calcext:value-type="float">
            <text:p>8.9</text:p>
          </table:table-cell>
          <table:table-cell office:value-type="float" office:value="306" calcext:value-type="float">
            <text:p>30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92.3" calcext:value-type="float">
            <text:p>92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formula="of:=LOG([.O10];2)" office:value-type="float" office:value="4.81198471935167" calcext:value-type="float">
            <text:p>4.81198471935167</text:p>
          </table:table-cell>
          <table:table-cell table:formula="of:=LOG([.Q10];2)" office:value-type="float" office:value="8.58496250072116" calcext:value-type="float">
            <text:p>8.5849625007211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18" calcext:value-type="float">
            <text:p>2318</text:p>
          </table:table-cell>
          <table:table-cell office:value-type="float" office:value="100" calcext:value-type="float">
            <text:p>100</text:p>
          </table:table-cell>
          <table:table-cell office:value-type="float" office:value="23.18" calcext:value-type="float">
            <text:p>23.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281319" calcext:value-type="float">
            <text:p>0.281319</text:p>
          </table:table-cell>
          <table:table-cell office:value-type="float" office:value="100" calcext:value-type="float">
            <text:p>100</text:p>
          </table:table-cell>
          <table:table-cell office:value-type="float" office:value="0.00281319" calcext:value-type="float">
            <text:p>0.00281319</text:p>
          </table:table-cell>
          <table:table-cell office:value-type="float" office:value="0.00012775" calcext:value-type="float">
            <text:p>0.00012775</text:p>
          </table:table-cell>
          <table:table-cell office:value-type="float" office:value="0.0308437" calcext:value-type="float">
            <text:p>0.0308437</text:p>
          </table:table-cell>
          <table:table-cell office:value-type="float" office:value="32336" calcext:value-type="float">
            <text:p>32336</text:p>
          </table:table-cell>
          <table:table-cell office:value-type="float" office:value="100" calcext:value-type="float">
            <text:p>100</text:p>
          </table:table-cell>
          <table:table-cell office:value-type="float" office:value="323.36" calcext:value-type="float">
            <text:p>323.36</text:p>
          </table:table-cell>
          <table:table-cell office:value-type="float" office:value="3" calcext:value-type="float">
            <text:p>3</text:p>
          </table:table-cell>
          <table:table-cell office:value-type="float" office:value="4165" calcext:value-type="float">
            <text:p>4165</text:p>
          </table:table-cell>
          <table:table-cell office:value-type="float" office:value="1173" calcext:value-type="float">
            <text:p>1173</text:p>
          </table:table-cell>
          <table:table-cell office:value-type="float" office:value="100" calcext:value-type="float">
            <text:p>100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567" calcext:value-type="float">
            <text:p>4567</text:p>
          </table:table-cell>
          <table:table-cell office:value-type="float" office:value="355" calcext:value-type="float">
            <text:p>355</text:p>
          </table:table-cell>
          <table:table-cell office:value-type="float" office:value="7.8" calcext:value-type="float">
            <text:p>7.8</text:p>
          </table:table-cell>
          <table:table-cell office:value-type="float" office:value="4212" calcext:value-type="float">
            <text:p>4212</text:p>
          </table:table-cell>
          <table:table-cell office:value-type="float" office:value="1175" calcext:value-type="float">
            <text:p>1175</text:p>
          </table:table-cell>
          <table:table-cell office:value-type="float" office:value="27.9" calcext:value-type="float">
            <text:p>27.9</text:p>
          </table:table-cell>
          <table:table-cell office:value-type="float" office:value="3037" calcext:value-type="float">
            <text:p>3037</text:p>
          </table:table-cell>
          <table:table-cell office:value-type="float" office:value="2223" calcext:value-type="float">
            <text:p>2223</text:p>
          </table:table-cell>
          <table:table-cell office:value-type="float" office:value="73.2" calcext:value-type="float">
            <text:p>73.2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LOG([.O2];2)" office:value-type="float" office:value="8.33699741660501" calcext:value-type="float">
            <text:p>8.33699741660501</text:p>
          </table:table-cell>
          <table:table-cell table:formula="of:=LOG([.Q2];2)" office:value-type="float" office:value="12.0241007802529" calcext:value-type="float">
            <text:p>12.0241007802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24" calcext:value-type="float">
            <text:p>4724</text:p>
          </table:table-cell>
          <table:table-cell office:value-type="float" office:value="100" calcext:value-type="float">
            <text:p>100</text:p>
          </table:table-cell>
          <table:table-cell office:value-type="float" office:value="47.24" calcext:value-type="float">
            <text:p>47.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.44153" calcext:value-type="float">
            <text:p>1.44153</text:p>
          </table:table-cell>
          <table:table-cell office:value-type="float" office:value="100" calcext:value-type="float">
            <text:p>100</text:p>
          </table:table-cell>
          <table:table-cell office:value-type="float" office:value="0.0144153" calcext:value-type="float">
            <text:p>0.0144153</text:p>
          </table:table-cell>
          <table:table-cell office:value-type="float" office:value="0.000170291" calcext:value-type="float">
            <text:p>0.000170291</text:p>
          </table:table-cell>
          <table:table-cell office:value-type="float" office:value="0.0868377" calcext:value-type="float">
            <text:p>0.0868377</text:p>
          </table:table-cell>
          <table:table-cell office:value-type="float" office:value="116710" calcext:value-type="float">
            <text:p>116710</text:p>
          </table:table-cell>
          <table:table-cell office:value-type="float" office:value="100" calcext:value-type="float">
            <text:p>100</text:p>
          </table:table-cell>
          <table:table-cell office:value-type="float" office:value="1167.1" calcext:value-type="float">
            <text:p>1167.1</text:p>
          </table:table-cell>
          <table:table-cell office:value-type="float" office:value="3" calcext:value-type="float">
            <text:p>3</text:p>
          </table:table-cell>
          <table:table-cell office:value-type="float" office:value="8335" calcext:value-type="float">
            <text:p>8335</text:p>
          </table:table-cell>
          <table:table-cell office:value-type="float" office:value="4224" calcext:value-type="float">
            <text:p>4224</text:p>
          </table:table-cell>
          <table:table-cell office:value-type="float" office:value="100" calcext:value-type="float">
            <text:p>100</text:p>
          </table:table-cell>
          <table:table-cell office:value-type="float" office:value="42.24" calcext:value-type="float">
            <text:p>42.2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742" calcext:value-type="float">
            <text:p>14742</text:p>
          </table:table-cell>
          <table:table-cell office:value-type="float" office:value="703" calcext:value-type="float">
            <text:p>703</text:p>
          </table:table-cell>
          <table:table-cell office:value-type="float" office:value="4.8" calcext:value-type="float">
            <text:p>4.8</text:p>
          </table:table-cell>
          <table:table-cell office:value-type="float" office:value="14039" calcext:value-type="float">
            <text:p>14039</text:p>
          </table:table-cell>
          <table:table-cell office:value-type="float" office:value="3475" calcext:value-type="float">
            <text:p>3475</text:p>
          </table:table-cell>
          <table:table-cell office:value-type="float" office:value="24.8" calcext:value-type="float">
            <text:p>24.8</text:p>
          </table:table-cell>
          <table:table-cell office:value-type="float" office:value="10564" calcext:value-type="float">
            <text:p>10564</text:p>
          </table:table-cell>
          <table:table-cell office:value-type="float" office:value="7070" calcext:value-type="float">
            <text:p>7070</text:p>
          </table:table-cell>
          <table:table-cell office:value-type="float" office:value="66.9" calcext:value-type="float">
            <text:p>66.9</text:p>
          </table:table-cell>
          <table:table-cell office:value-type="float" office:value="3494" calcext:value-type="float">
            <text:p>3494</text:p>
          </table:table-cell>
          <table:table-cell office:value-type="float" office:value="269" calcext:value-type="float">
            <text:p>269</text:p>
          </table:table-cell>
          <table:table-cell office:value-type="float" office:value="7.7" calcext:value-type="float">
            <text:p>7.7</text:p>
          </table:table-cell>
          <table:table-cell office:value-type="float" office:value="3225" calcext:value-type="float">
            <text:p>3225</text:p>
          </table:table-cell>
          <table:table-cell office:value-type="float" office:value="2027" calcext:value-type="float">
            <text:p>2027</text:p>
          </table:table-cell>
          <table:table-cell office:value-type="float" office:value="62.9" calcext:value-type="float">
            <text:p>62.9</text:p>
          </table:table-cell>
          <table:table-cell table:formula="of:=LOG([.O3];2)" office:value-type="float" office:value="10.1887124646647" calcext:value-type="float">
            <text:p>10.1887124646647</text:p>
          </table:table-cell>
          <table:table-cell table:formula="of:=LOG([.Q3];2)" office:value-type="float" office:value="13.0249664838738" calcext:value-type="float">
            <text:p>13.02496648387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93" calcext:value-type="float">
            <text:p>6993</text:p>
          </table:table-cell>
          <table:table-cell office:value-type="float" office:value="100" calcext:value-type="float">
            <text:p>100</text:p>
          </table:table-cell>
          <table:table-cell office:value-type="float" office:value="69.93" calcext:value-type="float">
            <text:p>69.93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.22758" calcext:value-type="float">
            <text:p>6.22758</text:p>
          </table:table-cell>
          <table:table-cell office:value-type="float" office:value="100" calcext:value-type="float">
            <text:p>100</text:p>
          </table:table-cell>
          <table:table-cell office:value-type="float" office:value="0.0622758" calcext:value-type="float">
            <text:p>0.0622758</text:p>
          </table:table-cell>
          <table:table-cell office:value-type="float" office:value="0.000240477" calcext:value-type="float">
            <text:p>0.000240477</text:p>
          </table:table-cell>
          <table:table-cell office:value-type="float" office:value="0.787862" calcext:value-type="float">
            <text:p>0.787862</text:p>
          </table:table-cell>
          <table:table-cell office:value-type="float" office:value="384376" calcext:value-type="float">
            <text:p>384376</text:p>
          </table:table-cell>
          <table:table-cell office:value-type="float" office:value="100" calcext:value-type="float">
            <text:p>100</text:p>
          </table:table-cell>
          <table:table-cell office:value-type="float" office:value="3843.76" calcext:value-type="float">
            <text:p>3843.76</text:p>
          </table:table-cell>
          <table:table-cell office:value-type="float" office:value="3" calcext:value-type="float">
            <text:p>3</text:p>
          </table:table-cell>
          <table:table-cell office:value-type="float" office:value="43560" calcext:value-type="float">
            <text:p>43560</text:p>
          </table:table-cell>
          <table:table-cell office:value-type="float" office:value="16719" calcext:value-type="float">
            <text:p>16719</text:p>
          </table:table-cell>
          <table:table-cell office:value-type="float" office:value="100" calcext:value-type="float">
            <text:p>100</text:p>
          </table:table-cell>
          <table:table-cell office:value-type="float" office:value="167.19" calcext:value-type="float">
            <text:p>167.19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893" calcext:value-type="float">
            <text:p>893</text:p>
          </table:table-cell>
          <table:table-cell office:value-type="float" office:value="100" calcext:value-type="float">
            <text:p>100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453" calcext:value-type="float">
            <text:p>43453</text:p>
          </table:table-cell>
          <table:table-cell office:value-type="float" office:value="2484" calcext:value-type="float">
            <text:p>2484</text:p>
          </table:table-cell>
          <table:table-cell office:value-type="float" office:value="5.7" calcext:value-type="float">
            <text:p>5.7</text:p>
          </table:table-cell>
          <table:table-cell office:value-type="float" office:value="40969" calcext:value-type="float">
            <text:p>40969</text:p>
          </table:table-cell>
          <table:table-cell office:value-type="float" office:value="2989" calcext:value-type="float">
            <text:p>2989</text:p>
          </table:table-cell>
          <table:table-cell office:value-type="float" office:value="7.3" calcext:value-type="float">
            <text:p>7.3</text:p>
          </table:table-cell>
          <table:table-cell office:value-type="float" office:value="37980" calcext:value-type="float">
            <text:p>37980</text:p>
          </table:table-cell>
          <table:table-cell office:value-type="float" office:value="23808" calcext:value-type="float">
            <text:p>23808</text:p>
          </table:table-cell>
          <table:table-cell office:value-type="float" office:value="62.7" calcext:value-type="float">
            <text:p>62.7</text:p>
          </table:table-cell>
          <table:table-cell office:value-type="float" office:value="14172" calcext:value-type="float">
            <text:p>14172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14128" calcext:value-type="float">
            <text:p>14128</text:p>
          </table:table-cell>
          <table:table-cell office:value-type="float" office:value="6451" calcext:value-type="float">
            <text:p>6451</text:p>
          </table:table-cell>
          <table:table-cell office:value-type="float" office:value="45.7" calcext:value-type="float">
            <text:p>45.7</text:p>
          </table:table-cell>
          <table:table-cell table:formula="of:=LOG([.O4];2)" office:value-type="float" office:value="11.9083025433494" calcext:value-type="float">
            <text:p>11.9083025433494</text:p>
          </table:table-cell>
          <table:table-cell table:formula="of:=LOG([.Q4];2)" office:value-type="float" office:value="15.4107163336043" calcext:value-type="float">
            <text:p>15.41071633360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77" calcext:value-type="float">
            <text:p>9277</text:p>
          </table:table-cell>
          <table:table-cell office:value-type="float" office:value="100" calcext:value-type="float">
            <text:p>100</text:p>
          </table:table-cell>
          <table:table-cell office:value-type="float" office:value="92.77" calcext:value-type="float">
            <text:p>92.77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7.5008" calcext:value-type="float">
            <text:p>17.5008</text:p>
          </table:table-cell>
          <table:table-cell office:value-type="float" office:value="100" calcext:value-type="float">
            <text:p>100</text:p>
          </table:table-cell>
          <table:table-cell office:value-type="float" office:value="0.175008" calcext:value-type="float">
            <text:p>0.175008</text:p>
          </table:table-cell>
          <table:table-cell office:value-type="float" office:value="0.00031563" calcext:value-type="float">
            <text:p>0.00031563</text:p>
          </table:table-cell>
          <table:table-cell office:value-type="float" office:value="2.00513" calcext:value-type="float">
            <text:p>2.00513</text:p>
          </table:table-cell>
          <table:table-cell office:value-type="float" office:value="796687" calcext:value-type="float">
            <text:p>796687</text:p>
          </table:table-cell>
          <table:table-cell office:value-type="float" office:value="100" calcext:value-type="float">
            <text:p>100</text:p>
          </table:table-cell>
          <table:table-cell office:value-type="float" office:value="7966.87" calcext:value-type="float">
            <text:p>7966.87</text:p>
          </table:table-cell>
          <table:table-cell office:value-type="float" office:value="3" calcext:value-type="float">
            <text:p>3</text:p>
          </table:table-cell>
          <table:table-cell office:value-type="float" office:value="87320" calcext:value-type="float">
            <text:p>87320</text:p>
          </table:table-cell>
          <table:table-cell office:value-type="float" office:value="35981" calcext:value-type="float">
            <text:p>35981</text:p>
          </table:table-cell>
          <table:table-cell office:value-type="float" office:value="100" calcext:value-type="float">
            <text:p>100</text:p>
          </table:table-cell>
          <table:table-cell office:value-type="float" office:value="359.81" calcext:value-type="float">
            <text:p>359.81</text:p>
          </table:table-cell>
          <table:table-cell office:value-type="float" office:value="0" calcext:value-type="float">
            <text:p>0</text:p>
          </table:table-cell>
          <table:table-cell office:value-type="float" office:value="4003" calcext:value-type="float">
            <text:p>4003</text:p>
          </table:table-cell>
          <table:table-cell office:value-type="float" office:value="1411" calcext:value-type="float">
            <text:p>1411</text:p>
          </table:table-cell>
          <table:table-cell office:value-type="float" office:value="100" calcext:value-type="float">
            <text:p>100</text:p>
          </table:table-cell>
          <table:table-cell office:value-type="float" office:value="14.11" calcext:value-type="float">
            <text:p>14.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4.66" calcext:value-type="float">
            <text:p>4.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6592" calcext:value-type="float">
            <text:p>86592</text:p>
          </table:table-cell>
          <table:table-cell office:value-type="float" office:value="4344" calcext:value-type="float">
            <text:p>4344</text:p>
          </table:table-cell>
          <table:table-cell office:value-type="float" office:value="5" calcext:value-type="float">
            <text:p>5</text:p>
          </table:table-cell>
          <table:table-cell office:value-type="float" office:value="82248" calcext:value-type="float">
            <text:p>82248</text:p>
          </table:table-cell>
          <table:table-cell office:value-type="float" office:value="2090" calcext:value-type="float">
            <text:p>2090</text:p>
          </table:table-cell>
          <table:table-cell office:value-type="float" office:value="2.5" calcext:value-type="float">
            <text:p>2.5</text:p>
          </table:table-cell>
          <table:table-cell office:value-type="float" office:value="80158" calcext:value-type="float">
            <text:p>80158</text:p>
          </table:table-cell>
          <table:table-cell office:value-type="float" office:value="48585" calcext:value-type="float">
            <text:p>48585</text:p>
          </table:table-cell>
          <table:table-cell office:value-type="float" office:value="60.6" calcext:value-type="float">
            <text:p>60.6</text:p>
          </table:table-cell>
          <table:table-cell office:value-type="float" office:value="31573" calcext:value-type="float">
            <text:p>315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565" calcext:value-type="float">
            <text:p>31565</text:p>
          </table:table-cell>
          <table:table-cell office:value-type="float" office:value="14082" calcext:value-type="float">
            <text:p>14082</text:p>
          </table:table-cell>
          <table:table-cell office:value-type="float" office:value="44.6" calcext:value-type="float">
            <text:p>44.6</text:p>
          </table:table-cell>
          <table:table-cell table:formula="of:=LOG([.O5];2)" office:value-type="float" office:value="12.9597973184881" calcext:value-type="float">
            <text:p>12.9597973184881</text:p>
          </table:table-cell>
          <table:table-cell table:formula="of:=LOG([.Q5];2)" office:value-type="float" office:value="16.4140245098782" calcext:value-type="float">
            <text:p>16.41402450987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51" calcext:value-type="float">
            <text:p>11551</text:p>
          </table:table-cell>
          <table:table-cell office:value-type="float" office:value="100" calcext:value-type="float">
            <text:p>100</text:p>
          </table:table-cell>
          <table:table-cell office:value-type="float" office:value="115.51" calcext:value-type="float">
            <text:p>115.51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8.8913" calcext:value-type="float">
            <text:p>18.8913</text:p>
          </table:table-cell>
          <table:table-cell office:value-type="float" office:value="100" calcext:value-type="float">
            <text:p>100</text:p>
          </table:table-cell>
          <table:table-cell office:value-type="float" office:value="0.188913" calcext:value-type="float">
            <text:p>0.188913</text:p>
          </table:table-cell>
          <table:table-cell office:value-type="float" office:value="0.000420817" calcext:value-type="float">
            <text:p>0.000420817</text:p>
          </table:table-cell>
          <table:table-cell office:value-type="float" office:value="1.3554" calcext:value-type="float">
            <text:p>1.3554</text:p>
          </table:table-cell>
          <table:table-cell office:value-type="float" office:value="731999" calcext:value-type="float">
            <text:p>731999</text:p>
          </table:table-cell>
          <table:table-cell office:value-type="float" office:value="100" calcext:value-type="float">
            <text:p>100</text:p>
          </table:table-cell>
          <table:table-cell office:value-type="float" office:value="7319.99" calcext:value-type="float">
            <text:p>7319.99</text:p>
          </table:table-cell>
          <table:table-cell office:value-type="float" office:value="3" calcext:value-type="float">
            <text:p>3</text:p>
          </table:table-cell>
          <table:table-cell office:value-type="float" office:value="47737" calcext:value-type="float">
            <text:p>47737</text:p>
          </table:table-cell>
          <table:table-cell office:value-type="float" office:value="32702" calcext:value-type="float">
            <text:p>32702</text:p>
          </table:table-cell>
          <table:table-cell office:value-type="float" office:value="100" calcext:value-type="float">
            <text:p>100</text:p>
          </table:table-cell>
          <table:table-cell office:value-type="float" office:value="327.02" calcext:value-type="float">
            <text:p>327.02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1582" calcext:value-type="float">
            <text:p>1582</text:p>
          </table:table-cell>
          <table:table-cell office:value-type="float" office:value="100" calcext:value-type="float">
            <text:p>100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9964" calcext:value-type="float">
            <text:p>79964</text:p>
          </table:table-cell>
          <table:table-cell office:value-type="float" office:value="4174" calcext:value-type="float">
            <text:p>4174</text:p>
          </table:table-cell>
          <table:table-cell office:value-type="float" office:value="5.2" calcext:value-type="float">
            <text:p>5.2</text:p>
          </table:table-cell>
          <table:table-cell office:value-type="float" office:value="75790" calcext:value-type="float">
            <text:p>75790</text:p>
          </table:table-cell>
          <table:table-cell office:value-type="float" office:value="1417" calcext:value-type="float">
            <text:p>1417</text:p>
          </table:table-cell>
          <table:table-cell office:value-type="float" office:value="1.9" calcext:value-type="float">
            <text:p>1.9</text:p>
          </table:table-cell>
          <table:table-cell office:value-type="float" office:value="74373" calcext:value-type="float">
            <text:p>74373</text:p>
          </table:table-cell>
          <table:table-cell office:value-type="float" office:value="45912" calcext:value-type="float">
            <text:p>45912</text:p>
          </table:table-cell>
          <table:table-cell office:value-type="float" office:value="61.7" calcext:value-type="float">
            <text:p>61.7</text:p>
          </table:table-cell>
          <table:table-cell office:value-type="float" office:value="28461" calcext:value-type="float">
            <text:p>28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61" calcext:value-type="float">
            <text:p>28461</text:p>
          </table:table-cell>
          <table:table-cell office:value-type="float" office:value="12419" calcext:value-type="float">
            <text:p>12419</text:p>
          </table:table-cell>
          <table:table-cell office:value-type="float" office:value="43.6" calcext:value-type="float">
            <text:p>43.6</text:p>
          </table:table-cell>
          <table:table-cell table:formula="of:=LOG([.O6];2)" office:value-type="float" office:value="12.8376259622752" calcext:value-type="float">
            <text:p>12.8376259622752</text:p>
          </table:table-cell>
          <table:table-cell table:formula="of:=LOG([.Q6];2)" office:value-type="float" office:value="15.5428202836081" calcext:value-type="float">
            <text:p>15.5428202836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62" calcext:value-type="float">
            <text:p>13862</text:p>
          </table:table-cell>
          <table:table-cell office:value-type="float" office:value="100" calcext:value-type="float">
            <text:p>100</text:p>
          </table:table-cell>
          <table:table-cell office:value-type="float" office:value="138.62" calcext:value-type="float">
            <text:p>138.62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19.1625" calcext:value-type="float">
            <text:p>19.1625</text:p>
          </table:table-cell>
          <table:table-cell office:value-type="float" office:value="100" calcext:value-type="float">
            <text:p>100</text:p>
          </table:table-cell>
          <table:table-cell office:value-type="float" office:value="0.191625" calcext:value-type="float">
            <text:p>0.191625</text:p>
          </table:table-cell>
          <table:table-cell office:value-type="float" office:value="0.000583831" calcext:value-type="float">
            <text:p>0.000583831</text:p>
          </table:table-cell>
          <table:table-cell office:value-type="float" office:value="1.95921" calcext:value-type="float">
            <text:p>1.95921</text:p>
          </table:table-cell>
          <table:table-cell office:value-type="float" office:value="626687" calcext:value-type="float">
            <text:p>626687</text:p>
          </table:table-cell>
          <table:table-cell office:value-type="float" office:value="100" calcext:value-type="float">
            <text:p>100</text:p>
          </table:table-cell>
          <table:table-cell office:value-type="float" office:value="6266.87" calcext:value-type="float">
            <text:p>6266.87</text:p>
          </table:table-cell>
          <table:table-cell office:value-type="float" office:value="3" calcext:value-type="float">
            <text:p>3</text:p>
          </table:table-cell>
          <table:table-cell office:value-type="float" office:value="61800" calcext:value-type="float">
            <text:p>61800</text:p>
          </table:table-cell>
          <table:table-cell office:value-type="float" office:value="27942" calcext:value-type="float">
            <text:p>27942</text:p>
          </table:table-cell>
          <table:table-cell office:value-type="float" office:value="100" calcext:value-type="float">
            <text:p>100</text:p>
          </table:table-cell>
          <table:table-cell office:value-type="float" office:value="279.42" calcext:value-type="float">
            <text:p>279.42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1530" calcext:value-type="float">
            <text:p>1530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5" calcext:value-type="float">
            <text:p>665</text:p>
          </table:table-cell>
          <table:table-cell office:value-type="float" office:value="100" calcext:value-type="float">
            <text:p>100</text:p>
          </table:table-cell>
          <table:table-cell office:value-type="float" office:value="6.65" calcext:value-type="float">
            <text:p>6.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100" calcext:value-type="float">
            <text:p>100</text:p>
          </table:table-cell>
          <table:table-cell office:value-type="float" office:value="7.02" calcext:value-type="float">
            <text:p>7.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483" calcext:value-type="float">
            <text:p>69483</text:p>
          </table:table-cell>
          <table:table-cell office:value-type="float" office:value="4289" calcext:value-type="float">
            <text:p>4289</text:p>
          </table:table-cell>
          <table:table-cell office:value-type="float" office:value="6.2" calcext:value-type="float">
            <text:p>6.2</text:p>
          </table:table-cell>
          <table:table-cell office:value-type="float" office:value="65194" calcext:value-type="float">
            <text:p>65194</text:p>
          </table:table-cell>
          <table:table-cell office:value-type="float" office:value="1423" calcext:value-type="float">
            <text:p>1423</text:p>
          </table:table-cell>
          <table:table-cell office:value-type="float" office:value="2.2" calcext:value-type="float">
            <text:p>2.2</text:p>
          </table:table-cell>
          <table:table-cell office:value-type="float" office:value="63771" calcext:value-type="float">
            <text:p>63771</text:p>
          </table:table-cell>
          <table:table-cell office:value-type="float" office:value="40192" calcext:value-type="float">
            <text:p>40192</text:p>
          </table:table-cell>
          <table:table-cell office:value-type="float" office:value="63" calcext:value-type="float">
            <text:p>63</text:p>
          </table:table-cell>
          <table:table-cell office:value-type="float" office:value="23579" calcext:value-type="float">
            <text:p>23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9" calcext:value-type="float">
            <text:p>23579</text:p>
          </table:table-cell>
          <table:table-cell office:value-type="float" office:value="9770" calcext:value-type="float">
            <text:p>9770</text:p>
          </table:table-cell>
          <table:table-cell office:value-type="float" office:value="41.4" calcext:value-type="float">
            <text:p>41.4</text:p>
          </table:table-cell>
          <table:table-cell table:formula="of:=LOG([.O7];2)" office:value-type="float" office:value="12.6135293508215" calcext:value-type="float">
            <text:p>12.6135293508215</text:p>
          </table:table-cell>
          <table:table-cell table:formula="of:=LOG([.Q7];2)" office:value-type="float" office:value="15.9153192176791" calcext:value-type="float">
            <text:p>15.9153192176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075" calcext:value-type="float">
            <text:p>16075</text:p>
          </table:table-cell>
          <table:table-cell office:value-type="float" office:value="100" calcext:value-type="float">
            <text:p>100</text:p>
          </table:table-cell>
          <table:table-cell office:value-type="float" office:value="160.75" calcext:value-type="float">
            <text:p>160.75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0.8538" calcext:value-type="float">
            <text:p>10.8538</text:p>
          </table:table-cell>
          <table:table-cell office:value-type="float" office:value="100" calcext:value-type="float">
            <text:p>100</text:p>
          </table:table-cell>
          <table:table-cell office:value-type="float" office:value="0.108538" calcext:value-type="float">
            <text:p>0.108538</text:p>
          </table:table-cell>
          <table:table-cell office:value-type="float" office:value="0.000786592" calcext:value-type="float">
            <text:p>0.000786592</text:p>
          </table:table-cell>
          <table:table-cell office:value-type="float" office:value="0.883874" calcext:value-type="float">
            <text:p>0.883874</text:p>
          </table:table-cell>
          <table:table-cell office:value-type="float" office:value="303502" calcext:value-type="float">
            <text:p>303502</text:p>
          </table:table-cell>
          <table:table-cell office:value-type="float" office:value="100" calcext:value-type="float">
            <text:p>100</text:p>
          </table:table-cell>
          <table:table-cell office:value-type="float" office:value="3035.02" calcext:value-type="float">
            <text:p>3035.02</text:p>
          </table:table-cell>
          <table:table-cell office:value-type="float" office:value="3" calcext:value-type="float">
            <text:p>3</text:p>
          </table:table-cell>
          <table:table-cell office:value-type="float" office:value="23224" calcext:value-type="float">
            <text:p>23224</text:p>
          </table:table-cell>
          <table:table-cell office:value-type="float" office:value="12943" calcext:value-type="float">
            <text:p>12943</text:p>
          </table:table-cell>
          <table:table-cell office:value-type="float" office:value="100" calcext:value-type="float">
            <text:p>100</text:p>
          </table:table-cell>
          <table:table-cell office:value-type="float" office:value="129.43" calcext:value-type="float">
            <text:p>129.43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81" calcext:value-type="float">
            <text:p>781</text:p>
          </table:table-cell>
          <table:table-cell office:value-type="float" office:value="100" calcext:value-type="float">
            <text:p>100</text:p>
          </table:table-cell>
          <table:table-cell office:value-type="float" office:value="7.81" calcext:value-type="float">
            <text:p>7.8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8" calcext:value-type="float">
            <text:p>898</text:p>
          </table:table-cell>
          <table:table-cell office:value-type="float" office:value="100" calcext:value-type="float">
            <text:p>100</text:p>
          </table:table-cell>
          <table:table-cell office:value-type="float" office:value="8.98" calcext:value-type="float">
            <text:p>8.9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5" calcext:value-type="float">
            <text:p>825</text:p>
          </table:table-cell>
          <table:table-cell office:value-type="float" office:value="100" calcext:value-type="float">
            <text:p>100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722" calcext:value-type="float">
            <text:p>34722</text:p>
          </table:table-cell>
          <table:table-cell office:value-type="float" office:value="2462" calcext:value-type="float">
            <text:p>2462</text:p>
          </table:table-cell>
          <table:table-cell office:value-type="float" office:value="7.1" calcext:value-type="float">
            <text:p>7.1</text:p>
          </table:table-cell>
          <table:table-cell office:value-type="float" office:value="32260" calcext:value-type="float">
            <text:p>32260</text:p>
          </table:table-cell>
          <table:table-cell office:value-type="float" office:value="947" calcext:value-type="float">
            <text:p>947</text:p>
          </table:table-cell>
          <table:table-cell office:value-type="float" office:value="2.9" calcext:value-type="float">
            <text:p>2.9</text:p>
          </table:table-cell>
          <table:table-cell office:value-type="float" office:value="31313" calcext:value-type="float">
            <text:p>31313</text:p>
          </table:table-cell>
          <table:table-cell office:value-type="float" office:value="20894" calcext:value-type="float">
            <text:p>20894</text:p>
          </table:table-cell>
          <table:table-cell office:value-type="float" office:value="66.7" calcext:value-type="float">
            <text:p>66.7</text:p>
          </table:table-cell>
          <table:table-cell office:value-type="float" office:value="10419" calcext:value-type="float">
            <text:p>1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9" calcext:value-type="float">
            <text:p>10419</text:p>
          </table:table-cell>
          <table:table-cell office:value-type="float" office:value="4065" calcext:value-type="float">
            <text:p>4065</text:p>
          </table:table-cell>
          <table:table-cell office:value-type="float" office:value="39" calcext:value-type="float">
            <text:p>39</text:p>
          </table:table-cell>
          <table:table-cell table:formula="of:=LOG([.O8];2)" office:value-type="float" office:value="11.5674903081631" calcext:value-type="float">
            <text:p>11.5674903081631</text:p>
          </table:table-cell>
          <table:table-cell table:formula="of:=LOG([.Q8];2)" office:value-type="float" office:value="14.5033288566267" calcext:value-type="float">
            <text:p>14.5033288566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525" calcext:value-type="float">
            <text:p>18525</text:p>
          </table:table-cell>
          <table:table-cell office:value-type="float" office:value="100" calcext:value-type="float">
            <text:p>100</text:p>
          </table:table-cell>
          <table:table-cell office:value-type="float" office:value="185.25" calcext:value-type="float">
            <text:p>185.25</text:p>
          </table:table-cell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  <table:table-cell office:value-type="float" office:value="2.64789" calcext:value-type="float">
            <text:p>2.64789</text:p>
          </table:table-cell>
          <table:table-cell office:value-type="float" office:value="100" calcext:value-type="float">
            <text:p>100</text:p>
          </table:table-cell>
          <table:table-cell office:value-type="float" office:value="0.0264789" calcext:value-type="float">
            <text:p>0.0264789</text:p>
          </table:table-cell>
          <table:table-cell office:value-type="float" office:value="0.00127801" calcext:value-type="float">
            <text:p>0.00127801</text:p>
          </table:table-cell>
          <table:table-cell office:value-type="float" office:value="0.364188" calcext:value-type="float">
            <text:p>0.364188</text:p>
          </table:table-cell>
          <table:table-cell office:value-type="float" office:value="65885" calcext:value-type="float">
            <text:p>65885</text:p>
          </table:table-cell>
          <table:table-cell office:value-type="float" office:value="100" calcext:value-type="float">
            <text:p>100</text:p>
          </table:table-cell>
          <table:table-cell office:value-type="float" office:value="658.85" calcext:value-type="float">
            <text:p>658.85</text:p>
          </table:table-cell>
          <table:table-cell office:value-type="float" office:value="3" calcext:value-type="float">
            <text:p>3</text:p>
          </table:table-cell>
          <table:table-cell office:value-type="float" office:value="10577" calcext:value-type="float">
            <text:p>10577</text:p>
          </table:table-cell>
          <table:table-cell office:value-type="float" office:value="2393" calcext:value-type="float">
            <text:p>2393</text:p>
          </table:table-cell>
          <table:table-cell office:value-type="float" office:value="100" calcext:value-type="float">
            <text:p>100</text:p>
          </table:table-cell>
          <table:table-cell office:value-type="float" office:value="23.93" calcext:value-type="float">
            <text:p>23.93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89" calcext:value-type="float">
            <text:p>989</text:p>
          </table:table-cell>
          <table:table-cell office:value-type="float" office:value="100" calcext:value-type="float">
            <text:p>100</text:p>
          </table:table-cell>
          <table:table-cell office:value-type="float" office:value="9.89" calcext:value-type="float">
            <text:p>9.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70" calcext:value-type="float">
            <text:p>1070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12" calcext:value-type="float">
            <text:p>1012</text:p>
          </table:table-cell>
          <table:table-cell office:value-type="float" office:value="100" calcext:value-type="float">
            <text:p>100</text:p>
          </table:table-cell>
          <table:table-cell office:value-type="float" office:value="10.12" calcext:value-type="float">
            <text:p>10.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208" calcext:value-type="float">
            <text:p>8208</text:p>
          </table:table-cell>
          <table:table-cell office:value-type="float" office:value="752" calcext:value-type="float">
            <text:p>752</text:p>
          </table:table-cell>
          <table:table-cell office:value-type="float" office:value="9.2" calcext:value-type="float">
            <text:p>9.2</text:p>
          </table:table-cell>
          <table:table-cell office:value-type="float" office:value="7456" calcext:value-type="float">
            <text:p>7456</text:p>
          </table:table-cell>
          <table:table-cell office:value-type="float" office:value="439" calcext:value-type="float">
            <text:p>439</text:p>
          </table:table-cell>
          <table:table-cell office:value-type="float" office:value="5.9" calcext:value-type="float">
            <text:p>5.9</text:p>
          </table:table-cell>
          <table:table-cell office:value-type="float" office:value="7017" calcext:value-type="float">
            <text:p>7017</text:p>
          </table:table-cell>
          <table:table-cell office:value-type="float" office:value="5428" calcext:value-type="float">
            <text:p>5428</text:p>
          </table:table-cell>
          <table:table-cell office:value-type="float" office:value="77.4" calcext:value-type="float">
            <text:p>77.4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465" calcext:value-type="float">
            <text:p>465</text:p>
          </table:table-cell>
          <table:table-cell office:value-type="float" office:value="29.3" calcext:value-type="float">
            <text:p>29.3</text:p>
          </table:table-cell>
          <table:table-cell table:formula="of:=LOG([.O9];2)" office:value-type="float" office:value="9.36380623484329" calcext:value-type="float">
            <text:p>9.36380623484329</text:p>
          </table:table-cell>
          <table:table-cell table:formula="of:=LOG([.Q9];2)" office:value-type="float" office:value="13.3686428672224" calcext:value-type="float">
            <text:p>13.3686428672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81" calcext:value-type="float">
            <text:p>20781</text:p>
          </table:table-cell>
          <table:table-cell office:value-type="float" office:value="100" calcext:value-type="float">
            <text:p>100</text:p>
          </table:table-cell>
          <table:table-cell office:value-type="float" office:value="207.81" calcext:value-type="float">
            <text:p>207.81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100" calcext:value-type="float">
            <text:p>100</text:p>
          </table:table-cell>
          <table:table-cell office:value-type="float" office:value="0.00367898" calcext:value-type="float">
            <text:p>0.00367898</text:p>
          </table:table-cell>
          <table:table-cell office:value-type="float" office:value="0.00150433" calcext:value-type="float">
            <text:p>0.00150433</text:p>
          </table:table-cell>
          <table:table-cell office:value-type="float" office:value="0.075932" calcext:value-type="float">
            <text:p>0.075932</text:p>
          </table:table-cell>
          <table:table-cell office:value-type="float" office:value="3770" calcext:value-type="float">
            <text:p>3770</text:p>
          </table:table-cell>
          <table:table-cell office:value-type="float" office:value="100" calcext:value-type="float">
            <text:p>100</text:p>
          </table:table-cell>
          <table:table-cell office:value-type="float" office:value="37.7" calcext:value-type="float">
            <text:p>37.7</text:p>
          </table:table-cell>
          <table:table-cell office:value-type="float" office:value="3" calcext:value-type="float">
            <text:p>3</text:p>
          </table:table-cell>
          <table:table-cell office:value-type="float" office:value="1641" calcext:value-type="float">
            <text:p>164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88" calcext:value-type="float">
            <text:p>1288</text:p>
          </table:table-cell>
          <table:table-cell office:value-type="float" office:value="100" calcext:value-type="float">
            <text:p>100</text:p>
          </table:table-cell>
          <table:table-cell office:value-type="float" office:value="12.88" calcext:value-type="float">
            <text:p>12.8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05" calcext:value-type="float">
            <text:p>1305</text:p>
          </table:table-cell>
          <table:table-cell office:value-type="float" office:value="100" calcext:value-type="float">
            <text:p>100</text:p>
          </table:table-cell>
          <table:table-cell office:value-type="float" office:value="13.05" calcext:value-type="float">
            <text:p>13.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94" calcext:value-type="float">
            <text:p>1294</text:p>
          </table:table-cell>
          <table:table-cell office:value-type="float" office:value="100" calcext:value-type="float">
            <text:p>100</text:p>
          </table:table-cell>
          <table:table-cell office:value-type="float" office:value="12.94" calcext:value-type="float">
            <text:p>12.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.1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  <table:table-cell office:value-type="float" office:value="84.9" calcext:value-type="float">
            <text:p>84.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32.7" calcext:value-type="float">
            <text:p>32.7</text:p>
          </table:table-cell>
          <table:table-cell table:formula="of:=LOG([.O10];2)" office:value-type="float" office:value="5.2364926183813" calcext:value-type="float">
            <text:p>5.2364926183813</text:p>
          </table:table-cell>
          <table:table-cell table:formula="of:=LOG([.Q10];2)" office:value-type="float" office:value="10.6803595235137" calcext:value-type="float">
            <text:p>10.6803595235137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78" calcext:value-type="float">
            <text:p>2578</text:p>
          </table:table-cell>
          <table:table-cell office:value-type="float" office:value="100" calcext:value-type="float">
            <text:p>100</text:p>
          </table:table-cell>
          <table:table-cell office:value-type="float" office:value="25.78" calcext:value-type="float">
            <text:p>25.7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40886" calcext:value-type="float">
            <text:p>0.40886</text:p>
          </table:table-cell>
          <table:table-cell office:value-type="float" office:value="100" calcext:value-type="float">
            <text:p>100</text:p>
          </table:table-cell>
          <table:table-cell office:value-type="float" office:value="0.0040886" calcext:value-type="float">
            <text:p>0.0040886</text:p>
          </table:table-cell>
          <table:table-cell office:value-type="float" office:value="0.000145813" calcext:value-type="float">
            <text:p>0.000145813</text:p>
          </table:table-cell>
          <table:table-cell office:value-type="float" office:value="0.0445056" calcext:value-type="float">
            <text:p>0.0445056</text:p>
          </table:table-cell>
          <table:table-cell office:value-type="float" office:value="44241" calcext:value-type="float">
            <text:p>44241</text:p>
          </table:table-cell>
          <table:table-cell office:value-type="float" office:value="100" calcext:value-type="float">
            <text:p>100</text:p>
          </table:table-cell>
          <table:table-cell office:value-type="float" office:value="442.41" calcext:value-type="float">
            <text:p>442.41</text:p>
          </table:table-cell>
          <table:table-cell office:value-type="float" office:value="3" calcext:value-type="float">
            <text:p>3</text:p>
          </table:table-cell>
          <table:table-cell office:value-type="float" office:value="5569" calcext:value-type="float">
            <text:p>5569</text:p>
          </table:table-cell>
          <table:table-cell office:value-type="float" office:value="1410" calcext:value-type="float">
            <text:p>1410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185" calcext:value-type="float">
            <text:p>6185</text:p>
          </table:table-cell>
          <table:table-cell office:value-type="float" office:value="351" calcext:value-type="float">
            <text:p>351</text:p>
          </table:table-cell>
          <table:table-cell office:value-type="float" office:value="5.7" calcext:value-type="float">
            <text:p>5.7</text:p>
          </table:table-cell>
          <table:table-cell office:value-type="float" office:value="5834" calcext:value-type="float">
            <text:p>5834</text:p>
          </table:table-cell>
          <table:table-cell office:value-type="float" office:value="1395" calcext:value-type="float">
            <text:p>1395</text:p>
          </table:table-cell>
          <table:table-cell office:value-type="float" office:value="23.9" calcext:value-type="float">
            <text:p>23.9</text:p>
          </table:table-cell>
          <table:table-cell office:value-type="float" office:value="4439" calcext:value-type="float">
            <text:p>4439</text:p>
          </table:table-cell>
          <table:table-cell office:value-type="float" office:value="3387" calcext:value-type="float">
            <text:p>3387</text:p>
          </table:table-cell>
          <table:table-cell office:value-type="float" office:value="76.3" calcext:value-type="float">
            <text:p>76.3</text:p>
          </table:table-cell>
          <table:table-cell office:value-type="float" office:value="1052" calcext:value-type="float">
            <text:p>1052</text:p>
          </table:table-cell>
          <table:table-cell office:value-type="float" office:value="1043" calcext:value-type="float">
            <text:p>1043</text:p>
          </table:table-cell>
          <table:table-cell office:value-type="float" office:value="99.1" calcext:value-type="float">
            <text:p>99.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6" calcext:value-type="float">
            <text:p>55.6</text:p>
          </table:table-cell>
          <table:table-cell table:formula="of:=LOG([.O2];2)" office:value-type="float" office:value="8.78924018562618" calcext:value-type="float">
            <text:p>8.78924018562618</text:p>
          </table:table-cell>
          <table:table-cell table:formula="of:=LOG([.Q2];2)" office:value-type="float" office:value="12.443202577297" calcext:value-type="float">
            <text:p>12.4432025772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84" calcext:value-type="float">
            <text:p>5084</text:p>
          </table:table-cell>
          <table:table-cell office:value-type="float" office:value="100" calcext:value-type="float">
            <text:p>100</text:p>
          </table:table-cell>
          <table:table-cell office:value-type="float" office:value="50.84" calcext:value-type="float">
            <text:p>50.8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2.72324" calcext:value-type="float">
            <text:p>2.72324</text:p>
          </table:table-cell>
          <table:table-cell office:value-type="float" office:value="100" calcext:value-type="float">
            <text:p>100</text:p>
          </table:table-cell>
          <table:table-cell office:value-type="float" office:value="0.0272324" calcext:value-type="float">
            <text:p>0.0272324</text:p>
          </table:table-cell>
          <table:table-cell office:value-type="float" office:value="0.00017768" calcext:value-type="float">
            <text:p>0.00017768</text:p>
          </table:table-cell>
          <table:table-cell office:value-type="float" office:value="0.299353" calcext:value-type="float">
            <text:p>0.299353</text:p>
          </table:table-cell>
          <table:table-cell office:value-type="float" office:value="212752" calcext:value-type="float">
            <text:p>212752</text:p>
          </table:table-cell>
          <table:table-cell office:value-type="float" office:value="100" calcext:value-type="float">
            <text:p>100</text:p>
          </table:table-cell>
          <table:table-cell office:value-type="float" office:value="2127.52" calcext:value-type="float">
            <text:p>2127.52</text:p>
          </table:table-cell>
          <table:table-cell office:value-type="float" office:value="3" calcext:value-type="float">
            <text:p>3</text:p>
          </table:table-cell>
          <table:table-cell office:value-type="float" office:value="25054" calcext:value-type="float">
            <text:p>25054</text:p>
          </table:table-cell>
          <table:table-cell office:value-type="float" office:value="8325" calcext:value-type="float">
            <text:p>8325</text:p>
          </table:table-cell>
          <table:table-cell office:value-type="float" office:value="100" calcext:value-type="float">
            <text:p>100</text:p>
          </table:table-cell>
          <table:table-cell office:value-type="float" office:value="83.25" calcext:value-type="float">
            <text:p>83.25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589" calcext:value-type="float">
            <text:p>25589</text:p>
          </table:table-cell>
          <table:table-cell office:value-type="float" office:value="1224" calcext:value-type="float">
            <text:p>1224</text:p>
          </table:table-cell>
          <table:table-cell office:value-type="float" office:value="4.8" calcext:value-type="float">
            <text:p>4.8</text:p>
          </table:table-cell>
          <table:table-cell office:value-type="float" office:value="24365" calcext:value-type="float">
            <text:p>24365</text:p>
          </table:table-cell>
          <table:table-cell office:value-type="float" office:value="4266" calcext:value-type="float">
            <text:p>4266</text:p>
          </table:table-cell>
          <table:table-cell office:value-type="float" office:value="17.5" calcext:value-type="float">
            <text:p>17.5</text:p>
          </table:table-cell>
          <table:table-cell office:value-type="float" office:value="20099" calcext:value-type="float">
            <text:p>20099</text:p>
          </table:table-cell>
          <table:table-cell office:value-type="float" office:value="13029" calcext:value-type="float">
            <text:p>13029</text:p>
          </table:table-cell>
          <table:table-cell office:value-type="float" office:value="64.8" calcext:value-type="float">
            <text:p>64.8</text:p>
          </table:table-cell>
          <table:table-cell office:value-type="float" office:value="7070" calcext:value-type="float">
            <text:p>7070</text:p>
          </table:table-cell>
          <table:table-cell office:value-type="float" office:value="254" calcext:value-type="float">
            <text:p>254</text:p>
          </table:table-cell>
          <table:table-cell office:value-type="float" office:value="3.6" calcext:value-type="float">
            <text:p>3.6</text:p>
          </table:table-cell>
          <table:table-cell office:value-type="float" office:value="6816" calcext:value-type="float">
            <text:p>6816</text:p>
          </table:table-cell>
          <table:table-cell office:value-type="float" office:value="3833" calcext:value-type="float">
            <text:p>3833</text:p>
          </table:table-cell>
          <table:table-cell office:value-type="float" office:value="56.2" calcext:value-type="float">
            <text:p>56.2</text:p>
          </table:table-cell>
          <table:table-cell table:formula="of:=LOG([.O3];2)" office:value-type="float" office:value="11.0549569788601" calcext:value-type="float">
            <text:p>11.0549569788601</text:p>
          </table:table-cell>
          <table:table-cell table:formula="of:=LOG([.Q3];2)" office:value-type="float" office:value="14.6127533350447" calcext:value-type="float">
            <text:p>14.61275333504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2" calcext:value-type="float">
            <text:p>7572</text:p>
          </table:table-cell>
          <table:table-cell office:value-type="float" office:value="100" calcext:value-type="float">
            <text:p>100</text:p>
          </table:table-cell>
          <table:table-cell office:value-type="float" office:value="75.72" calcext:value-type="float">
            <text:p>75.7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8.94722" calcext:value-type="float">
            <text:p>8.94722</text:p>
          </table:table-cell>
          <table:table-cell office:value-type="float" office:value="100" calcext:value-type="float">
            <text:p>100</text:p>
          </table:table-cell>
          <table:table-cell office:value-type="float" office:value="0.0894722" calcext:value-type="float">
            <text:p>0.0894722</text:p>
          </table:table-cell>
          <table:table-cell office:value-type="float" office:value="0.000230368" calcext:value-type="float">
            <text:p>0.000230368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517796" calcext:value-type="float">
            <text:p>517796</text:p>
          </table:table-cell>
          <table:table-cell office:value-type="float" office:value="100" calcext:value-type="float">
            <text:p>100</text:p>
          </table:table-cell>
          <table:table-cell office:value-type="float" office:value="5177.96" calcext:value-type="float">
            <text:p>5177.96</text:p>
          </table:table-cell>
          <table:table-cell office:value-type="float" office:value="3" calcext:value-type="float">
            <text:p>3</text:p>
          </table:table-cell>
          <table:table-cell office:value-type="float" office:value="46938" calcext:value-type="float">
            <text:p>46938</text:p>
          </table:table-cell>
          <table:table-cell office:value-type="float" office:value="23147" calcext:value-type="float">
            <text:p>23147</text:p>
          </table:table-cell>
          <table:table-cell office:value-type="float" office:value="100" calcext:value-type="float">
            <text:p>100</text:p>
          </table:table-cell>
          <table:table-cell office:value-type="float" office:value="231.47" calcext:value-type="float">
            <text:p>231.47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float" office:value="994" calcext:value-type="float">
            <text:p>994</text:p>
          </table:table-cell>
          <table:table-cell office:value-type="float" office:value="100" calcext:value-type="float">
            <text:p>100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7024" calcext:value-type="float">
            <text:p>57024</text:p>
          </table:table-cell>
          <table:table-cell office:value-type="float" office:value="2882" calcext:value-type="float">
            <text:p>2882</text:p>
          </table:table-cell>
          <table:table-cell office:value-type="float" office:value="5.1" calcext:value-type="float">
            <text:p>5.1</text:p>
          </table:table-cell>
          <table:table-cell office:value-type="float" office:value="54142" calcext:value-type="float">
            <text:p>54142</text:p>
          </table:table-cell>
          <table:table-cell office:value-type="float" office:value="2931" calcext:value-type="float">
            <text:p>2931</text:p>
          </table:table-cell>
          <table:table-cell office:value-type="float" office:value="5.4" calcext:value-type="float">
            <text:p>5.4</text:p>
          </table:table-cell>
          <table:table-cell office:value-type="float" office:value="51211" calcext:value-type="float">
            <text:p>51211</text:p>
          </table:table-cell>
          <table:table-cell office:value-type="float" office:value="31006" calcext:value-type="float">
            <text:p>31006</text:p>
          </table:table-cell>
          <table:table-cell office:value-type="float" office:value="60.5" calcext:value-type="float">
            <text:p>60.5</text:p>
          </table:table-cell>
          <table:table-cell office:value-type="float" office:value="20205" calcext:value-type="float">
            <text:p>2020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20189" calcext:value-type="float">
            <text:p>20189</text:p>
          </table:table-cell>
          <table:table-cell office:value-type="float" office:value="9250" calcext:value-type="float">
            <text:p>9250</text:p>
          </table:table-cell>
          <table:table-cell office:value-type="float" office:value="45.8" calcext:value-type="float">
            <text:p>45.8</text:p>
          </table:table-cell>
          <table:table-cell table:formula="of:=LOG([.O4];2)" office:value-type="float" office:value="12.3381681050518" calcext:value-type="float">
            <text:p>12.3381681050518</text:p>
          </table:table-cell>
          <table:table-cell table:formula="of:=LOG([.Q4];2)" office:value-type="float" office:value="15.5184687503506" calcext:value-type="float">
            <text:p>15.51846875035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27" calcext:value-type="float">
            <text:p>10127</text:p>
          </table:table-cell>
          <table:table-cell office:value-type="float" office:value="100" calcext:value-type="float">
            <text:p>100</text:p>
          </table:table-cell>
          <table:table-cell office:value-type="float" office:value="101.27" calcext:value-type="float">
            <text:p>101.27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8.2491" calcext:value-type="float">
            <text:p>28.2491</text:p>
          </table:table-cell>
          <table:table-cell office:value-type="float" office:value="100" calcext:value-type="float">
            <text:p>100</text:p>
          </table:table-cell>
          <table:table-cell office:value-type="float" office:value="0.282491" calcext:value-type="float">
            <text:p>0.282491</text:p>
          </table:table-cell>
          <table:table-cell office:value-type="float" office:value="0.000347187" calcext:value-type="float">
            <text:p>0.000347187</text:p>
          </table:table-cell>
          <table:table-cell office:value-type="float" office:value="2.98303" calcext:value-type="float">
            <text:p>2.98303</text:p>
          </table:table-cell>
          <table:table-cell office:value-type="float" office:value="1247085" calcext:value-type="float">
            <text:p>1247085</text:p>
          </table:table-cell>
          <table:table-cell office:value-type="float" office:value="100" calcext:value-type="float">
            <text:p>100</text:p>
          </table:table-cell>
          <table:table-cell office:value-type="float" office:value="12470.9" calcext:value-type="float">
            <text:p>12470.9</text:p>
          </table:table-cell>
          <table:table-cell office:value-type="float" office:value="3" calcext:value-type="float">
            <text:p>3</text:p>
          </table:table-cell>
          <table:table-cell office:value-type="float" office:value="138113" calcext:value-type="float">
            <text:p>138113</text:p>
          </table:table-cell>
          <table:table-cell office:value-type="float" office:value="56028" calcext:value-type="float">
            <text:p>56028</text:p>
          </table:table-cell>
          <table:table-cell office:value-type="float" office:value="100" calcext:value-type="float">
            <text:p>100</text:p>
          </table:table-cell>
          <table:table-cell office:value-type="float" office:value="560.28" calcext:value-type="float">
            <text:p>560.28</text:p>
          </table:table-cell>
          <table:table-cell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1676" calcext:value-type="float">
            <text:p>1676</text:p>
          </table:table-cell>
          <table:table-cell office:value-type="float" office:value="100" calcext:value-type="float">
            <text:p>100</text:p>
          </table:table-cell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5832" calcext:value-type="float">
            <text:p>135832</text:p>
          </table:table-cell>
          <table:table-cell office:value-type="float" office:value="6882" calcext:value-type="float">
            <text:p>6882</text:p>
          </table:table-cell>
          <table:table-cell office:value-type="float" office:value="5.1" calcext:value-type="float">
            <text:p>5.1</text:p>
          </table:table-cell>
          <table:table-cell office:value-type="float" office:value="128950" calcext:value-type="float">
            <text:p>128950</text:p>
          </table:table-cell>
          <table:table-cell office:value-type="float" office:value="2900" calcext:value-type="float">
            <text:p>2900</text:p>
          </table:table-cell>
          <table:table-cell office:value-type="float" office:value="2.2" calcext:value-type="float">
            <text:p>2.2</text:p>
          </table:table-cell>
          <table:table-cell office:value-type="float" office:value="126050" calcext:value-type="float">
            <text:p>126050</text:p>
          </table:table-cell>
          <table:table-cell office:value-type="float" office:value="76976" calcext:value-type="float">
            <text:p>76976</text:p>
          </table:table-cell>
          <table:table-cell office:value-type="float" office:value="61.1" calcext:value-type="float">
            <text:p>61.1</text:p>
          </table:table-cell>
          <table:table-cell office:value-type="float" office:value="49074" calcext:value-type="float">
            <text:p>490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061" calcext:value-type="float">
            <text:p>49061</text:p>
          </table:table-cell>
          <table:table-cell office:value-type="float" office:value="21468" calcext:value-type="float">
            <text:p>21468</text:p>
          </table:table-cell>
          <table:table-cell office:value-type="float" office:value="43.8" calcext:value-type="float">
            <text:p>43.8</text:p>
          </table:table-cell>
          <table:table-cell table:formula="of:=LOG([.O5];2)" office:value-type="float" office:value="13.6062779649001" calcext:value-type="float">
            <text:p>13.6062779649001</text:p>
          </table:table-cell>
          <table:table-cell table:formula="of:=LOG([.Q5];2)" office:value-type="float" office:value="17.0754895952843" calcext:value-type="float">
            <text:p>17.0754895952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23" calcext:value-type="float">
            <text:p>12623</text:p>
          </table:table-cell>
          <table:table-cell office:value-type="float" office:value="100" calcext:value-type="float">
            <text:p>100</text:p>
          </table:table-cell>
          <table:table-cell office:value-type="float" office:value="126.23" calcext:value-type="float">
            <text:p>126.23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56.6238" calcext:value-type="float">
            <text:p>56.6238</text:p>
          </table:table-cell>
          <table:table-cell office:value-type="float" office:value="100" calcext:value-type="float">
            <text:p>100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000465127" calcext:value-type="float">
            <text:p>0.000465127</text:p>
          </table:table-cell>
          <table:table-cell office:value-type="float" office:value="3.82843" calcext:value-type="float">
            <text:p>3.82843</text:p>
          </table:table-cell>
          <table:table-cell office:value-type="float" office:value="1889464" calcext:value-type="float">
            <text:p>1889464</text:p>
          </table:table-cell>
          <table:table-cell office:value-type="float" office:value="100" calcext:value-type="float">
            <text:p>100</text:p>
          </table:table-cell>
          <table:table-cell office:value-type="float" office:value="18894.6" calcext:value-type="float">
            <text:p>18894.6</text:p>
          </table:table-cell>
          <table:table-cell office:value-type="float" office:value="3" calcext:value-type="float">
            <text:p>3</text:p>
          </table:table-cell>
          <table:table-cell office:value-type="float" office:value="135520" calcext:value-type="float">
            <text:p>135520</text:p>
          </table:table-cell>
          <table:table-cell office:value-type="float" office:value="86785" calcext:value-type="float">
            <text:p>86785</text:p>
          </table:table-cell>
          <table:table-cell office:value-type="float" office:value="100" calcext:value-type="float">
            <text:p>100</text:p>
          </table:table-cell>
          <table:table-cell office:value-type="float" office:value="867.85" calcext:value-type="float">
            <text:p>867.85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2" calcext:value-type="float">
            <text:p>562</text:p>
          </table:table-cell>
          <table:table-cell office:value-type="float" office:value="100" calcext:value-type="float">
            <text:p>100</text:p>
          </table:table-cell>
          <table:table-cell office:value-type="float" office:value="5.62" calcext:value-type="float">
            <text:p>5.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6.82" calcext:value-type="float">
            <text:p>6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100" calcext:value-type="float">
            <text:p>100</text:p>
          </table:table-cell>
          <table:table-cell office:value-type="float" office:value="6.15" calcext:value-type="float">
            <text:p>6.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335" calcext:value-type="float">
            <text:p>200335</text:p>
          </table:table-cell>
          <table:table-cell office:value-type="float" office:value="8079" calcext:value-type="float">
            <text:p>8079</text:p>
          </table:table-cell>
          <table:table-cell office:value-type="float" office:value="4" calcext:value-type="float">
            <text:p>4</text:p>
          </table:table-cell>
          <table:table-cell office:value-type="float" office:value="192256" calcext:value-type="float">
            <text:p>192256</text:p>
          </table:table-cell>
          <table:table-cell office:value-type="float" office:value="2129" calcext:value-type="float">
            <text:p>2129</text:p>
          </table:table-cell>
          <table:table-cell office:value-type="float" office:value="1.1" calcext:value-type="float">
            <text:p>1.1</text:p>
          </table:table-cell>
          <table:table-cell office:value-type="float" office:value="190127" calcext:value-type="float">
            <text:p>190127</text:p>
          </table:table-cell>
          <table:table-cell office:value-type="float" office:value="111479" calcext:value-type="float">
            <text:p>111479</text:p>
          </table:table-cell>
          <table:table-cell office:value-type="float" office:value="58.6" calcext:value-type="float">
            <text:p>58.6</text:p>
          </table:table-cell>
          <table:table-cell office:value-type="float" office:value="78648" calcext:value-type="float">
            <text:p>7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8" calcext:value-type="float">
            <text:p>78648</text:p>
          </table:table-cell>
          <table:table-cell office:value-type="float" office:value="35687" calcext:value-type="float">
            <text:p>35687</text:p>
          </table:table-cell>
          <table:table-cell office:value-type="float" office:value="45.4" calcext:value-type="float">
            <text:p>45.4</text:p>
          </table:table-cell>
          <table:table-cell table:formula="of:=LOG([.O6];2)" office:value-type="float" office:value="14.205686356516" calcext:value-type="float">
            <text:p>14.205686356516</text:p>
          </table:table-cell>
          <table:table-cell table:formula="of:=LOG([.Q6];2)" office:value-type="float" office:value="17.0481462542196" calcext:value-type="float">
            <text:p>17.0481462542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99" calcext:value-type="float">
            <text:p>15199</text:p>
          </table:table-cell>
          <table:table-cell office:value-type="float" office:value="100" calcext:value-type="float">
            <text:p>100</text:p>
          </table:table-cell>
          <table:table-cell office:value-type="float" office:value="151.99" calcext:value-type="float">
            <text:p>151.99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39.8142" calcext:value-type="float">
            <text:p>39.8142</text:p>
          </table:table-cell>
          <table:table-cell office:value-type="float" office:value="100" calcext:value-type="float">
            <text:p>100</text:p>
          </table:table-cell>
          <table:table-cell office:value-type="float" office:value="0.398142" calcext:value-type="float">
            <text:p>0.398142</text:p>
          </table:table-cell>
          <table:table-cell office:value-type="float" office:value="0.000684874" calcext:value-type="float">
            <text:p>0.000684874</text:p>
          </table:table-cell>
          <table:table-cell office:value-type="float" office:value="4.35381" calcext:value-type="float">
            <text:p>4.35381</text:p>
          </table:table-cell>
          <table:table-cell office:value-type="float" office:value="1130091" calcext:value-type="float">
            <text:p>1130091</text:p>
          </table:table-cell>
          <table:table-cell office:value-type="float" office:value="100" calcext:value-type="float">
            <text:p>100</text:p>
          </table:table-cell>
          <table:table-cell office:value-type="float" office:value="11300.9" calcext:value-type="float">
            <text:p>11300.9</text:p>
          </table:table-cell>
          <table:table-cell office:value-type="float" office:value="3" calcext:value-type="float">
            <text:p>3</text:p>
          </table:table-cell>
          <table:table-cell office:value-type="float" office:value="118939" calcext:value-type="float">
            <text:p>118939</text:p>
          </table:table-cell>
          <table:table-cell office:value-type="float" office:value="50910" calcext:value-type="float">
            <text:p>50910</text:p>
          </table:table-cell>
          <table:table-cell office:value-type="float" office:value="100" calcext:value-type="float">
            <text:p>100</text:p>
          </table:table-cell>
          <table:table-cell office:value-type="float" office:value="509.1" calcext:value-type="float">
            <text:p>509.1</text:p>
          </table:table-cell>
          <table:table-cell office:value-type="float" office:value="0" calcext:value-type="float">
            <text:p>0</text:p>
          </table:table-cell>
          <table:table-cell office:value-type="float" office:value="5344" calcext:value-type="float">
            <text:p>5344</text:p>
          </table:table-cell>
          <table:table-cell office:value-type="float" office:value="1888" calcext:value-type="float">
            <text:p>1888</text:p>
          </table:table-cell>
          <table:table-cell office:value-type="float" office:value="100" calcext:value-type="float">
            <text:p>100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7" calcext:value-type="float">
            <text:p>667</text:p>
          </table:table-cell>
          <table:table-cell office:value-type="float" office:value="100" calcext:value-type="float">
            <text:p>10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office:value-type="float" office:value="100" calcext:value-type="float">
            <text:p>100</text:p>
          </table:table-cell>
          <table:table-cell office:value-type="float" office:value="8.05" calcext:value-type="float">
            <text:p>8.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2614" calcext:value-type="float">
            <text:p>122614</text:p>
          </table:table-cell>
          <table:table-cell office:value-type="float" office:value="6246" calcext:value-type="float">
            <text:p>6246</text:p>
          </table:table-cell>
          <table:table-cell office:value-type="float" office:value="5.1" calcext:value-type="float">
            <text:p>5.1</text:p>
          </table:table-cell>
          <table:table-cell office:value-type="float" office:value="116368" calcext:value-type="float">
            <text:p>116368</text:p>
          </table:table-cell>
          <table:table-cell office:value-type="float" office:value="1453" calcext:value-type="float">
            <text:p>1453</text:p>
          </table:table-cell>
          <table:table-cell office:value-type="float" office:value="1.2" calcext:value-type="float">
            <text:p>1.2</text:p>
          </table:table-cell>
          <table:table-cell office:value-type="float" office:value="114915" calcext:value-type="float">
            <text:p>114915</text:p>
          </table:table-cell>
          <table:table-cell office:value-type="float" office:value="70322" calcext:value-type="float">
            <text:p>70322</text:p>
          </table:table-cell>
          <table:table-cell office:value-type="float" office:value="61.2" calcext:value-type="float">
            <text:p>61.2</text:p>
          </table:table-cell>
          <table:table-cell office:value-type="float" office:value="44593" calcext:value-type="float">
            <text:p>4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93" calcext:value-type="float">
            <text:p>44593</text:p>
          </table:table-cell>
          <table:table-cell office:value-type="float" office:value="19413" calcext:value-type="float">
            <text:p>19413</text:p>
          </table:table-cell>
          <table:table-cell office:value-type="float" office:value="43.5" calcext:value-type="float">
            <text:p>43.5</text:p>
          </table:table-cell>
          <table:table-cell table:formula="of:=LOG([.O7];2)" office:value-type="float" office:value="13.4641500525291" calcext:value-type="float">
            <text:p>13.4641500525291</text:p>
          </table:table-cell>
          <table:table-cell table:formula="of:=LOG([.Q7];2)" office:value-type="float" office:value="16.8598623256091" calcext:value-type="float">
            <text:p>16.8598623256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9" calcext:value-type="float">
            <text:p>17679</text:p>
          </table:table-cell>
          <table:table-cell office:value-type="float" office:value="100" calcext:value-type="float">
            <text:p>100</text:p>
          </table:table-cell>
          <table:table-cell office:value-type="float" office:value="176.79" calcext:value-type="float">
            <text:p>176.79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19.3651" calcext:value-type="float">
            <text:p>19.3651</text:p>
          </table:table-cell>
          <table:table-cell office:value-type="float" office:value="100" calcext:value-type="float">
            <text:p>100</text:p>
          </table:table-cell>
          <table:table-cell office:value-type="float" office:value="0.193651" calcext:value-type="float">
            <text:p>0.193651</text:p>
          </table:table-cell>
          <table:table-cell office:value-type="float" office:value="0.000981339" calcext:value-type="float">
            <text:p>0.000981339</text:p>
          </table:table-cell>
          <table:table-cell office:value-type="float" office:value="2.15047" calcext:value-type="float">
            <text:p>2.15047</text:p>
          </table:table-cell>
          <table:table-cell office:value-type="float" office:value="496785" calcext:value-type="float">
            <text:p>496785</text:p>
          </table:table-cell>
          <table:table-cell office:value-type="float" office:value="100" calcext:value-type="float">
            <text:p>100</text:p>
          </table:table-cell>
          <table:table-cell office:value-type="float" office:value="4967.85" calcext:value-type="float">
            <text:p>4967.85</text:p>
          </table:table-cell>
          <table:table-cell office:value-type="float" office:value="3" calcext:value-type="float">
            <text:p>3</text:p>
          </table:table-cell>
          <table:table-cell office:value-type="float" office:value="51884" calcext:value-type="float">
            <text:p>51884</text:p>
          </table:table-cell>
          <table:table-cell office:value-type="float" office:value="20946" calcext:value-type="float">
            <text:p>20946</text:p>
          </table:table-cell>
          <table:table-cell office:value-type="float" office:value="100" calcext:value-type="float">
            <text:p>100</text:p>
          </table:table-cell>
          <table:table-cell office:value-type="float" office:value="209.46" calcext:value-type="float">
            <text:p>209.46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office:value-type="float" office:value="1452" calcext:value-type="float">
            <text:p>1452</text:p>
          </table:table-cell>
          <table:table-cell office:value-type="float" office:value="100" calcext:value-type="float">
            <text:p>10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float" office:value="9.37" calcext:value-type="float">
            <text:p>9.3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6995" calcext:value-type="float">
            <text:p>56995</text:p>
          </table:table-cell>
          <table:table-cell office:value-type="float" office:value="4057" calcext:value-type="float">
            <text:p>4057</text:p>
          </table:table-cell>
          <table:table-cell office:value-type="float" office:value="7.1" calcext:value-type="float">
            <text:p>7.1</text:p>
          </table:table-cell>
          <table:table-cell office:value-type="float" office:value="52938" calcext:value-type="float">
            <text:p>52938</text:p>
          </table:table-cell>
          <table:table-cell office:value-type="float" office:value="1016" calcext:value-type="float">
            <text:p>1016</text:p>
          </table:table-cell>
          <table:table-cell office:value-type="float" office:value="1.9" calcext:value-type="float">
            <text:p>1.9</text:p>
          </table:table-cell>
          <table:table-cell office:value-type="float" office:value="51922" calcext:value-type="float">
            <text:p>51922</text:p>
          </table:table-cell>
          <table:table-cell office:value-type="float" office:value="35104" calcext:value-type="float">
            <text:p>35104</text:p>
          </table:table-cell>
          <table:table-cell office:value-type="float" office:value="67.6" calcext:value-type="float">
            <text:p>67.6</text:p>
          </table:table-cell>
          <table:table-cell office:value-type="float" office:value="16818" calcext:value-type="float">
            <text:p>1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8" calcext:value-type="float">
            <text:p>16818</text:p>
          </table:table-cell>
          <table:table-cell office:value-type="float" office:value="6495" calcext:value-type="float">
            <text:p>6495</text:p>
          </table:table-cell>
          <table:table-cell office:value-type="float" office:value="38.6" calcext:value-type="float">
            <text:p>38.6</text:p>
          </table:table-cell>
          <table:table-cell table:formula="of:=LOG([.O8];2)" office:value-type="float" office:value="12.27840589793" calcext:value-type="float">
            <text:p>12.27840589793</text:p>
          </table:table-cell>
          <table:table-cell table:formula="of:=LOG([.Q8];2)" office:value-type="float" office:value="15.6630020880849" calcext:value-type="float">
            <text:p>15.66300208808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176" calcext:value-type="float">
            <text:p>20176</text:p>
          </table:table-cell>
          <table:table-cell office:value-type="float" office:value="100" calcext:value-type="float">
            <text:p>100</text:p>
          </table:table-cell>
          <table:table-cell office:value-type="float" office:value="201.76" calcext:value-type="float">
            <text:p>201.76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3.18446" calcext:value-type="float">
            <text:p>3.18446</text:p>
          </table:table-cell>
          <table:table-cell office:value-type="float" office:value="100" calcext:value-type="float">
            <text:p>100</text:p>
          </table:table-cell>
          <table:table-cell office:value-type="float" office:value="0.0318446" calcext:value-type="float">
            <text:p>0.0318446</text:p>
          </table:table-cell>
          <table:table-cell office:value-type="float" office:value="0.00143493" calcext:value-type="float">
            <text:p>0.00143493</text:p>
          </table:table-cell>
          <table:table-cell office:value-type="float" office:value="0.343352" calcext:value-type="float">
            <text:p>0.343352</text:p>
          </table:table-cell>
          <table:table-cell office:value-type="float" office:value="68487" calcext:value-type="float">
            <text:p>68487</text:p>
          </table:table-cell>
          <table:table-cell office:value-type="float" office:value="100" calcext:value-type="float">
            <text:p>100</text:p>
          </table:table-cell>
          <table:table-cell office:value-type="float" office:value="684.87" calcext:value-type="float">
            <text:p>684.87</text:p>
          </table:table-cell>
          <table:table-cell office:value-type="float" office:value="3" calcext:value-type="float">
            <text:p>3</text:p>
          </table:table-cell>
          <table:table-cell office:value-type="float" office:value="7657" calcext:value-type="float">
            <text:p>7657</text:p>
          </table:table-cell>
          <table:table-cell office:value-type="float" office:value="2449" calcext:value-type="float">
            <text:p>2449</text:p>
          </table:table-cell>
          <table:table-cell office:value-type="float" office:value="100" calcext:value-type="float">
            <text:p>100</text:p>
          </table:table-cell>
          <table:table-cell office:value-type="float" office:value="24.49" calcext:value-type="float">
            <text:p>24.4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0" calcext:value-type="float">
            <text:p>100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  <table:table-cell office:value-type="float" office:value="100" calcext:value-type="float">
            <text:p>100</text:p>
          </table:table-cell>
          <table:table-cell office:value-type="float" office:value="10.33" calcext:value-type="float">
            <text:p>10.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422" calcext:value-type="float">
            <text:p>8422</text:p>
          </table:table-cell>
          <table:table-cell office:value-type="float" office:value="688" calcext:value-type="float">
            <text:p>688</text:p>
          </table:table-cell>
          <table:table-cell office:value-type="float" office:value="8.2" calcext:value-type="float">
            <text:p>8.2</text:p>
          </table:table-cell>
          <table:table-cell office:value-type="float" office:value="7734" calcext:value-type="float">
            <text:p>7734</text:p>
          </table:table-cell>
          <table:table-cell office:value-type="float" office:value="366" calcext:value-type="float">
            <text:p>366</text:p>
          </table:table-cell>
          <table:table-cell office:value-type="float" office:value="4.7" calcext:value-type="float">
            <text:p>4.7</text:p>
          </table:table-cell>
          <table:table-cell office:value-type="float" office:value="7368" calcext:value-type="float">
            <text:p>7368</text:p>
          </table:table-cell>
          <table:table-cell office:value-type="float" office:value="5660" calcext:value-type="float">
            <text:p>5660</text:p>
          </table:table-cell>
          <table:table-cell office:value-type="float" office:value="76.8" calcext:value-type="float">
            <text:p>76.8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552" calcext:value-type="float">
            <text:p>552</text:p>
          </table:table-cell>
          <table:table-cell office:value-type="float" office:value="32.3" calcext:value-type="float">
            <text:p>32.3</text:p>
          </table:table-cell>
          <table:table-cell table:formula="of:=LOG([.O9];2)" office:value-type="float" office:value="9.4196863557248" calcext:value-type="float">
            <text:p>9.4196863557248</text:p>
          </table:table-cell>
          <table:table-cell table:formula="of:=LOG([.Q9];2)" office:value-type="float" office:value="12.9025635419716" calcext:value-type="float">
            <text:p>12.9025635419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83" calcext:value-type="float">
            <text:p>22783</text:p>
          </table:table-cell>
          <table:table-cell office:value-type="float" office:value="100" calcext:value-type="float">
            <text:p>100</text:p>
          </table:table-cell>
          <table:table-cell office:value-type="float" office:value="227.83" calcext:value-type="float">
            <text:p>227.83</text:p>
          </table:table-cell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float" office:value="0.425919" calcext:value-type="float">
            <text:p>0.425919</text:p>
          </table:table-cell>
          <table:table-cell office:value-type="float" office:value="100" calcext:value-type="float">
            <text:p>100</text:p>
          </table:table-cell>
          <table:table-cell office:value-type="float" office:value="0.00425919" calcext:value-type="float">
            <text:p>0.00425919</text:p>
          </table:table-cell>
          <table:table-cell office:value-type="float" office:value="0.0017722" calcext:value-type="float">
            <text:p>0.0017722</text:p>
          </table:table-cell>
          <table:table-cell office:value-type="float" office:value="0.0235871" calcext:value-type="float">
            <text:p>0.0235871</text:p>
          </table:table-cell>
          <table:table-cell office:value-type="float" office:value="3749" calcext:value-type="float">
            <text:p>3749</text:p>
          </table:table-cell>
          <table:table-cell office:value-type="float" office:value="100" calcext:value-type="float">
            <text:p>100</text:p>
          </table:table-cell>
          <table:table-cell office:value-type="float" office:value="37.49" calcext:value-type="float">
            <text:p>37.49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26" calcext:value-type="float">
            <text:p>1326</text:p>
          </table:table-cell>
          <table:table-cell office:value-type="float" office:value="100" calcext:value-type="float">
            <text:p>100</text:p>
          </table:table-cell>
          <table:table-cell office:value-type="float" office:value="13.26" calcext:value-type="float">
            <text:p>13.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52" calcext:value-type="float">
            <text:p>1352</text:p>
          </table:table-cell>
          <table:table-cell office:value-type="float" office:value="100" calcext:value-type="float">
            <text:p>100</text:p>
          </table:table-cell>
          <table:table-cell office:value-type="float" office:value="13.52" calcext:value-type="float">
            <text:p>13.5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36" calcext:value-type="float">
            <text:p>1336</text:p>
          </table:table-cell>
          <table:table-cell office:value-type="float" office:value="100" calcext:value-type="float">
            <text:p>100</text:p>
          </table:table-cell>
          <table:table-cell office:value-type="float" office:value="13.36" calcext:value-type="float">
            <text:p>13.3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float" office:value="424" calcext:value-type="float">
            <text:p>424</text:p>
          </table:table-cell>
          <table:table-cell office:value-type="float" office:value="59" calcext:value-type="float">
            <text:p>59</text:p>
          </table:table-cell>
          <table:table-cell office:value-type="float" office:value="13.9" calcext:value-type="float">
            <text:p>13.9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93.2" calcext:value-type="float">
            <text:p>93.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OG([.O10];2)" office:value-type="float" office:value="5.22843392051337" calcext:value-type="float">
            <text:p>5.22843392051337</text:p>
          </table:table-cell>
          <table:table-cell table:formula="of:=LOG([.Q10];2)" office:value-type="float" office:value="8.55842071326867" calcext:value-type="float">
            <text:p>8.55842071326867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343657" calcext:value-type="float">
            <text:p>0.343657</text:p>
          </table:table-cell>
          <table:table-cell office:value-type="float" office:value="100" calcext:value-type="float">
            <text:p>100</text:p>
          </table:table-cell>
          <table:table-cell office:value-type="float" office:value="0.00343657" calcext:value-type="float">
            <text:p>0.00343657</text:p>
          </table:table-cell>
          <table:table-cell office:value-type="float" office:value="0.000153741" calcext:value-type="float">
            <text:p>0.000153741</text:p>
          </table:table-cell>
          <table:table-cell office:value-type="float" office:value="0.0315433" calcext:value-type="float">
            <text:p>0.0315433</text:p>
          </table:table-cell>
          <table:table-cell office:value-type="float" office:value="27597" calcext:value-type="float">
            <text:p>27597</text:p>
          </table:table-cell>
          <table:table-cell office:value-type="float" office:value="100" calcext:value-type="float">
            <text:p>100</text:p>
          </table:table-cell>
          <table:table-cell office:value-type="float" office:value="275.97" calcext:value-type="float">
            <text:p>275.97</text:p>
          </table:table-cell>
          <table:table-cell office:value-type="float" office:value="3" calcext:value-type="float">
            <text:p>3</text:p>
          </table:table-cell>
          <table:table-cell office:value-type="float" office:value="4041" calcext:value-type="float">
            <text:p>4041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928" calcext:value-type="float">
            <text:p>3928</text:p>
          </table:table-cell>
          <table:table-cell office:value-type="float" office:value="290" calcext:value-type="float">
            <text:p>290</text:p>
          </table:table-cell>
          <table:table-cell office:value-type="float" office:value="7.4" calcext:value-type="float">
            <text:p>7.4</text:p>
          </table:table-cell>
          <table:table-cell office:value-type="float" office:value="3638" calcext:value-type="float">
            <text:p>3638</text:p>
          </table:table-cell>
          <table:table-cell office:value-type="float" office:value="911" calcext:value-type="float">
            <text:p>911</text:p>
          </table:table-cell>
          <table:table-cell office:value-type="float" office:value="25" calcext:value-type="float">
            <text:p>25</text:p>
          </table:table-cell>
          <table:table-cell office:value-type="float" office:value="2727" calcext:value-type="float">
            <text:p>2727</text:p>
          </table:table-cell>
          <table:table-cell office:value-type="float" office:value="2171" calcext:value-type="float">
            <text:p>2171</text:p>
          </table:table-cell>
          <table:table-cell office:value-type="float" office:value="79.6" calcext:value-type="float">
            <text:p>79.6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table:formula="of:=LOG([.O2];2)" office:value-type="float" office:value="8.10836763357666" calcext:value-type="float">
            <text:p>8.10836763357666</text:p>
          </table:table-cell>
          <table:table-cell table:formula="of:=LOG([.Q2];2)" office:value-type="float" office:value="11.9804966361835" calcext:value-type="float">
            <text:p>11.98049663618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490" calcext:value-type="float">
            <text:p>549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.14954" calcext:value-type="float">
            <text:p>3.14954</text:p>
          </table:table-cell>
          <table:table-cell office:value-type="float" office:value="100" calcext:value-type="float">
            <text:p>100</text:p>
          </table:table-cell>
          <table:table-cell office:value-type="float" office:value="0.0314954" calcext:value-type="float">
            <text:p>0.0314954</text:p>
          </table:table-cell>
          <table:table-cell office:value-type="float" office:value="0.000194756" calcext:value-type="float">
            <text:p>0.000194756</text:p>
          </table:table-cell>
          <table:table-cell office:value-type="float" office:value="0.144967" calcext:value-type="float">
            <text:p>0.144967</text:p>
          </table:table-cell>
          <table:table-cell office:value-type="float" office:value="231551" calcext:value-type="float">
            <text:p>231551</text:p>
          </table:table-cell>
          <table:table-cell office:value-type="float" office:value="100" calcext:value-type="float">
            <text:p>100</text:p>
          </table:table-cell>
          <table:table-cell office:value-type="float" office:value="2315.51" calcext:value-type="float">
            <text:p>2315.51</text:p>
          </table:table-cell>
          <table:table-cell office:value-type="float" office:value="3" calcext:value-type="float">
            <text:p>3</text:p>
          </table:table-cell>
          <table:table-cell office:value-type="float" office:value="13429" calcext:value-type="float">
            <text:p>13429</text:p>
          </table:table-cell>
          <table:table-cell office:value-type="float" office:value="8148" calcext:value-type="float">
            <text:p>8148</text:p>
          </table:table-cell>
          <table:table-cell office:value-type="float" office:value="100" calcext:value-type="float">
            <text:p>100</text:p>
          </table:table-cell>
          <table:table-cell office:value-type="float" office:value="81.48" calcext:value-type="float">
            <text:p>81.4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8605" calcext:value-type="float">
            <text:p>28605</text:p>
          </table:table-cell>
          <table:table-cell office:value-type="float" office:value="988" calcext:value-type="float">
            <text:p>988</text:p>
          </table:table-cell>
          <table:table-cell office:value-type="float" office:value="3.5" calcext:value-type="float">
            <text:p>3.5</text:p>
          </table:table-cell>
          <table:table-cell office:value-type="float" office:value="27617" calcext:value-type="float">
            <text:p>27617</text:p>
          </table:table-cell>
          <table:table-cell office:value-type="float" office:value="5591" calcext:value-type="float">
            <text:p>5591</text:p>
          </table:table-cell>
          <table:table-cell office:value-type="float" office:value="20.2" calcext:value-type="float">
            <text:p>20.2</text:p>
          </table:table-cell>
          <table:table-cell office:value-type="float" office:value="22026" calcext:value-type="float">
            <text:p>22026</text:p>
          </table:table-cell>
          <table:table-cell office:value-type="float" office:value="14892" calcext:value-type="float">
            <text:p>14892</text:p>
          </table:table-cell>
          <table:table-cell office:value-type="float" office:value="67.6" calcext:value-type="float">
            <text:p>67.6</text:p>
          </table:table-cell>
          <table:table-cell office:value-type="float" office:value="7134" calcext:value-type="float">
            <text:p>7134</text:p>
          </table:table-cell>
          <table:table-cell office:value-type="float" office:value="363" calcext:value-type="float">
            <text:p>363</text:p>
          </table:table-cell>
          <table:table-cell office:value-type="float" office:value="5.1" calcext:value-type="float">
            <text:p>5.1</text:p>
          </table:table-cell>
          <table:table-cell office:value-type="float" office:value="6771" calcext:value-type="float">
            <text:p>6771</text:p>
          </table:table-cell>
          <table:table-cell office:value-type="float" office:value="4327" calcext:value-type="float">
            <text:p>4327</text:p>
          </table:table-cell>
          <table:table-cell office:value-type="float" office:value="63.9" calcext:value-type="float">
            <text:p>63.9</text:p>
          </table:table-cell>
          <table:table-cell table:formula="of:=LOG([.O3];2)" office:value-type="float" office:value="11.1771142722886" calcext:value-type="float">
            <text:p>11.1771142722886</text:p>
          </table:table-cell>
          <table:table-cell table:formula="of:=LOG([.Q3];2)" office:value-type="float" office:value="13.7130642570062" calcext:value-type="float">
            <text:p>13.7130642570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309" calcext:value-type="float">
            <text:p>8309</text:p>
          </table:table-cell>
          <table:table-cell office:value-type="float" office:value="100" calcext:value-type="float">
            <text:p>100</text:p>
          </table:table-cell>
          <table:table-cell office:value-type="float" office:value="83.09" calcext:value-type="float">
            <text:p>83.09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33.4878" calcext:value-type="float">
            <text:p>33.4878</text:p>
          </table:table-cell>
          <table:table-cell office:value-type="float" office:value="100" calcext:value-type="float">
            <text:p>100</text:p>
          </table:table-cell>
          <table:table-cell office:value-type="float" office:value="0.334878" calcext:value-type="float">
            <text:p>0.334878</text:p>
          </table:table-cell>
          <table:table-cell office:value-type="float" office:value="0.00027282" calcext:value-type="float">
            <text:p>0.00027282</text:p>
          </table:table-cell>
          <table:table-cell office:value-type="float" office:value="3.538" calcext:value-type="float">
            <text:p>3.538</text:p>
          </table:table-cell>
          <table:table-cell office:value-type="float" office:value="1654649" calcext:value-type="float">
            <text:p>1654649</text:p>
          </table:table-cell>
          <table:table-cell office:value-type="float" office:value="100" calcext:value-type="float">
            <text:p>100</text:p>
          </table:table-cell>
          <table:table-cell office:value-type="float" office:value="16546.5" calcext:value-type="float">
            <text:p>16546.5</text:p>
          </table:table-cell>
          <table:table-cell office:value-type="float" office:value="3" calcext:value-type="float">
            <text:p>3</text:p>
          </table:table-cell>
          <table:table-cell office:value-type="float" office:value="178848" calcext:value-type="float">
            <text:p>178848</text:p>
          </table:table-cell>
          <table:table-cell office:value-type="float" office:value="75736" calcext:value-type="float">
            <text:p>75736</text:p>
          </table:table-cell>
          <table:table-cell office:value-type="float" office:value="100" calcext:value-type="float">
            <text:p>100</text:p>
          </table:table-cell>
          <table:table-cell office:value-type="float" office:value="757.36" calcext:value-type="float">
            <text:p>757.36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1452" calcext:value-type="float">
            <text:p>1452</text:p>
          </table:table-cell>
          <table:table-cell office:value-type="float" office:value="100" calcext:value-type="float">
            <text:p>10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8" calcext:value-type="float">
            <text:p>408</text:p>
          </table:table-cell>
          <table:table-cell office:value-type="float" office:value="100" calcext:value-type="float">
            <text:p>1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float" office:value="4.57" calcext:value-type="float">
            <text:p>4.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5273" calcext:value-type="float">
            <text:p>175273</text:p>
          </table:table-cell>
          <table:table-cell office:value-type="float" office:value="6225" calcext:value-type="float">
            <text:p>6225</text:p>
          </table:table-cell>
          <table:table-cell office:value-type="float" office:value="3.6" calcext:value-type="float">
            <text:p>3.6</text:p>
          </table:table-cell>
          <table:table-cell office:value-type="float" office:value="169048" calcext:value-type="float">
            <text:p>169048</text:p>
          </table:table-cell>
          <table:table-cell office:value-type="float" office:value="4049" calcext:value-type="float">
            <text:p>4049</text:p>
          </table:table-cell>
          <table:table-cell office:value-type="float" office:value="2.4" calcext:value-type="float">
            <text:p>2.4</text:p>
          </table:table-cell>
          <table:table-cell office:value-type="float" office:value="164999" calcext:value-type="float">
            <text:p>164999</text:p>
          </table:table-cell>
          <table:table-cell office:value-type="float" office:value="95539" calcext:value-type="float">
            <text:p>95539</text:p>
          </table:table-cell>
          <table:table-cell office:value-type="float" office:value="57.9" calcext:value-type="float">
            <text:p>57.9</text:p>
          </table:table-cell>
          <table:table-cell office:value-type="float" office:value="69460" calcext:value-type="float">
            <text:p>69460</text:p>
          </table:table-cell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69398" calcext:value-type="float">
            <text:p>69398</text:p>
          </table:table-cell>
          <table:table-cell office:value-type="float" office:value="32545" calcext:value-type="float">
            <text:p>32545</text:p>
          </table:table-cell>
          <table:table-cell office:value-type="float" office:value="46.9" calcext:value-type="float">
            <text:p>46.9</text:p>
          </table:table-cell>
          <table:table-cell table:formula="of:=LOG([.O4];2)" office:value-type="float" office:value="14.0142384626456" calcext:value-type="float">
            <text:p>14.0142384626456</text:p>
          </table:table-cell>
          <table:table-cell table:formula="of:=LOG([.Q4];2)" office:value-type="float" office:value="17.4483744596628" calcext:value-type="float">
            <text:p>17.44837445966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63" calcext:value-type="float">
            <text:p>11063</text:p>
          </table:table-cell>
          <table:table-cell office:value-type="float" office:value="100" calcext:value-type="float">
            <text:p>100</text:p>
          </table:table-cell>
          <table:table-cell office:value-type="float" office:value="110.63" calcext:value-type="float">
            <text:p>110.63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100.816" calcext:value-type="float">
            <text:p>100.816</text:p>
          </table:table-cell>
          <table:table-cell office:value-type="float" office:value="100" calcext:value-type="float">
            <text:p>100</text:p>
          </table:table-cell>
          <table:table-cell office:value-type="float" office:value="1.00816" calcext:value-type="float">
            <text:p>1.00816</text:p>
          </table:table-cell>
          <table:table-cell office:value-type="float" office:value="0.000396861" calcext:value-type="float">
            <text:p>0.000396861</text:p>
          </table:table-cell>
          <table:table-cell office:value-type="float" office:value="9.55782" calcext:value-type="float">
            <text:p>9.55782</text:p>
          </table:table-cell>
          <table:table-cell office:value-type="float" office:value="3590281" calcext:value-type="float">
            <text:p>3590281</text:p>
          </table:table-cell>
          <table:table-cell office:value-type="float" office:value="100" calcext:value-type="float">
            <text:p>100</text:p>
          </table:table-cell>
          <table:table-cell office:value-type="float" office:value="35902.8" calcext:value-type="float">
            <text:p>35902.8</text:p>
          </table:table-cell>
          <table:table-cell office:value-type="float" office:value="3" calcext:value-type="float">
            <text:p>3</text:p>
          </table:table-cell>
          <table:table-cell office:value-type="float" office:value="331956" calcext:value-type="float">
            <text:p>331956</text:p>
          </table:table-cell>
          <table:table-cell office:value-type="float" office:value="164455" calcext:value-type="float">
            <text:p>164455</text:p>
          </table:table-cell>
          <table:table-cell office:value-type="float" office:value="100" calcext:value-type="float">
            <text:p>100</text:p>
          </table:table-cell>
          <table:table-cell office:value-type="float" office:value="1644.55" calcext:value-type="float">
            <text:p>1644.55</text:p>
          </table:table-cell>
          <table:table-cell office:value-type="float" office:value="0" calcext:value-type="float">
            <text:p>0</text:p>
          </table:table-cell>
          <table:table-cell office:value-type="float" office:value="15092" calcext:value-type="float">
            <text:p>15092</text:p>
          </table:table-cell>
          <table:table-cell office:value-type="float" office:value="2320" calcext:value-type="float">
            <text:p>2320</text:p>
          </table:table-cell>
          <table:table-cell office:value-type="float" office:value="100" calcext:value-type="float">
            <text:p>100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100" calcext:value-type="float">
            <text:p>100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" calcext:value-type="float">
            <text:p>537</text:p>
          </table:table-cell>
          <table:table-cell office:value-type="float" office:value="100" calcext:value-type="float">
            <text:p>100</text:p>
          </table:table-cell>
          <table:table-cell office:value-type="float" office:value="5.37" calcext:value-type="float">
            <text:p>5.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6329" calcext:value-type="float">
            <text:p>376329</text:p>
          </table:table-cell>
          <table:table-cell office:value-type="float" office:value="11822" calcext:value-type="float">
            <text:p>11822</text:p>
          </table:table-cell>
          <table:table-cell office:value-type="float" office:value="3.1" calcext:value-type="float">
            <text:p>3.1</text:p>
          </table:table-cell>
          <table:table-cell office:value-type="float" office:value="364507" calcext:value-type="float">
            <text:p>364507</text:p>
          </table:table-cell>
          <table:table-cell office:value-type="float" office:value="3068" calcext:value-type="float">
            <text:p>3068</text:p>
          </table:table-cell>
          <table:table-cell office:value-type="float" office:value="0.8" calcext:value-type="float">
            <text:p>0.8</text:p>
          </table:table-cell>
          <table:table-cell office:value-type="float" office:value="361439" calcext:value-type="float">
            <text:p>361439</text:p>
          </table:table-cell>
          <table:table-cell office:value-type="float" office:value="208875" calcext:value-type="float">
            <text:p>208875</text:p>
          </table:table-cell>
          <table:table-cell office:value-type="float" office:value="57.8" calcext:value-type="float">
            <text:p>57.8</text:p>
          </table:table-cell>
          <table:table-cell office:value-type="float" office:value="152564" calcext:value-type="float">
            <text:p>1525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2546" calcext:value-type="float">
            <text:p>152546</text:p>
          </table:table-cell>
          <table:table-cell office:value-type="float" office:value="71076" calcext:value-type="float">
            <text:p>71076</text:p>
          </table:table-cell>
          <table:table-cell office:value-type="float" office:value="46.6" calcext:value-type="float">
            <text:p>46.6</text:p>
          </table:table-cell>
          <table:table-cell table:formula="of:=LOG([.O5];2)" office:value-type="float" office:value="15.1318087413858" calcext:value-type="float">
            <text:p>15.1318087413858</text:p>
          </table:table-cell>
          <table:table-cell table:formula="of:=LOG([.Q5];2)" office:value-type="float" office:value="18.3406325027904" calcext:value-type="float">
            <text:p>18.34063250279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02" calcext:value-type="float">
            <text:p>13702</text:p>
          </table:table-cell>
          <table:table-cell office:value-type="float" office:value="100" calcext:value-type="float">
            <text:p>100</text:p>
          </table:table-cell>
          <table:table-cell office:value-type="float" office:value="137.02" calcext:value-type="float">
            <text:p>137.02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97.5944" calcext:value-type="float">
            <text:p>97.5944</text:p>
          </table:table-cell>
          <table:table-cell office:value-type="float" office:value="100" calcext:value-type="float">
            <text:p>100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000676527" calcext:value-type="float">
            <text:p>0.000676527</text:p>
          </table:table-cell>
          <table:table-cell office:value-type="float" office:value="7.37176" calcext:value-type="float">
            <text:p>7.37176</text:p>
          </table:table-cell>
          <table:table-cell office:value-type="float" office:value="3003506" calcext:value-type="float">
            <text:p>3003506</text:p>
          </table:table-cell>
          <table:table-cell office:value-type="float" office:value="100" calcext:value-type="float">
            <text:p>100</text:p>
          </table:table-cell>
          <table:table-cell office:value-type="float" office:value="30035.1" calcext:value-type="float">
            <text:p>30035.1</text:p>
          </table:table-cell>
          <table:table-cell office:value-type="float" office:value="3" calcext:value-type="float">
            <text:p>3</text:p>
          </table:table-cell>
          <table:table-cell office:value-type="float" office:value="260196" calcext:value-type="float">
            <text:p>260196</text:p>
          </table:table-cell>
          <table:table-cell office:value-type="float" office:value="136295" calcext:value-type="float">
            <text:p>136295</text:p>
          </table:table-cell>
          <table:table-cell office:value-type="float" office:value="100" calcext:value-type="float">
            <text:p>100</text:p>
          </table:table-cell>
          <table:table-cell office:value-type="float" office:value="1362.95" calcext:value-type="float">
            <text:p>1362.95</text:p>
          </table:table-cell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float" office:value="2578" calcext:value-type="float">
            <text:p>2578</text:p>
          </table:table-cell>
          <table:table-cell office:value-type="float" office:value="100" calcext:value-type="float">
            <text:p>100</text:p>
          </table:table-cell>
          <table:table-cell office:value-type="float" office:value="25.78" calcext:value-type="float">
            <text:p>25.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office:value-type="float" office:value="7.14" calcext:value-type="float">
            <text:p>7.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9995" calcext:value-type="float">
            <text:p>319995</text:p>
          </table:table-cell>
          <table:table-cell office:value-type="float" office:value="12958" calcext:value-type="float">
            <text:p>12958</text:p>
          </table:table-cell>
          <table:table-cell office:value-type="float" office:value="4" calcext:value-type="float">
            <text:p>4</text:p>
          </table:table-cell>
          <table:table-cell office:value-type="float" office:value="307037" calcext:value-type="float">
            <text:p>307037</text:p>
          </table:table-cell>
          <table:table-cell office:value-type="float" office:value="2675" calcext:value-type="float">
            <text:p>2675</text:p>
          </table:table-cell>
          <table:table-cell office:value-type="float" office:value="0.9" calcext:value-type="float">
            <text:p>0.9</text:p>
          </table:table-cell>
          <table:table-cell office:value-type="float" office:value="304362" calcext:value-type="float">
            <text:p>304362</text:p>
          </table:table-cell>
          <table:table-cell office:value-type="float" office:value="181103" calcext:value-type="float">
            <text:p>181103</text:p>
          </table:table-cell>
          <table:table-cell office:value-type="float" office:value="59.5" calcext:value-type="float">
            <text:p>59.5</text:p>
          </table:table-cell>
          <table:table-cell office:value-type="float" office:value="123259" calcext:value-type="float">
            <text:p>12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59" calcext:value-type="float">
            <text:p>123259</text:p>
          </table:table-cell>
          <table:table-cell office:value-type="float" office:value="55551" calcext:value-type="float">
            <text:p>55551</text:p>
          </table:table-cell>
          <table:table-cell office:value-type="float" office:value="45.1" calcext:value-type="float">
            <text:p>45.1</text:p>
          </table:table-cell>
          <table:table-cell table:formula="of:=LOG([.O6];2)" office:value-type="float" office:value="14.8743618467854" calcext:value-type="float">
            <text:p>14.8743618467854</text:p>
          </table:table-cell>
          <table:table-cell table:formula="of:=LOG([.Q6];2)" office:value-type="float" office:value="17.9892392580739" calcext:value-type="float">
            <text:p>17.9892392580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17" calcext:value-type="float">
            <text:p>16517</text:p>
          </table:table-cell>
          <table:table-cell office:value-type="float" office:value="100" calcext:value-type="float">
            <text:p>100</text:p>
          </table:table-cell>
          <table:table-cell office:value-type="float" office:value="165.17" calcext:value-type="float">
            <text:p>165.17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71.1055" calcext:value-type="float">
            <text:p>71.1055</text:p>
          </table:table-cell>
          <table:table-cell office:value-type="float" office:value="100" calcext:value-type="float">
            <text:p>100</text:p>
          </table:table-cell>
          <table:table-cell office:value-type="float" office:value="0.711055" calcext:value-type="float">
            <text:p>0.711055</text:p>
          </table:table-cell>
          <table:table-cell office:value-type="float" office:value="0.000711517" calcext:value-type="float">
            <text:p>0.000711517</text:p>
          </table:table-cell>
          <table:table-cell office:value-type="float" office:value="5.97762" calcext:value-type="float">
            <text:p>5.97762</text:p>
          </table:table-cell>
          <table:table-cell office:value-type="float" office:value="1825208" calcext:value-type="float">
            <text:p>1825208</text:p>
          </table:table-cell>
          <table:table-cell office:value-type="float" office:value="100" calcext:value-type="float">
            <text:p>100</text:p>
          </table:table-cell>
          <table:table-cell office:value-type="float" office:value="18252.1" calcext:value-type="float">
            <text:p>18252.1</text:p>
          </table:table-cell>
          <table:table-cell office:value-type="float" office:value="3" calcext:value-type="float">
            <text:p>3</text:p>
          </table:table-cell>
          <table:table-cell office:value-type="float" office:value="135707" calcext:value-type="float">
            <text:p>135707</text:p>
          </table:table-cell>
          <table:table-cell office:value-type="float" office:value="82013" calcext:value-type="float">
            <text:p>82013</text:p>
          </table:table-cell>
          <table:table-cell office:value-type="float" office:value="100" calcext:value-type="float">
            <text:p>100</text:p>
          </table:table-cell>
          <table:table-cell office:value-type="float" office:value="820.13" calcext:value-type="float">
            <text:p>820.13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float" office:value="2208" calcext:value-type="float">
            <text:p>2208</text:p>
          </table:table-cell>
          <table:table-cell office:value-type="float" office:value="100" calcext:value-type="float">
            <text:p>100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6.82" calcext:value-type="float">
            <text:p>6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 office:value-type="float" office:value="8.31" calcext:value-type="float">
            <text:p>8.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 office:value-type="float" office:value="7.35" calcext:value-type="float">
            <text:p>7.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6170" calcext:value-type="float">
            <text:p>196170</text:p>
          </table:table-cell>
          <table:table-cell office:value-type="float" office:value="8584" calcext:value-type="float">
            <text:p>8584</text:p>
          </table:table-cell>
          <table:table-cell office:value-type="float" office:value="4.4" calcext:value-type="float">
            <text:p>4.4</text:p>
          </table:table-cell>
          <table:table-cell office:value-type="float" office:value="187586" calcext:value-type="float">
            <text:p>187586</text:p>
          </table:table-cell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  <table:table-cell office:value-type="float" office:value="185772" calcext:value-type="float">
            <text:p>185772</text:p>
          </table:table-cell>
          <table:table-cell office:value-type="float" office:value="112420" calcext:value-type="float">
            <text:p>112420</text:p>
          </table:table-cell>
          <table:table-cell office:value-type="float" office:value="60.5" calcext:value-type="float">
            <text:p>60.5</text:p>
          </table:table-cell>
          <table:table-cell office:value-type="float" office:value="73352" calcext:value-type="float">
            <text:p>73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52" calcext:value-type="float">
            <text:p>73352</text:p>
          </table:table-cell>
          <table:table-cell office:value-type="float" office:value="32606" calcext:value-type="float">
            <text:p>32606</text:p>
          </table:table-cell>
          <table:table-cell office:value-type="float" office:value="44.5" calcext:value-type="float">
            <text:p>44.5</text:p>
          </table:table-cell>
          <table:table-cell table:formula="of:=LOG([.O7];2)" office:value-type="float" office:value="14.1557748427361" calcext:value-type="float">
            <text:p>14.1557748427361</text:p>
          </table:table-cell>
          <table:table-cell table:formula="of:=LOG([.Q7];2)" office:value-type="float" office:value="17.0501356137995" calcext:value-type="float">
            <text:p>17.05013561379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9" calcext:value-type="float">
            <text:p>19309</text:p>
          </table:table-cell>
          <table:table-cell office:value-type="float" office:value="100" calcext:value-type="float">
            <text:p>100</text:p>
          </table:table-cell>
          <table:table-cell office:value-type="float" office:value="193.09" calcext:value-type="float">
            <text:p>193.09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office:value-type="float" office:value="33.2845" calcext:value-type="float">
            <text:p>33.2845</text:p>
          </table:table-cell>
          <table:table-cell office:value-type="float" office:value="100" calcext:value-type="float">
            <text:p>100</text:p>
          </table:table-cell>
          <table:table-cell office:value-type="float" office:value="0.332845" calcext:value-type="float">
            <text:p>0.332845</text:p>
          </table:table-cell>
          <table:table-cell office:value-type="float" office:value="0.00132431" calcext:value-type="float">
            <text:p>0.00132431</text:p>
          </table:table-cell>
          <table:table-cell office:value-type="float" office:value="2.32276" calcext:value-type="float">
            <text:p>2.32276</text:p>
          </table:table-cell>
          <table:table-cell office:value-type="float" office:value="770511" calcext:value-type="float">
            <text:p>770511</text:p>
          </table:table-cell>
          <table:table-cell office:value-type="float" office:value="100" calcext:value-type="float">
            <text:p>100</text:p>
          </table:table-cell>
          <table:table-cell office:value-type="float" office:value="7705.11" calcext:value-type="float">
            <text:p>7705.11</text:p>
          </table:table-cell>
          <table:table-cell office:value-type="float" office:value="3" calcext:value-type="float">
            <text:p>3</text:p>
          </table:table-cell>
          <table:table-cell office:value-type="float" office:value="49019" calcext:value-type="float">
            <text:p>49019</text:p>
          </table:table-cell>
          <table:table-cell office:value-type="float" office:value="32820" calcext:value-type="float">
            <text:p>32820</text:p>
          </table:table-cell>
          <table:table-cell office:value-type="float" office:value="100" calcext:value-type="float">
            <text:p>100</text:p>
          </table:table-cell>
          <table:table-cell office:value-type="float" office:value="328.2" calcext:value-type="float">
            <text:p>328.2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53" calcext:value-type="float">
            <text:p>953</text:p>
          </table:table-cell>
          <table:table-cell office:value-type="float" office:value="100" calcext:value-type="float">
            <text:p>100</text:p>
          </table:table-cell>
          <table:table-cell office:value-type="float" office:value="9.53" calcext:value-type="float">
            <text:p>9.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 office:value-type="float" office:value="8.67" calcext:value-type="float">
            <text:p>8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6661" calcext:value-type="float">
            <text:p>86661</text:p>
          </table:table-cell>
          <table:table-cell office:value-type="float" office:value="5207" calcext:value-type="float">
            <text:p>5207</text:p>
          </table:table-cell>
          <table:table-cell office:value-type="float" office:value="6" calcext:value-type="float">
            <text:p>6</text:p>
          </table:table-cell>
          <table:table-cell office:value-type="float" office:value="81454" calcext:value-type="float">
            <text:p>81454</text:p>
          </table:table-cell>
          <table:table-cell office:value-type="float" office:value="1390" calcext:value-type="float">
            <text:p>1390</text:p>
          </table:table-cell>
          <table:table-cell office:value-type="float" office:value="1.7" calcext:value-type="float">
            <text:p>1.7</text:p>
          </table:table-cell>
          <table:table-cell office:value-type="float" office:value="80064" calcext:value-type="float">
            <text:p>80064</text:p>
          </table:table-cell>
          <table:table-cell office:value-type="float" office:value="52521" calcext:value-type="float">
            <text:p>52521</text:p>
          </table:table-cell>
          <table:table-cell office:value-type="float" office:value="65.6" calcext:value-type="float">
            <text:p>65.6</text:p>
          </table:table-cell>
          <table:table-cell office:value-type="float" office:value="27543" calcext:value-type="float">
            <text:p>2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43" calcext:value-type="float">
            <text:p>27543</text:p>
          </table:table-cell>
          <table:table-cell office:value-type="float" office:value="11326" calcext:value-type="float">
            <text:p>11326</text:p>
          </table:table-cell>
          <table:table-cell office:value-type="float" office:value="41.1" calcext:value-type="float">
            <text:p>41.1</text:p>
          </table:table-cell>
          <table:table-cell table:formula="of:=LOG([.O8];2)" office:value-type="float" office:value="12.9115998378099" calcext:value-type="float">
            <text:p>12.9115998378099</text:p>
          </table:table-cell>
          <table:table-cell table:formula="of:=LOG([.Q8];2)" office:value-type="float" office:value="15.5810534327106" calcext:value-type="float">
            <text:p>15.58105343271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1970" calcext:value-type="float">
            <text:p>21970</text:p>
          </table:table-cell>
          <table:table-cell office:value-type="float" office:value="100" calcext:value-type="float">
            <text:p>100</text:p>
          </table:table-cell>
          <table:table-cell office:value-type="float" office:value="219.7" calcext:value-type="float">
            <text:p>219.7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8.85877" calcext:value-type="float">
            <text:p>8.85877</text:p>
          </table:table-cell>
          <table:table-cell office:value-type="float" office:value="100" calcext:value-type="float">
            <text:p>100</text:p>
          </table:table-cell>
          <table:table-cell office:value-type="float" office:value="0.0885877" calcext:value-type="float">
            <text:p>0.0885877</text:p>
          </table:table-cell>
          <table:table-cell office:value-type="float" office:value="0.0017055" calcext:value-type="float">
            <text:p>0.0017055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183792" calcext:value-type="float">
            <text:p>183792</text:p>
          </table:table-cell>
          <table:table-cell office:value-type="float" office:value="100" calcext:value-type="float">
            <text:p>100</text:p>
          </table:table-cell>
          <table:table-cell office:value-type="float" office:value="1837.92" calcext:value-type="float">
            <text:p>1837.92</text:p>
          </table:table-cell>
          <table:table-cell office:value-type="float" office:value="3" calcext:value-type="float">
            <text:p>3</text:p>
          </table:table-cell>
          <table:table-cell office:value-type="float" office:value="16677" calcext:value-type="float">
            <text:p>16677</text:p>
          </table:table-cell>
          <table:table-cell office:value-type="float" office:value="6920" calcext:value-type="float">
            <text:p>6920</text:p>
          </table:table-cell>
          <table:table-cell office:value-type="float" office:value="100" calcext:value-type="float">
            <text:p>100</text:p>
          </table:table-cell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0.13" calcext:value-type="float">
            <text:p>10.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29" calcext:value-type="float">
            <text:p>1129</text:p>
          </table:table-cell>
          <table:table-cell office:value-type="float" office:value="100" calcext:value-type="float">
            <text:p>100</text:p>
          </table:table-cell>
          <table:table-cell office:value-type="float" office:value="11.29" calcext:value-type="float">
            <text:p>11.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10.57" calcext:value-type="float">
            <text:p>10.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085" calcext:value-type="float">
            <text:p>22085</text:p>
          </table:table-cell>
          <table:table-cell office:value-type="float" office:value="1666" calcext:value-type="float">
            <text:p>1666</text:p>
          </table:table-cell>
          <table:table-cell office:value-type="float" office:value="7.5" calcext:value-type="float">
            <text:p>7.5</text:p>
          </table:table-cell>
          <table:table-cell office:value-type="float" office:value="20419" calcext:value-type="float">
            <text:p>20419</text:p>
          </table:table-cell>
          <table:table-cell office:value-type="float" office:value="661" calcext:value-type="float">
            <text:p>661</text:p>
          </table:table-cell>
          <table:table-cell office:value-type="float" office:value="3.2" calcext:value-type="float">
            <text:p>3.2</text:p>
          </table:table-cell>
          <table:table-cell office:value-type="float" office:value="19758" calcext:value-type="float">
            <text:p>19758</text:p>
          </table:table-cell>
          <table:table-cell office:value-type="float" office:value="14566" calcext:value-type="float">
            <text:p>14566</text:p>
          </table:table-cell>
          <table:table-cell office:value-type="float" office:value="73.7" calcext:value-type="float">
            <text:p>73.7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2" calcext:value-type="float">
            <text:p>5192</text:p>
          </table:table-cell>
          <table:table-cell office:value-type="float" office:value="1840" calcext:value-type="float">
            <text:p>1840</text:p>
          </table:table-cell>
          <table:table-cell office:value-type="float" office:value="35.4" calcext:value-type="float">
            <text:p>35.4</text:p>
          </table:table-cell>
          <table:table-cell table:formula="of:=LOG([.O9];2)" office:value-type="float" office:value="10.8438582557966" calcext:value-type="float">
            <text:p>10.8438582557966</text:p>
          </table:table-cell>
          <table:table-cell table:formula="of:=LOG([.Q9];2)" office:value-type="float" office:value="14.0255721674696" calcext:value-type="float">
            <text:p>14.0255721674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30" calcext:value-type="float">
            <text:p>24830</text:p>
          </table:table-cell>
          <table:table-cell office:value-type="float" office:value="100" calcext:value-type="float">
            <text:p>100</text:p>
          </table:table-cell>
          <table:table-cell office:value-type="float" office:value="248.3" calcext:value-type="float">
            <text:p>248.3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0.639414" calcext:value-type="float">
            <text:p>0.639414</text:p>
          </table:table-cell>
          <table:table-cell office:value-type="float" office:value="100" calcext:value-type="float">
            <text:p>100</text:p>
          </table:table-cell>
          <table:table-cell office:value-type="float" office:value="0.00639414" calcext:value-type="float">
            <text:p>0.00639414</text:p>
          </table:table-cell>
          <table:table-cell office:value-type="float" office:value="0.00209301" calcext:value-type="float">
            <text:p>0.00209301</text:p>
          </table:table-cell>
          <table:table-cell office:value-type="float" office:value="0.0617802" calcext:value-type="float">
            <text:p>0.0617802</text:p>
          </table:table-cell>
          <table:table-cell office:value-type="float" office:value="6199" calcext:value-type="float">
            <text:p>6199</text:p>
          </table:table-cell>
          <table:table-cell office:value-type="float" office:value="100" calcext:value-type="float">
            <text:p>100</text:p>
          </table:table-cell>
          <table:table-cell office:value-type="float" office:value="61.99" calcext:value-type="float">
            <text:p>61.99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1" calcext:value-type="float">
            <text:p>1361</text:p>
          </table:table-cell>
          <table:table-cell office:value-type="float" office:value="100" calcext:value-type="float">
            <text:p>100</text:p>
          </table:table-cell>
          <table:table-cell office:value-type="float" office:value="13.61" calcext:value-type="float">
            <text:p>13.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94" calcext:value-type="float">
            <text:p>1394</text:p>
          </table:table-cell>
          <table:table-cell office:value-type="float" office:value="100" calcext:value-type="float">
            <text:p>100</text:p>
          </table:table-cell>
          <table:table-cell office:value-type="float" office:value="13.94" calcext:value-type="float">
            <text:p>13.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70" calcext:value-type="float">
            <text:p>1370</text:p>
          </table:table-cell>
          <table:table-cell office:value-type="float" office:value="100" calcext:value-type="float">
            <text:p>100</text:p>
          </table:table-cell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83" calcext:value-type="float">
            <text:p>783</text:p>
          </table:table-cell>
          <table:table-cell office:value-type="float" office:value="73" calcext:value-type="float">
            <text:p>73</text:p>
          </table:table-cell>
          <table:table-cell office:value-type="float" office:value="9.3" calcext:value-type="float">
            <text:p>9.3</text:p>
          </table:table-cell>
          <table:table-cell office:value-type="float" office:value="710" calcext:value-type="float">
            <text:p>710</text:p>
          </table:table-cell>
          <table:table-cell office:value-type="float" office:value="91" calcext:value-type="float">
            <text:p>91</text:p>
          </table:table-cell>
          <table:table-cell office:value-type="float" office:value="12.8" calcext:value-type="float">
            <text:p>12.8</text:p>
          </table:table-cell>
          <table:table-cell office:value-type="float" office:value="619" calcext:value-type="float">
            <text:p>619</text:p>
          </table:table-cell>
          <table:table-cell office:value-type="float" office:value="545" calcext:value-type="float">
            <text:p>545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table:formula="of:=LOG([.O10];2)" office:value-type="float" office:value="5.95396359887078" calcext:value-type="float">
            <text:p>5.95396359887078</text:p>
          </table:table-cell>
          <table:table-cell table:formula="of:=LOG([.Q10];2)" office:value-type="float" office:value="9.9957671508778" calcext:value-type="float">
            <text:p>9.9957671508778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36" calcext:value-type="float">
            <text:p>3036</text:p>
          </table:table-cell>
          <table:table-cell office:value-type="float" office:value="100" calcext:value-type="float">
            <text:p>100</text:p>
          </table:table-cell>
          <table:table-cell office:value-type="float" office:value="30.36" calcext:value-type="float">
            <text:p>30.3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.831009" calcext:value-type="float">
            <text:p>0.831009</text:p>
          </table:table-cell>
          <table:table-cell office:value-type="float" office:value="100" calcext:value-type="float">
            <text:p>100</text:p>
          </table:table-cell>
          <table:table-cell office:value-type="float" office:value="0.00831009" calcext:value-type="float">
            <text:p>0.00831009</text:p>
          </table:table-cell>
          <table:table-cell office:value-type="float" office:value="0.000171718" calcext:value-type="float">
            <text:p>0.000171718</text:p>
          </table:table-cell>
          <table:table-cell office:value-type="float" office:value="0.108829" calcext:value-type="float">
            <text:p>0.108829</text:p>
          </table:table-cell>
          <table:table-cell office:value-type="float" office:value="89451" calcext:value-type="float">
            <text:p>89451</text:p>
          </table:table-cell>
          <table:table-cell office:value-type="float" office:value="100" calcext:value-type="float">
            <text:p>100</text:p>
          </table:table-cell>
          <table:table-cell office:value-type="float" office:value="894.51" calcext:value-type="float">
            <text:p>894.51</text:p>
          </table:table-cell>
          <table:table-cell office:value-type="float" office:value="3" calcext:value-type="float">
            <text:p>3</text:p>
          </table:table-cell>
          <table:table-cell office:value-type="float" office:value="13785" calcext:value-type="float">
            <text:p>13785</text:p>
          </table:table-cell>
          <table:table-cell office:value-type="float" office:value="2213" calcext:value-type="float">
            <text:p>2213</text:p>
          </table:table-cell>
          <table:table-cell office:value-type="float" office:value="100" calcext:value-type="float">
            <text:p>100</text:p>
          </table:table-cell>
          <table:table-cell office:value-type="float" office:value="22.13" calcext:value-type="float">
            <text:p>22.1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2599" calcext:value-type="float">
            <text:p>12599</text:p>
          </table:table-cell>
          <table:table-cell office:value-type="float" office:value="516" calcext:value-type="float">
            <text:p>516</text:p>
          </table:table-cell>
          <table:table-cell office:value-type="float" office:value="4.1" calcext:value-type="float">
            <text:p>4.1</text:p>
          </table:table-cell>
          <table:table-cell office:value-type="float" office:value="12083" calcext:value-type="float">
            <text:p>12083</text:p>
          </table:table-cell>
          <table:table-cell office:value-type="float" office:value="2289" calcext:value-type="float">
            <text:p>2289</text:p>
          </table:table-cell>
          <table:table-cell office:value-type="float" office:value="18.9" calcext:value-type="float">
            <text:p>18.9</text:p>
          </table:table-cell>
          <table:table-cell office:value-type="float" office:value="9794" calcext:value-type="float">
            <text:p>9794</text:p>
          </table:table-cell>
          <table:table-cell office:value-type="float" office:value="8106" calcext:value-type="float">
            <text:p>8106</text:p>
          </table:table-cell>
          <table:table-cell office:value-type="float" office:value="82.8" calcext:value-type="float">
            <text:p>82.8</text:p>
          </table:table-cell>
          <table:table-cell office:value-type="float" office:value="1688" calcext:value-type="float">
            <text:p>1688</text:p>
          </table:table-cell>
          <table:table-cell office:value-type="float" office:value="1649" calcext:value-type="float">
            <text:p>1649</text:p>
          </table:table-cell>
          <table:table-cell office:value-type="float" office:value="97.7" calcext:value-type="float">
            <text:p>97.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" calcext:value-type="float">
            <text:p>61.5</text:p>
          </table:table-cell>
          <table:table-cell table:formula="of:=LOG([.O2];2)" office:value-type="float" office:value="9.80495380046976" calcext:value-type="float">
            <text:p>9.80495380046976</text:p>
          </table:table-cell>
          <table:table-cell table:formula="of:=LOG([.Q2];2)" office:value-type="float" office:value="13.7508116468976" calcext:value-type="float">
            <text:p>13.75081164689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113" calcext:value-type="float">
            <text:p>6113</text:p>
          </table:table-cell>
          <table:table-cell office:value-type="float" office:value="100" calcext:value-type="float">
            <text:p>100</text:p>
          </table:table-cell>
          <table:table-cell office:value-type="float" office:value="61.13" calcext:value-type="float">
            <text:p>61.13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5.06456" calcext:value-type="float">
            <text:p>5.06456</text:p>
          </table:table-cell>
          <table:table-cell office:value-type="float" office:value="100" calcext:value-type="float">
            <text:p>100</text:p>
          </table:table-cell>
          <table:table-cell office:value-type="float" office:value="0.0506456" calcext:value-type="float">
            <text:p>0.0506456</text:p>
          </table:table-cell>
          <table:table-cell office:value-type="float" office:value="0.000222099" calcext:value-type="float">
            <text:p>0.000222099</text:p>
          </table:table-cell>
          <table:table-cell office:value-type="float" office:value="0.455452" calcext:value-type="float">
            <text:p>0.455452</text:p>
          </table:table-cell>
          <table:table-cell office:value-type="float" office:value="325005" calcext:value-type="float">
            <text:p>325005</text:p>
          </table:table-cell>
          <table:table-cell office:value-type="float" office:value="100" calcext:value-type="float">
            <text:p>100</text:p>
          </table:table-cell>
          <table:table-cell office:value-type="float" office:value="3250.05" calcext:value-type="float">
            <text:p>3250.05</text:p>
          </table:table-cell>
          <table:table-cell office:value-type="float" office:value="3" calcext:value-type="float">
            <text:p>3</text:p>
          </table:table-cell>
          <table:table-cell office:value-type="float" office:value="33223" calcext:value-type="float">
            <text:p>33223</text:p>
          </table:table-cell>
          <table:table-cell office:value-type="float" office:value="12103" calcext:value-type="float">
            <text:p>12103</text:p>
          </table:table-cell>
          <table:table-cell office:value-type="float" office:value="100" calcext:value-type="float">
            <text:p>100</text:p>
          </table:table-cell>
          <table:table-cell office:value-type="float" office:value="121.03" calcext:value-type="float">
            <text:p>121.03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338" calcext:value-type="float">
            <text:p>38338</text:p>
          </table:table-cell>
          <table:table-cell office:value-type="float" office:value="982" calcext:value-type="float">
            <text:p>982</text:p>
          </table:table-cell>
          <table:table-cell office:value-type="float" office:value="2.6" calcext:value-type="float">
            <text:p>2.6</text:p>
          </table:table-cell>
          <table:table-cell office:value-type="float" office:value="37356" calcext:value-type="float">
            <text:p>37356</text:p>
          </table:table-cell>
          <table:table-cell office:value-type="float" office:value="5710" calcext:value-type="float">
            <text:p>5710</text:p>
          </table:table-cell>
          <table:table-cell office:value-type="float" office:value="15.3" calcext:value-type="float">
            <text:p>15.3</text:p>
          </table:table-cell>
          <table:table-cell office:value-type="float" office:value="31646" calcext:value-type="float">
            <text:p>31646</text:p>
          </table:table-cell>
          <table:table-cell office:value-type="float" office:value="20560" calcext:value-type="float">
            <text:p>20560</text:p>
          </table:table-cell>
          <table:table-cell office:value-type="float" office:value="65" calcext:value-type="float">
            <text:p>65</text:p>
          </table:table-cell>
          <table:table-cell office:value-type="float" office:value="11086" calcext:value-type="float">
            <text:p>11086</text:p>
          </table:table-cell>
          <table:table-cell office:value-type="float" office:value="382" calcext:value-type="float">
            <text:p>382</text:p>
          </table:table-cell>
          <table:table-cell office:value-type="float" office:value="3.4" calcext:value-type="float">
            <text:p>3.4</text:p>
          </table:table-cell>
          <table:table-cell office:value-type="float" office:value="10704" calcext:value-type="float">
            <text:p>10704</text:p>
          </table:table-cell>
          <table:table-cell office:value-type="float" office:value="6443" calcext:value-type="float">
            <text:p>6443</text:p>
          </table:table-cell>
          <table:table-cell office:value-type="float" office:value="60.2" calcext:value-type="float">
            <text:p>60.2</text:p>
          </table:table-cell>
          <table:table-cell table:formula="of:=LOG([.O3];2)" office:value-type="float" office:value="11.6662461979408" calcext:value-type="float">
            <text:p>11.6662461979408</text:p>
          </table:table-cell>
          <table:table-cell table:formula="of:=LOG([.Q3];2)" office:value-type="float" office:value="15.0198947324917" calcext:value-type="float">
            <text:p>15.01989473249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51" calcext:value-type="float">
            <text:p>8951</text:p>
          </table:table-cell>
          <table:table-cell office:value-type="float" office:value="100" calcext:value-type="float">
            <text:p>100</text:p>
          </table:table-cell>
          <table:table-cell office:value-type="float" office:value="89.51" calcext:value-type="float">
            <text:p>89.5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77.7432" calcext:value-type="float">
            <text:p>77.7432</text:p>
          </table:table-cell>
          <table:table-cell office:value-type="float" office:value="100" calcext:value-type="float">
            <text:p>100</text:p>
          </table:table-cell>
          <table:table-cell office:value-type="float" office:value="0.777432" calcext:value-type="float">
            <text:p>0.777432</text:p>
          </table:table-cell>
          <table:table-cell office:value-type="float" office:value="0.000299905" calcext:value-type="float">
            <text:p>0.000299905</text:p>
          </table:table-cell>
          <table:table-cell office:value-type="float" office:value="6.37885" calcext:value-type="float">
            <text:p>6.37885</text:p>
          </table:table-cell>
          <table:table-cell office:value-type="float" office:value="3342011" calcext:value-type="float">
            <text:p>3342011</text:p>
          </table:table-cell>
          <table:table-cell office:value-type="float" office:value="100" calcext:value-type="float">
            <text:p>100</text:p>
          </table:table-cell>
          <table:table-cell office:value-type="float" office:value="33420.1" calcext:value-type="float">
            <text:p>33420.1</text:p>
          </table:table-cell>
          <table:table-cell office:value-type="float" office:value="3" calcext:value-type="float">
            <text:p>3</text:p>
          </table:table-cell>
          <table:table-cell office:value-type="float" office:value="244443" calcext:value-type="float">
            <text:p>244443</text:p>
          </table:table-cell>
          <table:table-cell office:value-type="float" office:value="156317" calcext:value-type="float">
            <text:p>156317</text:p>
          </table:table-cell>
          <table:table-cell office:value-type="float" office:value="100" calcext:value-type="float">
            <text:p>100</text:p>
          </table:table-cell>
          <table:table-cell office:value-type="float" office:value="1563.17" calcext:value-type="float">
            <text:p>1563.17</text:p>
          </table:table-cell>
          <table:table-cell office:value-type="float" office:value="0" calcext:value-type="float">
            <text:p>0</text:p>
          </table:table-cell>
          <table:table-cell office:value-type="float" office:value="11711" calcext:value-type="float">
            <text:p>11711</text:p>
          </table:table-cell>
          <table:table-cell office:value-type="float" office:value="1894" calcext:value-type="float">
            <text:p>1894</text:p>
          </table:table-cell>
          <table:table-cell office:value-type="float" office:value="100" calcext:value-type="float">
            <text:p>100</text:p>
          </table:table-cell>
          <table:table-cell office:value-type="float" office:value="18.94" calcext:value-type="float">
            <text:p>18.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6475" calcext:value-type="float">
            <text:p>346475</text:p>
          </table:table-cell>
          <table:table-cell office:value-type="float" office:value="9735" calcext:value-type="float">
            <text:p>9735</text:p>
          </table:table-cell>
          <table:table-cell office:value-type="float" office:value="2.8" calcext:value-type="float">
            <text:p>2.8</text:p>
          </table:table-cell>
          <table:table-cell office:value-type="float" office:value="336740" calcext:value-type="float">
            <text:p>336740</text:p>
          </table:table-cell>
          <table:table-cell office:value-type="float" office:value="5332" calcext:value-type="float">
            <text:p>5332</text:p>
          </table:table-cell>
          <table:table-cell office:value-type="float" office:value="1.6" calcext:value-type="float">
            <text:p>1.6</text:p>
          </table:table-cell>
          <table:table-cell office:value-type="float" office:value="331408" calcext:value-type="float">
            <text:p>331408</text:p>
          </table:table-cell>
          <table:table-cell office:value-type="float" office:value="184891" calcext:value-type="float">
            <text:p>184891</text:p>
          </table:table-cell>
          <table:table-cell office:value-type="float" office:value="55.8" calcext:value-type="float">
            <text:p>55.8</text:p>
          </table:table-cell>
          <table:table-cell office:value-type="float" office:value="146517" calcext:value-type="float">
            <text:p>146517</text:p>
          </table:table-cell>
          <table:table-cell office:value-type="float" office:value="144" calcext:value-type="float">
            <text:p>144</text:p>
          </table:table-cell>
          <table:table-cell office:value-type="float" office:value="0.1" calcext:value-type="float">
            <text:p>0.1</text:p>
          </table:table-cell>
          <table:table-cell office:value-type="float" office:value="146373" calcext:value-type="float">
            <text:p>146373</text:p>
          </table:table-cell>
          <table:table-cell office:value-type="float" office:value="69656" calcext:value-type="float">
            <text:p>69656</text:p>
          </table:table-cell>
          <table:table-cell office:value-type="float" office:value="47.6" calcext:value-type="float">
            <text:p>47.6</text:p>
          </table:table-cell>
          <table:table-cell table:formula="of:=LOG([.O4];2)" office:value-type="float" office:value="15.0284284298034" calcext:value-type="float">
            <text:p>15.0284284298034</text:p>
          </table:table-cell>
          <table:table-cell table:formula="of:=LOG([.Q4];2)" office:value-type="float" office:value="17.8991385665905" calcext:value-type="float">
            <text:p>17.8991385665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946" calcext:value-type="float">
            <text:p>11946</text:p>
          </table:table-cell>
          <table:table-cell office:value-type="float" office:value="100" calcext:value-type="float">
            <text:p>100</text:p>
          </table:table-cell>
          <table:table-cell office:value-type="float" office:value="119.46" calcext:value-type="float">
            <text:p>119.4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80.496" calcext:value-type="float">
            <text:p>180.496</text:p>
          </table:table-cell>
          <table:table-cell office:value-type="float" office:value="100" calcext:value-type="float">
            <text:p>100</text:p>
          </table:table-cell>
          <table:table-cell office:value-type="float" office:value="1.80496" calcext:value-type="float">
            <text:p>1.80496</text:p>
          </table:table-cell>
          <table:table-cell office:value-type="float" office:value="0.000394356" calcext:value-type="float">
            <text:p>0.000394356</text:p>
          </table:table-cell>
          <table:table-cell office:value-type="float" office:value="17.8019" calcext:value-type="float">
            <text:p>17.8019</text:p>
          </table:table-cell>
          <table:table-cell office:value-type="float" office:value="5692510" calcext:value-type="float">
            <text:p>5692510</text:p>
          </table:table-cell>
          <table:table-cell office:value-type="float" office:value="100" calcext:value-type="float">
            <text:p>100</text:p>
          </table:table-cell>
          <table:table-cell office:value-type="float" office:value="56925.1" calcext:value-type="float">
            <text:p>56925.1</text:p>
          </table:table-cell>
          <table:table-cell office:value-type="float" office:value="3" calcext:value-type="float">
            <text:p>3</text:p>
          </table:table-cell>
          <table:table-cell office:value-type="float" office:value="516654" calcext:value-type="float">
            <text:p>516654</text:p>
          </table:table-cell>
          <table:table-cell office:value-type="float" office:value="265094" calcext:value-type="float">
            <text:p>265094</text:p>
          </table:table-cell>
          <table:table-cell office:value-type="float" office:value="100" calcext:value-type="float">
            <text:p>100</text:p>
          </table:table-cell>
          <table:table-cell office:value-type="float" office:value="2650.94" calcext:value-type="float">
            <text:p>2650.94</text:p>
          </table:table-cell>
          <table:table-cell office:value-type="float" office:value="0" calcext:value-type="float">
            <text:p>0</text:p>
          </table:table-cell>
          <table:table-cell office:value-type="float" office:value="24508" calcext:value-type="float">
            <text:p>24508</text:p>
          </table:table-cell>
          <table:table-cell office:value-type="float" office:value="2674" calcext:value-type="float">
            <text:p>2674</text:p>
          </table:table-cell>
          <table:table-cell office:value-type="float" office:value="100" calcext:value-type="float">
            <text:p>100</text:p>
          </table:table-cell>
          <table:table-cell office:value-type="float" office:value="26.74" calcext:value-type="float">
            <text:p>26.7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100" calcext:value-type="float">
            <text:p>100</text:p>
          </table:table-cell>
          <table:table-cell office:value-type="float" office:value="6.28" calcext:value-type="float">
            <text:p>6.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  <table:table-cell office:value-type="float" office:value="5.45" calcext:value-type="float">
            <text:p>5.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8233" calcext:value-type="float">
            <text:p>588233</text:p>
          </table:table-cell>
          <table:table-cell office:value-type="float" office:value="15584" calcext:value-type="float">
            <text:p>15584</text:p>
          </table:table-cell>
          <table:table-cell office:value-type="float" office:value="2.6" calcext:value-type="float">
            <text:p>2.6</text:p>
          </table:table-cell>
          <table:table-cell office:value-type="float" office:value="572649" calcext:value-type="float">
            <text:p>572649</text:p>
          </table:table-cell>
          <table:table-cell office:value-type="float" office:value="3751" calcext:value-type="float">
            <text:p>3751</text:p>
          </table:table-cell>
          <table:table-cell office:value-type="float" office:value="0.7" calcext:value-type="float">
            <text:p>0.7</text:p>
          </table:table-cell>
          <table:table-cell office:value-type="float" office:value="568898" calcext:value-type="float">
            <text:p>568898</text:p>
          </table:table-cell>
          <table:table-cell office:value-type="float" office:value="319456" calcext:value-type="float">
            <text:p>319456</text:p>
          </table:table-cell>
          <table:table-cell office:value-type="float" office:value="56.2" calcext:value-type="float">
            <text:p>56.2</text:p>
          </table:table-cell>
          <table:table-cell office:value-type="float" office:value="249442" calcext:value-type="float">
            <text:p>2494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440" calcext:value-type="float">
            <text:p>249440</text:p>
          </table:table-cell>
          <table:table-cell office:value-type="float" office:value="117623" calcext:value-type="float">
            <text:p>117623</text:p>
          </table:table-cell>
          <table:table-cell office:value-type="float" office:value="47.2" calcext:value-type="float">
            <text:p>47.2</text:p>
          </table:table-cell>
          <table:table-cell table:formula="of:=LOG([.O5];2)" office:value-type="float" office:value="15.7967773002878" calcext:value-type="float">
            <text:p>15.7967773002878</text:p>
          </table:table-cell>
          <table:table-cell table:formula="of:=LOG([.Q5];2)" office:value-type="float" office:value="18.9788389143712" calcext:value-type="float">
            <text:p>18.9788389143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86" calcext:value-type="float">
            <text:p>15086</text:p>
          </table:table-cell>
          <table:table-cell office:value-type="float" office:value="100" calcext:value-type="float">
            <text:p>100</text:p>
          </table:table-cell>
          <table:table-cell office:value-type="float" office:value="150.86" calcext:value-type="float">
            <text:p>150.86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198.207" calcext:value-type="float">
            <text:p>198.207</text:p>
          </table:table-cell>
          <table:table-cell office:value-type="float" office:value="100" calcext:value-type="float">
            <text:p>100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0.000651511" calcext:value-type="float">
            <text:p>0.000651511</text:p>
          </table:table-cell>
          <table:table-cell office:value-type="float" office:value="25.6225" calcext:value-type="float">
            <text:p>25.6225</text:p>
          </table:table-cell>
          <table:table-cell office:value-type="float" office:value="5432398" calcext:value-type="float">
            <text:p>5432398</text:p>
          </table:table-cell>
          <table:table-cell office:value-type="float" office:value="100" calcext:value-type="float">
            <text:p>100</text:p>
          </table:table-cell>
          <table:table-cell office:value-type="float" office:value="54324" calcext:value-type="float">
            <text:p>54324</text:p>
          </table:table-cell>
          <table:table-cell office:value-type="float" office:value="3" calcext:value-type="float">
            <text:p>3</text:p>
          </table:table-cell>
          <table:table-cell office:value-type="float" office:value="762020" calcext:value-type="float">
            <text:p>762020</text:p>
          </table:table-cell>
          <table:table-cell office:value-type="float" office:value="246441" calcext:value-type="float">
            <text:p>246441</text:p>
          </table:table-cell>
          <table:table-cell office:value-type="float" office:value="100" calcext:value-type="float">
            <text:p>100</text:p>
          </table:table-cell>
          <table:table-cell office:value-type="float" office:value="2464.41" calcext:value-type="float">
            <text:p>2464.41</text:p>
          </table:table-cell>
          <table:table-cell office:value-type="float" office:value="0" calcext:value-type="float">
            <text:p>0</text:p>
          </table:table-cell>
          <table:table-cell office:value-type="float" office:value="33307" calcext:value-type="float">
            <text:p>33307</text:p>
          </table:table-cell>
          <table:table-cell office:value-type="float" office:value="2833" calcext:value-type="float">
            <text:p>2833</text:p>
          </table:table-cell>
          <table:table-cell office:value-type="float" office:value="100" calcext:value-type="float">
            <text:p>100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float" office:value="5.92" calcext:value-type="float">
            <text:p>5.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 office:value-type="float" office:value="7.43" calcext:value-type="float">
            <text:p>7.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3" calcext:value-type="float">
            <text:p>643</text:p>
          </table:table-cell>
          <table:table-cell office:value-type="float" office:value="100" calcext:value-type="float">
            <text:p>100</text:p>
          </table:table-cell>
          <table:table-cell office:value-type="float" office:value="6.43" calcext:value-type="float">
            <text:p>6.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2323" calcext:value-type="float">
            <text:p>572323</text:p>
          </table:table-cell>
          <table:table-cell office:value-type="float" office:value="18789" calcext:value-type="float">
            <text:p>18789</text:p>
          </table:table-cell>
          <table:table-cell office:value-type="float" office:value="3.3" calcext:value-type="float">
            <text:p>3.3</text:p>
          </table:table-cell>
          <table:table-cell office:value-type="float" office:value="553534" calcext:value-type="float">
            <text:p>553534</text:p>
          </table:table-cell>
          <table:table-cell office:value-type="float" office:value="3070" calcext:value-type="float">
            <text:p>3070</text:p>
          </table:table-cell>
          <table:table-cell office:value-type="float" office:value="0.6" calcext:value-type="float">
            <text:p>0.6</text:p>
          </table:table-cell>
          <table:table-cell office:value-type="float" office:value="550464" calcext:value-type="float">
            <text:p>550464</text:p>
          </table:table-cell>
          <table:table-cell office:value-type="float" office:value="322894" calcext:value-type="float">
            <text:p>322894</text:p>
          </table:table-cell>
          <table:table-cell office:value-type="float" office:value="58.7" calcext:value-type="float">
            <text:p>58.7</text:p>
          </table:table-cell>
          <table:table-cell office:value-type="float" office:value="227570" calcext:value-type="float">
            <text:p>227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570" calcext:value-type="float">
            <text:p>227570</text:p>
          </table:table-cell>
          <table:table-cell office:value-type="float" office:value="104786" calcext:value-type="float">
            <text:p>104786</text:p>
          </table:table-cell>
          <table:table-cell office:value-type="float" office:value="46" calcext:value-type="float">
            <text:p>46</text:p>
          </table:table-cell>
          <table:table-cell table:formula="of:=LOG([.O6];2)" office:value-type="float" office:value="15.729302091969" calcext:value-type="float">
            <text:p>15.729302091969</text:p>
          </table:table-cell>
          <table:table-cell table:formula="of:=LOG([.Q6];2)" office:value-type="float" office:value="19.5394693376701" calcext:value-type="float">
            <text:p>19.53946933767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103" calcext:value-type="float">
            <text:p>18103</text:p>
          </table:table-cell>
          <table:table-cell office:value-type="float" office:value="100" calcext:value-type="float">
            <text:p>100</text:p>
          </table:table-cell>
          <table:table-cell office:value-type="float" office:value="181.03" calcext:value-type="float">
            <text:p>181.03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156.891" calcext:value-type="float">
            <text:p>156.891</text:p>
          </table:table-cell>
          <table:table-cell office:value-type="float" office:value="100" calcext:value-type="float">
            <text:p>100</text:p>
          </table:table-cell>
          <table:table-cell office:value-type="float" office:value="1.56891" calcext:value-type="float">
            <text:p>1.56891</text:p>
          </table:table-cell>
          <table:table-cell office:value-type="float" office:value="0.000956808" calcext:value-type="float">
            <text:p>0.000956808</text:p>
          </table:table-cell>
          <table:table-cell office:value-type="float" office:value="11.8848" calcext:value-type="float">
            <text:p>11.8848</text:p>
          </table:table-cell>
          <table:table-cell office:value-type="float" office:value="3652554" calcext:value-type="float">
            <text:p>3652554</text:p>
          </table:table-cell>
          <table:table-cell office:value-type="float" office:value="100" calcext:value-type="float">
            <text:p>100</text:p>
          </table:table-cell>
          <table:table-cell office:value-type="float" office:value="36525.5" calcext:value-type="float">
            <text:p>36525.5</text:p>
          </table:table-cell>
          <table:table-cell office:value-type="float" office:value="3" calcext:value-type="float">
            <text:p>3</text:p>
          </table:table-cell>
          <table:table-cell office:value-type="float" office:value="322271" calcext:value-type="float">
            <text:p>322271</text:p>
          </table:table-cell>
          <table:table-cell office:value-type="float" office:value="162262" calcext:value-type="float">
            <text:p>162262</text:p>
          </table:table-cell>
          <table:table-cell office:value-type="float" office:value="100" calcext:value-type="float">
            <text:p>100</text:p>
          </table:table-cell>
          <table:table-cell office:value-type="float" office:value="1622.62" calcext:value-type="float">
            <text:p>1622.62</text:p>
          </table:table-cell>
          <table:table-cell office:value-type="float" office:value="0" calcext:value-type="float">
            <text:p>0</text:p>
          </table:table-cell>
          <table:table-cell office:value-type="float" office:value="14565" calcext:value-type="float">
            <text:p>14565</text:p>
          </table:table-cell>
          <table:table-cell office:value-type="float" office:value="2636" calcext:value-type="float">
            <text:p>2636</text:p>
          </table:table-cell>
          <table:table-cell office:value-type="float" office:value="100" calcext:value-type="float">
            <text:p>100</text:p>
          </table:table-cell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office:value-type="float" office:value="7.04" calcext:value-type="float">
            <text:p>7.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100" calcext:value-type="float">
            <text:p>100</text:p>
          </table:table-cell>
          <table:table-cell office:value-type="float" office:value="8.44" calcext:value-type="float">
            <text:p>8.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92034" calcext:value-type="float">
            <text:p>392034</text:p>
          </table:table-cell>
          <table:table-cell office:value-type="float" office:value="15826" calcext:value-type="float">
            <text:p>15826</text:p>
          </table:table-cell>
          <table:table-cell office:value-type="float" office:value="4" calcext:value-type="float">
            <text:p>4</text:p>
          </table:table-cell>
          <table:table-cell office:value-type="float" office:value="376208" calcext:value-type="float">
            <text:p>376208</text:p>
          </table:table-cell>
          <table:table-cell office:value-type="float" office:value="1927" calcext:value-type="float">
            <text:p>1927</text:p>
          </table:table-cell>
          <table:table-cell office:value-type="float" office:value="0.5" calcext:value-type="float">
            <text:p>0.5</text:p>
          </table:table-cell>
          <table:table-cell office:value-type="float" office:value="374281" calcext:value-type="float">
            <text:p>374281</text:p>
          </table:table-cell>
          <table:table-cell office:value-type="float" office:value="227916" calcext:value-type="float">
            <text:p>227916</text:p>
          </table:table-cell>
          <table:table-cell office:value-type="float" office:value="60.9" calcext:value-type="float">
            <text:p>60.9</text:p>
          </table:table-cell>
          <table:table-cell office:value-type="float" office:value="146365" calcext:value-type="float">
            <text:p>146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65" calcext:value-type="float">
            <text:p>146365</text:p>
          </table:table-cell>
          <table:table-cell office:value-type="float" office:value="65484" calcext:value-type="float">
            <text:p>65484</text:p>
          </table:table-cell>
          <table:table-cell office:value-type="float" office:value="44.7" calcext:value-type="float">
            <text:p>44.7</text:p>
          </table:table-cell>
          <table:table-cell table:formula="of:=LOG([.O7];2)" office:value-type="float" office:value="15.1566164018618" calcext:value-type="float">
            <text:p>15.1566164018618</text:p>
          </table:table-cell>
          <table:table-cell table:formula="of:=LOG([.Q7];2)" office:value-type="float" office:value="18.2979148457739" calcext:value-type="float">
            <text:p>18.2979148457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75" calcext:value-type="float">
            <text:p>21075</text:p>
          </table:table-cell>
          <table:table-cell office:value-type="float" office:value="100" calcext:value-type="float">
            <text:p>100</text:p>
          </table:table-cell>
          <table:table-cell office:value-type="float" office:value="210.75" calcext:value-type="float">
            <text:p>210.75</text:p>
          </table:table-cell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60.1505" calcext:value-type="float">
            <text:p>60.1505</text:p>
          </table:table-cell>
          <table:table-cell office:value-type="float" office:value="100" calcext:value-type="float">
            <text:p>100</text:p>
          </table:table-cell>
          <table:table-cell office:value-type="float" office:value="0.601505" calcext:value-type="float">
            <text:p>0.601505</text:p>
          </table:table-cell>
          <table:table-cell office:value-type="float" office:value="0.00138579" calcext:value-type="float">
            <text:p>0.00138579</text:p>
          </table:table-cell>
          <table:table-cell office:value-type="float" office:value="4.31444" calcext:value-type="float">
            <text:p>4.31444</text:p>
          </table:table-cell>
          <table:table-cell office:value-type="float" office:value="1235935" calcext:value-type="float">
            <text:p>1235935</text:p>
          </table:table-cell>
          <table:table-cell office:value-type="float" office:value="100" calcext:value-type="float">
            <text:p>100</text:p>
          </table:table-cell>
          <table:table-cell office:value-type="float" office:value="12359.4" calcext:value-type="float">
            <text:p>12359.4</text:p>
          </table:table-cell>
          <table:table-cell office:value-type="float" office:value="3" calcext:value-type="float">
            <text:p>3</text:p>
          </table:table-cell>
          <table:table-cell office:value-type="float" office:value="90346" calcext:value-type="float">
            <text:p>90346</text:p>
          </table:table-cell>
          <table:table-cell office:value-type="float" office:value="52752" calcext:value-type="float">
            <text:p>52752</text:p>
          </table:table-cell>
          <table:table-cell office:value-type="float" office:value="100" calcext:value-type="float">
            <text:p>100</text:p>
          </table:table-cell>
          <table:table-cell office:value-type="float" office:value="527.52" calcext:value-type="float">
            <text:p>527.52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1984" calcext:value-type="float">
            <text:p>1984</text:p>
          </table:table-cell>
          <table:table-cell office:value-type="float" office:value="100" calcext:value-type="float">
            <text:p>100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43" calcext:value-type="float">
            <text:p>843</text:p>
          </table:table-cell>
          <table:table-cell office:value-type="float" office:value="100" calcext:value-type="float">
            <text:p>100</text:p>
          </table:table-cell>
          <table:table-cell office:value-type="float" office:value="8.43" calcext:value-type="float">
            <text:p>8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9" calcext:value-type="float">
            <text:p>999</text:p>
          </table:table-cell>
          <table:table-cell office:value-type="float" office:value="100" calcext:value-type="float">
            <text:p>100</text:p>
          </table:table-cell>
          <table:table-cell office:value-type="float" office:value="9.99" calcext:value-type="float">
            <text:p>9.9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96" calcext:value-type="float">
            <text:p>896</text:p>
          </table:table-cell>
          <table:table-cell office:value-type="float" office:value="100" calcext:value-type="float">
            <text:p>100</text:p>
          </table:table-cell>
          <table:table-cell office:value-type="float" office:value="8.96" calcext:value-type="float">
            <text:p>8.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7262" calcext:value-type="float">
            <text:p>137262</text:p>
          </table:table-cell>
          <table:table-cell office:value-type="float" office:value="7211" calcext:value-type="float">
            <text:p>7211</text:p>
          </table:table-cell>
          <table:table-cell office:value-type="float" office:value="5.3" calcext:value-type="float">
            <text:p>5.3</text:p>
          </table:table-cell>
          <table:table-cell office:value-type="float" office:value="130051" calcext:value-type="float">
            <text:p>130051</text:p>
          </table:table-cell>
          <table:table-cell office:value-type="float" office:value="1448" calcext:value-type="float">
            <text:p>1448</text:p>
          </table:table-cell>
          <table:table-cell office:value-type="float" office:value="1.1" calcext:value-type="float">
            <text:p>1.1</text:p>
          </table:table-cell>
          <table:table-cell office:value-type="float" office:value="128603" calcext:value-type="float">
            <text:p>128603</text:p>
          </table:table-cell>
          <table:table-cell office:value-type="float" office:value="83143" calcext:value-type="float">
            <text:p>83143</text:p>
          </table:table-cell>
          <table:table-cell office:value-type="float" office:value="64.7" calcext:value-type="float">
            <text:p>64.7</text:p>
          </table:table-cell>
          <table:table-cell office:value-type="float" office:value="45460" calcext:value-type="float">
            <text:p>4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60" calcext:value-type="float">
            <text:p>45460</text:p>
          </table:table-cell>
          <table:table-cell office:value-type="float" office:value="19228" calcext:value-type="float">
            <text:p>19228</text:p>
          </table:table-cell>
          <table:table-cell office:value-type="float" office:value="42.3" calcext:value-type="float">
            <text:p>42.3</text:p>
          </table:table-cell>
          <table:table-cell table:formula="of:=LOG([.O8];2)" office:value-type="float" office:value="13.593321087352" calcext:value-type="float">
            <text:p>13.593321087352</text:p>
          </table:table-cell>
          <table:table-cell table:formula="of:=LOG([.Q8];2)" office:value-type="float" office:value="16.4631731078346" calcext:value-type="float">
            <text:p>16.46317310783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39" calcext:value-type="float">
            <text:p>24039</text:p>
          </table:table-cell>
          <table:table-cell office:value-type="float" office:value="100" calcext:value-type="float">
            <text:p>100</text:p>
          </table:table-cell>
          <table:table-cell office:value-type="float" office:value="240.39" calcext:value-type="float">
            <text:p>240.39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office:value-type="float" office:value="12.4885" calcext:value-type="float">
            <text:p>12.4885</text:p>
          </table:table-cell>
          <table:table-cell office:value-type="float" office:value="100" calcext:value-type="float">
            <text:p>100</text:p>
          </table:table-cell>
          <table:table-cell office:value-type="float" office:value="0.124885" calcext:value-type="float">
            <text:p>0.124885</text:p>
          </table:table-cell>
          <table:table-cell office:value-type="float" office:value="0.00204531" calcext:value-type="float">
            <text:p>0.00204531</text:p>
          </table:table-cell>
          <table:table-cell office:value-type="float" office:value="1.70594" calcext:value-type="float">
            <text:p>1.70594</text:p>
          </table:table-cell>
          <table:table-cell office:value-type="float" office:value="239078" calcext:value-type="float">
            <text:p>239078</text:p>
          </table:table-cell>
          <table:table-cell office:value-type="float" office:value="100" calcext:value-type="float">
            <text:p>100</text:p>
          </table:table-cell>
          <table:table-cell office:value-type="float" office:value="2390.78" calcext:value-type="float">
            <text:p>2390.78</text:p>
          </table:table-cell>
          <table:table-cell office:value-type="float" office:value="3" calcext:value-type="float">
            <text:p>3</text:p>
          </table:table-cell>
          <table:table-cell office:value-type="float" office:value="35472" calcext:value-type="float">
            <text:p>35472</text:p>
          </table:table-cell>
          <table:table-cell office:value-type="float" office:value="8924" calcext:value-type="float">
            <text:p>8924</text:p>
          </table:table-cell>
          <table:table-cell office:value-type="float" office:value="100" calcext:value-type="float">
            <text:p>100</text:p>
          </table:table-cell>
          <table:table-cell office:value-type="float" office:value="89.24" calcext:value-type="float">
            <text:p>89.24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47" calcext:value-type="float">
            <text:p>1047</text:p>
          </table:table-cell>
          <table:table-cell office:value-type="float" office:value="100" calcext:value-type="float">
            <text:p>100</text:p>
          </table:table-cell>
          <table:table-cell office:value-type="float" office:value="10.47" calcext:value-type="float">
            <text:p>10.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59" calcext:value-type="float">
            <text:p>1159</text:p>
          </table:table-cell>
          <table:table-cell office:value-type="float" office:value="100" calcext:value-type="float">
            <text:p>100</text:p>
          </table:table-cell>
          <table:table-cell office:value-type="float" office:value="11.59" calcext:value-type="float">
            <text:p>11.5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10.83" calcext:value-type="float">
            <text:p>10.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815" calcext:value-type="float">
            <text:p>28815</text:p>
          </table:table-cell>
          <table:table-cell office:value-type="float" office:value="2163" calcext:value-type="float">
            <text:p>2163</text:p>
          </table:table-cell>
          <table:table-cell office:value-type="float" office:value="7.5" calcext:value-type="float">
            <text:p>7.5</text:p>
          </table:table-cell>
          <table:table-cell office:value-type="float" office:value="26652" calcext:value-type="float">
            <text:p>26652</text:p>
          </table:table-cell>
          <table:table-cell office:value-type="float" office:value="824" calcext:value-type="float">
            <text:p>824</text:p>
          </table:table-cell>
          <table:table-cell office:value-type="float" office:value="3.1" calcext:value-type="float">
            <text:p>3.1</text:p>
          </table:table-cell>
          <table:table-cell office:value-type="float" office:value="25828" calcext:value-type="float">
            <text:p>25828</text:p>
          </table:table-cell>
          <table:table-cell office:value-type="float" office:value="19130" calcext:value-type="float">
            <text:p>19130</text:p>
          </table:table-cell>
          <table:table-cell office:value-type="float" office:value="74.1" calcext:value-type="float">
            <text:p>74.1</text:p>
          </table:table-cell>
          <table:table-cell office:value-type="float" office:value="6698" calcext:value-type="float">
            <text:p>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8" calcext:value-type="float">
            <text:p>6698</text:p>
          </table:table-cell>
          <table:table-cell office:value-type="float" office:value="2328" calcext:value-type="float">
            <text:p>2328</text:p>
          </table:table-cell>
          <table:table-cell office:value-type="float" office:value="34.8" calcext:value-type="float">
            <text:p>34.8</text:p>
          </table:table-cell>
          <table:table-cell table:formula="of:=LOG([.O9];2)" office:value-type="float" office:value="11.2232656637657" calcext:value-type="float">
            <text:p>11.2232656637657</text:p>
          </table:table-cell>
          <table:table-cell table:formula="of:=LOG([.Q9];2)" office:value-type="float" office:value="15.1143930548673" calcext:value-type="float">
            <text:p>15.11439305486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051" calcext:value-type="float">
            <text:p>27051</text:p>
          </table:table-cell>
          <table:table-cell office:value-type="float" office:value="100" calcext:value-type="float">
            <text:p>100</text:p>
          </table:table-cell>
          <table:table-cell office:value-type="float" office:value="270.51" calcext:value-type="float">
            <text:p>270.51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office:value-type="float" office:value="0.705852" calcext:value-type="float">
            <text:p>0.705852</text:p>
          </table:table-cell>
          <table:table-cell office:value-type="float" office:value="100" calcext:value-type="float">
            <text:p>100</text:p>
          </table:table-cell>
          <table:table-cell office:value-type="float" office:value="0.00705852" calcext:value-type="float">
            <text:p>0.00705852</text:p>
          </table:table-cell>
          <table:table-cell office:value-type="float" office:value="0.00266216" calcext:value-type="float">
            <text:p>0.00266216</text:p>
          </table:table-cell>
          <table:table-cell office:value-type="float" office:value="0.040689" calcext:value-type="float">
            <text:p>0.040689</text:p>
          </table:table-cell>
          <table:table-cell office:value-type="float" office:value="5778" calcext:value-type="float">
            <text:p>5778</text:p>
          </table:table-cell>
          <table:table-cell office:value-type="float" office:value="100" calcext:value-type="float">
            <text:p>100</text:p>
          </table:table-cell>
          <table:table-cell office:value-type="float" office:value="57.78" calcext:value-type="float">
            <text:p>57.78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06" calcext:value-type="float">
            <text:p>1406</text:p>
          </table:table-cell>
          <table:table-cell office:value-type="float" office:value="100" calcext:value-type="float">
            <text:p>100</text:p>
          </table:table-cell>
          <table:table-cell office:value-type="float" office:value="14.06" calcext:value-type="float">
            <text:p>14.0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  <table:table-cell office:value-type="float" office:value="100" calcext:value-type="float">
            <text:p>100</text:p>
          </table:table-cell>
          <table:table-cell office:value-type="float" office:value="14.41" calcext:value-type="float">
            <text:p>14.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18" calcext:value-type="float">
            <text:p>1418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6" calcext:value-type="float">
            <text:p>736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float" office:value="667" calcext:value-type="float">
            <text:p>667</text:p>
          </table:table-cell>
          <table:table-cell office:value-type="float" office:value="95" calcext:value-type="float">
            <text:p>95</text:p>
          </table:table-cell>
          <table:table-cell office:value-type="float" office:value="14.2" calcext:value-type="float">
            <text:p>14.2</text:p>
          </table:table-cell>
          <table:table-cell office:value-type="float" office:value="572" calcext:value-type="float">
            <text:p>572</text:p>
          </table:table-cell>
          <table:table-cell office:value-type="float" office:value="517" calcext:value-type="float">
            <text:p>517</text:p>
          </table:table-cell>
          <table:table-cell office:value-type="float" office:value="90.4" calcext:value-type="float">
            <text:p>90.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table:formula="of:=LOG([.O10];2)" office:value-type="float" office:value="5.85249829878989" calcext:value-type="float">
            <text:p>5.85249829878989</text:p>
          </table:table-cell>
          <table:table-cell table:formula="of:=LOG([.Q10];2)" office:value-type="float" office:value="9.65105169117893" calcext:value-type="float">
            <text:p>9.65105169117893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311" calcext:value-type="float">
            <text:p>3311</text:p>
          </table:table-cell>
          <table:table-cell office:value-type="float" office:value="100" calcext:value-type="float">
            <text:p>100</text:p>
          </table:table-cell>
          <table:table-cell office:value-type="float" office:value="33.11" calcext:value-type="float">
            <text:p>33.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808168" calcext:value-type="float">
            <text:p>0.808168</text:p>
          </table:table-cell>
          <table:table-cell office:value-type="float" office:value="100" calcext:value-type="float">
            <text:p>100</text:p>
          </table:table-cell>
          <table:table-cell office:value-type="float" office:value="0.00808168" calcext:value-type="float">
            <text:p>0.00808168</text:p>
          </table:table-cell>
          <table:table-cell office:value-type="float" office:value="0.000183896" calcext:value-type="float">
            <text:p>0.000183896</text:p>
          </table:table-cell>
          <table:table-cell office:value-type="float" office:value="0.0974677" calcext:value-type="float">
            <text:p>0.0974677</text:p>
          </table:table-cell>
          <table:table-cell office:value-type="float" office:value="64181" calcext:value-type="float">
            <text:p>64181</text:p>
          </table:table-cell>
          <table:table-cell office:value-type="float" office:value="100" calcext:value-type="float">
            <text:p>100</text:p>
          </table:table-cell>
          <table:table-cell office:value-type="float" office:value="641.81" calcext:value-type="float">
            <text:p>641.81</text:p>
          </table:table-cell>
          <table:table-cell office:value-type="float" office:value="3" calcext:value-type="float">
            <text:p>3</text:p>
          </table:table-cell>
          <table:table-cell office:value-type="float" office:value="9820" calcext:value-type="float">
            <text:p>9820</text:p>
          </table:table-cell>
          <table:table-cell office:value-type="float" office:value="1651" calcext:value-type="float">
            <text:p>1651</text:p>
          </table:table-cell>
          <table:table-cell office:value-type="float" office:value="100" calcext:value-type="float">
            <text:p>100</text:p>
          </table:table-cell>
          <table:table-cell office:value-type="float" office:value="16.51" calcext:value-type="float">
            <text:p>16.5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121" calcext:value-type="float">
            <text:p>9121</text:p>
          </table:table-cell>
          <table:table-cell office:value-type="float" office:value="492" calcext:value-type="float">
            <text:p>492</text:p>
          </table:table-cell>
          <table:table-cell office:value-type="float" office:value="5.4" calcext:value-type="float">
            <text:p>5.4</text:p>
          </table:table-cell>
          <table:table-cell office:value-type="float" office:value="8629" calcext:value-type="float">
            <text:p>8629</text:p>
          </table:table-cell>
          <table:table-cell office:value-type="float" office:value="1792" calcext:value-type="float">
            <text:p>1792</text:p>
          </table:table-cell>
          <table:table-cell office:value-type="float" office:value="20.8" calcext:value-type="float">
            <text:p>20.8</text:p>
          </table:table-cell>
          <table:table-cell office:value-type="float" office:value="6837" calcext:value-type="float">
            <text:p>6837</text:p>
          </table:table-cell>
          <table:table-cell office:value-type="float" office:value="5690" calcext:value-type="float">
            <text:p>5690</text:p>
          </table:table-cell>
          <table:table-cell office:value-type="float" office:value="83.2" calcext:value-type="float">
            <text:p>83.2</text:p>
          </table:table-cell>
          <table:table-cell office:value-type="float" office:value="1147" calcext:value-type="float">
            <text:p>1147</text:p>
          </table:table-cell>
          <table:table-cell office:value-type="float" office:value="1029" calcext:value-type="float">
            <text:p>1029</text:p>
          </table:table-cell>
          <table:table-cell office:value-type="float" office:value="89.7" calcext:value-type="float">
            <text:p>89.7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7.6" calcext:value-type="float">
            <text:p>57.6</text:p>
          </table:table-cell>
          <table:table-cell table:formula="of:=LOG([.O2];2)" office:value-type="float" office:value="9.32600245810746" calcext:value-type="float">
            <text:p>9.32600245810746</text:p>
          </table:table-cell>
          <table:table-cell table:formula="of:=LOG([.Q2];2)" office:value-type="float" office:value="13.2615073092021" calcext:value-type="float">
            <text:p>13.26150730920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33" calcext:value-type="float">
            <text:p>6433</text:p>
          </table:table-cell>
          <table:table-cell office:value-type="float" office:value="100" calcext:value-type="float">
            <text:p>100</text:p>
          </table:table-cell>
          <table:table-cell office:value-type="float" office:value="64.33" calcext:value-type="float">
            <text:p>64.33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9.69554" calcext:value-type="float">
            <text:p>9.69554</text:p>
          </table:table-cell>
          <table:table-cell office:value-type="float" office:value="100" calcext:value-type="float">
            <text:p>100</text:p>
          </table:table-cell>
          <table:table-cell office:value-type="float" office:value="0.0969554" calcext:value-type="float">
            <text:p>0.0969554</text:p>
          </table:table-cell>
          <table:table-cell office:value-type="float" office:value="0.000277829" calcext:value-type="float">
            <text:p>0.000277829</text:p>
          </table:table-cell>
          <table:table-cell office:value-type="float" office:value="0.554514" calcext:value-type="float">
            <text:p>0.554514</text:p>
          </table:table-cell>
          <table:table-cell office:value-type="float" office:value="583463" calcext:value-type="float">
            <text:p>583463</text:p>
          </table:table-cell>
          <table:table-cell office:value-type="float" office:value="100" calcext:value-type="float">
            <text:p>100</text:p>
          </table:table-cell>
          <table:table-cell office:value-type="float" office:value="5834.63" calcext:value-type="float">
            <text:p>5834.63</text:p>
          </table:table-cell>
          <table:table-cell office:value-type="float" office:value="3" calcext:value-type="float">
            <text:p>3</text:p>
          </table:table-cell>
          <table:table-cell office:value-type="float" office:value="40699" calcext:value-type="float">
            <text:p>40699</text:p>
          </table:table-cell>
          <table:table-cell office:value-type="float" office:value="22005" calcext:value-type="float">
            <text:p>22005</text:p>
          </table:table-cell>
          <table:table-cell office:value-type="float" office:value="100" calcext:value-type="float">
            <text:p>100</text:p>
          </table:table-cell>
          <table:table-cell office:value-type="float" office:value="220.05" calcext:value-type="float">
            <text:p>220.05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  <table:table-cell office:value-type="float" office:value="7.62" calcext:value-type="float">
            <text:p>7.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100" calcext:value-type="float">
            <text:p>100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7798" calcext:value-type="float">
            <text:p>67798</text:p>
          </table:table-cell>
          <table:table-cell office:value-type="float" office:value="1443" calcext:value-type="float">
            <text:p>1443</text:p>
          </table:table-cell>
          <table:table-cell office:value-type="float" office:value="2.1" calcext:value-type="float">
            <text:p>2.1</text:p>
          </table:table-cell>
          <table:table-cell office:value-type="float" office:value="66355" calcext:value-type="float">
            <text:p>66355</text:p>
          </table:table-cell>
          <table:table-cell office:value-type="float" office:value="8937" calcext:value-type="float">
            <text:p>8937</text:p>
          </table:table-cell>
          <table:table-cell office:value-type="float" office:value="13.5" calcext:value-type="float">
            <text:p>13.5</text:p>
          </table:table-cell>
          <table:table-cell office:value-type="float" office:value="57418" calcext:value-type="float">
            <text:p>57418</text:p>
          </table:table-cell>
          <table:table-cell office:value-type="float" office:value="36884" calcext:value-type="float">
            <text:p>36884</text:p>
          </table:table-cell>
          <table:table-cell office:value-type="float" office:value="64.2" calcext:value-type="float">
            <text:p>64.2</text:p>
          </table:table-cell>
          <table:table-cell office:value-type="float" office:value="20534" calcext:value-type="float">
            <text:p>20534</text:p>
          </table:table-cell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20017" calcext:value-type="float">
            <text:p>20017</text:p>
          </table:table-cell>
          <table:table-cell office:value-type="float" office:value="12156" calcext:value-type="float">
            <text:p>12156</text:p>
          </table:table-cell>
          <table:table-cell office:value-type="float" office:value="60.7" calcext:value-type="float">
            <text:p>60.7</text:p>
          </table:table-cell>
          <table:table-cell table:formula="of:=LOG([.O3];2)" office:value-type="float" office:value="12.5104254557464" calcext:value-type="float">
            <text:p>12.5104254557464</text:p>
          </table:table-cell>
          <table:table-cell table:formula="of:=LOG([.Q3];2)" office:value-type="float" office:value="15.3127057265529" calcext:value-type="float">
            <text:p>15.3127057265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0" calcext:value-type="float">
            <text:p>9740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9.68" calcext:value-type="float">
            <text:p>139.68</text:p>
          </table:table-cell>
          <table:table-cell office:value-type="float" office:value="100" calcext:value-type="float">
            <text:p>100</text:p>
          </table:table-cell>
          <table:table-cell office:value-type="float" office:value="1.3968" calcext:value-type="float">
            <text:p>1.3968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15.9764" calcext:value-type="float">
            <text:p>15.9764</text:p>
          </table:table-cell>
          <table:table-cell office:value-type="float" office:value="5480678" calcext:value-type="float">
            <text:p>5480678</text:p>
          </table:table-cell>
          <table:table-cell office:value-type="float" office:value="100" calcext:value-type="float">
            <text:p>100</text:p>
          </table:table-cell>
          <table:table-cell office:value-type="float" office:value="54806.8" calcext:value-type="float">
            <text:p>54806.8</text:p>
          </table:table-cell>
          <table:table-cell office:value-type="float" office:value="3" calcext:value-type="float">
            <text:p>3</text:p>
          </table:table-cell>
          <table:table-cell office:value-type="float" office:value="569632" calcext:value-type="float">
            <text:p>569632</text:p>
          </table:table-cell>
          <table:table-cell office:value-type="float" office:value="259047" calcext:value-type="float">
            <text:p>259047</text:p>
          </table:table-cell>
          <table:table-cell office:value-type="float" office:value="100" calcext:value-type="float">
            <text:p>100</text:p>
          </table:table-cell>
          <table:table-cell office:value-type="float" office:value="2590.47" calcext:value-type="float">
            <text:p>2590.47</text:p>
          </table:table-cell>
          <table:table-cell office:value-type="float" office:value="0" calcext:value-type="float">
            <text:p>0</text:p>
          </table:table-cell>
          <table:table-cell office:value-type="float" office:value="27154" calcext:value-type="float">
            <text:p>27154</text:p>
          </table:table-cell>
          <table:table-cell office:value-type="float" office:value="2371" calcext:value-type="float">
            <text:p>2371</text:p>
          </table:table-cell>
          <table:table-cell office:value-type="float" office:value="100" calcext:value-type="float">
            <text:p>100</text:p>
          </table:table-cell>
          <table:table-cell office:value-type="float" office:value="23.71" calcext:value-type="float">
            <text:p>23.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4.23" calcext:value-type="float">
            <text:p>4.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" calcext:value-type="float">
            <text:p>100</text:p>
          </table:table-cell>
          <table:table-cell office:value-type="float" office:value="5.41" calcext:value-type="float">
            <text:p>5.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0138" calcext:value-type="float">
            <text:p>560138</text:p>
          </table:table-cell>
          <table:table-cell office:value-type="float" office:value="12266" calcext:value-type="float">
            <text:p>12266</text:p>
          </table:table-cell>
          <table:table-cell office:value-type="float" office:value="2.2" calcext:value-type="float">
            <text:p>2.2</text:p>
          </table:table-cell>
          <table:table-cell office:value-type="float" office:value="547872" calcext:value-type="float">
            <text:p>547872</text:p>
          </table:table-cell>
          <table:table-cell office:value-type="float" office:value="6049" calcext:value-type="float">
            <text:p>6049</text:p>
          </table:table-cell>
          <table:table-cell office:value-type="float" office:value="1.1" calcext:value-type="float">
            <text:p>1.1</text:p>
          </table:table-cell>
          <table:table-cell office:value-type="float" office:value="541823" calcext:value-type="float">
            <text:p>541823</text:p>
          </table:table-cell>
          <table:table-cell office:value-type="float" office:value="295103" calcext:value-type="float">
            <text:p>295103</text:p>
          </table:table-cell>
          <table:table-cell office:value-type="float" office:value="54.5" calcext:value-type="float">
            <text:p>54.5</text:p>
          </table:table-cell>
          <table:table-cell office:value-type="float" office:value="246720" calcext:value-type="float">
            <text:p>246720</text:p>
          </table:table-cell>
          <table:table-cell office:value-type="float" office:value="279" calcext:value-type="float">
            <text:p>279</text:p>
          </table:table-cell>
          <table:table-cell office:value-type="float" office:value="0.1" calcext:value-type="float">
            <text:p>0.1</text:p>
          </table:table-cell>
          <table:table-cell office:value-type="float" office:value="246441" calcext:value-type="float">
            <text:p>246441</text:p>
          </table:table-cell>
          <table:table-cell office:value-type="float" office:value="118585" calcext:value-type="float">
            <text:p>118585</text:p>
          </table:table-cell>
          <table:table-cell office:value-type="float" office:value="48.1" calcext:value-type="float">
            <text:p>48.1</text:p>
          </table:table-cell>
          <table:table-cell table:formula="of:=LOG([.O4];2)" office:value-type="float" office:value="15.7420672821816" calcext:value-type="float">
            <text:p>15.7420672821816</text:p>
          </table:table-cell>
          <table:table-cell table:formula="of:=LOG([.Q4];2)" office:value-type="float" office:value="19.1196706687477" calcext:value-type="float">
            <text:p>19.11967066874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63" calcext:value-type="float">
            <text:p>13063</text:p>
          </table:table-cell>
          <table:table-cell office:value-type="float" office:value="100" calcext:value-type="float">
            <text:p>100</text:p>
          </table:table-cell>
          <table:table-cell office:value-type="float" office:value="130.63" calcext:value-type="float">
            <text:p>130.63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449.342" calcext:value-type="float">
            <text:p>449.342</text:p>
          </table:table-cell>
          <table:table-cell office:value-type="float" office:value="100" calcext:value-type="float">
            <text:p>100</text:p>
          </table:table-cell>
          <table:table-cell office:value-type="float" office:value="4.49342" calcext:value-type="float">
            <text:p>4.49342</text:p>
          </table:table-cell>
          <table:table-cell office:value-type="float" office:value="0.000444959" calcext:value-type="float">
            <text:p>0.000444959</text:p>
          </table:table-cell>
          <table:table-cell office:value-type="float" office:value="52.1597" calcext:value-type="float">
            <text:p>52.1597</text:p>
          </table:table-cell>
          <table:table-cell office:value-type="float" office:value="13092255" calcext:value-type="float">
            <text:p>13092255</text:p>
          </table:table-cell>
          <table:table-cell office:value-type="float" office:value="100" calcext:value-type="float">
            <text:p>100</text:p>
          </table:table-cell>
          <table:table-cell office:value-type="float" office:value="130923" calcext:value-type="float">
            <text:p>130923</text:p>
          </table:table-cell>
          <table:table-cell office:value-type="float" office:value="3" calcext:value-type="float">
            <text:p>3</text:p>
          </table:table-cell>
          <table:table-cell office:value-type="float" office:value="1521300" calcext:value-type="float">
            <text:p>1521300</text:p>
          </table:table-cell>
          <table:table-cell office:value-type="float" office:value="607920" calcext:value-type="float">
            <text:p>607920</text:p>
          </table:table-cell>
          <table:table-cell office:value-type="float" office:value="100" calcext:value-type="float">
            <text:p>100</text:p>
          </table:table-cell>
          <table:table-cell office:value-type="float" office:value="6079.2" calcext:value-type="float">
            <text:p>6079.2</text:p>
          </table:table-cell>
          <table:table-cell office:value-type="float" office:value="0" calcext:value-type="float">
            <text:p>0</text:p>
          </table:table-cell>
          <table:table-cell office:value-type="float" office:value="67921" calcext:value-type="float">
            <text:p>67921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33.87" calcext:value-type="float">
            <text:p>33.8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100" calcext:value-type="float">
            <text:p>100</text:p>
          </table:table-cell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100" calcext:value-type="float">
            <text:p>100</text:p>
          </table:table-cell>
          <table:table-cell office:value-type="float" office:value="5.61" calcext:value-type="float">
            <text:p>5.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4483" calcext:value-type="float">
            <text:p>1344483</text:p>
          </table:table-cell>
          <table:table-cell office:value-type="float" office:value="28996" calcext:value-type="float">
            <text:p>28996</text:p>
          </table:table-cell>
          <table:table-cell office:value-type="float" office:value="2.2" calcext:value-type="float">
            <text:p>2.2</text:p>
          </table:table-cell>
          <table:table-cell office:value-type="float" office:value="1315487" calcext:value-type="float">
            <text:p>1315487</text:p>
          </table:table-cell>
          <table:table-cell office:value-type="float" office:value="4415" calcext:value-type="float">
            <text:p>4415</text:p>
          </table:table-cell>
          <table:table-cell office:value-type="float" office:value="0.3" calcext:value-type="float">
            <text:p>0.3</text:p>
          </table:table-cell>
          <table:table-cell office:value-type="float" office:value="1311072" calcext:value-type="float">
            <text:p>1311072</text:p>
          </table:table-cell>
          <table:table-cell office:value-type="float" office:value="732222" calcext:value-type="float">
            <text:p>732222</text:p>
          </table:table-cell>
          <table:table-cell office:value-type="float" office:value="55.8" calcext:value-type="float">
            <text:p>55.8</text:p>
          </table:table-cell>
          <table:table-cell office:value-type="float" office:value="578850" calcext:value-type="float">
            <text:p>578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847" calcext:value-type="float">
            <text:p>578847</text:p>
          </table:table-cell>
          <table:table-cell office:value-type="float" office:value="275761" calcext:value-type="float">
            <text:p>275761</text:p>
          </table:table-cell>
          <table:table-cell office:value-type="float" office:value="47.6" calcext:value-type="float">
            <text:p>47.6</text:p>
          </table:table-cell>
          <table:table-cell table:formula="of:=LOG([.O5];2)" office:value-type="float" office:value="16.9983590405598" calcext:value-type="float">
            <text:p>16.9983590405598</text:p>
          </table:table-cell>
          <table:table-cell table:formula="of:=LOG([.Q5];2)" office:value-type="float" office:value="20.5368732495625" calcext:value-type="float">
            <text:p>20.5368732495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104" calcext:value-type="float">
            <text:p>16104</text:p>
          </table:table-cell>
          <table:table-cell office:value-type="float" office:value="100" calcext:value-type="float">
            <text:p>100</text:p>
          </table:table-cell>
          <table:table-cell office:value-type="float" office:value="161.04" calcext:value-type="float">
            <text:p>161.04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583.995" calcext:value-type="float">
            <text:p>583.995</text:p>
          </table:table-cell>
          <table:table-cell office:value-type="float" office:value="100" calcext:value-type="float">
            <text:p>100</text:p>
          </table:table-cell>
          <table:table-cell office:value-type="float" office:value="5.83995" calcext:value-type="float">
            <text:p>5.83995</text:p>
          </table:table-cell>
          <table:table-cell office:value-type="float" office:value="0.000800778" calcext:value-type="float">
            <text:p>0.000800778</text:p>
          </table:table-cell>
          <table:table-cell office:value-type="float" office:value="44.2576" calcext:value-type="float">
            <text:p>44.2576</text:p>
          </table:table-cell>
          <table:table-cell office:value-type="float" office:value="14056095" calcext:value-type="float">
            <text:p>14056095</text:p>
          </table:table-cell>
          <table:table-cell office:value-type="float" office:value="100" calcext:value-type="float">
            <text:p>100</text:p>
          </table:table-cell>
          <table:table-cell office:value-type="float" office:value="140561" calcext:value-type="float">
            <text:p>140561</text:p>
          </table:table-cell>
          <table:table-cell office:value-type="float" office:value="3" calcext:value-type="float">
            <text:p>3</text:p>
          </table:table-cell>
          <table:table-cell office:value-type="float" office:value="1170644" calcext:value-type="float">
            <text:p>1170644</text:p>
          </table:table-cell>
          <table:table-cell office:value-type="float" office:value="645559" calcext:value-type="float">
            <text:p>645559</text:p>
          </table:table-cell>
          <table:table-cell office:value-type="float" office:value="100" calcext:value-type="float">
            <text:p>100</text:p>
          </table:table-cell>
          <table:table-cell office:value-type="float" office:value="6455.59" calcext:value-type="float">
            <text:p>6455.59</text:p>
          </table:table-cell>
          <table:table-cell office:value-type="float" office:value="0" calcext:value-type="float">
            <text:p>0</text:p>
          </table:table-cell>
          <table:table-cell office:value-type="float" office:value="48569" calcext:value-type="float">
            <text:p>48569</text:p>
          </table:table-cell>
          <table:table-cell office:value-type="float" office:value="3869" calcext:value-type="float">
            <text:p>3869</text:p>
          </table:table-cell>
          <table:table-cell office:value-type="float" office:value="100" calcext:value-type="float">
            <text:p>100</text:p>
          </table:table-cell>
          <table:table-cell office:value-type="float" office:value="38.69" calcext:value-type="float">
            <text:p>38.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 office:value-type="float" office:value="5.87" calcext:value-type="float">
            <text:p>5.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float" office:value="7.47" calcext:value-type="float">
            <text:p>7.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100" calcext:value-type="float">
            <text:p>100</text:p>
          </table:table-cell>
          <table:table-cell office:value-type="float" office:value="6.54" calcext:value-type="float">
            <text:p>6.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54189" calcext:value-type="float">
            <text:p>1454189</text:p>
          </table:table-cell>
          <table:table-cell office:value-type="float" office:value="34538" calcext:value-type="float">
            <text:p>34538</text:p>
          </table:table-cell>
          <table:table-cell office:value-type="float" office:value="2.4" calcext:value-type="float">
            <text:p>2.4</text:p>
          </table:table-cell>
          <table:table-cell office:value-type="float" office:value="1419651" calcext:value-type="float">
            <text:p>1419651</text:p>
          </table:table-cell>
          <table:table-cell office:value-type="float" office:value="3893" calcext:value-type="float">
            <text:p>3893</text:p>
          </table:table-cell>
          <table:table-cell office:value-type="float" office:value="0.3" calcext:value-type="float">
            <text:p>0.3</text:p>
          </table:table-cell>
          <table:table-cell office:value-type="float" office:value="1415758" calcext:value-type="float">
            <text:p>1415758</text:p>
          </table:table-cell>
          <table:table-cell office:value-type="float" office:value="804814" calcext:value-type="float">
            <text:p>804814</text:p>
          </table:table-cell>
          <table:table-cell office:value-type="float" office:value="56.8" calcext:value-type="float">
            <text:p>56.8</text:p>
          </table:table-cell>
          <table:table-cell office:value-type="float" office:value="610944" calcext:value-type="float">
            <text:p>610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944" calcext:value-type="float">
            <text:p>610944</text:p>
          </table:table-cell>
          <table:table-cell office:value-type="float" office:value="288747" calcext:value-type="float">
            <text:p>288747</text:p>
          </table:table-cell>
          <table:table-cell office:value-type="float" office:value="47.3" calcext:value-type="float">
            <text:p>47.3</text:p>
          </table:table-cell>
          <table:table-cell table:formula="of:=LOG([.O6];2)" office:value-type="float" office:value="17.1008368347682" calcext:value-type="float">
            <text:p>17.1008368347682</text:p>
          </table:table-cell>
          <table:table-cell table:formula="of:=LOG([.Q6];2)" office:value-type="float" office:value="20.158870979475" calcext:value-type="float">
            <text:p>20.1588709794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20" calcext:value-type="float">
            <text:p>19420</text:p>
          </table:table-cell>
          <table:table-cell office:value-type="float" office:value="100" calcext:value-type="float">
            <text:p>100</text:p>
          </table:table-cell>
          <table:table-cell office:value-type="float" office:value="194.2" calcext:value-type="float">
            <text:p>194.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429.125" calcext:value-type="float">
            <text:p>429.125</text:p>
          </table:table-cell>
          <table:table-cell office:value-type="float" office:value="100" calcext:value-type="float">
            <text:p>100</text:p>
          </table:table-cell>
          <table:table-cell office:value-type="float" office:value="4.29125" calcext:value-type="float">
            <text:p>4.29125</text:p>
          </table:table-cell>
          <table:table-cell office:value-type="float" office:value="0.00105879" calcext:value-type="float">
            <text:p>0.00105879</text:p>
          </table:table-cell>
          <table:table-cell office:value-type="float" office:value="38.074" calcext:value-type="float">
            <text:p>38.074</text:p>
          </table:table-cell>
          <table:table-cell office:value-type="float" office:value="8866344" calcext:value-type="float">
            <text:p>8866344</text:p>
          </table:table-cell>
          <table:table-cell office:value-type="float" office:value="100" calcext:value-type="float">
            <text:p>100</text:p>
          </table:table-cell>
          <table:table-cell office:value-type="float" office:value="88663.4" calcext:value-type="float">
            <text:p>88663.4</text:p>
          </table:table-cell>
          <table:table-cell office:value-type="float" office:value="3" calcext:value-type="float">
            <text:p>3</text:p>
          </table:table-cell>
          <table:table-cell office:value-type="float" office:value="714425" calcext:value-type="float">
            <text:p>714425</text:p>
          </table:table-cell>
          <table:table-cell office:value-type="float" office:value="401704" calcext:value-type="float">
            <text:p>401704</text:p>
          </table:table-cell>
          <table:table-cell office:value-type="float" office:value="100" calcext:value-type="float">
            <text:p>100</text:p>
          </table:table-cell>
          <table:table-cell office:value-type="float" office:value="4017.04" calcext:value-type="float">
            <text:p>4017.04</text:p>
          </table:table-cell>
          <table:table-cell office:value-type="float" office:value="0" calcext:value-type="float">
            <text:p>0</text:p>
          </table:table-cell>
          <table:table-cell office:value-type="float" office:value="32739" calcext:value-type="float">
            <text:p>32739</text:p>
          </table:table-cell>
          <table:table-cell office:value-type="float" office:value="3481" calcext:value-type="float">
            <text:p>3481</text:p>
          </table:table-cell>
          <table:table-cell office:value-type="float" office:value="100" calcext:value-type="float">
            <text:p>100</text:p>
          </table:table-cell>
          <table:table-cell office:value-type="float" office:value="34.81" calcext:value-type="float">
            <text:p>34.8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 office:value-type="float" office:value="6.99" calcext:value-type="float">
            <text:p>6.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100" calcext:value-type="float">
            <text:p>100</text:p>
          </table:table-cell>
          <table:table-cell office:value-type="float" office:value="8.74" calcext:value-type="float">
            <text:p>8.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 office:value-type="float" office:value="7.73" calcext:value-type="float">
            <text:p>7.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1390" calcext:value-type="float">
            <text:p>931390</text:p>
          </table:table-cell>
          <table:table-cell office:value-type="float" office:value="28666" calcext:value-type="float">
            <text:p>28666</text:p>
          </table:table-cell>
          <table:table-cell office:value-type="float" office:value="3.1" calcext:value-type="float">
            <text:p>3.1</text:p>
          </table:table-cell>
          <table:table-cell office:value-type="float" office:value="902724" calcext:value-type="float">
            <text:p>902724</text:p>
          </table:table-cell>
          <table:table-cell office:value-type="float" office:value="3039" calcext:value-type="float">
            <text:p>3039</text:p>
          </table:table-cell>
          <table:table-cell office:value-type="float" office:value="0.3" calcext:value-type="float">
            <text:p>0.3</text:p>
          </table:table-cell>
          <table:table-cell office:value-type="float" office:value="899685" calcext:value-type="float">
            <text:p>899685</text:p>
          </table:table-cell>
          <table:table-cell office:value-type="float" office:value="526727" calcext:value-type="float">
            <text:p>526727</text:p>
          </table:table-cell>
          <table:table-cell office:value-type="float" office:value="58.5" calcext:value-type="float">
            <text:p>58.5</text:p>
          </table:table-cell>
          <table:table-cell office:value-type="float" office:value="372958" calcext:value-type="float">
            <text:p>372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958" calcext:value-type="float">
            <text:p>372958</text:p>
          </table:table-cell>
          <table:table-cell office:value-type="float" office:value="172476" calcext:value-type="float">
            <text:p>172476</text:p>
          </table:table-cell>
          <table:table-cell office:value-type="float" office:value="46.2" calcext:value-type="float">
            <text:p>46.2</text:p>
          </table:table-cell>
          <table:table-cell table:formula="of:=LOG([.O7];2)" office:value-type="float" office:value="16.4360510665404" calcext:value-type="float">
            <text:p>16.4360510665404</text:p>
          </table:table-cell>
          <table:table-cell table:formula="of:=LOG([.Q7];2)" office:value-type="float" office:value="19.4464230402612" calcext:value-type="float">
            <text:p>19.44642304026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32" calcext:value-type="float">
            <text:p>22732</text:p>
          </table:table-cell>
          <table:table-cell office:value-type="float" office:value="100" calcext:value-type="float">
            <text:p>100</text:p>
          </table:table-cell>
          <table:table-cell office:value-type="float" office:value="227.32" calcext:value-type="float">
            <text:p>227.32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float" office:value="132.771" calcext:value-type="float">
            <text:p>132.771</text:p>
          </table:table-cell>
          <table:table-cell office:value-type="float" office:value="100" calcext:value-type="float">
            <text:p>100</text:p>
          </table:table-cell>
          <table:table-cell office:value-type="float" office:value="1.32771" calcext:value-type="float">
            <text:p>1.32771</text:p>
          </table:table-cell>
          <table:table-cell office:value-type="float" office:value="0.00155044" calcext:value-type="float">
            <text:p>0.00155044</text:p>
          </table:table-cell>
          <table:table-cell office:value-type="float" office:value="8.31845" calcext:value-type="float">
            <text:p>8.31845</text:p>
          </table:table-cell>
          <table:table-cell office:value-type="float" office:value="2529019" calcext:value-type="float">
            <text:p>2529019</text:p>
          </table:table-cell>
          <table:table-cell office:value-type="float" office:value="100" calcext:value-type="float">
            <text:p>100</text:p>
          </table:table-cell>
          <table:table-cell office:value-type="float" office:value="25290.2" calcext:value-type="float">
            <text:p>25290.2</text:p>
          </table:table-cell>
          <table:table-cell office:value-type="float" office:value="3" calcext:value-type="float">
            <text:p>3</text:p>
          </table:table-cell>
          <table:table-cell office:value-type="float" office:value="151869" calcext:value-type="float">
            <text:p>151869</text:p>
          </table:table-cell>
          <table:table-cell office:value-type="float" office:value="105274" calcext:value-type="float">
            <text:p>105274</text:p>
          </table:table-cell>
          <table:table-cell office:value-type="float" office:value="100" calcext:value-type="float">
            <text:p>100</text:p>
          </table:table-cell>
          <table:table-cell office:value-type="float" office:value="1052.74" calcext:value-type="float">
            <text:p>1052.74</text:p>
          </table:table-cell>
          <table:table-cell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office:value-type="float" office:value="2463" calcext:value-type="float">
            <text:p>2463</text:p>
          </table:table-cell>
          <table:table-cell office:value-type="float" office:value="100" calcext:value-type="float">
            <text:p>100</text:p>
          </table:table-cell>
          <table:table-cell office:value-type="float" office:value="24.63" calcext:value-type="float">
            <text:p>24.6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66" calcext:value-type="float">
            <text:p>866</text:p>
          </table:table-cell>
          <table:table-cell office:value-type="float" office:value="100" calcext:value-type="float">
            <text:p>100</text:p>
          </table:table-cell>
          <table:table-cell office:value-type="float" office:value="8.66" calcext:value-type="float">
            <text:p>8.6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15" calcext:value-type="float">
            <text:p>1015</text:p>
          </table:table-cell>
          <table:table-cell office:value-type="float" office:value="100" calcext:value-type="float">
            <text:p>100</text:p>
          </table:table-cell>
          <table:table-cell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9.26" calcext:value-type="float">
            <text:p>9.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2870" calcext:value-type="float">
            <text:p>282870</text:p>
          </table:table-cell>
          <table:table-cell office:value-type="float" office:value="14488" calcext:value-type="float">
            <text:p>14488</text:p>
          </table:table-cell>
          <table:table-cell office:value-type="float" office:value="5.1" calcext:value-type="float">
            <text:p>5.1</text:p>
          </table:table-cell>
          <table:table-cell office:value-type="float" office:value="268382" calcext:value-type="float">
            <text:p>268382</text:p>
          </table:table-cell>
          <table:table-cell office:value-type="float" office:value="2468" calcext:value-type="float">
            <text:p>2468</text:p>
          </table:table-cell>
          <table:table-cell office:value-type="float" office:value="0.9" calcext:value-type="float">
            <text:p>0.9</text:p>
          </table:table-cell>
          <table:table-cell office:value-type="float" office:value="265914" calcext:value-type="float">
            <text:p>265914</text:p>
          </table:table-cell>
          <table:table-cell office:value-type="float" office:value="175201" calcext:value-type="float">
            <text:p>175201</text:p>
          </table:table-cell>
          <table:table-cell office:value-type="float" office:value="65.9" calcext:value-type="float">
            <text:p>65.9</text:p>
          </table:table-cell>
          <table:table-cell office:value-type="float" office:value="90713" calcext:value-type="float">
            <text:p>9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13" calcext:value-type="float">
            <text:p>90713</text:p>
          </table:table-cell>
          <table:table-cell office:value-type="float" office:value="38274" calcext:value-type="float">
            <text:p>38274</text:p>
          </table:table-cell>
          <table:table-cell office:value-type="float" office:value="42.2" calcext:value-type="float">
            <text:p>42.2</text:p>
          </table:table-cell>
          <table:table-cell table:formula="of:=LOG([.O8];2)" office:value-type="float" office:value="14.6262908257189" calcext:value-type="float">
            <text:p>14.6262908257189</text:p>
          </table:table-cell>
          <table:table-cell table:formula="of:=LOG([.Q8];2)" office:value-type="float" office:value="17.2124678866697" calcext:value-type="float">
            <text:p>17.21246788666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017" calcext:value-type="float">
            <text:p>26017</text:p>
          </table:table-cell>
          <table:table-cell office:value-type="float" office:value="100" calcext:value-type="float">
            <text:p>100</text:p>
          </table:table-cell>
          <table:table-cell office:value-type="float" office:value="260.17" calcext:value-type="float">
            <text:p>260.17</text:p>
          </table:table-cell>
          <table:table-cell office:value-type="float" office:value="239" calcext:value-type="float">
            <text:p>239</text:p>
          </table:table-cell>
          <table:table-cell office:value-type="float" office:value="279" calcext:value-type="float">
            <text:p>279</text:p>
          </table:table-cell>
          <table:table-cell office:value-type="float" office:value="23.6291" calcext:value-type="float">
            <text:p>23.6291</text:p>
          </table:table-cell>
          <table:table-cell office:value-type="float" office:value="100" calcext:value-type="float">
            <text:p>100</text:p>
          </table:table-cell>
          <table:table-cell office:value-type="float" office:value="0.236291" calcext:value-type="float">
            <text:p>0.236291</text:p>
          </table:table-cell>
          <table:table-cell office:value-type="float" office:value="0.0026748" calcext:value-type="float">
            <text:p>0.0026748</text:p>
          </table:table-cell>
          <table:table-cell office:value-type="float" office:value="1.62111" calcext:value-type="float">
            <text:p>1.62111</text:p>
          </table:table-cell>
          <table:table-cell office:value-type="float" office:value="413971" calcext:value-type="float">
            <text:p>413971</text:p>
          </table:table-cell>
          <table:table-cell office:value-type="float" office:value="100" calcext:value-type="float">
            <text:p>100</text:p>
          </table:table-cell>
          <table:table-cell office:value-type="float" office:value="4139.71" calcext:value-type="float">
            <text:p>4139.71</text:p>
          </table:table-cell>
          <table:table-cell office:value-type="float" office:value="3" calcext:value-type="float">
            <text:p>3</text:p>
          </table:table-cell>
          <table:table-cell office:value-type="float" office:value="27968" calcext:value-type="float">
            <text:p>27968</text:p>
          </table:table-cell>
          <table:table-cell office:value-type="float" office:value="15481" calcext:value-type="float">
            <text:p>15481</text:p>
          </table:table-cell>
          <table:table-cell office:value-type="float" office:value="100" calcext:value-type="float">
            <text:p>100</text:p>
          </table:table-cell>
          <table:table-cell office:value-type="float" office:value="154.81" calcext:value-type="float">
            <text:p>154.81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1091" calcext:value-type="float">
            <text:p>1091</text:p>
          </table:table-cell>
          <table:table-cell office:value-type="float" office:value="100" calcext:value-type="float">
            <text:p>10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71" calcext:value-type="float">
            <text:p>1071</text:p>
          </table:table-cell>
          <table:table-cell office:value-type="float" office:value="100" calcext:value-type="float">
            <text:p>100</text:p>
          </table:table-cell>
          <table:table-cell office:value-type="float" office:value="10.71" calcext:value-type="float">
            <text:p>10.7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05" calcext:value-type="float">
            <text:p>1205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9260" calcext:value-type="float">
            <text:p>49260</text:p>
          </table:table-cell>
          <table:table-cell office:value-type="float" office:value="3333" calcext:value-type="float">
            <text:p>3333</text:p>
          </table:table-cell>
          <table:table-cell office:value-type="float" office:value="6.8" calcext:value-type="float">
            <text:p>6.8</text:p>
          </table:table-cell>
          <table:table-cell office:value-type="float" office:value="45927" calcext:value-type="float">
            <text:p>45927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5004" calcext:value-type="float">
            <text:p>45004</text:p>
          </table:table-cell>
          <table:table-cell office:value-type="float" office:value="32927" calcext:value-type="float">
            <text:p>32927</text:p>
          </table:table-cell>
          <table:table-cell office:value-type="float" office:value="73.2" calcext:value-type="float">
            <text:p>73.2</text:p>
          </table:table-cell>
          <table:table-cell office:value-type="float" office:value="12077" calcext:value-type="float">
            <text:p>1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77" calcext:value-type="float">
            <text:p>12077</text:p>
          </table:table-cell>
          <table:table-cell office:value-type="float" office:value="4429" calcext:value-type="float">
            <text:p>4429</text:p>
          </table:table-cell>
          <table:table-cell office:value-type="float" office:value="36.7" calcext:value-type="float">
            <text:p>36.7</text:p>
          </table:table-cell>
          <table:table-cell table:formula="of:=LOG([.O9];2)" office:value-type="float" office:value="12.0153139904988" calcext:value-type="float">
            <text:p>12.0153139904988</text:p>
          </table:table-cell>
          <table:table-cell table:formula="of:=LOG([.Q9];2)" office:value-type="float" office:value="14.7714894695006" calcext:value-type="float">
            <text:p>14.7714894695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311" calcext:value-type="float">
            <text:p>29311</text:p>
          </table:table-cell>
          <table:table-cell office:value-type="float" office:value="100" calcext:value-type="float">
            <text:p>100</text:p>
          </table:table-cell>
          <table:table-cell office:value-type="float" office:value="293.11" calcext:value-type="float">
            <text:p>293.11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0.692779" calcext:value-type="float">
            <text:p>0.692779</text:p>
          </table:table-cell>
          <table:table-cell office:value-type="float" office:value="100" calcext:value-type="float">
            <text:p>100</text:p>
          </table:table-cell>
          <table:table-cell office:value-type="float" office:value="0.00692779" calcext:value-type="float">
            <text:p>0.00692779</text:p>
          </table:table-cell>
          <table:table-cell office:value-type="float" office:value="0.00273599" calcext:value-type="float">
            <text:p>0.00273599</text:p>
          </table:table-cell>
          <table:table-cell office:value-type="float" office:value="0.0428553" calcext:value-type="float">
            <text:p>0.0428553</text:p>
          </table:table-cell>
          <table:table-cell office:value-type="float" office:value="4039" calcext:value-type="float">
            <text:p>4039</text:p>
          </table:table-cell>
          <table:table-cell office:value-type="float" office:value="100" calcext:value-type="float">
            <text:p>100</text:p>
          </table:table-cell>
          <table:table-cell office:value-type="float" office:value="40.39" calcext:value-type="float">
            <text:p>40.39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73" calcext:value-type="float">
            <text:p>1473</text:p>
          </table:table-cell>
          <table:table-cell office:value-type="float" office:value="100" calcext:value-type="float">
            <text:p>100</text:p>
          </table:table-cell>
          <table:table-cell office:value-type="float" office:value="14.73" calcext:value-type="float">
            <text:p>14.7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01" calcext:value-type="float">
            <text:p>1501</text:p>
          </table:table-cell>
          <table:table-cell office:value-type="float" office:value="100" calcext:value-type="float">
            <text:p>100</text:p>
          </table:table-cell>
          <table:table-cell office:value-type="float" office:value="15.01" calcext:value-type="float">
            <text:p>15.0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78" calcext:value-type="float">
            <text:p>1478</text:p>
          </table:table-cell>
          <table:table-cell office:value-type="float" office:value="100" calcext:value-type="float">
            <text:p>100</text:p>
          </table:table-cell>
          <table:table-cell office:value-type="float" office:value="14.78" calcext:value-type="float">
            <text:p>14.7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7" calcext:value-type="float">
            <text:p>497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  <table:table-cell office:value-type="float" office:value="12.9" calcext:value-type="float">
            <text:p>12.9</text:p>
          </table:table-cell>
          <table:table-cell office:value-type="float" office:value="404" calcext:value-type="float">
            <text:p>404</text:p>
          </table:table-cell>
          <table:table-cell office:value-type="float" office:value="373" calcext:value-type="float">
            <text:p>373</text:p>
          </table:table-cell>
          <table:table-cell office:value-type="float" office:value="92.3" calcext:value-type="float">
            <text:p>92.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6.1" calcext:value-type="float">
            <text:p>16.1</text:p>
          </table:table-cell>
          <table:table-cell table:formula="of:=LOG([.O10];2)" office:value-type="float" office:value="5.33592624092836" calcext:value-type="float">
            <text:p>5.33592624092836</text:p>
          </table:table-cell>
          <table:table-cell table:formula="of:=LOG([.Q10];2)" office:value-type="float" office:value="9.24555270625568" calcext:value-type="float">
            <text:p>9.24555270625568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34.52" calcext:value-type="float">
            <text:p>34.5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.02075" calcext:value-type="float">
            <text:p>1.02075</text:p>
          </table:table-cell>
          <table:table-cell office:value-type="float" office:value="100" calcext:value-type="float">
            <text:p>100</text:p>
          </table:table-cell>
          <table:table-cell office:value-type="float" office:value="0.0102075" calcext:value-type="float">
            <text:p>0.0102075</text:p>
          </table:table-cell>
          <table:table-cell office:value-type="float" office:value="0.000197972" calcext:value-type="float">
            <text:p>0.000197972</text:p>
          </table:table-cell>
          <table:table-cell office:value-type="float" office:value="0.10799" calcext:value-type="float">
            <text:p>0.10799</text:p>
          </table:table-cell>
          <table:table-cell office:value-type="float" office:value="64494" calcext:value-type="float">
            <text:p>64494</text:p>
          </table:table-cell>
          <table:table-cell office:value-type="float" office:value="100" calcext:value-type="float">
            <text:p>100</text:p>
          </table:table-cell>
          <table:table-cell office:value-type="float" office:value="644.94" calcext:value-type="float">
            <text:p>644.94</text:p>
          </table:table-cell>
          <table:table-cell office:value-type="float" office:value="3" calcext:value-type="float">
            <text:p>3</text:p>
          </table:table-cell>
          <table:table-cell office:value-type="float" office:value="11946" calcext:value-type="float">
            <text:p>11946</text:p>
          </table:table-cell>
          <table:table-cell office:value-type="float" office:value="1770" calcext:value-type="float">
            <text:p>1770</text:p>
          </table:table-cell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.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925" calcext:value-type="float">
            <text:p>8925</text:p>
          </table:table-cell>
          <table:table-cell office:value-type="float" office:value="382" calcext:value-type="float">
            <text:p>382</text:p>
          </table:table-cell>
          <table:table-cell office:value-type="float" office:value="4.3" calcext:value-type="float">
            <text:p>4.3</text:p>
          </table:table-cell>
          <table:table-cell office:value-type="float" office:value="8543" calcext:value-type="float">
            <text:p>8543</text:p>
          </table:table-cell>
          <table:table-cell office:value-type="float" office:value="1807" calcext:value-type="float">
            <text:p>1807</text:p>
          </table:table-cell>
          <table:table-cell office:value-type="float" office:value="21.2" calcext:value-type="float">
            <text:p>21.2</text:p>
          </table:table-cell>
          <table:table-cell office:value-type="float" office:value="6736" calcext:value-type="float">
            <text:p>6736</text:p>
          </table:table-cell>
          <table:table-cell office:value-type="float" office:value="5370" calcext:value-type="float">
            <text:p>5370</text:p>
          </table:table-cell>
          <table:table-cell office:value-type="float" office:value="79.7" calcext:value-type="float">
            <text:p>79.7</text:p>
          </table:table-cell>
          <table:table-cell office:value-type="float" office:value="1366" calcext:value-type="float">
            <text:p>1366</text:p>
          </table:table-cell>
          <table:table-cell office:value-type="float" office:value="1109" calcext:value-type="float">
            <text:p>1109</text:p>
          </table:table-cell>
          <table:table-cell office:value-type="float" office:value="81.2" calcext:value-type="float">
            <text:p>81.2</text:p>
          </table:table-cell>
          <table:table-cell office:value-type="float" office:value="257" calcext:value-type="float">
            <text:p>257</text:p>
          </table:table-cell>
          <table:table-cell office:value-type="float" office:value="88" calcext:value-type="float">
            <text:p>88</text:p>
          </table:table-cell>
          <table:table-cell office:value-type="float" office:value="34.2" calcext:value-type="float">
            <text:p>34.2</text:p>
          </table:table-cell>
          <table:table-cell table:formula="of:=LOG([.O2];2)" office:value-type="float" office:value="9.33302113987832" calcext:value-type="float">
            <text:p>9.33302113987832</text:p>
          </table:table-cell>
          <table:table-cell table:formula="of:=LOG([.Q2];2)" office:value-type="float" office:value="13.5442400064417" calcext:value-type="float">
            <text:p>13.54424000644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82" calcext:value-type="float">
            <text:p>6982</text:p>
          </table:table-cell>
          <table:table-cell office:value-type="float" office:value="100" calcext:value-type="float">
            <text:p>100</text:p>
          </table:table-cell>
          <table:table-cell office:value-type="float" office:value="69.82" calcext:value-type="float">
            <text:p>69.82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24.9329" calcext:value-type="float">
            <text:p>24.9329</text:p>
          </table:table-cell>
          <table:table-cell office:value-type="float" office:value="100" calcext:value-type="float">
            <text:p>100</text:p>
          </table:table-cell>
          <table:table-cell office:value-type="float" office:value="0.249329" calcext:value-type="float">
            <text:p>0.249329</text:p>
          </table:table-cell>
          <table:table-cell office:value-type="float" office:value="0.000244466" calcext:value-type="float">
            <text:p>0.000244466</text:p>
          </table:table-cell>
          <table:table-cell office:value-type="float" office:value="12.1556" calcext:value-type="float">
            <text:p>12.1556</text:p>
          </table:table-cell>
          <table:table-cell office:value-type="float" office:value="1295719" calcext:value-type="float">
            <text:p>1295719</text:p>
          </table:table-cell>
          <table:table-cell office:value-type="float" office:value="100" calcext:value-type="float">
            <text:p>100</text:p>
          </table:table-cell>
          <table:table-cell office:value-type="float" office:value="12957.2" calcext:value-type="float">
            <text:p>12957.2</text:p>
          </table:table-cell>
          <table:table-cell office:value-type="float" office:value="3" calcext:value-type="float">
            <text:p>3</text:p>
          </table:table-cell>
          <table:table-cell office:value-type="float" office:value="580579" calcext:value-type="float">
            <text:p>580579</text:p>
          </table:table-cell>
          <table:table-cell office:value-type="float" office:value="55728" calcext:value-type="float">
            <text:p>55728</text:p>
          </table:table-cell>
          <table:table-cell office:value-type="float" office:value="100" calcext:value-type="float">
            <text:p>100</text:p>
          </table:table-cell>
          <table:table-cell office:value-type="float" office:value="557.28" calcext:value-type="float">
            <text:p>557.28</text:p>
          </table:table-cell>
          <table:table-cell office:value-type="float" office:value="0" calcext:value-type="float">
            <text:p>0</text:p>
          </table:table-cell>
          <table:table-cell office:value-type="float" office:value="26234" calcext:value-type="float">
            <text:p>26234</text:p>
          </table:table-cell>
          <table:table-cell office:value-type="float" office:value="821" calcext:value-type="float">
            <text:p>821</text:p>
          </table:table-cell>
          <table:table-cell office:value-type="float" office:value="100" calcext:value-type="float">
            <text:p>100</text:p>
          </table:table-cell>
          <table:table-cell office:value-type="float" office:value="8.21" calcext:value-type="float">
            <text:p>8.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4.42" calcext:value-type="float">
            <text:p>4.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1743" calcext:value-type="float">
            <text:p>141743</text:p>
          </table:table-cell>
          <table:table-cell office:value-type="float" office:value="4283" calcext:value-type="float">
            <text:p>4283</text:p>
          </table:table-cell>
          <table:table-cell office:value-type="float" office:value="3" calcext:value-type="float">
            <text:p>3</text:p>
          </table:table-cell>
          <table:table-cell office:value-type="float" office:value="137460" calcext:value-type="float">
            <text:p>137460</text:p>
          </table:table-cell>
          <table:table-cell office:value-type="float" office:value="8727" calcext:value-type="float">
            <text:p>8727</text:p>
          </table:table-cell>
          <table:table-cell office:value-type="float" office:value="6.3" calcext:value-type="float">
            <text:p>6.3</text:p>
          </table:table-cell>
          <table:table-cell office:value-type="float" office:value="128733" calcext:value-type="float">
            <text:p>128733</text:p>
          </table:table-cell>
          <table:table-cell office:value-type="float" office:value="77335" calcext:value-type="float">
            <text:p>77335</text:p>
          </table:table-cell>
          <table:table-cell office:value-type="float" office:value="60.1" calcext:value-type="float">
            <text:p>60.1</text:p>
          </table:table-cell>
          <table:table-cell office:value-type="float" office:value="51398" calcext:value-type="float">
            <text:p>51398</text:p>
          </table:table-cell>
          <table:table-cell office:value-type="float" office:value="453" calcext:value-type="float">
            <text:p>453</text:p>
          </table:table-cell>
          <table:table-cell office:value-type="float" office:value="0.9" calcext:value-type="float">
            <text:p>0.9</text:p>
          </table:table-cell>
          <table:table-cell office:value-type="float" office:value="50945" calcext:value-type="float">
            <text:p>50945</text:p>
          </table:table-cell>
          <table:table-cell office:value-type="float" office:value="25630" calcext:value-type="float">
            <text:p>25630</text:p>
          </table:table-cell>
          <table:table-cell office:value-type="float" office:value="50.3" calcext:value-type="float">
            <text:p>50.3</text:p>
          </table:table-cell>
          <table:table-cell table:formula="of:=LOG([.O3];2)" office:value-type="float" office:value="13.6614663707235" calcext:value-type="float">
            <text:p>13.6614663707235</text:p>
          </table:table-cell>
          <table:table-cell table:formula="of:=LOG([.Q3];2)" office:value-type="float" office:value="19.1471328639285" calcext:value-type="float">
            <text:p>19.14713286392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360" calcext:value-type="float">
            <text:p>10360</text:p>
          </table:table-cell>
          <table:table-cell office:value-type="float" office:value="100" calcext:value-type="float">
            <text:p>100</text:p>
          </table:table-cell>
          <table:table-cell office:value-type="float" office:value="103.6" calcext:value-type="float">
            <text:p>103.6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358.805" calcext:value-type="float">
            <text:p>358.805</text:p>
          </table:table-cell>
          <table:table-cell office:value-type="float" office:value="100" calcext:value-type="float">
            <text:p>100</text:p>
          </table:table-cell>
          <table:table-cell office:value-type="float" office:value="3.58805" calcext:value-type="float">
            <text:p>3.58805</text:p>
          </table:table-cell>
          <table:table-cell office:value-type="float" office:value="0.000362491" calcext:value-type="float">
            <text:p>0.000362491</text:p>
          </table:table-cell>
          <table:table-cell office:value-type="float" office:value="61.7366" calcext:value-type="float">
            <text:p>61.7366</text:p>
          </table:table-cell>
          <table:table-cell office:value-type="float" office:value="12304646" calcext:value-type="float">
            <text:p>12304646</text:p>
          </table:table-cell>
          <table:table-cell office:value-type="float" office:value="100" calcext:value-type="float">
            <text:p>100</text:p>
          </table:table-cell>
          <table:table-cell office:value-type="float" office:value="123046" calcext:value-type="float">
            <text:p>123046</text:p>
          </table:table-cell>
          <table:table-cell office:value-type="float" office:value="3" calcext:value-type="float">
            <text:p>3</text:p>
          </table:table-cell>
          <table:table-cell office:value-type="float" office:value="1846784" calcext:value-type="float">
            <text:p>1846784</text:p>
          </table:table-cell>
          <table:table-cell office:value-type="float" office:value="581001" calcext:value-type="float">
            <text:p>581001</text:p>
          </table:table-cell>
          <table:table-cell office:value-type="float" office:value="100" calcext:value-type="float">
            <text:p>100</text:p>
          </table:table-cell>
          <table:table-cell office:value-type="float" office:value="5810.01" calcext:value-type="float">
            <text:p>5810.01</text:p>
          </table:table-cell>
          <table:table-cell office:value-type="float" office:value="0" calcext:value-type="float">
            <text:p>0</text:p>
          </table:table-cell>
          <table:table-cell office:value-type="float" office:value="90621" calcext:value-type="float">
            <text:p>90621</text:p>
          </table:table-cell>
          <table:table-cell office:value-type="float" office:value="2778" calcext:value-type="float">
            <text:p>2778</text:p>
          </table:table-cell>
          <table:table-cell office:value-type="float" office:value="100" calcext:value-type="float">
            <text:p>100</text:p>
          </table:table-cell>
          <table:table-cell office:value-type="float" office:value="27.78" calcext:value-type="float">
            <text:p>27.7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float" office:value="5.42" calcext:value-type="float">
            <text:p>5.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2449" calcext:value-type="float">
            <text:p>1252449</text:p>
          </table:table-cell>
          <table:table-cell office:value-type="float" office:value="24693" calcext:value-type="float">
            <text:p>24693</text:p>
          </table:table-cell>
          <table:table-cell office:value-type="float" office:value="2" calcext:value-type="float">
            <text:p>2</text:p>
          </table:table-cell>
          <table:table-cell office:value-type="float" office:value="1227756" calcext:value-type="float">
            <text:p>1227756</text:p>
          </table:table-cell>
          <table:table-cell office:value-type="float" office:value="7286" calcext:value-type="float">
            <text:p>7286</text:p>
          </table:table-cell>
          <table:table-cell office:value-type="float" office:value="0.6" calcext:value-type="float">
            <text:p>0.6</text:p>
          </table:table-cell>
          <table:table-cell office:value-type="float" office:value="1220470" calcext:value-type="float">
            <text:p>1220470</text:p>
          </table:table-cell>
          <table:table-cell office:value-type="float" office:value="664221" calcext:value-type="float">
            <text:p>664221</text:p>
          </table:table-cell>
          <table:table-cell office:value-type="float" office:value="54.4" calcext:value-type="float">
            <text:p>54.4</text:p>
          </table:table-cell>
          <table:table-cell office:value-type="float" office:value="556249" calcext:value-type="float">
            <text:p>556249</text:p>
          </table:table-cell>
          <table:table-cell office:value-type="float" office:value="444" calcext:value-type="float">
            <text:p>444</text:p>
          </table:table-cell>
          <table:table-cell office:value-type="float" office:value="0.1" calcext:value-type="float">
            <text:p>0.1</text:p>
          </table:table-cell>
          <table:table-cell office:value-type="float" office:value="555805" calcext:value-type="float">
            <text:p>555805</text:p>
          </table:table-cell>
          <table:table-cell office:value-type="float" office:value="267008" calcext:value-type="float">
            <text:p>267008</text:p>
          </table:table-cell>
          <table:table-cell office:value-type="float" office:value="48" calcext:value-type="float">
            <text:p>48</text:p>
          </table:table-cell>
          <table:table-cell table:formula="of:=LOG([.O4];2)" office:value-type="float" office:value="16.9088382336229" calcext:value-type="float">
            <text:p>16.9088382336229</text:p>
          </table:table-cell>
          <table:table-cell table:formula="of:=LOG([.Q4];2)" office:value-type="float" office:value="20.8165837077876" calcext:value-type="float">
            <text:p>20.81658370778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3961" calcext:value-type="float">
            <text:p>13961</text:p>
          </table:table-cell>
          <table:table-cell office:value-type="float" office:value="100" calcext:value-type="float">
            <text:p>100</text:p>
          </table:table-cell>
          <table:table-cell office:value-type="float" office:value="139.61" calcext:value-type="float">
            <text:p>139.61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306.65" calcext:value-type="float">
            <text:p>1306.65</text:p>
          </table:table-cell>
          <table:table-cell office:value-type="float" office:value="100" calcext:value-type="float">
            <text:p>100</text:p>
          </table:table-cell>
          <table:table-cell office:value-type="float" office:value="13.0665" calcext:value-type="float">
            <text:p>13.0665</text:p>
          </table:table-cell>
          <table:table-cell office:value-type="float" office:value="0.000551512" calcext:value-type="float">
            <text:p>0.000551512</text:p>
          </table:table-cell>
          <table:table-cell office:value-type="float" office:value="125.112" calcext:value-type="float">
            <text:p>125.112</text:p>
          </table:table-cell>
          <table:table-cell office:value-type="float" office:value="34120182" calcext:value-type="float">
            <text:p>34120182</text:p>
          </table:table-cell>
          <table:table-cell office:value-type="float" office:value="100" calcext:value-type="float">
            <text:p>100</text:p>
          </table:table-cell>
          <table:table-cell office:value-type="float" office:value="341202" calcext:value-type="float">
            <text:p>341202</text:p>
          </table:table-cell>
          <table:table-cell office:value-type="float" office:value="3" calcext:value-type="float">
            <text:p>3</text:p>
          </table:table-cell>
          <table:table-cell office:value-type="float" office:value="3337030" calcext:value-type="float">
            <text:p>3337030</text:p>
          </table:table-cell>
          <table:table-cell office:value-type="float" office:value="1607346" calcext:value-type="float">
            <text:p>1607346</text:p>
          </table:table-cell>
          <table:table-cell office:value-type="float" office:value="100" calcext:value-type="float">
            <text:p>100</text:p>
          </table:table-cell>
          <table:table-cell office:value-type="float" office:value="16073.5" calcext:value-type="float">
            <text:p>16073.5</text:p>
          </table:table-cell>
          <table:table-cell office:value-type="float" office:value="0" calcext:value-type="float">
            <text:p>0</text:p>
          </table:table-cell>
          <table:table-cell office:value-type="float" office:value="157807" calcext:value-type="float">
            <text:p>157807</text:p>
          </table:table-cell>
          <table:table-cell office:value-type="float" office:value="4221" calcext:value-type="float">
            <text:p>4221</text:p>
          </table:table-cell>
          <table:table-cell office:value-type="float" office:value="100" calcext:value-type="float">
            <text:p>100</text:p>
          </table:table-cell>
          <table:table-cell office:value-type="float" office:value="42.21" calcext:value-type="float">
            <text:p>42.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3" calcext:value-type="float">
            <text:p>653</text:p>
          </table:table-cell>
          <table:table-cell office:value-type="float" office:value="100" calcext:value-type="float">
            <text:p>100</text:p>
          </table:table-cell>
          <table:table-cell office:value-type="float" office:value="6.53" calcext:value-type="float">
            <text:p>6.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53107" calcext:value-type="float">
            <text:p>3453107</text:p>
          </table:table-cell>
          <table:table-cell office:value-type="float" office:value="54052" calcext:value-type="float">
            <text:p>54052</text:p>
          </table:table-cell>
          <table:table-cell office:value-type="float" office:value="1.6" calcext:value-type="float">
            <text:p>1.6</text:p>
          </table:table-cell>
          <table:table-cell office:value-type="float" office:value="3399055" calcext:value-type="float">
            <text:p>3399055</text:p>
          </table:table-cell>
          <table:table-cell office:value-type="float" office:value="5881" calcext:value-type="float">
            <text:p>5881</text:p>
          </table:table-cell>
          <table:table-cell office:value-type="float" office:value="0.2" calcext:value-type="float">
            <text:p>0.2</text:p>
          </table:table-cell>
          <table:table-cell office:value-type="float" office:value="3393174" calcext:value-type="float">
            <text:p>3393174</text:p>
          </table:table-cell>
          <table:table-cell office:value-type="float" office:value="1839949" calcext:value-type="float">
            <text:p>1839949</text:p>
          </table:table-cell>
          <table:table-cell office:value-type="float" office:value="54.2" calcext:value-type="float">
            <text:p>54.2</text:p>
          </table:table-cell>
          <table:table-cell office:value-type="float" office:value="1553225" calcext:value-type="float">
            <text:p>155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225" calcext:value-type="float">
            <text:p>1553225</text:p>
          </table:table-cell>
          <table:table-cell office:value-type="float" office:value="750648" calcext:value-type="float">
            <text:p>750648</text:p>
          </table:table-cell>
          <table:table-cell office:value-type="float" office:value="48.3" calcext:value-type="float">
            <text:p>48.3</text:p>
          </table:table-cell>
          <table:table-cell table:formula="of:=LOG([.O5];2)" office:value-type="float" office:value="18.3802665776628" calcext:value-type="float">
            <text:p>18.3802665776628</text:p>
          </table:table-cell>
          <table:table-cell table:formula="of:=LOG([.Q5];2)" office:value-type="float" office:value="21.6701332257745" calcext:value-type="float">
            <text:p>21.6701332257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697" calcext:value-type="float">
            <text:p>17697</text:p>
          </table:table-cell>
          <table:table-cell office:value-type="float" office:value="100" calcext:value-type="float">
            <text:p>100</text:p>
          </table:table-cell>
          <table:table-cell office:value-type="float" office:value="176.97" calcext:value-type="float">
            <text:p>176.97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00" calcext:value-type="float">
            <text:p>100</text:p>
          </table:table-cell>
          <table:table-cell office:value-type="float" office:value="11.389" calcext:value-type="float">
            <text:p>11.389</text:p>
          </table:table-cell>
          <table:table-cell office:value-type="float" office:value="0.00103063" calcext:value-type="float">
            <text:p>0.00103063</text:p>
          </table:table-cell>
          <table:table-cell office:value-type="float" office:value="84.8407" calcext:value-type="float">
            <text:p>84.8407</text:p>
          </table:table-cell>
          <table:table-cell office:value-type="float" office:value="24168402" calcext:value-type="float">
            <text:p>24168402</text:p>
          </table:table-cell>
          <table:table-cell office:value-type="float" office:value="100" calcext:value-type="float">
            <text:p>100</text:p>
          </table:table-cell>
          <table:table-cell office:value-type="float" office:value="241684" calcext:value-type="float">
            <text:p>241684</text:p>
          </table:table-cell>
          <table:table-cell office:value-type="float" office:value="3" calcext:value-type="float">
            <text:p>3</text:p>
          </table:table-cell>
          <table:table-cell office:value-type="float" office:value="1819915" calcext:value-type="float">
            <text:p>1819915</text:p>
          </table:table-cell>
          <table:table-cell office:value-type="float" office:value="1122080" calcext:value-type="float">
            <text:p>1122080</text:p>
          </table:table-cell>
          <table:table-cell office:value-type="float" office:value="100" calcext:value-type="float">
            <text:p>100</text:p>
          </table:table-cell>
          <table:table-cell office:value-type="float" office:value="11220.8" calcext:value-type="float">
            <text:p>11220.8</text:p>
          </table:table-cell>
          <table:table-cell office:value-type="float" office:value="0" calcext:value-type="float">
            <text:p>0</text:p>
          </table:table-cell>
          <table:table-cell office:value-type="float" office:value="86651" calcext:value-type="float">
            <text:p>86651</text:p>
          </table:table-cell>
          <table:table-cell office:value-type="float" office:value="4315" calcext:value-type="float">
            <text:p>4315</text:p>
          </table:table-cell>
          <table:table-cell office:value-type="float" office:value="100" calcext:value-type="float">
            <text:p>100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11" calcext:value-type="float">
            <text:p>611</text:p>
          </table:table-cell>
          <table:table-cell office:value-type="float" office:value="100" calcext:value-type="float">
            <text:p>100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 office:value-type="float" office:value="7.77" calcext:value-type="float">
            <text:p>7.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.78" calcext:value-type="float">
            <text:p>6.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3629" calcext:value-type="float">
            <text:p>2473629</text:p>
          </table:table-cell>
          <table:table-cell office:value-type="float" office:value="47981" calcext:value-type="float">
            <text:p>47981</text:p>
          </table:table-cell>
          <table:table-cell office:value-type="float" office:value="1.9" calcext:value-type="float">
            <text:p>1.9</text:p>
          </table:table-cell>
          <table:table-cell office:value-type="float" office:value="2425648" calcext:value-type="float">
            <text:p>2425648</text:p>
          </table:table-cell>
          <table:table-cell office:value-type="float" office:value="3948" calcext:value-type="float">
            <text:p>3948</text:p>
          </table:table-cell>
          <table:table-cell office:value-type="float" office:value="0.2" calcext:value-type="float">
            <text:p>0.2</text:p>
          </table:table-cell>
          <table:table-cell office:value-type="float" office:value="2421700" calcext:value-type="float">
            <text:p>2421700</text:p>
          </table:table-cell>
          <table:table-cell office:value-type="float" office:value="1347678" calcext:value-type="float">
            <text:p>1347678</text:p>
          </table:table-cell>
          <table:table-cell office:value-type="float" office:value="55.7" calcext:value-type="float">
            <text:p>55.7</text:p>
          </table:table-cell>
          <table:table-cell office:value-type="float" office:value="1074022" calcext:value-type="float">
            <text:p>107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022" calcext:value-type="float">
            <text:p>1074022</text:p>
          </table:table-cell>
          <table:table-cell office:value-type="float" office:value="513526" calcext:value-type="float">
            <text:p>513526</text:p>
          </table:table-cell>
          <table:table-cell office:value-type="float" office:value="47.8" calcext:value-type="float">
            <text:p>47.8</text:p>
          </table:table-cell>
          <table:table-cell table:formula="of:=LOG([.O6];2)" office:value-type="float" office:value="17.8827624411906" calcext:value-type="float">
            <text:p>17.8827624411906</text:p>
          </table:table-cell>
          <table:table-cell table:formula="of:=LOG([.Q6];2)" office:value-type="float" office:value="20.7954396395601" calcext:value-type="float">
            <text:p>20.79543963956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101" calcext:value-type="float">
            <text:p>21101</text:p>
          </table:table-cell>
          <table:table-cell office:value-type="float" office:value="100" calcext:value-type="float">
            <text:p>100</text:p>
          </table:table-cell>
          <table:table-cell office:value-type="float" office:value="211.01" calcext:value-type="float">
            <text:p>211.01</text:p>
          </table:table-cell>
          <table:table-cell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office:value-type="float" office:value="754.92" calcext:value-type="float">
            <text:p>754.92</text:p>
          </table:table-cell>
          <table:table-cell office:value-type="float" office:value="100" calcext:value-type="float">
            <text:p>100</text:p>
          </table:table-cell>
          <table:table-cell office:value-type="float" office:value="7.5492" calcext:value-type="float">
            <text:p>7.5492</text:p>
          </table:table-cell>
          <table:table-cell office:value-type="float" office:value="0.00139288" calcext:value-type="float">
            <text:p>0.00139288</text:p>
          </table:table-cell>
          <table:table-cell office:value-type="float" office:value="36.6274" calcext:value-type="float">
            <text:p>36.6274</text:p>
          </table:table-cell>
          <table:table-cell office:value-type="float" office:value="13939697" calcext:value-type="float">
            <text:p>13939697</text:p>
          </table:table-cell>
          <table:table-cell office:value-type="float" office:value="100" calcext:value-type="float">
            <text:p>100</text:p>
          </table:table-cell>
          <table:table-cell office:value-type="float" office:value="139397" calcext:value-type="float">
            <text:p>139397</text:p>
          </table:table-cell>
          <table:table-cell office:value-type="float" office:value="3" calcext:value-type="float">
            <text:p>3</text:p>
          </table:table-cell>
          <table:table-cell office:value-type="float" office:value="613042" calcext:value-type="float">
            <text:p>613042</text:p>
          </table:table-cell>
          <table:table-cell office:value-type="float" office:value="636246" calcext:value-type="float">
            <text:p>636246</text:p>
          </table:table-cell>
          <table:table-cell office:value-type="float" office:value="100" calcext:value-type="float">
            <text:p>100</text:p>
          </table:table-cell>
          <table:table-cell office:value-type="float" office:value="6362.46" calcext:value-type="float">
            <text:p>6362.46</text:p>
          </table:table-cell>
          <table:table-cell office:value-type="float" office:value="0" calcext:value-type="float">
            <text:p>0</text:p>
          </table:table-cell>
          <table:table-cell office:value-type="float" office:value="28633" calcext:value-type="float">
            <text:p>28633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float" office:value="40.95" calcext:value-type="float">
            <text:p>40.9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08" calcext:value-type="float">
            <text:p>908</text:p>
          </table:table-cell>
          <table:table-cell office:value-type="float" office:value="100" calcext:value-type="float">
            <text:p>100</text:p>
          </table:table-cell>
          <table:table-cell office:value-type="float" office:value="9.08" calcext:value-type="float">
            <text:p>9.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float" office:value="7.92" calcext:value-type="float">
            <text:p>7.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53264" calcext:value-type="float">
            <text:p>1453264</text:p>
          </table:table-cell>
          <table:table-cell office:value-type="float" office:value="39949" calcext:value-type="float">
            <text:p>39949</text:p>
          </table:table-cell>
          <table:table-cell office:value-type="float" office:value="2.7" calcext:value-type="float">
            <text:p>2.7</text:p>
          </table:table-cell>
          <table:table-cell office:value-type="float" office:value="1413315" calcext:value-type="float">
            <text:p>1413315</text:p>
          </table:table-cell>
          <table:table-cell office:value-type="float" office:value="4232" calcext:value-type="float">
            <text:p>4232</text:p>
          </table:table-cell>
          <table:table-cell office:value-type="float" office:value="0.3" calcext:value-type="float">
            <text:p>0.3</text:p>
          </table:table-cell>
          <table:table-cell office:value-type="float" office:value="1409083" calcext:value-type="float">
            <text:p>1409083</text:p>
          </table:table-cell>
          <table:table-cell office:value-type="float" office:value="812870" calcext:value-type="float">
            <text:p>812870</text:p>
          </table:table-cell>
          <table:table-cell office:value-type="float" office:value="57.7" calcext:value-type="float">
            <text:p>57.7</text:p>
          </table:table-cell>
          <table:table-cell office:value-type="float" office:value="596213" calcext:value-type="float">
            <text:p>596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213" calcext:value-type="float">
            <text:p>596213</text:p>
          </table:table-cell>
          <table:table-cell office:value-type="float" office:value="278471" calcext:value-type="float">
            <text:p>278471</text:p>
          </table:table-cell>
          <table:table-cell office:value-type="float" office:value="46.7" calcext:value-type="float">
            <text:p>46.7</text:p>
          </table:table-cell>
          <table:table-cell table:formula="of:=LOG([.O7];2)" office:value-type="float" office:value="17.0888399873527" calcext:value-type="float">
            <text:p>17.0888399873527</text:p>
          </table:table-cell>
          <table:table-cell table:formula="of:=LOG([.Q7];2)" office:value-type="float" office:value="19.2256263919353" calcext:value-type="float">
            <text:p>19.22562639193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45" calcext:value-type="float">
            <text:p>24545</text:p>
          </table:table-cell>
          <table:table-cell office:value-type="float" office:value="100" calcext:value-type="float">
            <text:p>100</text:p>
          </table:table-cell>
          <table:table-cell office:value-type="float" office:value="245.45" calcext:value-type="float">
            <text:p>245.45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219.17" calcext:value-type="float">
            <text:p>219.17</text:p>
          </table:table-cell>
          <table:table-cell office:value-type="float" office:value="100" calcext:value-type="float">
            <text:p>100</text:p>
          </table:table-cell>
          <table:table-cell office:value-type="float" office:value="2.1917" calcext:value-type="float">
            <text:p>2.1917</text:p>
          </table:table-cell>
          <table:table-cell office:value-type="float" office:value="0.00216593" calcext:value-type="float">
            <text:p>0.00216593</text:p>
          </table:table-cell>
          <table:table-cell office:value-type="float" office:value="18.5863" calcext:value-type="float">
            <text:p>18.5863</text:p>
          </table:table-cell>
          <table:table-cell office:value-type="float" office:value="3878681" calcext:value-type="float">
            <text:p>3878681</text:p>
          </table:table-cell>
          <table:table-cell office:value-type="float" office:value="100" calcext:value-type="float">
            <text:p>100</text:p>
          </table:table-cell>
          <table:table-cell office:value-type="float" office:value="38786.8" calcext:value-type="float">
            <text:p>38786.8</text:p>
          </table:table-cell>
          <table:table-cell office:value-type="float" office:value="3" calcext:value-type="float">
            <text:p>3</text:p>
          </table:table-cell>
          <table:table-cell office:value-type="float" office:value="316672" calcext:value-type="float">
            <text:p>316672</text:p>
          </table:table-cell>
          <table:table-cell office:value-type="float" office:value="164922" calcext:value-type="float">
            <text:p>164922</text:p>
          </table:table-cell>
          <table:table-cell office:value-type="float" office:value="100" calcext:value-type="float">
            <text:p>100</text:p>
          </table:table-cell>
          <table:table-cell office:value-type="float" office:value="1649.22" calcext:value-type="float">
            <text:p>1649.22</text:p>
          </table:table-cell>
          <table:table-cell office:value-type="float" office:value="0" calcext:value-type="float">
            <text:p>0</text:p>
          </table:table-cell>
          <table:table-cell office:value-type="float" office:value="15383" calcext:value-type="float">
            <text:p>15383</text:p>
          </table:table-cell>
          <table:table-cell office:value-type="float" office:value="2973" calcext:value-type="float">
            <text:p>2973</text:p>
          </table:table-cell>
          <table:table-cell office:value-type="float" office:value="100" calcext:value-type="float">
            <text:p>100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 office:value-type="float" office:value="8.69" calcext:value-type="float">
            <text:p>8.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51" calcext:value-type="float">
            <text:p>1051</text:p>
          </table:table-cell>
          <table:table-cell office:value-type="float" office:value="100" calcext:value-type="float">
            <text:p>100</text:p>
          </table:table-cell>
          <table:table-cell office:value-type="float" office:value="10.51" calcext:value-type="float">
            <text:p>10.5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float" office:value="9.37" calcext:value-type="float">
            <text:p>9.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075" calcext:value-type="float">
            <text:p>427075</text:p>
          </table:table-cell>
          <table:table-cell office:value-type="float" office:value="19609" calcext:value-type="float">
            <text:p>19609</text:p>
          </table:table-cell>
          <table:table-cell office:value-type="float" office:value="4.6" calcext:value-type="float">
            <text:p>4.6</text:p>
          </table:table-cell>
          <table:table-cell office:value-type="float" office:value="407466" calcext:value-type="float">
            <text:p>407466</text:p>
          </table:table-cell>
          <table:table-cell office:value-type="float" office:value="3017" calcext:value-type="float">
            <text:p>3017</text:p>
          </table:table-cell>
          <table:table-cell office:value-type="float" office:value="0.7" calcext:value-type="float">
            <text:p>0.7</text:p>
          </table:table-cell>
          <table:table-cell office:value-type="float" office:value="404449" calcext:value-type="float">
            <text:p>404449</text:p>
          </table:table-cell>
          <table:table-cell office:value-type="float" office:value="259221" calcext:value-type="float">
            <text:p>259221</text:p>
          </table:table-cell>
          <table:table-cell office:value-type="float" office:value="64.1" calcext:value-type="float">
            <text:p>64.1</text:p>
          </table:table-cell>
          <table:table-cell office:value-type="float" office:value="145228" calcext:value-type="float">
            <text:p>145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  <table:table-cell office:value-type="float" office:value="62981" calcext:value-type="float">
            <text:p>62981</text:p>
          </table:table-cell>
          <table:table-cell office:value-type="float" office:value="43.4" calcext:value-type="float">
            <text:p>43.4</text:p>
          </table:table-cell>
          <table:table-cell table:formula="of:=LOG([.O8];2)" office:value-type="float" office:value="15.2432781346772" calcext:value-type="float">
            <text:p>15.2432781346772</text:p>
          </table:table-cell>
          <table:table-cell table:formula="of:=LOG([.Q8];2)" office:value-type="float" office:value="18.2726297849764" calcext:value-type="float">
            <text:p>18.27262978497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171" calcext:value-type="float">
            <text:p>28171</text:p>
          </table:table-cell>
          <table:table-cell office:value-type="float" office:value="100" calcext:value-type="float">
            <text:p>100</text:p>
          </table:table-cell>
          <table:table-cell office:value-type="float" office:value="281.71" calcext:value-type="float">
            <text:p>281.71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41.8081" calcext:value-type="float">
            <text:p>41.8081</text:p>
          </table:table-cell>
          <table:table-cell office:value-type="float" office:value="100" calcext:value-type="float">
            <text:p>100</text:p>
          </table:table-cell>
          <table:table-cell office:value-type="float" office:value="0.418081" calcext:value-type="float">
            <text:p>0.418081</text:p>
          </table:table-cell>
          <table:table-cell office:value-type="float" office:value="0.00289321" calcext:value-type="float">
            <text:p>0.00289321</text:p>
          </table:table-cell>
          <table:table-cell office:value-type="float" office:value="4.89459" calcext:value-type="float">
            <text:p>4.89459</text:p>
          </table:table-cell>
          <table:table-cell office:value-type="float" office:value="658432" calcext:value-type="float">
            <text:p>658432</text:p>
          </table:table-cell>
          <table:table-cell office:value-type="float" office:value="100" calcext:value-type="float">
            <text:p>100</text:p>
          </table:table-cell>
          <table:table-cell office:value-type="float" office:value="6584.32" calcext:value-type="float">
            <text:p>6584.32</text:p>
          </table:table-cell>
          <table:table-cell office:value-type="float" office:value="3" calcext:value-type="float">
            <text:p>3</text:p>
          </table:table-cell>
          <table:table-cell office:value-type="float" office:value="77781" calcext:value-type="float">
            <text:p>77781</text:p>
          </table:table-cell>
          <table:table-cell office:value-type="float" office:value="24362" calcext:value-type="float">
            <text:p>24362</text:p>
          </table:table-cell>
          <table:table-cell office:value-type="float" office:value="100" calcext:value-type="float">
            <text:p>100</text:p>
          </table:table-cell>
          <table:table-cell office:value-type="float" office:value="243.62" calcext:value-type="float">
            <text:p>243.62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.97" calcext:value-type="float">
            <text:p>12.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office:value-type="float" office:value="10.88" calcext:value-type="float">
            <text:p>10.8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33" calcext:value-type="float">
            <text:p>1233</text:p>
          </table:table-cell>
          <table:table-cell office:value-type="float" office:value="100" calcext:value-type="float">
            <text:p>100</text:p>
          </table:table-cell>
          <table:table-cell office:value-type="float" office:value="12.33" calcext:value-type="float">
            <text:p>12.3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44" calcext:value-type="float">
            <text:p>1144</text:p>
          </table:table-cell>
          <table:table-cell office:value-type="float" office:value="100" calcext:value-type="float">
            <text:p>100</text:p>
          </table:table-cell>
          <table:table-cell office:value-type="float" office:value="11.44" calcext:value-type="float">
            <text:p>11.4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570" calcext:value-type="float">
            <text:p>77570</text:p>
          </table:table-cell>
          <table:table-cell office:value-type="float" office:value="4628" calcext:value-type="float">
            <text:p>4628</text:p>
          </table:table-cell>
          <table:table-cell office:value-type="float" office:value="6" calcext:value-type="float">
            <text:p>6</text:p>
          </table:table-cell>
          <table:table-cell office:value-type="float" office:value="72942" calcext:value-type="float">
            <text:p>72942</text:p>
          </table:table-cell>
          <table:table-cell office:value-type="float" office:value="822" calcext:value-type="float">
            <text:p>822</text:p>
          </table:table-cell>
          <table:table-cell office:value-type="float" office:value="1.1" calcext:value-type="float">
            <text:p>1.1</text:p>
          </table:table-cell>
          <table:table-cell office:value-type="float" office:value="72120" calcext:value-type="float">
            <text:p>72120</text:p>
          </table:table-cell>
          <table:table-cell office:value-type="float" office:value="52458" calcext:value-type="float">
            <text:p>52458</text:p>
          </table:table-cell>
          <table:table-cell office:value-type="float" office:value="72.7" calcext:value-type="float">
            <text:p>72.7</text:p>
          </table:table-cell>
          <table:table-cell office:value-type="float" office:value="19662" calcext:value-type="float">
            <text:p>1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2" calcext:value-type="float">
            <text:p>19662</text:p>
          </table:table-cell>
          <table:table-cell office:value-type="float" office:value="7601" calcext:value-type="float">
            <text:p>7601</text:p>
          </table:table-cell>
          <table:table-cell office:value-type="float" office:value="38.7" calcext:value-type="float">
            <text:p>38.7</text:p>
          </table:table-cell>
          <table:table-cell table:formula="of:=LOG([.O9];2)" office:value-type="float" office:value="12.6848187375532" calcext:value-type="float">
            <text:p>12.6848187375532</text:p>
          </table:table-cell>
          <table:table-cell table:formula="of:=LOG([.Q9];2)" office:value-type="float" office:value="16.2471301626086" calcext:value-type="float">
            <text:p>16.24713016260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82" calcext:value-type="float">
            <text:p>31582</text:p>
          </table:table-cell>
          <table:table-cell office:value-type="float" office:value="100" calcext:value-type="float">
            <text:p>100</text:p>
          </table:table-cell>
          <table:table-cell office:value-type="float" office:value="315.82" calcext:value-type="float">
            <text:p>315.82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1.13339" calcext:value-type="float">
            <text:p>1.13339</text:p>
          </table:table-cell>
          <table:table-cell office:value-type="float" office:value="100" calcext:value-type="float">
            <text:p>100</text:p>
          </table:table-cell>
          <table:table-cell office:value-type="float" office:value="0.0113339" calcext:value-type="float">
            <text:p>0.0113339</text:p>
          </table:table-cell>
          <table:table-cell office:value-type="float" office:value="0.00368938" calcext:value-type="float">
            <text:p>0.00368938</text:p>
          </table:table-cell>
          <table:table-cell office:value-type="float" office:value="0.0683676" calcext:value-type="float">
            <text:p>0.0683676</text:p>
          </table:table-cell>
          <table:table-cell office:value-type="float" office:value="8200" calcext:value-type="float">
            <text:p>820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81" calcext:value-type="float">
            <text:p>1481</text:p>
          </table:table-cell>
          <table:table-cell office:value-type="float" office:value="100" calcext:value-type="float">
            <text:p>100</text:p>
          </table:table-cell>
          <table:table-cell office:value-type="float" office:value="14.81" calcext:value-type="float">
            <text:p>14.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9" calcext:value-type="float">
            <text:p>1529</text:p>
          </table:table-cell>
          <table:table-cell office:value-type="float" office:value="100" calcext:value-type="float">
            <text:p>100</text:p>
          </table:table-cell>
          <table:table-cell office:value-type="float" office:value="15.29" calcext:value-type="float">
            <text:p>15.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92" calcext:value-type="float">
            <text:p>1492</text:p>
          </table:table-cell>
          <table:table-cell office:value-type="float" office:value="100" calcext:value-type="float">
            <text:p>100</text:p>
          </table:table-cell>
          <table:table-cell office:value-type="float" office:value="14.92" calcext:value-type="float">
            <text:p>14.9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33" calcext:value-type="float">
            <text:p>103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float" office:value="101" calcext:value-type="float">
            <text:p>101</text:p>
          </table:table-cell>
          <table:table-cell office:value-type="float" office:value="10.4" calcext:value-type="float">
            <text:p>10.4</text:p>
          </table:table-cell>
          <table:table-cell office:value-type="float" office:value="870" calcext:value-type="float">
            <text:p>870</text:p>
          </table:table-cell>
          <table:table-cell office:value-type="float" office:value="779" calcext:value-type="float">
            <text:p>779</text:p>
          </table:table-cell>
          <table:table-cell office:value-type="float" office:value="89.5" calcext:value-type="float">
            <text:p>89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9.7" calcext:value-type="float">
            <text:p>29.7</text:p>
          </table:table-cell>
          <table:table-cell table:formula="of:=LOG([.O10];2)" office:value-type="float" office:value="6.35755200461809" calcext:value-type="float">
            <text:p>6.35755200461809</text:p>
          </table:table-cell>
          <table:table-cell table:formula="of:=LOG([.Q10];2)" office:value-type="float" office:value="9.66177809777199" calcext:value-type="float">
            <text:p>9.66177809777199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58" calcext:value-type="float">
            <text:p>3858</text:p>
          </table:table-cell>
          <table:table-cell office:value-type="float" office:value="100" calcext:value-type="float">
            <text:p>100</text:p>
          </table:table-cell>
          <table:table-cell office:value-type="float" office:value="38.58" calcext:value-type="float">
            <text:p>38.5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.19502" calcext:value-type="float">
            <text:p>2.19502</text:p>
          </table:table-cell>
          <table:table-cell office:value-type="float" office:value="100" calcext:value-type="float">
            <text:p>100</text:p>
          </table:table-cell>
          <table:table-cell office:value-type="float" office:value="0.0219502" calcext:value-type="float">
            <text:p>0.0219502</text:p>
          </table:table-cell>
          <table:table-cell office:value-type="float" office:value="0.000210294" calcext:value-type="float">
            <text:p>0.000210294</text:p>
          </table:table-cell>
          <table:table-cell office:value-type="float" office:value="0.461511" calcext:value-type="float">
            <text:p>0.461511</text:p>
          </table:table-cell>
          <table:table-cell office:value-type="float" office:value="144324" calcext:value-type="float">
            <text:p>144324</text:p>
          </table:table-cell>
          <table:table-cell office:value-type="float" office:value="100" calcext:value-type="float">
            <text:p>100</text:p>
          </table:table-cell>
          <table:table-cell office:value-type="float" office:value="1443.24" calcext:value-type="float">
            <text:p>1443.24</text:p>
          </table:table-cell>
          <table:table-cell office:value-type="float" office:value="3" calcext:value-type="float">
            <text:p>3</text:p>
          </table:table-cell>
          <table:table-cell office:value-type="float" office:value="46969" calcext:value-type="float">
            <text:p>46969</text:p>
          </table:table-cell>
          <table:table-cell office:value-type="float" office:value="3454" calcext:value-type="float">
            <text:p>3454</text:p>
          </table:table-cell>
          <table:table-cell office:value-type="float" office:value="100" calcext:value-type="float">
            <text:p>100</text:p>
          </table:table-cell>
          <table:table-cell office:value-type="float" office:value="34.54" calcext:value-type="float">
            <text:p>34.54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9939" calcext:value-type="float">
            <text:p>19939</text:p>
          </table:table-cell>
          <table:table-cell office:value-type="float" office:value="463" calcext:value-type="float">
            <text:p>463</text:p>
          </table:table-cell>
          <table:table-cell office:value-type="float" office:value="2.3" calcext:value-type="float">
            <text:p>2.3</text:p>
          </table:table-cell>
          <table:table-cell office:value-type="float" office:value="19476" calcext:value-type="float">
            <text:p>19476</text:p>
          </table:table-cell>
          <table:table-cell office:value-type="float" office:value="3662" calcext:value-type="float">
            <text:p>3662</text:p>
          </table:table-cell>
          <table:table-cell office:value-type="float" office:value="18.8" calcext:value-type="float">
            <text:p>18.8</text:p>
          </table:table-cell>
          <table:table-cell office:value-type="float" office:value="15814" calcext:value-type="float">
            <text:p>15814</text:p>
          </table:table-cell>
          <table:table-cell office:value-type="float" office:value="12853" calcext:value-type="float">
            <text:p>12853</text:p>
          </table:table-cell>
          <table:table-cell office:value-type="float" office:value="81.3" calcext:value-type="float">
            <text:p>81.3</text:p>
          </table:table-cell>
          <table:table-cell office:value-type="float" office:value="2961" calcext:value-type="float">
            <text:p>2961</text:p>
          </table:table-cell>
          <table:table-cell office:value-type="float" office:value="2581" calcext:value-type="float">
            <text:p>2581</text:p>
          </table:table-cell>
          <table:table-cell office:value-type="float" office:value="87.2" calcext:value-type="float">
            <text:p>87.2</text:p>
          </table:table-cell>
          <table:table-cell office:value-type="float" office:value="380" calcext:value-type="float">
            <text:p>380</text:p>
          </table:table-cell>
          <table:table-cell office:value-type="float" office:value="238" calcext:value-type="float">
            <text:p>238</text:p>
          </table:table-cell>
          <table:table-cell office:value-type="float" office:value="62.6" calcext:value-type="float">
            <text:p>62.6</text:p>
          </table:table-cell>
          <table:table-cell table:formula="of:=LOG([.O2];2)" office:value-type="float" office:value="10.4950955138184" calcext:value-type="float">
            <text:p>10.4950955138184</text:p>
          </table:table-cell>
          <table:table-cell table:formula="of:=LOG([.Q2];2)" office:value-type="float" office:value="15.5194212575735" calcext:value-type="float">
            <text:p>15.5194212575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48" calcext:value-type="float">
            <text:p>7548</text:p>
          </table:table-cell>
          <table:table-cell office:value-type="float" office:value="100" calcext:value-type="float">
            <text:p>100</text:p>
          </table:table-cell>
          <table:table-cell office:value-type="float" office:value="75.48" calcext:value-type="float">
            <text:p>75.4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3.7273" calcext:value-type="float">
            <text:p>23.7273</text:p>
          </table:table-cell>
          <table:table-cell office:value-type="float" office:value="100" calcext:value-type="float">
            <text:p>100</text:p>
          </table:table-cell>
          <table:table-cell office:value-type="float" office:value="0.237273" calcext:value-type="float">
            <text:p>0.237273</text:p>
          </table:table-cell>
          <table:table-cell office:value-type="float" office:value="0.000279641" calcext:value-type="float">
            <text:p>0.000279641</text:p>
          </table:table-cell>
          <table:table-cell office:value-type="float" office:value="7.16409" calcext:value-type="float">
            <text:p>7.16409</text:p>
          </table:table-cell>
          <table:table-cell office:value-type="float" office:value="1063166" calcext:value-type="float">
            <text:p>1063166</text:p>
          </table:table-cell>
          <table:table-cell office:value-type="float" office:value="100" calcext:value-type="float">
            <text:p>100</text:p>
          </table:table-cell>
          <table:table-cell office:value-type="float" office:value="10631.7" calcext:value-type="float">
            <text:p>10631.7</text:p>
          </table:table-cell>
          <table:table-cell office:value-type="float" office:value="3" calcext:value-type="float">
            <text:p>3</text:p>
          </table:table-cell>
          <table:table-cell office:value-type="float" office:value="276168" calcext:value-type="float">
            <text:p>276168</text:p>
          </table:table-cell>
          <table:table-cell office:value-type="float" office:value="46615" calcext:value-type="float">
            <text:p>46615</text:p>
          </table:table-cell>
          <table:table-cell office:value-type="float" office:value="100" calcext:value-type="float">
            <text:p>100</text:p>
          </table:table-cell>
          <table:table-cell office:value-type="float" office:value="466.15" calcext:value-type="float">
            <text:p>466.15</text:p>
          </table:table-cell>
          <table:table-cell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3661" calcext:value-type="float">
            <text:p>113661</text:p>
          </table:table-cell>
          <table:table-cell office:value-type="float" office:value="2085" calcext:value-type="float">
            <text:p>2085</text:p>
          </table:table-cell>
          <table:table-cell office:value-type="float" office:value="1.8" calcext:value-type="float">
            <text:p>1.8</text:p>
          </table:table-cell>
          <table:table-cell office:value-type="float" office:value="111576" calcext:value-type="float">
            <text:p>111576</text:p>
          </table:table-cell>
          <table:table-cell office:value-type="float" office:value="7035" calcext:value-type="float">
            <text:p>7035</text:p>
          </table:table-cell>
          <table:table-cell office:value-type="float" office:value="6.3" calcext:value-type="float">
            <text:p>6.3</text:p>
          </table:table-cell>
          <table:table-cell office:value-type="float" office:value="104541" calcext:value-type="float">
            <text:p>104541</text:p>
          </table:table-cell>
          <table:table-cell office:value-type="float" office:value="60066" calcext:value-type="float">
            <text:p>60066</text:p>
          </table:table-cell>
          <table:table-cell office:value-type="float" office:value="57.5" calcext:value-type="float">
            <text:p>57.5</text:p>
          </table:table-cell>
          <table:table-cell office:value-type="float" office:value="44475" calcext:value-type="float">
            <text:p>44475</text:p>
          </table:table-cell>
          <table:table-cell office:value-type="float" office:value="303" calcext:value-type="float">
            <text:p>303</text:p>
          </table:table-cell>
          <table:table-cell office:value-type="float" office:value="0.7" calcext:value-type="float">
            <text:p>0.7</text:p>
          </table:table-cell>
          <table:table-cell office:value-type="float" office:value="44172" calcext:value-type="float">
            <text:p>44172</text:p>
          </table:table-cell>
          <table:table-cell office:value-type="float" office:value="23572" calcext:value-type="float">
            <text:p>23572</text:p>
          </table:table-cell>
          <table:table-cell office:value-type="float" office:value="53.4" calcext:value-type="float">
            <text:p>53.4</text:p>
          </table:table-cell>
          <table:table-cell table:formula="of:=LOG([.O3];2)" office:value-type="float" office:value="13.3760846806025" calcext:value-type="float">
            <text:p>13.3760846806025</text:p>
          </table:table-cell>
          <table:table-cell table:formula="of:=LOG([.Q3];2)" office:value-type="float" office:value="18.0751866364807" calcext:value-type="float">
            <text:p>18.075186636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92" calcext:value-type="float">
            <text:p>11392</text:p>
          </table:table-cell>
          <table:table-cell office:value-type="float" office:value="100" calcext:value-type="float">
            <text:p>100</text:p>
          </table:table-cell>
          <table:table-cell office:value-type="float" office:value="113.92" calcext:value-type="float">
            <text:p>113.92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782.431" calcext:value-type="float">
            <text:p>782.431</text:p>
          </table:table-cell>
          <table:table-cell office:value-type="float" office:value="100" calcext:value-type="float">
            <text:p>100</text:p>
          </table:table-cell>
          <table:table-cell office:value-type="float" office:value="7.82431" calcext:value-type="float">
            <text:p>7.82431</text:p>
          </table:table-cell>
          <table:table-cell office:value-type="float" office:value="0.000399769" calcext:value-type="float">
            <text:p>0.000399769</text:p>
          </table:table-cell>
          <table:table-cell office:value-type="float" office:value="146.186" calcext:value-type="float">
            <text:p>146.186</text:p>
          </table:table-cell>
          <table:table-cell office:value-type="float" office:value="22808208" calcext:value-type="float">
            <text:p>22808208</text:p>
          </table:table-cell>
          <table:table-cell office:value-type="float" office:value="100" calcext:value-type="float">
            <text:p>100</text:p>
          </table:table-cell>
          <table:table-cell office:value-type="float" office:value="228082" calcext:value-type="float">
            <text:p>228082</text:p>
          </table:table-cell>
          <table:table-cell office:value-type="float" office:value="3" calcext:value-type="float">
            <text:p>3</text:p>
          </table:table-cell>
          <table:table-cell office:value-type="float" office:value="3696671" calcext:value-type="float">
            <text:p>3696671</text:p>
          </table:table-cell>
          <table:table-cell office:value-type="float" office:value="1115880" calcext:value-type="float">
            <text:p>1115880</text:p>
          </table:table-cell>
          <table:table-cell office:value-type="float" office:value="100" calcext:value-type="float">
            <text:p>100</text:p>
          </table:table-cell>
          <table:table-cell office:value-type="float" office:value="11158.8" calcext:value-type="float">
            <text:p>11158.8</text:p>
          </table:table-cell>
          <table:table-cell office:value-type="float" office:value="0" calcext:value-type="float">
            <text:p>0</text:p>
          </table:table-cell>
          <table:table-cell office:value-type="float" office:value="176263" calcext:value-type="float">
            <text:p>176263</text:p>
          </table:table-cell>
          <table:table-cell office:value-type="float" office:value="3557" calcext:value-type="float">
            <text:p>3557</text:p>
          </table:table-cell>
          <table:table-cell office:value-type="float" office:value="100" calcext:value-type="float">
            <text:p>100</text:p>
          </table:table-cell>
          <table:table-cell office:value-type="float" office:value="35.57" calcext:value-type="float">
            <text:p>35.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4.26" calcext:value-type="float">
            <text:p>4.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64773" calcext:value-type="float">
            <text:p>2264773</text:p>
          </table:table-cell>
          <table:table-cell office:value-type="float" office:value="31178" calcext:value-type="float">
            <text:p>31178</text:p>
          </table:table-cell>
          <table:table-cell office:value-type="float" office:value="1.4" calcext:value-type="float">
            <text:p>1.4</text:p>
          </table:table-cell>
          <table:table-cell office:value-type="float" office:value="2233595" calcext:value-type="float">
            <text:p>2233595</text:p>
          </table:table-cell>
          <table:table-cell office:value-type="float" office:value="7241" calcext:value-type="float">
            <text:p>7241</text:p>
          </table:table-cell>
          <table:table-cell office:value-type="float" office:value="0.3" calcext:value-type="float">
            <text:p>0.3</text:p>
          </table:table-cell>
          <table:table-cell office:value-type="float" office:value="2226354" calcext:value-type="float">
            <text:p>2226354</text:p>
          </table:table-cell>
          <table:table-cell office:value-type="float" office:value="1141722" calcext:value-type="float">
            <text:p>1141722</text:p>
          </table:table-cell>
          <table:table-cell office:value-type="float" office:value="51.3" calcext:value-type="float">
            <text:p>51.3</text:p>
          </table:table-cell>
          <table:table-cell office:value-type="float" office:value="1084632" calcext:value-type="float">
            <text:p>1084632</text:p>
          </table:table-cell>
          <table:table-cell office:value-type="float" office:value="721" calcext:value-type="float">
            <text:p>721</text:p>
          </table:table-cell>
          <table:table-cell office:value-type="float" office:value="0.1" calcext:value-type="float">
            <text:p>0.1</text:p>
          </table:table-cell>
          <table:table-cell office:value-type="float" office:value="1083911" calcext:value-type="float">
            <text:p>1083911</text:p>
          </table:table-cell>
          <table:table-cell office:value-type="float" office:value="528250" calcext:value-type="float">
            <text:p>528250</text:p>
          </table:table-cell>
          <table:table-cell office:value-type="float" office:value="48.7" calcext:value-type="float">
            <text:p>48.7</text:p>
          </table:table-cell>
          <table:table-cell table:formula="of:=LOG([.O4];2)" office:value-type="float" office:value="17.7991930695506" calcext:value-type="float">
            <text:p>17.7991930695506</text:p>
          </table:table-cell>
          <table:table-cell table:formula="of:=LOG([.Q4];2)" office:value-type="float" office:value="21.8177952201554" calcext:value-type="float">
            <text:p>21.81779522015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17" calcext:value-type="float">
            <text:p>15117</text:p>
          </table:table-cell>
          <table:table-cell office:value-type="float" office:value="100" calcext:value-type="float">
            <text:p>100</text:p>
          </table:table-cell>
          <table:table-cell office:value-type="float" office:value="151.17" calcext:value-type="float">
            <text:p>151.17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office:value-type="float" office:value="2693.68" calcext:value-type="float">
            <text:p>2693.68</text:p>
          </table:table-cell>
          <table:table-cell office:value-type="float" office:value="100" calcext:value-type="float">
            <text:p>100</text:p>
          </table:table-cell>
          <table:table-cell office:value-type="float" office:value="26.9368" calcext:value-type="float">
            <text:p>26.9368</text:p>
          </table:table-cell>
          <table:table-cell office:value-type="float" office:value="0.0008025" calcext:value-type="float">
            <text:p>0.0008025</text:p>
          </table:table-cell>
          <table:table-cell office:value-type="float" office:value="220.618" calcext:value-type="float">
            <text:p>220.618</text:p>
          </table:table-cell>
          <table:table-cell office:value-type="float" office:value="63500562" calcext:value-type="float">
            <text:p>63500562</text:p>
          </table:table-cell>
          <table:table-cell office:value-type="float" office:value="100" calcext:value-type="float">
            <text:p>100</text:p>
          </table:table-cell>
          <table:table-cell office:value-type="float" office:value="635006" calcext:value-type="float">
            <text:p>635006</text:p>
          </table:table-cell>
          <table:table-cell office:value-type="float" office:value="3" calcext:value-type="float">
            <text:p>3</text:p>
          </table:table-cell>
          <table:table-cell office:value-type="float" office:value="5592685" calcext:value-type="float">
            <text:p>5592685</text:p>
          </table:table-cell>
          <table:table-cell office:value-type="float" office:value="2999678" calcext:value-type="float">
            <text:p>2999678</text:p>
          </table:table-cell>
          <table:table-cell office:value-type="float" office:value="100" calcext:value-type="float">
            <text:p>100</text:p>
          </table:table-cell>
          <table:table-cell office:value-type="float" office:value="29996.8" calcext:value-type="float">
            <text:p>29996.8</text:p>
          </table:table-cell>
          <table:table-cell office:value-type="float" office:value="0" calcext:value-type="float">
            <text:p>0</text:p>
          </table:table-cell>
          <table:table-cell office:value-type="float" office:value="262796" calcext:value-type="float">
            <text:p>262796</text:p>
          </table:table-cell>
          <table:table-cell office:value-type="float" office:value="5080" calcext:value-type="float">
            <text:p>5080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.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100" calcext:value-type="float">
            <text:p>100</text:p>
          </table:table-cell>
          <table:table-cell office:value-type="float" office:value="6.73" calcext:value-type="float">
            <text:p>6.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1" calcext:value-type="float">
            <text:p>581</text:p>
          </table:table-cell>
          <table:table-cell office:value-type="float" office:value="100" calcext:value-type="float">
            <text:p>100</text:p>
          </table:table-cell>
          <table:table-cell office:value-type="float" office:value="5.81" calcext:value-type="float">
            <text:p>5.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6231" calcext:value-type="float">
            <text:p>6406231</text:p>
          </table:table-cell>
          <table:table-cell office:value-type="float" office:value="91424" calcext:value-type="float">
            <text:p>91424</text:p>
          </table:table-cell>
          <table:table-cell office:value-type="float" office:value="1.4" calcext:value-type="float">
            <text:p>1.4</text:p>
          </table:table-cell>
          <table:table-cell office:value-type="float" office:value="6314807" calcext:value-type="float">
            <text:p>6314807</text:p>
          </table:table-cell>
          <table:table-cell office:value-type="float" office:value="8235" calcext:value-type="float">
            <text:p>8235</text:p>
          </table:table-cell>
          <table:table-cell office:value-type="float" office:value="0.1" calcext:value-type="float">
            <text:p>0.1</text:p>
          </table:table-cell>
          <table:table-cell office:value-type="float" office:value="6306572" calcext:value-type="float">
            <text:p>6306572</text:p>
          </table:table-cell>
          <table:table-cell office:value-type="float" office:value="3398395" calcext:value-type="float">
            <text:p>3398395</text:p>
          </table:table-cell>
          <table:table-cell office:value-type="float" office:value="53.9" calcext:value-type="float">
            <text:p>53.9</text:p>
          </table:table-cell>
          <table:table-cell office:value-type="float" office:value="2908177" calcext:value-type="float">
            <text:p>2908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08173" calcext:value-type="float">
            <text:p>2908173</text:p>
          </table:table-cell>
          <table:table-cell office:value-type="float" office:value="1409687" calcext:value-type="float">
            <text:p>1409687</text:p>
          </table:table-cell>
          <table:table-cell office:value-type="float" office:value="48.5" calcext:value-type="float">
            <text:p>48.5</text:p>
          </table:table-cell>
          <table:table-cell table:formula="of:=LOG([.O5];2)" office:value-type="float" office:value="19.2764106980214" calcext:value-type="float">
            <text:p>19.2764106980214</text:p>
          </table:table-cell>
          <table:table-cell table:formula="of:=LOG([.Q5];2)" office:value-type="float" office:value="22.415109644197" calcext:value-type="float">
            <text:p>22.415109644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15" calcext:value-type="float">
            <text:p>18915</text:p>
          </table:table-cell>
          <table:table-cell office:value-type="float" office:value="100" calcext:value-type="float">
            <text:p>100</text:p>
          </table:table-cell>
          <table:table-cell office:value-type="float" office:value="189.15" calcext:value-type="float">
            <text:p>189.15</text:p>
          </table:table-cell>
          <table:table-cell office:value-type="float" office:value="165" calcext:value-type="float">
            <text:p>165</text:p>
          </table:table-cell>
          <table:table-cell office:value-type="float" office:value="211" calcext:value-type="float">
            <text:p>211</text:p>
          </table:table-cell>
          <table:table-cell office:value-type="float" office:value="2874.51" calcext:value-type="float">
            <text:p>2874.51</text:p>
          </table:table-cell>
          <table:table-cell office:value-type="float" office:value="100" calcext:value-type="float">
            <text:p>100</text:p>
          </table:table-cell>
          <table:table-cell office:value-type="float" office:value="28.7451" calcext:value-type="float">
            <text:p>28.7451</text:p>
          </table:table-cell>
          <table:table-cell office:value-type="float" office:value="0.00099814" calcext:value-type="float">
            <text:p>0.00099814</text:p>
          </table:table-cell>
          <table:table-cell office:value-type="float" office:value="244.651" calcext:value-type="float">
            <text:p>244.651</text:p>
          </table:table-cell>
          <table:table-cell office:value-type="float" office:value="55081142" calcext:value-type="float">
            <text:p>55081142</text:p>
          </table:table-cell>
          <table:table-cell office:value-type="float" office:value="100" calcext:value-type="float">
            <text:p>100</text:p>
          </table:table-cell>
          <table:table-cell office:value-type="float" office:value="550811" calcext:value-type="float">
            <text:p>550811</text:p>
          </table:table-cell>
          <table:table-cell office:value-type="float" office:value="3" calcext:value-type="float">
            <text:p>3</text:p>
          </table:table-cell>
          <table:table-cell office:value-type="float" office:value="4730264" calcext:value-type="float">
            <text:p>4730264</text:p>
          </table:table-cell>
          <table:table-cell office:value-type="float" office:value="2593444" calcext:value-type="float">
            <text:p>2593444</text:p>
          </table:table-cell>
          <table:table-cell office:value-type="float" office:value="100" calcext:value-type="float">
            <text:p>100</text:p>
          </table:table-cell>
          <table:table-cell office:value-type="float" office:value="25934.4" calcext:value-type="float">
            <text:p>25934.4</text:p>
          </table:table-cell>
          <table:table-cell office:value-type="float" office:value="0" calcext:value-type="float">
            <text:p>0</text:p>
          </table:table-cell>
          <table:table-cell office:value-type="float" office:value="221140" calcext:value-type="float">
            <text:p>221140</text:p>
          </table:table-cell>
          <table:table-cell office:value-type="float" office:value="5114" calcext:value-type="float">
            <text:p>5114</text:p>
          </table:table-cell>
          <table:table-cell office:value-type="float" office:value="100" calcext:value-type="float">
            <text:p>100</text:p>
          </table:table-cell>
          <table:table-cell office:value-type="float" office:value="51.14" calcext:value-type="float">
            <text:p>51.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13" calcext:value-type="float">
            <text:p>613</text:p>
          </table:table-cell>
          <table:table-cell office:value-type="float" office:value="100" calcext:value-type="float">
            <text:p>100</text:p>
          </table:table-cell>
          <table:table-cell office:value-type="float" office:value="6.13" calcext:value-type="float">
            <text:p>6.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73291" calcext:value-type="float">
            <text:p>5573291</text:p>
          </table:table-cell>
          <table:table-cell office:value-type="float" office:value="86243" calcext:value-type="float">
            <text:p>86243</text:p>
          </table:table-cell>
          <table:table-cell office:value-type="float" office:value="1.5" calcext:value-type="float">
            <text:p>1.5</text:p>
          </table:table-cell>
          <table:table-cell office:value-type="float" office:value="5487048" calcext:value-type="float">
            <text:p>5487048</text:p>
          </table:table-cell>
          <table:table-cell office:value-type="float" office:value="5803" calcext:value-type="float">
            <text:p>5803</text:p>
          </table:table-cell>
          <table:table-cell office:value-type="float" office:value="0.1" calcext:value-type="float">
            <text:p>0.1</text:p>
          </table:table-cell>
          <table:table-cell office:value-type="float" office:value="5481245" calcext:value-type="float">
            <text:p>5481245</text:p>
          </table:table-cell>
          <table:table-cell office:value-type="float" office:value="2974127" calcext:value-type="float">
            <text:p>2974127</text:p>
          </table:table-cell>
          <table:table-cell office:value-type="float" office:value="54.3" calcext:value-type="float">
            <text:p>54.3</text:p>
          </table:table-cell>
          <table:table-cell office:value-type="float" office:value="2507118" calcext:value-type="float">
            <text:p>250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7118" calcext:value-type="float">
            <text:p>2507118</text:p>
          </table:table-cell>
          <table:table-cell office:value-type="float" office:value="1211262" calcext:value-type="float">
            <text:p>1211262</text:p>
          </table:table-cell>
          <table:table-cell office:value-type="float" office:value="48.3" calcext:value-type="float">
            <text:p>48.3</text:p>
          </table:table-cell>
          <table:table-cell table:formula="of:=LOG([.O6];2)" office:value-type="float" office:value="19.0711978456145" calcext:value-type="float">
            <text:p>19.0711978456145</text:p>
          </table:table-cell>
          <table:table-cell table:formula="of:=LOG([.Q6];2)" office:value-type="float" office:value="22.1734892731557" calcext:value-type="float">
            <text:p>22.17348927315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99" calcext:value-type="float">
            <text:p>22599</text:p>
          </table:table-cell>
          <table:table-cell office:value-type="float" office:value="100" calcext:value-type="float">
            <text:p>100</text:p>
          </table:table-cell>
          <table:table-cell office:value-type="float" office:value="225.99" calcext:value-type="float">
            <text:p>225.99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1861.61" calcext:value-type="float">
            <text:p>1861.61</text:p>
          </table:table-cell>
          <table:table-cell office:value-type="float" office:value="100" calcext:value-type="float">
            <text:p>100</text:p>
          </table:table-cell>
          <table:table-cell office:value-type="float" office:value="18.6161" calcext:value-type="float">
            <text:p>18.6161</text:p>
          </table:table-cell>
          <table:table-cell office:value-type="float" office:value="0.0138531" calcext:value-type="float">
            <text:p>0.0138531</text:p>
          </table:table-cell>
          <table:table-cell office:value-type="float" office:value="151.342" calcext:value-type="float">
            <text:p>151.342</text:p>
          </table:table-cell>
          <table:table-cell office:value-type="float" office:value="31935537" calcext:value-type="float">
            <text:p>31935537</text:p>
          </table:table-cell>
          <table:table-cell office:value-type="float" office:value="100" calcext:value-type="float">
            <text:p>100</text:p>
          </table:table-cell>
          <table:table-cell office:value-type="float" office:value="319355" calcext:value-type="float">
            <text:p>319355</text:p>
          </table:table-cell>
          <table:table-cell office:value-type="float" office:value="136" calcext:value-type="float">
            <text:p>136</text:p>
          </table:table-cell>
          <table:table-cell office:value-type="float" office:value="2806295" calcext:value-type="float">
            <text:p>2806295</text:p>
          </table:table-cell>
          <table:table-cell office:value-type="float" office:value="1469613" calcext:value-type="float">
            <text:p>1469613</text:p>
          </table:table-cell>
          <table:table-cell office:value-type="float" office:value="100" calcext:value-type="float">
            <text:p>100</text:p>
          </table:table-cell>
          <table:table-cell office:value-type="float" office:value="14696.1" calcext:value-type="float">
            <text:p>14696.1</text:p>
          </table:table-cell>
          <table:table-cell office:value-type="float" office:value="3" calcext:value-type="float">
            <text:p>3</text:p>
          </table:table-cell>
          <table:table-cell office:value-type="float" office:value="127022" calcext:value-type="float">
            <text:p>127022</text:p>
          </table:table-cell>
          <table:table-cell office:value-type="float" office:value="4623" calcext:value-type="float">
            <text:p>4623</text:p>
          </table:table-cell>
          <table:table-cell office:value-type="float" office:value="100" calcext:value-type="float">
            <text:p>100</text:p>
          </table:table-cell>
          <table:table-cell office:value-type="float" office:value="46.23" calcext:value-type="float">
            <text:p>46.2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 office:value-type="float" office:value="7.28" calcext:value-type="float">
            <text:p>7.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41" calcext:value-type="float">
            <text:p>941</text:p>
          </table:table-cell>
          <table:table-cell office:value-type="float" office:value="100" calcext:value-type="float">
            <text:p>100</text:p>
          </table:table-cell>
          <table:table-cell office:value-type="float" office:value="9.41" calcext:value-type="float">
            <text:p>9.4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3853" calcext:value-type="float">
            <text:p>3293853</text:p>
          </table:table-cell>
          <table:table-cell office:value-type="float" office:value="73615" calcext:value-type="float">
            <text:p>73615</text:p>
          </table:table-cell>
          <table:table-cell office:value-type="float" office:value="2.2" calcext:value-type="float">
            <text:p>2.2</text:p>
          </table:table-cell>
          <table:table-cell office:value-type="float" office:value="3220238" calcext:value-type="float">
            <text:p>3220238</text:p>
          </table:table-cell>
          <table:table-cell office:value-type="float" office:value="5229" calcext:value-type="float">
            <text:p>5229</text:p>
          </table:table-cell>
          <table:table-cell office:value-type="float" office:value="0.2" calcext:value-type="float">
            <text:p>0.2</text:p>
          </table:table-cell>
          <table:table-cell office:value-type="float" office:value="3215009" calcext:value-type="float">
            <text:p>3215009</text:p>
          </table:table-cell>
          <table:table-cell office:value-type="float" office:value="1819098" calcext:value-type="float">
            <text:p>1819098</text:p>
          </table:table-cell>
          <table:table-cell office:value-type="float" office:value="56.6" calcext:value-type="float">
            <text:p>56.6</text:p>
          </table:table-cell>
          <table:table-cell office:value-type="float" office:value="1395911" calcext:value-type="float">
            <text:p>1395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5911" calcext:value-type="float">
            <text:p>1395911</text:p>
          </table:table-cell>
          <table:table-cell office:value-type="float" office:value="661624" calcext:value-type="float">
            <text:p>661624</text:p>
          </table:table-cell>
          <table:table-cell office:value-type="float" office:value="47.4" calcext:value-type="float">
            <text:p>47.4</text:p>
          </table:table-cell>
          <table:table-cell table:formula="of:=LOG([.O7];2)" office:value-type="float" office:value="18.2848015127632" calcext:value-type="float">
            <text:p>18.2848015127632</text:p>
          </table:table-cell>
          <table:table-cell table:formula="of:=LOG([.Q7];2)" office:value-type="float" office:value="21.4202352435232" calcext:value-type="float">
            <text:p>21.42023524352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519" calcext:value-type="float">
            <text:p>26519</text:p>
          </table:table-cell>
          <table:table-cell office:value-type="float" office:value="100" calcext:value-type="float">
            <text:p>100</text:p>
          </table:table-cell>
          <table:table-cell office:value-type="float" office:value="265.19" calcext:value-type="float">
            <text:p>265.19</text:p>
          </table:table-cell>
          <table:table-cell office:value-type="float" office:value="241" calcext:value-type="float">
            <text:p>241</text:p>
          </table:table-cell>
          <table:table-cell office:value-type="float" office:value="282" calcext:value-type="float">
            <text:p>282</text:p>
          </table:table-cell>
          <table:table-cell office:value-type="float" office:value="671.161" calcext:value-type="float">
            <text:p>671.161</text:p>
          </table:table-cell>
          <table:table-cell office:value-type="float" office:value="100" calcext:value-type="float">
            <text:p>100</text:p>
          </table:table-cell>
          <table:table-cell office:value-type="float" office:value="6.71161" calcext:value-type="float">
            <text:p>6.71161</text:p>
          </table:table-cell>
          <table:table-cell office:value-type="float" office:value="0.00221077" calcext:value-type="float">
            <text:p>0.00221077</text:p>
          </table:table-cell>
          <table:table-cell office:value-type="float" office:value="98.1248" calcext:value-type="float">
            <text:p>98.1248</text:p>
          </table:table-cell>
          <table:table-cell office:value-type="float" office:value="10378081" calcext:value-type="float">
            <text:p>10378081</text:p>
          </table:table-cell>
          <table:table-cell office:value-type="float" office:value="100" calcext:value-type="float">
            <text:p>100</text:p>
          </table:table-cell>
          <table:table-cell office:value-type="float" office:value="103781" calcext:value-type="float">
            <text:p>103781</text:p>
          </table:table-cell>
          <table:table-cell office:value-type="float" office:value="3" calcext:value-type="float">
            <text:p>3</text:p>
          </table:table-cell>
          <table:table-cell office:value-type="float" office:value="1442490" calcext:value-type="float">
            <text:p>1442490</text:p>
          </table:table-cell>
          <table:table-cell office:value-type="float" office:value="452462" calcext:value-type="float">
            <text:p>452462</text:p>
          </table:table-cell>
          <table:table-cell office:value-type="float" office:value="100" calcext:value-type="float">
            <text:p>100</text:p>
          </table:table-cell>
          <table:table-cell office:value-type="float" office:value="4524.62" calcext:value-type="float">
            <text:p>4524.62</text:p>
          </table:table-cell>
          <table:table-cell office:value-type="float" office:value="0" calcext:value-type="float">
            <text:p>0</text:p>
          </table:table-cell>
          <table:table-cell office:value-type="float" office:value="65888" calcext:value-type="float">
            <text:p>65888</text:p>
          </table:table-cell>
          <table:table-cell office:value-type="float" office:value="3345" calcext:value-type="float">
            <text:p>3345</text:p>
          </table:table-cell>
          <table:table-cell office:value-type="float" office:value="100" calcext:value-type="float">
            <text:p>100</text:p>
          </table:table-cell>
          <table:table-cell office:value-type="float" office:value="33.45" calcext:value-type="float">
            <text:p>33.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82" calcext:value-type="float">
            <text:p>882</text:p>
          </table:table-cell>
          <table:table-cell office:value-type="float" office:value="100" calcext:value-type="float">
            <text:p>100</text:p>
          </table:table-cell>
          <table:table-cell office:value-type="float" office:value="8.82" calcext:value-type="float">
            <text:p>8.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9.65" calcext:value-type="float">
            <text:p>9.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4724" calcext:value-type="float">
            <text:p>1114724</text:p>
          </table:table-cell>
          <table:table-cell office:value-type="float" office:value="39842" calcext:value-type="float">
            <text:p>39842</text:p>
          </table:table-cell>
          <table:table-cell office:value-type="float" office:value="3.6" calcext:value-type="float">
            <text:p>3.6</text:p>
          </table:table-cell>
          <table:table-cell office:value-type="float" office:value="1074882" calcext:value-type="float">
            <text:p>1074882</text:p>
          </table:table-cell>
          <table:table-cell office:value-type="float" office:value="3465" calcext:value-type="float">
            <text:p>3465</text:p>
          </table:table-cell>
          <table:table-cell office:value-type="float" office:value="0.3" calcext:value-type="float">
            <text:p>0.3</text:p>
          </table:table-cell>
          <table:table-cell office:value-type="float" office:value="1071417" calcext:value-type="float">
            <text:p>1071417</text:p>
          </table:table-cell>
          <table:table-cell office:value-type="float" office:value="658884" calcext:value-type="float">
            <text:p>658884</text:p>
          </table:table-cell>
          <table:table-cell office:value-type="float" office:value="61.5" calcext:value-type="float">
            <text:p>61.5</text:p>
          </table:table-cell>
          <table:table-cell office:value-type="float" office:value="412533" calcext:value-type="float">
            <text:p>412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533" calcext:value-type="float">
            <text:p>412533</text:p>
          </table:table-cell>
          <table:table-cell office:value-type="float" office:value="186585" calcext:value-type="float">
            <text:p>186585</text:p>
          </table:table-cell>
          <table:table-cell office:value-type="float" office:value="45.2" calcext:value-type="float">
            <text:p>45.2</text:p>
          </table:table-cell>
          <table:table-cell table:formula="of:=LOG([.O8];2)" office:value-type="float" office:value="16.6631828168338" calcext:value-type="float">
            <text:p>16.6631828168338</text:p>
          </table:table-cell>
          <table:table-cell table:formula="of:=LOG([.Q8];2)" office:value-type="float" office:value="20.4601298868082" calcext:value-type="float">
            <text:p>20.4601298868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40" calcext:value-type="float">
            <text:p>30240</text:p>
          </table:table-cell>
          <table:table-cell office:value-type="float" office:value="100" calcext:value-type="float">
            <text:p>100</text:p>
          </table:table-cell>
          <table:table-cell office:value-type="float" office:value="302.4" calcext:value-type="float">
            <text:p>302.4</text:p>
          </table:table-cell>
          <table:table-cell office:value-type="float" office:value="281" calcext:value-type="float">
            <text:p>281</text:p>
          </table:table-cell>
          <table:table-cell office:value-type="float" office:value="320" calcext:value-type="float">
            <text:p>320</text:p>
          </table:table-cell>
          <table:table-cell office:value-type="float" office:value="77.9251" calcext:value-type="float">
            <text:p>77.9251</text:p>
          </table:table-cell>
          <table:table-cell office:value-type="float" office:value="100" calcext:value-type="float">
            <text:p>100</text:p>
          </table:table-cell>
          <table:table-cell office:value-type="float" office:value="0.779251" calcext:value-type="float">
            <text:p>0.779251</text:p>
          </table:table-cell>
          <table:table-cell office:value-type="float" office:value="0.00325916" calcext:value-type="float">
            <text:p>0.00325916</text:p>
          </table:table-cell>
          <table:table-cell office:value-type="float" office:value="11.5531" calcext:value-type="float">
            <text:p>11.5531</text:p>
          </table:table-cell>
          <table:table-cell office:value-type="float" office:value="1123353" calcext:value-type="float">
            <text:p>1123353</text:p>
          </table:table-cell>
          <table:table-cell office:value-type="float" office:value="100" calcext:value-type="float">
            <text:p>100</text:p>
          </table:table-cell>
          <table:table-cell office:value-type="float" office:value="11233.5" calcext:value-type="float">
            <text:p>11233.5</text:p>
          </table:table-cell>
          <table:table-cell office:value-type="float" office:value="3" calcext:value-type="float">
            <text:p>3</text:p>
          </table:table-cell>
          <table:table-cell office:value-type="float" office:value="174699" calcext:value-type="float">
            <text:p>174699</text:p>
          </table:table-cell>
          <table:table-cell office:value-type="float" office:value="42833" calcext:value-type="float">
            <text:p>42833</text:p>
          </table:table-cell>
          <table:table-cell office:value-type="float" office:value="100" calcext:value-type="float">
            <text:p>100</text:p>
          </table:table-cell>
          <table:table-cell office:value-type="float" office:value="428.33" calcext:value-type="float">
            <text:p>428.33</text:p>
          </table:table-cell>
          <table:table-cell office:value-type="float" office:value="0" calcext:value-type="float">
            <text:p>0</text:p>
          </table:table-cell>
          <table:table-cell office:value-type="float" office:value="7037" calcext:value-type="float">
            <text:p>7037</text:p>
          </table:table-cell>
          <table:table-cell office:value-type="float" office:value="1567" calcext:value-type="float">
            <text:p>1567</text:p>
          </table:table-cell>
          <table:table-cell office:value-type="float" office:value="100" calcext:value-type="float">
            <text:p>100</text:p>
          </table:table-cell>
          <table:table-cell office:value-type="float" office:value="15.67" calcext:value-type="float">
            <text:p>15.6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24" calcext:value-type="float">
            <text:p>1124</text:p>
          </table:table-cell>
          <table:table-cell office:value-type="float" office:value="100" calcext:value-type="float">
            <text:p>100</text:p>
          </table:table-cell>
          <table:table-cell office:value-type="float" office:value="11.24" calcext:value-type="float">
            <text:p>11.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69" calcext:value-type="float">
            <text:p>1269</text:p>
          </table:table-cell>
          <table:table-cell office:value-type="float" office:value="100" calcext:value-type="float">
            <text:p>100</text:p>
          </table:table-cell>
          <table:table-cell office:value-type="float" office:value="12.69" calcext:value-type="float">
            <text:p>12.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76" calcext:value-type="float">
            <text:p>1176</text:p>
          </table:table-cell>
          <table:table-cell office:value-type="float" office:value="100" calcext:value-type="float">
            <text:p>100</text:p>
          </table:table-cell>
          <table:table-cell office:value-type="float" office:value="11.76" calcext:value-type="float">
            <text:p>11.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0136" calcext:value-type="float">
            <text:p>130136</text:p>
          </table:table-cell>
          <table:table-cell office:value-type="float" office:value="7096" calcext:value-type="float">
            <text:p>7096</text:p>
          </table:table-cell>
          <table:table-cell office:value-type="float" office:value="5.5" calcext:value-type="float">
            <text:p>5.5</text:p>
          </table:table-cell>
          <table:table-cell office:value-type="float" office:value="123040" calcext:value-type="float">
            <text:p>123040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21818" calcext:value-type="float">
            <text:p>121818</text:p>
          </table:table-cell>
          <table:table-cell office:value-type="float" office:value="86153" calcext:value-type="float">
            <text:p>86153</text:p>
          </table:table-cell>
          <table:table-cell office:value-type="float" office:value="70.7" calcext:value-type="float">
            <text:p>70.7</text:p>
          </table:table-cell>
          <table:table-cell office:value-type="float" office:value="35665" calcext:value-type="float">
            <text:p>35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65" calcext:value-type="float">
            <text:p>35665</text:p>
          </table:table-cell>
          <table:table-cell office:value-type="float" office:value="14367" calcext:value-type="float">
            <text:p>14367</text:p>
          </table:table-cell>
          <table:table-cell office:value-type="float" office:value="40.3" calcext:value-type="float">
            <text:p>40.3</text:p>
          </table:table-cell>
          <table:table-cell table:formula="of:=LOG([.O9];2)" office:value-type="float" office:value="13.4555198750476" calcext:value-type="float">
            <text:p>13.4555198750476</text:p>
          </table:table-cell>
          <table:table-cell table:formula="of:=LOG([.Q9];2)" office:value-type="float" office:value="17.4145118245394" calcext:value-type="float">
            <text:p>17.4145118245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101" calcext:value-type="float">
            <text:p>34101</text:p>
          </table:table-cell>
          <table:table-cell office:value-type="float" office:value="100" calcext:value-type="float">
            <text:p>100</text:p>
          </table:table-cell>
          <table:table-cell office:value-type="float" office:value="341.01" calcext:value-type="float">
            <text:p>341.01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100" calcext:value-type="float">
            <text:p>100</text:p>
          </table:table-cell>
          <table:table-cell office:value-type="float" office:value="0.0168161" calcext:value-type="float">
            <text:p>0.0168161</text:p>
          </table:table-cell>
          <table:table-cell office:value-type="float" office:value="0.00365377" calcext:value-type="float">
            <text:p>0.00365377</text:p>
          </table:table-cell>
          <table:table-cell office:value-type="float" office:value="0.26319" calcext:value-type="float">
            <text:p>0.26319</text:p>
          </table:table-cell>
          <table:table-cell office:value-type="float" office:value="14350" calcext:value-type="float">
            <text:p>14350</text:p>
          </table:table-cell>
          <table:table-cell office:value-type="float" office:value="100" calcext:value-type="float">
            <text:p>100</text:p>
          </table:table-cell>
          <table:table-cell office:value-type="float" office:value="143.5" calcext:value-type="float">
            <text:p>143.5</text:p>
          </table:table-cell>
          <table:table-cell office:value-type="float" office:value="3" calcext:value-type="float">
            <text:p>3</text:p>
          </table:table-cell>
          <table:table-cell office:value-type="float" office:value="3780" calcext:value-type="float">
            <text:p>3780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25" calcext:value-type="float">
            <text:p>1525</text:p>
          </table:table-cell>
          <table:table-cell office:value-type="float" office:value="100" calcext:value-type="float">
            <text:p>100</text:p>
          </table:table-cell>
          <table:table-cell office:value-type="float" office:value="15.25" calcext:value-type="float">
            <text:p>15.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37" calcext:value-type="float">
            <text:p>1537</text:p>
          </table:table-cell>
          <table:table-cell office:value-type="float" office:value="100" calcext:value-type="float">
            <text:p>100</text:p>
          </table:table-cell>
          <table:table-cell office:value-type="float" office:value="15.37" calcext:value-type="float">
            <text:p>15.3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49" calcext:value-type="float">
            <text:p>1849</text:p>
          </table:table-cell>
          <table:table-cell office:value-type="float" office:value="132" calcext:value-type="float">
            <text:p>132</text:p>
          </table:table-cell>
          <table:table-cell office:value-type="float" office:value="7.1" calcext:value-type="float">
            <text:p>7.1</text:p>
          </table:table-cell>
          <table:table-cell office:value-type="float" office:value="1717" calcext:value-type="float">
            <text:p>1717</text:p>
          </table:table-cell>
          <table:table-cell office:value-type="float" office:value="148" calcext:value-type="float">
            <text:p>148</text:p>
          </table:table-cell>
          <table:table-cell office:value-type="float" office:value="8.6" calcext:value-type="float">
            <text:p>8.6</text:p>
          </table:table-cell>
          <table:table-cell office:value-type="float" office:value="1569" calcext:value-type="float">
            <text:p>1569</text:p>
          </table:table-cell>
          <table:table-cell office:value-type="float" office:value="1369" calcext:value-type="float">
            <text:p>1369</text:p>
          </table:table-cell>
          <table:table-cell office:value-type="float" office:value="87.3" calcext:value-type="float">
            <text:p>87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table:formula="of:=LOG([.O10];2)" office:value-type="float" office:value="7.16490692667569" calcext:value-type="float">
            <text:p>7.16490692667569</text:p>
          </table:table-cell>
          <table:table-cell table:formula="of:=LOG([.Q10];2)" office:value-type="float" office:value="11.8841705191084" calcext:value-type="float">
            <text:p>11.8841705191084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189" calcext:value-type="float">
            <text:p>4189</text:p>
          </table:table-cell>
          <table:table-cell office:value-type="float" office:value="100" calcext:value-type="float">
            <text:p>100</text:p>
          </table:table-cell>
          <table:table-cell office:value-type="float" office:value="41.89" calcext:value-type="float">
            <text:p>41.8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.89952" calcext:value-type="float">
            <text:p>2.89952</text:p>
          </table:table-cell>
          <table:table-cell office:value-type="float" office:value="100" calcext:value-type="float">
            <text:p>100</text:p>
          </table:table-cell>
          <table:table-cell office:value-type="float" office:value="0.0289952" calcext:value-type="float">
            <text:p>0.0289952</text:p>
          </table:table-cell>
          <table:table-cell office:value-type="float" office:value="0.000230111" calcext:value-type="float">
            <text:p>0.000230111</text:p>
          </table:table-cell>
          <table:table-cell office:value-type="float" office:value="0.737716" calcext:value-type="float">
            <text:p>0.737716</text:p>
          </table:table-cell>
          <table:table-cell office:value-type="float" office:value="165357" calcext:value-type="float">
            <text:p>165357</text:p>
          </table:table-cell>
          <table:table-cell office:value-type="float" office:value="100" calcext:value-type="float">
            <text:p>100</text:p>
          </table:table-cell>
          <table:table-cell office:value-type="float" office:value="1653.57" calcext:value-type="float">
            <text:p>1653.57</text:p>
          </table:table-cell>
          <table:table-cell office:value-type="float" office:value="3" calcext:value-type="float">
            <text:p>3</text:p>
          </table:table-cell>
          <table:table-cell office:value-type="float" office:value="67614" calcext:value-type="float">
            <text:p>67614</text:p>
          </table:table-cell>
          <table:table-cell office:value-type="float" office:value="5130" calcext:value-type="float">
            <text:p>5130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1480" calcext:value-type="float">
            <text:p>21480</text:p>
          </table:table-cell>
          <table:table-cell office:value-type="float" office:value="831" calcext:value-type="float">
            <text:p>831</text:p>
          </table:table-cell>
          <table:table-cell office:value-type="float" office:value="3.9" calcext:value-type="float">
            <text:p>3.9</text:p>
          </table:table-cell>
          <table:table-cell office:value-type="float" office:value="20649" calcext:value-type="float">
            <text:p>20649</text:p>
          </table:table-cell>
          <table:table-cell office:value-type="float" office:value="3645" calcext:value-type="float">
            <text:p>3645</text:p>
          </table:table-cell>
          <table:table-cell office:value-type="float" office:value="17.7" calcext:value-type="float">
            <text:p>17.7</text:p>
          </table:table-cell>
          <table:table-cell office:value-type="float" office:value="17004" calcext:value-type="float">
            <text:p>17004</text:p>
          </table:table-cell>
          <table:table-cell office:value-type="float" office:value="12736" calcext:value-type="float">
            <text:p>12736</text:p>
          </table:table-cell>
          <table:table-cell office:value-type="float" office:value="74.9" calcext:value-type="float">
            <text:p>74.9</text:p>
          </table:table-cell>
          <table:table-cell office:value-type="float" office:value="4268" calcext:value-type="float">
            <text:p>4268</text:p>
          </table:table-cell>
          <table:table-cell office:value-type="float" office:value="1489" calcext:value-type="float">
            <text:p>1489</text:p>
          </table:table-cell>
          <table:table-cell office:value-type="float" office:value="34.9" calcext:value-type="float">
            <text:p>34.9</text:p>
          </table:table-cell>
          <table:table-cell office:value-type="float" office:value="2779" calcext:value-type="float">
            <text:p>2779</text:p>
          </table:table-cell>
          <table:table-cell office:value-type="float" office:value="1349" calcext:value-type="float">
            <text:p>1349</text:p>
          </table:table-cell>
          <table:table-cell office:value-type="float" office:value="48.5" calcext:value-type="float">
            <text:p>48.5</text:p>
          </table:table-cell>
          <table:table-cell table:formula="of:=LOG([.O2];2)" office:value-type="float" office:value="10.691368404588" calcext:value-type="float">
            <text:p>10.691368404588</text:p>
          </table:table-cell>
          <table:table-cell table:formula="of:=LOG([.Q2];2)" office:value-type="float" office:value="16.0450343781187" calcext:value-type="float">
            <text:p>16.0450343781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24" calcext:value-type="float">
            <text:p>8124</text:p>
          </table:table-cell>
          <table:table-cell office:value-type="float" office:value="100" calcext:value-type="float">
            <text:p>100</text:p>
          </table:table-cell>
          <table:table-cell office:value-type="float" office:value="81.24" calcext:value-type="float">
            <text:p>81.24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26.699" calcext:value-type="float">
            <text:p>26.699</text:p>
          </table:table-cell>
          <table:table-cell office:value-type="float" office:value="100" calcext:value-type="float">
            <text:p>100</text:p>
          </table:table-cell>
          <table:table-cell office:value-type="float" office:value="0.26699" calcext:value-type="float">
            <text:p>0.26699</text:p>
          </table:table-cell>
          <table:table-cell office:value-type="float" office:value="0.000341681" calcext:value-type="float">
            <text:p>0.000341681</text:p>
          </table:table-cell>
          <table:table-cell office:value-type="float" office:value="3.14554" calcext:value-type="float">
            <text:p>3.14554</text:p>
          </table:table-cell>
          <table:table-cell office:value-type="float" office:value="1266396" calcext:value-type="float">
            <text:p>1266396</text:p>
          </table:table-cell>
          <table:table-cell office:value-type="float" office:value="100" calcext:value-type="float">
            <text:p>100</text:p>
          </table:table-cell>
          <table:table-cell office:value-type="float" office:value="12664" calcext:value-type="float">
            <text:p>12664</text:p>
          </table:table-cell>
          <table:table-cell office:value-type="float" office:value="3" calcext:value-type="float">
            <text:p>3</text:p>
          </table:table-cell>
          <table:table-cell office:value-type="float" office:value="143789" calcext:value-type="float">
            <text:p>143789</text:p>
          </table:table-cell>
          <table:table-cell office:value-type="float" office:value="54386" calcext:value-type="float">
            <text:p>54386</text:p>
          </table:table-cell>
          <table:table-cell office:value-type="float" office:value="100" calcext:value-type="float">
            <text:p>100</text:p>
          </table:table-cell>
          <table:table-cell office:value-type="float" office:value="543.86" calcext:value-type="float">
            <text:p>543.86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4.47" calcext:value-type="float">
            <text:p>4.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386" calcext:value-type="float">
            <text:p>138386</text:p>
          </table:table-cell>
          <table:table-cell office:value-type="float" office:value="3707" calcext:value-type="float">
            <text:p>3707</text:p>
          </table:table-cell>
          <table:table-cell office:value-type="float" office:value="2.7" calcext:value-type="float">
            <text:p>2.7</text:p>
          </table:table-cell>
          <table:table-cell office:value-type="float" office:value="134679" calcext:value-type="float">
            <text:p>134679</text:p>
          </table:table-cell>
          <table:table-cell office:value-type="float" office:value="9701" calcext:value-type="float">
            <text:p>9701</text:p>
          </table:table-cell>
          <table:table-cell office:value-type="float" office:value="7.2" calcext:value-type="float">
            <text:p>7.2</text:p>
          </table:table-cell>
          <table:table-cell office:value-type="float" office:value="124978" calcext:value-type="float">
            <text:p>124978</text:p>
          </table:table-cell>
          <table:table-cell office:value-type="float" office:value="74346" calcext:value-type="float">
            <text:p>74346</text:p>
          </table:table-cell>
          <table:table-cell office:value-type="float" office:value="59.5" calcext:value-type="float">
            <text:p>59.5</text:p>
          </table:table-cell>
          <table:table-cell office:value-type="float" office:value="50632" calcext:value-type="float">
            <text:p>50632</text:p>
          </table:table-cell>
          <table:table-cell office:value-type="float" office:value="209" calcext:value-type="float">
            <text:p>209</text:p>
          </table:table-cell>
          <table:table-cell office:value-type="float" office:value="0.4" calcext:value-type="float">
            <text:p>0.4</text:p>
          </table:table-cell>
          <table:table-cell office:value-type="float" office:value="50423" calcext:value-type="float">
            <text:p>50423</text:p>
          </table:table-cell>
          <table:table-cell office:value-type="float" office:value="26522" calcext:value-type="float">
            <text:p>26522</text:p>
          </table:table-cell>
          <table:table-cell office:value-type="float" office:value="52.6" calcext:value-type="float">
            <text:p>52.6</text:p>
          </table:table-cell>
          <table:table-cell table:formula="of:=LOG([.O3];2)" office:value-type="float" office:value="13.6284455401372" calcext:value-type="float">
            <text:p>13.6284455401372</text:p>
          </table:table-cell>
          <table:table-cell table:formula="of:=LOG([.Q3];2)" office:value-type="float" office:value="17.1335937868451" calcext:value-type="float">
            <text:p>17.13359378684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70" calcext:value-type="float">
            <text:p>12170</text:p>
          </table:table-cell>
          <table:table-cell office:value-type="float" office:value="100" calcext:value-type="float">
            <text:p>100</text:p>
          </table:table-cell>
          <table:table-cell office:value-type="float" office:value="121.7" calcext:value-type="float">
            <text:p>121.7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1838.29" calcext:value-type="float">
            <text:p>1838.29</text:p>
          </table:table-cell>
          <table:table-cell office:value-type="float" office:value="100" calcext:value-type="float">
            <text:p>100</text:p>
          </table:table-cell>
          <table:table-cell office:value-type="float" office:value="18.3829" calcext:value-type="float">
            <text:p>18.3829</text:p>
          </table:table-cell>
          <table:table-cell office:value-type="float" office:value="0.000448146" calcext:value-type="float">
            <text:p>0.000448146</text:p>
          </table:table-cell>
          <table:table-cell office:value-type="float" office:value="763.974" calcext:value-type="float">
            <text:p>763.974</text:p>
          </table:table-cell>
          <table:table-cell office:value-type="float" office:value="48658020" calcext:value-type="float">
            <text:p>48658020</text:p>
          </table:table-cell>
          <table:table-cell office:value-type="float" office:value="100" calcext:value-type="float">
            <text:p>100</text:p>
          </table:table-cell>
          <table:table-cell office:value-type="float" office:value="486580" calcext:value-type="float">
            <text:p>486580</text:p>
          </table:table-cell>
          <table:table-cell office:value-type="float" office:value="3" calcext:value-type="float">
            <text:p>3</text:p>
          </table:table-cell>
          <table:table-cell office:value-type="float" office:value="19648717" calcext:value-type="float">
            <text:p>19648717</text:p>
          </table:table-cell>
          <table:table-cell office:value-type="float" office:value="2379782" calcext:value-type="float">
            <text:p>2379782</text:p>
          </table:table-cell>
          <table:table-cell office:value-type="float" office:value="100" calcext:value-type="float">
            <text:p>100</text:p>
          </table:table-cell>
          <table:table-cell office:value-type="float" office:value="23797.8" calcext:value-type="float">
            <text:p>23797.8</text:p>
          </table:table-cell>
          <table:table-cell office:value-type="float" office:value="0" calcext:value-type="float">
            <text:p>0</text:p>
          </table:table-cell>
          <table:table-cell office:value-type="float" office:value="930328" calcext:value-type="float">
            <text:p>930328</text:p>
          </table:table-cell>
          <table:table-cell office:value-type="float" office:value="3882" calcext:value-type="float">
            <text:p>3882</text:p>
          </table:table-cell>
          <table:table-cell office:value-type="float" office:value="100" calcext:value-type="float">
            <text:p>100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19758" calcext:value-type="float">
            <text:p>4819758</text:p>
          </table:table-cell>
          <table:table-cell office:value-type="float" office:value="58648" calcext:value-type="float">
            <text:p>58648</text:p>
          </table:table-cell>
          <table:table-cell office:value-type="float" office:value="1.2" calcext:value-type="float">
            <text:p>1.2</text:p>
          </table:table-cell>
          <table:table-cell office:value-type="float" office:value="4761110" calcext:value-type="float">
            <text:p>4761110</text:p>
          </table:table-cell>
          <table:table-cell office:value-type="float" office:value="8334" calcext:value-type="float">
            <text:p>8334</text:p>
          </table:table-cell>
          <table:table-cell office:value-type="float" office:value="0.2" calcext:value-type="float">
            <text:p>0.2</text:p>
          </table:table-cell>
          <table:table-cell office:value-type="float" office:value="4752776" calcext:value-type="float">
            <text:p>4752776</text:p>
          </table:table-cell>
          <table:table-cell office:value-type="float" office:value="2431711" calcext:value-type="float">
            <text:p>2431711</text:p>
          </table:table-cell>
          <table:table-cell office:value-type="float" office:value="51.2" calcext:value-type="float">
            <text:p>51.2</text:p>
          </table:table-cell>
          <table:table-cell office:value-type="float" office:value="2321065" calcext:value-type="float">
            <text:p>2321065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2320029" calcext:value-type="float">
            <text:p>2320029</text:p>
          </table:table-cell>
          <table:table-cell office:value-type="float" office:value="1132644" calcext:value-type="float">
            <text:p>1132644</text:p>
          </table:table-cell>
          <table:table-cell office:value-type="float" office:value="48.8" calcext:value-type="float">
            <text:p>48.8</text:p>
          </table:table-cell>
          <table:table-cell table:formula="of:=LOG([.O4];2)" office:value-type="float" office:value="18.8923174965344" calcext:value-type="float">
            <text:p>18.8923174965344</text:p>
          </table:table-cell>
          <table:table-cell table:formula="of:=LOG([.Q4];2)" office:value-type="float" office:value="24.2279317762798" calcext:value-type="float">
            <text:p>24.22793177627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83" calcext:value-type="float">
            <text:p>16283</text:p>
          </table:table-cell>
          <table:table-cell office:value-type="float" office:value="100" calcext:value-type="float">
            <text:p>100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7376.44" calcext:value-type="float">
            <text:p>7376.44</text:p>
          </table:table-cell>
          <table:table-cell office:value-type="float" office:value="100" calcext:value-type="float">
            <text:p>100</text:p>
          </table:table-cell>
          <table:table-cell office:value-type="float" office:value="73.7644" calcext:value-type="float">
            <text:p>73.7644</text:p>
          </table:table-cell>
          <table:table-cell office:value-type="float" office:value="0.000699201" calcext:value-type="float">
            <text:p>0.000699201</text:p>
          </table:table-cell>
          <table:table-cell office:value-type="float" office:value="633.273" calcext:value-type="float">
            <text:p>633.273</text:p>
          </table:table-cell>
          <table:table-cell office:value-type="float" office:value="150167750" calcext:value-type="float">
            <text:p>150167750</text:p>
          </table:table-cell>
          <table:table-cell office:value-type="float" office:value="100" calcext:value-type="float">
            <text:p>100</text:p>
          </table:table-cell>
          <table:table-cell office:value-type="float" office:value="1501680" calcext:value-type="float">
            <text:p>1501680</text:p>
          </table:table-cell>
          <table:table-cell office:value-type="float" office:value="3" calcext:value-type="float">
            <text:p>3</text:p>
          </table:table-cell>
          <table:table-cell office:value-type="float" office:value="11753842" calcext:value-type="float">
            <text:p>11753842</text:p>
          </table:table-cell>
          <table:table-cell office:value-type="float" office:value="7168198" calcext:value-type="float">
            <text:p>7168198</text:p>
          </table:table-cell>
          <table:table-cell office:value-type="float" office:value="100" calcext:value-type="float">
            <text:p>100</text:p>
          </table:table-cell>
          <table:table-cell office:value-type="float" office:value="71682" calcext:value-type="float">
            <text:p>71682</text:p>
          </table:table-cell>
          <table:table-cell office:value-type="float" office:value="0" calcext:value-type="float">
            <text:p>0</text:p>
          </table:table-cell>
          <table:table-cell office:value-type="float" office:value="543767" calcext:value-type="float">
            <text:p>543767</text:p>
          </table:table-cell>
          <table:table-cell office:value-type="float" office:value="5758" calcext:value-type="float">
            <text:p>5758</text:p>
          </table:table-cell>
          <table:table-cell office:value-type="float" office:value="100" calcext:value-type="float">
            <text:p>100</text:p>
          </table:table-cell>
          <table:table-cell office:value-type="float" office:value="57.58" calcext:value-type="float">
            <text:p>57.5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24" calcext:value-type="float">
            <text:p>524</text:p>
          </table:table-cell>
          <table:table-cell office:value-type="float" office:value="100" calcext:value-type="float">
            <text:p>100</text:p>
          </table:table-cell>
          <table:table-cell office:value-type="float" office:value="5.24" calcext:value-type="float">
            <text:p>5.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7" calcext:value-type="float">
            <text:p>687</text:p>
          </table:table-cell>
          <table:table-cell office:value-type="float" office:value="100" calcext:value-type="float">
            <text:p>100</text:p>
          </table:table-cell>
          <table:table-cell office:value-type="float" office:value="6.87" calcext:value-type="float">
            <text:p>6.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100" calcext:value-type="float">
            <text:p>100</text:p>
          </table:table-cell>
          <table:table-cell office:value-type="float" office:value="5.99" calcext:value-type="float">
            <text:p>5.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10056" calcext:value-type="float">
            <text:p>15010056</text:p>
          </table:table-cell>
          <table:table-cell office:value-type="float" office:value="163835" calcext:value-type="float">
            <text:p>163835</text:p>
          </table:table-cell>
          <table:table-cell office:value-type="float" office:value="1.1" calcext:value-type="float">
            <text:p>1.1</text:p>
          </table:table-cell>
          <table:table-cell office:value-type="float" office:value="14846221" calcext:value-type="float">
            <text:p>14846221</text:p>
          </table:table-cell>
          <table:table-cell office:value-type="float" office:value="9656" calcext:value-type="float">
            <text:p>9656</text:p>
          </table:table-cell>
          <table:table-cell office:value-type="float" office:value="0.1" calcext:value-type="float">
            <text:p>0.1</text:p>
          </table:table-cell>
          <table:table-cell office:value-type="float" office:value="14836565" calcext:value-type="float">
            <text:p>14836565</text:p>
          </table:table-cell>
          <table:table-cell office:value-type="float" office:value="7832277" calcext:value-type="float">
            <text:p>7832277</text:p>
          </table:table-cell>
          <table:table-cell office:value-type="float" office:value="52.8" calcext:value-type="float">
            <text:p>52.8</text:p>
          </table:table-cell>
          <table:table-cell office:value-type="float" office:value="7004288" calcext:value-type="float">
            <text:p>700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4287" calcext:value-type="float">
            <text:p>7004287</text:p>
          </table:table-cell>
          <table:table-cell office:value-type="float" office:value="3421825" calcext:value-type="float">
            <text:p>3421825</text:p>
          </table:table-cell>
          <table:table-cell office:value-type="float" office:value="48.9" calcext:value-type="float">
            <text:p>48.9</text:p>
          </table:table-cell>
          <table:table-cell table:formula="of:=LOG([.O5];2)" office:value-type="float" office:value="20.5181459843079" calcext:value-type="float">
            <text:p>20.5181459843079</text:p>
          </table:table-cell>
          <table:table-cell table:formula="of:=LOG([.Q5];2)" office:value-type="float" office:value="23.4866290744784" calcext:value-type="float">
            <text:p>23.48662907447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274" calcext:value-type="float">
            <text:p>20274</text:p>
          </table:table-cell>
          <table:table-cell office:value-type="float" office:value="100" calcext:value-type="float">
            <text:p>100</text:p>
          </table:table-cell>
          <table:table-cell office:value-type="float" office:value="202.74" calcext:value-type="float">
            <text:p>202.74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5920.78" calcext:value-type="float">
            <text:p>5920.78</text:p>
          </table:table-cell>
          <table:table-cell office:value-type="float" office:value="100" calcext:value-type="float">
            <text:p>100</text:p>
          </table:table-cell>
          <table:table-cell office:value-type="float" office:value="59.2078" calcext:value-type="float">
            <text:p>59.2078</text:p>
          </table:table-cell>
          <table:table-cell office:value-type="float" office:value="0.00117958" calcext:value-type="float">
            <text:p>0.00117958</text:p>
          </table:table-cell>
          <table:table-cell office:value-type="float" office:value="615.381" calcext:value-type="float">
            <text:p>615.381</text:p>
          </table:table-cell>
          <table:table-cell office:value-type="float" office:value="103851857" calcext:value-type="float">
            <text:p>103851857</text:p>
          </table:table-cell>
          <table:table-cell office:value-type="float" office:value="100" calcext:value-type="float">
            <text:p>100</text:p>
          </table:table-cell>
          <table:table-cell office:value-type="float" office:value="1038520" calcext:value-type="float">
            <text:p>1038520</text:p>
          </table:table-cell>
          <table:table-cell office:value-type="float" office:value="3" calcext:value-type="float">
            <text:p>3</text:p>
          </table:table-cell>
          <table:table-cell office:value-type="float" office:value="12332348" calcext:value-type="float">
            <text:p>12332348</text:p>
          </table:table-cell>
          <table:table-cell office:value-type="float" office:value="4917102" calcext:value-type="float">
            <text:p>4917102</text:p>
          </table:table-cell>
          <table:table-cell office:value-type="float" office:value="100" calcext:value-type="float">
            <text:p>100</text:p>
          </table:table-cell>
          <table:table-cell office:value-type="float" office:value="49171" calcext:value-type="float">
            <text:p>49171</text:p>
          </table:table-cell>
          <table:table-cell office:value-type="float" office:value="0" calcext:value-type="float">
            <text:p>0</text:p>
          </table:table-cell>
          <table:table-cell office:value-type="float" office:value="562182" calcext:value-type="float">
            <text:p>562182</text:p>
          </table:table-cell>
          <table:table-cell office:value-type="float" office:value="5734" calcext:value-type="float">
            <text:p>5734</text:p>
          </table:table-cell>
          <table:table-cell office:value-type="float" office:value="100" calcext:value-type="float">
            <text:p>100</text:p>
          </table:table-cell>
          <table:table-cell office:value-type="float" office:value="57.34" calcext:value-type="float">
            <text:p>57.3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9" calcext:value-type="float">
            <text:p>619</text:p>
          </table:table-cell>
          <table:table-cell office:value-type="float" office:value="100" calcext:value-type="float">
            <text:p>100</text:p>
          </table:table-cell>
          <table:table-cell office:value-type="float" office:value="6.19" calcext:value-type="float">
            <text:p>6.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.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38147" calcext:value-type="float">
            <text:p>10438147</text:p>
          </table:table-cell>
          <table:table-cell office:value-type="float" office:value="129197" calcext:value-type="float">
            <text:p>129197</text:p>
          </table:table-cell>
          <table:table-cell office:value-type="float" office:value="1.2" calcext:value-type="float">
            <text:p>1.2</text:p>
          </table:table-cell>
          <table:table-cell office:value-type="float" office:value="10308950" calcext:value-type="float">
            <text:p>10308950</text:p>
          </table:table-cell>
          <table:table-cell office:value-type="float" office:value="5954" calcext:value-type="float">
            <text:p>5954</text:p>
          </table:table-cell>
          <table:table-cell office:value-type="float" office:value="0.1" calcext:value-type="float">
            <text:p>0.1</text:p>
          </table:table-cell>
          <table:table-cell office:value-type="float" office:value="10302996" calcext:value-type="float">
            <text:p>10302996</text:p>
          </table:table-cell>
          <table:table-cell office:value-type="float" office:value="5515174" calcext:value-type="float">
            <text:p>5515174</text:p>
          </table:table-cell>
          <table:table-cell office:value-type="float" office:value="53.5" calcext:value-type="float">
            <text:p>53.5</text:p>
          </table:table-cell>
          <table:table-cell office:value-type="float" office:value="4787822" calcext:value-type="float">
            <text:p>478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7822" calcext:value-type="float">
            <text:p>4787822</text:p>
          </table:table-cell>
          <table:table-cell office:value-type="float" office:value="2330087" calcext:value-type="float">
            <text:p>2330087</text:p>
          </table:table-cell>
          <table:table-cell office:value-type="float" office:value="48.7" calcext:value-type="float">
            <text:p>48.7</text:p>
          </table:table-cell>
          <table:table-cell table:formula="of:=LOG([.O6];2)" office:value-type="float" office:value="19.986097569448" calcext:value-type="float">
            <text:p>19.986097569448</text:p>
          </table:table-cell>
          <table:table-cell table:formula="of:=LOG([.Q6];2)" office:value-type="float" office:value="23.5559441699913" calcext:value-type="float">
            <text:p>23.55594416999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416" calcext:value-type="float">
            <text:p>24416</text:p>
          </table:table-cell>
          <table:table-cell office:value-type="float" office:value="100" calcext:value-type="float">
            <text:p>100</text:p>
          </table:table-cell>
          <table:table-cell office:value-type="float" office:value="244.16" calcext:value-type="float">
            <text:p>244.16</text:p>
          </table:table-cell>
          <table:table-cell office:value-type="float" office:value="219" calcext:value-type="float">
            <text:p>219</text:p>
          </table:table-cell>
          <table:table-cell office:value-type="float" office:value="266" calcext:value-type="float">
            <text:p>266</text:p>
          </table:table-cell>
          <table:table-cell office:value-type="float" office:value="2612.93" calcext:value-type="float">
            <text:p>2612.93</text:p>
          </table:table-cell>
          <table:table-cell office:value-type="float" office:value="100" calcext:value-type="float">
            <text:p>100</text:p>
          </table:table-cell>
          <table:table-cell office:value-type="float" office:value="26.1293" calcext:value-type="float">
            <text:p>26.1293</text:p>
          </table:table-cell>
          <table:table-cell office:value-type="float" office:value="0.00152386" calcext:value-type="float">
            <text:p>0.00152386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39539065" calcext:value-type="float">
            <text:p>39539065</text:p>
          </table:table-cell>
          <table:table-cell office:value-type="float" office:value="100" calcext:value-type="float">
            <text:p>100</text:p>
          </table:table-cell>
          <table:table-cell office:value-type="float" office:value="395391" calcext:value-type="float">
            <text:p>395391</text:p>
          </table:table-cell>
          <table:table-cell office:value-type="float" office:value="3" calcext:value-type="float">
            <text:p>3</text:p>
          </table:table-cell>
          <table:table-cell office:value-type="float" office:value="2296076" calcext:value-type="float">
            <text:p>2296076</text:p>
          </table:table-cell>
          <table:table-cell office:value-type="float" office:value="1852159" calcext:value-type="float">
            <text:p>1852159</text:p>
          </table:table-cell>
          <table:table-cell office:value-type="float" office:value="100" calcext:value-type="float">
            <text:p>100</text:p>
          </table:table-cell>
          <table:table-cell office:value-type="float" office:value="18521.6" calcext:value-type="float">
            <text:p>18521.6</text:p>
          </table:table-cell>
          <table:table-cell office:value-type="float" office:value="0" calcext:value-type="float">
            <text:p>0</text:p>
          </table:table-cell>
          <table:table-cell office:value-type="float" office:value="111116" calcext:value-type="float">
            <text:p>111116</text:p>
          </table:table-cell>
          <table:table-cell office:value-type="float" office:value="4893" calcext:value-type="float">
            <text:p>4893</text:p>
          </table:table-cell>
          <table:table-cell office:value-type="float" office:value="100" calcext:value-type="float">
            <text:p>100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 office:value-type="float" office:value="7.51" calcext:value-type="float">
            <text:p>7.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59" calcext:value-type="float">
            <text:p>959</text:p>
          </table:table-cell>
          <table:table-cell office:value-type="float" office:value="100" calcext:value-type="float">
            <text:p>100</text:p>
          </table:table-cell>
          <table:table-cell office:value-type="float" office:value="9.59" calcext:value-type="float">
            <text:p>9.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  <table:table-cell office:value-type="float" office:value="8.26" calcext:value-type="float">
            <text:p>8.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29708" calcext:value-type="float">
            <text:p>4029708</text:p>
          </table:table-cell>
          <table:table-cell office:value-type="float" office:value="77439" calcext:value-type="float">
            <text:p>77439</text:p>
          </table:table-cell>
          <table:table-cell office:value-type="float" office:value="1.9" calcext:value-type="float">
            <text:p>1.9</text:p>
          </table:table-cell>
          <table:table-cell office:value-type="float" office:value="3952269" calcext:value-type="float">
            <text:p>3952269</text:p>
          </table:table-cell>
          <table:table-cell office:value-type="float" office:value="4818" calcext:value-type="float">
            <text:p>4818</text:p>
          </table:table-cell>
          <table:table-cell office:value-type="float" office:value="0.1" calcext:value-type="float">
            <text:p>0.1</text:p>
          </table:table-cell>
          <table:table-cell office:value-type="float" office:value="3947451" calcext:value-type="float">
            <text:p>3947451</text:p>
          </table:table-cell>
          <table:table-cell office:value-type="float" office:value="2172822" calcext:value-type="float">
            <text:p>2172822</text:p>
          </table:table-cell>
          <table:table-cell office:value-type="float" office:value="55" calcext:value-type="float">
            <text:p>55</text:p>
          </table:table-cell>
          <table:table-cell office:value-type="float" office:value="1774629" calcext:value-type="float">
            <text:p>177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4629" calcext:value-type="float">
            <text:p>1774629</text:p>
          </table:table-cell>
          <table:table-cell office:value-type="float" office:value="849044" calcext:value-type="float">
            <text:p>849044</text:p>
          </table:table-cell>
          <table:table-cell office:value-type="float" office:value="47.8" calcext:value-type="float">
            <text:p>47.8</text:p>
          </table:table-cell>
          <table:table-cell table:formula="of:=LOG([.O7];2)" office:value-type="float" office:value="18.5929205068516" calcext:value-type="float">
            <text:p>18.5929205068516</text:p>
          </table:table-cell>
          <table:table-cell table:formula="of:=LOG([.Q7];2)" office:value-type="float" office:value="21.1307389652613" calcext:value-type="float">
            <text:p>21.1307389652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281" calcext:value-type="float">
            <text:p>28281</text:p>
          </table:table-cell>
          <table:table-cell office:value-type="float" office:value="100" calcext:value-type="float">
            <text:p>100</text:p>
          </table:table-cell>
          <table:table-cell office:value-type="float" office:value="282.81" calcext:value-type="float">
            <text:p>282.81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887.494" calcext:value-type="float">
            <text:p>887.494</text:p>
          </table:table-cell>
          <table:table-cell office:value-type="float" office:value="100" calcext:value-type="float">
            <text:p>100</text:p>
          </table:table-cell>
          <table:table-cell office:value-type="float" office:value="8.87494" calcext:value-type="float">
            <text:p>8.87494</text:p>
          </table:table-cell>
          <table:table-cell office:value-type="float" office:value="0.00221449" calcext:value-type="float">
            <text:p>0.00221449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23725" calcext:value-type="float">
            <text:p>12823725</text:p>
          </table:table-cell>
          <table:table-cell office:value-type="float" office:value="100" calcext:value-type="float">
            <text:p>100</text:p>
          </table:table-cell>
          <table:table-cell office:value-type="float" office:value="128237" calcext:value-type="float">
            <text:p>128237</text:p>
          </table:table-cell>
          <table:table-cell office:value-type="float" office:value="3" calcext:value-type="float">
            <text:p>3</text:p>
          </table:table-cell>
          <table:table-cell office:value-type="float" office:value="910092" calcext:value-type="float">
            <text:p>910092</text:p>
          </table:table-cell>
          <table:table-cell office:value-type="float" office:value="565660" calcext:value-type="float">
            <text:p>565660</text:p>
          </table:table-cell>
          <table:table-cell office:value-type="float" office:value="100" calcext:value-type="float">
            <text:p>100</text:p>
          </table:table-cell>
          <table:table-cell office:value-type="float" office:value="5656.6" calcext:value-type="float">
            <text:p>5656.6</text:p>
          </table:table-cell>
          <table:table-cell office:value-type="float" office:value="0" calcext:value-type="float">
            <text:p>0</text:p>
          </table:table-cell>
          <table:table-cell office:value-type="float" office:value="41587" calcext:value-type="float">
            <text:p>41587</text:p>
          </table:table-cell>
          <table:table-cell office:value-type="float" office:value="3769" calcext:value-type="float">
            <text:p>3769</text:p>
          </table:table-cell>
          <table:table-cell office:value-type="float" office:value="100" calcext:value-type="float">
            <text:p>100</text:p>
          </table:table-cell>
          <table:table-cell office:value-type="float" office:value="37.69" calcext:value-type="float">
            <text:p>37.6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01" calcext:value-type="float">
            <text:p>901</text:p>
          </table:table-cell>
          <table:table-cell office:value-type="float" office:value="100" calcext:value-type="float">
            <text:p>100</text:p>
          </table:table-cell>
          <table:table-cell office:value-type="float" office:value="9.01" calcext:value-type="float">
            <text:p>9.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1" calcext:value-type="float">
            <text:p>1101</text:p>
          </table:table-cell>
          <table:table-cell office:value-type="float" office:value="100" calcext:value-type="float">
            <text:p>100</text:p>
          </table:table-cell>
          <table:table-cell office:value-type="float" office:value="11.01" calcext:value-type="float">
            <text:p>11.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float" office:value="100" calcext:value-type="float">
            <text:p>100</text:p>
          </table:table-cell>
          <table:table-cell office:value-type="float" office:value="9.74" calcext:value-type="float">
            <text:p>9.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2996" calcext:value-type="float">
            <text:p>1362996</text:p>
          </table:table-cell>
          <table:table-cell office:value-type="float" office:value="42938" calcext:value-type="float">
            <text:p>42938</text:p>
          </table:table-cell>
          <table:table-cell office:value-type="float" office:value="3.2" calcext:value-type="float">
            <text:p>3.2</text:p>
          </table:table-cell>
          <table:table-cell office:value-type="float" office:value="1320058" calcext:value-type="float">
            <text:p>1320058</text:p>
          </table:table-cell>
          <table:table-cell office:value-type="float" office:value="3473" calcext:value-type="float">
            <text:p>3473</text:p>
          </table:table-cell>
          <table:table-cell office:value-type="float" office:value="0.3" calcext:value-type="float">
            <text:p>0.3</text:p>
          </table:table-cell>
          <table:table-cell office:value-type="float" office:value="1316585" calcext:value-type="float">
            <text:p>1316585</text:p>
          </table:table-cell>
          <table:table-cell office:value-type="float" office:value="793955" calcext:value-type="float">
            <text:p>793955</text:p>
          </table:table-cell>
          <table:table-cell office:value-type="float" office:value="60.3" calcext:value-type="float">
            <text:p>60.3</text:p>
          </table:table-cell>
          <table:table-cell office:value-type="float" office:value="522630" calcext:value-type="float">
            <text:p>522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630" calcext:value-type="float">
            <text:p>522630</text:p>
          </table:table-cell>
          <table:table-cell office:value-type="float" office:value="240054" calcext:value-type="float">
            <text:p>240054</text:p>
          </table:table-cell>
          <table:table-cell office:value-type="float" office:value="45.9" calcext:value-type="float">
            <text:p>45.9</text:p>
          </table:table-cell>
          <table:table-cell table:formula="of:=LOG([.O8];2)" office:value-type="float" office:value="16.9684530547631" calcext:value-type="float">
            <text:p>16.9684530547631</text:p>
          </table:table-cell>
          <table:table-cell table:formula="of:=LOG([.Q8];2)" office:value-type="float" office:value="19.795652867259" calcext:value-type="float">
            <text:p>19.7956528672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300" calcext:value-type="float">
            <text:p>32300</text:p>
          </table:table-cell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office:value-type="float" office:value="141.178" calcext:value-type="float">
            <text:p>141.178</text:p>
          </table:table-cell>
          <table:table-cell office:value-type="float" office:value="100" calcext:value-type="float">
            <text:p>100</text:p>
          </table:table-cell>
          <table:table-cell office:value-type="float" office:value="1.41178" calcext:value-type="float">
            <text:p>1.41178</text:p>
          </table:table-cell>
          <table:table-cell office:value-type="float" office:value="0.00418573" calcext:value-type="float">
            <text:p>0.00418573</text:p>
          </table:table-cell>
          <table:table-cell office:value-type="float" office:value="15.6548" calcext:value-type="float">
            <text:p>15.6548</text:p>
          </table:table-cell>
          <table:table-cell office:value-type="float" office:value="1870693" calcext:value-type="float">
            <text:p>1870693</text:p>
          </table:table-cell>
          <table:table-cell office:value-type="float" office:value="100" calcext:value-type="float">
            <text:p>100</text:p>
          </table:table-cell>
          <table:table-cell office:value-type="float" office:value="18706.9" calcext:value-type="float">
            <text:p>18706.9</text:p>
          </table:table-cell>
          <table:table-cell office:value-type="float" office:value="3" calcext:value-type="float">
            <text:p>3</text:p>
          </table:table-cell>
          <table:table-cell office:value-type="float" office:value="192045" calcext:value-type="float">
            <text:p>192045</text:p>
          </table:table-cell>
          <table:table-cell office:value-type="float" office:value="71005" calcext:value-type="float">
            <text:p>71005</text:p>
          </table:table-cell>
          <table:table-cell office:value-type="float" office:value="100" calcext:value-type="float">
            <text:p>100</text:p>
          </table:table-cell>
          <table:table-cell office:value-type="float" office:value="710.05" calcext:value-type="float">
            <text:p>710.05</text:p>
          </table:table-cell>
          <table:table-cell office:value-type="float" office:value="0" calcext:value-type="float">
            <text:p>0</text:p>
          </table:table-cell>
          <table:table-cell office:value-type="float" office:value="7644" calcext:value-type="float">
            <text:p>7644</text:p>
          </table:table-cell>
          <table:table-cell office:value-type="float" office:value="2061" calcext:value-type="float">
            <text:p>2061</text:p>
          </table:table-cell>
          <table:table-cell office:value-type="float" office:value="100" calcext:value-type="float">
            <text:p>100</text:p>
          </table:table-cell>
          <table:table-cell office:value-type="float" office:value="20.61" calcext:value-type="float">
            <text:p>20.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  <table:table-cell office:value-type="float" office:value="12.93" calcext:value-type="float">
            <text:p>12.9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office:value-type="float" office:value="100" calcext:value-type="float">
            <text:p>100</text:p>
          </table:table-cell>
          <table:table-cell office:value-type="float" office:value="11.88" calcext:value-type="float">
            <text:p>11.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5907" calcext:value-type="float">
            <text:p>215907</text:p>
          </table:table-cell>
          <table:table-cell office:value-type="float" office:value="11017" calcext:value-type="float">
            <text:p>11017</text:p>
          </table:table-cell>
          <table:table-cell office:value-type="float" office:value="5.1" calcext:value-type="float">
            <text:p>5.1</text:p>
          </table:table-cell>
          <table:table-cell office:value-type="float" office:value="204890" calcext:value-type="float">
            <text:p>204890</text:p>
          </table:table-cell>
          <table:table-cell office:value-type="float" office:value="1549" calcext:value-type="float">
            <text:p>1549</text:p>
          </table:table-cell>
          <table:table-cell office:value-type="float" office:value="0.8" calcext:value-type="float">
            <text:p>0.8</text:p>
          </table:table-cell>
          <table:table-cell office:value-type="float" office:value="203341" calcext:value-type="float">
            <text:p>203341</text:p>
          </table:table-cell>
          <table:table-cell office:value-type="float" office:value="143434" calcext:value-type="float">
            <text:p>143434</text:p>
          </table:table-cell>
          <table:table-cell office:value-type="float" office:value="70.5" calcext:value-type="float">
            <text:p>70.5</text:p>
          </table:table-cell>
          <table:table-cell office:value-type="float" office:value="59907" calcext:value-type="float">
            <text:p>5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07" calcext:value-type="float">
            <text:p>59907</text:p>
          </table:table-cell>
          <table:table-cell office:value-type="float" office:value="24573" calcext:value-type="float">
            <text:p>24573</text:p>
          </table:table-cell>
          <table:table-cell office:value-type="float" office:value="41" calcext:value-type="float">
            <text:p>41</text:p>
          </table:table-cell>
          <table:table-cell table:formula="of:=LOG([.O9];2)" office:value-type="float" office:value="14.1912828828009" calcext:value-type="float">
            <text:p>14.1912828828009</text:p>
          </table:table-cell>
          <table:table-cell table:formula="of:=LOG([.Q9];2)" office:value-type="float" office:value="17.5510848774148" calcext:value-type="float">
            <text:p>17.55108487741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89" calcext:value-type="float">
            <text:p>36589</text:p>
          </table:table-cell>
          <table:table-cell office:value-type="float" office:value="100" calcext:value-type="float">
            <text:p>100</text:p>
          </table:table-cell>
          <table:table-cell office:value-type="float" office:value="365.89" calcext:value-type="float">
            <text:p>365.89</text:p>
          </table:table-cell>
          <table:table-cell office:value-type="float" office:value="347" calcext:value-type="float">
            <text:p>347</text:p>
          </table:table-cell>
          <table:table-cell office:value-type="float" office:value="379" calcext:value-type="float">
            <text:p>379</text:p>
          </table:table-cell>
          <table:table-cell office:value-type="float" office:value="2.16829" calcext:value-type="float">
            <text:p>2.16829</text:p>
          </table:table-cell>
          <table:table-cell office:value-type="float" office:value="100" calcext:value-type="float">
            <text:p>10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0.00456011" calcext:value-type="float">
            <text:p>0.00456011</text:p>
          </table:table-cell>
          <table:table-cell office:value-type="float" office:value="0.194932" calcext:value-type="float">
            <text:p>0.194932</text:p>
          </table:table-cell>
          <table:table-cell office:value-type="float" office:value="17245" calcext:value-type="float">
            <text:p>17245</text:p>
          </table:table-cell>
          <table:table-cell office:value-type="float" office:value="100" calcext:value-type="float">
            <text:p>100</text:p>
          </table:table-cell>
          <table:table-cell office:value-type="float" office:value="172.45" calcext:value-type="float">
            <text:p>172.45</text:p>
          </table:table-cell>
          <table:table-cell office:value-type="float" office:value="3" calcext:value-type="float">
            <text:p>3</text:p>
          </table:table-cell>
          <table:table-cell office:value-type="float" office:value="2243" calcext:value-type="float">
            <text:p>2243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7" calcext:value-type="float">
            <text:p>1557</text:p>
          </table:table-cell>
          <table:table-cell office:value-type="float" office:value="100" calcext:value-type="float">
            <text:p>100</text:p>
          </table:table-cell>
          <table:table-cell office:value-type="float" office:value="15.57" calcext:value-type="float">
            <text:p>15.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18" calcext:value-type="float">
            <text:p>1618</text:p>
          </table:table-cell>
          <table:table-cell office:value-type="float" office:value="100" calcext:value-type="float">
            <text:p>100</text:p>
          </table:table-cell>
          <table:table-cell office:value-type="float" office:value="16.18" calcext:value-type="float">
            <text:p>16.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7" calcext:value-type="float">
            <text:p>1577</text:p>
          </table:table-cell>
          <table:table-cell office:value-type="float" office:value="100" calcext:value-type="float">
            <text:p>100</text:p>
          </table:table-cell>
          <table:table-cell office:value-type="float" office:value="15.77" calcext:value-type="float">
            <text:p>15.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245" calcext:value-type="float">
            <text:p>2245</text:p>
          </table:table-cell>
          <table:table-cell office:value-type="float" office:value="186" calcext:value-type="float">
            <text:p>186</text:p>
          </table:table-cell>
          <table:table-cell office:value-type="float" office:value="8.3" calcext:value-type="float">
            <text:p>8.3</text:p>
          </table:table-cell>
          <table:table-cell office:value-type="float" office:value="2059" calcext:value-type="float">
            <text:p>2059</text:p>
          </table:table-cell>
          <table:table-cell office:value-type="float" office:value="182" calcext:value-type="float">
            <text:p>182</text:p>
          </table:table-cell>
          <table:table-cell office:value-type="float" office:value="8.8" calcext:value-type="float">
            <text:p>8.8</text:p>
          </table:table-cell>
          <table:table-cell office:value-type="float" office:value="1877" calcext:value-type="float">
            <text:p>1877</text:p>
          </table:table-cell>
          <table:table-cell office:value-type="float" office:value="1637" calcext:value-type="float">
            <text:p>1637</text:p>
          </table:table-cell>
          <table:table-cell office:value-type="float" office:value="87.2" calcext:value-type="float">
            <text:p>87.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22.9" calcext:value-type="float">
            <text:p>22.9</text:p>
          </table:table-cell>
          <table:table-cell table:formula="of:=LOG([.O10];2)" office:value-type="float" office:value="7.43003431857349" calcext:value-type="float">
            <text:p>7.43003431857349</text:p>
          </table:table-cell>
          <table:table-cell table:formula="of:=LOG([.Q10];2)" office:value-type="float" office:value="11.1312139050863" calcext:value-type="float">
            <text:p>11.131213905086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25" calcext:value-type="float">
            <text:p>4325</text:p>
          </table:table-cell>
          <table:table-cell office:value-type="float" office:value="100" calcext:value-type="float">
            <text:p>100</text:p>
          </table:table-cell>
          <table:table-cell office:value-type="float" office:value="43.25" calcext:value-type="float">
            <text:p>43.2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.15889" calcext:value-type="float">
            <text:p>5.15889</text:p>
          </table:table-cell>
          <table:table-cell office:value-type="float" office:value="100" calcext:value-type="float">
            <text:p>100</text:p>
          </table:table-cell>
          <table:table-cell office:value-type="float" office:value="0.0515889" calcext:value-type="float">
            <text:p>0.0515889</text:p>
          </table:table-cell>
          <table:table-cell office:value-type="float" office:value="0.000237667" calcext:value-type="float">
            <text:p>0.000237667</text:p>
          </table:table-cell>
          <table:table-cell office:value-type="float" office:value="1.15381" calcext:value-type="float">
            <text:p>1.15381</text:p>
          </table:table-cell>
          <table:table-cell office:value-type="float" office:value="289558" calcext:value-type="float">
            <text:p>289558</text:p>
          </table:table-cell>
          <table:table-cell office:value-type="float" office:value="100" calcext:value-type="float">
            <text:p>100</text:p>
          </table:table-cell>
          <table:table-cell office:value-type="float" office:value="2895.58" calcext:value-type="float">
            <text:p>2895.58</text:p>
          </table:table-cell>
          <table:table-cell office:value-type="float" office:value="3" calcext:value-type="float">
            <text:p>3</text:p>
          </table:table-cell>
          <table:table-cell office:value-type="float" office:value="86427" calcext:value-type="float">
            <text:p>86427</text:p>
          </table:table-cell>
          <table:table-cell office:value-type="float" office:value="8258" calcext:value-type="float">
            <text:p>8258</text:p>
          </table:table-cell>
          <table:table-cell office:value-type="float" office:value="100" calcext:value-type="float">
            <text:p>100</text:p>
          </table:table-cell>
          <table:table-cell office:value-type="float" office:value="82.58" calcext:value-type="float">
            <text:p>82.58</text:p>
          </table:table-cell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7619" calcext:value-type="float">
            <text:p>37619</text:p>
          </table:table-cell>
          <table:table-cell office:value-type="float" office:value="1020" calcext:value-type="float">
            <text:p>1020</text:p>
          </table:table-cell>
          <table:table-cell office:value-type="float" office:value="2.7" calcext:value-type="float">
            <text:p>2.7</text:p>
          </table:table-cell>
          <table:table-cell office:value-type="float" office:value="36599" calcext:value-type="float">
            <text:p>36599</text:p>
          </table:table-cell>
          <table:table-cell office:value-type="float" office:value="5929" calcext:value-type="float">
            <text:p>5929</text:p>
          </table:table-cell>
          <table:table-cell office:value-type="float" office:value="16.2" calcext:value-type="float">
            <text:p>16.2</text:p>
          </table:table-cell>
          <table:table-cell office:value-type="float" office:value="30670" calcext:value-type="float">
            <text:p>30670</text:p>
          </table:table-cell>
          <table:table-cell office:value-type="float" office:value="23467" calcext:value-type="float">
            <text:p>23467</text:p>
          </table:table-cell>
          <table:table-cell office:value-type="float" office:value="76.5" calcext:value-type="float">
            <text:p>76.5</text:p>
          </table:table-cell>
          <table:table-cell office:value-type="float" office:value="7203" calcext:value-type="float">
            <text:p>7203</text:p>
          </table:table-cell>
          <table:table-cell office:value-type="float" office:value="2521" calcext:value-type="float">
            <text:p>2521</text:p>
          </table:table-cell>
          <table:table-cell office:value-type="float" office:value="35" calcext:value-type="float">
            <text:p>35</text:p>
          </table:table-cell>
          <table:table-cell office:value-type="float" office:value="4682" calcext:value-type="float">
            <text:p>4682</text:p>
          </table:table-cell>
          <table:table-cell office:value-type="float" office:value="2469" calcext:value-type="float">
            <text:p>2469</text:p>
          </table:table-cell>
          <table:table-cell office:value-type="float" office:value="52.7" calcext:value-type="float">
            <text:p>52.7</text:p>
          </table:table-cell>
          <table:table-cell table:formula="of:=LOG([.O2];2)" office:value-type="float" office:value="11.4996366412752" calcext:value-type="float">
            <text:p>11.4996366412752</text:p>
          </table:table-cell>
          <table:table-cell table:formula="of:=LOG([.Q2];2)" office:value-type="float" office:value="16.3991944637091" calcext:value-type="float">
            <text:p>16.3991944637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38" calcext:value-type="float">
            <text:p>8638</text:p>
          </table:table-cell>
          <table:table-cell office:value-type="float" office:value="100" calcext:value-type="float">
            <text:p>100</text:p>
          </table:table-cell>
          <table:table-cell office:value-type="float" office:value="86.38" calcext:value-type="float">
            <text:p>86.38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75.7842" calcext:value-type="float">
            <text:p>75.7842</text:p>
          </table:table-cell>
          <table:table-cell office:value-type="float" office:value="100" calcext:value-type="float">
            <text:p>100</text:p>
          </table:table-cell>
          <table:table-cell office:value-type="float" office:value="0.757842" calcext:value-type="float">
            <text:p>0.757842</text:p>
          </table:table-cell>
          <table:table-cell office:value-type="float" office:value="0.000332187" calcext:value-type="float">
            <text:p>0.000332187</text:p>
          </table:table-cell>
          <table:table-cell office:value-type="float" office:value="18.8615" calcext:value-type="float">
            <text:p>18.8615</text:p>
          </table:table-cell>
          <table:table-cell office:value-type="float" office:value="3173209" calcext:value-type="float">
            <text:p>3173209</text:p>
          </table:table-cell>
          <table:table-cell office:value-type="float" office:value="100" calcext:value-type="float">
            <text:p>100</text:p>
          </table:table-cell>
          <table:table-cell office:value-type="float" office:value="31732.1" calcext:value-type="float">
            <text:p>31732.1</text:p>
          </table:table-cell>
          <table:table-cell office:value-type="float" office:value="3" calcext:value-type="float">
            <text:p>3</text:p>
          </table:table-cell>
          <table:table-cell office:value-type="float" office:value="589525" calcext:value-type="float">
            <text:p>589525</text:p>
          </table:table-cell>
          <table:table-cell office:value-type="float" office:value="146536" calcext:value-type="float">
            <text:p>146536</text:p>
          </table:table-cell>
          <table:table-cell office:value-type="float" office:value="100" calcext:value-type="float">
            <text:p>100</text:p>
          </table:table-cell>
          <table:table-cell office:value-type="float" office:value="1465.36" calcext:value-type="float">
            <text:p>1465.36</text:p>
          </table:table-cell>
          <table:table-cell office:value-type="float" office:value="0" calcext:value-type="float">
            <text:p>0</text:p>
          </table:table-cell>
          <table:table-cell office:value-type="float" office:value="31239" calcext:value-type="float">
            <text:p>31239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1728" calcext:value-type="float">
            <text:p>331728</text:p>
          </table:table-cell>
          <table:table-cell office:value-type="float" office:value="8348" calcext:value-type="float">
            <text:p>8348</text:p>
          </table:table-cell>
          <table:table-cell office:value-type="float" office:value="2.5" calcext:value-type="float">
            <text:p>2.5</text:p>
          </table:table-cell>
          <table:table-cell office:value-type="float" office:value="323380" calcext:value-type="float">
            <text:p>323380</text:p>
          </table:table-cell>
          <table:table-cell office:value-type="float" office:value="11297" calcext:value-type="float">
            <text:p>11297</text:p>
          </table:table-cell>
          <table:table-cell office:value-type="float" office:value="3.5" calcext:value-type="float">
            <text:p>3.5</text:p>
          </table:table-cell>
          <table:table-cell office:value-type="float" office:value="312083" calcext:value-type="float">
            <text:p>312083</text:p>
          </table:table-cell>
          <table:table-cell office:value-type="float" office:value="173954" calcext:value-type="float">
            <text:p>173954</text:p>
          </table:table-cell>
          <table:table-cell office:value-type="float" office:value="55.7" calcext:value-type="float">
            <text:p>55.7</text:p>
          </table:table-cell>
          <table:table-cell office:value-type="float" office:value="138129" calcext:value-type="float">
            <text:p>138129</text:p>
          </table:table-cell>
          <table:table-cell office:value-type="float" office:value="319" calcext:value-type="float">
            <text:p>319</text:p>
          </table:table-cell>
          <table:table-cell office:value-type="float" office:value="0.2" calcext:value-type="float">
            <text:p>0.2</text:p>
          </table:table-cell>
          <table:table-cell office:value-type="float" office:value="137810" calcext:value-type="float">
            <text:p>137810</text:p>
          </table:table-cell>
          <table:table-cell office:value-type="float" office:value="68148" calcext:value-type="float">
            <text:p>68148</text:p>
          </table:table-cell>
          <table:table-cell office:value-type="float" office:value="49.5" calcext:value-type="float">
            <text:p>49.5</text:p>
          </table:table-cell>
          <table:table-cell table:formula="of:=LOG([.O3];2)" office:value-type="float" office:value="14.9536553801411" calcext:value-type="float">
            <text:p>14.9536553801411</text:p>
          </table:table-cell>
          <table:table-cell table:formula="of:=LOG([.Q3];2)" office:value-type="float" office:value="19.1691934693403" calcext:value-type="float">
            <text:p>19.169193469340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183" calcext:value-type="float">
            <text:p>13183</text:p>
          </table:table-cell>
          <table:table-cell office:value-type="float" office:value="100" calcext:value-type="float">
            <text:p>100</text:p>
          </table:table-cell>
          <table:table-cell office:value-type="float" office:value="131.83" calcext:value-type="float">
            <text:p>131.83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3954.29" calcext:value-type="float">
            <text:p>3954.29</text:p>
          </table:table-cell>
          <table:table-cell office:value-type="float" office:value="100" calcext:value-type="float">
            <text:p>100</text:p>
          </table:table-cell>
          <table:table-cell office:value-type="float" office:value="39.5429" calcext:value-type="float">
            <text:p>39.5429</text:p>
          </table:table-cell>
          <table:table-cell office:value-type="float" office:value="0.00049068" calcext:value-type="float">
            <text:p>0.00049068</text:p>
          </table:table-cell>
          <table:table-cell office:value-type="float" office:value="619.237" calcext:value-type="float">
            <text:p>619.237</text:p>
          </table:table-cell>
          <table:table-cell office:value-type="float" office:value="93831800" calcext:value-type="float">
            <text:p>93831800</text:p>
          </table:table-cell>
          <table:table-cell office:value-type="float" office:value="100" calcext:value-type="float">
            <text:p>100</text:p>
          </table:table-cell>
          <table:table-cell office:value-type="float" office:value="938318" calcext:value-type="float">
            <text:p>938318</text:p>
          </table:table-cell>
          <table:table-cell office:value-type="float" office:value="3" calcext:value-type="float">
            <text:p>3</text:p>
          </table:table-cell>
          <table:table-cell office:value-type="float" office:value="15018408" calcext:value-type="float">
            <text:p>15018408</text:p>
          </table:table-cell>
          <table:table-cell office:value-type="float" office:value="4627287" calcext:value-type="float">
            <text:p>4627287</text:p>
          </table:table-cell>
          <table:table-cell office:value-type="float" office:value="100" calcext:value-type="float">
            <text:p>100</text:p>
          </table:table-cell>
          <table:table-cell office:value-type="float" office:value="46272.9" calcext:value-type="float">
            <text:p>46272.9</text:p>
          </table:table-cell>
          <table:table-cell office:value-type="float" office:value="0" calcext:value-type="float">
            <text:p>0</text:p>
          </table:table-cell>
          <table:table-cell office:value-type="float" office:value="708274" calcext:value-type="float">
            <text:p>708274</text:p>
          </table:table-cell>
          <table:table-cell office:value-type="float" office:value="4623" calcext:value-type="float">
            <text:p>4623</text:p>
          </table:table-cell>
          <table:table-cell office:value-type="float" office:value="100" calcext:value-type="float">
            <text:p>100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100" calcext:value-type="float">
            <text:p>100</text:p>
          </table:table-cell>
          <table:table-cell office:value-type="float" office:value="5.85" calcext:value-type="float">
            <text:p>5.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231142" calcext:value-type="float">
            <text:p>9231142</text:p>
          </table:table-cell>
          <table:table-cell office:value-type="float" office:value="93012" calcext:value-type="float">
            <text:p>93012</text:p>
          </table:table-cell>
          <table:table-cell office:value-type="float" office:value="1" calcext:value-type="float">
            <text:p>1</text:p>
          </table:table-cell>
          <table:table-cell office:value-type="float" office:value="9138130" calcext:value-type="float">
            <text:p>9138130</text:p>
          </table:table-cell>
          <table:table-cell office:value-type="float" office:value="10119" calcext:value-type="float">
            <text:p>10119</text:p>
          </table:table-cell>
          <table:table-cell office:value-type="float" office:value="0.1" calcext:value-type="float">
            <text:p>0.1</text:p>
          </table:table-cell>
          <table:table-cell office:value-type="float" office:value="9128011" calcext:value-type="float">
            <text:p>9128011</text:p>
          </table:table-cell>
          <table:table-cell office:value-type="float" office:value="4593809" calcext:value-type="float">
            <text:p>4593809</text:p>
          </table:table-cell>
          <table:table-cell office:value-type="float" office:value="50.3" calcext:value-type="float">
            <text:p>50.3</text:p>
          </table:table-cell>
          <table:table-cell office:value-type="float" office:value="4534202" calcext:value-type="float">
            <text:p>4534202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4532763" calcext:value-type="float">
            <text:p>4532763</text:p>
          </table:table-cell>
          <table:table-cell office:value-type="float" office:value="2222274" calcext:value-type="float">
            <text:p>2222274</text:p>
          </table:table-cell>
          <table:table-cell office:value-type="float" office:value="49" calcext:value-type="float">
            <text:p>49</text:p>
          </table:table-cell>
          <table:table-cell table:formula="of:=LOG([.O4];2)" office:value-type="float" office:value="19.8397174155927" calcext:value-type="float">
            <text:p>19.8397174155927</text:p>
          </table:table-cell>
          <table:table-cell table:formula="of:=LOG([.Q4];2)" office:value-type="float" office:value="23.8402285548112" calcext:value-type="float">
            <text:p>23.8402285548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609" calcext:value-type="float">
            <text:p>17609</text:p>
          </table:table-cell>
          <table:table-cell office:value-type="float" office:value="100" calcext:value-type="float">
            <text:p>100</text:p>
          </table:table-cell>
          <table:table-cell office:value-type="float" office:value="176.09" calcext:value-type="float">
            <text:p>176.09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9791.19" calcext:value-type="float">
            <text:p>9791.19</text:p>
          </table:table-cell>
          <table:table-cell office:value-type="float" office:value="100" calcext:value-type="float">
            <text:p>100</text:p>
          </table:table-cell>
          <table:table-cell office:value-type="float" office:value="97.9119" calcext:value-type="float">
            <text:p>97.9119</text:p>
          </table:table-cell>
          <table:table-cell office:value-type="float" office:value="0.000794648" calcext:value-type="float">
            <text:p>0.000794648</text:p>
          </table:table-cell>
          <table:table-cell office:value-type="float" office:value="709.031" calcext:value-type="float">
            <text:p>709.031</text:p>
          </table:table-cell>
          <table:table-cell office:value-type="float" office:value="186832601" calcext:value-type="float">
            <text:p>186832601</text:p>
          </table:table-cell>
          <table:table-cell office:value-type="float" office:value="100" calcext:value-type="float">
            <text:p>100</text:p>
          </table:table-cell>
          <table:table-cell office:value-type="float" office:value="1868330" calcext:value-type="float">
            <text:p>1868330</text:p>
          </table:table-cell>
          <table:table-cell office:value-type="float" office:value="3" calcext:value-type="float">
            <text:p>3</text:p>
          </table:table-cell>
          <table:table-cell office:value-type="float" office:value="13320232" calcext:value-type="float">
            <text:p>13320232</text:p>
          </table:table-cell>
          <table:table-cell office:value-type="float" office:value="8953928" calcext:value-type="float">
            <text:p>8953928</text:p>
          </table:table-cell>
          <table:table-cell office:value-type="float" office:value="100" calcext:value-type="float">
            <text:p>100</text:p>
          </table:table-cell>
          <table:table-cell office:value-type="float" office:value="89539.3" calcext:value-type="float">
            <text:p>89539.3</text:p>
          </table:table-cell>
          <table:table-cell office:value-type="float" office:value="0" calcext:value-type="float">
            <text:p>0</text:p>
          </table:table-cell>
          <table:table-cell office:value-type="float" office:value="653035" calcext:value-type="float">
            <text:p>653035</text:p>
          </table:table-cell>
          <table:table-cell office:value-type="float" office:value="6169" calcext:value-type="float">
            <text:p>6169</text:p>
          </table:table-cell>
          <table:table-cell office:value-type="float" office:value="100" calcext:value-type="float">
            <text:p>100</text:p>
          </table:table-cell>
          <table:table-cell office:value-type="float" office:value="61.69" calcext:value-type="float">
            <text:p>61.6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100" calcext:value-type="float">
            <text:p>1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63120" calcext:value-type="float">
            <text:p>18663120</text:p>
          </table:table-cell>
          <table:table-cell office:value-type="float" office:value="219791" calcext:value-type="float">
            <text:p>219791</text:p>
          </table:table-cell>
          <table:table-cell office:value-type="float" office:value="1.2" calcext:value-type="float">
            <text:p>1.2</text:p>
          </table:table-cell>
          <table:table-cell office:value-type="float" office:value="18443329" calcext:value-type="float">
            <text:p>18443329</text:p>
          </table:table-cell>
          <table:table-cell office:value-type="float" office:value="14392" calcext:value-type="float">
            <text:p>14392</text:p>
          </table:table-cell>
          <table:table-cell office:value-type="float" office:value="0.1" calcext:value-type="float">
            <text:p>0.1</text:p>
          </table:table-cell>
          <table:table-cell office:value-type="float" office:value="18428937" calcext:value-type="float">
            <text:p>18428937</text:p>
          </table:table-cell>
          <table:table-cell office:value-type="float" office:value="9694886" calcext:value-type="float">
            <text:p>9694886</text:p>
          </table:table-cell>
          <table:table-cell office:value-type="float" office:value="52.6" calcext:value-type="float">
            <text:p>52.6</text:p>
          </table:table-cell>
          <table:table-cell office:value-type="float" office:value="8734051" calcext:value-type="float">
            <text:p>873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4051" calcext:value-type="float">
            <text:p>8734051</text:p>
          </table:table-cell>
          <table:table-cell office:value-type="float" office:value="4258792" calcext:value-type="float">
            <text:p>4258792</text:p>
          </table:table-cell>
          <table:table-cell office:value-type="float" office:value="48.8" calcext:value-type="float">
            <text:p>48.8</text:p>
          </table:table-cell>
          <table:table-cell table:formula="of:=LOG([.O5];2)" office:value-type="float" office:value="20.8333178676884" calcext:value-type="float">
            <text:p>20.8333178676884</text:p>
          </table:table-cell>
          <table:table-cell table:formula="of:=LOG([.Q5];2)" office:value-type="float" office:value="23.6671158744236" calcext:value-type="float">
            <text:p>23.6671158744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633" calcext:value-type="float">
            <text:p>21633</text:p>
          </table:table-cell>
          <table:table-cell office:value-type="float" office:value="100" calcext:value-type="float">
            <text:p>100</text:p>
          </table:table-cell>
          <table:table-cell office:value-type="float" office:value="216.33" calcext:value-type="float">
            <text:p>216.33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12894.8" calcext:value-type="float">
            <text:p>12894.8</text:p>
          </table:table-cell>
          <table:table-cell office:value-type="float" office:value="100" calcext:value-type="float">
            <text:p>100</text:p>
          </table:table-cell>
          <table:table-cell office:value-type="float" office:value="128.948" calcext:value-type="float">
            <text:p>128.948</text:p>
          </table:table-cell>
          <table:table-cell office:value-type="float" office:value="0.00111765" calcext:value-type="float">
            <text:p>0.00111765</text:p>
          </table:table-cell>
          <table:table-cell office:value-type="float" office:value="1712.04" calcext:value-type="float">
            <text:p>1712.04</text:p>
          </table:table-cell>
          <table:table-cell office:value-type="float" office:value="201523548" calcext:value-type="float">
            <text:p>201523548</text:p>
          </table:table-cell>
          <table:table-cell office:value-type="float" office:value="100" calcext:value-type="float">
            <text:p>100</text:p>
          </table:table-cell>
          <table:table-cell office:value-type="float" office:value="2015240" calcext:value-type="float">
            <text:p>2015240</text:p>
          </table:table-cell>
          <table:table-cell office:value-type="float" office:value="3" calcext:value-type="float">
            <text:p>3</text:p>
          </table:table-cell>
          <table:table-cell office:value-type="float" office:value="24536552" calcext:value-type="float">
            <text:p>24536552</text:p>
          </table:table-cell>
          <table:table-cell office:value-type="float" office:value="9569628" calcext:value-type="float">
            <text:p>9569628</text:p>
          </table:table-cell>
          <table:table-cell office:value-type="float" office:value="100" calcext:value-type="float">
            <text:p>100</text:p>
          </table:table-cell>
          <table:table-cell office:value-type="float" office:value="95696.3" calcext:value-type="float">
            <text:p>95696.3</text:p>
          </table:table-cell>
          <table:table-cell office:value-type="float" office:value="0" calcext:value-type="float">
            <text:p>0</text:p>
          </table:table-cell>
          <table:table-cell office:value-type="float" office:value="1159492" calcext:value-type="float">
            <text:p>1159492</text:p>
          </table:table-cell>
          <table:table-cell office:value-type="float" office:value="6529" calcext:value-type="float">
            <text:p>6529</text:p>
          </table:table-cell>
          <table:table-cell office:value-type="float" office:value="100" calcext:value-type="float">
            <text:p>100</text:p>
          </table:table-cell>
          <table:table-cell office:value-type="float" office:value="65.29" calcext:value-type="float">
            <text:p>65.2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6.24" calcext:value-type="float">
            <text:p>6.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 office:value-type="float" office:value="8.38" calcext:value-type="float">
            <text:p>8.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01484" calcext:value-type="float">
            <text:p>20201484</text:p>
          </table:table-cell>
          <table:table-cell office:value-type="float" office:value="229907" calcext:value-type="float">
            <text:p>229907</text:p>
          </table:table-cell>
          <table:table-cell office:value-type="float" office:value="1.1" calcext:value-type="float">
            <text:p>1.1</text:p>
          </table:table-cell>
          <table:table-cell office:value-type="float" office:value="19971577" calcext:value-type="float">
            <text:p>19971577</text:p>
          </table:table-cell>
          <table:table-cell office:value-type="float" office:value="8936" calcext:value-type="float">
            <text:p>8936</text:p>
          </table:table-cell>
          <table:table-cell office:value-type="float" office:value="0" calcext:value-type="float">
            <text:p>0</text:p>
          </table:table-cell>
          <table:table-cell office:value-type="float" office:value="19962641" calcext:value-type="float">
            <text:p>19962641</text:p>
          </table:table-cell>
          <table:table-cell office:value-type="float" office:value="10623010" calcext:value-type="float">
            <text:p>10623010</text:p>
          </table:table-cell>
          <table:table-cell office:value-type="float" office:value="53.2" calcext:value-type="float">
            <text:p>53.2</text:p>
          </table:table-cell>
          <table:table-cell office:value-type="float" office:value="9339631" calcext:value-type="float">
            <text:p>9339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9631" calcext:value-type="float">
            <text:p>9339631</text:p>
          </table:table-cell>
          <table:table-cell office:value-type="float" office:value="4555922" calcext:value-type="float">
            <text:p>4555922</text:p>
          </table:table-cell>
          <table:table-cell office:value-type="float" office:value="48.8" calcext:value-type="float">
            <text:p>48.8</text:p>
          </table:table-cell>
          <table:table-cell table:formula="of:=LOG([.O6];2)" office:value-type="float" office:value="20.94252023249" calcext:value-type="float">
            <text:p>20.94252023249</text:p>
          </table:table-cell>
          <table:table-cell table:formula="of:=LOG([.Q6];2)" office:value-type="float" office:value="24.5484291926745" calcext:value-type="float">
            <text:p>24.5484291926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64" calcext:value-type="float">
            <text:p>26064</text:p>
          </table:table-cell>
          <table:table-cell office:value-type="float" office:value="100" calcext:value-type="float">
            <text:p>100</text:p>
          </table:table-cell>
          <table:table-cell office:value-type="float" office:value="260.64" calcext:value-type="float">
            <text:p>260.64</text:p>
          </table:table-cell>
          <table:table-cell office:value-type="float" office:value="233" calcext:value-type="float">
            <text:p>233</text:p>
          </table:table-cell>
          <table:table-cell office:value-type="float" office:value="293" calcext:value-type="float">
            <text:p>293</text:p>
          </table:table-cell>
          <table:table-cell office:value-type="float" office:value="8421.01" calcext:value-type="float">
            <text:p>8421.01</text:p>
          </table:table-cell>
          <table:table-cell office:value-type="float" office:value="100" calcext:value-type="float">
            <text:p>100</text:p>
          </table:table-cell>
          <table:table-cell office:value-type="float" office:value="84.2101" calcext:value-type="float">
            <text:p>84.2101</text:p>
          </table:table-cell>
          <table:table-cell office:value-type="float" office:value="0.00216084" calcext:value-type="float">
            <text:p>0.00216084</text:p>
          </table:table-cell>
          <table:table-cell office:value-type="float" office:value="414.819" calcext:value-type="float">
            <text:p>414.819</text:p>
          </table:table-cell>
          <table:table-cell office:value-type="float" office:value="117465578" calcext:value-type="float">
            <text:p>117465578</text:p>
          </table:table-cell>
          <table:table-cell office:value-type="float" office:value="100" calcext:value-type="float">
            <text:p>100</text:p>
          </table:table-cell>
          <table:table-cell office:value-type="float" office:value="1174660" calcext:value-type="float">
            <text:p>1174660</text:p>
          </table:table-cell>
          <table:table-cell office:value-type="float" office:value="3" calcext:value-type="float">
            <text:p>3</text:p>
          </table:table-cell>
          <table:table-cell office:value-type="float" office:value="5704846" calcext:value-type="float">
            <text:p>5704846</text:p>
          </table:table-cell>
          <table:table-cell office:value-type="float" office:value="5530845" calcext:value-type="float">
            <text:p>5530845</text:p>
          </table:table-cell>
          <table:table-cell office:value-type="float" office:value="100" calcext:value-type="float">
            <text:p>100</text:p>
          </table:table-cell>
          <table:table-cell office:value-type="float" office:value="55308.4" calcext:value-type="float">
            <text:p>55308.4</text:p>
          </table:table-cell>
          <table:table-cell office:value-type="float" office:value="0" calcext:value-type="float">
            <text:p>0</text:p>
          </table:table-cell>
          <table:table-cell office:value-type="float" office:value="269108" calcext:value-type="float">
            <text:p>269108</text:p>
          </table:table-cell>
          <table:table-cell office:value-type="float" office:value="6079" calcext:value-type="float">
            <text:p>6079</text:p>
          </table:table-cell>
          <table:table-cell office:value-type="float" office:value="100" calcext:value-type="float">
            <text:p>100</text:p>
          </table:table-cell>
          <table:table-cell office:value-type="float" office:value="60.79" calcext:value-type="float">
            <text:p>60.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100" calcext:value-type="float">
            <text:p>100</text:p>
          </table:table-cell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8.39" calcext:value-type="float">
            <text:p>8.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92240" calcext:value-type="float">
            <text:p>11892240</text:p>
          </table:table-cell>
          <table:table-cell office:value-type="float" office:value="190311" calcext:value-type="float">
            <text:p>190311</text:p>
          </table:table-cell>
          <table:table-cell office:value-type="float" office:value="1.6" calcext:value-type="float">
            <text:p>1.6</text:p>
          </table:table-cell>
          <table:table-cell office:value-type="float" office:value="11701929" calcext:value-type="float">
            <text:p>11701929</text:p>
          </table:table-cell>
          <table:table-cell office:value-type="float" office:value="8026" calcext:value-type="float">
            <text:p>8026</text:p>
          </table:table-cell>
          <table:table-cell office:value-type="float" office:value="0.1" calcext:value-type="float">
            <text:p>0.1</text:p>
          </table:table-cell>
          <table:table-cell office:value-type="float" office:value="11693903" calcext:value-type="float">
            <text:p>11693903</text:p>
          </table:table-cell>
          <table:table-cell office:value-type="float" office:value="6353464" calcext:value-type="float">
            <text:p>6353464</text:p>
          </table:table-cell>
          <table:table-cell office:value-type="float" office:value="54.3" calcext:value-type="float">
            <text:p>54.3</text:p>
          </table:table-cell>
          <table:table-cell office:value-type="float" office:value="5340439" calcext:value-type="float">
            <text:p>534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0439" calcext:value-type="float">
            <text:p>5340439</text:p>
          </table:table-cell>
          <table:table-cell office:value-type="float" office:value="2575611" calcext:value-type="float">
            <text:p>2575611</text:p>
          </table:table-cell>
          <table:table-cell office:value-type="float" office:value="48.2" calcext:value-type="float">
            <text:p>48.2</text:p>
          </table:table-cell>
          <table:table-cell table:formula="of:=LOG([.O7];2)" office:value-type="float" office:value="20.1638118050115" calcext:value-type="float">
            <text:p>20.1638118050115</text:p>
          </table:table-cell>
          <table:table-cell table:formula="of:=LOG([.Q7];2)" office:value-type="float" office:value="22.4437565113973" calcext:value-type="float">
            <text:p>22.4437565113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" calcext:value-type="float">
            <text:p>30429</text:p>
          </table:table-cell>
          <table:table-cell office:value-type="float" office:value="100" calcext:value-type="float">
            <text:p>100</text:p>
          </table:table-cell>
          <table:table-cell office:value-type="float" office:value="304.29" calcext:value-type="float">
            <text:p>304.29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2178.56" calcext:value-type="float">
            <text:p>2178.56</text:p>
          </table:table-cell>
          <table:table-cell office:value-type="float" office:value="100" calcext:value-type="float">
            <text:p>100</text:p>
          </table:table-cell>
          <table:table-cell office:value-type="float" office:value="21.7856" calcext:value-type="float">
            <text:p>21.7856</text:p>
          </table:table-cell>
          <table:table-cell office:value-type="float" office:value="0.00338968" calcext:value-type="float">
            <text:p>0.00338968</text:p>
          </table:table-cell>
          <table:table-cell office:value-type="float" office:value="148.262" calcext:value-type="float">
            <text:p>148.262</text:p>
          </table:table-cell>
          <table:table-cell office:value-type="float" office:value="28522890" calcext:value-type="float">
            <text:p>28522890</text:p>
          </table:table-cell>
          <table:table-cell office:value-type="float" office:value="100" calcext:value-type="float">
            <text:p>100</text:p>
          </table:table-cell>
          <table:table-cell office:value-type="float" office:value="285229" calcext:value-type="float">
            <text:p>285229</text:p>
          </table:table-cell>
          <table:table-cell office:value-type="float" office:value="3" calcext:value-type="float">
            <text:p>3</text:p>
          </table:table-cell>
          <table:table-cell office:value-type="float" office:value="1935007" calcext:value-type="float">
            <text:p>1935007</text:p>
          </table:table-cell>
          <table:table-cell office:value-type="float" office:value="1245920" calcext:value-type="float">
            <text:p>1245920</text:p>
          </table:table-cell>
          <table:table-cell office:value-type="float" office:value="100" calcext:value-type="float">
            <text:p>100</text:p>
          </table:table-cell>
          <table:table-cell office:value-type="float" office:value="12459.2" calcext:value-type="float">
            <text:p>12459.2</text:p>
          </table:table-cell>
          <table:table-cell office:value-type="float" office:value="0" calcext:value-type="float">
            <text:p>0</text:p>
          </table:table-cell>
          <table:table-cell office:value-type="float" office:value="89163" calcext:value-type="float">
            <text:p>89163</text:p>
          </table:table-cell>
          <table:table-cell office:value-type="float" office:value="4434" calcext:value-type="float">
            <text:p>4434</text:p>
          </table:table-cell>
          <table:table-cell office:value-type="float" office:value="100" calcext:value-type="float">
            <text:p>100</text:p>
          </table:table-cell>
          <table:table-cell office:value-type="float" office:value="44.34" calcext:value-type="float">
            <text:p>44.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27" calcext:value-type="float">
            <text:p>927</text:p>
          </table:table-cell>
          <table:table-cell office:value-type="float" office:value="100" calcext:value-type="float">
            <text:p>100</text:p>
          </table:table-cell>
          <table:table-cell office:value-type="float" office:value="9.27" calcext:value-type="float">
            <text:p>9.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37" calcext:value-type="float">
            <text:p>1137</text:p>
          </table:table-cell>
          <table:table-cell office:value-type="float" office:value="100" calcext:value-type="float">
            <text:p>100</text:p>
          </table:table-cell>
          <table:table-cell office:value-type="float" office:value="11.37" calcext:value-type="float">
            <text:p>11.3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10" calcext:value-type="float">
            <text:p>1010</text:p>
          </table:table-cell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33550" calcext:value-type="float">
            <text:p>3033550</text:p>
          </table:table-cell>
          <table:table-cell office:value-type="float" office:value="88856" calcext:value-type="float">
            <text:p>88856</text:p>
          </table:table-cell>
          <table:table-cell office:value-type="float" office:value="2.9" calcext:value-type="float">
            <text:p>2.9</text:p>
          </table:table-cell>
          <table:table-cell office:value-type="float" office:value="2944694" calcext:value-type="float">
            <text:p>2944694</text:p>
          </table:table-cell>
          <table:table-cell office:value-type="float" office:value="4927" calcext:value-type="float">
            <text:p>4927</text:p>
          </table:table-cell>
          <table:table-cell office:value-type="float" office:value="0.2" calcext:value-type="float">
            <text:p>0.2</text:p>
          </table:table-cell>
          <table:table-cell office:value-type="float" office:value="2939767" calcext:value-type="float">
            <text:p>2939767</text:p>
          </table:table-cell>
          <table:table-cell office:value-type="float" office:value="1782788" calcext:value-type="float">
            <text:p>1782788</text:p>
          </table:table-cell>
          <table:table-cell office:value-type="float" office:value="60.6" calcext:value-type="float">
            <text:p>60.6</text:p>
          </table:table-cell>
          <table:table-cell office:value-type="float" office:value="1156979" calcext:value-type="float">
            <text:p>115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979" calcext:value-type="float">
            <text:p>1156979</text:p>
          </table:table-cell>
          <table:table-cell office:value-type="float" office:value="534321" calcext:value-type="float">
            <text:p>534321</text:p>
          </table:table-cell>
          <table:table-cell office:value-type="float" office:value="46.2" calcext:value-type="float">
            <text:p>46.2</text:p>
          </table:table-cell>
          <table:table-cell table:formula="of:=LOG([.O8];2)" office:value-type="float" office:value="18.1217611463631" calcext:value-type="float">
            <text:p>18.1217611463631</text:p>
          </table:table-cell>
          <table:table-cell table:formula="of:=LOG([.Q8];2)" office:value-type="float" office:value="20.8839073547362" calcext:value-type="float">
            <text:p>20.88390735473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74" calcext:value-type="float">
            <text:p>34774</text:p>
          </table:table-cell>
          <table:table-cell office:value-type="float" office:value="100" calcext:value-type="float">
            <text:p>100</text:p>
          </table:table-cell>
          <table:table-cell office:value-type="float" office:value="347.74" calcext:value-type="float">
            <text:p>347.74</text:p>
          </table:table-cell>
          <table:table-cell office:value-type="float" office:value="320" calcext:value-type="float">
            <text:p>320</text:p>
          </table:table-cell>
          <table:table-cell office:value-type="float" office:value="366" calcext:value-type="float">
            <text:p>366</text:p>
          </table:table-cell>
          <table:table-cell office:value-type="float" office:value="306.793" calcext:value-type="float">
            <text:p>306.793</text:p>
          </table:table-cell>
          <table:table-cell office:value-type="float" office:value="100" calcext:value-type="float">
            <text:p>100</text:p>
          </table:table-cell>
          <table:table-cell office:value-type="float" office:value="3.06793" calcext:value-type="float">
            <text:p>3.06793</text:p>
          </table:table-cell>
          <table:table-cell office:value-type="float" office:value="0.00508402" calcext:value-type="float">
            <text:p>0.00508402</text:p>
          </table:table-cell>
          <table:table-cell office:value-type="float" office:value="47.3301" calcext:value-type="float">
            <text:p>47.3301</text:p>
          </table:table-cell>
          <table:table-cell office:value-type="float" office:value="3685534" calcext:value-type="float">
            <text:p>3685534</text:p>
          </table:table-cell>
          <table:table-cell office:value-type="float" office:value="100" calcext:value-type="float">
            <text:p>100</text:p>
          </table:table-cell>
          <table:table-cell office:value-type="float" office:value="36855.3" calcext:value-type="float">
            <text:p>36855.3</text:p>
          </table:table-cell>
          <table:table-cell office:value-type="float" office:value="3" calcext:value-type="float">
            <text:p>3</text:p>
          </table:table-cell>
          <table:table-cell office:value-type="float" office:value="605234" calcext:value-type="float">
            <text:p>605234</text:p>
          </table:table-cell>
          <table:table-cell office:value-type="float" office:value="143121" calcext:value-type="float">
            <text:p>143121</text:p>
          </table:table-cell>
          <table:table-cell office:value-type="float" office:value="100" calcext:value-type="float">
            <text:p>100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0" calcext:value-type="float">
            <text:p>0</text:p>
          </table:table-cell>
          <table:table-cell office:value-type="float" office:value="25524" calcext:value-type="float">
            <text:p>25524</text:p>
          </table:table-cell>
          <table:table-cell office:value-type="float" office:value="2130" calcext:value-type="float">
            <text:p>2130</text:p>
          </table:table-cell>
          <table:table-cell office:value-type="float" office:value="100" calcext:value-type="float">
            <text:p>100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57" calcext:value-type="float">
            <text:p>1157</text:p>
          </table:table-cell>
          <table:table-cell office:value-type="float" office:value="100" calcext:value-type="float">
            <text:p>100</text:p>
          </table:table-cell>
          <table:table-cell office:value-type="float" office:value="11.57" calcext:value-type="float">
            <text:p>11.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41" calcext:value-type="float">
            <text:p>1341</text:p>
          </table:table-cell>
          <table:table-cell office:value-type="float" office:value="100" calcext:value-type="float">
            <text:p>100</text:p>
          </table:table-cell>
          <table:table-cell office:value-type="float" office:value="13.41" calcext:value-type="float">
            <text:p>13.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22" calcext:value-type="float">
            <text:p>1222</text:p>
          </table:table-cell>
          <table:table-cell office:value-type="float" office:value="100" calcext:value-type="float">
            <text:p>100</text:p>
          </table:table-cell>
          <table:table-cell office:value-type="float" office:value="12.22" calcext:value-type="float">
            <text:p>12.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8672" calcext:value-type="float">
            <text:p>418672</text:p>
          </table:table-cell>
          <table:table-cell office:value-type="float" office:value="19048" calcext:value-type="float">
            <text:p>19048</text:p>
          </table:table-cell>
          <table:table-cell office:value-type="float" office:value="4.5" calcext:value-type="float">
            <text:p>4.5</text:p>
          </table:table-cell>
          <table:table-cell office:value-type="float" office:value="399624" calcext:value-type="float">
            <text:p>399624</text:p>
          </table:table-cell>
          <table:table-cell office:value-type="float" office:value="2019" calcext:value-type="float">
            <text:p>2019</text:p>
          </table:table-cell>
          <table:table-cell office:value-type="float" office:value="0.5" calcext:value-type="float">
            <text:p>0.5</text:p>
          </table:table-cell>
          <table:table-cell office:value-type="float" office:value="397605" calcext:value-type="float">
            <text:p>397605</text:p>
          </table:table-cell>
          <table:table-cell office:value-type="float" office:value="273615" calcext:value-type="float">
            <text:p>273615</text:p>
          </table:table-cell>
          <table:table-cell office:value-type="float" office:value="68.8" calcext:value-type="float">
            <text:p>68.8</text:p>
          </table:table-cell>
          <table:table-cell office:value-type="float" office:value="123990" calcext:value-type="float">
            <text:p>12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90" calcext:value-type="float">
            <text:p>123990</text:p>
          </table:table-cell>
          <table:table-cell office:value-type="float" office:value="52573" calcext:value-type="float">
            <text:p>52573</text:p>
          </table:table-cell>
          <table:table-cell office:value-type="float" office:value="42.4" calcext:value-type="float">
            <text:p>42.4</text:p>
          </table:table-cell>
          <table:table-cell table:formula="of:=LOG([.O9];2)" office:value-type="float" office:value="15.1695844814723" calcext:value-type="float">
            <text:p>15.1695844814723</text:p>
          </table:table-cell>
          <table:table-cell table:formula="of:=LOG([.Q9];2)" office:value-type="float" office:value="19.2071335099981" calcext:value-type="float">
            <text:p>19.20713350999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028" calcext:value-type="float">
            <text:p>39028</text:p>
          </table:table-cell>
          <table:table-cell office:value-type="float" office:value="100" calcext:value-type="float">
            <text:p>100</text:p>
          </table:table-cell>
          <table:table-cell office:value-type="float" office:value="390.28" calcext:value-type="float">
            <text:p>390.28</text:p>
          </table:table-cell>
          <table:table-cell office:value-type="float" office:value="374" calcext:value-type="float">
            <text:p>374</text:p>
          </table:table-cell>
          <table:table-cell office:value-type="float" office:value="410" calcext:value-type="float">
            <text:p>410</text:p>
          </table:table-cell>
          <table:table-cell office:value-type="float" office:value="4.1018" calcext:value-type="float">
            <text:p>4.1018</text:p>
          </table:table-cell>
          <table:table-cell office:value-type="float" office:value="100" calcext:value-type="float">
            <text:p>100</text:p>
          </table:table-cell>
          <table:table-cell office:value-type="float" office:value="0.041018" calcext:value-type="float">
            <text:p>0.041018</text:p>
          </table:table-cell>
          <table:table-cell office:value-type="float" office:value="0.00505081" calcext:value-type="float">
            <text:p>0.00505081</text:p>
          </table:table-cell>
          <table:table-cell office:value-type="float" office:value="0.380889" calcext:value-type="float">
            <text:p>0.380889</text:p>
          </table:table-cell>
          <table:table-cell office:value-type="float" office:value="36035" calcext:value-type="float">
            <text:p>36035</text:p>
          </table:table-cell>
          <table:table-cell office:value-type="float" office:value="100" calcext:value-type="float">
            <text:p>100</text:p>
          </table:table-cell>
          <table:table-cell office:value-type="float" office:value="360.35" calcext:value-type="float">
            <text:p>360.35</text:p>
          </table:table-cell>
          <table:table-cell office:value-type="float" office:value="3" calcext:value-type="float">
            <text:p>3</text:p>
          </table:table-cell>
          <table:table-cell office:value-type="float" office:value="3617" calcext:value-type="float">
            <text:p>3617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69" calcext:value-type="float">
            <text:p>1569</text:p>
          </table:table-cell>
          <table:table-cell office:value-type="float" office:value="100" calcext:value-type="float">
            <text:p>100</text:p>
          </table:table-cell>
          <table:table-cell office:value-type="float" office:value="15.69" calcext:value-type="float">
            <text:p>15.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51" calcext:value-type="float">
            <text:p>1651</text:p>
          </table:table-cell>
          <table:table-cell office:value-type="float" office:value="100" calcext:value-type="float">
            <text:p>100</text:p>
          </table:table-cell>
          <table:table-cell office:value-type="float" office:value="16.51" calcext:value-type="float">
            <text:p>16.5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95" calcext:value-type="float">
            <text:p>1595</text:p>
          </table:table-cell>
          <table:table-cell office:value-type="float" office:value="100" calcext:value-type="float">
            <text:p>100</text:p>
          </table:table-cell>
          <table:table-cell office:value-type="float" office:value="15.95" calcext:value-type="float">
            <text:p>15.9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40" calcext:value-type="float">
            <text:p>4740</text:p>
          </table:table-cell>
          <table:table-cell office:value-type="float" office:value="437" calcext:value-type="float">
            <text:p>437</text:p>
          </table:table-cell>
          <table:table-cell office:value-type="float" office:value="9.2" calcext:value-type="float">
            <text:p>9.2</text:p>
          </table:table-cell>
          <table:table-cell office:value-type="float" office:value="4303" calcext:value-type="float">
            <text:p>4303</text:p>
          </table:table-cell>
          <table:table-cell office:value-type="float" office:value="314" calcext:value-type="float">
            <text:p>314</text:p>
          </table:table-cell>
          <table:table-cell office:value-type="float" office:value="7.3" calcext:value-type="float">
            <text:p>7.3</text:p>
          </table:table-cell>
          <table:table-cell office:value-type="float" office:value="3989" calcext:value-type="float">
            <text:p>3989</text:p>
          </table:table-cell>
          <table:table-cell office:value-type="float" office:value="3414" calcext:value-type="float">
            <text:p>3414</text:p>
          </table:table-cell>
          <table:table-cell office:value-type="float" office:value="85.6" calcext:value-type="float">
            <text:p>85.6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100" calcext:value-type="float">
            <text:p>100</text:p>
          </table:table-cell>
          <table:table-cell office:value-type="float" office:value="17.4" calcext:value-type="float">
            <text:p>17.4</text:p>
          </table:table-cell>
          <table:table-cell table:formula="of:=LOG([.O10];2)" office:value-type="float" office:value="8.49325503512067" calcext:value-type="float">
            <text:p>8.49325503512067</text:p>
          </table:table-cell>
          <table:table-cell table:formula="of:=LOG([.Q10];2)" office:value-type="float" office:value="11.8205778826558" calcext:value-type="float">
            <text:p>11.8205778826558</text:p>
          </table:table-cell>
        </table:table-row>
      </table:table>
      <table:table table:name="data" table:style-name="ta1">
        <table:table-column table:style-name="co39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BJ$6]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BJ$6]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BJ$6]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BJ$6]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BJ$6]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BJ$6]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BJ$6]" office:value-type="float" office:value="8.57364718749332" calcext:value-type="float">
            <text:p>8.57364718749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BJ$6]" office:value-type="float" office:value="8.65463602852797" calcext:value-type="float">
            <text:p>8.654636028527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BJ$6]" office:value-type="float" office:value="10.0209799389042" calcext:value-type="float">
            <text:p>10.0209799389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BJ$6]" office:value-type="float" office:value="10.6017707884077" calcext:value-type="float">
            <text:p>10.6017707884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BJ$6]" office:value-type="float" office:value="11.116993677547" calcext:value-type="float">
            <text:p>11.116993677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BJ$6]" office:value-type="float" office:value="11.6348110501717" calcext:value-type="float">
            <text:p>11.6348110501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BJ$6]" office:value-type="float" office:value="13.3905720374715" calcext:value-type="float">
            <text:p>13.39057203747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BJ$6]" office:value-type="float" office:value="13.1199137854523" calcext:value-type="float">
            <text:p>13.11991378545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BJ$6]" office:value-type="float" office:value="13.9498267107591" calcext:value-type="float">
            <text:p>13.94982671075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BJ$6]" office:value-type="float" office:value="13.7301516731733" calcext:value-type="float">
            <text:p>13.73015167317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BJ$6]" office:value-type="float" office:value="14.8297227350861" calcext:value-type="float">
            <text:p>14.82972273508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BJ$6]" office:value-type="float" office:value="15.5428202836081" calcext:value-type="float">
            <text:p>15.5428202836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BJ$6]" office:value-type="float" office:value="17.0481462542196" calcext:value-type="float">
            <text:p>17.04814625421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BJ$6]" office:value-type="float" office:value="17.9892392580739" calcext:value-type="float">
            <text:p>17.9892392580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BJ$6]" office:value-type="float" office:value="19.5394693376701" calcext:value-type="float">
            <text:p>19.5394693376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BJ$6]" office:value-type="float" office:value="20.158870979475" calcext:value-type="float">
            <text:p>20.158870979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BJ$6]" office:value-type="float" office:value="20.7954396395601" calcext:value-type="float">
            <text:p>20.79543963956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BJ$6]" office:value-type="float" office:value="22.1734892731557" calcext:value-type="float">
            <text:p>22.17348927315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BJ$6]" office:value-type="float" office:value="23.5559441699913" calcext:value-type="float">
            <text:p>23.5559441699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BJ$6]" office:value-type="float" office:value="24.5484291926745" calcext:value-type="float">
            <text:p>24.548429192674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2:summary_5.B10 summary_5.BI2:summary_5.BI10 summary_10.B2:summary_10.B10 summary_10.BI2:summary_10.BI10 summary_15.B2:summary_15.B10 summary_15.BI2:summary_15.BI10 summary_20.B2:summary_20.B10 summary_20.BI2:summary_20.BI10 summary_25.B2:summary_25.B10 summary_25.BI2:summary_25.BI10 summary_30.B2:summary_30.B10 summary_30.BI2:summary_30.B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3pt" svg:y="0pt">
            <draw:object draw:notify-on-update-of-ranges="data.A1:data.A26 data.B1:data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277.63pt">
            <draw:object draw:notify-on-update-of-ranges="summary_5.AS2:summary_5.AS10 summary_5.B2:summary_5.B10 summary_10.AS2:summary_10.AS10 summary_10.B2:summary_10.B10 summary_15.AS2:summary_15.AS10 summary_15.B2:summary_15.B10 summary_20.AS2:summary_20.AS10 summary_20.B2:summary_20.B10 summary_25.AS2:summary_25.AS10 summary_25.B2:summary_25.B10 summary_30.AS2:summary_30.AS10 summary_30.B2:summary_30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1.71pt" svg:y="270.11pt">
            <draw:object draw:notify-on-update-of-ranges="summary_10.AV2:summary_10.AV10 summary_10.B2:summary_10.B10 summary_15.AV2:summary_15.AV10 summary_15.B2:summary_15.B10 summary_20.AV2:summary_20.AV10 summary_20.B2:summary_20.B10 summary_25.AV2:summary_25.AV10 summary_25.B2:summary_25.B10 summary_30.AV2:summary_30.AV10 summary_30.B2:summary_30.B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.3pt" svg:y="538.89pt">
            <draw:object draw:notify-on-update-of-ranges="summary_10.AY2:summary_10.AY10 summary_10.B2:summary_10.B10 summary_15.AY2:summary_15.AY10 summary_15.B2:summary_15.B10 summary_20.AY2:summary_20.AY10 summary_20.B2:summary_20.B10 summary_25.AY2:summary_25.AY10 summary_25.B2:summary_25.B10 summary_30.AY2:summary_30.AY10 summary_30.B2:summary_30.B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512.48pt" svg:y="548.73pt">
            <draw:object draw:notify-on-update-of-ranges="summary_10.BB2:summary_10.BB10 summary_10.B2:summary_10.B10 summary_15.BB2:summary_15.BB10 summary_15.B2:summary_15.B10 summary_20.BB2:summary_20.BB10 summary_20.B2:summary_20.B10 summary_25.BB2:summary_25.BB10 summary_25.B2:summary_25.B10 summary_30.BB2:summary_30.BB10 summary_30.B2:summary_30.B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0pt" svg:y="807pt">
            <draw:object draw:notify-on-update-of-ranges="summary_10.BE2:summary_10.BE10 summary_10.B2:summary_10.B10 summary_15.BE2:summary_15.BE10 summary_15.B2:summary_15.B10 summary_20.BE2:summary_20.BE10 summary_20.B2:summary_20.B10 summary_25.BE2:summary_25.BE10 summary_25.B2:summary_25.B10 summary_30.BE2:summary_30.BE10 summary_30.B2:summary_30.B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508.59pt" svg:y="821.28pt">
            <draw:object draw:notify-on-update-of-ranges="summary_10.BH2:summary_10.BH10 summary_10.B2:summary_10.B10 summary_15.BH2:summary_15.BH10 summary_15.B2:summary_15.B10 summary_20.BH2:summary_20.BH10 summary_20.B2:summary_20.B10 summary_25.BH2:summary_25.BH10 summary_25.B2:summary_25.B10 summary_30.BH2:summary_30.BH10 summary_30.B2:summary_30.B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0:14:22.199026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2:18:49.398392679</meta:creation-date>
    <meta:generator>LibreOffice/6.2.7.1$Linux_X86_64 LibreOffice_project/20$Build-1</meta:generator>
    <dc:date>2019-12-29T20:56:44.218952672</dc:date>
    <meta:editing-duration>PT1H14M52S</meta:editing-duration>
    <meta:editing-cycles>24</meta:editing-cycles>
    <meta:document-statistic meta:table-count="28" meta:cell-count="161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BI2:summary_5.BI10 summary_10.BI2:summary_10.BI10 summary_15.BI2:summary_15.BI10 summary_20.BI2:summary_20.BI10 summary_25.BI2:summary_25.BI10 summary_30.BI2:summary_30.BI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97cm" chart:style-name="ch6">
              <text:p>Mean Steps (log)</text:p>
            </chart:title>
            <chart:grid chart:style-name="ch7" chart:class="major"/>
          </chart:axis>
          <chart:series chart:style-name="ch8" chart:values-cell-range-address="summary_5.BI2:summary_5.BI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BI2:summary_10.BI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BI2:summary_15.BI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BI2:summary_20.BI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BI2:summary_25.BI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BI2:summary_30.BI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58496250072116">
                <text:p>1.58496250072116</text:p>
                <draw:g>
                  <svg:desc>summary_5.BI2:summary_5.BI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.98112198979431">
                <text:p>1.98112198979431</text:p>
                <draw:g>
                  <svg:desc>summary_10.BI2:summary_10.BI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27932270971912">
                <text:p>4.27932270971912</text:p>
                <draw:g>
                  <svg:desc>summary_15.BI2:summary_15.BI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38758656581935">
                <text:p>7.38758656581935</text:p>
                <draw:g>
                  <svg:desc>summary_20.BI2:summary_20.BI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.80495380046976">
                <text:p>9.80495380046976</text:p>
                <draw:g>
                  <svg:desc>summary_25.BI2:summary_25.BI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1.4996366412752">
                <text:p>11.4996366412752</text:p>
                <draw:g>
                  <svg:desc>summary_30.BI2:summary_30.B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1164454337366">
                <text:p>1.61164454337366</text:p>
              </table:table-cell>
              <table:table-cell office:value-type="float" office:value="20">
                <text:p>20</text:p>
              </table:table-cell>
              <table:table-cell office:value-type="float" office:value="3.08966763043294">
                <text:p>3.08966763043294</text:p>
              </table:table-cell>
              <table:table-cell office:value-type="float" office:value="20">
                <text:p>20</text:p>
              </table:table-cell>
              <table:table-cell office:value-type="float" office:value="5.42579496355584">
                <text:p>5.42579496355584</text:p>
              </table:table-cell>
              <table:table-cell office:value-type="float" office:value="20">
                <text:p>20</text:p>
              </table:table-cell>
              <table:table-cell office:value-type="float" office:value="8.92771871260941">
                <text:p>8.92771871260941</text:p>
              </table:table-cell>
              <table:table-cell office:value-type="float" office:value="20">
                <text:p>20</text:p>
              </table:table-cell>
              <table:table-cell office:value-type="float" office:value="11.6662461979408">
                <text:p>11.6662461979408</text:p>
              </table:table-cell>
              <table:table-cell office:value-type="float" office:value="20">
                <text:p>20</text:p>
              </table:table-cell>
              <table:table-cell office:value-type="float" office:value="14.9536553801411">
                <text:p>14.9536553801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6357233541752">
                <text:p>1.66357233541752</text:p>
              </table:table-cell>
              <table:table-cell office:value-type="float" office:value="30">
                <text:p>30</text:p>
              </table:table-cell>
              <table:table-cell office:value-type="float" office:value="3.15995204473292">
                <text:p>3.15995204473292</text:p>
              </table:table-cell>
              <table:table-cell office:value-type="float" office:value="30">
                <text:p>30</text:p>
              </table:table-cell>
              <table:table-cell office:value-type="float" office:value="6.81290889856175">
                <text:p>6.81290889856175</text:p>
              </table:table-cell>
              <table:table-cell office:value-type="float" office:value="30">
                <text:p>30</text:p>
              </table:table-cell>
              <table:table-cell office:value-type="float" office:value="9.52995755890898">
                <text:p>9.52995755890898</text:p>
              </table:table-cell>
              <table:table-cell office:value-type="float" office:value="30">
                <text:p>30</text:p>
              </table:table-cell>
              <table:table-cell office:value-type="float" office:value="15.0284284298034">
                <text:p>15.0284284298034</text:p>
              </table:table-cell>
              <table:table-cell office:value-type="float" office:value="30">
                <text:p>30</text:p>
              </table:table-cell>
              <table:table-cell office:value-type="float" office:value="19.8397174155927">
                <text:p>19.8397174155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70132725741294">
                <text:p>1.70132725741294</text:p>
              </table:table-cell>
              <table:table-cell office:value-type="float" office:value="40">
                <text:p>40</text:p>
              </table:table-cell>
              <table:table-cell office:value-type="float" office:value="3.84779651832754">
                <text:p>3.84779651832754</text:p>
              </table:table-cell>
              <table:table-cell office:value-type="float" office:value="40">
                <text:p>40</text:p>
              </table:table-cell>
              <table:table-cell office:value-type="float" office:value="6.97378345195419">
                <text:p>6.97378345195419</text:p>
              </table:table-cell>
              <table:table-cell office:value-type="float" office:value="40">
                <text:p>40</text:p>
              </table:table-cell>
              <table:table-cell office:value-type="float" office:value="10.742823088927">
                <text:p>10.742823088927</text:p>
              </table:table-cell>
              <table:table-cell office:value-type="float" office:value="40">
                <text:p>40</text:p>
              </table:table-cell>
              <table:table-cell office:value-type="float" office:value="15.7967773002878">
                <text:p>15.7967773002878</text:p>
              </table:table-cell>
              <table:table-cell office:value-type="float" office:value="40">
                <text:p>40</text:p>
              </table:table-cell>
              <table:table-cell office:value-type="float" office:value="20.8333178676884">
                <text:p>20.8333178676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77399632511117">
                <text:p>1.77399632511117</text:p>
              </table:table-cell>
              <table:table-cell office:value-type="float" office:value="50">
                <text:p>50</text:p>
              </table:table-cell>
              <table:table-cell office:value-type="float" office:value="3.88762274684317">
                <text:p>3.88762274684317</text:p>
              </table:table-cell>
              <table:table-cell office:value-type="float" office:value="50">
                <text:p>50</text:p>
              </table:table-cell>
              <table:table-cell office:value-type="float" office:value="7.2153582641131">
                <text:p>7.2153582641131</text:p>
              </table:table-cell>
              <table:table-cell office:value-type="float" office:value="50">
                <text:p>50</text:p>
              </table:table-cell>
              <table:table-cell office:value-type="float" office:value="10.9745221425837">
                <text:p>10.9745221425837</text:p>
              </table:table-cell>
              <table:table-cell office:value-type="float" office:value="50">
                <text:p>50</text:p>
              </table:table-cell>
              <table:table-cell office:value-type="float" office:value="15.729302091969">
                <text:p>15.729302091969</text:p>
              </table:table-cell>
              <table:table-cell office:value-type="float" office:value="50">
                <text:p>50</text:p>
              </table:table-cell>
              <table:table-cell office:value-type="float" office:value="20.94252023249">
                <text:p>20.94252023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1369581484336">
                <text:p>1.71369581484336</text:p>
              </table:table-cell>
              <table:table-cell office:value-type="float" office:value="60">
                <text:p>60</text:p>
              </table:table-cell>
              <table:table-cell office:value-type="float" office:value="3.64904056563445">
                <text:p>3.64904056563445</text:p>
              </table:table-cell>
              <table:table-cell office:value-type="float" office:value="60">
                <text:p>60</text:p>
              </table:table-cell>
              <table:table-cell office:value-type="float" office:value="6.94979170054566">
                <text:p>6.94979170054566</text:p>
              </table:table-cell>
              <table:table-cell office:value-type="float" office:value="60">
                <text:p>60</text:p>
              </table:table-cell>
              <table:table-cell office:value-type="float" office:value="10.9232680528854">
                <text:p>10.9232680528854</text:p>
              </table:table-cell>
              <table:table-cell office:value-type="float" office:value="60">
                <text:p>60</text:p>
              </table:table-cell>
              <table:table-cell office:value-type="float" office:value="15.1566164018618">
                <text:p>15.1566164018618</text:p>
              </table:table-cell>
              <table:table-cell office:value-type="float" office:value="60">
                <text:p>60</text:p>
              </table:table-cell>
              <table:table-cell office:value-type="float" office:value="20.1638118050115">
                <text:p>20.1638118050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63784206032411">
                <text:p>1.63784206032411</text:p>
              </table:table-cell>
              <table:table-cell office:value-type="float" office:value="70">
                <text:p>70</text:p>
              </table:table-cell>
              <table:table-cell office:value-type="float" office:value="3.31324585178756">
                <text:p>3.31324585178756</text:p>
              </table:table-cell>
              <table:table-cell office:value-type="float" office:value="70">
                <text:p>70</text:p>
              </table:table-cell>
              <table:table-cell office:value-type="float" office:value="6.43822630507018">
                <text:p>6.43822630507018</text:p>
              </table:table-cell>
              <table:table-cell office:value-type="float" office:value="70">
                <text:p>70</text:p>
              </table:table-cell>
              <table:table-cell office:value-type="float" office:value="9.6940966635057">
                <text:p>9.6940966635057</text:p>
              </table:table-cell>
              <table:table-cell office:value-type="float" office:value="70">
                <text:p>70</text:p>
              </table:table-cell>
              <table:table-cell office:value-type="float" office:value="13.593321087352">
                <text:p>13.593321087352</text:p>
              </table:table-cell>
              <table:table-cell office:value-type="float" office:value="70">
                <text:p>70</text:p>
              </table:table-cell>
              <table:table-cell office:value-type="float" office:value="18.1217611463631">
                <text:p>18.121761146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80">
                <text:p>80</text:p>
              </table:table-cell>
              <table:table-cell office:value-type="float" office:value="2.35191096110308">
                <text:p>2.35191096110308</text:p>
              </table:table-cell>
              <table:table-cell office:value-type="float" office:value="80">
                <text:p>80</text:p>
              </table:table-cell>
              <table:table-cell office:value-type="float" office:value="5.13364571887834">
                <text:p>5.13364571887834</text:p>
              </table:table-cell>
              <table:table-cell office:value-type="float" office:value="80">
                <text:p>80</text:p>
              </table:table-cell>
              <table:table-cell office:value-type="float" office:value="7.86108690599539">
                <text:p>7.86108690599539</text:p>
              </table:table-cell>
              <table:table-cell office:value-type="float" office:value="80">
                <text:p>80</text:p>
              </table:table-cell>
              <table:table-cell office:value-type="float" office:value="11.2232656637657">
                <text:p>11.2232656637657</text:p>
              </table:table-cell>
              <table:table-cell office:value-type="float" office:value="80">
                <text:p>80</text:p>
              </table:table-cell>
              <table:table-cell office:value-type="float" office:value="15.1695844814723">
                <text:p>15.1695844814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90">
                <text:p>90</text:p>
              </table:table-cell>
              <table:table-cell office:value-type="float" office:value="1.62900683342718">
                <text:p>1.62900683342718</text:p>
              </table:table-cell>
              <table:table-cell office:value-type="float" office:value="90">
                <text:p>90</text:p>
              </table:table-cell>
              <table:table-cell office:value-type="float" office:value="2.80281359753229">
                <text:p>2.80281359753229</text:p>
              </table:table-cell>
              <table:table-cell office:value-type="float" office:value="90">
                <text:p>90</text:p>
              </table:table-cell>
              <table:table-cell office:value-type="float" office:value="4.15218341905505">
                <text:p>4.15218341905505</text:p>
              </table:table-cell>
              <table:table-cell office:value-type="float" office:value="90">
                <text:p>90</text:p>
              </table:table-cell>
              <table:table-cell office:value-type="float" office:value="5.85249829878989">
                <text:p>5.85249829878989</text:p>
              </table:table-cell>
              <table:table-cell office:value-type="float" office:value="90">
                <text:p>90</text:p>
              </table:table-cell>
              <table:table-cell office:value-type="float" office:value="8.49325503512067">
                <text:p>8.4932550351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log(steps)=0.0131n^2+0.3037n+3.3778</text:p>
        </chart:title>
        <chart:legend chart:legend-position="end" svg:x="11.825cm" svg:y="3.952cm" style:legend-expansion="high" chart:style-name="ch3"/>
        <chart:plot-area chart:style-name="ch4" table:cell-range-address="data.A1:data.B26" chart:data-source-has-labels="row" svg:x="1.331cm" svg:y="1.275cm" svg:width="10.174cm" svg:height="6.564cm">
          <chartooo:coordinate-region svg:x="1.952cm" svg:y="1.474cm" svg:width="9.366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739cm" chart:style-name="ch7">
              <text:p>Max Steps (log)</text:p>
            </chart:title>
            <chart:grid chart:style-name="ch8" chart:class="major"/>
          </chart:axis>
          <chart:series chart:style-name="ch9" chart:values-cell-range-address="data.B1:data.B26" loext:label-string="&quot;P=50&quot;" chart:class="chart:scatter">
            <chart:domain table:cell-range-address="data.A1:data.A26"/>
            <chart:regression-curve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26</svg:desc>
                </draw:g>
              </table:table-cell>
              <table:table-cell office:value-type="float" office:value="4.95419631038688">
                <text:p>4.95419631038688</text:p>
                <draw:g>
                  <svg:desc>data.B1:data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.0209799389042">
                <text:p>10.0209799389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.6017707884077">
                <text:p>10.6017707884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.116993677547">
                <text:p>11.116993677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.6348110501717">
                <text:p>11.6348110501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.3905720374715">
                <text:p>13.3905720374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.1199137854523">
                <text:p>13.1199137854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.9498267107591">
                <text:p>13.9498267107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.7301516731733">
                <text:p>13.7301516731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4.8297227350861">
                <text:p>14.8297227350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.5428202836081">
                <text:p>15.5428202836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7.0481462542196">
                <text:p>17.0481462542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9892392580739">
                <text:p>17.9892392580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9.5394693376701">
                <text:p>19.5394693376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0.158870979475">
                <text:p>20.158870979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0.7954396395601">
                <text:p>20.795439639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2.1734892731557">
                <text:p>22.1734892731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3.5559441699913">
                <text:p>23.5559441699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4.5484291926745">
                <text:p>24.5484291926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AS2:summary_5.AS10 summary_10.AS2:summary_10.AS10 summary_15.AS2:summary_15.AS10 summary_20.AS2:summary_20.AS10 summary_25.AS2:summary_25.AS10 summary_30.AS2:summary_30.AS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924cm" svg:y="8.019cm" chart:style-name="ch5">
              <text:p>Edge Probabilty (%)</text:p>
            </chart:title>
          </chart:axis>
          <chart:axis chart:dimension="y" chart:name="primary-y" chart:style-name="ch4">
            <chart:title svg:x="0.451cm" svg:y="4.873cm" chart:style-name="ch6">
              <text:p>LB=UB (%)</text:p>
            </chart:title>
            <chart:grid chart:style-name="ch7" chart:class="major"/>
          </chart:axis>
          <chart:series chart:style-name="ch8" chart:values-cell-range-address="summary_5.AS2:summary_5.AS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S2:summary_10.AS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S2:summary_15.AS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S2:summary_20.AS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S2:summary_25.AS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S2:summary_30.AS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00">
                <text:p>100</text:p>
                <draw:g>
                  <svg:desc>summary_5.AS2:summary_5.AS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97.7">
                <text:p>97.7</text:p>
                <draw:g>
                  <svg:desc>summary_10.AS2:summary_10.AS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89.6">
                <text:p>89.6</text:p>
                <draw:g>
                  <svg:desc>summary_15.AS2:summary_15.AS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7">
                <text:p>77</text:p>
                <draw:g>
                  <svg:desc>summary_20.AS2:summary_20.AS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77">
                <text:p>77</text:p>
                <draw:g>
                  <svg:desc>summary_25.AS2:summary_25.AS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7">
                <text:p>57</text:p>
                <draw:g>
                  <svg:desc>summary_30.AS2:summary_30.A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20">
                <text:p>20</text:p>
              </table:table-cell>
              <table:table-cell office:value-type="float" office:value="89.6">
                <text:p>89.6</text:p>
              </table:table-cell>
              <table:table-cell office:value-type="float" office:value="20">
                <text:p>20</text:p>
              </table:table-cell>
              <table:table-cell office:value-type="float" office:value="77.4">
                <text:p>77.4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9.4">
                <text:p>99.4</text:p>
              </table:table-cell>
              <table:table-cell office:value-type="float" office:value="30">
                <text:p>30</text:p>
              </table:table-cell>
              <table:table-cell office:value-type="float" office:value="88.3">
                <text:p>88.3</text:p>
              </table:table-cell>
              <table:table-cell office:value-type="float" office:value="30">
                <text:p>30</text:p>
              </table:table-cell>
              <table:table-cell office:value-type="float" office:value="62.4">
                <text:p>62.4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9.1">
                <text:p>99.1</text:p>
              </table:table-cell>
              <table:table-cell office:value-type="float" office:value="40">
                <text:p>40</text:p>
              </table:table-cell>
              <table:table-cell office:value-type="float" office:value="81.6">
                <text:p>81.6</text:p>
              </table:table-cell>
              <table:table-cell office:value-type="float" office:value="40">
                <text:p>40</text:p>
              </table:table-cell>
              <table:table-cell office:value-type="float" office:value="53.4">
                <text:p>53.4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8.5">
                <text:p>98.5</text:p>
              </table:table-cell>
              <table:table-cell office:value-type="float" office:value="50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  <table:table-cell office:value-type="float" office:value="85.5">
                <text:p>85.5</text:p>
              </table:table-cell>
              <table:table-cell office:value-type="float" office:value="60">
                <text:p>60</text:p>
              </table:table-cell>
              <table:table-cell office:value-type="float" office:value="51.4">
                <text:p>51.4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9.6">
                <text:p>99.6</text:p>
              </table:table-cell>
              <table:table-cell office:value-type="float" office:value="70">
                <text:p>70</text:p>
              </table:table-cell>
              <table:table-cell office:value-type="float" office:value="87.6">
                <text:p>87.6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4.2">
                <text:p>74.2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99.8">
                <text:p>99.8</text:p>
              </table:table-cell>
              <table:table-cell office:value-type="float" office:value="90">
                <text:p>90</text:p>
              </table:table-cell>
              <table:table-cell office:value-type="float" office:value="94.6">
                <text:p>94.6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90">
                <text:p>9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V2:summary_10.AV10 summary_15.AV2:summary_15.AV10 summary_20.AV2:summary_20.AV10 summary_25.AV2:summary_25.AV10 summary_30.AV2:summary_30.AV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429cm" chart:style-name="ch6">
              <text:p>Max Edge Test (%)</text:p>
            </chart:title>
            <chart:grid chart:style-name="ch7" chart:class="major"/>
          </chart:axis>
          <chart:series chart:style-name="ch8" chart:values-cell-range-address="summary_10.AV2:summary_10.AV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AV2:summary_15.AV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AV2:summary_20.AV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AV2:summary_25.AV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AV2:summary_30.AV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5.7">
                <text:p>45.7</text:p>
                <draw:g>
                  <svg:desc>summary_10.AV2:summary_10.AV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26.7">
                <text:p>26.7</text:p>
                <draw:g>
                  <svg:desc>summary_15.AV2:summary_15.AV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11.7">
                <text:p>11.7</text:p>
                <draw:g>
                  <svg:desc>summary_20.AV2:summary_20.AV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4.1">
                <text:p>4.1</text:p>
                <draw:g>
                  <svg:desc>summary_25.AV2:summary_25.AV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2.7">
                <text:p>2.7</text:p>
                <draw:g>
                  <svg:desc>summary_30.AV2:summary_30.AV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.2">
                <text:p>39.2</text:p>
              </table:table-cell>
              <table:table-cell office:value-type="float" office:value="20">
                <text:p>20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20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9.2">
                <text:p>29.2</text:p>
              </table:table-cell>
              <table:table-cell office:value-type="float" office:value="30">
                <text:p>30</text:p>
              </table:table-cell>
              <table:table-cell office:value-type="float" office:value="11.6">
                <text:p>11.6</text:p>
              </table:table-cell>
              <table:table-cell office:value-type="float" office:value="30">
                <text:p>30</text:p>
              </table:table-cell>
              <table:table-cell office:value-type="float" office:value="7.3">
                <text:p>7.3</text:p>
              </table:table-cell>
              <table:table-cell office:value-type="float" office:value="30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.9">
                <text:p>22.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6.3">
                <text:p>6.3</text:p>
              </table:table-cell>
              <table:table-cell office:value-type="float" office:value="40">
                <text:p>40</text:p>
              </table:table-cell>
              <table:table-cell office:value-type="float" office:value="2.6">
                <text:p>2.6</text:p>
              </table:table-cell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.7">
                <text:p>20.7</text:p>
              </table:table-cell>
              <table:table-cell office:value-type="float" office:value="50">
                <text:p>50</text:p>
              </table:table-cell>
              <table:table-cell office:value-type="float" office:value="11.5">
                <text:p>11.5</text:p>
              </table:table-cell>
              <table:table-cell office:value-type="float" office:value="50">
                <text:p>50</text:p>
              </table:table-cell>
              <table:table-cell office:value-type="float" office:value="6.7">
                <text:p>6.7</text:p>
              </table:table-cell>
              <table:table-cell office:value-type="float" office:value="50">
                <text:p>50</text:p>
              </table:table-cell>
              <table:table-cell office:value-type="float" office:value="3.3">
                <text:p>3.3</text:p>
              </table:table-cell>
              <table:table-cell office:value-type="float" office:value="50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.2">
                <text:p>21.2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7.4">
                <text:p>7.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0.1">
                <text:p>20.1</text:p>
              </table:table-cell>
              <table:table-cell office:value-type="float" office:value="70">
                <text:p>70</text:p>
              </table:table-cell>
              <table:table-cell office:value-type="float" office:value="12.8">
                <text:p>12.8</text:p>
              </table:table-cell>
              <table:table-cell office:value-type="float" office:value="70">
                <text:p>70</text:p>
              </table:table-cell>
              <table:table-cell office:value-type="float" office:value="9.3">
                <text:p>9.3</text:p>
              </table:table-cell>
              <table:table-cell office:value-type="float" office:value="70">
                <text:p>70</text:p>
              </table:table-cell>
              <table:table-cell office:value-type="float" office:value="5.3">
                <text:p>5.3</text:p>
              </table:table-cell>
              <table:table-cell office:value-type="float" office:value="70">
                <text:p>7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0.8">
                <text:p>20.8</text:p>
              </table:table-cell>
              <table:table-cell office:value-type="float" office:value="80">
                <text:p>80</text:p>
              </table:table-cell>
              <table:table-cell office:value-type="float" office:value="13.2">
                <text:p>13.2</text:p>
              </table:table-cell>
              <table:table-cell office:value-type="float" office:value="80">
                <text:p>80</text:p>
              </table:table-cell>
              <table:table-cell office:value-type="float" office:value="9.4">
                <text:p>9.4</text:p>
              </table:table-cell>
              <table:table-cell office:value-type="float" office:value="80">
                <text:p>80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8.5">
                <text:p>38.5</text:p>
              </table:table-cell>
              <table:table-cell office:value-type="float" office:value="90">
                <text:p>90</text:p>
              </table:table-cell>
              <table:table-cell office:value-type="float" office:value="14.8">
                <text:p>14.8</text:p>
              </table:table-cell>
              <table:table-cell office:value-type="float" office:value="90">
                <text:p>90</text:p>
              </table:table-cell>
              <table:table-cell office:value-type="float" office:value="13.9">
                <text:p>13.9</text:p>
              </table:table-cell>
              <table:table-cell office:value-type="float" office:value="90">
                <text:p>90</text:p>
              </table:table-cell>
              <table:table-cell office:value-type="float" office:value="9.4">
                <text:p>9.4</text:p>
              </table:table-cell>
              <table:table-cell office:value-type="float" office:value="90">
                <text:p>90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Y2:summary_10.AY10 summary_15.AY2:summary_15.AY10 summary_20.AY2:summary_20.AY10 summary_25.AY2:summary_25.AY10 summary_30.AY2:summary_30.AY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349cm" chart:style-name="ch6">
              <text:p>Small Degree (%)</text:p>
            </chart:title>
            <chart:grid chart:style-name="ch7" chart:class="major"/>
          </chart:axis>
          <chart:series chart:style-name="ch8" chart:values-cell-range-address="summary_10.AY2:summary_10.AY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AY2:summary_15.AY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AY2:summary_20.AY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AY2:summary_25.AY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AY2:summary_30.AY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93.9">
                <text:p>93.9</text:p>
                <draw:g>
                  <svg:desc>summary_10.AY2:summary_10.AY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8">
                <text:p>58</text:p>
                <draw:g>
                  <svg:desc>summary_15.AY2:summary_15.AY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34.3">
                <text:p>34.3</text:p>
                <draw:g>
                  <svg:desc>summary_20.AY2:summary_20.AY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18.9">
                <text:p>18.9</text:p>
                <draw:g>
                  <svg:desc>summary_25.AY2:summary_25.AY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6.2">
                <text:p>16.2</text:p>
                <draw:g>
                  <svg:desc>summary_30.AY2:summary_30.A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9.3">
                <text:p>79.3</text:p>
              </table:table-cell>
              <table:table-cell office:value-type="float" office:value="20">
                <text:p>20</text:p>
              </table:table-cell>
              <table:table-cell office:value-type="float" office:value="45.3">
                <text:p>45.3</text:p>
              </table:table-cell>
              <table:table-cell office:value-type="float" office:value="20">
                <text:p>20</text:p>
              </table:table-cell>
              <table:table-cell office:value-type="float" office:value="31.4">
                <text:p>31.4</text:p>
              </table:table-cell>
              <table:table-cell office:value-type="float" office:value="20">
                <text:p>20</text:p>
              </table:table-cell>
              <table:table-cell office:value-type="float" office:value="15.3">
                <text:p>15.3</text:p>
              </table:table-cell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8.3">
                <text:p>68.3</text:p>
              </table:table-cell>
              <table:table-cell office:value-type="float" office:value="30">
                <text:p>30</text:p>
              </table:table-cell>
              <table:table-cell office:value-type="float" office:value="35.2">
                <text:p>35.2</text:p>
              </table:table-cell>
              <table:table-cell office:value-type="float" office:value="30">
                <text:p>30</text:p>
              </table:table-cell>
              <table:table-cell office:value-type="float" office:value="17.4">
                <text:p>17.4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">
                <text:p>51.5</text:p>
              </table:table-cell>
              <table:table-cell office:value-type="float" office:value="50">
                <text:p>50</text:p>
              </table:table-cell>
              <table:table-cell office:value-type="float" office:value="21.7">
                <text:p>21.7</text:p>
              </table:table-cell>
              <table:table-cell office:value-type="float" office:value="50">
                <text:p>50</text:p>
              </table:table-cell>
              <table:table-cell office:value-type="float" office:value="3.9">
                <text:p>3.9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0.4">
                <text:p>50.4</text:p>
              </table:table-cell>
              <table:table-cell office:value-type="float" office:value="60">
                <text:p>60</text:p>
              </table:table-cell>
              <table:table-cell office:value-type="float" office:value="19.6">
                <text:p>19.6</text:p>
              </table:table-cell>
              <table:table-cell office:value-type="float" office:value="60">
                <text:p>60</text:p>
              </table:table-cell>
              <table:table-cell office:value-type="float" office:value="3.7">
                <text:p>3.7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8.7">
                <text:p>18.7</text:p>
              </table:table-cell>
              <table:table-cell office:value-type="float" office:value="70">
                <text:p>70</text:p>
              </table:table-cell>
              <table:table-cell office:value-type="float" office:value="5.6">
                <text:p>5.6</text:p>
              </table:table-cell>
              <table:table-cell office:value-type="float" office:value="70">
                <text:p>70</text:p>
              </table:table-cell>
              <table:table-cell office:value-type="float" office:value="1.1">
                <text:p>1.1</text:p>
              </table:table-cell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20.8">
                <text:p>20.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3.1">
                <text:p>3.1</text:p>
              </table:table-cell>
              <table:table-cell office:value-type="float" office:value="80">
                <text:p>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2.5">
                <text:p>62.5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20.8">
                <text:p>20.8</text:p>
              </table:table-cell>
              <table:table-cell office:value-type="float" office:value="90">
                <text:p>90</text:p>
              </table:table-cell>
              <table:table-cell office:value-type="float" office:value="14.2">
                <text:p>14.2</text:p>
              </table:table-cell>
              <table:table-cell office:value-type="float" office:value="90">
                <text:p>9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BB2:summary_10.BB10 summary_15.BB2:summary_15.BB10 summary_20.BB2:summary_20.BB10 summary_25.BB2:summary_25.BB10 summary_30.BB2:summary_30.BB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654cm" chart:style-name="ch6">
              <text:p>Neighbor Subsets (%)</text:p>
            </chart:title>
            <chart:grid chart:style-name="ch7" chart:class="major"/>
          </chart:axis>
          <chart:series chart:style-name="ch8" chart:values-cell-range-address="summary_10.BB2:summary_10.BB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BB2:summary_15.BB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BB2:summary_20.BB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BB2:summary_25.BB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BB2:summary_30.BB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0">
                <text:p>40</text:p>
                <draw:g>
                  <svg:desc>summary_10.BB2:summary_10.BB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9.4">
                <text:p>49.4</text:p>
                <draw:g>
                  <svg:desc>summary_15.BB2:summary_15.B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67.4">
                <text:p>67.4</text:p>
                <draw:g>
                  <svg:desc>summary_20.BB2:summary_20.BB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82.8">
                <text:p>82.8</text:p>
                <draw:g>
                  <svg:desc>summary_25.BB2:summary_25.B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76.5">
                <text:p>76.5</text:p>
                <draw:g>
                  <svg:desc>summary_30.BB2:summary_30.B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70.3">
                <text:p>70.3</text:p>
              </table:table-cell>
              <table:table-cell office:value-type="float" office:value="20">
                <text:p>20</text:p>
              </table:table-cell>
              <table:table-cell office:value-type="float" office:value="70.1">
                <text:p>70.1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3.2">
                <text:p>63.2</text:p>
              </table:table-cell>
              <table:table-cell office:value-type="float" office:value="30">
                <text:p>30</text:p>
              </table:table-cell>
              <table:table-cell office:value-type="float" office:value="71.3">
                <text:p>71.3</text:p>
              </table:table-cell>
              <table:table-cell office:value-type="float" office:value="30">
                <text:p>30</text:p>
              </table:table-cell>
              <table:table-cell office:value-type="float" office:value="67.2">
                <text:p>67.2</text:p>
              </table:table-cell>
              <table:table-cell office:value-type="float" office:value="30">
                <text:p>30</text:p>
              </table:table-cell>
              <table:table-cell office:value-type="float" office:value="55.8">
                <text:p>55.8</text:p>
              </table:table-cell>
              <table:table-cell office:value-type="float" office:value="30">
                <text:p>3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5.7">
                <text:p>75.7</text:p>
              </table:table-cell>
              <table:table-cell office:value-type="float" office:value="40">
                <text:p>40</text:p>
              </table:table-cell>
              <table:table-cell office:value-type="float" office:value="72.8">
                <text:p>72.8</text:p>
              </table:table-cell>
              <table:table-cell office:value-type="float" office:value="40">
                <text:p>40</text:p>
              </table:table-cell>
              <table:table-cell office:value-type="float" office:value="63.6">
                <text:p>63.6</text:p>
              </table:table-cell>
              <table:table-cell office:value-type="float" office:value="40">
                <text:p>40</text:p>
              </table:table-cell>
              <table:table-cell office:value-type="float" office:value="56.2">
                <text:p>56.2</text:p>
              </table:table-cell>
              <table:table-cell office:value-type="float" office:value="40">
                <text:p>4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4.6">
                <text:p>84.6</text:p>
              </table:table-cell>
              <table:table-cell office:value-type="float" office:value="50">
                <text:p>50</text:p>
              </table:table-cell>
              <table:table-cell office:value-type="float" office:value="73.8">
                <text:p>73.8</text:p>
              </table:table-cell>
              <table:table-cell office:value-type="float" office:value="50">
                <text:p>50</text:p>
              </table:table-cell>
              <table:table-cell office:value-type="float" office:value="64.1">
                <text:p>64.1</text:p>
              </table:table-cell>
              <table:table-cell office:value-type="float" office:value="50">
                <text:p>50</text:p>
              </table:table-cell>
              <table:table-cell office:value-type="float" office:value="58.7">
                <text:p>58.7</text:p>
              </table:table-cell>
              <table:table-cell office:value-type="float" office:value="50">
                <text:p>5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0.4">
                <text:p>80.4</text:p>
              </table:table-cell>
              <table:table-cell office:value-type="float" office:value="60">
                <text:p>60</text:p>
              </table:table-cell>
              <table:table-cell office:value-type="float" office:value="75.6">
                <text:p>75.6</text:p>
              </table:table-cell>
              <table:table-cell office:value-type="float" office:value="60">
                <text:p>60</text:p>
              </table:table-cell>
              <table:table-cell office:value-type="float" office:value="65.7">
                <text:p>65.7</text:p>
              </table:table-cell>
              <table:table-cell office:value-type="float" office:value="60">
                <text:p>60</text:p>
              </table:table-cell>
              <table:table-cell office:value-type="float" office:value="60.9">
                <text:p>60.9</text:p>
              </table:table-cell>
              <table:table-cell office:value-type="float" office:value="60">
                <text:p>60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5.4">
                <text:p>85.4</text:p>
              </table:table-cell>
              <table:table-cell office:value-type="float" office:value="70">
                <text:p>70</text:p>
              </table:table-cell>
              <table:table-cell office:value-type="float" office:value="78.6">
                <text:p>78.6</text:p>
              </table:table-cell>
              <table:table-cell office:value-type="float" office:value="70">
                <text:p>70</text:p>
              </table:table-cell>
              <table:table-cell office:value-type="float" office:value="71.3">
                <text:p>71.3</text:p>
              </table:table-cell>
              <table:table-cell office:value-type="float" office:value="70">
                <text:p>70</text:p>
              </table:table-cell>
              <table:table-cell office:value-type="float" office:value="64.7">
                <text:p>64.7</text:p>
              </table:table-cell>
              <table:table-cell office:value-type="float" office:value="70">
                <text:p>7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4.3">
                <text:p>84.3</text:p>
              </table:table-cell>
              <table:table-cell office:value-type="float" office:value="80">
                <text:p>80</text:p>
              </table:table-cell>
              <table:table-cell office:value-type="float" office:value="85.1">
                <text:p>85.1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4.1">
                <text:p>74.1</text:p>
              </table:table-cell>
              <table:table-cell office:value-type="float" office:value="80">
                <text:p>8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6.7">
                <text:p>66.7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86.1">
                <text:p>86.1</text:p>
              </table:table-cell>
              <table:table-cell office:value-type="float" office:value="90">
                <text:p>90</text:p>
              </table:table-cell>
              <table:table-cell office:value-type="float" office:value="90.4">
                <text:p>90.4</text:p>
              </table:table-cell>
              <table:table-cell office:value-type="float" office:value="90">
                <text:p>90</text:p>
              </table:table-cell>
              <table:table-cell office:value-type="float" office:value="85.6">
                <text:p>8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BE2:summary_10.BE10 summary_15.BE2:summary_15.BE10 summary_20.BE2:summary_20.BE10 summary_25.BE2:summary_25.BE10 summary_30.BE2:summary_30.BE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813cm" chart:style-name="ch6">
              <text:p>Common Neighbors (%)</text:p>
            </chart:title>
            <chart:grid chart:style-name="ch7" chart:class="major"/>
          </chart:axis>
          <chart:series chart:style-name="ch8" chart:values-cell-range-address="summary_10.BE2:summary_10.BE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BE2:summary_15.BE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BE2:summary_20.BE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BE2:summary_25.BE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BE2:summary_30.BE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00">
                <text:p>100</text:p>
                <draw:g>
                  <svg:desc>summary_10.BE2:summary_10.BE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100">
                <text:p>100</text:p>
                <draw:g>
                  <svg:desc>summary_15.BE2:summary_15.BE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100">
                <text:p>100</text:p>
                <draw:g>
                  <svg:desc>summary_20.BE2:summary_20.BE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7.7">
                <text:p>97.7</text:p>
                <draw:g>
                  <svg:desc>summary_25.BE2:summary_25.BE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35">
                <text:p>35</text:p>
                <draw:g>
                  <svg:desc>summary_30.BE2:summary_30.B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7.1">
                <text:p>97.1</text:p>
              </table:table-cell>
              <table:table-cell office:value-type="float" office:value="20">
                <text:p>20</text:p>
              </table:table-cell>
              <table:table-cell office:value-type="float" office:value="57.8">
                <text:p>57.8</text:p>
              </table:table-cell>
              <table:table-cell office:value-type="float" office:value="20">
                <text:p>20</text:p>
              </table:table-cell>
              <table:table-cell office:value-type="float" office:value="11.4">
                <text:p>11.4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1.4">
                <text:p>71.4</text:p>
              </table:table-cell>
              <table:table-cell office:value-type="float" office:value="30">
                <text:p>30</text:p>
              </table:table-cell>
              <table:table-cell office:value-type="float" office:value="14.8">
                <text:p>14.8</text:p>
              </table:table-cell>
              <table:table-cell office:value-type="float" office:value="30">
                <text:p>30</text:p>
              </table:table-cell>
              <table:table-cell office:value-type="float" office:value="1.7">
                <text:p>1.7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8.2">
                <text:p>18.2</text:p>
              </table:table-cell>
              <table:table-cell office:value-type="float" office:value="40">
                <text:p>40</text:p>
              </table:table-cell>
              <table:table-cell office:value-type="float" office:value="3.8">
                <text:p>3.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.2">
                <text:p>20.2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BH2:summary_10.BH10 summary_15.BH2:summary_15.BH10 summary_20.BH2:summary_20.BH10 summary_25.BH2:summary_25.BH10 summary_30.BH2:summary_30.BH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058cm" chart:style-name="ch6">
              <text:p>Bounding (%)</text:p>
            </chart:title>
            <chart:grid chart:style-name="ch7" chart:class="major"/>
          </chart:axis>
          <chart:series chart:style-name="ch8" chart:values-cell-range-address="summary_10.BH2:summary_10.BH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BH2:summary_15.BH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BH2:summary_20.BH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BH2:summary_25.BH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BH2:summary_30.BH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">
                <text:p>0</text:p>
                <draw:g>
                  <svg:desc>summary_10.BH2:summary_10.BH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">
                <text:p>0</text:p>
                <draw:g>
                  <svg:desc>summary_15.BH2:summary_15.BH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">
                <text:p>0</text:p>
                <draw:g>
                  <svg:desc>summary_20.BH2:summary_20.BH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61.5">
                <text:p>61.5</text:p>
                <draw:g>
                  <svg:desc>summary_25.BH2:summary_25.BH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2.7">
                <text:p>52.7</text:p>
                <draw:g>
                  <svg:desc>summary_30.BH2:summary_30.B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3.7">
                <text:p>53.7</text:p>
              </table:table-cell>
              <table:table-cell office:value-type="float" office:value="20">
                <text:p>20</text:p>
              </table:table-cell>
              <table:table-cell office:value-type="float" office:value="58.5">
                <text:p>58.5</text:p>
              </table:table-cell>
              <table:table-cell office:value-type="float" office:value="20">
                <text:p>20</text:p>
              </table:table-cell>
              <table:table-cell office:value-type="float" office:value="60.2">
                <text:p>60.2</text:p>
              </table:table-cell>
              <table:table-cell office:value-type="float" office:value="20">
                <text:p>2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60.4">
                <text:p>60.4</text:p>
              </table:table-cell>
              <table:table-cell office:value-type="float" office:value="30">
                <text:p>30</text:p>
              </table:table-cell>
              <table:table-cell office:value-type="float" office:value="48.2">
                <text:p>48.2</text:p>
              </table:table-cell>
              <table:table-cell office:value-type="float" office:value="30">
                <text:p>30</text:p>
              </table:table-cell>
              <table:table-cell office:value-type="float" office:value="47.6">
                <text:p>47.6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6.4">
                <text:p>36.4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  <table:table-cell office:value-type="float" office:value="40">
                <text:p>40</text:p>
              </table:table-cell>
              <table:table-cell office:value-type="float" office:value="45.6">
                <text:p>45.6</text:p>
              </table:table-cell>
              <table:table-cell office:value-type="float" office:value="40">
                <text:p>40</text:p>
              </table:table-cell>
              <table:table-cell office:value-type="float" office:value="47.2">
                <text:p>47.2</text:p>
              </table:table-cell>
              <table:table-cell office:value-type="float" office:value="40">
                <text:p>4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2.3">
                <text:p>42.3</text:p>
              </table:table-cell>
              <table:table-cell office:value-type="float" office:value="50">
                <text:p>50</text:p>
              </table:table-cell>
              <table:table-cell office:value-type="float" office:value="42.2">
                <text:p>42.2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35.5">
                <text:p>35.5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  <table:table-cell office:value-type="float" office:value="60">
                <text:p>6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.9">
                <text:p>16.9</text:p>
              </table:table-cell>
              <table:table-cell office:value-type="float" office:value="70">
                <text:p>70</text:p>
              </table:table-cell>
              <table:table-cell office:value-type="float" office:value="27.8">
                <text:p>27.8</text:p>
              </table:table-cell>
              <table:table-cell office:value-type="float" office:value="70">
                <text:p>70</text:p>
              </table:table-cell>
              <table:table-cell office:value-type="float" office:value="34.3">
                <text:p>34.3</text:p>
              </table:table-cell>
              <table:table-cell office:value-type="float" office:value="70">
                <text:p>70</text:p>
              </table:table-cell>
              <table:table-cell office:value-type="float" office:value="42.3">
                <text:p>42.3</text:p>
              </table:table-cell>
              <table:table-cell office:value-type="float" office:value="70">
                <text:p>7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.3">
                <text:p>6.3</text:p>
              </table:table-cell>
              <table:table-cell office:value-type="float" office:value="80">
                <text:p>80</text:p>
              </table:table-cell>
              <table:table-cell office:value-type="float" office:value="23.7">
                <text:p>23.7</text:p>
              </table:table-cell>
              <table:table-cell office:value-type="float" office:value="80">
                <text:p>80</text:p>
              </table:table-cell>
              <table:table-cell office:value-type="float" office:value="34.3">
                <text:p>34.3</text:p>
              </table:table-cell>
              <table:table-cell office:value-type="float" office:value="80">
                <text:p>80</text:p>
              </table:table-cell>
              <table:table-cell office:value-type="float" office:value="34.8">
                <text:p>34.8</text:p>
              </table:table-cell>
              <table:table-cell office:value-type="float" office:value="80">
                <text:p>8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6.7">
                <text:p>16.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.3">
                <text:p>7.3</text:p>
              </table:table-cell>
              <table:table-cell office:value-type="float" office:value="90">
                <text:p>90</text:p>
              </table:table-cell>
              <table:table-cell office:value-type="float" office:value="17.4">
                <text:p>17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